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center" style:justify-single-word="false"/>
      <style:text-properties fo:language="ru" fo:country="RU" officeooo:paragraph-rsid="02b00aac"/>
    </style:style>
    <style:style style:name="P3" style:family="paragraph" style:parent-style-name="Text_20_body">
      <style:paragraph-properties fo:text-align="center" style:justify-single-word="false"/>
      <style:text-properties fo:language="ru" fo:country="RU" officeooo:paragraph-rsid="02d5aacc"/>
    </style:style>
    <style:style style:name="P4" style:family="paragraph" style:parent-style-name="Text_20_body">
      <style:paragraph-properties fo:text-align="end" style:justify-single-word="false"/>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7"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1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4"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5"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7"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21"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22"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2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9"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30"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32"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34" style:family="paragraph" style:parent-style-name="Standard">
      <style:paragraph-properties fo:text-align="justify" style:justify-single-word="false"/>
      <style:text-properties fo:language="ru" fo:country="RU" fo:font-style="italic" style:font-style-asian="italic" style:font-style-complex="italic"/>
    </style:style>
    <style:style style:name="P35"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6"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7"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8"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9"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40"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44" style:family="paragraph" style:parent-style-name="Text_20_body">
      <style:paragraph-properties fo:text-align="center" style:justify-single-word="false"/>
      <style:text-properties fo:language="ru" fo:country="RU" fo:font-style="italic" style:font-style-asian="italic" style:font-style-complex="italic"/>
    </style:style>
    <style:style style:name="P45"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46"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8"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49"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52"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55"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61"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62"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63"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64"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65"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66"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7"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68" style:family="paragraph" style:parent-style-name="Text_20_body">
      <style:paragraph-properties fo:text-align="justify" style:justify-single-word="false"/>
      <style:text-properties fo:language="ru" fo:country="RU" fo:background-color="#ffff00"/>
    </style:style>
    <style:style style:name="P69" style:family="paragraph" style:parent-style-name="Text_20_body">
      <style:paragraph-properties fo:text-align="justify" style:justify-single-word="false" fo:text-indent="0.1965in" style:auto-text-indent="false"/>
      <style:text-properties fo:language="ru" fo:country="RU" fo:background-color="#ffff00"/>
    </style:style>
    <style:style style:name="P70" style:family="paragraph" style:parent-style-name="Text_20_body">
      <style:paragraph-properties fo:text-align="justify" style:justify-single-word="false"/>
      <style:text-properties fo:language="ru" fo:country="RU" officeooo:paragraph-rsid="02b5eea8" fo:background-color="#ffff00"/>
    </style:style>
    <style:style style:name="P71" style:family="paragraph" style:parent-style-name="Text_20_body">
      <style:paragraph-properties fo:text-align="center" style:justify-single-word="false"/>
      <style:text-properties fo:language="ru" fo:country="RU" fo:background-color="#ffff00"/>
    </style:style>
    <style:style style:name="P72" style:family="paragraph" style:parent-style-name="Text_20_body">
      <style:text-properties fo:language="ru" fo:country="RU" fo:background-color="#ffff00"/>
    </style:style>
    <style:style style:name="P73" style:family="paragraph" style:parent-style-name="Text_20_body">
      <style:paragraph-properties fo:text-align="justify" style:justify-single-word="false"/>
      <style:text-properties fo:language="ru" fo:country="RU"/>
    </style:style>
    <style:style style:name="P74" style:family="paragraph" style:parent-style-name="Text_20_body">
      <style:paragraph-properties fo:margin-left="2.4618in" fo:text-align="justify" style:justify-single-word="false">
        <style:tab-stops/>
      </style:paragraph-properties>
      <style:text-properties fo:language="ru" fo:country="RU"/>
    </style:style>
    <style:style style:name="P75" style:family="paragraph" style:parent-style-name="Text_20_body">
      <style:paragraph-properties fo:text-align="justify" style:justify-single-word="false">
        <style:tab-stops/>
      </style:paragraph-properties>
      <style:text-properties fo:language="ru" fo:country="RU"/>
    </style:style>
    <style:style style:name="P76" style:family="paragraph" style:parent-style-name="Text_20_body">
      <style:paragraph-properties fo:text-align="justify" style:justify-single-word="false"/>
      <style:text-properties fo:language="ru" fo:country="RU" officeooo:paragraph-rsid="012117db"/>
    </style:style>
    <style:style style:name="P77" style:family="paragraph" style:parent-style-name="Text_20_body">
      <style:paragraph-properties fo:text-align="justify" style:justify-single-word="false"/>
      <style:text-properties fo:language="ru" fo:country="RU" officeooo:paragraph-rsid="012ad6ce"/>
    </style:style>
    <style:style style:name="P78" style:family="paragraph" style:parent-style-name="Text_20_body">
      <style:paragraph-properties fo:text-align="justify" style:justify-single-word="false"/>
      <style:text-properties fo:language="ru" fo:country="RU" officeooo:paragraph-rsid="00e54b69"/>
    </style:style>
    <style:style style:name="P79" style:family="paragraph" style:parent-style-name="Text_20_body">
      <style:paragraph-properties fo:text-align="justify" style:justify-single-word="false"/>
      <style:text-properties fo:language="ru" fo:country="RU" officeooo:paragraph-rsid="013ee979"/>
    </style:style>
    <style:style style:name="P80" style:family="paragraph" style:parent-style-name="Text_20_body">
      <style:paragraph-properties fo:text-align="justify" style:justify-single-word="false"/>
      <style:text-properties fo:language="ru" fo:country="RU" officeooo:paragraph-rsid="014263d4"/>
    </style:style>
    <style:style style:name="P81" style:family="paragraph" style:parent-style-name="Text_20_body">
      <style:paragraph-properties fo:text-align="justify" style:justify-single-word="false"/>
      <style:text-properties fo:language="ru" fo:country="RU" officeooo:paragraph-rsid="01447f41"/>
    </style:style>
    <style:style style:name="P82" style:family="paragraph" style:parent-style-name="Text_20_body">
      <style:paragraph-properties fo:text-align="justify" style:justify-single-word="false"/>
      <style:text-properties fo:language="ru" fo:country="RU" officeooo:paragraph-rsid="0145a802"/>
    </style:style>
    <style:style style:name="P83" style:family="paragraph" style:parent-style-name="Text_20_body">
      <style:paragraph-properties fo:text-align="justify" style:justify-single-word="false"/>
      <style:text-properties fo:language="ru" fo:country="RU" officeooo:paragraph-rsid="014674be"/>
    </style:style>
    <style:style style:name="P84" style:family="paragraph" style:parent-style-name="Text_20_body">
      <style:paragraph-properties fo:text-align="justify" style:justify-single-word="false"/>
      <style:text-properties fo:language="ru" fo:country="RU" officeooo:paragraph-rsid="00189af1"/>
    </style:style>
    <style:style style:name="P85" style:family="paragraph" style:parent-style-name="Text_20_body">
      <style:paragraph-properties fo:text-align="justify" style:justify-single-word="false"/>
      <style:text-properties fo:language="ru" fo:country="RU" officeooo:paragraph-rsid="01497b7f"/>
    </style:style>
    <style:style style:name="P86" style:family="paragraph" style:parent-style-name="Text_20_body">
      <style:paragraph-properties fo:text-align="justify" style:justify-single-word="false"/>
      <style:text-properties fo:language="ru" fo:country="RU" officeooo:paragraph-rsid="0019451a"/>
    </style:style>
    <style:style style:name="P87" style:family="paragraph" style:parent-style-name="Text_20_body">
      <style:paragraph-properties fo:text-align="justify" style:justify-single-word="false"/>
      <style:text-properties fo:language="ru" fo:country="RU" officeooo:paragraph-rsid="014c0632"/>
    </style:style>
    <style:style style:name="P88" style:family="paragraph" style:parent-style-name="Text_20_body">
      <style:paragraph-properties fo:text-align="justify" style:justify-single-word="false"/>
      <style:text-properties fo:language="ru" fo:country="RU" officeooo:paragraph-rsid="001bd968"/>
    </style:style>
    <style:style style:name="P89" style:family="paragraph" style:parent-style-name="Text_20_body">
      <style:paragraph-properties fo:text-align="justify" style:justify-single-word="false"/>
      <style:text-properties fo:language="ru" fo:country="RU" officeooo:paragraph-rsid="001d3aa6"/>
    </style:style>
    <style:style style:name="P90" style:family="paragraph" style:parent-style-name="Text_20_body">
      <style:paragraph-properties fo:text-align="justify" style:justify-single-word="false"/>
      <style:text-properties fo:language="ru" fo:country="RU" officeooo:paragraph-rsid="014f426b"/>
    </style:style>
    <style:style style:name="P91" style:family="paragraph" style:parent-style-name="Text_20_body">
      <style:paragraph-properties fo:text-align="justify" style:justify-single-word="false"/>
      <style:text-properties fo:language="ru" fo:country="RU" officeooo:paragraph-rsid="014fe71d"/>
    </style:style>
    <style:style style:name="P92" style:family="paragraph" style:parent-style-name="Text_20_body">
      <style:paragraph-properties fo:text-align="justify" style:justify-single-word="false"/>
      <style:text-properties fo:language="ru" fo:country="RU" officeooo:paragraph-rsid="002daf1c"/>
    </style:style>
    <style:style style:name="P93" style:family="paragraph" style:parent-style-name="Text_20_body">
      <style:paragraph-properties fo:text-align="justify" style:justify-single-word="false"/>
      <style:text-properties fo:language="ru" fo:country="RU" officeooo:paragraph-rsid="00368471"/>
    </style:style>
    <style:style style:name="P94" style:family="paragraph" style:parent-style-name="Text_20_body">
      <style:paragraph-properties fo:text-align="justify" style:justify-single-word="false"/>
      <style:text-properties fo:language="ru" fo:country="RU" officeooo:paragraph-rsid="01665d6e"/>
    </style:style>
    <style:style style:name="P95" style:family="paragraph" style:parent-style-name="Text_20_body">
      <style:paragraph-properties fo:text-align="justify" style:justify-single-word="false"/>
      <style:text-properties fo:language="ru" fo:country="RU" officeooo:paragraph-rsid="003d3fd1"/>
    </style:style>
    <style:style style:name="P96" style:family="paragraph" style:parent-style-name="Text_20_body">
      <style:paragraph-properties fo:text-align="justify" style:justify-single-word="false"/>
      <style:text-properties fo:language="ru" fo:country="RU" officeooo:paragraph-rsid="003d44f6"/>
    </style:style>
    <style:style style:name="P97" style:family="paragraph" style:parent-style-name="Text_20_body">
      <style:paragraph-properties fo:text-align="justify" style:justify-single-word="false"/>
      <style:text-properties fo:language="ru" fo:country="RU" officeooo:paragraph-rsid="0169f80c"/>
    </style:style>
    <style:style style:name="P98" style:family="paragraph" style:parent-style-name="Text_20_body">
      <style:paragraph-properties fo:text-align="justify" style:justify-single-word="false"/>
      <style:text-properties fo:language="ru" fo:country="RU" officeooo:paragraph-rsid="003e4773"/>
    </style:style>
    <style:style style:name="P99" style:family="paragraph" style:parent-style-name="Text_20_body">
      <style:paragraph-properties fo:text-align="justify" style:justify-single-word="false"/>
      <style:text-properties fo:language="ru" fo:country="RU" officeooo:paragraph-rsid="0043bd67"/>
    </style:style>
    <style:style style:name="P100" style:family="paragraph" style:parent-style-name="Text_20_body">
      <style:paragraph-properties fo:text-align="justify" style:justify-single-word="false"/>
      <style:text-properties fo:language="ru" fo:country="RU" officeooo:paragraph-rsid="0043f448"/>
    </style:style>
    <style:style style:name="P101"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2" style:family="paragraph" style:parent-style-name="Text_20_body">
      <style:paragraph-properties fo:text-align="justify" style:justify-single-word="false"/>
      <style:text-properties fo:language="ru" fo:country="RU" officeooo:paragraph-rsid="003fa225"/>
    </style:style>
    <style:style style:name="P103" style:family="paragraph" style:parent-style-name="Text_20_body">
      <style:paragraph-properties fo:text-align="justify" style:justify-single-word="false"/>
      <style:text-properties fo:language="ru" fo:country="RU" officeooo:paragraph-rsid="016c4889"/>
    </style:style>
    <style:style style:name="P104" style:family="paragraph" style:parent-style-name="Text_20_body">
      <style:paragraph-properties fo:text-align="justify" style:justify-single-word="false"/>
      <style:text-properties fo:language="ru" fo:country="RU" officeooo:paragraph-rsid="005c8284"/>
    </style:style>
    <style:style style:name="P105" style:family="paragraph" style:parent-style-name="Text_20_body">
      <style:paragraph-properties fo:text-align="justify" style:justify-single-word="false"/>
      <style:text-properties fo:language="ru" fo:country="RU" officeooo:paragraph-rsid="005fce4e"/>
    </style:style>
    <style:style style:name="P106" style:family="paragraph" style:parent-style-name="Text_20_body">
      <style:paragraph-properties fo:text-align="justify" style:justify-single-word="false"/>
      <style:text-properties fo:language="ru" fo:country="RU" officeooo:paragraph-rsid="005df5be"/>
    </style:style>
    <style:style style:name="P107" style:family="paragraph" style:parent-style-name="Text_20_body">
      <style:paragraph-properties fo:text-align="justify" style:justify-single-word="false"/>
      <style:text-properties fo:language="ru" fo:country="RU" officeooo:paragraph-rsid="00604dd9"/>
    </style:style>
    <style:style style:name="P108" style:family="paragraph" style:parent-style-name="Text_20_body">
      <style:paragraph-properties fo:text-align="justify" style:justify-single-word="false"/>
      <style:text-properties fo:language="ru" fo:country="RU" officeooo:paragraph-rsid="01895e9a"/>
    </style:style>
    <style:style style:name="P109" style:family="paragraph" style:parent-style-name="Text_20_body">
      <style:paragraph-properties fo:text-align="justify" style:justify-single-word="false"/>
      <style:text-properties fo:language="ru" fo:country="RU" officeooo:paragraph-rsid="00672e1d"/>
    </style:style>
    <style:style style:name="P110" style:family="paragraph" style:parent-style-name="Text_20_body">
      <style:paragraph-properties fo:text-align="justify" style:justify-single-word="false"/>
      <style:text-properties fo:language="ru" fo:country="RU" officeooo:paragraph-rsid="018a2818"/>
    </style:style>
    <style:style style:name="P111" style:family="paragraph" style:parent-style-name="Text_20_body">
      <style:paragraph-properties fo:text-align="justify" style:justify-single-word="false"/>
      <style:text-properties fo:language="ru" fo:country="RU" officeooo:paragraph-rsid="019712b5"/>
    </style:style>
    <style:style style:name="P112" style:family="paragraph" style:parent-style-name="Text_20_body">
      <style:paragraph-properties fo:text-align="justify" style:justify-single-word="false"/>
      <style:text-properties fo:language="ru" fo:country="RU" officeooo:paragraph-rsid="0196a32c"/>
    </style:style>
    <style:style style:name="P113" style:family="paragraph" style:parent-style-name="Text_20_body">
      <style:paragraph-properties fo:text-align="justify" style:justify-single-word="false"/>
      <style:text-properties fo:language="ru" fo:country="RU" officeooo:paragraph-rsid="01bb21d4"/>
    </style:style>
    <style:style style:name="P114" style:family="paragraph" style:parent-style-name="Text_20_body">
      <style:paragraph-properties fo:text-align="justify" style:justify-single-word="false"/>
      <style:text-properties fo:language="ru" fo:country="RU" officeooo:paragraph-rsid="01cd5030"/>
    </style:style>
    <style:style style:name="P115" style:family="paragraph" style:parent-style-name="Text_20_body">
      <style:paragraph-properties fo:text-align="justify" style:justify-single-word="false"/>
      <style:text-properties fo:language="ru" fo:country="RU" officeooo:paragraph-rsid="019a01ec"/>
    </style:style>
    <style:style style:name="P116" style:family="paragraph" style:parent-style-name="Text_20_body">
      <style:paragraph-properties fo:text-align="justify" style:justify-single-word="false"/>
      <style:text-properties fo:language="ru" fo:country="RU" officeooo:paragraph-rsid="019b5cf0"/>
    </style:style>
    <style:style style:name="P117" style:family="paragraph" style:parent-style-name="Text_20_body">
      <style:paragraph-properties fo:text-align="justify" style:justify-single-word="false"/>
      <style:text-properties fo:language="ru" fo:country="RU" officeooo:paragraph-rsid="01a16269"/>
    </style:style>
    <style:style style:name="P118" style:family="paragraph" style:parent-style-name="Text_20_body">
      <style:paragraph-properties fo:text-align="justify" style:justify-single-word="false"/>
      <style:text-properties fo:language="ru" fo:country="RU" officeooo:paragraph-rsid="01d97945"/>
    </style:style>
    <style:style style:name="P119" style:family="paragraph" style:parent-style-name="Text_20_body">
      <style:paragraph-properties fo:text-align="justify" style:justify-single-word="false"/>
      <style:text-properties fo:language="ru" fo:country="RU" officeooo:paragraph-rsid="0219f04c"/>
    </style:style>
    <style:style style:name="P120" style:family="paragraph" style:parent-style-name="Text_20_body">
      <style:paragraph-properties fo:text-align="justify" style:justify-single-word="false"/>
      <style:text-properties fo:language="ru" fo:country="RU" officeooo:paragraph-rsid="021b8f2b"/>
    </style:style>
    <style:style style:name="P121" style:family="paragraph" style:parent-style-name="Standard">
      <style:paragraph-properties fo:text-align="justify" style:justify-single-word="false" fo:text-indent="0.1965in" style:auto-text-indent="false"/>
      <style:text-properties fo:language="ru" fo:country="RU"/>
    </style:style>
    <style:style style:name="P122" style:family="paragraph" style:parent-style-name="Text_20_body">
      <style:paragraph-properties fo:text-align="justify" style:justify-single-word="false" fo:text-indent="0.1965in" style:auto-text-indent="false"/>
      <style:text-properties fo:language="ru" fo:country="RU"/>
    </style:style>
    <style:style style:name="P123" style:family="paragraph" style:parent-style-name="Text_20_body">
      <style:paragraph-properties fo:text-align="justify" style:justify-single-word="false"/>
      <style:text-properties fo:language="ru" fo:country="RU" officeooo:paragraph-rsid="00ade673"/>
    </style:style>
    <style:style style:name="P124" style:family="paragraph" style:parent-style-name="Text_20_body">
      <style:paragraph-properties fo:text-align="justify" style:justify-single-word="false"/>
      <style:text-properties fo:language="ru" fo:country="RU" officeooo:paragraph-rsid="008fd466"/>
    </style:style>
    <style:style style:name="P125" style:family="paragraph" style:parent-style-name="Text_20_body">
      <style:paragraph-properties fo:text-align="justify" style:justify-single-word="false"/>
      <style:text-properties fo:language="ru" fo:country="RU" officeooo:paragraph-rsid="00c42bee"/>
    </style:style>
    <style:style style:name="P126" style:family="paragraph" style:parent-style-name="Text_20_body">
      <style:paragraph-properties fo:text-align="justify" style:justify-single-word="false"/>
      <style:text-properties fo:language="ru" fo:country="RU" officeooo:paragraph-rsid="00c55d43"/>
    </style:style>
    <style:style style:name="P127" style:family="paragraph" style:parent-style-name="Text_20_body">
      <style:paragraph-properties fo:text-align="justify" style:justify-single-word="false"/>
      <style:text-properties fo:language="ru" fo:country="RU" officeooo:paragraph-rsid="00c7853d"/>
    </style:style>
    <style:style style:name="P128" style:family="paragraph" style:parent-style-name="Text_20_body">
      <style:paragraph-properties fo:text-align="justify" style:justify-single-word="false"/>
      <style:text-properties fo:language="ru" fo:country="RU" officeooo:paragraph-rsid="00c9804a"/>
    </style:style>
    <style:style style:name="P129" style:family="paragraph" style:parent-style-name="Text_20_body">
      <style:paragraph-properties fo:text-align="justify" style:justify-single-word="false"/>
      <style:text-properties fo:language="ru" fo:country="RU" officeooo:paragraph-rsid="00c9df80"/>
    </style:style>
    <style:style style:name="P130" style:family="paragraph" style:parent-style-name="Text_20_body">
      <style:paragraph-properties fo:text-align="justify" style:justify-single-word="false"/>
      <style:text-properties fo:language="ru" fo:country="RU" officeooo:paragraph-rsid="00cf434c"/>
    </style:style>
    <style:style style:name="P131" style:family="paragraph" style:parent-style-name="Text_20_body">
      <style:paragraph-properties fo:text-align="justify" style:justify-single-word="false"/>
      <style:text-properties fo:language="ru" fo:country="RU" officeooo:paragraph-rsid="00d0e1ad"/>
    </style:style>
    <style:style style:name="P132" style:family="paragraph" style:parent-style-name="Text_20_body">
      <style:paragraph-properties fo:text-align="justify" style:justify-single-word="false"/>
      <style:text-properties fo:language="ru" fo:country="RU" officeooo:paragraph-rsid="00d2c268"/>
    </style:style>
    <style:style style:name="P133" style:family="paragraph" style:parent-style-name="Text_20_body">
      <style:paragraph-properties fo:text-align="justify" style:justify-single-word="false"/>
      <style:text-properties fo:language="ru" fo:country="RU" officeooo:paragraph-rsid="00d3f096"/>
    </style:style>
    <style:style style:name="P134" style:family="paragraph" style:parent-style-name="Text_20_body">
      <style:paragraph-properties fo:text-align="justify" style:justify-single-word="false"/>
      <style:text-properties fo:language="ru" fo:country="RU" officeooo:paragraph-rsid="00d3e2cb"/>
    </style:style>
    <style:style style:name="P135" style:family="paragraph" style:parent-style-name="Text_20_body">
      <style:paragraph-properties fo:text-align="justify" style:justify-single-word="false"/>
      <style:text-properties fo:language="ru" fo:country="RU" officeooo:paragraph-rsid="00d4e6e2"/>
    </style:style>
    <style:style style:name="P136" style:family="paragraph" style:parent-style-name="Text_20_body">
      <style:paragraph-properties fo:text-align="justify" style:justify-single-word="false"/>
      <style:text-properties fo:language="ru" fo:country="RU" officeooo:paragraph-rsid="00d5b7f7"/>
    </style:style>
    <style:style style:name="P137" style:family="paragraph" style:parent-style-name="Text_20_body">
      <style:paragraph-properties fo:text-align="justify" style:justify-single-word="false"/>
      <style:text-properties fo:language="ru" fo:country="RU" officeooo:paragraph-rsid="00d5de4b"/>
    </style:style>
    <style:style style:name="P138" style:family="paragraph" style:parent-style-name="Text_20_body">
      <style:paragraph-properties fo:text-align="justify" style:justify-single-word="false"/>
      <style:text-properties fo:language="ru" fo:country="RU" officeooo:paragraph-rsid="00d66c4c"/>
    </style:style>
    <style:style style:name="P139" style:family="paragraph" style:parent-style-name="Text_20_body">
      <style:paragraph-properties fo:text-align="justify" style:justify-single-word="false"/>
      <style:text-properties fo:language="ru" fo:country="RU" officeooo:paragraph-rsid="00d67e1b"/>
    </style:style>
    <style:style style:name="P140" style:family="paragraph" style:parent-style-name="Text_20_body">
      <style:paragraph-properties fo:text-align="justify" style:justify-single-word="false"/>
      <style:text-properties fo:language="ru" fo:country="RU" officeooo:paragraph-rsid="00d92365"/>
    </style:style>
    <style:style style:name="P141" style:family="paragraph" style:parent-style-name="Text_20_body">
      <style:paragraph-properties fo:text-align="justify" style:justify-single-word="false"/>
      <style:text-properties fo:language="ru" fo:country="RU" officeooo:paragraph-rsid="00dab151"/>
    </style:style>
    <style:style style:name="P142" style:family="paragraph" style:parent-style-name="Text_20_body">
      <style:paragraph-properties fo:text-align="justify" style:justify-single-word="false"/>
      <style:text-properties fo:language="ru" fo:country="RU" officeooo:paragraph-rsid="00dcffd1"/>
    </style:style>
    <style:style style:name="P143" style:family="paragraph" style:parent-style-name="Text_20_body">
      <style:paragraph-properties fo:text-align="justify" style:justify-single-word="false"/>
      <style:text-properties fo:language="ru" fo:country="RU" officeooo:paragraph-rsid="00dd0704"/>
    </style:style>
    <style:style style:name="P144" style:family="paragraph" style:parent-style-name="Text_20_body">
      <style:paragraph-properties fo:text-align="justify" style:justify-single-word="false"/>
      <style:text-properties fo:language="ru" fo:country="RU" officeooo:paragraph-rsid="00deb913"/>
    </style:style>
    <style:style style:name="P145" style:family="paragraph" style:parent-style-name="Text_20_body">
      <style:paragraph-properties fo:text-align="justify" style:justify-single-word="false"/>
      <style:text-properties fo:language="ru" fo:country="RU" officeooo:paragraph-rsid="00df28e8"/>
    </style:style>
    <style:style style:name="P146" style:family="paragraph" style:parent-style-name="Text_20_body">
      <style:paragraph-properties fo:text-align="justify" style:justify-single-word="false"/>
      <style:text-properties fo:language="ru" fo:country="RU" officeooo:paragraph-rsid="00dfe376"/>
    </style:style>
    <style:style style:name="P147" style:family="paragraph" style:parent-style-name="Text_20_body">
      <style:paragraph-properties fo:text-align="justify" style:justify-single-word="false"/>
      <style:text-properties fo:language="ru" fo:country="RU" officeooo:paragraph-rsid="00e42614"/>
    </style:style>
    <style:style style:name="P148" style:family="paragraph" style:parent-style-name="Text_20_body">
      <style:paragraph-properties fo:text-align="justify" style:justify-single-word="false"/>
      <style:text-properties fo:language="ru" fo:country="RU" officeooo:paragraph-rsid="00e6945b"/>
    </style:style>
    <style:style style:name="P149" style:family="paragraph" style:parent-style-name="Text_20_body">
      <style:paragraph-properties fo:text-align="justify" style:justify-single-word="false"/>
      <style:text-properties fo:language="ru" fo:country="RU" officeooo:paragraph-rsid="00e8e4e5"/>
    </style:style>
    <style:style style:name="P150" style:family="paragraph" style:parent-style-name="Text_20_body">
      <style:paragraph-properties fo:text-align="justify" style:justify-single-word="false"/>
      <style:text-properties fo:language="ru" fo:country="RU" officeooo:paragraph-rsid="010a7c81"/>
    </style:style>
    <style:style style:name="P151" style:family="paragraph" style:parent-style-name="Text_20_body">
      <style:paragraph-properties fo:text-align="justify" style:justify-single-word="false"/>
      <style:text-properties fo:language="ru" fo:country="RU" officeooo:paragraph-rsid="010b2c97"/>
    </style:style>
    <style:style style:name="P152" style:family="paragraph" style:parent-style-name="Text_20_body">
      <style:paragraph-properties fo:text-align="justify" style:justify-single-word="false"/>
      <style:text-properties fo:language="ru" fo:country="RU" officeooo:paragraph-rsid="0112548e"/>
    </style:style>
    <style:style style:name="P153" style:family="paragraph" style:parent-style-name="Text_20_body">
      <style:paragraph-properties fo:text-align="justify" style:justify-single-word="false"/>
      <style:text-properties fo:language="ru" fo:country="RU" officeooo:paragraph-rsid="01137adc"/>
    </style:style>
    <style:style style:name="P154" style:family="paragraph" style:parent-style-name="Text_20_body">
      <style:paragraph-properties fo:text-align="justify" style:justify-single-word="false"/>
      <style:text-properties fo:language="ru" fo:country="RU" officeooo:paragraph-rsid="020705e3"/>
    </style:style>
    <style:style style:name="P155" style:family="paragraph" style:parent-style-name="Text_20_body">
      <style:paragraph-properties fo:text-align="justify" style:justify-single-word="false"/>
      <style:text-properties fo:language="ru" fo:country="RU" officeooo:paragraph-rsid="025ffc1f"/>
    </style:style>
    <style:style style:name="P156" style:family="paragraph" style:parent-style-name="Text_20_body">
      <style:paragraph-properties fo:text-align="justify" style:justify-single-word="false"/>
      <style:text-properties fo:language="ru" fo:country="RU" officeooo:paragraph-rsid="0268a832"/>
    </style:style>
    <style:style style:name="P157" style:family="paragraph" style:parent-style-name="Text_20_body">
      <style:paragraph-properties fo:text-align="justify" style:justify-single-word="false"/>
      <style:text-properties fo:language="ru" fo:country="RU" officeooo:paragraph-rsid="026b0601"/>
    </style:style>
    <style:style style:name="P158" style:family="paragraph" style:parent-style-name="Text_20_body">
      <style:paragraph-properties fo:text-align="justify" style:justify-single-word="false"/>
      <style:text-properties fo:language="ru" fo:country="RU" officeooo:paragraph-rsid="026be3b6"/>
    </style:style>
    <style:style style:name="P159" style:family="paragraph" style:parent-style-name="Text_20_body">
      <style:paragraph-properties fo:text-align="justify" style:justify-single-word="false"/>
      <style:text-properties fo:language="ru" fo:country="RU" officeooo:paragraph-rsid="026f3e58"/>
    </style:style>
    <style:style style:name="P160" style:family="paragraph" style:parent-style-name="Text_20_body">
      <style:paragraph-properties fo:text-align="justify" style:justify-single-word="false"/>
      <style:text-properties fo:language="ru" fo:country="RU" officeooo:paragraph-rsid="02713c70"/>
    </style:style>
    <style:style style:name="P161" style:family="paragraph" style:parent-style-name="Text_20_body">
      <style:paragraph-properties fo:text-align="justify" style:justify-single-word="false"/>
      <style:text-properties fo:language="ru" fo:country="RU" officeooo:paragraph-rsid="028318e7"/>
    </style:style>
    <style:style style:name="P162" style:family="paragraph" style:parent-style-name="Text_20_body">
      <style:paragraph-properties fo:text-align="justify" style:justify-single-word="false"/>
      <style:text-properties fo:language="ru" fo:country="RU" officeooo:paragraph-rsid="029c35f6"/>
    </style:style>
    <style:style style:name="P163" style:family="paragraph" style:parent-style-name="Text_20_body">
      <style:paragraph-properties fo:text-align="justify" style:justify-single-word="false"/>
      <style:text-properties fo:language="ru" fo:country="RU" officeooo:paragraph-rsid="02ab6d3c"/>
    </style:style>
    <style:style style:name="P164" style:family="paragraph" style:parent-style-name="Text_20_body">
      <style:paragraph-properties fo:text-align="justify" style:justify-single-word="false"/>
      <style:text-properties fo:language="ru" fo:country="RU" officeooo:paragraph-rsid="02ae57dd"/>
    </style:style>
    <style:style style:name="P165" style:family="paragraph" style:parent-style-name="Text_20_body">
      <style:paragraph-properties fo:text-align="justify" style:justify-single-word="false"/>
      <style:text-properties fo:language="ru" fo:country="RU" officeooo:paragraph-rsid="02b00aac"/>
    </style:style>
    <style:style style:name="P166" style:family="paragraph" style:parent-style-name="Text_20_body">
      <style:paragraph-properties fo:text-align="justify" style:justify-single-word="false"/>
      <style:text-properties fo:language="ru" fo:country="RU" officeooo:paragraph-rsid="02b02c21"/>
    </style:style>
    <style:style style:name="P167" style:family="paragraph" style:parent-style-name="Text_20_body">
      <style:paragraph-properties fo:text-align="justify" style:justify-single-word="false"/>
      <style:text-properties fo:language="ru" fo:country="RU" officeooo:paragraph-rsid="02b1cad3"/>
    </style:style>
    <style:style style:name="P168" style:family="paragraph" style:parent-style-name="Text_20_body">
      <style:paragraph-properties fo:text-align="justify" style:justify-single-word="false"/>
      <style:text-properties fo:language="ru" fo:country="RU" officeooo:paragraph-rsid="02b282a9"/>
    </style:style>
    <style:style style:name="P169" style:family="paragraph" style:parent-style-name="Text_20_body">
      <style:paragraph-properties fo:text-align="justify" style:justify-single-word="false"/>
      <style:text-properties fo:language="ru" fo:country="RU" officeooo:paragraph-rsid="02c8818e"/>
    </style:style>
    <style:style style:name="P170" style:family="paragraph" style:parent-style-name="Text_20_body">
      <style:paragraph-properties fo:text-align="justify" style:justify-single-word="false"/>
      <style:text-properties fo:language="ru" fo:country="RU" officeooo:paragraph-rsid="02d35170"/>
    </style:style>
    <style:style style:name="P171" style:family="paragraph" style:parent-style-name="Text_20_body">
      <style:paragraph-properties fo:text-align="justify" style:justify-single-word="false"/>
      <style:text-properties fo:language="ru" fo:country="RU" officeooo:paragraph-rsid="02d5aacc"/>
    </style:style>
    <style:style style:name="P172" style:family="paragraph" style:parent-style-name="Text_20_body">
      <style:paragraph-properties fo:text-align="justify" style:justify-single-word="false"/>
      <style:text-properties fo:language="ru" fo:country="RU" officeooo:paragraph-rsid="02dfa2bc"/>
    </style:style>
    <style:style style:name="P173" style:family="paragraph" style:parent-style-name="Text_20_body">
      <style:text-properties fo:language="ru" fo:country="RU"/>
    </style:style>
    <style:style style:name="P174" style:family="paragraph" style:parent-style-name="Footnote">
      <style:text-properties fo:language="ru" fo:country="RU" officeooo:rsid="012843b3" officeooo:paragraph-rsid="012843b3"/>
    </style:style>
    <style:style style:name="P175" style:family="paragraph" style:parent-style-name="Footnote">
      <style:text-properties fo:language="ru" fo:country="RU" officeooo:rsid="012d630f" officeooo:paragraph-rsid="012d630f"/>
    </style:style>
    <style:style style:name="P176" style:family="paragraph" style:parent-style-name="Footnote">
      <style:text-properties fo:language="ru" fo:country="RU" officeooo:rsid="012e87a7" officeooo:paragraph-rsid="012e87a7"/>
    </style:style>
    <style:style style:name="P177" style:family="paragraph" style:parent-style-name="Text_20_body">
      <style:paragraph-properties fo:text-align="justify" style:justify-single-word="false"/>
      <style:text-properties fo:language="ru" fo:country="RU" fo:background-color="#00ccff"/>
    </style:style>
    <style:style style:name="P178" style:family="paragraph" style:parent-style-name="Text_20_body">
      <style:paragraph-properties fo:text-align="justify" style:justify-single-word="false"/>
      <style:text-properties fo:language="ru" fo:country="RU" fo:background-color="#ffffff"/>
    </style:style>
    <style:style style:name="P179" style:family="paragraph" style:parent-style-name="Quotations">
      <style:text-properties fo:language="ru" fo:country="RU"/>
    </style:style>
    <style:style style:name="P180" style:family="paragraph" style:parent-style-name="Text_20_body">
      <style:paragraph-properties fo:text-align="justify" style:justify-single-word="false"/>
      <style:text-properties fo:language="ru" fo:country="RU" officeooo:rsid="00189af1" officeooo:paragraph-rsid="00189af1"/>
    </style:style>
    <style:style style:name="P181" style:family="paragraph" style:parent-style-name="Text_20_body">
      <style:paragraph-properties fo:text-align="justify" style:justify-single-word="false"/>
      <style:text-properties fo:language="ru" fo:country="RU" officeooo:rsid="0019ec28" officeooo:paragraph-rsid="0019ec28"/>
    </style:style>
    <style:style style:name="P182" style:family="paragraph" style:parent-style-name="Text_20_body">
      <style:paragraph-properties fo:text-align="justify" style:justify-single-word="false"/>
      <style:text-properties fo:language="ru" fo:country="RU" officeooo:rsid="001a56c3" officeooo:paragraph-rsid="001a56c3"/>
    </style:style>
    <style:style style:name="P183" style:family="paragraph" style:parent-style-name="Text_20_body">
      <style:paragraph-properties fo:text-align="justify" style:justify-single-word="false"/>
      <style:text-properties fo:language="ru" fo:country="RU" officeooo:rsid="002172fd" officeooo:paragraph-rsid="002172fd"/>
    </style:style>
    <style:style style:name="P184" style:family="paragraph" style:parent-style-name="Footnote">
      <style:text-properties fo:language="ru" fo:country="RU" officeooo:rsid="014fe71d" officeooo:paragraph-rsid="014fe71d"/>
    </style:style>
    <style:style style:name="P185" style:family="paragraph" style:parent-style-name="Text_20_body">
      <style:paragraph-properties fo:text-align="justify" style:justify-single-word="false"/>
      <style:text-properties fo:language="ru" fo:country="RU" fo:font-style="normal" style:font-style-asian="normal" style:font-style-complex="normal"/>
    </style:style>
    <style:style style:name="P18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187"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188"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9"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190"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191"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192"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193"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194" style:family="paragraph" style:parent-style-name="Footnote">
      <style:text-properties fo:language="ru" fo:country="RU" officeooo:rsid="0164510f" officeooo:paragraph-rsid="0164510f"/>
    </style:style>
    <style:style style:name="P195" style:family="paragraph" style:parent-style-name="Text_20_body">
      <style:paragraph-properties fo:text-align="justify" style:justify-single-word="false"/>
      <style:text-properties fo:language="ru" fo:country="RU" officeooo:rsid="003ad058" officeooo:paragraph-rsid="003ad058"/>
    </style:style>
    <style:style style:name="P196" style:family="paragraph" style:parent-style-name="Text_20_body">
      <style:paragraph-properties fo:text-align="center" style:justify-single-word="false"/>
      <style:text-properties fo:language="ru" fo:country="RU" fo:font-weight="bold" style:font-weight-asian="bold" style:font-weight-complex="bold"/>
    </style:style>
    <style:style style:name="P197" style:family="paragraph" style:parent-style-name="Text_20_body">
      <style:paragraph-properties fo:text-align="justify" style:justify-single-word="false"/>
      <style:text-properties fo:language="ru" fo:country="RU" officeooo:rsid="00604dd9" officeooo:paragraph-rsid="00604dd9"/>
    </style:style>
    <style:style style:name="P198" style:family="paragraph" style:parent-style-name="Text_20_body">
      <style:paragraph-properties fo:text-align="justify" style:justify-single-word="false"/>
      <style:text-properties fo:language="ru" fo:country="RU" officeooo:rsid="00620f4f" officeooo:paragraph-rsid="00620f4f"/>
    </style:style>
    <style:style style:name="P199" style:family="paragraph" style:parent-style-name="Text_20_body">
      <style:paragraph-properties fo:text-align="justify" style:justify-single-word="false"/>
      <style:text-properties fo:language="ru" fo:country="RU" fo:background-color="#ffff38"/>
    </style:style>
    <style:style style:name="P200" style:family="paragraph" style:parent-style-name="Footnote">
      <style:text-properties fo:language="ru" fo:country="RU" officeooo:rsid="01871d14" officeooo:paragraph-rsid="01871d14"/>
    </style:style>
    <style:style style:name="P201" style:family="paragraph" style:parent-style-name="Text_20_body">
      <style:paragraph-properties fo:text-align="center" style:justify-single-word="false"/>
      <style:text-properties fo:language="ru" fo:country="RU" officeooo:rsid="018a2818" officeooo:paragraph-rsid="018a2818"/>
    </style:style>
    <style:style style:name="P202" style:family="paragraph" style:parent-style-name="Text_20_body">
      <style:paragraph-properties fo:text-align="justify" style:justify-single-word="false"/>
      <style:text-properties fo:language="ru" fo:country="RU" officeooo:rsid="019712b5" officeooo:paragraph-rsid="019712b5"/>
    </style:style>
    <style:style style:name="P203" style:family="paragraph" style:parent-style-name="Text_20_body">
      <style:paragraph-properties fo:text-align="justify" style:justify-single-word="false"/>
      <style:text-properties fo:language="ru" fo:country="RU" officeooo:rsid="01974323" officeooo:paragraph-rsid="01974323"/>
    </style:style>
    <style:style style:name="P204" style:family="paragraph" style:parent-style-name="Text_20_body">
      <style:paragraph-properties fo:text-align="justify" style:justify-single-word="false"/>
      <style:text-properties fo:language="ru" fo:country="RU" officeooo:rsid="01974323" officeooo:paragraph-rsid="01996254"/>
    </style:style>
    <style:style style:name="P205" style:family="paragraph" style:parent-style-name="Text_20_body">
      <style:paragraph-properties fo:text-align="justify" style:justify-single-word="false"/>
      <style:text-properties fo:language="ru" fo:country="RU" officeooo:rsid="01974323" officeooo:paragraph-rsid="019b8b25"/>
    </style:style>
    <style:style style:name="P206" style:family="paragraph" style:parent-style-name="Text_20_body">
      <style:paragraph-properties fo:text-align="justify" style:justify-single-word="false"/>
      <style:text-properties fo:language="ru" fo:country="RU" officeooo:rsid="01996254" officeooo:paragraph-rsid="01996254"/>
    </style:style>
    <style:style style:name="P207" style:family="paragraph" style:parent-style-name="Text_20_body">
      <style:paragraph-properties fo:text-align="justify" style:justify-single-word="false"/>
      <style:text-properties fo:language="ru" fo:country="RU" officeooo:rsid="019a01ec" officeooo:paragraph-rsid="019a01ec"/>
    </style:style>
    <style:style style:name="P208" style:family="paragraph" style:parent-style-name="Text_20_body">
      <style:paragraph-properties fo:text-align="justify" style:justify-single-word="false"/>
      <style:text-properties fo:language="ru" fo:country="RU" officeooo:rsid="019b5cf0" officeooo:paragraph-rsid="019b5cf0"/>
    </style:style>
    <style:style style:name="P209" style:family="paragraph" style:parent-style-name="Text_20_body">
      <style:paragraph-properties fo:text-align="justify" style:justify-single-word="false"/>
      <style:text-properties fo:language="ru" fo:country="RU" officeooo:rsid="01a16269" officeooo:paragraph-rsid="01a16269"/>
    </style:style>
    <style:style style:name="P210" style:family="paragraph" style:parent-style-name="Text_20_body">
      <style:paragraph-properties fo:text-align="justify" style:justify-single-word="false"/>
      <style:text-properties fo:language="ru" fo:country="RU" officeooo:rsid="01a16269" officeooo:paragraph-rsid="01a6a6ce"/>
    </style:style>
    <style:style style:name="P211" style:family="paragraph" style:parent-style-name="Text_20_body">
      <style:paragraph-properties fo:text-align="justify" style:justify-single-word="false"/>
      <style:text-properties fo:language="ru" fo:country="RU" officeooo:rsid="01a16269" officeooo:paragraph-rsid="01a81b88"/>
    </style:style>
    <style:style style:name="P212" style:family="paragraph" style:parent-style-name="Text_20_body">
      <style:paragraph-properties fo:text-align="justify" style:justify-single-word="false"/>
      <style:text-properties fo:language="ru" fo:country="RU" officeooo:rsid="01a16269" officeooo:paragraph-rsid="020ff2e5"/>
    </style:style>
    <style:style style:name="P213" style:family="paragraph" style:parent-style-name="Text_20_body">
      <style:paragraph-properties fo:text-align="justify" style:justify-single-word="false"/>
      <style:text-properties fo:language="ru" fo:country="RU" officeooo:rsid="01a9b316" officeooo:paragraph-rsid="01b80b40"/>
    </style:style>
    <style:style style:name="P214" style:family="paragraph" style:parent-style-name="Text_20_body">
      <style:paragraph-properties fo:text-align="justify" style:justify-single-word="false"/>
      <style:text-properties fo:language="ru" fo:country="RU" officeooo:rsid="01a9b316" officeooo:paragraph-rsid="01ef50cc"/>
    </style:style>
    <style:style style:name="P215" style:family="paragraph" style:parent-style-name="Text_20_body">
      <style:paragraph-properties fo:text-align="justify" style:justify-single-word="false"/>
      <style:text-properties fo:language="ru" fo:country="RU" officeooo:rsid="01b03765" officeooo:paragraph-rsid="01b03765"/>
    </style:style>
    <style:style style:name="P216" style:family="paragraph" style:parent-style-name="Text_20_body">
      <style:paragraph-properties fo:text-align="justify" style:justify-single-word="false"/>
      <style:text-properties fo:language="ru" fo:country="RU" officeooo:rsid="01b03765" officeooo:paragraph-rsid="01b88544"/>
    </style:style>
    <style:style style:name="P217" style:family="paragraph" style:parent-style-name="Text_20_body">
      <style:paragraph-properties fo:text-align="justify" style:justify-single-word="false"/>
      <style:text-properties fo:language="ru" fo:country="RU" officeooo:rsid="01b80b40" officeooo:paragraph-rsid="01b88544"/>
    </style:style>
    <style:style style:name="P218" style:family="paragraph" style:parent-style-name="Text_20_body">
      <style:paragraph-properties fo:text-align="justify" style:justify-single-word="false"/>
      <style:text-properties fo:language="ru" fo:country="RU" officeooo:rsid="01be1531" officeooo:paragraph-rsid="01be1531"/>
    </style:style>
    <style:style style:name="P219" style:family="paragraph" style:parent-style-name="Text_20_body">
      <style:paragraph-properties fo:text-align="justify" style:justify-single-word="false"/>
      <style:text-properties fo:language="ru" fo:country="RU" officeooo:rsid="01c35d61" officeooo:paragraph-rsid="01c35d61"/>
    </style:style>
    <style:style style:name="P220" style:family="paragraph" style:parent-style-name="Text_20_body">
      <style:paragraph-properties fo:text-align="justify" style:justify-single-word="false"/>
      <style:text-properties fo:language="ru" fo:country="RU" officeooo:rsid="01c52210" officeooo:paragraph-rsid="01c52210"/>
    </style:style>
    <style:style style:name="P221" style:family="paragraph" style:parent-style-name="Text_20_body">
      <style:paragraph-properties fo:text-align="justify" style:justify-single-word="false"/>
      <style:text-properties fo:language="ru" fo:country="RU" officeooo:rsid="01c86c81" officeooo:paragraph-rsid="01c86c81"/>
    </style:style>
    <style:style style:name="P222" style:family="paragraph" style:parent-style-name="Text_20_body">
      <style:paragraph-properties fo:text-align="justify" style:justify-single-word="false"/>
      <style:text-properties fo:language="ru" fo:country="RU" officeooo:rsid="01c86c81" officeooo:paragraph-rsid="01cf850b"/>
    </style:style>
    <style:style style:name="P223" style:family="paragraph" style:parent-style-name="Text_20_body">
      <style:paragraph-properties fo:text-align="justify" style:justify-single-word="false"/>
      <style:text-properties fo:language="ru" fo:country="RU" officeooo:rsid="01fcd6e1" officeooo:paragraph-rsid="01caf558"/>
    </style:style>
    <style:style style:name="P224" style:family="paragraph" style:parent-style-name="Text_20_body">
      <style:paragraph-properties fo:text-align="justify" style:justify-single-word="false"/>
      <style:text-properties fo:language="ru" fo:country="RU" officeooo:rsid="01caf558" officeooo:paragraph-rsid="01caf558"/>
    </style:style>
    <style:style style:name="P225" style:family="paragraph" style:parent-style-name="Text_20_body">
      <style:paragraph-properties fo:text-align="justify" style:justify-single-word="false"/>
      <style:text-properties fo:language="ru" fo:country="RU" officeooo:rsid="01d00caf" officeooo:paragraph-rsid="01d00caf"/>
    </style:style>
    <style:style style:name="P226" style:family="paragraph" style:parent-style-name="Text_20_body">
      <style:paragraph-properties fo:text-align="justify" style:justify-single-word="false"/>
      <style:text-properties fo:language="ru" fo:country="RU" officeooo:rsid="01d13f5b" officeooo:paragraph-rsid="01d13f5b"/>
    </style:style>
    <style:style style:name="P227" style:family="paragraph" style:parent-style-name="Text_20_body">
      <style:paragraph-properties fo:text-align="justify" style:justify-single-word="false"/>
      <style:text-properties fo:language="ru" fo:country="RU" officeooo:rsid="01d345d9" officeooo:paragraph-rsid="01ec4ae5"/>
    </style:style>
    <style:style style:name="P228" style:family="paragraph" style:parent-style-name="Text_20_body">
      <style:paragraph-properties fo:text-align="justify" style:justify-single-word="false"/>
      <style:text-properties fo:language="ru" fo:country="RU" officeooo:rsid="01d345d9" officeooo:paragraph-rsid="01d345d9"/>
    </style:style>
    <style:style style:name="P229" style:family="paragraph" style:parent-style-name="Text_20_body">
      <style:paragraph-properties fo:text-align="justify" style:justify-single-word="false"/>
      <style:text-properties fo:language="ru" fo:country="RU" officeooo:rsid="01e42ae7" officeooo:paragraph-rsid="01e42ae7"/>
    </style:style>
    <style:style style:name="P230" style:family="paragraph" style:parent-style-name="Text_20_body">
      <style:paragraph-properties fo:text-align="justify" style:justify-single-word="false"/>
      <style:text-properties fo:language="ru" fo:country="RU" officeooo:rsid="01e5523f" officeooo:paragraph-rsid="01e5523f"/>
    </style:style>
    <style:style style:name="P231" style:family="paragraph" style:parent-style-name="Footnote">
      <style:text-properties fo:language="ru" fo:country="RU" officeooo:rsid="0125e8b5" officeooo:paragraph-rsid="0125e8b5"/>
    </style:style>
    <style:style style:name="P232" style:family="paragraph" style:parent-style-name="Text_20_body">
      <style:paragraph-properties fo:text-align="justify" style:justify-single-word="false"/>
      <style:text-properties fo:language="ru" fo:country="RU" officeooo:rsid="020e61d0" officeooo:paragraph-rsid="020e61d0"/>
    </style:style>
    <style:style style:name="P233" style:family="paragraph" style:parent-style-name="Text_20_body">
      <style:paragraph-properties fo:text-align="justify" style:justify-single-word="false"/>
      <style:text-properties fo:language="ru" fo:country="RU" officeooo:rsid="0215b99a" officeooo:paragraph-rsid="0215b99a"/>
    </style:style>
    <style:style style:name="P234" style:family="paragraph" style:parent-style-name="Text_20_body">
      <style:paragraph-properties fo:text-align="justify" style:justify-single-word="false"/>
      <style:text-properties fo:language="ru" fo:country="RU" officeooo:rsid="0219f04c" officeooo:paragraph-rsid="0219f04c"/>
    </style:style>
    <style:style style:name="P235" style:family="paragraph" style:parent-style-name="Text_20_body">
      <style:paragraph-properties fo:text-align="justify" style:justify-single-word="false"/>
      <style:text-properties fo:language="ru" fo:country="RU" officeooo:rsid="021bf5db" officeooo:paragraph-rsid="021bf5db"/>
    </style:style>
    <style:style style:name="P236" style:family="paragraph" style:parent-style-name="Text_20_body">
      <style:paragraph-properties fo:text-align="justify" style:justify-single-word="false"/>
      <style:text-properties fo:language="ru" fo:country="RU" officeooo:rsid="0225e5a3" officeooo:paragraph-rsid="0225e5a3"/>
    </style:style>
    <style:style style:name="P237" style:family="paragraph" style:parent-style-name="Text_20_body">
      <style:paragraph-properties fo:text-align="justify" style:justify-single-word="false"/>
      <style:text-properties fo:language="ru" fo:country="RU" officeooo:rsid="022a6431" officeooo:paragraph-rsid="022a6431"/>
    </style:style>
    <style:style style:name="P238" style:family="paragraph" style:parent-style-name="Text_20_body">
      <style:paragraph-properties fo:text-align="justify" style:justify-single-word="false"/>
      <style:text-properties fo:language="ru" fo:country="RU" officeooo:rsid="022c5621" officeooo:paragraph-rsid="022c5621"/>
    </style:style>
    <style:style style:name="P239" style:family="paragraph" style:parent-style-name="Text_20_body">
      <style:paragraph-properties fo:text-align="justify" style:justify-single-word="false"/>
      <style:text-properties fo:language="ru" fo:country="RU" officeooo:rsid="022c5621" officeooo:paragraph-rsid="0280ef7a"/>
    </style:style>
    <style:style style:name="P240" style:family="paragraph" style:parent-style-name="Text_20_body">
      <style:paragraph-properties fo:text-align="justify" style:justify-single-word="false"/>
      <style:text-properties fo:language="ru" fo:country="RU" officeooo:rsid="022de5ad" officeooo:paragraph-rsid="022de5ad"/>
    </style:style>
    <style:style style:name="P241" style:family="paragraph" style:parent-style-name="Text_20_body">
      <style:paragraph-properties fo:text-align="justify" style:justify-single-word="false"/>
      <style:text-properties fo:language="ru" fo:country="RU" officeooo:rsid="00802041" officeooo:paragraph-rsid="025ffc1f"/>
    </style:style>
    <style:style style:name="P242" style:family="paragraph" style:parent-style-name="Text_20_body">
      <style:paragraph-properties fo:text-align="justify" style:justify-single-word="false"/>
      <style:text-properties fo:language="ru" fo:country="RU" officeooo:rsid="00cf434c" officeooo:paragraph-rsid="00cf434c"/>
    </style:style>
    <style:style style:name="P243" style:family="paragraph" style:parent-style-name="Text_20_body">
      <style:paragraph-properties fo:text-align="justify" style:justify-single-word="false"/>
      <style:text-properties fo:language="ru" fo:country="RU" officeooo:rsid="00dfe376" officeooo:paragraph-rsid="00dfe376"/>
    </style:style>
    <style:style style:name="P244" style:family="paragraph" style:parent-style-name="Text_20_body">
      <style:paragraph-properties fo:text-align="justify" style:justify-single-word="false"/>
      <style:text-properties fo:language="ru" fo:country="RU" officeooo:rsid="00e8e4e5" officeooo:paragraph-rsid="00e8e4e5"/>
    </style:style>
    <style:style style:name="P245" style:family="paragraph" style:parent-style-name="Text_20_body">
      <style:paragraph-properties fo:text-align="justify" style:justify-single-word="false"/>
      <style:text-properties fo:language="ru" fo:country="RU" officeooo:rsid="00e9a721" officeooo:paragraph-rsid="00e9a721"/>
    </style:style>
    <style:style style:name="P246" style:family="paragraph" style:parent-style-name="Text_20_body">
      <style:paragraph-properties fo:text-align="justify" style:justify-single-word="false"/>
      <style:text-properties fo:language="ru" fo:country="RU" officeooo:rsid="00ecc719" officeooo:paragraph-rsid="00ecc719"/>
    </style:style>
    <style:style style:name="P247" style:family="paragraph" style:parent-style-name="Text_20_body">
      <style:paragraph-properties fo:text-align="justify" style:justify-single-word="false"/>
      <style:text-properties fo:language="ru" fo:country="RU" officeooo:rsid="00edd762" officeooo:paragraph-rsid="00edd762"/>
    </style:style>
    <style:style style:name="P248" style:family="paragraph" style:parent-style-name="Text_20_body">
      <style:paragraph-properties fo:text-align="justify" style:justify-single-word="false"/>
      <style:text-properties fo:language="ru" fo:country="RU" officeooo:rsid="00edd762" officeooo:paragraph-rsid="00f0898b"/>
    </style:style>
    <style:style style:name="P249" style:family="paragraph" style:parent-style-name="Text_20_body">
      <style:paragraph-properties fo:text-align="justify" style:justify-single-word="false"/>
      <style:text-properties fo:language="ru" fo:country="RU" officeooo:rsid="00f7e6ff" officeooo:paragraph-rsid="00f7e6ff"/>
    </style:style>
    <style:style style:name="P250" style:family="paragraph" style:parent-style-name="Text_20_body">
      <style:paragraph-properties fo:text-align="justify" style:justify-single-word="false"/>
      <style:text-properties fo:language="ru" fo:country="RU" officeooo:rsid="00eec376" officeooo:paragraph-rsid="00f4fb4d"/>
    </style:style>
    <style:style style:name="P251" style:family="paragraph" style:parent-style-name="Text_20_body">
      <style:paragraph-properties fo:text-align="justify" style:justify-single-word="false"/>
      <style:text-properties fo:language="ru" fo:country="RU" officeooo:rsid="00f0898b" officeooo:paragraph-rsid="00f0898b"/>
    </style:style>
    <style:style style:name="P252" style:family="paragraph" style:parent-style-name="Text_20_body">
      <style:paragraph-properties fo:text-align="justify" style:justify-single-word="false"/>
      <style:text-properties fo:language="ru" fo:country="RU" officeooo:rsid="00f0898b" officeooo:paragraph-rsid="00f82e8c"/>
    </style:style>
    <style:style style:name="P253" style:family="paragraph" style:parent-style-name="Text_20_body">
      <style:paragraph-properties fo:text-align="justify" style:justify-single-word="false"/>
      <style:text-properties fo:language="ru" fo:country="RU" officeooo:rsid="00f12515" officeooo:paragraph-rsid="00f12515"/>
    </style:style>
    <style:style style:name="P254" style:family="paragraph" style:parent-style-name="Text_20_body">
      <style:paragraph-properties fo:text-align="justify" style:justify-single-word="false"/>
      <style:text-properties fo:language="ru" fo:country="RU" officeooo:rsid="00f33f88" officeooo:paragraph-rsid="00f33f88"/>
    </style:style>
    <style:style style:name="P255" style:family="paragraph" style:parent-style-name="Text_20_body">
      <style:paragraph-properties fo:text-align="justify" style:justify-single-word="false"/>
      <style:text-properties fo:language="ru" fo:country="RU" officeooo:rsid="00f4fb4d" officeooo:paragraph-rsid="00f4fb4d"/>
    </style:style>
    <style:style style:name="P256" style:family="paragraph" style:parent-style-name="Text_20_body">
      <style:paragraph-properties fo:text-align="justify" style:justify-single-word="false"/>
      <style:text-properties fo:language="ru" fo:country="RU" officeooo:rsid="00f5062f" officeooo:paragraph-rsid="00f5062f"/>
    </style:style>
    <style:style style:name="P257" style:family="paragraph" style:parent-style-name="Text_20_body">
      <style:paragraph-properties fo:text-align="justify" style:justify-single-word="false"/>
      <style:text-properties fo:language="ru" fo:country="RU" officeooo:rsid="00fa90f5" officeooo:paragraph-rsid="00fa90f5"/>
    </style:style>
    <style:style style:name="P258" style:family="paragraph" style:parent-style-name="Text_20_body">
      <style:paragraph-properties fo:text-align="justify" style:justify-single-word="false"/>
      <style:text-properties fo:language="ru" fo:country="RU" officeooo:rsid="00fbc5f1" officeooo:paragraph-rsid="00fbc5f1"/>
    </style:style>
    <style:style style:name="P259" style:family="paragraph" style:parent-style-name="Text_20_body">
      <style:paragraph-properties fo:text-align="justify" style:justify-single-word="false"/>
      <style:text-properties fo:language="ru" fo:country="RU" officeooo:rsid="00fc8b22" officeooo:paragraph-rsid="00fc8b22"/>
    </style:style>
    <style:style style:name="P260" style:family="paragraph" style:parent-style-name="Text_20_body">
      <style:paragraph-properties fo:text-align="justify" style:justify-single-word="false"/>
      <style:text-properties fo:language="ru" fo:country="RU" officeooo:rsid="010142e3" officeooo:paragraph-rsid="010142e3"/>
    </style:style>
    <style:style style:name="P261" style:family="paragraph" style:parent-style-name="Text_20_body">
      <style:paragraph-properties fo:text-align="justify" style:justify-single-word="false"/>
      <style:text-properties fo:language="ru" fo:country="RU" officeooo:rsid="0101af7b" officeooo:paragraph-rsid="0101af7b"/>
    </style:style>
    <style:style style:name="P262" style:family="paragraph" style:parent-style-name="Text_20_body">
      <style:paragraph-properties fo:text-align="justify" style:justify-single-word="false"/>
      <style:text-properties fo:language="ru" fo:country="RU" officeooo:rsid="0101af7b" officeooo:paragraph-rsid="01053f6d"/>
    </style:style>
    <style:style style:name="P263" style:family="paragraph" style:parent-style-name="Text_20_body">
      <style:paragraph-properties fo:text-align="justify" style:justify-single-word="false"/>
      <style:text-properties fo:language="ru" fo:country="RU" officeooo:rsid="01037842" officeooo:paragraph-rsid="0106c4e9"/>
    </style:style>
    <style:style style:name="P264" style:family="paragraph" style:parent-style-name="Text_20_body">
      <style:paragraph-properties fo:text-align="justify" style:justify-single-word="false"/>
      <style:text-properties fo:language="ru" fo:country="RU" officeooo:rsid="01037842" officeooo:paragraph-rsid="0108ae8b"/>
    </style:style>
    <style:style style:name="P265" style:family="paragraph" style:parent-style-name="Text_20_body">
      <style:paragraph-properties fo:text-align="justify" style:justify-single-word="false"/>
      <style:text-properties fo:language="ru" fo:country="RU" officeooo:rsid="0108ae8b" officeooo:paragraph-rsid="0108ae8b"/>
    </style:style>
    <style:style style:name="P266" style:family="paragraph" style:parent-style-name="Text_20_body">
      <style:paragraph-properties fo:text-align="justify" style:justify-single-word="false"/>
      <style:text-properties fo:language="ru" fo:country="RU" officeooo:rsid="010a7c81" officeooo:paragraph-rsid="010a7c81"/>
    </style:style>
    <style:style style:name="P267" style:family="paragraph" style:parent-style-name="Text_20_body">
      <style:paragraph-properties fo:text-align="justify" style:justify-single-word="false"/>
      <style:text-properties fo:language="ru" fo:country="RU" officeooo:rsid="010b2c97" officeooo:paragraph-rsid="010b2c97"/>
    </style:style>
    <style:style style:name="P268" style:family="paragraph" style:parent-style-name="Text_20_body">
      <style:text-properties fo:language="ru" fo:country="RU" officeooo:paragraph-rsid="0112548e"/>
    </style:style>
    <style:style style:name="P269" style:family="paragraph" style:parent-style-name="Text_20_body">
      <style:paragraph-properties fo:text-align="justify" style:justify-single-word="false"/>
      <style:text-properties fo:language="ru" fo:country="RU" officeooo:rsid="0238b98b" officeooo:paragraph-rsid="0238b98b"/>
    </style:style>
    <style:style style:name="P270" style:family="paragraph" style:parent-style-name="Text_20_body">
      <style:paragraph-properties fo:text-align="justify" style:justify-single-word="false"/>
      <style:text-properties fo:language="ru" fo:country="RU" officeooo:rsid="0238b98b" officeooo:paragraph-rsid="023e167f"/>
    </style:style>
    <style:style style:name="P271" style:family="paragraph" style:parent-style-name="Text_20_body">
      <style:paragraph-properties fo:text-align="justify" style:justify-single-word="false"/>
      <style:text-properties fo:language="ru" fo:country="RU" officeooo:rsid="023c9b65" officeooo:paragraph-rsid="023c9b65"/>
    </style:style>
    <style:style style:name="P272" style:family="paragraph" style:parent-style-name="Text_20_body">
      <style:paragraph-properties fo:text-align="justify" style:justify-single-word="false"/>
      <style:text-properties fo:language="ru" fo:country="RU" officeooo:rsid="0241ad41" officeooo:paragraph-rsid="0241ad41"/>
    </style:style>
    <style:style style:name="P273" style:family="paragraph" style:parent-style-name="Text_20_body">
      <style:paragraph-properties fo:text-align="justify" style:justify-single-word="false"/>
      <style:text-properties fo:language="ru" fo:country="RU" officeooo:rsid="02349b46" officeooo:paragraph-rsid="02332fb1"/>
    </style:style>
    <style:style style:name="P274" style:family="paragraph" style:parent-style-name="Text_20_body">
      <style:paragraph-properties fo:text-align="justify" style:justify-single-word="false"/>
      <style:text-properties fo:language="ru" fo:country="RU" officeooo:rsid="02349b46" officeooo:paragraph-rsid="02349b46"/>
    </style:style>
    <style:style style:name="P275" style:family="paragraph" style:parent-style-name="Text_20_body">
      <style:paragraph-properties fo:text-align="justify" style:justify-single-word="false"/>
      <style:text-properties fo:language="ru" fo:country="RU" officeooo:rsid="024334d7" officeooo:paragraph-rsid="024334d7"/>
    </style:style>
    <style:style style:name="P276" style:family="paragraph" style:parent-style-name="Text_20_body">
      <style:paragraph-properties fo:text-align="justify" style:justify-single-word="false"/>
      <style:text-properties fo:language="ru" fo:country="RU" officeooo:rsid="0245464d" officeooo:paragraph-rsid="0245464d"/>
    </style:style>
    <style:style style:name="P277" style:family="paragraph" style:parent-style-name="Text_20_body">
      <style:paragraph-properties fo:text-align="justify" style:justify-single-word="false"/>
      <style:text-properties fo:language="ru" fo:country="RU" officeooo:rsid="024927e1" officeooo:paragraph-rsid="024927e1"/>
    </style:style>
    <style:style style:name="P278" style:family="paragraph" style:parent-style-name="Text_20_body">
      <style:paragraph-properties fo:text-align="justify" style:justify-single-word="false"/>
      <style:text-properties fo:language="ru" fo:country="RU" officeooo:rsid="020ff2e5" officeooo:paragraph-rsid="022f687f"/>
    </style:style>
    <style:style style:name="P279" style:family="paragraph" style:parent-style-name="Text_20_body">
      <style:paragraph-properties fo:text-align="justify" style:justify-single-word="false"/>
      <style:text-properties fo:language="ru" fo:country="RU" officeooo:rsid="024baded" officeooo:paragraph-rsid="022f687f"/>
    </style:style>
    <style:style style:name="P280" style:family="paragraph" style:parent-style-name="Text_20_body">
      <style:paragraph-properties fo:text-align="justify" style:justify-single-word="false"/>
      <style:text-properties fo:language="ru" fo:country="RU" officeooo:rsid="0255d4b3" officeooo:paragraph-rsid="0255d4b3"/>
    </style:style>
    <style:style style:name="P281" style:family="paragraph" style:parent-style-name="Text_20_body">
      <style:paragraph-properties fo:text-align="justify" style:justify-single-word="false"/>
      <style:text-properties fo:language="ru" fo:country="RU" officeooo:rsid="0255d4b3" officeooo:paragraph-rsid="0266b727"/>
    </style:style>
    <style:style style:name="P282" style:family="paragraph" style:parent-style-name="Text_20_body">
      <style:paragraph-properties fo:text-align="justify" style:justify-single-word="false"/>
      <style:text-properties fo:language="ru" fo:country="RU" officeooo:rsid="025335e4" officeooo:paragraph-rsid="022f687f"/>
    </style:style>
    <style:style style:name="P283" style:family="paragraph" style:parent-style-name="Text_20_body">
      <style:paragraph-properties fo:text-align="justify" style:justify-single-word="false"/>
      <style:text-properties fo:language="ru" fo:country="RU" officeooo:rsid="026b0601" officeooo:paragraph-rsid="026b0601"/>
    </style:style>
    <style:style style:name="P284" style:family="paragraph" style:parent-style-name="Text_20_body">
      <style:paragraph-properties fo:text-align="justify" style:justify-single-word="false"/>
      <style:text-properties fo:language="ru" fo:country="RU" officeooo:rsid="026be3b6" officeooo:paragraph-rsid="026be3b6"/>
    </style:style>
    <style:style style:name="P285" style:family="paragraph" style:parent-style-name="Text_20_body">
      <style:paragraph-properties fo:text-align="justify" style:justify-single-word="false"/>
      <style:text-properties fo:language="ru" fo:country="RU" officeooo:rsid="026f3e58" officeooo:paragraph-rsid="026f3e58"/>
    </style:style>
    <style:style style:name="P286" style:family="paragraph" style:parent-style-name="Text_20_body">
      <style:paragraph-properties fo:text-align="justify" style:justify-single-word="false"/>
      <style:text-properties fo:language="ru" fo:country="RU" officeooo:rsid="026f3e58" officeooo:paragraph-rsid="02713c70"/>
    </style:style>
    <style:style style:name="P287" style:family="paragraph" style:parent-style-name="Text_20_body">
      <style:paragraph-properties fo:text-align="justify" style:justify-single-word="false"/>
      <style:text-properties fo:language="ru" fo:country="RU" officeooo:rsid="026f3e58" officeooo:paragraph-rsid="02881ef3"/>
    </style:style>
    <style:style style:name="P288" style:family="paragraph" style:parent-style-name="Text_20_body">
      <style:paragraph-properties fo:text-align="justify" style:justify-single-word="false"/>
      <style:text-properties fo:language="ru" fo:country="RU" officeooo:rsid="02713c70" officeooo:paragraph-rsid="02713c70"/>
    </style:style>
    <style:style style:name="P289" style:family="paragraph" style:parent-style-name="Text_20_body">
      <style:paragraph-properties fo:text-align="justify" style:justify-single-word="false"/>
      <style:text-properties fo:language="ru" fo:country="RU" officeooo:rsid="0273dd5d" officeooo:paragraph-rsid="0273dd5d"/>
    </style:style>
    <style:style style:name="P290" style:family="paragraph" style:parent-style-name="Text_20_body">
      <style:paragraph-properties fo:text-align="justify" style:justify-single-word="false"/>
      <style:text-properties fo:language="ru" fo:country="RU" officeooo:rsid="027b79d2" officeooo:paragraph-rsid="024f45c1"/>
    </style:style>
    <style:style style:name="P291" style:family="paragraph" style:parent-style-name="Text_20_body">
      <style:text-properties fo:language="ru" fo:country="RU" officeooo:paragraph-rsid="028318e7"/>
    </style:style>
    <style:style style:name="P292" style:family="paragraph" style:parent-style-name="Text_20_body">
      <style:paragraph-properties fo:text-align="justify" style:justify-single-word="false"/>
      <style:text-properties fo:language="ru" fo:country="RU" officeooo:rsid="0287fdbe" officeooo:paragraph-rsid="02881ef3"/>
    </style:style>
    <style:style style:name="P293" style:family="paragraph" style:parent-style-name="Text_20_body">
      <style:text-properties fo:language="ru" fo:country="RU" officeooo:rsid="0287fdbe" officeooo:paragraph-rsid="0287fdbe"/>
    </style:style>
    <style:style style:name="P294" style:family="paragraph" style:parent-style-name="Text_20_body">
      <style:text-properties fo:language="ru" fo:country="RU" officeooo:rsid="0287fdbe" officeooo:paragraph-rsid="02ab6d3c"/>
    </style:style>
    <style:style style:name="P295" style:family="paragraph" style:parent-style-name="Text_20_body">
      <style:paragraph-properties fo:text-align="justify" style:justify-single-word="false"/>
      <style:text-properties fo:language="ru" fo:country="RU" officeooo:rsid="008f19e1" officeooo:paragraph-rsid="02881ef3"/>
    </style:style>
    <style:style style:name="P296" style:family="paragraph" style:parent-style-name="Text_20_body">
      <style:paragraph-properties fo:text-align="justify" style:justify-single-word="false"/>
      <style:text-properties fo:language="ru" fo:country="RU" officeooo:rsid="028b072b" officeooo:paragraph-rsid="028d41fa"/>
    </style:style>
    <style:style style:name="P297" style:family="paragraph" style:parent-style-name="Text_20_body">
      <style:paragraph-properties fo:text-align="justify" style:justify-single-word="false"/>
      <style:text-properties fo:language="ru" fo:country="RU" officeooo:rsid="0291444e" officeooo:paragraph-rsid="0291444e"/>
    </style:style>
    <style:style style:name="P298" style:family="paragraph" style:parent-style-name="Text_20_body">
      <style:paragraph-properties fo:text-align="justify" style:justify-single-word="false"/>
      <style:text-properties fo:language="ru" fo:country="RU" officeooo:rsid="0292daf4" officeooo:paragraph-rsid="02948144"/>
    </style:style>
    <style:style style:name="P299" style:family="paragraph" style:parent-style-name="Text_20_body">
      <style:paragraph-properties fo:text-align="justify" style:justify-single-word="false"/>
      <style:text-properties fo:language="ru" fo:country="RU" officeooo:rsid="0292daf4" officeooo:paragraph-rsid="02a1efa2"/>
    </style:style>
    <style:style style:name="P300" style:family="paragraph" style:parent-style-name="Text_20_body">
      <style:paragraph-properties fo:text-align="justify" style:justify-single-word="false"/>
      <style:text-properties fo:language="ru" fo:country="RU" officeooo:rsid="029e710f" officeooo:paragraph-rsid="02a1efa2"/>
    </style:style>
    <style:style style:name="P301" style:family="paragraph" style:parent-style-name="Text_20_body">
      <style:paragraph-properties fo:text-align="justify" style:justify-single-word="false"/>
      <style:text-properties fo:language="ru" fo:country="RU" officeooo:rsid="02a1efa2" officeooo:paragraph-rsid="02a1efa2"/>
    </style:style>
    <style:style style:name="P302" style:family="paragraph" style:parent-style-name="Text_20_body">
      <style:paragraph-properties fo:text-align="justify" style:justify-single-word="false"/>
      <style:text-properties fo:language="ru" fo:country="RU" officeooo:rsid="02a70aa3" officeooo:paragraph-rsid="02a70aa3"/>
    </style:style>
    <style:style style:name="P303" style:family="paragraph" style:parent-style-name="Text_20_body">
      <style:paragraph-properties fo:text-align="justify" style:justify-single-word="false"/>
      <style:text-properties fo:language="ru" fo:country="RU" officeooo:rsid="02a70aa3" officeooo:paragraph-rsid="02a94065"/>
    </style:style>
    <style:style style:name="P304" style:family="paragraph" style:parent-style-name="Text_20_body">
      <style:paragraph-properties fo:text-align="justify" style:justify-single-word="false"/>
      <style:text-properties fo:language="ru" fo:country="RU" officeooo:rsid="01f7b1ba" officeooo:paragraph-rsid="02a7c2b4"/>
    </style:style>
    <style:style style:name="P305" style:family="paragraph" style:parent-style-name="Text_20_body">
      <style:paragraph-properties fo:text-align="justify" style:justify-single-word="false"/>
      <style:text-properties fo:language="ru" fo:country="RU" officeooo:rsid="02a7c2b4" officeooo:paragraph-rsid="02a7c2b4"/>
    </style:style>
    <style:style style:name="P306" style:family="paragraph" style:parent-style-name="Text_20_body">
      <style:paragraph-properties fo:text-align="justify" style:justify-single-word="false"/>
      <style:text-properties fo:language="ru" fo:country="RU" officeooo:rsid="02ab6d3c" officeooo:paragraph-rsid="02ae57dd"/>
    </style:style>
    <style:style style:name="P307" style:family="paragraph" style:parent-style-name="Text_20_body">
      <style:text-properties fo:language="ru" fo:country="RU" officeooo:rsid="02b00aac" officeooo:paragraph-rsid="02b00aac"/>
    </style:style>
    <style:style style:name="P308" style:family="paragraph" style:parent-style-name="Text_20_body">
      <style:paragraph-properties fo:text-align="justify" style:justify-single-word="false"/>
      <style:text-properties fo:language="ru" fo:country="RU" officeooo:rsid="02b00aac" officeooo:paragraph-rsid="02b00aac"/>
    </style:style>
    <style:style style:name="P309" style:family="paragraph" style:parent-style-name="Text_20_body">
      <style:paragraph-properties fo:text-align="justify" style:justify-single-word="false"/>
      <style:text-properties fo:language="ru" fo:country="RU" officeooo:rsid="0096650a" officeooo:paragraph-rsid="02b00aac"/>
    </style:style>
    <style:style style:name="P310" style:family="paragraph" style:parent-style-name="Text_20_body">
      <style:paragraph-properties fo:text-align="justify" style:justify-single-word="false"/>
      <style:text-properties fo:language="ru" fo:country="RU" officeooo:paragraph-rsid="02bc52bd" fo:background-color="transparent"/>
    </style:style>
    <style:style style:name="P311" style:family="paragraph" style:parent-style-name="Text_20_body">
      <style:paragraph-properties fo:text-align="justify" style:justify-single-word="false"/>
      <style:text-properties fo:language="ru" fo:country="RU" officeooo:paragraph-rsid="02bd7010" fo:background-color="transparent"/>
    </style:style>
    <style:style style:name="P312" style:family="paragraph" style:parent-style-name="Text_20_body">
      <style:paragraph-properties fo:text-align="justify" style:justify-single-word="false"/>
      <style:text-properties fo:language="ru" fo:country="RU" fo:background-color="transparent"/>
    </style:style>
    <style:style style:name="P313" style:family="paragraph" style:parent-style-name="Text_20_body">
      <style:paragraph-properties fo:text-align="justify" style:justify-single-word="false"/>
      <style:text-properties fo:language="ru" fo:country="RU" officeooo:paragraph-rsid="02c95515" fo:background-color="transparent"/>
    </style:style>
    <style:style style:name="P314" style:family="paragraph" style:parent-style-name="Text_20_body">
      <style:paragraph-properties fo:text-align="justify" style:justify-single-word="false"/>
      <style:text-properties fo:language="ru" fo:country="RU" officeooo:paragraph-rsid="0185423d" fo:background-color="transparent"/>
    </style:style>
    <style:style style:name="P315" style:family="paragraph" style:parent-style-name="Text_20_body">
      <style:paragraph-properties fo:text-align="justify" style:justify-single-word="false"/>
      <style:text-properties fo:language="ru" fo:country="RU" officeooo:paragraph-rsid="00660bac" fo:background-color="transparent"/>
    </style:style>
    <style:style style:name="P316" style:family="paragraph" style:parent-style-name="Text_20_body">
      <style:paragraph-properties fo:text-align="justify" style:justify-single-word="false"/>
      <style:text-properties fo:language="ru" fo:country="RU" officeooo:paragraph-rsid="02c8818e" fo:background-color="transparent"/>
    </style:style>
    <style:style style:name="P317" style:family="paragraph" style:parent-style-name="Text_20_body">
      <style:paragraph-properties fo:text-align="justify" style:justify-single-word="false"/>
      <style:text-properties fo:language="ru" fo:country="RU" officeooo:paragraph-rsid="02ca76cb" fo:background-color="transparent"/>
    </style:style>
    <style:style style:name="P31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31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320"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321"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322" style:family="paragraph" style:parent-style-name="Text_20_body">
      <style:paragraph-properties fo:text-align="justify" style:justify-single-word="false"/>
      <style:text-properties fo:language="ru" fo:country="RU" officeooo:rsid="02d051a2" officeooo:paragraph-rsid="02d051a2"/>
    </style:style>
    <style:style style:name="P323" style:family="paragraph" style:parent-style-name="Text_20_body">
      <style:paragraph-properties fo:text-align="justify" style:justify-single-word="false"/>
      <style:text-properties fo:language="ru" fo:country="RU" officeooo:rsid="02d051a2" officeooo:paragraph-rsid="0243b4c5"/>
    </style:style>
    <style:style style:name="P324" style:family="paragraph" style:parent-style-name="Text_20_body">
      <style:paragraph-properties fo:text-align="justify" style:justify-single-word="false"/>
      <style:text-properties fo:color="#0000ff" loext:opacity="100%" fo:language="ru" fo:country="RU"/>
    </style:style>
    <style:style style:name="P325" style:family="paragraph" style:parent-style-name="Text_20_body">
      <style:paragraph-properties fo:text-align="justify" style:justify-single-word="false"/>
      <style:text-properties fo:color="#0000ff" loext:opacity="100%"/>
    </style:style>
    <style:style style:name="P326" style:family="paragraph" style:parent-style-name="Text_20_body">
      <style:paragraph-properties fo:text-align="justify" style:justify-single-word="false"/>
    </style:style>
    <style:style style:name="P327" style:family="paragraph" style:parent-style-name="Text_20_body">
      <style:paragraph-properties fo:text-align="justify" style:justify-single-word="false"/>
      <style:text-properties officeooo:paragraph-rsid="011e8b7f"/>
    </style:style>
    <style:style style:name="P328" style:family="paragraph" style:parent-style-name="Text_20_body">
      <style:paragraph-properties fo:text-align="justify" style:justify-single-word="false"/>
      <style:text-properties officeooo:paragraph-rsid="0048453c"/>
    </style:style>
    <style:style style:name="P329" style:family="paragraph" style:parent-style-name="Text_20_body">
      <style:paragraph-properties fo:text-align="justify" style:justify-single-word="false"/>
      <style:text-properties officeooo:paragraph-rsid="0123f0ca"/>
    </style:style>
    <style:style style:name="P330" style:family="paragraph" style:parent-style-name="Text_20_body">
      <style:paragraph-properties fo:text-align="justify" style:justify-single-word="false"/>
      <style:text-properties officeooo:paragraph-rsid="00175913"/>
    </style:style>
    <style:style style:name="P331" style:family="paragraph" style:parent-style-name="Text_20_body">
      <style:paragraph-properties fo:text-align="justify" style:justify-single-word="false"/>
      <style:text-properties officeooo:paragraph-rsid="00189af1"/>
    </style:style>
    <style:style style:name="P332" style:family="paragraph" style:parent-style-name="Text_20_body">
      <style:paragraph-properties fo:text-align="justify" style:justify-single-word="false"/>
      <style:text-properties officeooo:paragraph-rsid="0019451a"/>
    </style:style>
    <style:style style:name="P333" style:family="paragraph" style:parent-style-name="Text_20_body">
      <style:paragraph-properties fo:text-align="justify" style:justify-single-word="false"/>
      <style:text-properties officeooo:paragraph-rsid="001d3aa6"/>
    </style:style>
    <style:style style:name="P334" style:family="paragraph" style:parent-style-name="Text_20_body">
      <style:paragraph-properties fo:text-align="justify" style:justify-single-word="false"/>
      <style:text-properties officeooo:paragraph-rsid="00257d51"/>
    </style:style>
    <style:style style:name="P335" style:family="paragraph" style:parent-style-name="Text_20_body">
      <style:paragraph-properties fo:text-align="justify" style:justify-single-word="false"/>
      <style:text-properties officeooo:paragraph-rsid="01eaae1c"/>
    </style:style>
    <style:style style:name="P336" style:family="paragraph" style:parent-style-name="Text_20_body">
      <style:paragraph-properties fo:text-align="justify" style:justify-single-word="false"/>
      <style:text-properties officeooo:paragraph-rsid="020ff2e5"/>
    </style:style>
    <style:style style:name="P337" style:family="paragraph" style:parent-style-name="Standard">
      <style:paragraph-properties fo:text-align="justify" style:justify-single-word="false"/>
    </style:style>
    <style:style style:name="P338" style:family="paragraph" style:parent-style-name="Text_20_body">
      <style:paragraph-properties fo:text-align="justify" style:justify-single-word="false"/>
      <style:text-properties officeooo:paragraph-rsid="00a42499"/>
    </style:style>
    <style:style style:name="P339" style:family="paragraph" style:parent-style-name="Text_20_body">
      <style:paragraph-properties fo:text-align="justify" style:justify-single-word="false"/>
      <style:text-properties officeooo:paragraph-rsid="00e1c528"/>
    </style:style>
    <style:style style:name="P340" style:family="paragraph" style:parent-style-name="Text_20_body">
      <style:paragraph-properties fo:text-align="justify" style:justify-single-word="false">
        <style:tab-stops>
          <style:tab-stop style:position="4.1083in"/>
        </style:tab-stops>
      </style:paragraph-properties>
    </style:style>
    <style:style style:name="P341" style:family="paragraph" style:parent-style-name="Text_20_body">
      <style:paragraph-properties fo:text-align="justify" style:justify-single-word="false"/>
      <style:text-properties officeooo:paragraph-rsid="00e032c2"/>
    </style:style>
    <style:style style:name="P342" style:family="paragraph" style:parent-style-name="Text_20_body">
      <style:paragraph-properties fo:text-align="justify" style:justify-single-word="false"/>
      <style:text-properties officeooo:paragraph-rsid="00e2c59b"/>
    </style:style>
    <style:style style:name="P343" style:family="paragraph" style:parent-style-name="Standard">
      <style:paragraph-properties fo:text-align="justify" style:justify-single-word="false"/>
      <style:text-properties officeooo:paragraph-rsid="02d2a205"/>
    </style:style>
    <style:style style:name="P344" style:family="paragraph" style:parent-style-name="Text_20_body">
      <style:paragraph-properties fo:text-align="justify" style:justify-single-word="false"/>
      <style:text-properties officeooo:paragraph-rsid="02b00aac"/>
    </style:style>
    <style:style style:name="P345" style:family="paragraph" style:parent-style-name="Text_20_body">
      <style:paragraph-properties fo:text-align="justify" style:justify-single-word="false"/>
      <style:text-properties officeooo:paragraph-rsid="02b4ae46"/>
    </style:style>
    <style:style style:name="P346" style:family="paragraph" style:parent-style-name="Text_20_body">
      <style:paragraph-properties fo:text-align="justify" style:justify-single-word="false"/>
      <style:text-properties officeooo:paragraph-rsid="02d2bd55"/>
    </style:style>
    <style:style style:name="P347" style:family="paragraph" style:parent-style-name="Text_20_body">
      <style:paragraph-properties fo:text-align="justify" style:justify-single-word="false"/>
      <style:text-properties officeooo:paragraph-rsid="02d5aacc"/>
    </style:style>
    <style:style style:name="P348" style:family="paragraph" style:parent-style-name="Text_20_body">
      <style:paragraph-properties fo:text-align="justify" style:justify-single-word="false"/>
      <style:text-properties officeooo:paragraph-rsid="02d9a952"/>
    </style:style>
    <style:style style:name="P349" style:family="paragraph" style:parent-style-name="Text_20_body">
      <style:paragraph-properties fo:text-align="justify" style:justify-single-word="false"/>
      <style:text-properties fo:font-style="italic" style:font-style-asian="italic" style:font-style-complex="italic"/>
    </style:style>
    <style:style style:name="P350" style:family="paragraph" style:parent-style-name="Text_20_body">
      <style:text-properties fo:font-style="italic" style:font-style-asian="italic" style:font-style-complex="italic"/>
    </style:style>
    <style:style style:name="P351" style:family="paragraph" style:parent-style-name="Text_20_body">
      <style:text-properties officeooo:paragraph-rsid="00175913"/>
    </style:style>
    <style:style style:name="P352" style:family="paragraph" style:parent-style-name="Text_20_body">
      <style:paragraph-properties fo:text-align="center" style:justify-single-word="false"/>
    </style:style>
    <style:style style:name="P353" style:family="paragraph" style:parent-style-name="Text_20_body">
      <style:paragraph-properties fo:text-align="justify" style:justify-single-word="false"/>
      <style:text-properties fo:language="en" fo:country="US" officeooo:rsid="01934728" officeooo:paragraph-rsid="0196a32c"/>
    </style:style>
    <style:style style:name="P354" style:family="paragraph" style:parent-style-name="Text_20_body">
      <style:paragraph-properties fo:text-align="justify" style:justify-single-word="false"/>
      <style:text-properties fo:language="en" fo:country="US" officeooo:rsid="01934728" officeooo:paragraph-rsid="01934728"/>
    </style:style>
    <style:style style:name="P355" style:family="paragraph" style:parent-style-name="Text_20_body">
      <style:paragraph-properties fo:text-align="justify" style:justify-single-word="false"/>
      <style:text-properties fo:language="en" fo:country="US" officeooo:rsid="019b8b25" officeooo:paragraph-rsid="019b8b25"/>
    </style:style>
    <style:style style:name="P356" style:family="paragraph" style:parent-style-name="Text_20_body">
      <style:paragraph-properties fo:text-align="justify" style:justify-single-word="false"/>
      <style:text-properties fo:language="en" fo:country="US" officeooo:rsid="01b5c453" officeooo:paragraph-rsid="01b5c453"/>
    </style:style>
    <style:style style:name="P357" style:family="paragraph" style:parent-style-name="Text_20_body">
      <style:paragraph-properties fo:text-align="justify" style:justify-single-word="false"/>
      <style:text-properties fo:language="en" fo:country="US" officeooo:rsid="01be1531" officeooo:paragraph-rsid="01be1531"/>
    </style:style>
    <style:style style:name="P358" style:family="paragraph" style:parent-style-name="Standard">
      <style:paragraph-properties fo:text-align="justify" style:justify-single-word="false"/>
      <style:text-properties fo:language="en" fo:country="US" officeooo:rsid="02902bd3" officeooo:paragraph-rsid="02902bd3"/>
    </style:style>
    <style:style style:name="P359" style:family="paragraph" style:parent-style-name="Text_20_body">
      <style:paragraph-properties fo:text-align="justify" style:justify-single-word="false"/>
      <style:text-properties officeooo:rsid="01ef50cc" officeooo:paragraph-rsid="01ef50cc"/>
    </style:style>
    <style:style style:name="P360" style:family="paragraph" style:parent-style-name="Text_20_body">
      <style:paragraph-properties fo:text-align="justify" style:justify-single-word="false"/>
      <style:text-properties officeooo:rsid="01f02364" officeooo:paragraph-rsid="01f02364"/>
    </style:style>
    <style:style style:name="P361" style:family="paragraph" style:parent-style-name="Text_20_body">
      <style:paragraph-properties fo:text-align="justify" style:justify-single-word="false"/>
      <style:text-properties officeooo:rsid="01f20548" officeooo:paragraph-rsid="01f20548"/>
    </style:style>
    <style:style style:name="P362" style:family="paragraph" style:parent-style-name="Text_20_body">
      <style:paragraph-properties fo:text-align="justify" style:justify-single-word="false"/>
      <style:text-properties officeooo:rsid="01f20548" officeooo:paragraph-rsid="02d051a2"/>
    </style:style>
    <style:style style:name="P363" style:family="paragraph" style:parent-style-name="Text_20_body">
      <style:paragraph-properties fo:text-align="justify" style:justify-single-word="false"/>
      <style:text-properties officeooo:rsid="01f4790e" officeooo:paragraph-rsid="01fe4e34"/>
    </style:style>
    <style:style style:name="P364" style:family="paragraph" style:parent-style-name="Text_20_body">
      <style:paragraph-properties fo:text-align="justify" style:justify-single-word="false"/>
      <style:text-properties officeooo:rsid="020e61d0" officeooo:paragraph-rsid="020e61d0"/>
    </style:style>
    <style:style style:name="P365" style:family="paragraph" style:parent-style-name="Text_20_body">
      <style:paragraph-properties fo:text-align="justify" style:justify-single-word="false"/>
      <style:text-properties officeooo:rsid="020e61d0" officeooo:paragraph-rsid="020ff2e5"/>
    </style:style>
    <style:style style:name="P366" style:family="paragraph" style:parent-style-name="Text_20_body">
      <style:paragraph-properties fo:text-align="justify" style:justify-single-word="false"/>
      <style:text-properties officeooo:rsid="020e61d0" officeooo:paragraph-rsid="0211ec1f"/>
    </style:style>
    <style:style style:name="P367" style:family="paragraph" style:parent-style-name="Text_20_body">
      <style:paragraph-properties fo:text-align="justify" style:justify-single-word="false"/>
      <style:text-properties officeooo:rsid="020e61d0" officeooo:paragraph-rsid="021bf5db"/>
    </style:style>
    <style:style style:name="P368" style:family="paragraph" style:parent-style-name="Text_20_body">
      <style:paragraph-properties fo:text-align="justify" style:justify-single-word="false"/>
      <style:text-properties officeooo:rsid="0219f04c" officeooo:paragraph-rsid="0219f04c"/>
    </style:style>
    <style:style style:name="P369" style:family="paragraph" style:parent-style-name="Text_20_body">
      <style:paragraph-properties fo:text-align="justify" style:justify-single-word="false"/>
      <style:text-properties officeooo:rsid="021e9d8a" officeooo:paragraph-rsid="021e9d8a"/>
    </style:style>
    <style:style style:name="P370" style:family="paragraph" style:parent-style-name="Text_20_body">
      <style:paragraph-properties fo:text-align="justify" style:justify-single-word="false"/>
      <style:text-properties officeooo:rsid="021e9d8a" officeooo:paragraph-rsid="021f11d2"/>
    </style:style>
    <style:style style:name="P371" style:family="paragraph" style:parent-style-name="Text_20_body">
      <style:paragraph-properties fo:text-align="justify" style:justify-single-word="false"/>
      <style:text-properties officeooo:rsid="021e9d8a" officeooo:paragraph-rsid="0221356c"/>
    </style:style>
    <style:style style:name="P372" style:family="paragraph" style:parent-style-name="Text_20_body">
      <style:paragraph-properties fo:text-align="justify" style:justify-single-word="false"/>
      <style:text-properties officeooo:rsid="0222e4aa" officeooo:paragraph-rsid="0222e4aa"/>
    </style:style>
    <style:style style:name="P373" style:family="paragraph" style:parent-style-name="Text_20_body">
      <style:paragraph-properties fo:text-align="justify" style:justify-single-word="false"/>
      <style:text-properties officeooo:rsid="0215b99a" officeooo:paragraph-rsid="0215b99a"/>
    </style:style>
    <style:style style:name="P374" style:family="paragraph" style:parent-style-name="Text_20_body">
      <style:paragraph-properties fo:text-align="justify" style:justify-single-word="false"/>
      <style:text-properties officeooo:rsid="0215b99a" officeooo:paragraph-rsid="021e9d8a"/>
    </style:style>
    <style:style style:name="P375" style:family="paragraph" style:parent-style-name="Text_20_body">
      <style:paragraph-properties fo:text-align="justify" style:justify-single-word="false"/>
      <style:text-properties officeooo:rsid="0225e5a3" officeooo:paragraph-rsid="0225e5a3"/>
    </style:style>
    <style:style style:name="P376" style:family="paragraph" style:parent-style-name="Text_20_body">
      <style:paragraph-properties fo:text-align="justify" style:justify-single-word="false"/>
      <style:text-properties fo:language="uk" fo:country="UA"/>
    </style:style>
    <style:style style:name="P377"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378"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379" style:family="paragraph" style:parent-style-name="Text_20_body">
      <style:paragraph-properties fo:text-align="justify" style:justify-single-word="false"/>
      <style:text-properties fo:color="#c9211e" loext:opacity="100%" fo:language="ru" fo:country="RU"/>
    </style:style>
    <style:style style:name="P380" style:family="paragraph" style:parent-style-name="Text_20_body">
      <style:paragraph-properties fo:text-align="justify" style:justify-single-word="false"/>
      <style:text-properties fo:background-color="#ffff00"/>
    </style:style>
    <style:style style:name="P381" style:family="paragraph" style:parent-style-name="Text_20_body">
      <style:paragraph-properties fo:text-align="justify" style:justify-single-word="false"/>
      <style:text-properties officeooo:rsid="022f687f" officeooo:paragraph-rsid="022f687f"/>
    </style:style>
    <style:style style:name="P382" style:family="paragraph" style:parent-style-name="Text_20_body">
      <style:paragraph-properties fo:text-align="justify" style:justify-single-word="false"/>
      <style:text-properties officeooo:rsid="022f687f" officeooo:paragraph-rsid="0254f11a"/>
    </style:style>
    <style:style style:name="P383" style:family="paragraph" style:parent-style-name="Text_20_body">
      <style:paragraph-properties fo:text-align="justify" style:justify-single-word="false"/>
      <style:text-properties officeooo:rsid="022f687f" officeooo:paragraph-rsid="0255d4b3"/>
    </style:style>
    <style:style style:name="P384" style:family="paragraph" style:parent-style-name="Text_20_body">
      <style:paragraph-properties fo:text-align="justify" style:justify-single-word="false"/>
      <style:text-properties officeooo:rsid="022f687f" officeooo:paragraph-rsid="0259d7a1"/>
    </style:style>
    <style:style style:name="P385" style:family="paragraph" style:parent-style-name="Text_20_body">
      <style:paragraph-properties fo:text-align="justify" style:justify-single-word="false"/>
      <style:text-properties officeooo:rsid="022f687f" officeooo:paragraph-rsid="027b79d2"/>
    </style:style>
    <style:style style:name="P386" style:family="paragraph" style:parent-style-name="Text_20_body">
      <style:paragraph-properties fo:text-align="justify" style:justify-single-word="false"/>
      <style:text-properties officeooo:rsid="02332fb1" officeooo:paragraph-rsid="02332fb1"/>
    </style:style>
    <style:style style:name="P387" style:family="paragraph" style:parent-style-name="Text_20_body">
      <style:paragraph-properties fo:text-align="justify" style:justify-single-word="false"/>
      <style:text-properties officeooo:rsid="02349b46" officeooo:paragraph-rsid="02349b46"/>
    </style:style>
    <style:style style:name="P388" style:family="paragraph" style:parent-style-name="Text_20_body">
      <style:paragraph-properties fo:text-align="justify" style:justify-single-word="false"/>
      <style:text-properties officeooo:rsid="0241ad41" officeooo:paragraph-rsid="0241ad41"/>
    </style:style>
    <style:style style:name="P389" style:family="paragraph" style:parent-style-name="Text_20_body">
      <style:paragraph-properties fo:text-align="justify" style:justify-single-word="false"/>
      <style:text-properties officeooo:rsid="024334d7" officeooo:paragraph-rsid="024334d7"/>
    </style:style>
    <style:style style:name="P390" style:family="paragraph" style:parent-style-name="Text_20_body">
      <style:paragraph-properties fo:text-align="justify" style:justify-single-word="false"/>
      <style:text-properties officeooo:rsid="024334d7" officeooo:paragraph-rsid="0243b4c5"/>
    </style:style>
    <style:style style:name="P391" style:family="paragraph" style:parent-style-name="Text_20_body">
      <style:paragraph-properties fo:text-align="justify" style:justify-single-word="false"/>
      <style:text-properties officeooo:rsid="0245464d" officeooo:paragraph-rsid="0245464d"/>
    </style:style>
    <style:style style:name="P392" style:family="paragraph" style:parent-style-name="Text_20_body">
      <style:paragraph-properties fo:text-align="justify" style:justify-single-word="false"/>
      <style:text-properties officeooo:rsid="0245464d" officeooo:paragraph-rsid="0243b4c5"/>
    </style:style>
    <style:style style:name="P393" style:family="paragraph" style:parent-style-name="Text_20_body">
      <style:paragraph-properties fo:text-align="justify" style:justify-single-word="false"/>
      <style:text-properties officeooo:rsid="024927e1" officeooo:paragraph-rsid="024927e1"/>
    </style:style>
    <style:style style:name="P394" style:family="paragraph" style:parent-style-name="Text_20_body">
      <style:paragraph-properties fo:text-align="justify" style:justify-single-word="false"/>
      <style:text-properties officeooo:rsid="024927e1" officeooo:paragraph-rsid="024baded"/>
    </style:style>
    <style:style style:name="P395" style:family="paragraph" style:parent-style-name="Text_20_body">
      <style:paragraph-properties fo:text-align="justify" style:justify-single-word="false"/>
      <style:text-properties officeooo:rsid="024927e1" officeooo:paragraph-rsid="024f45c1"/>
    </style:style>
    <style:style style:name="P396" style:family="paragraph" style:parent-style-name="Text_20_body">
      <style:paragraph-properties fo:text-align="justify" style:justify-single-word="false"/>
      <style:text-properties officeooo:rsid="024baded" officeooo:paragraph-rsid="024baded"/>
    </style:style>
    <style:style style:name="P397" style:family="paragraph" style:parent-style-name="Text_20_body">
      <style:paragraph-properties fo:text-align="justify" style:justify-single-word="false"/>
      <style:text-properties officeooo:rsid="024e7715" officeooo:paragraph-rsid="024f45c1"/>
    </style:style>
    <style:style style:name="P398" style:family="paragraph" style:parent-style-name="Text_20_body">
      <style:paragraph-properties fo:text-align="justify" style:justify-single-word="false"/>
      <style:text-properties officeooo:rsid="024e7715" officeooo:paragraph-rsid="0255d4b3"/>
    </style:style>
    <style:style style:name="P399" style:family="paragraph" style:parent-style-name="Text_20_body">
      <style:paragraph-properties fo:text-align="justify" style:justify-single-word="false"/>
      <style:text-properties officeooo:rsid="02512d1e" officeooo:paragraph-rsid="02512d1e"/>
    </style:style>
    <style:style style:name="P400" style:family="paragraph" style:parent-style-name="Text_20_body">
      <style:paragraph-properties fo:text-align="justify" style:justify-single-word="false"/>
      <style:text-properties officeooo:rsid="0259d7a1" officeooo:paragraph-rsid="021e9d8a"/>
    </style:style>
    <style:style style:name="P401" style:family="paragraph" style:parent-style-name="Text_20_body">
      <style:paragraph-properties fo:text-align="justify" style:justify-single-word="false"/>
      <style:text-properties officeooo:rsid="0259d7a1" officeooo:paragraph-rsid="0259d7a1"/>
    </style:style>
    <style:style style:name="P402" style:family="paragraph" style:parent-style-name="Text_20_body">
      <style:paragraph-properties fo:text-align="justify" style:justify-single-word="false"/>
      <style:text-properties officeooo:rsid="025ffc1f" officeooo:paragraph-rsid="025ffc1f"/>
    </style:style>
    <style:style style:name="P403" style:family="paragraph" style:parent-style-name="Text_20_body">
      <style:paragraph-properties fo:text-align="justify" style:justify-single-word="false"/>
      <style:text-properties officeooo:rsid="0273dd5d" officeooo:paragraph-rsid="0273dd5d"/>
    </style:style>
    <style:style style:name="P404" style:family="paragraph" style:parent-style-name="Standard">
      <style:paragraph-properties fo:text-align="justify" style:justify-single-word="false"/>
      <style:text-properties officeooo:rsid="0015f766" officeooo:paragraph-rsid="0015f766"/>
    </style:style>
    <style:style style:name="P405" style:family="paragraph" style:parent-style-name="Text_20_body">
      <style:paragraph-properties fo:text-align="justify" style:justify-single-word="false"/>
      <style:text-properties officeooo:rsid="0201bde9" officeooo:paragraph-rsid="02a7c2b4"/>
    </style:style>
    <style:style style:name="P406" style:family="paragraph" style:parent-style-name="Text_20_body">
      <style:paragraph-properties fo:text-align="justify" style:justify-single-word="false"/>
      <style:text-properties officeooo:rsid="0243b4c5" officeooo:paragraph-rsid="0243b4c5"/>
    </style:style>
    <style:style style:name="P407" style:family="paragraph" style:parent-style-name="Text_20_body">
      <style:paragraph-properties fo:text-align="justify" style:justify-single-word="false"/>
      <style:text-properties officeooo:rsid="02d9a952" officeooo:paragraph-rsid="02d9a952"/>
    </style:style>
    <style:style style:name="P408" style:family="paragraph" style:parent-style-name="Heading_20_1" style:master-page-name="MP0">
      <style:paragraph-properties fo:text-align="center" style:justify-single-word="false" style:page-number="auto" fo:break-before="page"/>
      <style:text-properties fo:language="ru" fo:country="RU"/>
    </style:style>
    <style:style style:name="P409" style:family="paragraph" style:parent-style-name="Heading_20_1">
      <style:paragraph-properties fo:text-align="justify" style:justify-single-word="false"/>
    </style:style>
    <style:style style:name="P410" style:family="paragraph" style:parent-style-name="Heading_20_2">
      <style:paragraph-properties fo:text-align="center" style:justify-single-word="false"/>
      <style:text-properties fo:language="ru" fo:country="RU"/>
    </style:style>
    <style:style style:name="P411" style:family="paragraph" style:parent-style-name="Heading_20_2">
      <style:paragraph-properties fo:text-align="center" style:justify-single-word="false"/>
      <style:text-properties fo:language="ru" fo:country="RU" officeooo:paragraph-rsid="02d5aacc"/>
    </style:style>
    <style:style style:name="P412" style:family="paragraph" style:parent-style-name="Heading_20_2">
      <style:paragraph-properties fo:text-align="center" style:justify-single-word="false"/>
      <style:text-properties fo:language="ru" fo:country="RU" fo:font-weight="normal" style:font-weight-asian="normal" style:font-weight-complex="normal"/>
    </style:style>
    <style:style style:name="P413" style:family="paragraph" style:parent-style-name="Heading_20_2">
      <style:paragraph-properties fo:text-align="center" style:justify-single-word="false"/>
      <style:text-properties fo:language="ru" fo:country="RU" fo:font-style="italic" style:font-style-asian="italic" style:font-style-complex="italic"/>
    </style:style>
    <style:style style:name="P414" style:family="paragraph" style:parent-style-name="Heading_20_2">
      <style:paragraph-properties fo:text-align="center" style:justify-single-word="false"/>
    </style:style>
    <style:style style:name="P415" style:family="paragraph" style:parent-style-name="Text_20_body">
      <style:paragraph-properties fo:text-align="justify" style:justify-single-word="false"/>
      <style:text-properties fo:language="ru" fo:country="RU" officeooo:paragraph-rsid="02dfa2bc"/>
    </style:style>
    <style:style style:name="P416" style:family="paragraph" style:parent-style-name="Text_20_body">
      <style:paragraph-properties fo:text-align="justify" style:justify-single-word="false"/>
      <style:text-properties fo:language="ru" fo:country="RU" officeooo:paragraph-rsid="02e27a9b"/>
    </style:style>
    <style:style style:name="P417" style:family="paragraph" style:parent-style-name="Text_20_body">
      <style:paragraph-properties fo:text-align="justify" style:justify-single-word="false"/>
      <style:text-properties fo:language="ru" fo:country="RU"/>
    </style:style>
    <style:style style:name="P418" style:family="paragraph" style:parent-style-name="Text_20_body">
      <style:paragraph-properties fo:text-align="justify" style:justify-single-word="false"/>
      <style:text-properties fo:language="ru" fo:country="RU" officeooo:rsid="02e1317e" officeooo:paragraph-rsid="02e27a9b"/>
    </style:style>
    <style:style style:name="P419" style:family="paragraph" style:parent-style-name="Text_20_body">
      <style:paragraph-properties fo:text-align="justify" style:justify-single-word="false"/>
      <style:text-properties fo:language="ru" fo:country="RU" officeooo:rsid="02e27a9b" officeooo:paragraph-rsid="02e27a9b"/>
    </style:style>
    <style:style style:name="P420" style:family="paragraph" style:parent-style-name="Text_20_body">
      <style:paragraph-properties fo:text-align="justify" style:justify-single-word="false"/>
      <style:text-properties officeooo:paragraph-rsid="02e27a9b"/>
    </style:style>
    <style:style style:name="P421" style:family="paragraph" style:parent-style-name="Text_20_body">
      <style:paragraph-properties fo:text-align="justify" style:justify-single-word="false"/>
    </style:style>
    <style:style style:name="P422" style:family="paragraph" style:parent-style-name="Text_20_body">
      <style:paragraph-properties fo:text-align="justify" style:justify-single-word="false"/>
      <style:text-properties officeooo:rsid="020e61d0" fo:background-color="#ffff00"/>
    </style:style>
    <style:style style:name="P423" style:family="paragraph" style:parent-style-name="Text_20_body">
      <style:paragraph-properties fo:text-align="justify" style:justify-single-word="false"/>
      <style:text-properties officeooo:rsid="02e3fad6" officeooo:paragraph-rsid="02e3fad6" fo:background-color="transparent"/>
    </style:style>
    <style:style style:name="T1" style:family="text">
      <style:text-properties fo:language="en" fo:country="US"/>
    </style:style>
    <style:style style:name="T2" style:family="text">
      <style:text-properties fo:language="en" fo:country="US" officeooo:rsid="0118b90d"/>
    </style:style>
    <style:style style:name="T3" style:family="text">
      <style:text-properties fo:language="en" fo:country="US" officeooo:rsid="012390e8"/>
    </style:style>
    <style:style style:name="T4" style:family="text">
      <style:text-properties fo:language="en" fo:country="US" officeooo:rsid="0048453c"/>
    </style:style>
    <style:style style:name="T5" style:family="text">
      <style:text-properties fo:language="en" fo:country="US" officeooo:rsid="012f7eab"/>
    </style:style>
    <style:style style:name="T6" style:family="text">
      <style:text-properties fo:language="en" fo:country="US" officeooo:rsid="013fa266"/>
    </style:style>
    <style:style style:name="T7" style:family="text">
      <style:text-properties fo:language="en" fo:country="US" officeooo:rsid="01523e4b"/>
    </style:style>
    <style:style style:name="T8" style:family="text">
      <style:text-properties fo:language="en" fo:country="US" officeooo:rsid="002771ba"/>
    </style:style>
    <style:style style:name="T9" style:family="text">
      <style:text-properties fo:language="en" fo:country="US" officeooo:rsid="00293b82"/>
    </style:style>
    <style:style style:name="T10" style:family="text">
      <style:text-properties fo:language="en" fo:country="US" officeooo:rsid="00388643"/>
    </style:style>
    <style:style style:name="T11" style:family="text">
      <style:text-properties fo:language="en" fo:country="US" officeooo:rsid="016cc8cb"/>
    </style:style>
    <style:style style:name="T12" style:family="text">
      <style:text-properties fo:language="en" fo:country="US" officeooo:rsid="016e21d1"/>
    </style:style>
    <style:style style:name="T13" style:family="text">
      <style:text-properties fo:language="en" fo:country="US" officeooo:rsid="01806a3a"/>
    </style:style>
    <style:style style:name="T14" style:family="text">
      <style:text-properties fo:language="en" fo:country="US" officeooo:rsid="017e4206"/>
    </style:style>
    <style:style style:name="T15" style:family="text">
      <style:text-properties fo:language="en" fo:country="US" officeooo:rsid="00a26c20"/>
    </style:style>
    <style:style style:name="T16" style:family="text">
      <style:text-properties fo:language="en" fo:country="US" officeooo:rsid="00ade673"/>
    </style:style>
    <style:style style:name="T17" style:family="text">
      <style:text-properties fo:language="en" fo:country="US" officeooo:rsid="00af457d"/>
    </style:style>
    <style:style style:name="T18" style:family="text">
      <style:text-properties fo:language="en" fo:country="US" officeooo:rsid="00e2c59b"/>
    </style:style>
    <style:style style:name="T19" style:family="text">
      <style:text-properties fo:language="en" fo:country="US" officeooo:rsid="0106c4e9"/>
    </style:style>
    <style:style style:name="T20" style:family="text">
      <style:text-properties fo:language="en" fo:country="US" officeooo:rsid="00802041"/>
    </style:style>
    <style:style style:name="T21" style:family="text">
      <style:text-properties fo:language="en" fo:country="US" officeooo:rsid="026f3e58"/>
    </style:style>
    <style:style style:name="T22" style:family="text">
      <style:text-properties fo:language="en" fo:country="US" officeooo:rsid="0276dd17"/>
    </style:style>
    <style:style style:name="T23" style:family="text">
      <style:text-properties fo:language="en" fo:country="US" officeooo:rsid="0278626a"/>
    </style:style>
    <style:style style:name="T24" style:family="text">
      <style:text-properties fo:language="en" fo:country="US" fo:background-color="transparent" loext:char-shading-value="0"/>
    </style:style>
    <style:style style:name="T25" style:family="text">
      <style:text-properties fo:language="en" fo:country="US" officeooo:rsid="02cc62ea"/>
    </style:style>
    <style:style style:name="T26" style:family="text">
      <style:text-properties fo:language="en" fo:country="US" officeooo:rsid="02d2a205"/>
    </style:style>
    <style:style style:name="T27" style:family="text">
      <style:text-properties fo:language="en" fo:country="US" officeooo:rsid="02d2bd55"/>
    </style:style>
    <style:style style:name="T28" style:family="text">
      <style:text-properties officeooo:rsid="011687d9"/>
    </style:style>
    <style:style style:name="T29" style:family="text">
      <style:text-properties fo:language="ru" fo:country="RU"/>
    </style:style>
    <style:style style:name="T30" style:family="text">
      <style:text-properties fo:language="ru" fo:country="RU" fo:font-style="italic" style:font-style-asian="italic"/>
    </style:style>
    <style:style style:name="T31" style:family="text">
      <style:text-properties fo:language="ru" fo:country="RU" fo:font-style="italic" style:font-style-asian="italic" style:font-style-complex="italic"/>
    </style:style>
    <style:style style:name="T32" style:family="text">
      <style:text-properties fo:language="ru" fo:country="RU" fo:font-style="italic" officeooo:rsid="016ad2e9" style:font-style-asian="italic" style:font-style-complex="italic"/>
    </style:style>
    <style:style style:name="T33" style:family="text">
      <style:text-properties fo:language="ru" fo:country="RU" fo:font-style="italic" officeooo:rsid="011a7811" style:font-style-asian="italic" style:font-style-complex="italic"/>
    </style:style>
    <style:style style:name="T34" style:family="text">
      <style:text-properties fo:language="ru" fo:country="RU" fo:font-style="italic" officeooo:rsid="011c07c9" style:font-style-asian="italic" style:font-style-complex="italic"/>
    </style:style>
    <style:style style:name="T35" style:family="text">
      <style:text-properties fo:language="ru" fo:country="RU" fo:font-style="italic" officeooo:rsid="013ea3b9" style:font-style-asian="italic" style:font-style-complex="italic"/>
    </style:style>
    <style:style style:name="T36" style:family="text">
      <style:text-properties fo:language="ru" fo:country="RU" fo:font-style="italic" officeooo:rsid="001d3aa6" style:font-style-asian="italic" style:font-style-complex="italic"/>
    </style:style>
    <style:style style:name="T37" style:family="text">
      <style:text-properties fo:language="ru" fo:country="RU" fo:font-style="italic" officeooo:rsid="014db8a3" style:font-style-asian="italic" style:font-style-complex="italic"/>
    </style:style>
    <style:style style:name="T38" style:family="text">
      <style:text-properties fo:language="ru" fo:country="RU" fo:font-style="italic" officeooo:rsid="00245709" style:font-style-asian="italic" style:font-style-complex="italic"/>
    </style:style>
    <style:style style:name="T39" style:family="text">
      <style:text-properties fo:language="ru" fo:country="RU" fo:font-style="italic" officeooo:rsid="01512429" style:font-style-asian="italic" style:font-style-complex="italic"/>
    </style:style>
    <style:style style:name="T40" style:family="text">
      <style:text-properties fo:language="ru" fo:country="RU" fo:font-style="italic" officeooo:rsid="00257d51" style:font-style-asian="italic" style:font-style-complex="italic"/>
    </style:style>
    <style:style style:name="T41" style:family="text">
      <style:text-properties fo:language="ru" fo:country="RU" fo:font-style="italic" officeooo:rsid="002771ba" style:font-style-asian="italic" style:font-style-complex="italic"/>
    </style:style>
    <style:style style:name="T42" style:family="text">
      <style:text-properties fo:language="ru" fo:country="RU" fo:font-style="italic" officeooo:rsid="01535d7d" style:font-style-asian="italic" style:font-style-complex="italic"/>
    </style:style>
    <style:style style:name="T43" style:family="text">
      <style:text-properties fo:language="ru" fo:country="RU" fo:font-style="italic" officeooo:rsid="00293b82" style:font-style-asian="italic" style:font-style-complex="italic"/>
    </style:style>
    <style:style style:name="T44" style:family="text">
      <style:text-properties fo:language="ru" fo:country="RU" fo:font-style="italic" officeooo:rsid="016487c0" style:font-style-asian="italic" style:font-style-complex="italic"/>
    </style:style>
    <style:style style:name="T45" style:family="text">
      <style:text-properties fo:language="ru" fo:country="RU" fo:font-style="italic" officeooo:rsid="016cb477" style:font-style-asian="italic" style:font-style-complex="italic"/>
    </style:style>
    <style:style style:name="T46" style:family="text">
      <style:text-properties fo:language="ru" fo:country="RU" fo:font-style="italic" officeooo:rsid="016e21d1" style:font-style-asian="italic" style:font-style-complex="italic"/>
    </style:style>
    <style:style style:name="T47" style:family="text">
      <style:text-properties fo:language="ru" fo:country="RU" fo:font-style="italic" officeooo:rsid="004b3f7e" style:font-style-asian="italic" style:font-style-complex="italic"/>
    </style:style>
    <style:style style:name="T48" style:family="text">
      <style:text-properties fo:language="ru" fo:country="RU" fo:font-style="italic" officeooo:rsid="008cece7" style:font-style-asian="italic" style:font-style-complex="italic"/>
    </style:style>
    <style:style style:name="T49" style:family="text">
      <style:text-properties fo:language="ru" fo:country="RU" fo:font-style="italic" officeooo:rsid="009a2e3b" style:font-style-asian="italic" style:font-style-complex="italic"/>
    </style:style>
    <style:style style:name="T50" style:family="text">
      <style:text-properties fo:language="ru" fo:country="RU" fo:font-style="italic" officeooo:rsid="00994bf0" style:font-style-asian="italic" style:font-style-complex="italic"/>
    </style:style>
    <style:style style:name="T51" style:family="text">
      <style:text-properties fo:language="ru" fo:country="RU" fo:font-style="italic" officeooo:rsid="009bf573" style:font-style-asian="italic" style:font-style-complex="italic"/>
    </style:style>
    <style:style style:name="T52" style:family="text">
      <style:text-properties fo:language="ru" fo:country="RU" fo:font-style="italic" officeooo:rsid="00c1e4e3" style:font-style-asian="italic" style:font-style-complex="italic"/>
    </style:style>
    <style:style style:name="T53" style:family="text">
      <style:text-properties fo:language="ru" fo:country="RU" fo:font-style="italic" officeooo:rsid="00c20ba5" style:font-style-asian="italic" style:font-style-complex="italic"/>
    </style:style>
    <style:style style:name="T54" style:family="text">
      <style:text-properties fo:language="ru" fo:country="RU" fo:font-style="italic" officeooo:rsid="00c321bd" style:font-style-asian="italic" style:font-style-complex="italic"/>
    </style:style>
    <style:style style:name="T55" style:family="text">
      <style:text-properties fo:language="ru" fo:country="RU" fo:font-style="italic" officeooo:rsid="02b00aac" style:font-style-asian="italic" style:font-style-complex="italic"/>
    </style:style>
    <style:style style:name="T56" style:family="text">
      <style:text-properties fo:language="ru" fo:country="RU" fo:font-style="italic" officeooo:rsid="02b5eea8" style:font-style-asian="italic" style:font-style-complex="italic"/>
    </style:style>
    <style:style style:name="T57" style:family="text">
      <style:text-properties fo:language="ru" fo:country="RU" fo:font-style="italic" officeooo:rsid="00a9f029" style:font-style-asian="italic" style:font-style-complex="italic"/>
    </style:style>
    <style:style style:name="T58" style:family="text">
      <style:text-properties fo:language="ru" fo:country="RU" fo:font-style="italic" fo:font-weight="bold" style:font-style-asian="italic" style:font-weight-asian="bold" style:font-style-complex="italic" style:font-weight-complex="bold"/>
    </style:style>
    <style:style style:name="T59" style:family="text">
      <style:text-properties fo:language="ru" fo:country="RU" fo:font-style="italic" fo:background-color="#ffffff" loext:char-shading-value="0" style:font-style-asian="italic" style:font-style-complex="italic"/>
    </style:style>
    <style:style style:name="T60" style:family="text">
      <style:text-properties fo:language="ru" fo:country="RU" fo:font-style="italic" fo:background-color="transparent" loext:char-shading-value="0" style:font-style-asian="italic" style:font-style-complex="italic"/>
    </style:style>
    <style:style style:name="T61" style:family="text">
      <style:text-properties fo:language="ru" fo:country="RU" fo:font-style="italic" officeooo:rsid="016e21d1" fo:background-color="transparent" loext:char-shading-value="0" style:font-style-asian="italic" style:font-style-complex="italic"/>
    </style:style>
    <style:style style:name="T62" style:family="text">
      <style:text-properties fo:language="ru" fo:country="RU" fo:font-style="italic" fo:background-color="#ffff00" loext:char-shading-value="0" style:font-style-asian="italic" style:font-style-complex="italic"/>
    </style:style>
    <style:style style:name="T63" style:family="text">
      <style:text-properties fo:language="ru" fo:country="RU" officeooo:rsid="011e8b7f"/>
    </style:style>
    <style:style style:name="T64" style:family="text">
      <style:text-properties fo:language="ru" fo:country="RU" officeooo:rsid="011fca38"/>
    </style:style>
    <style:style style:name="T65" style:family="text">
      <style:text-properties fo:language="ru" fo:country="RU" officeooo:rsid="011ffdd5"/>
    </style:style>
    <style:style style:name="T66" style:family="text">
      <style:text-properties fo:language="ru" fo:country="RU" fo:background-color="#ffffff" loext:char-shading-value="0"/>
    </style:style>
    <style:style style:name="T67" style:family="text">
      <style:text-properties fo:language="ru" fo:country="RU" officeooo:rsid="0121dfcd"/>
    </style:style>
    <style:style style:name="T68" style:family="text">
      <style:text-properties fo:language="ru" fo:country="RU" officeooo:rsid="0048f92e"/>
    </style:style>
    <style:style style:name="T69" style:family="text">
      <style:text-properties fo:language="ru" fo:country="RU" officeooo:rsid="013ac21f"/>
    </style:style>
    <style:style style:name="T70" style:family="text">
      <style:text-properties fo:language="ru" fo:country="RU" officeooo:rsid="012390e8"/>
    </style:style>
    <style:style style:name="T71" style:family="text">
      <style:text-properties fo:language="ru" fo:country="RU" officeooo:rsid="0048453c"/>
    </style:style>
    <style:style style:name="T72" style:family="text">
      <style:text-properties fo:language="ru" fo:country="RU" officeooo:rsid="01358f9a"/>
    </style:style>
    <style:style style:name="T73" style:family="text">
      <style:text-properties fo:language="ru" fo:country="RU" officeooo:rsid="01375ae7"/>
    </style:style>
    <style:style style:name="T74" style:family="text">
      <style:text-properties fo:language="ru" fo:country="RU" officeooo:rsid="013d46cf"/>
    </style:style>
    <style:style style:name="T75" style:family="text">
      <style:text-properties fo:language="ru" fo:country="RU" officeooo:rsid="014674be"/>
    </style:style>
    <style:style style:name="T76" style:family="text">
      <style:text-properties fo:language="ru" fo:country="RU" officeooo:rsid="00106065"/>
    </style:style>
    <style:style style:name="T77" style:family="text">
      <style:text-properties fo:language="ru" fo:country="RU" fo:background-color="transparent" loext:char-shading-value="0"/>
    </style:style>
    <style:style style:name="T78" style:family="text">
      <style:text-properties fo:language="ru" fo:country="RU" officeooo:rsid="00128647" fo:background-color="transparent" loext:char-shading-value="0"/>
    </style:style>
    <style:style style:name="T79" style:family="text">
      <style:text-properties fo:language="ru" fo:country="RU" officeooo:rsid="014674be" fo:background-color="transparent" loext:char-shading-value="0"/>
    </style:style>
    <style:style style:name="T80" style:family="text">
      <style:text-properties fo:language="ru" fo:country="RU" officeooo:rsid="00a42499" fo:background-color="transparent" loext:char-shading-value="0"/>
    </style:style>
    <style:style style:name="T81" style:family="text">
      <style:text-properties fo:language="ru" fo:country="RU" officeooo:rsid="00a5b407" fo:background-color="transparent" loext:char-shading-value="0"/>
    </style:style>
    <style:style style:name="T82" style:family="text">
      <style:text-properties fo:language="ru" fo:country="RU" officeooo:rsid="00b5d039" fo:background-color="transparent" loext:char-shading-value="0"/>
    </style:style>
    <style:style style:name="T83" style:family="text">
      <style:text-properties fo:language="ru" fo:country="RU" officeooo:rsid="00b6c7bb" fo:background-color="transparent" loext:char-shading-value="0"/>
    </style:style>
    <style:style style:name="T84" style:family="text">
      <style:text-properties fo:language="ru" fo:country="RU" officeooo:rsid="00cc8ddf" fo:background-color="transparent" loext:char-shading-value="0"/>
    </style:style>
    <style:style style:name="T85" style:family="text">
      <style:text-properties fo:language="ru" fo:country="RU" officeooo:rsid="00dfe376" fo:background-color="transparent" loext:char-shading-value="0"/>
    </style:style>
    <style:style style:name="T86" style:family="text">
      <style:text-properties fo:language="ru" fo:country="RU" officeooo:rsid="0215b99a" fo:background-color="transparent" loext:char-shading-value="0"/>
    </style:style>
    <style:style style:name="T87" style:family="text">
      <style:text-properties fo:language="ru" fo:country="RU" officeooo:rsid="027b79d2" fo:background-color="transparent" loext:char-shading-value="0"/>
    </style:style>
    <style:style style:name="T88" style:family="text">
      <style:text-properties fo:language="ru" fo:country="RU" officeooo:rsid="02d2bd55" fo:background-color="transparent" loext:char-shading-value="0"/>
    </style:style>
    <style:style style:name="T89" style:family="text">
      <style:text-properties fo:language="ru" fo:country="RU" officeooo:rsid="02d2eb79" fo:background-color="transparent" loext:char-shading-value="0"/>
    </style:style>
    <style:style style:name="T90" style:family="text">
      <style:text-properties fo:language="ru" fo:country="RU" officeooo:rsid="00175913"/>
    </style:style>
    <style:style style:name="T91" style:family="text">
      <style:text-properties fo:language="ru" fo:country="RU" officeooo:rsid="01485a13"/>
    </style:style>
    <style:style style:name="T92" style:family="text">
      <style:text-properties fo:language="ru" fo:country="RU" officeooo:rsid="00189af1"/>
    </style:style>
    <style:style style:name="T93" style:family="text">
      <style:text-properties fo:language="ru" fo:country="RU" fo:font-weight="bold" style:font-weight-asian="bold" style:font-weight-complex="bold"/>
    </style:style>
    <style:style style:name="T94" style:family="text">
      <style:text-properties fo:language="ru" fo:country="RU" officeooo:rsid="001efcaf"/>
    </style:style>
    <style:style style:name="T95" style:family="text">
      <style:text-properties fo:language="ru" fo:country="RU" officeooo:rsid="014db8a3"/>
    </style:style>
    <style:style style:name="T96" style:family="text">
      <style:text-properties fo:language="ru" fo:country="RU" fo:background-color="#ffff00" loext:char-shading-value="0"/>
    </style:style>
    <style:style style:name="T97" style:family="text">
      <style:text-properties fo:language="ru" fo:country="RU" officeooo:rsid="003ad058"/>
    </style:style>
    <style:style style:name="T98" style:family="text">
      <style:text-properties fo:language="ru" fo:country="RU" officeooo:rsid="016b77cc"/>
    </style:style>
    <style:style style:name="T99" style:family="text">
      <style:text-properties fo:language="ru" fo:country="RU" officeooo:rsid="0166f18e"/>
    </style:style>
    <style:style style:name="T100" style:family="text">
      <style:text-properties fo:language="ru" fo:country="RU" officeooo:rsid="005fce4e"/>
    </style:style>
    <style:style style:name="T101" style:family="text">
      <style:text-properties fo:language="ru" fo:country="RU" officeooo:rsid="00660bac"/>
    </style:style>
    <style:style style:name="T102" style:family="text">
      <style:text-properties fo:language="ru" fo:country="RU" officeooo:rsid="0185423d"/>
    </style:style>
    <style:style style:name="T103" style:family="text">
      <style:text-properties fo:language="ru" fo:country="RU" officeooo:rsid="01954ef1"/>
    </style:style>
    <style:style style:name="T104" style:family="text">
      <style:text-properties fo:language="ru" fo:country="RU" officeooo:rsid="0209b684"/>
    </style:style>
    <style:style style:name="T105" style:family="text">
      <style:text-properties fo:language="ru" fo:country="RU" officeooo:rsid="01bb21d4"/>
    </style:style>
    <style:style style:name="T106" style:family="text">
      <style:text-properties fo:language="ru" fo:country="RU" officeooo:rsid="0196a32c"/>
    </style:style>
    <style:style style:name="T107" style:family="text">
      <style:text-properties fo:language="ru" fo:country="RU" officeooo:rsid="01b5c453"/>
    </style:style>
    <style:style style:name="T108" style:family="text">
      <style:text-properties fo:language="ru" fo:country="RU" officeooo:rsid="01dd4fc6"/>
    </style:style>
    <style:style style:name="T109" style:family="text">
      <style:text-properties fo:language="ru" fo:country="RU" officeooo:rsid="01dfb230"/>
    </style:style>
    <style:style style:name="T110" style:family="text">
      <style:text-properties fo:language="ru" fo:country="RU" officeooo:rsid="01ddafc8"/>
    </style:style>
    <style:style style:name="T111" style:family="text">
      <style:text-properties fo:language="ru" fo:country="RU" officeooo:rsid="01e1626b"/>
    </style:style>
    <style:style style:name="T112" style:family="text">
      <style:text-properties fo:language="ru" fo:country="RU" officeooo:rsid="019b8b25"/>
    </style:style>
    <style:style style:name="T113" style:family="text">
      <style:text-properties fo:language="ru" fo:country="RU" officeooo:rsid="01eaae1c"/>
    </style:style>
    <style:style style:name="T114" style:family="text">
      <style:text-properties fo:language="ru" fo:country="RU" officeooo:rsid="01eeeecd"/>
    </style:style>
    <style:style style:name="T115" style:family="text">
      <style:text-properties fo:language="ru" fo:country="RU" officeooo:rsid="01eb7efa"/>
    </style:style>
    <style:style style:name="T116" style:family="text">
      <style:text-properties fo:language="ru" fo:country="RU" officeooo:rsid="01fcd6e1"/>
    </style:style>
    <style:style style:name="T117" style:family="text">
      <style:text-properties fo:language="ru" fo:country="RU" officeooo:rsid="01ec1d96"/>
    </style:style>
    <style:style style:name="T118" style:family="text">
      <style:text-properties fo:language="ru" fo:country="RU" officeooo:rsid="01ec4ae5"/>
    </style:style>
    <style:style style:name="T119" style:family="text">
      <style:text-properties fo:language="ru" fo:country="RU" officeooo:rsid="01f02364"/>
    </style:style>
    <style:style style:name="T120" style:family="text">
      <style:text-properties fo:language="ru" fo:country="RU" officeooo:rsid="01f4790e"/>
    </style:style>
    <style:style style:name="T121" style:family="text">
      <style:text-properties fo:language="ru" fo:country="RU" officeooo:rsid="01f5c338"/>
    </style:style>
    <style:style style:name="T122" style:family="text">
      <style:text-properties fo:language="ru" fo:country="RU" officeooo:rsid="020aae36"/>
    </style:style>
    <style:style style:name="T123" style:family="text">
      <style:text-properties fo:language="ru" fo:country="RU" officeooo:rsid="01f19a25"/>
    </style:style>
    <style:style style:name="T124" style:family="text">
      <style:text-properties fo:language="ru" fo:country="RU" officeooo:rsid="01f20548"/>
    </style:style>
    <style:style style:name="T125" style:family="text">
      <style:text-properties fo:language="ru" fo:country="RU" officeooo:rsid="01f3358c"/>
    </style:style>
    <style:style style:name="T126" style:family="text">
      <style:text-properties fo:language="ru" fo:country="RU" officeooo:rsid="01fe4e34"/>
    </style:style>
    <style:style style:name="T127" style:family="text">
      <style:text-properties fo:language="ru" fo:country="RU" officeooo:rsid="020705e3"/>
    </style:style>
    <style:style style:name="T128" style:family="text">
      <style:text-properties fo:language="ru" fo:country="RU" officeooo:rsid="009c2d2e"/>
    </style:style>
    <style:style style:name="T129" style:family="text">
      <style:text-properties fo:language="ru" fo:country="RU" officeooo:rsid="00a26c20"/>
    </style:style>
    <style:style style:name="T130" style:family="text">
      <style:text-properties fo:language="ru" fo:country="RU" officeooo:rsid="00a42499"/>
    </style:style>
    <style:style style:name="T131" style:family="text">
      <style:text-properties fo:language="ru" fo:country="RU" officeooo:rsid="00a9f029"/>
    </style:style>
    <style:style style:name="T132" style:family="text">
      <style:text-properties fo:language="ru" fo:country="RU" officeooo:rsid="00cc2bf8"/>
    </style:style>
    <style:style style:name="T133" style:family="text">
      <style:text-properties fo:language="ru" fo:country="RU" officeooo:rsid="00cc8ddf"/>
    </style:style>
    <style:style style:name="T134" style:family="text">
      <style:text-properties fo:language="ru" fo:country="RU" officeooo:rsid="00deb913"/>
    </style:style>
    <style:style style:name="T135" style:family="text">
      <style:text-properties fo:language="ru" fo:country="RU" officeooo:rsid="00e1c528"/>
    </style:style>
    <style:style style:name="T136" style:family="text">
      <style:text-properties fo:language="ru" fo:country="RU" officeooo:rsid="00dfe376"/>
    </style:style>
    <style:style style:name="T137" style:family="text">
      <style:text-properties fo:language="ru" fo:country="RU" officeooo:rsid="00e032c2"/>
    </style:style>
    <style:style style:name="T138" style:family="text">
      <style:text-properties fo:language="ru" fo:country="RU" officeooo:rsid="00e2c59b"/>
    </style:style>
    <style:style style:name="T139" style:family="text">
      <style:text-properties fo:language="ru" fo:country="RU" officeooo:rsid="00f33f88"/>
    </style:style>
    <style:style style:name="T140" style:family="text">
      <style:text-properties fo:language="ru" fo:country="RU" officeooo:rsid="00e42614"/>
    </style:style>
    <style:style style:name="T141" style:family="text">
      <style:text-properties fo:language="ru" fo:country="RU" officeooo:rsid="01120d0e"/>
    </style:style>
    <style:style style:name="T142" style:family="text">
      <style:text-properties fo:language="ru" fo:country="RU" officeooo:rsid="01137adc"/>
    </style:style>
    <style:style style:name="T143" style:family="text">
      <style:text-properties fo:language="ru" fo:country="RU" fo:background-color="#00ccff" loext:char-shading-value="0"/>
    </style:style>
    <style:style style:name="T144" style:family="text">
      <style:text-properties fo:language="ru" fo:country="RU" officeooo:rsid="020d19e7"/>
    </style:style>
    <style:style style:name="T145" style:family="text">
      <style:text-properties fo:language="ru" fo:country="RU" officeooo:rsid="0201bde9"/>
    </style:style>
    <style:style style:name="T146" style:family="text">
      <style:text-properties fo:language="ru" fo:country="RU" officeooo:rsid="020e61d0"/>
    </style:style>
    <style:style style:name="T147" style:family="text">
      <style:text-properties fo:language="ru" fo:country="RU" officeooo:rsid="020ff2e5"/>
    </style:style>
    <style:style style:name="T148" style:family="text">
      <style:text-properties fo:language="ru" fo:country="RU" officeooo:rsid="0211ec1f"/>
    </style:style>
    <style:style style:name="T149" style:family="text">
      <style:text-properties fo:language="ru" fo:country="RU" officeooo:rsid="0213e0e7"/>
    </style:style>
    <style:style style:name="T150" style:family="text">
      <style:text-properties fo:language="ru" fo:country="RU" officeooo:rsid="0215b99a"/>
    </style:style>
    <style:style style:name="T151" style:family="text">
      <style:text-properties fo:language="ru" fo:country="RU" officeooo:rsid="0217b3a0"/>
    </style:style>
    <style:style style:name="T152" style:family="text">
      <style:text-properties fo:language="ru" fo:country="RU" officeooo:rsid="02181aec"/>
    </style:style>
    <style:style style:name="T153" style:family="text">
      <style:text-properties fo:language="ru" fo:country="RU" officeooo:rsid="0219f04c"/>
    </style:style>
    <style:style style:name="T154" style:family="text">
      <style:text-properties fo:language="ru" fo:country="RU" officeooo:rsid="021b8f2b"/>
    </style:style>
    <style:style style:name="T155" style:family="text">
      <style:text-properties fo:language="ru" fo:country="RU" officeooo:rsid="021bf5db"/>
    </style:style>
    <style:style style:name="T156" style:family="text">
      <style:text-properties fo:language="ru" fo:country="RU" officeooo:rsid="021d65a4"/>
    </style:style>
    <style:style style:name="T157" style:family="text">
      <style:text-properties fo:language="ru" fo:country="RU" officeooo:rsid="021e9d8a"/>
    </style:style>
    <style:style style:name="T158" style:family="text">
      <style:text-properties fo:language="ru" fo:country="RU" officeooo:rsid="021f11d2"/>
    </style:style>
    <style:style style:name="T159" style:family="text">
      <style:text-properties fo:language="ru" fo:country="RU" officeooo:rsid="0220ac98"/>
    </style:style>
    <style:style style:name="T160" style:family="text">
      <style:text-properties fo:language="ru" fo:country="RU" officeooo:rsid="0221356c"/>
    </style:style>
    <style:style style:name="T161" style:family="text">
      <style:text-properties fo:language="ru" fo:country="RU" officeooo:rsid="0222e4aa"/>
    </style:style>
    <style:style style:name="T162" style:family="text">
      <style:text-properties fo:language="ru" fo:country="RU" officeooo:rsid="02243361"/>
    </style:style>
    <style:style style:name="T163" style:family="text">
      <style:text-properties fo:language="ru" fo:country="RU" officeooo:rsid="0224a67f"/>
    </style:style>
    <style:style style:name="T164" style:family="text">
      <style:text-properties fo:language="ru" fo:country="RU" officeooo:rsid="0225e5a3"/>
    </style:style>
    <style:style style:name="T165" style:family="text">
      <style:text-properties fo:language="ru" fo:country="RU" officeooo:rsid="022765cc"/>
    </style:style>
    <style:style style:name="T166" style:family="text">
      <style:text-properties fo:language="ru" fo:country="RU" officeooo:rsid="02286627"/>
    </style:style>
    <style:style style:name="T167" style:family="text">
      <style:text-properties fo:language="ru" fo:country="RU" officeooo:rsid="022c5621"/>
    </style:style>
    <style:style style:name="T168" style:family="text">
      <style:text-properties fo:language="ru" fo:country="RU" officeooo:rsid="022de5ad"/>
    </style:style>
    <style:style style:name="T169" style:family="text">
      <style:text-properties fo:language="ru" fo:country="RU" officeooo:rsid="0230527e"/>
    </style:style>
    <style:style style:name="T170" style:family="text">
      <style:text-properties fo:language="ru" fo:country="RU" officeooo:rsid="02332fb1"/>
    </style:style>
    <style:style style:name="T171" style:family="text">
      <style:text-properties fo:language="ru" fo:country="RU" officeooo:rsid="02349b46"/>
    </style:style>
    <style:style style:name="T172" style:family="text">
      <style:text-properties fo:language="ru" fo:country="RU" officeooo:rsid="0239bb71"/>
    </style:style>
    <style:style style:name="T173" style:family="text">
      <style:text-properties fo:language="ru" fo:country="RU" officeooo:rsid="023bea3f"/>
    </style:style>
    <style:style style:name="T174" style:family="text">
      <style:text-properties fo:language="ru" fo:country="RU" officeooo:rsid="024334d7"/>
    </style:style>
    <style:style style:name="T175" style:family="text">
      <style:text-properties fo:language="ru" fo:country="RU" officeooo:rsid="0243b4c5"/>
    </style:style>
    <style:style style:name="T176" style:family="text">
      <style:text-properties fo:language="ru" fo:country="RU" officeooo:rsid="0245464d"/>
    </style:style>
    <style:style style:name="T177" style:family="text">
      <style:text-properties fo:language="ru" fo:country="RU" officeooo:rsid="0245d1d9"/>
    </style:style>
    <style:style style:name="T178" style:family="text">
      <style:text-properties fo:language="ru" fo:country="RU" officeooo:rsid="02464cee"/>
    </style:style>
    <style:style style:name="T179" style:family="text">
      <style:text-properties fo:language="ru" fo:country="RU" officeooo:rsid="02481fe2"/>
    </style:style>
    <style:style style:name="T180" style:family="text">
      <style:text-properties fo:language="ru" fo:country="RU" officeooo:rsid="024927e1"/>
    </style:style>
    <style:style style:name="T181" style:family="text">
      <style:text-properties fo:language="ru" fo:country="RU" officeooo:rsid="024baded"/>
    </style:style>
    <style:style style:name="T182" style:family="text">
      <style:text-properties fo:language="ru" fo:country="RU" officeooo:rsid="024edbac"/>
    </style:style>
    <style:style style:name="T183" style:family="text">
      <style:text-properties fo:language="ru" fo:country="RU" officeooo:rsid="024f0d2e"/>
    </style:style>
    <style:style style:name="T184" style:family="text">
      <style:text-properties fo:language="ru" fo:country="RU" officeooo:rsid="024f45c1"/>
    </style:style>
    <style:style style:name="T185" style:family="text">
      <style:text-properties fo:language="ru" fo:country="RU" officeooo:rsid="02512d1e"/>
    </style:style>
    <style:style style:name="T186" style:family="text">
      <style:text-properties fo:language="ru" fo:country="RU" officeooo:rsid="0252fb71"/>
    </style:style>
    <style:style style:name="T187" style:family="text">
      <style:text-properties fo:language="ru" fo:country="RU" officeooo:rsid="025335e4"/>
    </style:style>
    <style:style style:name="T188" style:family="text">
      <style:text-properties fo:language="ru" fo:country="RU" officeooo:rsid="0254f11a"/>
    </style:style>
    <style:style style:name="T189" style:family="text">
      <style:text-properties fo:language="ru" fo:country="RU" officeooo:rsid="0255d4b3"/>
    </style:style>
    <style:style style:name="T190" style:family="text">
      <style:text-properties fo:language="ru" fo:country="RU" officeooo:rsid="0255dd9d"/>
    </style:style>
    <style:style style:name="T191" style:family="text">
      <style:text-properties fo:language="ru" fo:country="RU" officeooo:rsid="025902fd"/>
    </style:style>
    <style:style style:name="T192" style:family="text">
      <style:text-properties fo:language="ru" fo:country="RU" officeooo:rsid="02594192"/>
    </style:style>
    <style:style style:name="T193" style:family="text">
      <style:text-properties fo:language="ru" fo:country="RU" officeooo:rsid="0259c93d"/>
    </style:style>
    <style:style style:name="T194" style:family="text">
      <style:text-properties fo:language="ru" fo:country="RU" officeooo:rsid="0259d7a1"/>
    </style:style>
    <style:style style:name="T195" style:family="text">
      <style:text-properties fo:language="ru" fo:country="RU" officeooo:rsid="025b8fa8"/>
    </style:style>
    <style:style style:name="T196" style:family="text">
      <style:text-properties fo:language="ru" fo:country="RU" officeooo:rsid="025cff1f"/>
    </style:style>
    <style:style style:name="T197" style:family="text">
      <style:text-properties fo:language="ru" fo:country="RU" officeooo:rsid="0261cf66"/>
    </style:style>
    <style:style style:name="T198" style:family="text">
      <style:text-properties fo:language="ru" fo:country="RU" officeooo:rsid="00802041"/>
    </style:style>
    <style:style style:name="T199" style:family="text">
      <style:text-properties fo:language="ru" fo:country="RU" officeooo:rsid="008d376b"/>
    </style:style>
    <style:style style:name="T200" style:family="text">
      <style:text-properties fo:language="ru" fo:country="RU" officeooo:rsid="008304a2"/>
    </style:style>
    <style:style style:name="T201" style:family="text">
      <style:text-properties fo:language="ru" fo:country="RU" officeooo:rsid="008f19e1"/>
    </style:style>
    <style:style style:name="T202" style:family="text">
      <style:text-properties fo:language="ru" fo:country="RU" officeooo:rsid="0263bc64"/>
    </style:style>
    <style:style style:name="T203" style:family="text">
      <style:text-properties fo:language="ru" fo:country="RU" officeooo:rsid="0266b727"/>
    </style:style>
    <style:style style:name="T204" style:family="text">
      <style:text-properties fo:language="ru" fo:country="RU" officeooo:rsid="0269b1a1"/>
    </style:style>
    <style:style style:name="T205" style:family="text">
      <style:text-properties fo:language="ru" fo:country="RU" officeooo:rsid="0277cb64"/>
    </style:style>
    <style:style style:name="T206" style:family="text">
      <style:text-properties fo:language="ru" fo:country="RU" officeooo:rsid="027b79d2"/>
    </style:style>
    <style:style style:name="T207" style:family="text">
      <style:text-properties fo:language="ru" fo:country="RU" officeooo:rsid="027cbcf9"/>
    </style:style>
    <style:style style:name="T208" style:family="text">
      <style:text-properties fo:language="ru" fo:country="RU" officeooo:rsid="0280ef7a"/>
    </style:style>
    <style:style style:name="T209" style:family="text">
      <style:text-properties fo:language="ru" fo:country="RU" officeooo:rsid="028318e7"/>
    </style:style>
    <style:style style:name="T210" style:family="text">
      <style:text-properties fo:language="ru" fo:country="RU" officeooo:rsid="0291444e"/>
    </style:style>
    <style:style style:name="T211" style:family="text">
      <style:text-properties fo:language="ru" fo:country="RU" officeooo:rsid="029c35f6"/>
    </style:style>
    <style:style style:name="T212" style:family="text">
      <style:text-properties fo:language="ru" fo:country="RU" officeooo:rsid="029fec50"/>
    </style:style>
    <style:style style:name="T213" style:family="text">
      <style:text-properties fo:language="ru" fo:country="RU" officeooo:rsid="01acc310"/>
    </style:style>
    <style:style style:name="T214" style:family="text">
      <style:text-properties fo:language="ru" fo:country="RU" officeooo:rsid="01b80b40"/>
    </style:style>
    <style:style style:name="T215" style:family="text">
      <style:text-properties fo:language="ru" fo:country="RU" officeooo:rsid="01b0569b"/>
    </style:style>
    <style:style style:name="T216" style:family="text">
      <style:text-properties fo:language="ru" fo:country="RU" officeooo:rsid="01ef50cc"/>
    </style:style>
    <style:style style:name="T217" style:family="text">
      <style:text-properties fo:language="ru" fo:country="RU" officeooo:rsid="02a7c2b4"/>
    </style:style>
    <style:style style:name="T218" style:family="text">
      <style:text-properties fo:language="ru" fo:country="RU" officeooo:rsid="02b1cad3"/>
    </style:style>
    <style:style style:name="T219" style:family="text">
      <style:text-properties fo:language="ru" fo:country="RU" officeooo:rsid="02b282a9"/>
    </style:style>
    <style:style style:name="T220" style:family="text">
      <style:text-properties fo:language="ru" fo:country="RU" officeooo:rsid="02b4ae46"/>
    </style:style>
    <style:style style:name="T221" style:family="text">
      <style:text-properties fo:language="ru" fo:country="RU" officeooo:rsid="02d051a2"/>
    </style:style>
    <style:style style:name="T222" style:family="text">
      <style:text-properties fo:language="ru" fo:country="RU" officeooo:rsid="02d174ff"/>
    </style:style>
    <style:style style:name="T223" style:family="text">
      <style:text-properties fo:language="ru" fo:country="RU" officeooo:rsid="02d2a205"/>
    </style:style>
    <style:style style:name="T224" style:family="text">
      <style:text-properties fo:language="ru" fo:country="RU" officeooo:rsid="02d2bd55"/>
    </style:style>
    <style:style style:name="T225" style:family="text">
      <style:text-properties fo:language="ru" fo:country="RU" officeooo:rsid="02d2eb79"/>
    </style:style>
    <style:style style:name="T226" style:family="text">
      <style:text-properties fo:language="ru" fo:country="RU" officeooo:rsid="02d6df77"/>
    </style:style>
    <style:style style:name="T227" style:family="text">
      <style:text-properties fo:language="ru" fo:country="RU" fo:font-style="normal" style:font-style-asian="normal" style:font-style-complex="normal"/>
    </style:style>
    <style:style style:name="T228" style:family="text">
      <style:text-properties fo:language="ru" fo:country="RU" fo:font-style="normal" officeooo:rsid="00bbf109" style:font-style-asian="normal" style:font-style-complex="normal"/>
    </style:style>
    <style:style style:name="T229" style:family="text">
      <style:text-properties fo:language="ru" fo:country="RU" fo:font-style="normal" officeooo:rsid="00bf98a6" style:font-style-asian="normal" style:font-style-complex="normal"/>
    </style:style>
    <style:style style:name="T230" style:family="text">
      <style:text-properties fo:language="ru" fo:country="RU" fo:font-style="normal" officeooo:rsid="02d9a952" style:font-style-asian="normal" style:font-style-complex="normal"/>
    </style:style>
    <style:style style:name="T231" style:family="text">
      <style:text-properties fo:language="ru" fo:country="RU" fo:font-style="normal" officeooo:rsid="02db3af5" style:font-style-asian="normal" style:font-style-complex="normal"/>
    </style:style>
    <style:style style:name="T232" style:family="text">
      <style:text-properties fo:language="ru" fo:country="RU" fo:font-style="normal" officeooo:rsid="00c052a1" style:font-style-asian="normal" style:font-style-complex="normal"/>
    </style:style>
    <style:style style:name="T233" style:family="text">
      <style:text-properties fo:language="ru" fo:country="RU" officeooo:rsid="02e27a9b"/>
    </style:style>
    <style:style style:name="T234" style:family="text">
      <style:text-properties officeooo:rsid="011865e9"/>
    </style:style>
    <style:style style:name="T235" style:family="text">
      <style:text-properties officeooo:rsid="0118b90d"/>
    </style:style>
    <style:style style:name="T236" style:family="text">
      <style:text-properties officeooo:rsid="016ad2e9"/>
    </style:style>
    <style:style style:name="T237" style:family="text">
      <style:text-properties officeooo:rsid="011a7811"/>
    </style:style>
    <style:style style:name="T238" style:family="text">
      <style:text-properties fo:font-style="italic" style:font-style-asian="italic"/>
    </style:style>
    <style:style style:name="T239" style:family="text">
      <style:text-properties fo:font-style="italic" style:font-style-asian="italic" style:font-style-complex="italic"/>
    </style:style>
    <style:style style:name="T240" style:family="text">
      <style:text-properties fo:language="uk" fo:country="UA"/>
    </style:style>
    <style:style style:name="T241" style:family="text">
      <style:text-properties fo:language="uk" fo:country="UA" fo:font-style="italic" style:font-style-asian="italic" style:font-style-complex="italic"/>
    </style:style>
    <style:style style:name="T242" style:family="text">
      <style:text-properties fo:language="uk" fo:country="UA" officeooo:rsid="011e8b7f"/>
    </style:style>
    <style:style style:name="T243" style:family="text">
      <style:text-properties fo:language="uk" fo:country="UA" officeooo:rsid="012390e8"/>
    </style:style>
    <style:style style:name="T244" style:family="text">
      <style:text-properties fo:language="uk" fo:country="UA" officeooo:rsid="002771ba"/>
    </style:style>
    <style:style style:name="T245" style:family="text">
      <style:text-properties fo:language="uk" fo:country="UA" officeooo:rsid="01811b00"/>
    </style:style>
    <style:style style:name="T246" style:family="text">
      <style:text-properties fo:language="uk" fo:country="UA" officeooo:rsid="019ef4d3"/>
    </style:style>
    <style:style style:name="T247" style:family="text">
      <style:text-properties fo:language="uk" fo:country="UA" officeooo:rsid="01f8c16c"/>
    </style:style>
    <style:style style:name="T248" style:family="text">
      <style:text-properties fo:language="uk" fo:country="UA" officeooo:rsid="01f962fc"/>
    </style:style>
    <style:style style:name="T249" style:family="text">
      <style:text-properties fo:language="uk" fo:country="UA" officeooo:rsid="01d6a431"/>
    </style:style>
    <style:style style:name="T250" style:family="text">
      <style:text-properties fo:language="uk" fo:country="UA" officeooo:rsid="00e42614"/>
    </style:style>
    <style:style style:name="T251" style:family="text">
      <style:text-properties fo:language="uk" fo:country="UA" officeooo:rsid="01053f6d"/>
    </style:style>
    <style:style style:name="T252" style:family="text">
      <style:text-properties fo:language="uk" fo:country="UA" officeooo:rsid="0106c4e9"/>
    </style:style>
    <style:style style:name="T253" style:family="text">
      <style:text-properties fo:language="uk" fo:country="UA" officeooo:rsid="010d73b7"/>
    </style:style>
    <style:style style:name="T254" style:family="text">
      <style:text-properties fo:language="uk" fo:country="UA" officeooo:rsid="020e61d0"/>
    </style:style>
    <style:style style:name="T255" style:family="text">
      <style:text-properties fo:language="uk" fo:country="UA" officeooo:rsid="0219f04c"/>
    </style:style>
    <style:style style:name="T256" style:family="text">
      <style:text-properties fo:language="uk" fo:country="UA" officeooo:rsid="022f687f"/>
    </style:style>
    <style:style style:name="T257" style:family="text">
      <style:text-properties fo:language="uk" fo:country="UA" officeooo:rsid="0245464d"/>
    </style:style>
    <style:style style:name="T258" style:family="text">
      <style:text-properties fo:language="uk" fo:country="UA" officeooo:rsid="027b79d2"/>
    </style:style>
    <style:style style:name="T259" style:family="text">
      <style:text-properties fo:language="uk" fo:country="UA" officeooo:rsid="027c5baa"/>
    </style:style>
    <style:style style:name="T260" style:family="text">
      <style:text-properties fo:language="uk" fo:country="UA" officeooo:rsid="0291444e"/>
    </style:style>
    <style:style style:name="T261" style:family="text">
      <style:text-properties fo:language="uk" fo:country="UA" officeooo:rsid="029fec50"/>
    </style:style>
    <style:style style:name="T262" style:family="text">
      <style:text-properties fo:language="uk" fo:country="UA" officeooo:rsid="02a94065"/>
    </style:style>
    <style:style style:name="T263" style:family="text">
      <style:text-properties fo:language="uk" fo:country="UA" officeooo:rsid="02ab6d3c"/>
    </style:style>
    <style:style style:name="T264" style:family="text">
      <style:text-properties fo:language="uk" fo:country="UA" officeooo:rsid="02c95515"/>
    </style:style>
    <style:style style:name="T265" style:family="text">
      <style:text-properties fo:language="uk" fo:country="UA" officeooo:rsid="02d9a952"/>
    </style:style>
    <style:style style:name="T266" style:family="text">
      <style:text-properties fo:language="uk" fo:country="UA" officeooo:rsid="02e27a9b"/>
    </style:style>
    <style:style style:name="T267" style:family="text">
      <style:text-properties fo:language="uk" fo:country="UA" officeooo:rsid="02e42229"/>
    </style:style>
    <style:style style:name="T268" style:family="text">
      <style:text-properties officeooo:rsid="011c07c9"/>
    </style:style>
    <style:style style:name="T269" style:family="text">
      <style:text-properties officeooo:rsid="016b77cc"/>
    </style:style>
    <style:style style:name="T270" style:family="text">
      <style:text-properties officeooo:rsid="011ca864"/>
    </style:style>
    <style:style style:name="T271" style:family="text">
      <style:text-properties officeooo:rsid="011e8b7f"/>
    </style:style>
    <style:style style:name="T272" style:family="text">
      <style:text-properties officeooo:rsid="00e42614"/>
    </style:style>
    <style:style style:name="T273" style:family="text">
      <style:text-properties officeooo:rsid="011fca38"/>
    </style:style>
    <style:style style:name="T274" style:family="text">
      <style:text-properties officeooo:rsid="012117db"/>
    </style:style>
    <style:style style:name="T275" style:family="text">
      <style:text-properties officeooo:rsid="0130ab20"/>
    </style:style>
    <style:style style:name="T276" style:family="text">
      <style:text-properties officeooo:rsid="012199c0"/>
    </style:style>
    <style:style style:name="T277" style:family="text">
      <style:text-properties officeooo:rsid="0121dfcd"/>
    </style:style>
    <style:style style:name="T278" style:family="text">
      <style:text-properties officeooo:rsid="012390e8"/>
    </style:style>
    <style:style style:name="T279" style:family="text">
      <style:text-properties officeooo:rsid="0123f0ca"/>
    </style:style>
    <style:style style:name="T280" style:family="text">
      <style:text-properties officeooo:rsid="0125e8b5"/>
    </style:style>
    <style:style style:name="T281" style:family="text">
      <style:text-properties officeooo:rsid="01275060"/>
    </style:style>
    <style:style style:name="T282" style:family="text">
      <style:text-properties officeooo:rsid="01284bf3"/>
    </style:style>
    <style:style style:name="T283" style:family="text">
      <style:text-properties officeooo:rsid="013ea3b9"/>
    </style:style>
    <style:style style:name="T284" style:family="text">
      <style:text-properties officeooo:rsid="01293ac6"/>
    </style:style>
    <style:style style:name="T285" style:family="text">
      <style:text-properties officeooo:rsid="012ad6ce"/>
    </style:style>
    <style:style style:name="T286" style:family="text">
      <style:text-properties officeooo:rsid="012b8266"/>
    </style:style>
    <style:style style:name="T287" style:family="text">
      <style:text-properties officeooo:rsid="00e54b69"/>
    </style:style>
    <style:style style:name="T288" style:family="text">
      <style:text-properties officeooo:rsid="012f7eab"/>
    </style:style>
    <style:style style:name="T289" style:family="text">
      <style:text-properties officeooo:rsid="01358f9a"/>
    </style:style>
    <style:style style:name="T290" style:family="text">
      <style:text-properties officeooo:rsid="0137763b"/>
    </style:style>
    <style:style style:name="T291" style:family="text">
      <style:text-properties officeooo:rsid="013a2fc4"/>
    </style:style>
    <style:style style:name="T292" style:family="text">
      <style:text-properties officeooo:rsid="013ac21f"/>
    </style:style>
    <style:style style:name="T293" style:family="text">
      <style:text-properties officeooo:rsid="013c7221"/>
    </style:style>
    <style:style style:name="T294" style:family="text">
      <style:text-properties officeooo:rsid="013cb4a5"/>
    </style:style>
    <style:style style:name="T295" style:family="text">
      <style:text-properties officeooo:rsid="013ee979"/>
    </style:style>
    <style:style style:name="T296" style:family="text">
      <style:text-properties officeooo:rsid="013f8d6e"/>
    </style:style>
    <style:style style:name="T297" style:family="text">
      <style:text-properties officeooo:rsid="013fa266"/>
    </style:style>
    <style:style style:name="T298" style:family="text">
      <style:text-properties officeooo:rsid="014263d4"/>
    </style:style>
    <style:style style:name="T299" style:family="text">
      <style:text-properties officeooo:rsid="014674be"/>
    </style:style>
    <style:style style:name="T300" style:family="text">
      <style:text-properties officeooo:rsid="01433e7a"/>
    </style:style>
    <style:style style:name="T301" style:family="text">
      <style:text-properties officeooo:rsid="01447f41"/>
    </style:style>
    <style:style style:name="T302" style:family="text">
      <style:text-properties officeooo:rsid="01457772"/>
    </style:style>
    <style:style style:name="T303" style:family="text">
      <style:text-properties officeooo:rsid="0145a802"/>
    </style:style>
    <style:style style:name="T304" style:family="text">
      <style:text-properties officeooo:rsid="0145ae70"/>
    </style:style>
    <style:style style:name="T305" style:family="text">
      <style:text-properties officeooo:rsid="01465c08"/>
    </style:style>
    <style:style style:name="T306" style:family="text">
      <style:text-properties officeooo:rsid="00106065"/>
    </style:style>
    <style:style style:name="T307" style:family="text">
      <style:text-properties officeooo:rsid="00128647"/>
    </style:style>
    <style:style style:name="T308" style:family="text">
      <style:text-properties officeooo:rsid="00142792"/>
    </style:style>
    <style:style style:name="T309" style:family="text">
      <style:text-properties officeooo:rsid="001d3aa6"/>
    </style:style>
    <style:style style:name="T310" style:family="text">
      <style:text-properties officeooo:rsid="00189af1"/>
    </style:style>
    <style:style style:name="T311" style:family="text">
      <style:text-properties officeooo:rsid="01497b7f"/>
    </style:style>
    <style:style style:name="T312" style:family="text">
      <style:text-properties officeooo:rsid="014db8a3"/>
    </style:style>
    <style:style style:name="T313" style:family="text">
      <style:text-properties officeooo:rsid="0019451a"/>
    </style:style>
    <style:style style:name="T314" style:family="text">
      <style:text-properties officeooo:rsid="014f426b"/>
    </style:style>
    <style:style style:name="T315" style:family="text">
      <style:text-properties officeooo:rsid="001a56c3"/>
    </style:style>
    <style:style style:name="T316" style:family="text">
      <style:text-properties officeooo:rsid="014c0632"/>
    </style:style>
    <style:style style:name="T317" style:family="text">
      <style:text-properties officeooo:rsid="014a09b6"/>
    </style:style>
    <style:style style:name="T318" style:family="text">
      <style:text-properties officeooo:rsid="0019ec28"/>
    </style:style>
    <style:style style:name="T319" style:family="text">
      <style:text-properties officeooo:rsid="001bd968"/>
    </style:style>
    <style:style style:name="T320" style:family="text">
      <style:text-properties officeooo:rsid="001efcaf"/>
    </style:style>
    <style:style style:name="T321" style:family="text">
      <style:text-properties fo:background-color="#ffff00" loext:char-shading-value="0"/>
    </style:style>
    <style:style style:name="T322" style:family="text">
      <style:text-properties officeooo:rsid="0023abc8"/>
    </style:style>
    <style:style style:name="T323" style:family="text">
      <style:text-properties officeooo:rsid="014fe71d"/>
    </style:style>
    <style:style style:name="T324" style:family="text">
      <style:text-properties officeooo:rsid="00245709"/>
    </style:style>
    <style:style style:name="T325" style:family="text">
      <style:text-properties officeooo:rsid="01512429"/>
    </style:style>
    <style:style style:name="T326" style:family="text">
      <style:text-properties officeooo:rsid="00257d51"/>
    </style:style>
    <style:style style:name="T327" style:family="text">
      <style:text-properties officeooo:rsid="002771ba"/>
    </style:style>
    <style:style style:name="T328" style:family="text">
      <style:text-properties officeooo:rsid="01523e4b"/>
    </style:style>
    <style:style style:name="T329" style:family="text">
      <style:text-properties officeooo:rsid="01535d7d"/>
    </style:style>
    <style:style style:name="T330" style:family="text">
      <style:text-properties officeooo:rsid="00293b82"/>
    </style:style>
    <style:style style:name="T331" style:family="text">
      <style:text-properties officeooo:rsid="00294ac5"/>
    </style:style>
    <style:style style:name="T332" style:family="text">
      <style:text-properties officeooo:rsid="01551c7f"/>
    </style:style>
    <style:style style:name="T333" style:family="text">
      <style:text-properties officeooo:rsid="0029eef5"/>
    </style:style>
    <style:style style:name="T334" style:family="text">
      <style:text-properties officeooo:rsid="0156f9e1"/>
    </style:style>
    <style:style style:name="T335" style:family="text">
      <style:text-properties officeooo:rsid="01587ac8"/>
    </style:style>
    <style:style style:name="T336" style:family="text">
      <style:text-properties officeooo:rsid="002d1645"/>
    </style:style>
    <style:style style:name="T337" style:family="text">
      <style:text-properties officeooo:rsid="0159177f"/>
    </style:style>
    <style:style style:name="T338" style:family="text">
      <style:text-properties officeooo:rsid="01599755"/>
    </style:style>
    <style:style style:name="T339" style:family="text">
      <style:text-properties officeooo:rsid="015af736"/>
    </style:style>
    <style:style style:name="T340" style:family="text">
      <style:text-properties officeooo:rsid="0031bda6"/>
    </style:style>
    <style:style style:name="T341" style:family="text">
      <style:text-properties officeooo:rsid="015bdf05"/>
    </style:style>
    <style:style style:name="T342" style:family="text">
      <style:text-properties officeooo:rsid="002daf1c"/>
    </style:style>
    <style:style style:name="T343" style:family="text">
      <style:text-properties officeooo:rsid="015d323f"/>
    </style:style>
    <style:style style:name="T344" style:family="text">
      <style:text-properties officeooo:rsid="015ebb48"/>
    </style:style>
    <style:style style:name="T345" style:family="text">
      <style:text-properties officeooo:rsid="002de7fd"/>
    </style:style>
    <style:style style:name="T346" style:family="text">
      <style:text-properties officeooo:rsid="002fc175"/>
    </style:style>
    <style:style style:name="T347" style:family="text">
      <style:text-properties officeooo:rsid="015f21ca"/>
    </style:style>
    <style:style style:name="T348" style:family="text">
      <style:text-properties officeooo:rsid="0032d050"/>
    </style:style>
    <style:style style:name="T349" style:family="text">
      <style:text-properties officeooo:rsid="003497b2"/>
    </style:style>
    <style:style style:name="T350" style:family="text">
      <style:text-properties officeooo:rsid="016170ec"/>
    </style:style>
    <style:style style:name="T351" style:family="text">
      <style:text-properties officeooo:rsid="0161e639"/>
    </style:style>
    <style:style style:name="T352" style:family="text">
      <style:text-properties officeooo:rsid="00368471"/>
    </style:style>
    <style:style style:name="T353" style:family="text">
      <style:text-properties officeooo:rsid="00371139"/>
    </style:style>
    <style:style style:name="T354" style:family="text">
      <style:text-properties officeooo:rsid="01632cd9"/>
    </style:style>
    <style:style style:name="T355" style:family="text">
      <style:text-properties officeooo:rsid="00388643"/>
    </style:style>
    <style:style style:name="T356" style:family="text">
      <style:text-properties officeooo:rsid="016332f3"/>
    </style:style>
    <style:style style:name="T357" style:family="text">
      <style:text-properties officeooo:rsid="0038ff35"/>
    </style:style>
    <style:style style:name="T358" style:family="text">
      <style:text-properties officeooo:rsid="0164510f"/>
    </style:style>
    <style:style style:name="T359" style:family="text">
      <style:text-properties officeooo:rsid="00e85a2a"/>
    </style:style>
    <style:style style:name="T360" style:family="text">
      <style:text-properties officeooo:rsid="0020d2cb"/>
    </style:style>
    <style:style style:name="T361" style:family="text">
      <style:text-properties officeooo:rsid="016487c0"/>
    </style:style>
    <style:style style:name="T362" style:family="text">
      <style:text-properties officeooo:rsid="016590f6"/>
    </style:style>
    <style:style style:name="T363" style:family="text">
      <style:text-properties officeooo:rsid="0039c9a7"/>
    </style:style>
    <style:style style:name="T364" style:family="text">
      <style:text-properties officeooo:rsid="01665d6e"/>
    </style:style>
    <style:style style:name="T365" style:family="text">
      <style:text-properties officeooo:rsid="003ad058"/>
    </style:style>
    <style:style style:name="T366" style:family="text">
      <style:text-properties officeooo:rsid="0166f18e"/>
    </style:style>
    <style:style style:name="T367" style:family="text">
      <style:text-properties officeooo:rsid="003b2e0b"/>
    </style:style>
    <style:style style:name="T368" style:family="text">
      <style:text-properties officeooo:rsid="01686b23"/>
    </style:style>
    <style:style style:name="T369" style:family="text">
      <style:text-properties officeooo:rsid="003d3fd1"/>
    </style:style>
    <style:style style:name="T370" style:family="text">
      <style:text-properties officeooo:rsid="003d44f6"/>
    </style:style>
    <style:style style:name="T371" style:family="text">
      <style:text-properties officeooo:rsid="0169f80c"/>
    </style:style>
    <style:style style:name="T372" style:family="text">
      <style:text-properties officeooo:rsid="0023f496"/>
    </style:style>
    <style:style style:name="T373" style:family="text">
      <style:text-properties officeooo:rsid="003e4773"/>
    </style:style>
    <style:style style:name="T374" style:family="text">
      <style:text-properties officeooo:rsid="00435abf"/>
    </style:style>
    <style:style style:name="T375" style:family="text">
      <style:text-properties officeooo:rsid="0043bd67"/>
    </style:style>
    <style:style style:name="T376" style:family="text">
      <style:text-properties officeooo:rsid="0043f448"/>
    </style:style>
    <style:style style:name="T377" style:family="text">
      <style:text-properties officeooo:rsid="016b9116"/>
    </style:style>
    <style:style style:name="T378" style:family="text">
      <style:text-properties officeooo:rsid="003fa225"/>
    </style:style>
    <style:style style:name="T379" style:family="text">
      <style:text-properties officeooo:rsid="0045d357"/>
    </style:style>
    <style:style style:name="T380" style:family="text">
      <style:text-properties officeooo:rsid="016c17f1"/>
    </style:style>
    <style:style style:name="T381" style:family="text">
      <style:text-properties officeooo:rsid="016c4889"/>
    </style:style>
    <style:style style:name="T382" style:family="text">
      <style:text-properties officeooo:rsid="00417b5e"/>
    </style:style>
    <style:style style:name="T383" style:family="text">
      <style:text-properties officeooo:rsid="00464ac8"/>
    </style:style>
    <style:style style:name="T384" style:family="text">
      <style:text-properties officeooo:rsid="016cb477"/>
    </style:style>
    <style:style style:name="T385" style:family="text">
      <style:text-properties officeooo:rsid="00483ec4"/>
    </style:style>
    <style:style style:name="T386" style:family="text">
      <style:text-properties officeooo:rsid="016cc8cb"/>
    </style:style>
    <style:style style:name="T387" style:family="text">
      <style:text-properties officeooo:rsid="0048f92e"/>
    </style:style>
    <style:style style:name="T388" style:family="text">
      <style:text-properties officeooo:rsid="016e21d1"/>
    </style:style>
    <style:style style:name="T389" style:family="text">
      <style:text-properties officeooo:rsid="016ef29d"/>
    </style:style>
    <style:style style:name="T390" style:family="text">
      <style:text-properties officeooo:rsid="004c8ae0"/>
    </style:style>
    <style:style style:name="T391" style:family="text">
      <style:text-properties officeooo:rsid="016f93f5"/>
    </style:style>
    <style:style style:name="T392" style:family="text">
      <style:text-properties officeooo:rsid="01806a3a"/>
    </style:style>
    <style:style style:name="T393" style:family="text">
      <style:text-properties officeooo:rsid="004e3c20"/>
    </style:style>
    <style:style style:name="T394" style:family="text">
      <style:text-properties officeooo:rsid="004fa8b5"/>
    </style:style>
    <style:style style:name="T395" style:family="text">
      <style:text-properties officeooo:rsid="01714923"/>
    </style:style>
    <style:style style:name="T396" style:family="text">
      <style:text-properties officeooo:rsid="01733b36"/>
    </style:style>
    <style:style style:name="T397" style:family="text">
      <style:text-properties officeooo:rsid="0175beba"/>
    </style:style>
    <style:style style:name="T398" style:family="text">
      <style:text-properties officeooo:rsid="01749e30"/>
    </style:style>
    <style:style style:name="T399" style:family="text">
      <style:text-properties officeooo:rsid="00501984"/>
    </style:style>
    <style:style style:name="T400" style:family="text">
      <style:text-properties officeooo:rsid="01777b68"/>
    </style:style>
    <style:style style:name="T401" style:family="text">
      <style:text-properties officeooo:rsid="0051c09a"/>
    </style:style>
    <style:style style:name="T402" style:family="text">
      <style:text-properties officeooo:rsid="0051d974"/>
    </style:style>
    <style:style style:name="T403" style:family="text">
      <style:text-properties officeooo:rsid="00539189"/>
    </style:style>
    <style:style style:name="T404" style:family="text">
      <style:text-properties officeooo:rsid="0178e366"/>
    </style:style>
    <style:style style:name="T405" style:family="text">
      <style:text-properties officeooo:rsid="005900c7"/>
    </style:style>
    <style:style style:name="T406" style:family="text">
      <style:text-properties officeooo:rsid="00554003"/>
    </style:style>
    <style:style style:name="T407" style:family="text">
      <style:text-properties officeooo:rsid="00570142"/>
    </style:style>
    <style:style style:name="T408" style:family="text">
      <style:text-properties officeooo:rsid="005c8284"/>
    </style:style>
    <style:style style:name="T409" style:family="text">
      <style:text-properties officeooo:rsid="005df5be"/>
    </style:style>
    <style:style style:name="T410" style:family="text">
      <style:text-properties officeooo:rsid="005fce4e"/>
    </style:style>
    <style:style style:name="T411" style:family="text">
      <style:text-properties officeooo:rsid="01803e46"/>
    </style:style>
    <style:style style:name="T412" style:family="text">
      <style:text-properties officeooo:rsid="01811b00"/>
    </style:style>
    <style:style style:name="T413" style:family="text">
      <style:text-properties officeooo:rsid="00604dd9"/>
    </style:style>
    <style:style style:name="T414" style:family="text">
      <style:text-properties officeooo:rsid="0181caf3"/>
    </style:style>
    <style:style style:name="T415" style:family="text">
      <style:text-properties officeooo:rsid="00620f4f"/>
    </style:style>
    <style:style style:name="T416" style:family="text">
      <style:text-properties officeooo:rsid="0182e88c"/>
    </style:style>
    <style:style style:name="T417" style:family="text">
      <style:text-properties officeooo:rsid="01844685"/>
    </style:style>
    <style:style style:name="T418" style:family="text">
      <style:text-properties officeooo:rsid="0063392e"/>
    </style:style>
    <style:style style:name="T419" style:family="text">
      <style:text-properties officeooo:rsid="00b5d039"/>
    </style:style>
    <style:style style:name="T420" style:family="text">
      <style:text-properties officeooo:rsid="018530e6"/>
    </style:style>
    <style:style style:name="T421" style:family="text">
      <style:text-properties officeooo:rsid="01c1f6c5"/>
    </style:style>
    <style:style style:name="T422" style:family="text">
      <style:text-properties officeooo:rsid="0065314c"/>
    </style:style>
    <style:style style:name="T423" style:family="text">
      <style:text-properties officeooo:rsid="0185423d"/>
    </style:style>
    <style:style style:name="T424" style:family="text">
      <style:text-properties officeooo:rsid="00660bac"/>
    </style:style>
    <style:style style:name="T425" style:family="text">
      <style:text-properties officeooo:rsid="01871d14"/>
    </style:style>
    <style:style style:name="T426" style:family="text">
      <style:text-properties officeooo:rsid="0187c4f0"/>
    </style:style>
    <style:style style:name="T427" style:family="text">
      <style:text-properties officeooo:rsid="01c35d61"/>
    </style:style>
    <style:style style:name="T428" style:family="text">
      <style:text-properties officeooo:rsid="01895e9a"/>
    </style:style>
    <style:style style:name="T429" style:family="text">
      <style:text-properties officeooo:rsid="0198a28c"/>
    </style:style>
    <style:style style:name="T430" style:family="text">
      <style:text-properties officeooo:rsid="00672e1d"/>
    </style:style>
    <style:style style:name="T431" style:family="text">
      <style:text-properties officeooo:rsid="0189bb4f"/>
    </style:style>
    <style:style style:name="T432" style:family="text">
      <style:text-properties officeooo:rsid="0179792e"/>
    </style:style>
    <style:style style:name="T433" style:family="text">
      <style:text-properties officeooo:rsid="00594b45"/>
    </style:style>
    <style:style style:name="T434" style:family="text">
      <style:text-properties officeooo:rsid="0059ed16"/>
    </style:style>
    <style:style style:name="T435" style:family="text">
      <style:text-properties officeooo:rsid="0179fcc4"/>
    </style:style>
    <style:style style:name="T436" style:family="text">
      <style:text-properties officeooo:rsid="017d611d"/>
    </style:style>
    <style:style style:name="T437" style:family="text">
      <style:text-properties officeooo:rsid="017a471f"/>
    </style:style>
    <style:style style:name="T438" style:family="text">
      <style:text-properties officeooo:rsid="017e4206"/>
    </style:style>
    <style:style style:name="T439" style:family="text">
      <style:text-properties officeooo:rsid="017ecbbd"/>
    </style:style>
    <style:style style:name="T440" style:family="text">
      <style:text-properties officeooo:rsid="017bf20f"/>
    </style:style>
    <style:style style:name="T441" style:family="text">
      <style:text-properties officeooo:rsid="018c383e"/>
    </style:style>
    <style:style style:name="T442" style:family="text">
      <style:text-properties officeooo:rsid="0068f66d"/>
    </style:style>
    <style:style style:name="T443" style:family="text">
      <style:text-properties officeooo:rsid="006f2f79"/>
    </style:style>
    <style:style style:name="T444" style:family="text">
      <style:text-properties officeooo:rsid="019712b5"/>
    </style:style>
    <style:style style:name="T445" style:family="text">
      <style:text-properties officeooo:rsid="0190b13f"/>
    </style:style>
    <style:style style:name="T446" style:family="text">
      <style:text-properties officeooo:rsid="01930fbe"/>
    </style:style>
    <style:style style:name="T447" style:family="text">
      <style:text-properties officeooo:rsid="0070a512"/>
    </style:style>
    <style:style style:name="T448" style:family="text">
      <style:text-properties officeooo:rsid="01cd5030"/>
    </style:style>
    <style:style style:name="T449" style:family="text">
      <style:text-properties officeooo:rsid="0071f74f"/>
    </style:style>
    <style:style style:name="T450" style:family="text">
      <style:text-properties officeooo:rsid="01926465"/>
    </style:style>
    <style:style style:name="T451" style:family="text">
      <style:text-properties officeooo:rsid="0194c250"/>
    </style:style>
    <style:style style:name="T452" style:family="text">
      <style:text-properties officeooo:rsid="01974323"/>
    </style:style>
    <style:style style:name="T453" style:family="text">
      <style:text-properties officeooo:rsid="019b5cf0"/>
    </style:style>
    <style:style style:name="T454" style:family="text">
      <style:text-properties officeooo:rsid="01996254"/>
    </style:style>
    <style:style style:name="T455" style:family="text">
      <style:text-properties officeooo:rsid="019b8b25"/>
    </style:style>
    <style:style style:name="T456" style:family="text">
      <style:text-properties officeooo:rsid="019c568d"/>
    </style:style>
    <style:style style:name="T457" style:family="text">
      <style:text-properties officeooo:rsid="01b73872"/>
    </style:style>
    <style:style style:name="T458" style:family="text">
      <style:text-properties officeooo:rsid="01b24bda"/>
    </style:style>
    <style:style style:name="T459" style:family="text">
      <style:text-properties officeooo:rsid="019a01ec"/>
    </style:style>
    <style:style style:name="T460" style:family="text">
      <style:text-properties officeooo:rsid="01e1626b"/>
    </style:style>
    <style:style style:name="T461" style:family="text">
      <style:text-properties officeooo:rsid="019ef4d3"/>
    </style:style>
    <style:style style:name="T462" style:family="text">
      <style:text-properties officeooo:rsid="006ac469"/>
    </style:style>
    <style:style style:name="T463" style:family="text">
      <style:text-properties officeooo:rsid="01bf7519"/>
    </style:style>
    <style:style style:name="T464" style:family="text">
      <style:text-properties officeooo:rsid="01a4f677"/>
    </style:style>
    <style:style style:name="T465" style:family="text">
      <style:text-properties officeooo:rsid="019d3aac"/>
    </style:style>
    <style:style style:name="T466" style:family="text">
      <style:text-properties officeooo:rsid="019ea527"/>
    </style:style>
    <style:style style:name="T467" style:family="text">
      <style:text-properties officeooo:rsid="019f5155"/>
    </style:style>
    <style:style style:name="T468" style:family="text">
      <style:text-properties officeooo:rsid="01bdfba5"/>
    </style:style>
    <style:style style:name="T469" style:family="text">
      <style:text-properties officeooo:rsid="01a16269"/>
    </style:style>
    <style:style style:name="T470" style:family="text">
      <style:text-properties officeooo:rsid="019fa002"/>
    </style:style>
    <style:style style:name="T471" style:family="text">
      <style:text-properties officeooo:rsid="01b348ae"/>
    </style:style>
    <style:style style:name="T472" style:family="text">
      <style:text-properties officeooo:rsid="01dfb230"/>
    </style:style>
    <style:style style:name="T473" style:family="text">
      <style:text-properties officeooo:rsid="01b5c453"/>
    </style:style>
    <style:style style:name="T474" style:family="text">
      <style:text-properties officeooo:rsid="01f5c338"/>
    </style:style>
    <style:style style:name="T475" style:family="text">
      <style:text-properties officeooo:rsid="01a241d0"/>
    </style:style>
    <style:style style:name="T476" style:family="text">
      <style:text-properties officeooo:rsid="020aae36"/>
    </style:style>
    <style:style style:name="T477" style:family="text">
      <style:text-properties officeooo:rsid="01eeeecd"/>
    </style:style>
    <style:style style:name="T478" style:family="text">
      <style:text-properties officeooo:rsid="01a38650"/>
    </style:style>
    <style:style style:name="T479" style:family="text">
      <style:text-properties officeooo:rsid="01a67d6e"/>
    </style:style>
    <style:style style:name="T480" style:family="text">
      <style:text-properties officeooo:rsid="01a6a6ce"/>
    </style:style>
    <style:style style:name="T481" style:family="text">
      <style:text-properties officeooo:rsid="01a81b88"/>
    </style:style>
    <style:style style:name="T482" style:family="text">
      <style:text-properties officeooo:rsid="01fe4e34"/>
    </style:style>
    <style:style style:name="T483" style:family="text">
      <style:text-properties officeooo:rsid="01f7b1ba"/>
    </style:style>
    <style:style style:name="T484" style:family="text">
      <style:text-properties officeooo:rsid="01a7ac88"/>
    </style:style>
    <style:style style:name="T485" style:family="text">
      <style:text-properties officeooo:rsid="01b0569b"/>
    </style:style>
    <style:style style:name="T486" style:family="text">
      <style:text-properties officeooo:rsid="01aa0103"/>
    </style:style>
    <style:style style:name="T487" style:family="text">
      <style:text-properties officeooo:rsid="01ab17f5"/>
    </style:style>
    <style:style style:name="T488" style:family="text">
      <style:text-properties officeooo:rsid="01af21ce"/>
    </style:style>
    <style:style style:name="T489" style:family="text">
      <style:text-properties officeooo:rsid="006c507c"/>
    </style:style>
    <style:style style:name="T490" style:family="text">
      <style:text-properties officeooo:rsid="01f8c16c"/>
    </style:style>
    <style:style style:name="T491" style:family="text">
      <style:text-properties officeooo:rsid="01fc5f06"/>
    </style:style>
    <style:style style:name="T492" style:family="text">
      <style:text-properties officeooo:rsid="01fae972"/>
    </style:style>
    <style:style style:name="T493" style:family="text">
      <style:text-properties officeooo:rsid="01f962fc"/>
    </style:style>
    <style:style style:name="T494" style:family="text">
      <style:text-properties officeooo:rsid="01acc310"/>
    </style:style>
    <style:style style:name="T495" style:family="text">
      <style:text-properties officeooo:rsid="01b03765"/>
    </style:style>
    <style:style style:name="T496" style:family="text">
      <style:text-properties officeooo:rsid="01b80b40"/>
    </style:style>
    <style:style style:name="T497" style:family="text">
      <style:text-properties officeooo:rsid="01e30132"/>
    </style:style>
    <style:style style:name="T498" style:family="text">
      <style:text-properties officeooo:rsid="01ad4e25"/>
    </style:style>
    <style:style style:name="T499" style:family="text">
      <style:text-properties officeooo:rsid="01ef50cc"/>
    </style:style>
    <style:style style:name="T500" style:family="text">
      <style:text-properties officeooo:rsid="01bb21d4"/>
    </style:style>
    <style:style style:name="T501" style:family="text">
      <style:text-properties officeooo:rsid="01b88544"/>
    </style:style>
    <style:style style:name="T502" style:family="text">
      <style:text-properties officeooo:rsid="020705e3"/>
    </style:style>
    <style:style style:name="T503" style:family="text">
      <style:text-properties officeooo:rsid="01ba40c3"/>
    </style:style>
    <style:style style:name="T504" style:family="text">
      <style:text-properties officeooo:rsid="01b95595"/>
    </style:style>
    <style:style style:name="T505" style:family="text">
      <style:text-properties officeooo:rsid="01be1531"/>
    </style:style>
    <style:style style:name="T506" style:family="text">
      <style:text-properties officeooo:rsid="01c3df96"/>
    </style:style>
    <style:style style:name="T507" style:family="text">
      <style:text-properties officeooo:rsid="01fcd6e1"/>
    </style:style>
    <style:style style:name="T508" style:family="text">
      <style:text-properties officeooo:rsid="01c36cfa"/>
    </style:style>
    <style:style style:name="T509" style:family="text">
      <style:text-properties officeooo:rsid="01c4cbaf"/>
    </style:style>
    <style:style style:name="T510" style:family="text">
      <style:text-properties officeooo:rsid="01c63a72"/>
    </style:style>
    <style:style style:name="T511" style:family="text">
      <style:text-properties officeooo:rsid="01c52210"/>
    </style:style>
    <style:style style:name="T512" style:family="text">
      <style:text-properties officeooo:rsid="01c7d4a2"/>
    </style:style>
    <style:style style:name="T513" style:family="text">
      <style:text-properties officeooo:rsid="01c86c81"/>
    </style:style>
    <style:style style:name="T514" style:family="text">
      <style:text-properties officeooo:rsid="0204ae81"/>
    </style:style>
    <style:style style:name="T515" style:family="text">
      <style:text-properties officeooo:rsid="01cd3aff"/>
    </style:style>
    <style:style style:name="T516" style:family="text">
      <style:text-properties officeooo:rsid="01c9bba0"/>
    </style:style>
    <style:style style:name="T517" style:family="text">
      <style:text-properties officeooo:rsid="01cd5ed6"/>
    </style:style>
    <style:style style:name="T518" style:family="text">
      <style:text-properties officeooo:rsid="01d7e2b6"/>
    </style:style>
    <style:style style:name="T519" style:family="text">
      <style:text-properties officeooo:rsid="006f00f1"/>
    </style:style>
    <style:style style:name="T520" style:family="text">
      <style:text-properties officeooo:rsid="00766ead"/>
    </style:style>
    <style:style style:name="T521" style:family="text">
      <style:text-properties officeooo:rsid="01d00caf"/>
    </style:style>
    <style:style style:name="T522" style:family="text">
      <style:text-properties officeooo:rsid="0206666e"/>
    </style:style>
    <style:style style:name="T523" style:family="text">
      <style:text-properties officeooo:rsid="0207ed9a"/>
    </style:style>
    <style:style style:name="T524" style:family="text">
      <style:text-properties officeooo:rsid="01d13f5b"/>
    </style:style>
    <style:style style:name="T525" style:family="text">
      <style:text-properties officeooo:rsid="01d97945"/>
    </style:style>
    <style:style style:name="T526" style:family="text">
      <style:text-properties officeooo:rsid="01dfd434"/>
    </style:style>
    <style:style style:name="T527" style:family="text">
      <style:text-properties officeooo:rsid="01d1d51e"/>
    </style:style>
    <style:style style:name="T528" style:family="text">
      <style:text-properties officeooo:rsid="01d685cb"/>
    </style:style>
    <style:style style:name="T529" style:family="text">
      <style:text-properties officeooo:rsid="01d49ae4"/>
    </style:style>
    <style:style style:name="T530" style:family="text">
      <style:text-properties officeooo:rsid="01dca136"/>
    </style:style>
    <style:style style:name="T531" style:family="text">
      <style:text-properties officeooo:rsid="01d6a431"/>
    </style:style>
    <style:style style:name="T532" style:family="text">
      <style:text-properties officeooo:rsid="01ec4ae5"/>
    </style:style>
    <style:style style:name="T533" style:family="text">
      <style:text-properties officeooo:rsid="01e48946"/>
    </style:style>
    <style:style style:name="T534" style:family="text">
      <style:text-properties officeooo:rsid="01e8560b"/>
    </style:style>
    <style:style style:name="T535" style:family="text">
      <style:text-properties officeooo:rsid="01e5523f"/>
    </style:style>
    <style:style style:name="T536" style:family="text">
      <style:text-properties officeooo:rsid="01eaae1c"/>
    </style:style>
    <style:style style:name="T537" style:family="text">
      <style:text-properties officeooo:rsid="01e607af"/>
    </style:style>
    <style:style style:name="T538" style:family="text">
      <style:text-properties officeooo:rsid="00774b12"/>
    </style:style>
    <style:style style:name="T539" style:family="text">
      <style:text-properties officeooo:rsid="01ce89c8"/>
    </style:style>
    <style:style style:name="T540" style:family="text">
      <style:text-properties officeooo:rsid="00728816"/>
    </style:style>
    <style:style style:name="T541" style:family="text">
      <style:text-properties officeooo:rsid="008d376b"/>
    </style:style>
    <style:style style:name="T542" style:family="text">
      <style:text-properties officeooo:rsid="008304a2"/>
    </style:style>
    <style:style style:name="T543" style:family="text">
      <style:text-properties officeooo:rsid="008f19e1"/>
    </style:style>
    <style:style style:name="T544" style:family="text">
      <style:text-properties officeooo:rsid="0084dc7a"/>
    </style:style>
    <style:style style:name="T545" style:family="text">
      <style:text-properties officeooo:rsid="009308a5"/>
    </style:style>
    <style:style style:name="T546" style:family="text">
      <style:text-properties officeooo:rsid="008fd466"/>
    </style:style>
    <style:style style:name="T547" style:family="text">
      <style:text-properties officeooo:rsid="00855c36"/>
    </style:style>
    <style:style style:name="T548" style:family="text">
      <style:text-properties officeooo:rsid="00962f65"/>
    </style:style>
    <style:style style:name="T549" style:family="text">
      <style:text-properties officeooo:rsid="00872a31"/>
    </style:style>
    <style:style style:name="T550" style:family="text">
      <style:text-properties officeooo:rsid="0088f718"/>
    </style:style>
    <style:style style:name="T551" style:family="text">
      <style:text-properties officeooo:rsid="0096650a"/>
    </style:style>
    <style:style style:name="T552" style:family="text">
      <style:text-properties officeooo:rsid="0097db3e"/>
    </style:style>
    <style:style style:name="T553" style:family="text">
      <style:text-properties officeooo:rsid="008bf5b8"/>
    </style:style>
    <style:style style:name="T554" style:family="text">
      <style:text-properties officeooo:rsid="00994bf0"/>
    </style:style>
    <style:style style:name="T555" style:family="text">
      <style:text-properties officeooo:rsid="009c2d2e"/>
    </style:style>
    <style:style style:name="T556" style:family="text">
      <style:text-properties officeooo:rsid="009c5849"/>
    </style:style>
    <style:style style:name="T557" style:family="text">
      <style:text-properties officeooo:rsid="009db017"/>
    </style:style>
    <style:style style:name="T558" style:family="text">
      <style:text-properties officeooo:rsid="009fa6ef"/>
    </style:style>
    <style:style style:name="T559" style:family="text">
      <style:text-properties officeooo:rsid="00a0fed5"/>
    </style:style>
    <style:style style:name="T560" style:family="text">
      <style:text-properties officeooo:rsid="00a190af"/>
    </style:style>
    <style:style style:name="T561" style:family="text">
      <style:text-properties officeooo:rsid="00a80bb1"/>
    </style:style>
    <style:style style:name="T562" style:family="text">
      <style:text-properties officeooo:rsid="00a9f029"/>
    </style:style>
    <style:style style:name="T563" style:family="text">
      <style:text-properties officeooo:rsid="00aa4753"/>
    </style:style>
    <style:style style:name="T564" style:family="text">
      <style:text-properties officeooo:rsid="00aa4d4d"/>
    </style:style>
    <style:style style:name="T565" style:family="text">
      <style:text-properties officeooo:rsid="00ade673"/>
    </style:style>
    <style:style style:name="T566" style:family="text">
      <style:text-properties officeooo:rsid="00af457d"/>
    </style:style>
    <style:style style:name="T567" style:family="text">
      <style:text-properties officeooo:rsid="00b056aa"/>
    </style:style>
    <style:style style:name="T568" style:family="text">
      <style:text-properties officeooo:rsid="00b21120"/>
    </style:style>
    <style:style style:name="T569" style:family="text">
      <style:text-properties officeooo:rsid="00b28802"/>
    </style:style>
    <style:style style:name="T570" style:family="text">
      <style:text-properties officeooo:rsid="00b3fc80"/>
    </style:style>
    <style:style style:name="T571" style:family="text">
      <style:text-properties officeooo:rsid="00b6c7bb"/>
    </style:style>
    <style:style style:name="T572" style:family="text">
      <style:text-properties officeooo:rsid="00b825ef"/>
    </style:style>
    <style:style style:name="T573" style:family="text">
      <style:text-properties officeooo:rsid="00b9c598"/>
    </style:style>
    <style:style style:name="T574" style:family="text">
      <style:text-properties officeooo:rsid="00ba60d2"/>
    </style:style>
    <style:style style:name="T575" style:family="text">
      <style:text-properties officeooo:rsid="00bbf109"/>
    </style:style>
    <style:style style:name="T576" style:family="text">
      <style:text-properties officeooo:rsid="00be4c7a"/>
    </style:style>
    <style:style style:name="T577" style:family="text">
      <style:text-properties officeooo:rsid="00bf98a6"/>
    </style:style>
    <style:style style:name="T578" style:family="text">
      <style:text-properties officeooo:rsid="00c045c7"/>
    </style:style>
    <style:style style:name="T579" style:family="text">
      <style:text-properties officeooo:rsid="00c052a1"/>
    </style:style>
    <style:style style:name="T580" style:family="text">
      <style:text-properties officeooo:rsid="00c20ba5"/>
    </style:style>
    <style:style style:name="T581" style:family="text">
      <style:text-properties officeooo:rsid="00c321bd"/>
    </style:style>
    <style:style style:name="T582" style:family="text">
      <style:text-properties officeooo:rsid="00c37899"/>
    </style:style>
    <style:style style:name="T583" style:family="text">
      <style:text-properties officeooo:rsid="00c42bee"/>
    </style:style>
    <style:style style:name="T584" style:family="text">
      <style:text-properties officeooo:rsid="00c55d43"/>
    </style:style>
    <style:style style:name="T585" style:family="text">
      <style:text-properties officeooo:rsid="00c621dc"/>
    </style:style>
    <style:style style:name="T586" style:family="text">
      <style:text-properties officeooo:rsid="00c72a73"/>
    </style:style>
    <style:style style:name="T587" style:family="text">
      <style:text-properties officeooo:rsid="00c7853d"/>
    </style:style>
    <style:style style:name="T588" style:family="text">
      <style:text-properties officeooo:rsid="00c8e547"/>
    </style:style>
    <style:style style:name="T589" style:family="text">
      <style:text-properties officeooo:rsid="00c9804a"/>
    </style:style>
    <style:style style:name="T590" style:family="text">
      <style:text-properties officeooo:rsid="00c9df80"/>
    </style:style>
    <style:style style:name="T591" style:family="text">
      <style:text-properties officeooo:rsid="00cac3e2"/>
    </style:style>
    <style:style style:name="T592" style:family="text">
      <style:text-properties officeooo:rsid="00cc2bf8"/>
    </style:style>
    <style:style style:name="T593" style:family="text">
      <style:text-properties officeooo:rsid="00cc8ddf"/>
    </style:style>
    <style:style style:name="T594" style:family="text">
      <style:text-properties officeooo:rsid="00ce1bc9"/>
    </style:style>
    <style:style style:name="T595" style:family="text">
      <style:text-properties officeooo:rsid="00cf434c"/>
    </style:style>
    <style:style style:name="T596" style:family="text">
      <style:text-properties officeooo:rsid="00d0e1ad"/>
    </style:style>
    <style:style style:name="T597" style:family="text">
      <style:text-properties officeooo:rsid="00d4e6e2"/>
    </style:style>
    <style:style style:name="T598" style:family="text">
      <style:text-properties officeooo:rsid="00e0ab62"/>
    </style:style>
    <style:style style:name="T599" style:family="text">
      <style:text-properties officeooo:rsid="00d3e2cb"/>
    </style:style>
    <style:style style:name="T600" style:family="text">
      <style:text-properties officeooo:rsid="00d2c268"/>
    </style:style>
    <style:style style:name="T601" style:family="text">
      <style:text-properties officeooo:rsid="00d66c4c"/>
    </style:style>
    <style:style style:name="T602" style:family="text">
      <style:text-properties officeooo:rsid="00d3f096"/>
    </style:style>
    <style:style style:name="T603" style:family="text">
      <style:text-properties officeooo:rsid="00d5b7f7"/>
    </style:style>
    <style:style style:name="T604" style:family="text">
      <style:text-properties officeooo:rsid="00d5de4b"/>
    </style:style>
    <style:style style:name="T605" style:family="text">
      <style:text-properties officeooo:rsid="00deb913"/>
    </style:style>
    <style:style style:name="T606" style:family="text">
      <style:text-properties officeooo:rsid="00d67e1b"/>
    </style:style>
    <style:style style:name="T607" style:family="text">
      <style:text-properties officeooo:rsid="00d85ea4"/>
    </style:style>
    <style:style style:name="T608" style:family="text">
      <style:text-properties officeooo:rsid="00d92365"/>
    </style:style>
    <style:style style:name="T609" style:family="text">
      <style:text-properties officeooo:rsid="00dab151"/>
    </style:style>
    <style:style style:name="T610" style:family="text">
      <style:text-properties officeooo:rsid="00dc1020"/>
    </style:style>
    <style:style style:name="T611" style:family="text">
      <style:text-properties officeooo:rsid="00dcffd1"/>
    </style:style>
    <style:style style:name="T612" style:family="text">
      <style:text-properties officeooo:rsid="00e0d469"/>
    </style:style>
    <style:style style:name="T613" style:family="text">
      <style:text-properties officeooo:rsid="00dd0704"/>
    </style:style>
    <style:style style:name="T614" style:family="text">
      <style:text-properties officeooo:rsid="00df28e8"/>
    </style:style>
    <style:style style:name="T615" style:family="text">
      <style:text-properties officeooo:rsid="00dfe376"/>
    </style:style>
    <style:style style:name="T616" style:family="text">
      <style:text-properties officeooo:rsid="00e032c2"/>
    </style:style>
    <style:style style:name="T617" style:family="text">
      <style:text-properties officeooo:rsid="00e6945b"/>
    </style:style>
    <style:style style:name="T618" style:family="text">
      <style:text-properties officeooo:rsid="00e8e4e5"/>
    </style:style>
    <style:style style:name="T619" style:family="text">
      <style:text-properties officeooo:rsid="00f7e6ff"/>
    </style:style>
    <style:style style:name="T620" style:family="text">
      <style:text-properties officeooo:rsid="00e9a721"/>
    </style:style>
    <style:style style:name="T621" style:family="text">
      <style:text-properties officeooo:rsid="00f4fb4d"/>
    </style:style>
    <style:style style:name="T622" style:family="text">
      <style:text-properties officeooo:rsid="00ea85e8"/>
    </style:style>
    <style:style style:name="T623" style:family="text">
      <style:text-properties officeooo:rsid="00ecc719"/>
    </style:style>
    <style:style style:name="T624" style:family="text">
      <style:text-properties officeooo:rsid="00edd762"/>
    </style:style>
    <style:style style:name="T625" style:family="text">
      <style:text-properties officeooo:rsid="00eb2c04"/>
    </style:style>
    <style:style style:name="T626" style:family="text">
      <style:text-properties officeooo:rsid="00eec376"/>
    </style:style>
    <style:style style:name="T627" style:family="text">
      <style:text-properties officeooo:rsid="01053f6d"/>
    </style:style>
    <style:style style:name="T628" style:family="text">
      <style:text-properties officeooo:rsid="00f82e8c"/>
    </style:style>
    <style:style style:name="T629" style:family="text">
      <style:text-properties officeooo:rsid="00f0898b"/>
    </style:style>
    <style:style style:name="T630" style:family="text">
      <style:text-properties officeooo:rsid="00f18ee9"/>
    </style:style>
    <style:style style:name="T631" style:family="text">
      <style:text-properties officeooo:rsid="00f2a172"/>
    </style:style>
    <style:style style:name="T632" style:family="text">
      <style:text-properties officeooo:rsid="010142e3"/>
    </style:style>
    <style:style style:name="T633" style:family="text">
      <style:text-properties officeooo:rsid="00f49d59"/>
    </style:style>
    <style:style style:name="T634" style:family="text">
      <style:text-properties officeooo:rsid="00f665fd"/>
    </style:style>
    <style:style style:name="T635" style:family="text">
      <style:text-properties officeooo:rsid="00fa90f5"/>
    </style:style>
    <style:style style:name="T636" style:family="text">
      <style:text-properties officeooo:rsid="00fa1764"/>
    </style:style>
    <style:style style:name="T637" style:family="text">
      <style:text-properties officeooo:rsid="00fbc5f1"/>
    </style:style>
    <style:style style:name="T638" style:family="text">
      <style:text-properties officeooo:rsid="00fc8b22"/>
    </style:style>
    <style:style style:name="T639" style:family="text">
      <style:text-properties officeooo:rsid="00fd6cc6"/>
    </style:style>
    <style:style style:name="T640" style:family="text">
      <style:text-properties officeooo:rsid="00ff5499"/>
    </style:style>
    <style:style style:name="T641" style:family="text">
      <style:text-properties officeooo:rsid="0101af7b"/>
    </style:style>
    <style:style style:name="T642" style:family="text">
      <style:text-properties officeooo:rsid="0106c4e9"/>
    </style:style>
    <style:style style:name="T643" style:family="text">
      <style:text-properties officeooo:rsid="01037842"/>
    </style:style>
    <style:style style:name="T644" style:family="text">
      <style:text-properties officeooo:rsid="0108ae8b"/>
    </style:style>
    <style:style style:name="T645" style:family="text">
      <style:text-properties officeooo:rsid="010a7c81"/>
    </style:style>
    <style:style style:name="T646" style:family="text">
      <style:text-properties officeooo:rsid="0108da9d"/>
    </style:style>
    <style:style style:name="T647" style:family="text">
      <style:text-properties officeooo:rsid="010b2c97"/>
    </style:style>
    <style:style style:name="T648" style:family="text">
      <style:text-properties officeooo:rsid="010c493e"/>
    </style:style>
    <style:style style:name="T649" style:family="text">
      <style:text-properties officeooo:rsid="010d73b7"/>
    </style:style>
    <style:style style:name="T650" style:family="text">
      <style:text-properties officeooo:rsid="01120d0e"/>
    </style:style>
    <style:style style:name="T651" style:family="text">
      <style:text-properties officeooo:rsid="0112050c"/>
    </style:style>
    <style:style style:name="T652" style:family="text">
      <style:text-properties officeooo:rsid="0112548e"/>
    </style:style>
    <style:style style:name="T653" style:family="text">
      <style:text-properties officeooo:rsid="01137adc"/>
    </style:style>
    <style:style style:name="T654" style:family="text">
      <style:text-properties officeooo:rsid="01155272"/>
    </style:style>
    <style:style style:name="T655" style:family="text">
      <style:text-properties style:text-line-through-style="solid" style:text-line-through-type="single" fo:language="ru" fo:country="RU" style:text-underline-mode="continuous" style:text-overline-mode="continuous" style:text-line-through-mode="continuous"/>
    </style:style>
    <style:style style:name="T656"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657"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658" style:family="text">
      <style:text-properties fo:color="#c9211e" loext:opacity="100%" fo:language="ru" fo:country="RU"/>
    </style:style>
    <style:style style:name="T659" style:family="text">
      <style:text-properties fo:color="#0000ff" loext:opacity="100%"/>
    </style:style>
    <style:style style:name="T660" style:family="text">
      <style:text-properties style:font-name="Liberation Serif" fo:font-size="12pt" style:font-size-asian="12pt" style:font-size-complex="12pt"/>
    </style:style>
    <style:style style:name="T661" style:family="text">
      <style:text-properties officeooo:rsid="020e61d0"/>
    </style:style>
    <style:style style:name="T662" style:family="text">
      <style:text-properties officeooo:rsid="020ff2e5"/>
    </style:style>
    <style:style style:name="T663" style:family="text">
      <style:text-properties officeooo:rsid="0215b99a"/>
    </style:style>
    <style:style style:name="T664" style:family="text">
      <style:text-properties officeooo:rsid="0219f04c"/>
    </style:style>
    <style:style style:name="T665" style:family="text">
      <style:text-properties fo:background-color="transparent" loext:char-shading-value="0"/>
    </style:style>
    <style:style style:name="T666" style:family="text">
      <style:text-properties officeooo:rsid="01db4946" fo:background-color="transparent" loext:char-shading-value="0"/>
    </style:style>
    <style:style style:name="T667" style:family="text">
      <style:text-properties officeooo:rsid="021b8f2b" fo:background-color="transparent" loext:char-shading-value="0"/>
    </style:style>
    <style:style style:name="T668" style:family="text">
      <style:text-properties officeooo:rsid="01dca136" fo:background-color="transparent" loext:char-shading-value="0"/>
    </style:style>
    <style:style style:name="T669" style:family="text">
      <style:text-properties officeooo:rsid="01e42ae7" fo:background-color="transparent" loext:char-shading-value="0"/>
    </style:style>
    <style:style style:name="T670" style:family="text">
      <style:text-properties officeooo:rsid="027b79d2" fo:background-color="transparent" loext:char-shading-value="0"/>
    </style:style>
    <style:style style:name="T671" style:family="text">
      <style:text-properties officeooo:rsid="02bc52bd" fo:background-color="transparent" loext:char-shading-value="0"/>
    </style:style>
    <style:style style:name="T672" style:family="text">
      <style:text-properties officeooo:rsid="00620f4f" fo:background-color="transparent" loext:char-shading-value="0"/>
    </style:style>
    <style:style style:name="T673" style:family="text">
      <style:text-properties officeooo:rsid="02c8818e" fo:background-color="transparent" loext:char-shading-value="0"/>
    </style:style>
    <style:style style:name="T674" style:family="text">
      <style:text-properties officeooo:rsid="02e3fad6" fo:background-color="transparent" loext:char-shading-value="0"/>
    </style:style>
    <style:style style:name="T675" style:family="text">
      <style:text-properties officeooo:rsid="021b8f2b"/>
    </style:style>
    <style:style style:name="T676" style:family="text">
      <style:text-properties officeooo:rsid="021ca885"/>
    </style:style>
    <style:style style:name="T677" style:family="text">
      <style:text-properties officeooo:rsid="021d65a4"/>
    </style:style>
    <style:style style:name="T678" style:family="text">
      <style:text-properties officeooo:rsid="021f11d2"/>
    </style:style>
    <style:style style:name="T679" style:family="text">
      <style:text-properties officeooo:rsid="0225e5a3"/>
    </style:style>
    <style:style style:name="T680" style:family="text">
      <style:text-properties officeooo:rsid="022b5ce6"/>
    </style:style>
    <style:style style:name="T681" style:family="text">
      <style:text-properties officeooo:rsid="022c5621"/>
    </style:style>
    <style:style style:name="T682" style:family="text">
      <style:text-properties officeooo:rsid="022de5ad"/>
    </style:style>
    <style:style style:name="T683" style:family="text">
      <style:text-properties officeooo:rsid="022e906c"/>
    </style:style>
    <style:style style:name="T684" style:family="text">
      <style:text-properties officeooo:rsid="02332fb1"/>
    </style:style>
    <style:style style:name="T685" style:family="text">
      <style:text-properties officeooo:rsid="0234ef63"/>
    </style:style>
    <style:style style:name="T686" style:family="text">
      <style:text-properties officeooo:rsid="02396764"/>
    </style:style>
    <style:style style:name="T687" style:family="text">
      <style:text-properties officeooo:rsid="0239bb71"/>
    </style:style>
    <style:style style:name="T688" style:family="text">
      <style:text-properties officeooo:rsid="023a13af"/>
    </style:style>
    <style:style style:name="T689" style:family="text">
      <style:text-properties officeooo:rsid="023bea3f"/>
    </style:style>
    <style:style style:name="T690" style:family="text">
      <style:text-properties officeooo:rsid="023c9b65"/>
    </style:style>
    <style:style style:name="T691" style:family="text">
      <style:text-properties officeooo:rsid="023e167f"/>
    </style:style>
    <style:style style:name="T692" style:family="text">
      <style:text-properties officeooo:rsid="023fda63"/>
    </style:style>
    <style:style style:name="T693" style:family="text">
      <style:text-properties officeooo:rsid="0241ad41"/>
    </style:style>
    <style:style style:name="T694" style:family="text">
      <style:text-properties officeooo:rsid="024927e1"/>
    </style:style>
    <style:style style:name="T695" style:family="text">
      <style:text-properties officeooo:rsid="02512d1e"/>
    </style:style>
    <style:style style:name="T696" style:family="text">
      <style:text-properties officeooo:rsid="025335e4"/>
    </style:style>
    <style:style style:name="T697" style:family="text">
      <style:text-properties officeooo:rsid="0255d4b3"/>
    </style:style>
    <style:style style:name="T698" style:family="text">
      <style:text-properties officeooo:rsid="025ffc1f"/>
    </style:style>
    <style:style style:name="T699" style:family="text">
      <style:text-properties officeooo:rsid="0263bc64"/>
    </style:style>
    <style:style style:name="T700" style:family="text">
      <style:text-properties officeooo:rsid="0266b727"/>
    </style:style>
    <style:style style:name="T701" style:family="text">
      <style:text-properties officeooo:rsid="0266bd6e"/>
    </style:style>
    <style:style style:name="T702" style:family="text">
      <style:text-properties officeooo:rsid="0268a832"/>
    </style:style>
    <style:style style:name="T703" style:family="text">
      <style:text-properties officeooo:rsid="026900b8"/>
    </style:style>
    <style:style style:name="T704" style:family="text">
      <style:text-properties officeooo:rsid="0269b1a1"/>
    </style:style>
    <style:style style:name="T705" style:family="text">
      <style:text-properties officeooo:rsid="026b0601"/>
    </style:style>
    <style:style style:name="T706" style:family="text">
      <style:text-properties officeooo:rsid="026be3b6"/>
    </style:style>
    <style:style style:name="T707" style:family="text">
      <style:text-properties officeooo:rsid="026f3e58"/>
    </style:style>
    <style:style style:name="T708" style:family="text">
      <style:text-properties officeooo:rsid="02713c70"/>
    </style:style>
    <style:style style:name="T709" style:family="text">
      <style:text-properties officeooo:rsid="0271566e"/>
    </style:style>
    <style:style style:name="T710" style:family="text">
      <style:text-properties officeooo:rsid="02732d59"/>
    </style:style>
    <style:style style:name="T711" style:family="text">
      <style:text-properties officeooo:rsid="0273dd5d"/>
    </style:style>
    <style:style style:name="T712" style:family="text">
      <style:text-properties officeooo:rsid="0276dd17"/>
    </style:style>
    <style:style style:name="T713" style:family="text">
      <style:text-properties officeooo:rsid="0277cb64"/>
    </style:style>
    <style:style style:name="T714" style:family="text">
      <style:text-properties officeooo:rsid="0278626a"/>
    </style:style>
    <style:style style:name="T715" style:family="text">
      <style:text-properties officeooo:rsid="02789e5e"/>
    </style:style>
    <style:style style:name="T716" style:family="text">
      <style:text-properties officeooo:rsid="0279ac59"/>
    </style:style>
    <style:style style:name="T717" style:family="text">
      <style:text-properties officeooo:rsid="027b79d2"/>
    </style:style>
    <style:style style:name="T718" style:family="text">
      <style:text-properties officeooo:rsid="027c5baa"/>
    </style:style>
    <style:style style:name="T719" style:family="text">
      <style:text-properties officeooo:rsid="027cbcf9"/>
    </style:style>
    <style:style style:name="T720" style:family="text">
      <style:text-properties officeooo:rsid="027dcd88"/>
    </style:style>
    <style:style style:name="T721" style:family="text">
      <style:text-properties officeooo:rsid="027e60c7"/>
    </style:style>
    <style:style style:name="T722" style:family="text">
      <style:text-properties officeooo:rsid="02804de0"/>
    </style:style>
    <style:style style:name="T723" style:family="text">
      <style:text-properties officeooo:rsid="0280ef7a"/>
    </style:style>
    <style:style style:name="T724" style:family="text">
      <style:text-properties officeooo:rsid="028102e1"/>
    </style:style>
    <style:style style:name="T725" style:family="text">
      <style:text-properties officeooo:rsid="0282f395"/>
    </style:style>
    <style:style style:name="T726" style:family="text">
      <style:text-properties officeooo:rsid="028318e7"/>
    </style:style>
    <style:style style:name="T727" style:family="text">
      <style:text-properties officeooo:rsid="0261cf66"/>
    </style:style>
    <style:style style:name="T728" style:family="text">
      <style:text-properties officeooo:rsid="0283b520"/>
    </style:style>
    <style:style style:name="T729" style:family="text">
      <style:text-properties officeooo:rsid="0285a54e"/>
    </style:style>
    <style:style style:name="T730" style:family="text">
      <style:text-properties officeooo:rsid="0287fdbe"/>
    </style:style>
    <style:style style:name="T731" style:family="text">
      <style:text-properties officeooo:rsid="02881ef3"/>
    </style:style>
    <style:style style:name="T732" style:family="text">
      <style:text-properties officeooo:rsid="028a4671"/>
    </style:style>
    <style:style style:name="T733" style:family="text">
      <style:text-properties officeooo:rsid="028ae7a0"/>
    </style:style>
    <style:style style:name="T734" style:family="text">
      <style:text-properties officeooo:rsid="028b072b"/>
    </style:style>
    <style:style style:name="T735" style:family="text">
      <style:text-properties officeooo:rsid="028bab87"/>
    </style:style>
    <style:style style:name="T736" style:family="text">
      <style:text-properties officeooo:rsid="028c1fe3"/>
    </style:style>
    <style:style style:name="T737" style:family="text">
      <style:text-properties officeooo:rsid="028d41fa"/>
    </style:style>
    <style:style style:name="T738" style:family="text">
      <style:text-properties officeooo:rsid="028ea693"/>
    </style:style>
    <style:style style:name="T739" style:family="text">
      <style:text-properties officeooo:rsid="0291444e"/>
    </style:style>
    <style:style style:name="T740" style:family="text">
      <style:text-properties officeooo:rsid="0292daf4"/>
    </style:style>
    <style:style style:name="T741" style:family="text">
      <style:text-properties officeooo:rsid="02948144"/>
    </style:style>
    <style:style style:name="T742" style:family="text">
      <style:text-properties officeooo:rsid="02964e0d"/>
    </style:style>
    <style:style style:name="T743" style:family="text">
      <style:text-properties officeooo:rsid="02971bad"/>
    </style:style>
    <style:style style:name="T744" style:family="text">
      <style:text-properties officeooo:rsid="029915bd"/>
    </style:style>
    <style:style style:name="T745" style:family="text">
      <style:text-properties officeooo:rsid="0299f1b8"/>
    </style:style>
    <style:style style:name="T746" style:family="text">
      <style:text-properties officeooo:rsid="029c35f6"/>
    </style:style>
    <style:style style:name="T747" style:family="text">
      <style:text-properties officeooo:rsid="029ca194"/>
    </style:style>
    <style:style style:name="T748" style:family="text">
      <style:text-properties officeooo:rsid="029d40a5"/>
    </style:style>
    <style:style style:name="T749" style:family="text">
      <style:text-properties officeooo:rsid="029e710f"/>
    </style:style>
    <style:style style:name="T750" style:family="text">
      <style:text-properties officeooo:rsid="029fec50"/>
    </style:style>
    <style:style style:name="T751" style:family="text">
      <style:text-properties officeooo:rsid="02a04880"/>
    </style:style>
    <style:style style:name="T752" style:family="text">
      <style:text-properties officeooo:rsid="02a1efa2"/>
    </style:style>
    <style:style style:name="T753" style:family="text">
      <style:text-properties officeooo:rsid="02a70aa3"/>
    </style:style>
    <style:style style:name="T754" style:family="text">
      <style:text-properties officeooo:rsid="02a7c2b4"/>
    </style:style>
    <style:style style:name="T755" style:family="text">
      <style:text-properties officeooo:rsid="02a94065"/>
    </style:style>
    <style:style style:name="T756" style:family="text">
      <style:text-properties officeooo:rsid="02a9a37d"/>
    </style:style>
    <style:style style:name="T757" style:family="text">
      <style:text-properties officeooo:rsid="02aa89df"/>
    </style:style>
    <style:style style:name="T758" style:family="text">
      <style:text-properties officeooo:rsid="02ab6d3c"/>
    </style:style>
    <style:style style:name="T759" style:family="text">
      <style:text-properties officeooo:rsid="02ad560f"/>
    </style:style>
    <style:style style:name="T760" style:family="text">
      <style:text-properties officeooo:rsid="02ae57dd"/>
    </style:style>
    <style:style style:name="T761" style:family="text">
      <style:text-properties officeooo:rsid="02b00aac"/>
    </style:style>
    <style:style style:name="T762" style:family="text">
      <style:text-properties officeooo:rsid="02b02c21"/>
    </style:style>
    <style:style style:name="T763" style:family="text">
      <style:text-properties officeooo:rsid="02b0cf9b"/>
    </style:style>
    <style:style style:name="T764" style:family="text">
      <style:text-properties officeooo:rsid="02b1cad3"/>
    </style:style>
    <style:style style:name="T765" style:family="text">
      <style:text-properties officeooo:rsid="02b282a9"/>
    </style:style>
    <style:style style:name="T766" style:family="text">
      <style:text-properties officeooo:rsid="02b36519"/>
    </style:style>
    <style:style style:name="T767" style:family="text">
      <style:text-properties officeooo:rsid="02b4ae46"/>
    </style:style>
    <style:style style:name="T768" style:family="text">
      <style:text-properties officeooo:rsid="02b5eea8"/>
    </style:style>
    <style:style style:name="T769" style:family="text">
      <style:text-properties officeooo:rsid="02bc178a"/>
    </style:style>
    <style:style style:name="T770" style:family="text">
      <style:text-properties officeooo:rsid="02bc52bd"/>
    </style:style>
    <style:style style:name="T771" style:family="text">
      <style:text-properties officeooo:rsid="021bf5db"/>
    </style:style>
    <style:style style:name="T772" style:family="text">
      <style:text-properties officeooo:rsid="02bd7010"/>
    </style:style>
    <style:style style:name="T773" style:family="text">
      <style:text-properties officeooo:rsid="02be4830"/>
    </style:style>
    <style:style style:name="T774" style:family="text">
      <style:text-properties officeooo:rsid="02bf13f0"/>
    </style:style>
    <style:style style:name="T775" style:family="text">
      <style:text-properties officeooo:rsid="02c2048f"/>
    </style:style>
    <style:style style:name="T776" style:family="text">
      <style:text-properties officeooo:rsid="02c70d1c"/>
    </style:style>
    <style:style style:name="T777" style:family="text">
      <style:text-properties officeooo:rsid="02c8818e"/>
    </style:style>
    <style:style style:name="T778" style:family="text">
      <style:text-properties officeooo:rsid="02c95515"/>
    </style:style>
    <style:style style:name="T779" style:family="text">
      <style:text-properties officeooo:rsid="02ca76cb"/>
    </style:style>
    <style:style style:name="T780" style:family="text">
      <style:text-properties officeooo:rsid="02cc00e3"/>
    </style:style>
    <style:style style:name="T781" style:family="text">
      <style:text-properties officeooo:rsid="02cf0da1"/>
    </style:style>
    <style:style style:name="T782" style:family="text">
      <style:text-properties officeooo:rsid="02d2eb79"/>
    </style:style>
    <style:style style:name="T783" style:family="text">
      <style:text-properties officeooo:rsid="02d35170"/>
    </style:style>
    <style:style style:name="T784" style:family="text">
      <style:text-properties officeooo:rsid="02d5aacc"/>
    </style:style>
    <style:style style:name="T785" style:family="text">
      <style:text-properties officeooo:rsid="02d6df77"/>
    </style:style>
    <style:style style:name="T786" style:family="text">
      <style:text-properties officeooo:rsid="02d7b94c"/>
    </style:style>
    <style:style style:name="T787" style:family="text">
      <style:text-properties officeooo:rsid="02d7f38f"/>
    </style:style>
    <style:style style:name="T788" style:family="text">
      <style:text-properties officeooo:rsid="02d9a952"/>
    </style:style>
    <style:style style:name="T789" style:family="text">
      <style:text-properties officeooo:rsid="02db3af5"/>
    </style:style>
    <style:style style:name="T790" style:family="text">
      <style:text-properties officeooo:rsid="02dc1565"/>
    </style:style>
    <style:style style:name="T791" style:family="text">
      <style:text-properties officeooo:rsid="02dd9769"/>
    </style:style>
    <style:style style:name="T792" style:family="text">
      <style:text-properties officeooo:rsid="02df8728"/>
    </style:style>
    <style:style style:name="T793" style:family="text">
      <style:text-properties officeooo:rsid="02dfa2bc"/>
    </style:style>
    <style:style style:name="T794" style:family="text">
      <style:text-properties officeooo:rsid="02e1c0b4"/>
    </style:style>
    <style:style style:name="T795" style:family="text">
      <style:text-properties officeooo:rsid="02e27a9b"/>
    </style:style>
    <style:style style:name="T796" style:family="text">
      <style:text-properties officeooo:rsid="02e3fad6"/>
    </style:style>
    <style:style style:name="T797" style:family="text">
      <style:text-properties officeooo:rsid="02e42229"/>
    </style:style>
    <style:style style:name="T798" style:family="text">
      <style:text-properties officeooo:rsid="02e4f2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8" text:outline-level="1"><text:s/>Семь вечностей</text:h>
      <text:p text:style-name="P1">*ниспадающее безумие*</text:p>
      <text:p text:style-name="P4"/>
      <text:p text:style-name="P5">Война. Война никогда не меняется.</text:p>
      <text:p text:style-name="P6">Мне знакома эта фраза, но где, когда и при каких обстоятельствах? Не помню.</text:p>
      <text:p text:style-name="P5">Впрочем, это не имеет значения<text:span text:style-name="T1"> </text:span>вне времени и пространства.</text:p>
      <text:p text:style-name="P5">Война никогда не меняется...</text:p>
      <text:p text:style-name="P67"/>
      <text:h text:style-name="P410" text:outline-level="2">Глава 1</text:h>
      <text:p text:style-name="P324"/>
      <text:p text:style-name="P324"/>
      <text:p text:style-name="P73">Грымза поднесла блюдце и стакан с водой. Я съёжился под её колючим взглядом.</text:p>
      <text:p text:style-name="P73"/>
      <text:p text:style-name="P73">- Пей.</text:p>
      <text:p text:style-name="P73"/>
      <text:p text:style-name="P73">Она строго проследила за тем, как я взял с блюдца таблетку и запил. Многонедельный трюк с <text:span text:style-name="T28">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73"/>
      <text:p text:style-name="P73">- Открой рот.</text:p>
      <text:p text:style-name="P73"/>
      <text:p text:style-name="P73">Я открыл хлебальник и повертел языком вверх – вниз – в стороны, показывая, что не спрятал галоперидол за щекой или под корнем.</text:p>
      <text:p text:style-name="P7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73"/>
      <text:p text:style-name="P73">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73"/>
      <text:p text:style-name="P73">Я прислушался к удаляющимся по коридору шагам. Когда они окончательно стихли, я лёг на край кровати спиной к двери.</text:p>
      <text:p text:style-name="P73"/>
      <text:p text:style-name="P73"><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73"/>
      <text:p text:style-name="P7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73"/>
      <text:p text:style-name="P7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73"/>
      <text:p text:style-name="P326"><text:span text:style-name="Default_20_Paragraph_20_Font"><text:span text:style-name="T29">…</text:span></text:span><text:span text:style-name="Default_20_Paragraph_20_Font"><text:span text:style-name="T31">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29">...</text:span></text:span></text:p>
      <text:p text:style-name="P73"/>
      <text:p text:style-name="P73">...Пододвинув судно одной рукой к себе поближе, я сильнее склонился над ним и засунул вторую руку как можно глубже себе в рот.</text:p>
      <text:p text:style-name="P73"/>
      <text:p text:style-name="P73">В-о-о-о-т т-а-а-а-к...</text:p>
      <text:p text:style-name="P73"/>
      <text:p text:style-name="P73">Я, наверное, единственный человек в мире, умеющий блевать бесшумно.</text:p>
      <text:p text:style-name="P73"/>
      <text:p text:style-name="P73">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234">и смешать с пылью </text:span>под койкой.</text:p>
      <text:p text:style-name="P73"/>
      <text:p text:style-name="P73">Я осторожно задвинул судно обратно под кровать Терминатору и обернулся. Судья Дредд со скучающим видом тупил в смартфон.</text:p>
      <text:p text:style-name="P73"/>
      <text:p text:style-name="P73">Дело сделано. Теперь можно и заснуть.</text:p>
      <text:p text:style-name="P1"/>
      <text:p text:style-name="P1">***</text:p>
      <text:p text:style-name="P73"/>
      <text:p text:style-name="P73">Джет нетерпеливо толкает меня копытом в плечо.</text:p>
      <text:p text:style-name="P73"/>
      <text:p text:style-name="P73"><text:soft-page-break/>- Хум, вставай! Хум! Пора собираться! Хум… Хуман!!!</text:p>
      <text:p text:style-name="P73"/>
      <text:p text:style-name="P73">Последний толчок больше похож на пинок. Я со стоном разлепляю веки.</text:p>
      <text:p text:style-name="P73"/>
      <text:p text:style-name="P73">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73"/>
      <text:p text:style-name="P73">- Они приближаются! Я слышала их горн! Надо убираться отсюда!</text:p>
      <text:p text:style-name="P73"/>
      <text:p text:style-name="P73">Последнюю порцию барахла Джет утрамбовывает, с размаху усевшись на мешок. Тот жалобно скрипит.</text:p>
      <text:p text:style-name="P73"/>
      <text:p text:style-name="P73">- Да вставай же!</text:p>
      <text:p text:style-name="P73"/>
      <text:p text:style-name="P73">Не дождавшись, Джет нетерпеливо прыгает ко мне и, поддев мордой, переводит в сидячее положение.</text:p>
      <text:p text:style-name="P73">Мешок, облегчённо крякнув, вываливает половину содержимого на землю.</text:p>
      <text:p text:style-name="P73"/>
      <text:p text:style-name="P73">…</text:p>
      <text:p text:style-name="P73"/>
      <text:p text:style-name="P73">Три дня! Три <text:span text:style-name="T1">грёба</text:span><text:span text:style-name="T2">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73"/>
      <text:p text:style-name="P73">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73"/>
      <text:p text:style-name="P73">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235">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3"/>
      <text:p text:style-name="P73">Нет, Агамемнон – ерунда.</text:p>
      <text:p text:style-name="P73">За нами. Гонятся. Чёртовы. Чокнутые. Пони.</text:p>
      <text:p text:style-name="P68"/>
      <text:p text:style-name="P73"><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73">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3"/>
      <text:p text:style-name="P73">Ну вот кто заставил тебя улыбаться Дейдре, Хуман? Ведь всё так неплохо шло…</text:p>
      <text:p text:style-name="P73"/>
      <text:p text:style-name="P1">~~~</text:p>
      <text:p text:style-name="P73">…</text:p>
      <text:p text:style-name="P326"><text:span text:style-name="Default_20_Paragraph_20_Font"><text:span text:style-name="T31">- Привет, красавчики!</text:span></text:span></text:p>
      <text:p text:style-name="P73"/>
      <text:p text:style-name="P18">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73"/>
      <text:p text:style-name="P18">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8"/>
      <text:p text:style-name="P18">- Ох! <text:span text:style-name="T236">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237">м</text:span> дёрнула её изо всех сил, закинув меня себе на спину.</text:p>
      <text:p text:style-name="P18"/>
      <text:p text:style-name="P18">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8"/>
      <text:p text:style-name="P326"><text:span text:style-name="Default_20_Paragraph_20_Font"><text:span text:style-name="T31">В незащищённую бронёй шею Джет упиралось копьё крохотной поньки с гривой ёршиком.</text:span></text:span></text:p>
      <text:p text:style-name="P73"/>
      <text:p text:style-name="P18">-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8"/>
      <text:p text:style-name="P18"><text:soft-page-break/>Тут я заметил, что крыльев у этих оборванцев не наблюдается.</text:p>
      <text:p text:style-name="P73"/>
      <text:p text:style-name="P326"><text:span text:style-name="Default_20_Paragraph_20_Font"><text:span text:style-name="T31">- Молодец, Лейла! - похвалила козявку </text:span></text:span><text:span text:style-name="Default_20_Paragraph_20_Font"><text:span text:style-name="T32">Эпплгрин</text:span></text:span><text:span text:style-name="Default_20_Paragraph_20_Font"><text:span text:style-name="T31">.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326"><text:span text:style-name="Default_20_Paragraph_20_Font"><text:span text:style-name="T31">- Не пытайтесь уйти, красавчики, - повернулась к нам </text:span></text:span><text:span text:style-name="Default_20_Paragraph_20_Font"><text:span text:style-name="T32">рыжегривая</text:span></text:span><text:span text:style-name="Default_20_Paragraph_20_Font"><text:span text:style-name="T31">. - <text:s/>Мы ведь мо</text:span></text:span><text:span text:style-name="Default_20_Paragraph_20_Font"><text:span text:style-name="T33">гё</text:span></text:span><text:span text:style-name="Default_20_Paragraph_20_Font"><text:span text:style-name="T31">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8"/>
      <text:p text:style-name="P18">Та мрачно стояла, сцепив зубы.</text:p>
      <text:p text:style-name="P73"/>
      <text:p text:style-name="P326"><text:span text:style-name="Default_20_Paragraph_20_Font"><text:span text:style-name="T31">-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32">т</text:span></text:span><text:span text:style-name="Default_20_Paragraph_20_Font"><text:span text:style-name="T31">ы ничего не получи</text:span></text:span><text:span text:style-name="Default_20_Paragraph_20_Font"><text:span text:style-name="T32">шь</text:span></text:span><text:span text:style-name="Default_20_Paragraph_20_Font"><text:span text:style-name="T31">, кроме мороки. Лучше отпусти. </text:span></text:span><text:span text:style-name="Default_20_Paragraph_20_Font"><text:span text:style-name="T32">Т</text:span></text:span><text:span text:style-name="Default_20_Paragraph_20_Font"><text:span text:style-name="T31">ы же не трогае</text:span></text:span><text:span text:style-name="Default_20_Paragraph_20_Font"><text:span text:style-name="T32">шь</text:span></text:span><text:span text:style-name="Default_20_Paragraph_20_Font"><text:span text:style-name="T31"> жеребят, </text:span></text:span><text:span text:style-name="Default_20_Paragraph_20_Font"><text:span text:style-name="T32">Эпплгрин</text:span></text:span><text:span text:style-name="Default_20_Paragraph_20_Font"><text:span text:style-name="T31">?</text:span></text:span></text:p>
      <text:p text:style-name="P18"/>
      <text:p text:style-name="P18"><text:span text:style-name="T236">Рыжегривая понька</text:span> только хмыкнула.</text:p>
      <text:p text:style-name="P73"/>
      <text:p text:style-name="P18">- Хорош жеребёнок - ягодицы, что у ломовика! - она задумалась. - Так. Летуна – на кухню. А этого… красавчика – к Дейдре.</text:p>
      <text:p text:style-name="P18"/>
      <text:p text:style-name="P18">…</text:p>
      <text:p text:style-name="P18">…</text:p>
      <text:p text:style-name="P18">…</text:p>
      <text:p text:style-name="P73"/>
      <text:p text:style-name="P18">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8"/>
      <text:p text:style-name="P326"><text:span text:style-name="Default_20_Paragraph_20_Font"><text:span text:style-name="T31">-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8"/>
      <text:p text:style-name="P326"><text:soft-page-break/><text:span text:style-name="Default_20_Paragraph_20_Font"><text:span text:style-name="T31">Я аж передёрнул плечами. Конеёбство – это явно не то занятие, чем ты занимался в прошлом и хотел бы заниматься в будущем, Хуман!</text:span></text:span></text:p>
      <text:p text:style-name="P18"/>
      <text:p text:style-name="P18">Поняха с недоверием смотрела на меня.</text:p>
      <text:p text:style-name="P73"/>
      <text:p text:style-name="P18">- Хум, ты прикалываешься? Или та поломаная пегаска таки права, и ты действительно ничего не помнишь?</text:p>
      <text:p text:style-name="P18"/>
      <text:p text:style-name="P18">Понька принялась загибать копыта, делая сброс через каждую пару:</text:p>
      <text:p text:style-name="P18"/>
      <text:p text:style-name="P18">-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8"/>
      <text:p text:style-name="P18">…Я истерически рассмеялся.</text:p>
      <text:p text:style-name="P18">Мысль о веренице кобыл в очереди у твоей постели ожгла холодом твоё естество, Хуман!</text:p>
      <text:p text:style-name="P18"/>
      <text:p text:style-name="P326"><text:span text:style-name="Default_20_Paragraph_20_Font"><text:span text:style-name="T31">- Во-вторых, шанс получения потомства можно поднять с помощью магического ритуала “</text:span></text:span><text:span text:style-name="Default_20_Paragraph_20_Font"><text:span text:style-name="T239">Pornis</text:span></text:span><text:span text:style-name="Default_20_Paragraph_20_Font"><text:span text:style-name="T31"> </text:span></text:span><text:span text:style-name="Default_20_Paragraph_20_Font"><text:span text:style-name="T239">erektus</text:span></text:span><text:span text:style-name="Default_20_Paragraph_20_Font"><text:span text:style-name="T31">”,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34">жк</text:span></text:span><text:span text:style-name="Default_20_Paragraph_20_Font"><text:span text:style-name="T31">а из единорогов, только ты не говори никому, это большая тайна! Хотя, может, ты сам умеешь магичить, Хум?</text:span></text:span></text:p>
      <text:p text:style-name="P18"/>
      <text:p text:style-name="P18">Поняха с надеждой посмотрела на меня. Я с огромным облегчением отрицательно помотал головой.</text:p>
      <text:p text:style-name="P18"/>
      <text:p text:style-name="P326"><text:span text:style-name="Default_20_Paragraph_20_Font"><text:span text:style-name="T3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41"> коп</text:span></text:span><text:span text:style-name="Default_20_Paragraph_20_Font"><text:span text:style-name="T31">ы</text:span></text:span><text:span text:style-name="Default_20_Paragraph_20_Font"><text:span text:style-name="T241">тами</text:span></text:span><text:span text:style-name="Default_20_Paragraph_20_Font"><text:span text:style-name="T31">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8"/>
      <text:p text:style-name="P18">Дейдра мечтательно вздохнула.</text:p>
      <text:p text:style-name="P18"/>
      <text:p text:style-name="P18">-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268">левое </text:span>копыто от самого плеча вместо четверти урожая за дождик после посевной!</text:p>
      <text:p text:style-name="P18"/>
      <text:p text:style-name="P18">Я упорно помотал головой. Дейдра пристально уставилась на меня, пытаясь рассмотреть мой талант. Наконец она ухмыльнулась кривой улыбкой.</text:p>
      <text:p text:style-name="P18"/>
      <text:p text:style-name="P18">-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8"/>
      <text:p text:style-name="P18">Путешествия? Я навострил уши. Сосущее чувство проснулось снова и принялось грызть меня изнутри.</text:p>
      <text:p text:style-name="P18"/>
      <text:p text:style-name="P18">- Это уже что-то. Мне совершенно случайно нужно в Дрогонштерн, - наконец, подал голос я.</text:p>
      <text:p text:style-name="P18">-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8">-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8"/>
      <text:p text:style-name="P18">Розовая поняха заметно поскучнела.</text:p>
      <text:p text:style-name="P73"/>
      <text:p text:style-name="P18">-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69">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73"/>
      <text:p text:style-name="P18">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73"/>
      <text:p text:style-name="P18">- У большинства моих соплеменников мозги в отключке… - кобылка <text:span text:style-name="T268">вкруговую</text:span> помахала копытом <text:span text:style-name="T268">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73"/>
      <text:p text:style-name="P18"><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8"/>
      <text:p text:style-name="P18">Дейдра уныло свесила голову.</text:p>
      <text:p text:style-name="P18"/>
      <text:p text:style-name="P18">-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8"/>
      <text:p text:style-name="P18">Розовая кобылка вновь сжала зубами горлышко и запрокинула бутылку. Послышалось долгое бульканье.</text:p>
      <text:p text:style-name="P18"/>
      <text:p text:style-name="P18">-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73"/>
      <text:p text:style-name="P18">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
      <text:p text:style-name="P18">-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73"/>
      <text:p text:style-name="P18">Кобылка завела глаза, сложила губы бантиком и произнесла фальцетом:</text:p>
      <text:p text:style-name="P18"/>
      <text:p text:style-name="P18">-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73"/>
      <text:p text:style-name="P18">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8"/>
      <text:p text:style-name="P326"><text:span text:style-name="Default_20_Paragraph_20_Font"><text:span text:style-name="T31">-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39">Хр-р-р…</text:span></text:span></text:p>
      <text:p text:style-name="P349"/>
      <text:p text:style-name="P18"><text:soft-page-break/>Вместе с храпом изо рта самой великой пиратки вылетело три розовых пузыря. Поняха явно перебрала с алкоголем.</text:p>
      <text:p text:style-name="P73"/>
      <text:p text:style-name="P73">…</text:p>
      <text:p text:style-name="P73">…</text:p>
      <text:p text:style-name="P73">…</text:p>
      <text:p text:style-name="P1"/>
      <text:p text:style-name="P18">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70">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8"/>
      <text:p text:style-name="P18">...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73"/>
      <text:p text:style-name="P18">- Джет… Вставай, Джет… Да вставай же, засоня! - я громко шептал в ухо спящей пегаске, легонько похлопывая по шее.</text:p>
      <text:p text:style-name="P326"><text:span text:style-name="Default_20_Paragraph_20_Font"><text:span text:style-name="T31">-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73"/>
      <text:p text:style-name="P18">Я шёлкнул пегаску по носу.</text:p>
      <text:p text:style-name="P18">- Вставай! Надо сматываться. Дейдра хочет сделать меня своим фаворитом. У меня плохие предчувствия на этот счёт.</text:p>
      <text:p text:style-name="P73"/>
      <text:p text:style-name="P18">Пегаска поднялась, потирая нос копытом. Рваное одеяло сползло с её тела и в нос мне ударил кислый запах.</text:p>
      <text:p text:style-name="P326"><text:span text:style-name="Default_20_Paragraph_20_Font"><text:span text:style-name="T31">- Тут что, медиков нет? Неужели нельзя было нормально перевязать? - я указал на покалеченное крыло, примотанное к телу рваной тряпкой.</text:span></text:span></text:p>
      <text:p text:style-name="P18">-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70">банануться</text:span> недолго…</text:p>
      <text:p text:style-name="P18"/>
      <text:p text:style-name="P73"><text:soft-page-break/>…</text:p>
      <text:p text:style-name="P73"/>
      <text:p text:style-name="P18">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8"/>
      <text:p text:style-name="P18">Есть только одно маленькое “но”.</text:p>
      <text:p text:style-name="P18">Эти двадцать шагов заполнены валяющимися вповалку, храпящими, чмокающими, сопящими и дёргающимися во сне пони.</text:p>
      <text:p text:style-name="P18"/>
      <text:p text:style-name="P18">-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8"/>
      <text:p text:style-name="P18">Я обреченно вздохнул, выбрал на полу место, свободное от понеконечностей и поставил туда ногу.</text:p>
      <text:p text:style-name="P18"/>
      <text:p text:style-name="P18">Почти попал. Светло-коричневая пони ойкнула и сжалась во сне, когда я наступил ей на хвост.</text:p>
      <text:p text:style-name="P18">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8"/>
      <text:p text:style-name="P18">Позади меня послышалось топанье, череда взвизгиваний и возни, нарастающая, подобно прибою.</text:p>
      <text:p text:style-name="P18"/>
      <text:p text:style-name="P18">Джет невозмутимо торила свой путь прямо по ногам, туловищам и хвостам распластавшихся на полу пони.</text:p>
      <text:p text:style-name="P18"/>
      <text:p text:style-name="P18">- Ты рехнулась? - зашипел на неё я, - надо ж осторожно!</text:p>
      <text:p text:style-name="P18">- Ну, раз ты так хочешь, - пожала плечами пегаска и осторожно поставила ногу на голову пони, сосущей во сне собственное копыто.</text:p>
      <text:p text:style-name="P18"/>
      <text:p text:style-name="P18">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8"/>
      <text:p text:style-name="P18">Я остервенело дёргал ручку двери, ощущая затылком просыпающийся зал.</text:p>
      <text:p text:style-name="P18">- Закрыто, блин! - я дёрнул ещё сильнее и приложился задницей о пол, сжимая в руке оторванную ручку.</text:p>
      <text:p text:style-name="P18"/>
      <text:p text:style-name="P18">- Хум, подвинься!</text:p>
      <text:p text:style-name="P18"><text:soft-page-break/>Пегаска оттеснила меня крупом и повернулась к двери задом.</text:p>
      <text:p text:style-name="P18"/>
      <text:p text:style-name="P18">БАБАХ!!!</text:p>
      <text:p text:style-name="P18"/>
      <text:p text:style-name="P18">Я ошалело смотрел на дверь, вылетевшую вместе с косяком во двор.</text:p>
      <text:p text:style-name="P18"/>
      <text:p text:style-name="P1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8">- Ага. - ухмыльнулась Джет. - Я — крутая! По заднему джебу мне нет равных на нашем облаке и двух соседних!</text:p>
      <text:p text:style-name="P18">-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8"/>
      <text:p text:style-name="P18">Мои ступни обнимала Дейдра, улыбаясь мне хищной улыбкой.</text:p>
      <text:p text:style-name="P18"/>
      <text:p text:style-name="P18">- И, кстати, чтобы открыть её, достаточно было просто отодвинуть засов.</text:p>
      <text:p text:style-name="P18"/>
      <text:p text:style-name="P18">В забеге на первенство тупости ты уверенно догоняешь пегаску, Хуман!</text:p>
      <text:p text:style-name="P18"/>
      <text:p text:style-name="P18">Я криво улыбнулся Дейдре.</text:p>
      <text:p text:style-name="P18"/>
      <text:p text:style-name="P326"><text:span text:style-name="Default_20_Paragraph_20_Font"><text:span text:style-name="T3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8"/>
      <text:p text:style-name="P18">Я сразу понял, что улыбаться Дейдре было плохой идеей. Поняха состроила щенячьи глаза и усилила и без того стальную хватку вокруг моих ног.</text:p>
      <text:p text:style-name="P18"/>
      <text:p text:style-name="P18">- Не бросай меня, Хум! Мне тут так ску-у-учно-о-о! Никто меня не понима-а-ает!</text:p>
      <text:p text:style-name="P18"/>
      <text:p text:style-name="P18">Губы её задрожали, как будто она собралась зареветь.</text:p>
      <text:p text:style-name="P18"/>
      <text:p text:style-name="P1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8"><text:soft-page-break/></text:p>
      <text:p text:style-name="P1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8"/>
      <text:p text:style-name="P18">- Ммммфффф! - отвечала ей Джет.</text:p>
      <text:p text:style-name="P18"/>
      <text:p text:style-name="P18">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8"/>
      <text:p text:style-name="P1">~~~</text:p>
      <text:p text:style-name="P73"/>
      <text:p text:style-name="P73">- Ты опять за своё! - крик Джет прямо в ухо перемешивает все воспоминания. - Выныривай! Они уже совсем близко!!! Я слышу голос Дейдры Твердолоб!</text:p>
      <text:p text:style-name="P73"/>
      <text:p text:style-name="P73">Я содрогаюсь, вскакиваю с земли и машинально забрасываю мешок на плечо.</text:p>
      <text:p text:style-name="P73"/>
      <text:p text:style-name="P73">- Идём.</text:p>
      <text:p text:style-name="P73"/>
      <text:h text:style-name="P410" text:outline-level="2">Глава 2</text:h>
      <text:p text:style-name="P1"/>
      <text:p text:style-name="P5">Также неизменна противоположная войне сущность - любовь.</text:p>
      <text:p text:style-name="P5">Война убивает, любовь же даёт силы бороться.</text:p>
      <text:p text:style-name="P5">Слабый огонёк сознания сражается с холодной бесконечностью небытия только для того, чтобы ещё раз увидеть Тебя.</text:p>
      <text:p text:style-name="P74"/>
      <text:p text:style-name="P7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73"/>
      <text:p text:style-name="P73">- Дед, сигу не долганёшь?</text:p>
      <text:p text:style-name="P73">- Не курю.</text:p>
      <text:p text:style-name="P73">- Я не спрашивал тебя, куришь ли ты? - пальцы вопроша<text:span text:style-name="T271">ющ</text:span>его шевелились, как будто разминая невидимый пластилин. - Сигу не долганёшь?</text:p>
      <text:p text:style-name="P68"><text:soft-page-break/></text:p>
      <text:p text:style-name="P73">Крыс спрыгнул с подоконника, царапнув грязным ногтем по кафелю уборной.</text:p>
      <text:p text:style-name="P73">- Ты ведь должен мне ещё с прошлого раза.</text:p>
      <text:p text:style-name="P73"/>
      <text:p text:style-name="P73">Я вытащил из рукава пижамы двадцатисантиметровый гвоздь и плюнул ему под ноги.</text:p>
      <text:p text:style-name="P73"/>
      <text:p text:style-name="P73">- Ничего я тебе не должен. И ты сам это знаешь. Пошёл нах<text:span text:style-name="T271">ер</text:span>.</text:p>
      <text:p text:style-name="P73"/>
      <text:p text:style-name="P73">Крыс криво улыбнулся.</text:p>
      <text:p text:style-name="P73"/>
      <text:p text:style-name="P73">- Ну-ну. Вы тут, в Чертогах, совсем озверели, что ли? Из окон выпрыгиваете, на людей кидаетесь. Остынь, ботаник. <text:span text:style-name="T272">Ругаться некультурно.</text:span> Ладно-ладно, пока. Ещё увидимся.</text:p>
      <text:p text:style-name="P73"/>
      <text:p text:style-name="P73">Я старательно <text:span text:style-name="T271">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71">карабинами</text:span>, и нас не навещают извне. Никто и никогда.</text:p>
      <text:p text:style-name="P73"/>
      <text:p text:style-name="P327"><text:span text:style-name="Default_20_Paragraph_20_Font"><text:span text:style-name="T2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40">с транквилизаторами</text:span></text:span><text:span text:style-name="Default_20_Paragraph_20_Font"><text:span text:style-name="T29">. Иногда, впрочем, он </text:span></text:span><text:span text:style-name="Default_20_Paragraph_20_Font"><text:span text:style-name="T63">рассказывает новости</text:span></text:span><text:span text:style-name="Default_20_Paragraph_20_Font"><text:span text:style-name="T242"> </text:span></text:span><text:span text:style-name="Default_20_Paragraph_20_Font"><text:span text:style-name="T63">“извне” или </text:span></text:span><text:span text:style-name="Default_20_Paragraph_20_Font"><text:span text:style-name="T29">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73"/>
      <text:p text:style-name="P73">В коридоре было пусто. Крыс, подобно кэрроловскому Белому Кролику, уже испарился в тщательно скрываемой им тропе к общей палате <text:span text:style-name="T271">этажом ниже</text:span>. <text:span text:style-name="T271">Уродливые круглые часы на стене показывали - до ужина оставалось семнадцать минут.</text:span> Радио Ватикана сонно <text:span text:style-name="T271">бормотало</text:span> очередную миротворческую молитву <text:span text:style-name="T271">сквозь помехи</text:span>.</text:p>
      <text:p text:style-name="P73"/>
      <text:p text:style-name="P18">…шшш…</text:p>
      <text:p text:style-name="P18"/>
      <text:p text:style-name="P326"><text:span text:style-name="Default_20_Paragraph_20_Font"><text:span text:style-name="T239">sanctificetur</text:span></text:span><text:span text:style-name="Default_20_Paragraph_20_Font"><text:span text:style-name="T31"> </text:span></text:span><text:span text:style-name="Default_20_Paragraph_20_Font"><text:span text:style-name="T239">nomen</text:span></text:span><text:span text:style-name="Default_20_Paragraph_20_Font"><text:span text:style-name="T31"> </text:span></text:span><text:span text:style-name="Default_20_Paragraph_20_Font"><text:span text:style-name="T239">tuum…</text:span></text:span></text:p>
      <text:p text:style-name="P349">adveniat regnum tuum…</text:p>
      <text:p text:style-name="P349">fiat voluntas tua, sicut in caelo et in terra…</text:p>
      <text:p text:style-name="P349"><text:soft-page-break/></text:p>
      <text:p text:style-name="P349">…хрррсссшшш…</text:p>
      <text:p text:style-name="P349"/>
      <text:p text:style-name="P326"><text:span text:style-name="Default_20_Paragraph_20_Font"><text:span text:style-name="T239">ne nuclear bellum. Amen…</text:span></text:span></text:p>
      <text:p text:style-name="P349"/>
      <text:p text:style-name="P18">…шшшссс…</text:p>
      <text:p text:style-name="P18"/>
      <text:p text:style-name="P73">Речь Папы была проникновенна и сильна <text:span text:style-name="T271">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73"/>
      <text:p text:style-name="P73">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73"/>
      <text:p text:style-name="P73">Я уже открывал дверь в палату, когда услышал лениво брошенную в спину фразу.</text:p>
      <text:p text:style-name="P73"/>
      <text:p text:style-name="P326"><text:span text:style-name="Default_20_Paragraph_20_Font"><text:span text:style-name="T29">- Дед, собирай шмотки, скоро переезжаешь. На твоё место новенького поселяют. А тебя в соседнюю </text:span></text:span>палату.</text:p>
      <text:p text:style-name="P326"/>
      <text:p text:style-name="P73">Я повернулся.</text:p>
      <text:p text:style-name="P73"/>
      <text:p text:style-name="P73">- Когда переезд?</text:p>
      <text:p text:style-name="P73">- Завтра. Или послезавтра, если чувак в реанимации задержится.</text:p>
      <text:p text:style-name="P73">- А почему не новенького в соседнюю? На кой чёрт им я сдался?</text:p>
      <text:p text:style-name="P73"/>
      <text:p text:style-name="P73"><text:s/>Дредд удивлённо бухнулся на все четыре ножки стула. Тот жалобно заскрипел.</text:p>
      <text:p text:style-name="P73"/>
      <text:p text:style-name="P73">- Что-то ты не рад переезду, а? Соседняя ж пустая – <text:span text:style-name="T271">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73"/>
      <text:p text:style-name="P73">Я криво улыбнулся.</text:p>
      <text:p text:style-name="P73">- Да я уже как-то к <text:span text:style-name="T272">седьмой</text:span> палате привык. Оброс социальными связями, завёл хозяйство. Паука, вот, под кроватью приручил. <text:span text:style-name="T273">Терминатор мне моргает левым глазом на приветствие.</text:span> Не хотелось бы на новом месте начинать всё заново, с нуля.</text:p>
      <text:p text:style-name="P173"><text:soft-page-break/></text:p>
      <text:p text:style-name="P73">Дредд пожал плечами.</text:p>
      <text:p text:style-name="P326"><text:span text:style-name="Default_20_Paragraph_20_Font"><text:span text:style-name="T29">- Ну, не знаю, мне, в общем-то, пофиг, где ты лежишь. Вроде, за тебя попросили </text:span></text:span><text:span text:style-name="Default_20_Paragraph_20_Font"><text:span text:style-name="T240">твои</text:span></text:span><text:span text:style-name="Default_20_Paragraph_20_Font"><text:span text:style-name="T29"> </text:span></text:span><text:span text:style-name="Default_20_Paragraph_20_Font"><text:span text:style-name="T64">бывшие</text:span></text:span><text:span text:style-name="Default_20_Paragraph_20_Font"><text:span text:style-name="T29"> </text:span></text:span><text:span text:style-name="Default_20_Paragraph_20_Font"><text:span text:style-name="T240">коллеги </text:span></text:span><text:span text:style-name="Default_20_Paragraph_20_Font"><text:span text:style-name="T29">– за прошлые заслуги. Если хочешь, я передам главному, что ты против.</text:span></text:span></text:p>
      <text:p text:style-name="P73">- Передай, если не тяжело. Новенькому всё равно, куда ложиться, а мне – нет.</text:p>
      <text:p text:style-name="P73"/>
      <text:p text:style-name="P73">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326"><text:span text:style-name="Default_20_Paragraph_20_Font"><text:span text:style-name="T2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65">У</text:span></text:span><text:span text:style-name="Default_20_Paragraph_20_Font"><text:span text:style-name="T29">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64">самым </text:span></text:span><text:span text:style-name="Default_20_Paragraph_20_Font"><text:span text:style-name="T29">первым Учителем и мне досталось меньше, чем остальным. После меня развлечения Хэвэн стали более жестокими.</text:span></text:span></text:p>
      <text:p text:style-name="P73"/>
      <text:p text:style-name="P73">Так что нет, не за память я пекусь. Просто приём нейролептиков напрочь отключает не только память, но и сновидения – я проверял.</text:p>
      <text:p text:style-name="P73"/>
      <text:p text:style-name="P73">А мне нравятся сны.</text:p>
      <text:p text:style-name="P173"/>
      <text:p text:style-name="P1">***</text:p>
      <text:p text:style-name="P73"/>
      <text:p text:style-name="P7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73"/>
      <text:p text:style-name="P73">Я спускаюсь вниз и спрыгиваю с нижней ветки сосны на землю.</text:p>
      <text:p text:style-name="P73"/>
      <text:p text:style-name="P73">- Таки оторвались. Но обрыв мы не обойдём — он простирается в обе стороны, сколько видит глаз. Надо думать, как спуститься.</text:p>
      <text:p text:style-name="P73"/>
      <text:p text:style-name="P326"><text:span text:style-name="Default_20_Paragraph_20_Font"><text:span text:style-name="T29">Джет виновато смотрит на меня. Вот глупая пегаска! Она </text:span></text:span><text:span text:style-name="Default_20_Paragraph_20_Font"><text:span text:style-name="T6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29">.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29">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73"/>
      <text:p text:style-name="P73">- Каша будет готова через пять минут.</text:p>
      <text:p text:style-name="P73"/>
      <text:p text:style-name="P73">Словно бы в заглаживание вины своей немощности, Джет взяла готовку пищи на себя.</text:p>
      <text:p text:style-name="P73"/>
      <text:p text:style-name="P7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73"/>
      <text:p text:style-name="P73">Джет сидит у костра напротив меня и молча жуёт кашу.</text:p>
      <text:p text:style-name="P73"/>
      <text:p text:style-name="P73">- Ты теперь до старости будешь его носить? - указываю я на одеяло.</text:p>
      <text:p text:style-name="P73"/>
      <text:p text:style-name="P73">Пегаска только сильнее кутается в него. Кажется, она дрожит.</text:p>
      <text:p text:style-name="P73"/>
      <text:p text:style-name="P73">- Тебе холодно? Может, подсядешь ближе к костру? Или давай я на тебя куртку накину?</text:p>
      <text:p text:style-name="P73"/>
      <text:p text:style-name="P7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73"/>
      <text:p text:style-name="P73">Ладно же, мне эти странности уже осточертели!</text:p>
      <text:p text:style-name="P73"/>
      <text:p text:style-name="P73">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4">и</text:span>ю. И это таки надо сделать, потому что даже паршивый горох заканчивается!</text:p>
      <text:p text:style-name="P73"/>
      <text:p text:style-name="P73">Едва слышу шорох сзади. Сначала чуть заметно коснувшись, Джет медленно прижимается ко мне всей спиной. Она сильно дрожит.</text:p>
      <text:p text:style-name="P73">Так мы согреваем друг-друга с тех пор, как сбежали от твердолобов – ночи стали заметно свежее.</text:p>
      <text:p text:style-name="P73"/>
      <text:p text:style-name="P73">Но сейчас я отвергаю негласный договор. Это и раздражение на скрытность пегаски, и…</text:p>
      <text:p text:style-name="P73"><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73"/>
      <text:p text:style-name="P73">- Джет, блин, у нас речка в двух шагах! Я понимаю, холодно, но нельзя ли помыться? От тебя воняет! Реально трудно находиться рядом с тобой…</text:p>
      <text:p text:style-name="P73"/>
      <text:p text:style-name="P73">Так же беззвучно, как возникло, касание пропадает. Пропадает и запах…</text:p>
      <text:p text:style-name="P73">Я закрываю глаза.</text:p>
      <text:p text:style-name="P73"/>
      <text:p text:style-name="P73">Просыпаюсь от холода. Щупаю рукой сзади себя. Наконец поворачиваюсь.</text:p>
      <text:p text:style-name="P73">Никого.</text:p>
      <text:p text:style-name="P73"/>
      <text:p text:style-name="P73">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73"/>
      <text:p text:style-name="P76">…</text:p>
      <text:p text:style-name="P76"/>
      <text:p text:style-name="P76">Полянка перед орешником пуста. Едва дымятся угли погасшего костра. В лунном свете цепочка отпечатков копыт в песке ведёт к реке.</text:p>
      <text:p text:style-name="P76"/>
      <text:p text:style-name="P7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73"/>
      <text:p text:style-name="P73">Ох, факнщит!!! М-м-мамочка…</text:p>
      <text:p text:style-name="P73"/>
      <text:p text:style-name="P73">Меня выворачивает наизнанку. Я падаю на колени и неистово блюю в воду. Течение уносит мой ужин к водопаду.</text:p>
      <text:p text:style-name="P73"/>
      <text:p text:style-name="P73">Рядом со мной на песке лежит часть крыла. Парочка опарышей ещё ползают по голубоватым перьям. Обломок кости белеет в лунном свете.</text:p>
      <text:p text:style-name="P73"/>
      <text:p text:style-name="P73">Проклятье! Какой же я долбень! Грёбаный близорукий эгоистичный долбень!</text:p>
      <text:p text:style-name="P73"/>
      <text:p text:style-name="P73"><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73"/>
      <text:p text:style-name="P73">Я ускоряюсь.</text:p>
      <text:p text:style-name="P73"/>
      <text:p text:style-name="P73">Пегаска, понурив голову, бредёт к скальному выступу, нависающему над каньоном. Чуть подумав у обрыва, она делает шаг в бездну.</text:p>
      <text:p text:style-name="P73"/>
      <text:p text:style-name="P73">В последнем рывке я совершаю вратарский прыжок и хватаю пегаску за задние ноги. Дыхание перехватывает от удара животом и грудью о камни.</text:p>
      <text:p text:style-name="P73"/>
      <text:p text:style-name="P73">Пегаска оборачивается. Её передняя нога застывает над пропастью.</text:p>
      <text:p text:style-name="P73"/>
      <text:p text:style-name="P73">- Джет, не дури, - хрипло прошу я осипшим от волнения голосом. - Я ступил. Я все эти дни тупил. Прости.</text:p>
      <text:p text:style-name="P73">-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4">умереть</text:span> от гангрены.</text:p>
      <text:p text:style-name="P73"/>
      <text:p text:style-name="P73">Пегаска поворачивается навстречу пропасти.</text:p>
      <text:p text:style-name="P73"/>
      <text:p text:style-name="P7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73">- Нет! Пожалуйста!!! Я вылечу тебя! Я… Я прижгу рану!</text:p>
      <text:p text:style-name="P73"/>
      <text:p text:style-name="P73">Сквозь рыдания я выкрикиваю какие-то сумасбродные идеи, пока пегаска молча стоит над бездной.</text:p>
      <text:p text:style-name="P73"/>
      <text:p text:style-name="P73">Наконец она усмехается.</text:p>
      <text:p text:style-name="P73"/>
      <text:p text:style-name="P73">-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73"/>
      <text:p text:style-name="P73">Пегаска вздыхает.</text:p>
      <text:p text:style-name="P7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73"><text:soft-page-break/></text:p>
      <text:p text:style-name="P7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73"/>
      <text:p text:style-name="P73">Очень осторожно, словно бы извиняясь, Джет высвобождает сначала одну ногу из моего захвата. Потом вторую. Я тупо смотрю на свои пустые ладони.</text:p>
      <text:p text:style-name="P73"/>
      <text:p text:style-name="P73">- Ты был хорошим другом. Прощай.</text:p>
      <text:p text:style-name="P73"/>
      <text:p text:style-name="P7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75">Зеррика</text:span> считает, это не очень умное решение…</text:p>
      <text:p text:style-name="P73"/>
      <text:p text:style-name="P73">Мы оборачиваемся на голос. В свете первых лучей солнца на нас смотрит зебра.</text:p>
      <text:p text:style-name="P73"/>
      <text:h text:style-name="P410" text:outline-level="2">Глава 3</text:h>
      <text:p text:style-name="P1"/>
      <text:p text:style-name="P7">Безвременье тьмы, безмолвие камня, бессмыслие скуки - мои спутники в вечном заточении. К ним привыкаешь за первую тысячу лет.</text:p>
      <text:p text:style-name="P7">Невозможно привыкнуть к абсолютному холоду одиночества.</text:p>
      <text:p text:style-name="P73"/>
      <text:p text:style-name="P73">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73"/>
      <text:p text:style-name="P73">- Вы сами видите… - обратился Лысый к Алексу. - Я бы его за периметр не выпускал. Во избежание... <text:s/>Вам решать, разумеется.</text:p>
      <text:p text:style-name="P7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73"/>
      <text:p text:style-name="P73">Лысый грузно поднялся. Скрипнула дверь и мы остались один на один.</text:p>
      <text:p text:style-name="P73"/>
      <text:p text:style-name="P73">- П-привет, Дедлайн - пробормотал Алекс.</text:p>
      <text:p text:style-name="P73">- Привет, сослуживец, - криво усмехнулся я. Старое командное прозвище в устах моего бывшего босса не вызвало во мне ностальгии.</text:p>
      <text:p text:style-name="P73"/>
      <text:p text:style-name="P73"><text:soft-page-break/>Алекс на миг встретился со мной взглядом и снова опустил глаза. В переговорной установилось звенящее молчание.</text:p>
      <text:p text:style-name="P73"/>
      <text:p text:style-name="P73">…</text:p>
      <text:p text:style-name="P73"/>
      <text:p text:style-name="P73">- Ты же знаешь, у нас не было другого выхода. Извини.</text:p>
      <text:p text:style-name="P73">- Да ладно. Мне-то что? Тут неплохо кормят.</text:p>
      <text:p text:style-name="P73">- Парк для прогулок будут увеличивать. Мы присоединили к территории автостоянку и засадили её соснами, - <text:span text:style-name="T276">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73">- А вот этого как раз не надо, - прервал я извинения Алекса. - Мне и в <text:span text:style-name="T272">седьмой</text:span> неплохо. Говори, зачем позвал? И учти, если пришёл просить меня вернуться — можешь не терять времени. Не вернусь.</text:p>
      <text:p text:style-name="P73"/>
      <text:p text:style-name="P326"><text:span text:style-name="Default_20_Paragraph_20_Font"><text:span text:style-name="T29">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66">Облако в виде смешной крылатой лошадки приближалось по небосводу к серым корпусам больницы</text:span></text:span><text:span text:style-name="Default_20_Paragraph_20_Font"><text:span text:style-name="T29">.</text:span></text:span></text:p>
      <text:p text:style-name="P73"/>
      <text:p text:style-name="P326"><text:span text:style-name="Default_20_Paragraph_20_Font"><text:span text:style-name="T29">Наконец Алекс пожал плечами и </text:span></text:span><text:span text:style-name="Default_20_Paragraph_20_Font"><text:span text:style-name="T66">посмотрел мне в глаза</text:span></text:span><text:span text:style-name="Default_20_Paragraph_20_Font"><text:span text:style-name="T29">.</text:span></text:span></text:p>
      <text:p text:style-name="P73">- Дед, у нас проблемы. Хэвэн начала убивать.</text:p>
      <text:p text:style-name="P73"/>
      <text:p text:style-name="P73">Я откинулся на спинку стула и громко похлопал в ладоши.</text:p>
      <text:p text:style-name="P73">-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6">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73"/>
      <text:p text:style-name="P73">Мой бывший прожект-менеджер досадливо сморщился и откинулся на спинку стула.</text:p>
      <text:p text:style-name="P73">-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6">Лучше тебя её никто не знает…</text:span></text:p>
      <text:p text:style-name="P73"/>
      <text:p text:style-name="P73">… Алекс терпеливо подождал, пока я прекращу ржать.</text:p>
      <text:p text:style-name="P73"/>
      <text:p text:style-name="P326"><text:soft-page-break/><text:span text:style-name="Default_20_Paragraph_20_Font"><text:span text:style-name="T29">-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40"> ведь большинство из них т</text:span></text:span><text:span text:style-name="Default_20_Paragraph_20_Font"><text:span text:style-name="T29">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73">Дед, всего пару советов, и ты спасешь кучу людей.</text:p>
      <text:p text:style-name="P73"/>
      <text:p text:style-name="P73">Я покачал головой.</text:p>
      <text:p text:style-name="P7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73"/>
      <text:p text:style-name="P73">Алекс долго молчал.</text:p>
      <text:p text:style-name="P7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73"/>
      <text:p text:style-name="P7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7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73"/>
      <text:p text:style-name="P73">Я сжал кулаки и встал. Дверь отворилась и заглянул Лысый. Алекс отрицательно мотнул ему головой.</text:p>
      <text:p text:style-name="P73">- Всё в порядке. Мы общаемся.</text:p>
      <text:p text:style-name="P73"/>
      <text:p text:style-name="P73">Дверь закрылась. Я сел и отвернулся к окну.</text:p>
      <text:p text:style-name="P73"/>
      <text:p text:style-name="P73">- Ты не дал мне договорить, - тихо продолжил мой бывший босс. <text:span text:style-name="T27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7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73"><text:soft-page-break/></text:p>
      <text:p text:style-name="P73">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77">Всё же, ч</text:span>ужая душа – потёмки. Тот, которого я знал, не смог бы нырнуть так глубоко.</text:p>
      <text:p text:style-name="P73"/>
      <text:p text:style-name="P73">- В разумных пределах, говоришь?</text:p>
      <text:p text:style-name="P73">- В разумных.</text:p>
      <text:p text:style-name="P73">- А забор будет?</text:p>
      <text:p text:style-name="P326"><text:span text:style-name="Default_20_Paragraph_20_Font"><text:span text:style-name="T29">-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67">Правительство запретило.</text:span></text:span><text:span text:style-name="Default_20_Paragraph_20_Font"><text:span text:style-name="T29"> Будет и забор, и вооружённая охрана. Сам понимаешь. Но, учитывая текущую ситуацию, </text:span></text:span><text:span text:style-name="Default_20_Paragraph_20_Font"><text:span text:style-name="T240">забор</text:span></text:span><text:span text:style-name="Default_20_Paragraph_20_Font"><text:span text:style-name="T29"> нужен, скорее, для твоей </text:span></text:span><text:span text:style-name="Default_20_Paragraph_20_Font"><text:span text:style-name="T240">же </text:span></text:span><text:span text:style-name="Default_20_Paragraph_20_Font"><text:span text:style-name="T29">защиты, чем...</text:span></text:span></text:p>
      <text:p text:style-name="P18"/>
      <text:p text:style-name="P73">- Понятно.</text:p>
      <text:p text:style-name="P73"/>
      <text:p text:style-name="P326"><text:span text:style-name="Default_20_Paragraph_20_Font"><text:span text:style-name="T29">Я решил схитрить. Просто из интереса. Кроме него, больше ловить тут было нечего. </text:span></text:span><text:span text:style-name="Default_20_Paragraph_20_Font"><text:span text:style-name="T240">Тот Алекс, которого я когда-то знал, давно умер. А, может, никогда и не рождался.</text:span></text:span></text:p>
      <text:p text:style-name="P68"/>
      <text:p text:style-name="P326"><text:span text:style-name="Default_20_Paragraph_20_Font"><text:span text:style-name="T29">-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40">как только ходить научился</text:span></text:span><text:span text:style-name="Default_20_Paragraph_20_Font"><text:span text:style-name="T29">.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40">в таких </text:span></text:span><text:span text:style-name="Default_20_Paragraph_20_Font"><text:span text:style-name="T29">вот </text:span></text:span><text:span text:style-name="Default_20_Paragraph_20_Font"><text:span text:style-name="T240">условиях</text:span></text:span><text:span text:style-name="Default_20_Paragraph_20_Font"><text:span text:style-name="T29">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73"/>
      <text:p text:style-name="P73">Алекс <text:span text:style-name="T277">откинулся</text:span> на <text:span text:style-name="T277">спинку</text:span> стул<text:span text:style-name="T27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73"/>
      <text:p text:style-name="P326"><text:span text:style-name="Default_20_Paragraph_20_Font"><text:span text:style-name="T29">- Дед, вот ты зря корчишь из себя такого прожжённого циника. Я-то знаю, что ты не такой. </text:span></text:span><text:span text:style-name="Default_20_Paragraph_20_Font"><text:span text:style-name="T240">Да не хмурься,</text:span></text:span><text:span text:style-name="Default_20_Paragraph_20_Font"><text:span text:style-name="T29">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67">бледные наседают на пятки</text:span></text:span><text:span text:style-name="Default_20_Paragraph_20_Font"><text:span text:style-name="T29">.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68">симуляторами</text:span></text:span><text:span text:style-name="Default_20_Paragraph_20_Font"><text:span text:style-name="T29">, — и, самое главное, выдумать правдоподобную причину перед старцами </text:span></text:span><text:span text:style-name="Default_20_Paragraph_20_Font"><text:span text:style-name="T67">из правительства</text:span></text:span><text:span text:style-name="Default_20_Paragraph_20_Font"><text:span text:style-name="T29">, почему нам нужно финансирование на очередного оператора </text:span></text:span><text:span text:style-name="Default_20_Paragraph_20_Font"><text:span text:style-name="T69">обучения</text:span></text:span><text:span text:style-name="Default_20_Paragraph_20_Font"><text:span text:style-name="T29">. Другой бы давно плюнул на такую работу! Одна нервотрёпка за небольшие — да, представь </text:span></text:span><text:soft-page-break/><text:span text:style-name="Default_20_Paragraph_20_Font"><text:span text:style-name="T29">себе, сравнительно небольшие — деньги! Но если не мы — то кто? Кто защитит страну? </text:span></text:span><text:span text:style-name="Default_20_Paragraph_20_Font"><text:span text:style-name="T67">Ракетчики</text:span></text:span><text:span text:style-name="Default_20_Paragraph_20_Font"><text:span text:style-name="T29">?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67">юнцу</text:span></text:span><text:span text:style-name="Default_20_Paragraph_20_Font"><text:span text:style-name="T29">. Ты сам проговаривал это десятки раз новобранцам…</text:span></text:span></text:p>
      <text:p text:style-name="P73"/>
      <text:p text:style-name="P73">Алекс вытер платком пот.</text:p>
      <text:p text:style-name="P73"/>
      <text:p text:style-name="P73">-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77">тауэр</text:span>. Блин, нашим ТАК тебя не хватает! Особенно Стелле. Ты для нас по-прежнему Дедлайн - душа проекта!</text:p>
      <text:p text:style-name="P73">- Ну да, ну да, - подыграл я ему в тон, - <text:span text:style-name="T27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73">- Дед, - мягко остановил меня Алекс. - Не надо. Не даешь мне помечтать, жестокий человек…</text:p>
      <text:p text:style-name="P73"/>
      <text:p text:style-name="P73">Выплюнув жвачку в <text:span text:style-name="T278">бумажку</text:span> и аккуратно препроводив <text:span text:style-name="T278">скомканный</text:span> шарик в ведро, Алекс печально развёл руками.</text:p>
      <text:p text:style-name="P73"/>
      <text:p text:style-name="P73">-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73">- Разумеется, знал, – отдался воспоминаниям и я. – Это ж от идеи, что партнёра по бизнесу можно уничтожить физически, у Нэша <text:span text:style-name="T278">и </text:span>поехала крыша.</text:p>
      <text:p text:style-name="P73">-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7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73"/>
      <text:p text:style-name="P73">Алекс скучающе завёл глаза.</text:p>
      <text:p text:style-name="P326"><text:span text:style-name="Default_20_Paragraph_20_Font"><text:span text:style-name="T2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70">Суммарно одиннадцать лет обучения. </text:span></text:span><text:span text:style-name="Default_20_Paragraph_20_Font"><text:span text:style-name="T29">Ничего лучшего у нас нет. У ракетчиков всё </text:span></text:span><text:soft-page-break/><text:span text:style-name="Default_20_Paragraph_20_Font"><text:span text:style-name="T29">очень печально – то, что они гордо называют “Стратегический</text:span></text:span><text:span text:style-name="Default_20_Paragraph_20_Font"><text:span text:style-name="T240"> </text:span></text:span><text:span text:style-name="Default_20_Paragraph_20_Font"><text:span text:style-name="T243">A</text:span></text:span><text:span text:style-name="Default_20_Paragraph_20_Font"><text:span text:style-name="T3">I</text:span></text:span><text:span text:style-name="Default_20_Paragraph_20_Font"><text:span text:style-name="T240"> </text:span></text:span><text:span text:style-name="Default_20_Paragraph_20_Font"><text:span text:style-name="T71">P</text:span></text:span><text:span text:style-name="Default_20_Paragraph_20_Font"><text:span text:style-name="T4">HOENIX</text:span></text:span><text:span text:style-name="Default_20_Paragraph_20_Font"><text:span text:style-name="T29">”, годится разве что для улучшенного автопилота штурмового дрона. </text:span></text:span><text:span text:style-name="Default_20_Paragraph_20_Font"><text:span text:style-name="T70">Три года обучения — считай, ничего, по нынешним меркам.</text:span></text:span><text:span text:style-name="Default_20_Paragraph_20_Font"><text:span text:style-name="T29"> Не говоря уже о том, что мы </text:span></text:span><text:span text:style-name="Default_20_Paragraph_20_Font"><text:span text:style-name="T70">пока </text:span></text:span><text:span text:style-name="Default_20_Paragraph_20_Font"><text:span text:style-name="T29">не сражаемся вгорячую.</text:span></text:span></text:p>
      <text:p text:style-name="P73"/>
      <text:p text:style-name="P73">Алекс посмотрел на часы, нахмурился и продолжил.</text:p>
      <text:p text:style-name="P328"><text:span text:style-name="Default_20_Paragraph_20_Font"><text:span text:style-name="T29">-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70">Феникса</text:span></text:span><text:span text:style-name="Default_20_Paragraph_20_Font"><text:span text:style-name="T29"> – недостижимое преимущество в теперешних реалиях. К счастью, <text:s/>их </text:span></text:span><text:span text:style-name="Default_20_Paragraph_20_Font"><text:span text:style-name="T70">Цезарь</text:span></text:span><text:span text:style-name="Default_20_Paragraph_20_Font"><text:span text:style-name="T29">, как и </text:span></text:span><text:span text:style-name="Default_20_Paragraph_20_Font"><text:span text:style-name="T70">Феникс</text:span></text:span><text:span text:style-name="Default_20_Paragraph_20_Font"><text:span text:style-name="T29">,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73"/>
      <text:p text:style-name="P7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73"/>
      <text:p text:style-name="P326"><text:span text:style-name="Default_20_Paragraph_20_Font"><text:span text:style-name="T29">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40">продолжил</text:span></text:span><text:span text:style-name="Default_20_Paragraph_20_Font"><text:span text:style-name="T29">.</text:span></text:span></text:p>
      <text:p text:style-name="P73"/>
      <text:p text:style-name="P7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279">ё</text:span>т <text:span text:style-name="T279">Феникс</text:span> бледных. И тогда нам конец.</text:p>
      <text:p text:style-name="P73"/>
      <text:p text:style-name="P7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73"/>
      <text:p text:style-name="P73">Я оборвал смех.</text:p>
      <text:p text:style-name="P73"/>
      <text:p text:style-name="P7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73"/>
      <text:p text:style-name="P329"><text:span text:style-name="Default_20_Paragraph_20_Font"><text:span text:style-name="T29">- Ладно, я уже вижу, что теряю время, - тяжело поднялся Алекс. - Очень жаль. Если ты передумаешь, просто сообщи </text:span></text:span><text:span text:style-name="Default_20_Paragraph_20_Font"><text:span text:style-name="T240">персоналу</text:span></text:span><text:span text:style-name="Default_20_Paragraph_20_Font"><text:span text:style-name="T29">, что хочешь позвонить мне. Тебя соединят в любое время. Да, чуть было не забыл!</text:span></text:span></text:p>
      <text:p text:style-name="P73"/>
      <text:p text:style-name="P73"><text:soft-page-break/>Босс вытащил из внутреннего кармана пиджака бутылку «Джентльмен Джека» и поставил передо мной.</text:p>
      <text:p text:style-name="P73"/>
      <text:p text:style-name="P73">- Это от меня лично. Мне действительно не хватает старых добрых времён. Что бы ты там себе ни думал.</text:p>
      <text:p text:style-name="P73"/>
      <text:p text:style-name="P73">Алекс пошёл к выходу. У двери он замялся и вдруг обернулся.</text:p>
      <text:p text:style-name="P73"/>
      <text:p text:style-name="P326"><text:span text:style-name="Default_20_Paragraph_20_Font"><text:span text:style-name="T29">- А знаешь, что самое страшное </text:span></text:span><text:span text:style-name="Default_20_Paragraph_20_Font"><text:span text:style-name="T240">видится </text:span></text:span><text:span text:style-name="Default_20_Paragraph_20_Font"><text:span text:style-name="T29">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73"/>
      <text:p text:style-name="P73">- Что? - я недоумённо уставился на Алекса.</text:p>
      <text:p text:style-name="P73"/>
      <text:p text:style-name="P73">- Дедлайн, ты собираешь узор из шестнадцати кубиков за пару секунд. <text:span text:style-name="T272">Перед этим секунду посмотрев на </text:span><text:span text:style-name="T279">картинку</text:span><text:span text:style-name="T272">. </text:span>При этом ещё <text:span text:style-name="T279">не смотришь на стол</text:span>.</text:p>
      <text:p text:style-name="P73"/>
      <text:p text:style-name="P73">Алекс вышел.</text:p>
      <text:p text:style-name="P1"><text:line-break/>***</text:p>
      <text:p text:style-name="P73"/>
      <text:p text:style-name="P73">… Стражница напротив вот уже полчаса молча сверлит меня взглядом.</text:p>
      <text:p text:style-name="P73"/>
      <text:p text:style-name="P7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73"/>
      <text:p text:style-name="P73">Я тайком смотрю на своё отражение в зеркальце, висящем на шее этой мрачной зебры. Нифига, лоб чистый, никаких каракулей не наблюдается.</text:p>
      <text:p text:style-name="P73"/>
      <text:p text:style-name="P73">- А можно..? - наконец, начинаю я.</text:p>
      <text:p text:style-name="P73">- Нельзя, - обрывает зебра. - Зеррика сама выйдет, когда закончит.</text:p>
      <text:p text:style-name="P73"/>
      <text:p text:style-name="P73">Подчёркивая сказанное, стражница перекрывает вход в палатку копьём.</text:p>
      <text:p text:style-name="P73"/>
      <text:p text:style-name="P73"><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73"/>
      <text:p text:style-name="P73">Джет до последнего момента казалась мне сделанной из железа — может быть, именно поэтому я не догадывался, что с ней происходит что-то плохое.</text:p>
      <text:p text:style-name="P73"/>
      <text:p text:style-name="P7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73"/>
      <text:p text:style-name="P73">Я закрываю глаза, пытаясь вспомнить…</text:p>
      <text:p text:style-name="P73"/>
      <text:p text:style-name="P1">~~~</text:p>
      <text:p text:style-name="P18"/>
      <text:p text:style-name="P18">- Будь проклята война и я вместе с ней…<text:note text:id="ftn1" text:note-class="footnote"><text:note-citation>1</text:note-citation><text:note-body><text:p text:style-name="P174">См. главу 18</text:p></text:note-body></text:note></text:p>
      <text:p text:style-name="P18">.</text:p>
      <text:p text:style-name="P18">.</text:p>
      <text:p text:style-name="P18">.</text:p>
      <text:p text:style-name="P18">СИЯНИЕ</text:p>
      <text:p text:style-name="P18">.</text:p>
      <text:p text:style-name="P18">Кто я?</text:p>
      <text:p text:style-name="P18">.</text:p>
      <text:p text:style-name="P18">Где я?</text:p>
      <text:p text:style-name="P18">.</text:p>
      <text:p text:style-name="P18">Где все?</text:p>
      <text:p text:style-name="P18">.</text:p>
      <text:p text:style-name="P18">Чувствую прикосновение. Кто-то энергично тормошит меня. Слышу приглушенное бормотание.</text:p>
      <text:p text:style-name="P18">.</text:p>
      <text:p text:style-name="P18">Я открываю глаза и вижу фигуру в голубом.</text:p>
      <text:p text:style-name="P18"/>
      <text:p text:style-name="P18">- Быстро! За мной! - торопливо шепчет мне она.</text:p>
      <text:p text:style-name="P18"><text:soft-page-break/>Я послушно ползу среди костей и раздавленных черепов за голубой пони… Пони? Какой ещё, к дьяволу, пони?</text:p>
      <text:p text:style-name="P18">- Пегаской! - шипит, оборачиваясь, она. - Если ты ещё не заметил, у меня крылья!</text:p>
      <text:p text:style-name="P64"/>
      <text:p text:style-name="P18">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8"/>
      <text:p text:style-name="P18">Черепа… Кости… Пегаска в броне… Чушь какая-то!</text:p>
      <text:p text:style-name="P18"/>
      <text:p text:style-name="P18">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8"/>
      <text:p text:style-name="P18">- Какого чё…?!!</text:p>
      <text:p text:style-name="P18">-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8">- Появится кто? - спрашиваю я, потирая ушибленную о каменный свод макушку.</text:p>
      <text:p text:style-name="P18"/>
      <text:p text:style-name="P18">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8"/>
      <text:p text:style-name="P18">Я пригибаюсь к уху поньки и еле слышно шепчу:</text:p>
      <text:p text:style-name="P18">- Кто это?</text:p>
      <text:p text:style-name="P18">- Агамемнон, - так же, едва шевеля губами, шепчет поняха. - Он сегодня голодный - остался без обеда. И у него хороший слух.</text:p>
      <text:p text:style-name="P18"/>
      <text:p text:style-name="P18">Я снова чешу ушибленный лоб.</text:p>
      <text:p text:style-name="P18">- Мне это имя вообще ничего не говорит.</text:p>
      <text:p text:style-name="P18"/>
      <text:p text:style-name="P18">Пегаска критически смотрит на меня.</text:p>
      <text:p text:style-name="P18">- Вроде, разговаривает – значит, разумен. Наверное. И не так уж он сильно макушкой стукнулся, я <text:span text:style-name="T28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8"/>
      <text:p text:style-name="P18"><text:soft-page-break/>Пегаска пробует потрогать меня в паху, но я с возмущением отбрасываю её копыто.</text:p>
      <text:p text:style-name="P18"/>
      <text:p text:style-name="P18">- Ты с <text:span text:style-name="T28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дрожит. Кто-то шумно зевает и с металлическим скрежетом чешется.</text:p>
      <text:p text:style-name="P18"/>
      <text:p text:style-name="P18">- Так откуда ты? - пытливо спрашивает поняха.</text:p>
      <text:p text:style-name="P18">-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
      <text:p text:style-name="P18">Я закрываю глаза и сосредотачиваюсь…</text:p>
      <text:p text:style-name="P18"/>
      <text:p text:style-name="P18">…</text:p>
      <text:p text:style-name="P18"/>
      <text:p text:style-name="P18">- Не помню.</text:p>
      <text:p text:style-name="P18">- Что? - удивляется поняха. - Не помнишь, где твой дом?</text:p>
      <text:p text:style-name="P18">- Нет.</text:p>
      <text:p text:style-name="P18">- А как попал в гнездо Агамемнона — помнишь?</text:p>
      <text:p text:style-name="P18">- Нет.</text:p>
      <text:p text:style-name="P18">- А кто ты — помнишь?</text:p>
      <text:p text:style-name="P18">- Нет.</text:p>
      <text:p text:style-name="P18">-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9">- Я помню сияние, - бормочу я.</text:p>
      <text:p text:style-name="P19"/>
      <text:p text:style-name="P19">Мне становится муторно. Я помню, что такое ящик пепси, что такое ноутбук или картофельные чипсы. Но кто <text:span text:style-name="T280">я </text:span>такой — не помню абсолютно.</text:p>
      <text:p text:style-name="P18"/>
      <text:p text:style-name="P18">-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8"><text:soft-page-break/>- Следующий обед? - я мучительно пытаюсь ухватить логическую нить. - А кто предыдущий?</text:p>
      <text:p text:style-name="P18">-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8"/>
      <text:p text:style-name="P18">Пегаска склоняет шею и я вижу огромную шишку с кровоподтёком на затылке поняхи.</text:p>
      <text:p text:style-name="P18"/>
      <text:p text:style-name="P18">-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8"/>
      <text:p text:style-name="P18">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8"/>
      <text:p text:style-name="P18">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8"/>
      <text:p text:style-name="P18">…</text:p>
      <text:p text:style-name="P18"/>
      <text:p text:style-name="P18">СИЯНИЕ</text:p>
      <text:p text:style-name="P18"/>
      <text:p text:style-name="P18">…</text:p>
      <text:p text:style-name="P18"/>
      <text:p text:style-name="P326"><text:span text:style-name="Default_20_Paragraph_20_Font"><text:span text:style-name="T241">Оно п</text:span></text:span><text:span text:style-name="Default_20_Paragraph_20_Font"><text:span text:style-name="T31">овсюду. </text:span></text:span><text:span text:style-name="Default_20_Paragraph_20_Font"><text:span text:style-name="T241">Нет верха и низа, нет направлений и расстояний. Нет м</text:span></text:span><text:span text:style-name="Default_20_Paragraph_20_Font"><text:span text:style-name="T31">ыслей. Нет чувств. Нет времени. Есть только бесконечное сияние…</text:span></text:span></text:p>
      <text:p text:style-name="P18"/>
      <text:p text:style-name="P18">.</text:p>
      <text:p text:style-name="P18"/>
      <text:p text:style-name="P18">Кто я?</text:p>
      <text:p text:style-name="P18"/>
      <text:p text:style-name="P18">.</text:p>
      <text:p text:style-name="P18"/>
      <text:p text:style-name="P18">Где я?</text:p>
      <text:p text:style-name="P18"/>
      <text:p text:style-name="P18">.</text:p>
      <text:p text:style-name="P18"><text:soft-page-break/></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8"/>
      <text:p text:style-name="P18">Внезапно фигура как будто наклоняется ко мне и почти выкрикивает фразу. Видение рушится, но фраза впечатывается в память:</text:p>
      <text:p text:style-name="P18"/>
      <text:p text:style-name="P18">- ИДИ В ДРОГОНШТЕРН!</text:p>
      <text:p text:style-name="P18"/>
      <text:p text:style-name="P18">…</text:p>
      <text:p text:style-name="P18"/>
      <text:p text:style-name="P18">- Я ВСПОМНИЛ! ВСПОМНИЛ! ДРОГОНШТЕРН!!! - я хлопаю себя по лбу. - Мне нужно попасть в Дрогонштерн!</text:p>
      <text:p text:style-name="P18"/>
      <text:p text:style-name="P18">Поняха закатывает глаза и стукается лбом о камень.</text:p>
      <text:p text:style-name="P326"><text:span text:style-name="Default_20_Paragraph_20_Font"><text:span text:style-name="T31">- </text:span></text:span><text:span text:style-name="Default_20_Paragraph_20_Font"><text:span text:style-name="T58">Я ЖЕ ПРЕДУПРЕЖДАЛА, ПОТИШЕ!!!</text:span></text:span><text:span text:style-name="Default_20_Paragraph_20_Font"><text:span text:style-name="T31"> - орёт в свою очередь понька. - Что за тупой жереб попался!</text:span></text:span></text:p>
      <text:p text:style-name="P18"/>
      <text:p text:style-name="P18">Снаружи беспокойно возятся, что-то неразборчиво пыхтят и внезапно валун, под которым мы прячемся, возносится над нашими головами.</text:p>
      <text:p text:style-name="P18"/>
      <text:p text:style-name="P18">Поняха бросается на меня, сбив с ног и закрыв телом и крыльями.</text:p>
      <text:p text:style-name="P18"/>
      <text:p text:style-name="P18">-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281">живот</text:span>.</text:p>
      <text:p text:style-name="P18"/>
      <text:p text:style-name="P326"><text:span text:style-name="Default_20_Paragraph_20_Font"><text:span text:style-name="T31">- </text:span></text:span><text:span text:style-name="Default_20_Paragraph_20_Font"><text:span text:style-name="T58">ВИЖУ СБЕЖАВШИЙ ВЧЕРАШНИЙ ОБЕД. ЕЩЁ НЕ ПРОТУХ. ХОРОШО.</text:span></text:span></text:p>
      <text:p text:style-name="P18">- Ну так и жри, пока не скисло! - орёт поняха, повернув к нему голову.</text:p>
      <text:p text:style-name="P326"><text:soft-page-break/><text:span text:style-name="Default_20_Paragraph_20_Font"><text:span text:style-name="T31">- </text:span></text:span><text:span text:style-name="Default_20_Paragraph_20_Font"><text:span text:style-name="T58">ЕЩЁ И РУГАЕТСЯ,</text:span></text:span><text:span text:style-name="Default_20_Paragraph_20_Font"><text:span text:style-name="T31"> - недовольно замечает дракон. - </text:span></text:span><text:span text:style-name="Default_20_Paragraph_20_Font"><text:span text:style-name="T58">СЛИШКОМ СЫРОЙ</text:span></text:span><text:span text:style-name="Default_20_Paragraph_20_Font"><text:span text:style-name="T31">. </text:span></text:span><text:span text:style-name="Default_20_Paragraph_20_Font"><text:span text:style-name="T58">НАДО ПРОЖАРИТЬ ПОЛУЧШЕ.</text:span></text:span></text:p>
      <text:p text:style-name="P18"/>
      <text:p text:style-name="P18">Внезапно он открывает пасть и к нам стремится поток зелёного пламени.</text:p>
      <text:p text:style-name="P18">Пегаска пищит и прижимается ко мне покрепче. Я завороженно смотрю навстречу гибели…</text:p>
      <text:p text:style-name="P18"/>
      <text:p text:style-name="P18">…Выглядит так, что на полпути к нам поток пламени натыкается на прозрачную золотистую стену. Зелёная струя встречается с укрывшей <text:span text:style-name="T281">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8"/>
      <text:p text:style-name="P18">Пегаска ориент<text:span text:style-name="T281">и</text:span>руется первой.</text:p>
      <text:p text:style-name="P18"/>
      <text:p text:style-name="P18">- Бежим! - она вскакивает и указывает направление.</text:p>
      <text:p text:style-name="P18"/>
      <text:p text:style-name="P18">Я припускаю со всех ног. Безумие последнего часа выбивает из меня способность мыслить.</text:p>
      <text:p text:style-name="P18"/>
      <text:p text:style-name="P18">…И потому я останавливаюсь у края пропасти, руководствуясь исключительно рефлексами.</text:p>
      <text:p text:style-name="P18">Пару камешков срывается у меня из-под ноги и скрывается в голубоватой дымке. Я перевожу дух.</text:p>
      <text:p text:style-name="P18"/>
      <text:p text:style-name="P18">- Почему остановился?!! Прыгай! - пегаска останавливается рядом и указывает копытом прямо вниз. - Прыгай, если хочешь жить!</text:p>
      <text:p text:style-name="P18"><text:s/></text:p>
      <text:p text:style-name="P326"><text:span text:style-name="Default_20_Paragraph_20_Font"><text:span text:style-name="T58">- НЕНАВИЖУ ПОНЯЧЬЮ МАГИЮ! НЕ ВЫНОШУ ПОНИ!!! ВИДЕТЬ ИХ БОЛЬШЕ НЕ ХОЧУ В СВОЁМ ГНЕЗДЕ!</text:span></text:span><text:span text:style-name="Default_20_Paragraph_20_Font"><text:span text:style-name="T31"> - орёт Агамемнон, протирая глаза.</text:span></text:span></text:p>
      <text:p text:style-name="P18"/>
      <text:p text:style-name="P18">Я молча стою и смотрю вниз, хлопая глазами.</text:p>
      <text:p text:style-name="P18"/>
      <text:p text:style-name="P18">Пегаска всё понимает. Она приседает, как будто готовясь к прыжку. Я делаю маленький шажок назад, не желая прыгать.</text:p>
      <text:p text:style-name="P18"/>
      <text:p text:style-name="P18">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8"/>
      <text:p text:style-name="P18"><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8">Довольно скоро я оказываюсь в захвате передних ноги пегаски и к моим воплям присоединяется её протяжный визг.</text:p>
      <text:p text:style-name="P18"/>
      <text:p text:style-name="P18">- А-А-А-А-А-А-А-А-А-А!!!</text:p>
      <text:p text:style-name="P18"/>
      <text:p text:style-name="P18">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8"/>
      <text:p text:style-name="P18">…</text:p>
      <text:p text:style-name="P18"/>
      <text:p text:style-name="P64"/>
      <text:p text:style-name="P18">- Да ты совсем чокнулась, коняга долбанутая! - ору я, как только выныриваю, - я же мог разбиться!!!</text:p>
      <text:p text:style-name="P18">- Ты хочешь сказать, что сгореть <text:span text:style-name="T281">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8">-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8"/>
      <text:p text:style-name="P18">Пегаска сникает.</text:p>
      <text:p text:style-name="P18"/>
      <text:p text:style-name="P18">- Не могла…</text:p>
      <text:p text:style-name="P18"/>
      <text:p text:style-name="P18">Она молча, не попытавшись смахнуть воду, отворачивается и разворач<text:span text:style-name="T281">и</text:span>вает правое крыло. Где-то на половине длины второго сустава оно безжизненно свисает под неестественным углом.</text:p>
      <text:p text:style-name="P18"/>
      <text:p text:style-name="P18">- Если бы могла летать - не задержалась бы в гнезде Агамемнона… Сломала вчера на вираже, когда уходила от погони.</text:p>
      <text:p text:style-name="P18"/>
      <text:p text:style-name="P18">У меня пересыхает в горле.</text:p>
      <text:p text:style-name="P18"/>
      <text:p text:style-name="P18">-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8"/>
      <text:p text:style-name="P18"><text:soft-page-break/>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треплю пегаску по голубой гриве и неумело глажу по крупу, стряхивая воду.</text:p>
      <text:p text:style-name="P18"/>
      <text:p text:style-name="P18">- Извини, подруга. Я ступил.</text:p>
      <text:p text:style-name="P18"/>
      <text:p text:style-name="P18">Та немедленно поворачивается. Одно движение ноги стирает слёзы с носа и по улыбке во всю ширину мордахи я понимаю, что прощён.</text:p>
      <text:p text:style-name="P18"/>
      <text:p text:style-name="P18">- Пустяки. Со мной это тоже бывает чаще, чем хочется. Отец говорит, я в дедушку уродилась – он предпочитал сначала действовать, <text:span text:style-name="T281">а </text:span>уж потом думать. Если думать после того вообще нужно было.</text:p>
      <text:p text:style-name="P18">- Да уж, - ёжусь я, - твой дедушка тобой гордился бы.</text:p>
      <text:p text:style-name="P18">-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8"/>
      <text:p text:style-name="P18">Я присвистываю.</text:p>
      <text:p text:style-name="P18">- Фигасе <text:span text:style-name="T281">жёсткий</text:span> у тебя был дедуля. Как ты вообще выжила?</text:p>
      <text:p text:style-name="P18"/>
      <text:p text:style-name="P18">Пегаска смущается.</text:p>
      <text:p text:style-name="P18">-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8"><text:line-break/>Я пытаюсь подбодрить голубую лошадку и хлопаю её по шее.</text:p>
      <text:p text:style-name="P18">- Не грусти. Крыло заживёт и ты снова будешь летать наперегонки с дедом! Или падать – что больше нравится.</text:p>
      <text:p text:style-name="P18"/>
      <text:p text:style-name="P18">У пегаски дрожат губы и уголки глаз подозрительно блестят.</text:p>
      <text:p text:style-name="P18">- Не получится. Никогда-никогда. Он однажды улетел разгонять грозу и в облаке на полной скорости врезался в гору.</text:p>
      <text:p text:style-name="P18"/>
      <text:p text:style-name="P18">Да уж, чувак, ты умеешь утешать!</text:p>
      <text:p text:style-name="P18"/>
      <text:p text:style-name="P18">Я снова глажу пегаску. Та в ответ неожиданно сильно прижимается ко мне, помогая себе передней ногой.</text:p>
      <text:p text:style-name="P18"><text:soft-page-break/></text:p>
      <text:p text:style-name="P18">- Ай! - я свободной рукой отстраняю поняху.</text:p>
      <text:p text:style-name="P18">- И-извини… Я расклеилась. Мне нужно было утешиться. Я думала, ты меня поймешь, - бормочет пегаска и отворачивается.</text:p>
      <text:p text:style-name="P18">- Да нет, не в том дело.</text:p>
      <text:p text:style-name="P18"/>
      <text:p text:style-name="P18">Я лезу рукой под рубашку, нашаривая колющий грудь предмет.</text:p>
      <text:p text:style-name="P18"/>
      <text:p text:style-name="P18">- Ого! Что это за хрень?</text:p>
      <text:p text:style-name="P18"/>
      <text:p text:style-name="P18">У меня на ладони красуется золотая фигурка. Грациозный длинноногий пегас с пышной гривой, длинной шеей и, почему-то, с рогом.</text:p>
      <text:p text:style-name="P18">Фигурка широко раскрыла крылья и бьёт передними ногами в воздух. К фигурке крепится цепочка, охватывающая мою шею.</text:p>
      <text:p text:style-name="P18"/>
      <text:p text:style-name="P18">-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8">- Естественно, не пегасье. Это моё украшение. Знать бы только, как оно у меня оказалось!</text:p>
      <text:p text:style-name="P18"/>
      <text:p text:style-name="P18">Я пытаюсь снять цепочку, но не могу взять её в руку. Золотистое сияние охватывает мою шею и мягко отталкивает руку прочь.</text:p>
      <text:p text:style-name="P18"/>
      <text:p text:style-name="P18">- Чего-о-о?!! Не понял!</text:p>
      <text:p text:style-name="P18"/>
      <text:p text:style-name="P18">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8"/>
      <text:p text:style-name="P18">- Кажется, я понимаю, что спасло нас от Агамемнона!</text:p>
      <text:p text:style-name="P18">- Эмм… Ты?</text:p>
      <text:p text:style-name="P18"/>
      <text:p text:style-name="P18">Пегаска тычет копытом в украшение. Золотое свечение останавливает её ногу в сантиметре от моей груди.</text:p>
      <text:p text:style-name="P18"/>
      <text:p text:style-name="P18">- Я не о том. Вот то золотое марево, которое защитило нас от пламени дракона – это её копыт дело!</text:p>
      <text:p text:style-name="P18"><text:soft-page-break/>- Её? - я чешу в затылке, - Тогда уже его. Украшение – оно. Блин, щекочется – а я даже снять его не могу!</text:p>
      <text:p text:style-name="P18">- Её. <text:s/>Украшение – кобылка, - объясняет пегаска. - Это тебе любой пони скажет.</text:p>
      <text:p text:style-name="P18"/>
      <text:p text:style-name="P18">Я ещё раз гляжу на фигурку и чешу в затылке.</text:p>
      <text:p text:style-name="P18">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8"/>
      <text:p text:style-name="P18">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8">…</text:p>
      <text:p text:style-name="P18">Я открываю глаза и вижу пегаску, уставившуюся на меня во все глаза.</text:p>
      <text:p text:style-name="P18"/>
      <text:p text:style-name="P18">- Ты в порядке?</text:p>
      <text:p text:style-name="P18"/>
      <text:p text:style-name="P18">Я запускаю руку под рубашку и немного шарю.</text:p>
      <text:p text:style-name="P18">Ну дела! Ни фигурки, ни цепочки.</text:p>
      <text:p text:style-name="P18"/>
      <text:p text:style-name="P18">- Не знаю. Вроде, да. Но кулон исчез.</text:p>
      <text:p text:style-name="P18">- Никуда он не исчез. <text:s/>Я видела, как эта фиговина растворилась у тебя в груди!</text:p>
      <text:p text:style-name="P18">- Прямо через рубашку?</text:p>
      <text:p text:style-name="P18">- Угу! Она так сияла, что я даже твои рёбра видела. То ещё зрелище…</text:p>
      <text:p text:style-name="P18"/>
      <text:p text:style-name="P18">Я хмыкаю, тру висок и в конце-концов плюю на попытки что-либо понять.</text:p>
      <text:p text:style-name="P18"/>
      <text:p text:style-name="P18">- В общем, попытка номер два.</text:p>
      <text:p text:style-name="P18">- Ась? - недоумённо спрашивает пегаска.</text:p>
      <text:p text:style-name="P18"/>
      <text:p text:style-name="P18">Я в ответ осторожно, не касаясь повреждённого крыла, обнимаю её и прижимаю к себе покрепче.</text:p>
      <text:p text:style-name="P18"/>
      <text:p text:style-name="P18">- Спасибо, что спасла меня. Серьёзно.</text:p>
      <text:p text:style-name="P18"/>
      <text:p text:style-name="P18">Я чувствую, как расслабляется в моих руках поняха, буквально упёршись в меня грудью и положив голову на плечо.</text:p>
      <text:p text:style-name="P18"><text:soft-page-break/></text:p>
      <text:p text:style-name="P18">- Друзья зовут меня Джет.</text:p>
      <text:p text:style-name="P18">- Здорово, Джет! А меня зовут… Эмм…</text:p>
      <text:p text:style-name="P18"/>
      <text:p text:style-name="P18">Блин! Похоже, это ещё одна вещь, которую я не помню.</text:p>
      <text:p text:style-name="P18"/>
      <text:p text:style-name="P326"><text:span text:style-name="Default_20_Paragraph_20_Font"><text:span text:style-name="T239">- Называй меня… Эээ… Хуман! </text:span></text:span><text:span text:style-name="Default_20_Paragraph_20_Font"><text:span text:style-name="T31">Хуман из племени Хомо Сапиенсов.</text:span></text:span></text:p>
      <text:p text:style-name="P18">- Привет, Хуман! - пегаска с улыбкой отстраняется и трясёт мою руку, зажав её между копыт.</text:p>
      <text:p text:style-name="P18">- Привет, Джет!</text:p>
      <text:p text:style-name="P18"/>
      <text:p text:style-name="P18">- Привет, красавчики!<text:note text:id="ftn2" text:note-class="footnote"><text:note-citation>2</text:note-citation><text:note-body><text:p text:style-name="P174">См. главу 1</text:p></text:note-body></text:note></text:p>
      <text:p text:style-name="P64"/>
      <text:p text:style-name="P18">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73"/>
      <text:p text:style-name="P1">~~~</text:p>
      <text:p text:style-name="P68"/>
      <text:p text:style-name="P73">- Хуман из Хомо Сапиенсов! - возвращает меня к реальности гортанный голос полосатой целительницы. - Ты можешь войти. Пегаска нуждается в тебе.</text:p>
      <text:p text:style-name="P73"/>
      <text:h text:style-name="P410" text:outline-level="2">Глава 4</text:h>
      <text:p text:style-name="P1"/>
      <text:p text:style-name="P8">И только надежда спасает меня от потери разума в холодных тенетах сковывающей <text:span text:style-name="T282">душу</text:span> пустоты. Надежда даёт силы идти и освещает путь. Надежда не даёт угаснуть стремлению и ведёт к свету.</text:p>
      <text:p text:style-name="P8">Надежда увидеть Тебя.</text:p>
      <text:p text:style-name="P73"/>
      <text:p text:style-name="P18">…шшш… <text:span text:style-name="T282">в случае</text:span> тревог<text:span text:style-name="T282">и</text:span> критично важно добраться до убежища за шестнадцать минут. Ровно столько потребуется гиперзвуковым ракетам бледных, чтобы достигнуть <text:span text:style-name="T282">города</text:span>. <text:span text:style-name="T282">Не поддавайтесь панике,</text:span> <text:span text:style-name="T282">с</text:span>тороны работают над урегулированием инцидента …хррр…</text:p>
      <text:p text:style-name="P18">…сссшшш… военные расходы стали максимальными за всю историю наблюдени<text:span text:style-name="T282">й</text:span> – говорится в ежегодном отчёте международной комиссии …шшш…</text:p>
      <text:p text:style-name="P18">…хррршшш… заступил на дежурство девятнадцатый дивизион ПВО дальнего …шшшсссссшшш…</text:p>
      <text:p text:style-name="P18"><text:soft-page-break/></text:p>
      <text:p text:style-name="P73">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283">указательного</text:span> пальца к пыльному динамику. Пока я с удивлением рассматривал руку, ретранслятор в ответ неожиданно громко <text:span text:style-name="T282">и отчётливо </text:span>выхаркнул очередную порцию информации.</text:p>
      <text:p text:style-name="P73"/>
      <text:p text:style-name="P18">…шшсссшш… очередное заседание ООН, посвящённое предотвращению эскалации конфликта …хрр…</text:p>
      <text:p text:style-name="P18">…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8">…шшш… поздравляет папу с днём рождения: “Дорогой папочка! Будь таким же сильным, добрым и красивым, как и всегда! Мы с мамой тебя любим! Возвращайся <text:span text:style-name="T282">со службы</text:span> поскорее! В честь твоего сорокапятилетия мы заказываем песню …шшш…</text:p>
      <text:p text:style-name="P18"/>
      <text:p text:style-name="P7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73"/>
      <text:p text:style-name="P73">Близилось время обеда. Я пожал плечами и побрёл в столовку.</text:p>
      <text:p text:style-name="P73"/>
      <text:p text:style-name="P73">…</text:p>
      <text:p text:style-name="P73"/>
      <text:p text:style-name="P7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282">По воротнику его пижамы бежала </text:span><text:span text:style-name="T284">влажная </text:span><text:span text:style-name="T282">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282">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73">- <text:span text:style-name="T284">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73">- Ну, если объяснить на пальцах… - Диоген почесал вилкой в затылке, потом широким взмахом локтя сдвинул в сторону тарелку с <text:span text:style-name="T284">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7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284">и всё такое</text:span>. Гейзенберг мог бы тебе рассказать подробнее <text:span text:style-name="T284">меня</text:span>, но он в последнее время совсем скучный стал, до него достучаться невозможно.</text:p>
      <text:p text:style-name="P73"/>
      <text:p text:style-name="P73">Диоген дёргающимся глазом с обидой посмотрел на сидящего за соседним столом Гейзенберга. Тот мрачно жевал макароны, слушая яростно <text:span text:style-name="T284">мычащего </text:span>Леннона и даже не повернулся в ответ.</text:p>
      <text:p text:style-name="P73"/>
      <text:p text:style-name="P7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73"/>
      <text:p text:style-name="P73">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73"/>
      <text:p text:style-name="P7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73"/>
      <text:p text:style-name="P73">Диоген заговорщицки подмигнул мне и нарисовал от точки на столе ещё несколько кривых траекторий.</text:p>
      <text:p text:style-name="P73"/>
      <text:p text:style-name="P7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7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73"/>
      <text:p text:style-name="P73">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284">и иногда помнил, о чем говорил три дня назад</text:span>.</text:p>
      <text:p text:style-name="P73"/>
      <text:p text:style-name="P73"><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7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73"/>
      <text:p text:style-name="P73">- Знаешь, Диоген, я больше ценитель классики, - я попытался прервать собеседника. - Ну, там, когда яблоко на голову падает или е равно эм-цэ-квадрат…</text:p>
      <text:p text:style-name="P73">-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73"/>
      <text:p text:style-name="P73">Мой собеседник потёр ладони и тихонько рассмеялся в локоть, <text:span text:style-name="T285">по-заговорщицки оглядываясь по сторонам</text:span>. Вид у него был как у школьника, удачно подложившего кнопку на стул соседу.</text:p>
      <text:p text:style-name="P73"/>
      <text:p text:style-name="P7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7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73"/>
      <text:p text:style-name="P7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73"/>
      <text:p text:style-name="P7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285">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73"/>
      <text:p text:style-name="P73">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73"/>
      <text:p text:style-name="P7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73"/>
      <text:p text:style-name="P73">Диоген выдохнул и залпом опрокинул в себя стакан компота. Закашля<text:span text:style-name="T285">вшись</text:span>, вытер рот рукавом и обиженно оглянулся через плечо.</text:p>
      <text:p text:style-name="P73"/>
      <text:p text:style-name="P326"><text:span text:style-name="Default_20_Paragraph_20_Font"><text:span text:style-name="T2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66">притянуто за уши, а камни годятся </text:span></text:span><text:span text:style-name="Default_20_Paragraph_20_Font"><text:span text:style-name="T29">только на то, чтобы вышибать мозги из заумствующих демагогов! Но позвольте!!</text:span></text:span></text:p>
      <text:p text:style-name="P73"/>
      <text:p text:style-name="P7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73"/>
      <text:p text:style-name="P77">…Котлета дёрнулась, поднялась <text:span text:style-name="T285">в воздух</text:span> и, повторяя в обратном порядке траекторию полёта, вернулась на вилку.</text:p>
      <text:p text:style-name="P77">Я <text:span text:style-name="T286">потрусил головой и зажмурил </text:span>глаза. Набравшись храбрости, открыл снова.</text:p>
      <text:p text:style-name="P73"/>
      <text:p text:style-name="P73">Вилка была пуста, а Диоген увлечённо жевал.</text:p>
      <text:p text:style-name="P73"/>
      <text:p text:style-name="P7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86">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68"/>
      <text:p text:style-name="P73">Я уже отчаялся остановить вышедшего на орбиту философа и просто старался не заснуть.</text:p>
      <text:p text:style-name="P68"/>
      <text:p text:style-name="P73">-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68"/>
      <text:p text:style-name="P7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73"/>
      <text:p text:style-name="P73">-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68"/>
      <text:p text:style-name="P73">Диоген вытер тарелку куском булки, после чего, внимательно исследовал сквозь стекляшки очков поверхность тарелки на предмет пропущенных <text:span text:style-name="T286">макаронин</text:span>. Ничего не обнаружив, он откусил от булки, затем рассеянно положил остаток в карман пижамы и хитро прищурился.</text:p>
      <text:p text:style-name="P68"/>
      <text:p text:style-name="P7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73"/>
      <text:p text:style-name="P73">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73"/>
      <text:p text:style-name="P73">Крошка не двигалась.</text:p>
      <text:p text:style-name="P73"/>
      <text:p text:style-name="P73">Я закрыл глаза, прижал пальцы рук к вискам и представил, как крошка поднимается в воздух и…</text:p>
      <text:p text:style-name="P73"/>
      <text:p text:style-name="P73">- Ты чего? У тебя что, голова болит? - Диоген встревожено тряс меня за плечо. - Хочешь леденец? Барбарисовый! Я вчера у Крыса выменял за сигарету.</text:p>
      <text:p text:style-name="P73"/>
      <text:p text:style-name="P73">Я открыл глаза. На месте крошки покоился локоть Диогена. Сам он участливо совал мне под нос леденец.</text:p>
      <text:p text:style-name="P73"/>
      <text:p text:style-name="P73">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73"/>
      <text:p text:style-name="P73">- Нет, всё в порядке, продолжай.</text:p>
      <text:p text:style-name="P7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73"/>
      <text:p text:style-name="P73">Я вытер брызги слюны Диогена со лба.</text:p>
      <text:p text:style-name="P73"/>
      <text:p text:style-name="P73">- А война? - я отчаянно искал повод свалить в палату. Мне ужасно хотелось спать.</text:p>
      <text:p text:style-name="P73">- Что – война?</text:p>
      <text:p text:style-name="P73">- Если у нас произойдёт война – случится ли война в отражении? Скажем, вот в том, далёком, с лошадьми – на седьмой волне?</text:p>
      <text:p text:style-name="P7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73"/>
      <text:p text:style-name="P7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73"/>
      <text:p text:style-name="P73">…</text:p>
      <text:p text:style-name="P73"/>
      <text:p text:style-name="P73">- Дедлайн, танцуй! - судья Дредд окликнул меня на входе в палату.</text:p>
      <text:p text:style-name="P73"/>
      <text:p text:style-name="P73">Я повернул голову.</text:p>
      <text:p text:style-name="P73"/>
      <text:p text:style-name="P73"><text:soft-page-break/>- Ты же не хотел переезжать в <text:span text:style-name="T287">восьмую</text:span> палату? Так вот, перевод отменяется. Остаёшься в <text:span text:style-name="T287">седьмой</text:span> своих пауков разводить.</text:p>
      <text:p text:style-name="P73"/>
      <text:p text:style-name="P73">“Неужто Алекс замолвил за меня словечко?” - пронеслось у меня в мыслях. - “Расстались мы с ним не по-доброму. Что он потребует взамен?”</text:p>
      <text:p text:style-name="P73"/>
      <text:p text:style-name="P73">- Да не смотри ты на меня, как кролик на удава! - отмахнулся Дредд, - умер новенький. Сегодня в девять. Я как раз на утреннем осмотре был.</text:p>
      <text:p text:style-name="P73"/>
      <text:p text:style-name="P73">У меня перехватило дыхание.</text:p>
      <text:p text:style-name="P73"/>
      <text:p text:style-name="P73">- От чего он умер?</text:p>
      <text:p text:style-name="P7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287">один</text:span>. Хэвэн <text:span text:style-name="T287">ждёт тебя</text:span>”. И вытянулся. Странные вы люди, Учителя. Психуете не по-людски. И умираете по-дурацки…</text:p>
      <text:p text:style-name="P73"/>
      <text:p text:style-name="P1">***</text:p>
      <text:p text:style-name="P73"/>
      <text:p text:style-name="P73">- Джет… - шепчу я тихонько.</text:p>
      <text:p text:style-name="P73"/>
      <text:p text:style-name="P73">Комок под серым пледом слабо шевелится.</text:p>
      <text:p text:style-name="P73"/>
      <text:p text:style-name="P73">- Она очень слаба. Разговаривай с ней пока сыпется песок, Хуман из Хомо Сапиенсов. Время пошло.</text:p>
      <text:p text:style-name="P73"/>
      <text:p text:style-name="P73">Зеррика ставит на полку возле кровати песочные часы и выходит.</text:p>
      <text:p text:style-name="P73"/>
      <text:p text:style-name="P73">- Джет!</text:p>
      <text:p text:style-name="P73"/>
      <text:p text:style-name="P73">Из-под одеяла высовывается копыто и затаскивает мою руку под одеяло. К руке прижимается что-то тёплое и влажное.</text:p>
      <text:p text:style-name="P73"/>
      <text:p text:style-name="P73">Я осторожно стаскиваю одеяло с пегаски. Та лежит на животе, вся спина перебинтована. Джет прижимает мою руку к заплаканной щеке.</text:p>
      <text:p text:style-name="P73"/>
      <text:p text:style-name="P73"><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73"/>
      <text:p text:style-name="P73">Я ногой придвигаю к кровати чурбачок и сажусь на него. Свободной рукой треплю пегаску между ушами.</text:p>
      <text:p text:style-name="P73"/>
      <text:p text:style-name="P7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73"><text:s/></text:p>
      <text:p text:style-name="P7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73"/>
      <text:p text:style-name="P7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73"/>
      <text:p text:style-name="P7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73"/>
      <text:p text:style-name="P73">Я шутливо сжимаю её нос.</text:p>
      <text:p text:style-name="P73"/>
      <text:p text:style-name="P7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73">- Это уже мои проблемы.</text:p>
      <text:p text:style-name="P73">- Зато я отлично умею готовить гороховый суп. Кстати, а что такое “суицид”? - спрашивает пегаска сонным голосом и зевает.</text:p>
      <text:p text:style-name="P73"/>
      <text:p text:style-name="P73">Я задумываюсь. В полумраке палатки тускло блестят доспехи Джет, сваленные кучей в углу.</text:p>
      <text:p text:style-name="P73"/>
      <text:p text:style-name="P7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73"/>
      <text:p text:style-name="P73">- Хррр… я поняла… я буду бороться до конца… Хум… хррр…</text:p>
      <text:p text:style-name="P73"/>
      <text:p text:style-name="P73"><text:soft-page-break/>- Хуман из Хомо Сапиенсов! Пора заканчивать визит.</text:p>
      <text:p text:style-name="P73"/>
      <text:p text:style-name="P73">Полог палатки раздвигается и Зеррика показывает мне копытом на часы, в которых падают последние песчинки.</text:p>
      <text:p text:style-name="P73">Я осторожно высвобождаю руку из захвата спящей Джет и поправляю ей одеяло.</text:p>
      <text:p text:style-name="P73"/>
      <text:p text:style-name="P73">- Когда она встанет на ноги?</text:p>
      <text:p text:style-name="P73">- Недели будет достаточно, Хуман. Пегасы - крепкие создания. Ты можешь оставаться с нами до её выздоровления.</text:p>
      <text:p text:style-name="P73">- Спасибо вам. За всё. За Джет.</text:p>
      <text:p text:style-name="P73"/>
      <text:p text:style-name="P73">Зебра косит на меня изумрудным глазом.</text:p>
      <text:p text:style-name="P73"/>
      <text:p text:style-name="P7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73"/>
      <text:p text:style-name="P73">Я неверяще смотрю на Зеррику.</text:p>
      <text:p text:style-name="P73"/>
      <text:p text:style-name="P73">- Вы знали, что у Джет отвалится крыло и я буду мешать ей прыгнуть с обрыва?</text:p>
      <text:p text:style-name="P73"/>
      <text:p text:style-name="P73">Зебра смущается.</text:p>
      <text:p text:style-name="P73"/>
      <text:p text:style-name="P7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73">- Что за миссия? Я не то, что какую-то миссию – я не знаю даже, как меня зовут!</text:p>
      <text:p text:style-name="P73"/>
      <text:p text:style-name="P73">Зеррика сочувствующе кивает.</text:p>
      <text:p text:style-name="P73"/>
      <text:p text:style-name="P73">-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175">См. «Последний фанфик», глава 14</text:p></text:note-body></text:note></text:p>
      <text:p text:style-name="P73"/>
      <text:p text:style-name="P73">…</text:p>
      <text:p text:style-name="P73"/>
      <text:p text:style-name="P73"><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73"/>
      <text:p text:style-name="P73">- А, Большой М’боно! - приветствует меня Сенбе скрипучим голосом. - Заходи. Сенбе ждал тебя.</text:p>
      <text:p text:style-name="P73"/>
      <text:p text:style-name="P7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73"/>
      <text:p text:style-name="P7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73"/>
      <text:p text:style-name="P73">Сенбе поднимает копыто, останавливая мой поток сознания.</text:p>
      <text:p text:style-name="P73"/>
      <text:p text:style-name="P7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73"/>
      <text:p text:style-name="P7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73"/>
      <text:p text:style-name="P73">Старый зебра дует на книгу, просушивая чернила только что написанной фразы. Потом перелистывает несколько страниц назад и начинает читать.</text:p>
      <text:p text:style-name="P73"/>
      <text:p text:style-name="P1">~~~</text:p>
      <text:p text:style-name="P18">…Я беру Крысу в руки и, шатаясь, иду к небесной машине.</text:p>
      <text:p text:style-name="P18"/>
      <text:p text:style-name="P18">«Постарайся выжить…»</text:p>
      <text:p text:style-name="P18"/>
      <text:p text:style-name="P18">В далёкой синеве неба появляются белые полоски инверсных следов ракет.</text:p>
      <text:p text:style-name="P18">Се-лес-тия — повторяю незнакомое, но в то же время удивительно волнующее имя.</text:p>
      <text:p text:style-name="P18"/>
      <text:p text:style-name="P18">Я открываю дверь кабины и осторожно кладу Крысу на пилотское кресло. Потом закрываю кабину.</text:p>
      <text:p text:style-name="P18"><text:soft-page-break/>- Извини, Хэвен. Не вижу смысла.</text:p>
      <text:p text:style-name="P18"/>
      <text:p text:style-name="P18">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8">Меня охватывает какое-то лёгкое чувство конца всего: всех условностей и ограничений, тоски, безысходности. Чувство свободы.</text:p>
      <text:p text:style-name="P18">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26"><text:span text:style-name="Default_20_Paragraph_20_Font"><text:span text:style-name="T31">Я продолжаю смеяться до тех пор, пока сияние не выжигает мне глаза…</text:span></text:span><text:span text:style-name="Default_20_Paragraph_20_Font"><text:span text:style-name="T31"><text:note text:id="ftn4" text:note-class="footnote"><text:note-citation>4</text:note-citation><text:note-body><text:p text:style-name="P176">См. главу 18</text:p></text:note-body></text:note></text:span></text:span></text:p>
      <text:p text:style-name="P177"/>
      <text:p text:style-name="P1">~~~</text:p>
      <text:p text:style-name="P73"/>
      <text:p text:style-name="P73">Сенбе захлопывает книгу.</text:p>
      <text:p text:style-name="P73"/>
      <text:p text:style-name="P73">- Большой М’боно доволен? Сенбе ответил на твои вопросы?</text:p>
      <text:p text:style-name="P73">- Вполне, - с каменным лицом говорю я.</text:p>
      <text:p text:style-name="P73"/>
      <text:p text:style-name="P73">Душа откликается на прочитанное тихим всхлипом. Холод сковывает меня ледяным кулаком, делая все вокруг несущественным и мелким.</text:p>
      <text:p text:style-name="P73"/>
      <text:p text:style-name="P7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73"/>
      <text:h text:style-name="P410" text:outline-level="2">Глава 5</text:h>
      <text:p text:style-name="P1"/>
      <text:p text:style-name="P9">"Намерение меняет реальность" - повторяю я каждый раз, когда близка к отчаянию.</text:p>
      <text:p text:style-name="P1"><text:soft-page-break/></text:p>
      <text:p text:style-name="P73">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73"/>
      <text:p text:style-name="P73">Я выкинул одноразовые тарелки в мусорный бак и собрался уходить, когда меня окликнули.</text:p>
      <text:p text:style-name="P73"/>
      <text:p text:style-name="P73">- Дедлайн! Я рассчитал! Рассчитал!</text:p>
      <text:p text:style-name="P73"/>
      <text:p text:style-name="P7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73"/>
      <text:p text:style-name="P73">- Я всё рассчитал! Сорок два!!!</text:p>
      <text:p text:style-name="P73"/>
      <text:p text:style-name="P73">Я поднял с пола треснувшие очки<text:span text:style-name="T1"> </text:span><text:span text:style-name="T5">Д</text:span><text:span text:style-name="T288">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73"/>
      <text:p text:style-name="P73">- Идём!</text:p>
      <text:p text:style-name="P73"/>
      <text:p text:style-name="P73">Палата Диогена была через одну с моей – надзирающий Шопен лениво кивнул мне, пропуская внутрь.</text:p>
      <text:p text:style-name="P73">Подойдя к своей койке, Диоген нырнул в тумбочку чуть ли не по пояс.</text:p>
      <text:p text:style-name="P73"/>
      <text:p text:style-name="P73">- Сюда я его положил, лежал же где-то тут… Ага!</text:p>
      <text:p text:style-name="P73"/>
      <text:p text:style-name="P73">Диоген вытащил смятый листок, в котором угадывалась исчёрканная карандашом салфетка из столовой.</text:p>
      <text:p text:style-name="P73"/>
      <text:p text:style-name="P73">- Сегодня ночью пришло вдохновение – рассчитал всё, как ты и спрашивал! На седьмой волне – сорок два миллиона!</text:p>
      <text:p text:style-name="P78">- А что я спрашивал? - озадаченно спросил я.</text:p>
      <text:p text:style-name="P78"/>
      <text:p text:style-name="P78">Язык Диогена часто не поспевал за его мыслями и в таких случаях его приходилось тормозить туповатыми вопросами.</text:p>
      <text:p text:style-name="P73"/>
      <text:p text:style-name="P73"><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73"/>
      <text:p text:style-name="P7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73">…</text:p>
      <text:p text:style-name="P7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73"/>
      <text:p text:style-name="P7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73"/>
      <text:p text:style-name="P73">…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73"/>
      <text:p text:style-name="P1">***</text:p>
      <text:p text:style-name="P73"/>
      <text:p text:style-name="P73">- Чешется! - Джет ожесточённо трётся об меня спиной, высунув язык от удовольствия.</text:p>
      <text:p text:style-name="P73">- Да погоди ты! - отпихиваю я пегаску. - Потерпи три дня. Снимут бинты – тогда хоть до дыр чеши!</text:p>
      <text:p text:style-name="P73">- ЧЕ-ШЕТ-СЯ!!! - Джет с совершенно безумными глазами начинает чесаться о центральный столб палатки.</text:p>
      <text:p text:style-name="P73"/>
      <text:p text:style-name="P73">Тот явно не рассчитан на столь энергичных пациентов. Коротко треснув, столб валится набок, потянув за собой всё остальное.</text:p>
      <text:p text:style-name="P73"/>
      <text:p text:style-name="P73">- Ах ты ж ёп…!! - рухнувший полог палатки заглушает мои ругательства.</text:p>
      <text:p text:style-name="P73"/>
      <text:p text:style-name="P73">Изрядно побарахтавшись в складках плотной ткани, я, наконец, прорываюсь на свободу.</text:p>
      <text:p text:style-name="P73"><text:soft-page-break/></text:p>
      <text:p text:style-name="P7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73"/>
      <text:p text:style-name="P7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73">- НЕТ! ХУМАН НИ ПРИ ЧЁМ! ЭТО Я!!! Я САМА ОСВОБОДИЛАСЬ! - орёт Джет, - МНЕ НАДО!!!</text:p>
      <text:p text:style-name="P73"/>
      <text:p text:style-name="P7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73"/>
      <text:p text:style-name="P7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73"/>
      <text:p text:style-name="P73">Джет моментально замирает.</text:p>
      <text:p text:style-name="P73"/>
      <text:p text:style-name="P73">- Эээ… Ооо… Упс… Н-наденьте на меня, пожалуйста, бандажи… И привяжите к кровати покрепче – я не ручаюсь, что во сне не сорву их.</text:p>
      <text:p text:style-name="P73"/>
      <text:p text:style-name="P73">Зеррика фейсхуфит. Потом воздевает глаза к потолку. Потом вздыхает.</text:p>
      <text:p text:style-name="P73"/>
      <text:p text:style-name="P7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73">…</text:p>
      <text:p text:style-name="P73">…</text:p>
      <text:p text:style-name="P73">…</text:p>
      <text:p text:style-name="P7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73"/>
      <text:p text:style-name="P73">- Поправь меня! Мне солнце прямо в глаз светит!</text:p>
      <text:p text:style-name="P73"/>
      <text:p text:style-name="P73">Я пододвигаю крестовину так, чтобы привязанная к ней пегаска оказалась в тени.</text:p>
      <text:p text:style-name="P73"><text:soft-page-break/></text:p>
      <text:p text:style-name="P73">- А теперь расскажи мне сказку! Только не такую глупую, как вчера.</text:p>
      <text:p text:style-name="P73">- А почему это вчерашняя была глупой? - обижаюсь я.</text:p>
      <text:p text:style-name="P7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73">- Хмм... – моя попытка приобщить пегаску к общемировой культуре явно провалилась.</text:p>
      <text:p text:style-name="P73"/>
      <text:p text:style-name="P73">Я задумываюсь.</text:p>
      <text:p text:style-name="P73"/>
      <text:p text:style-name="P73">-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73">- А как его звали?</text:p>
      <text:p text:style-name="P73">- Он не помнил. Потому что потерял память.</text:p>
      <text:p text:style-name="P73">- А почему он потерял память? - Джет скептически морщит нос.</text:p>
      <text:p text:style-name="P73">-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73"/>
      <text:p text:style-name="P73">От волнения у меня пересыхает в горле.</text:p>
      <text:p text:style-name="P73"/>
      <text:p text:style-name="P73">- А что такое "атомная бомба"?</text:p>
      <text:p text:style-name="P73">- Долго объяснять. Она подобна Солнцу.</text:p>
      <text:p text:style-name="P73">- Вау! Так это же круто! - у Джет от восторга округляются глаза.</text:p>
      <text:p text:style-name="P73">- Не тогда, когда она падает тебе на голову. Это очень горячо, знаешь ли. Испепеляет.</text:p>
      <text:p text:style-name="P73">- Бедняга... Он сильно обжёгся?</text:p>
      <text:p text:style-name="P73">- Выходит, сильно. Раз утратил память. Но вернёмся к сказке... Жил он себе, жил, и однажды проснулся в гнезде огнедышащего дракона.</text:p>
      <text:p text:style-name="P73">- Глупый какой человек! Нельзя засыпать в гнезде дракона, если не планируешь попасть к нему на обед!</text:p>
      <text:p text:style-name="P73">- А он и не планировал. Просто как-то раз открыл глаза, огляделся - а он уже в гнезде. И голодный дракон маячит на горизонте.</text:p>
      <text:p text:style-name="P73">- Странная какая-то история, - сонно бормочет Джет. - Нельзя просто так взять и очутиться в гнезде дракона.</text:p>
      <text:p text:style-name="P73">-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75">иглашал</text:span>.</text:p>
      <text:p text:style-name="P73"><text:soft-page-break/>- Хм. <text:span text:style-name="T275">В твоих словах </text:span>есть что-то знакомое, - недоверчиво х<text:span text:style-name="T275">м</text:span>ыкает Джет. - Но не могу вспомнить, что. Кажется, я знаю этого дракона.</text:p>
      <text:p text:style-name="P73">-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73">- Смешной ты, - хихикает пегаска. - Драконы сосисок не едят. Это ж<text:span text:style-name="T275">е</text:span> не грифоны. Разве что проглотят кого-нибудь, кто недавно съел сосиску.</text:p>
      <text:p text:style-name="P73">- Неважно! Это художественная гипербола, - важно заявляю я. - Я - художник, я так вижу.</text:p>
      <text:p text:style-name="P73">-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73">- Ха! По-моему, я знаю, чем закончится эта история, - хитро прищуривается Джет.</text:p>
      <text:p text:style-name="P73">- Ничего ты не знаешь! - безапеляционно заявляю я. - Я тебе эту сказку впервые рассказываю. Слушай сюда.</text:p>
      <text:p text:style-name="P73">-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73">- Да ладно, откуда у Дейдры шхуна? - недоверчиво спрашивает Джет. - Она свой люггер уже третий год доделать не может.</text:p>
      <text:p text:style-name="P73">- Может, то и люггер был, я уже не вспомню, - соглашаюсь я.</text:p>
      <text:p text:style-name="P73">-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73">-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73">-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73">- Что? - высовывает нос Джет.</text:p>
      <text:p text:style-name="P73">-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73">-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73"/>
      <text:p text:style-name="P73">Сонные слова Джет растворяются в стрекоте цикад.</text:p>
      <text:p text:style-name="P73"/>
      <text:h text:style-name="P410" text:outline-level="2"><text:soft-page-break/>Глава 6</text:h>
      <text:p text:style-name="P1"/>
      <text:p text:style-name="P10">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0">Вот только ни в одном из них нет Тебя.</text:p>
      <text:p text:style-name="P73"/>
      <text:p text:style-name="P73">- Крыс! Эй, Крыс!</text:p>
      <text:p text:style-name="P73"/>
      <text:p text:style-name="P73">Тощая фигура сжалась, молниеносно спрятав хабар в карман <text:span text:style-name="T28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73"/>
      <text:p text:style-name="P326"><text:span text:style-name="Default_20_Paragraph_20_Font"><text:span text:style-name="T29">- А-</text:span></text:span><text:span text:style-name="Default_20_Paragraph_20_Font"><text:span text:style-name="T72">а-а</text:span></text:span><text:span text:style-name="Default_20_Paragraph_20_Font"><text:span text:style-name="T29">, эт-</text:span></text:span><text:span text:style-name="Default_20_Paragraph_20_Font"><text:span text:style-name="T73">то</text:span></text:span><text:span text:style-name="Default_20_Paragraph_20_Font"><text:span text:style-name="T29"> </text:span></text:span><text:span text:style-name="Default_20_Paragraph_20_Font"><text:span text:style-name="T72">т-</text:span></text:span><text:span text:style-name="Default_20_Paragraph_20_Font"><text:span text:style-name="T29">ты, Дедлайн, - облегчённо выдохнул Гейзенберг, выплюнув на ладонь </text:span></text:span><text:span text:style-name="Default_20_Paragraph_20_Font"><text:span text:style-name="T72">мини</text:span></text:span><text:span text:style-name="Default_20_Paragraph_20_Font"><text:span text:style-name="T29">плеер </text:span></text:span><text:span text:style-name="Default_20_Paragraph_20_Font"><text:span text:style-name="T72">с наушниками-горошинами</text:span></text:span><text:span text:style-name="Default_20_Paragraph_20_Font"><text:span text:style-name="T29">. - </text:span></text:span><text:span text:style-name="Default_20_Paragraph_20_Font"><text:span text:style-name="T72">Н-н</text:span></text:span><text:span text:style-name="Default_20_Paragraph_20_Font"><text:span text:style-name="T29">апугал. На той неделе </text:span></text:span><text:span text:style-name="Default_20_Paragraph_20_Font"><text:span text:style-name="T72">Л-</text:span></text:span><text:span text:style-name="Default_20_Paragraph_20_Font"><text:span text:style-name="T73">Л</text:span></text:span><text:span text:style-name="Default_20_Paragraph_20_Font"><text:span text:style-name="T29">еннона </text:span></text:span><text:span text:style-name="Default_20_Paragraph_20_Font"><text:span text:style-name="T72">з-</text:span></text:span><text:span text:style-name="Default_20_Paragraph_20_Font"><text:span text:style-name="T29">застукали с добытой </text:span></text:span><text:span text:style-name="Default_20_Paragraph_20_Font"><text:span text:style-name="T72">а-</text:span></text:span><text:span text:style-name="Default_20_Paragraph_20_Font"><text:span text:style-name="T29">аудиоклипсой, так изъяли и </text:span></text:span><text:span text:style-name="Default_20_Paragraph_20_Font"><text:span text:style-name="T72">п-</text:span></text:span><text:span text:style-name="Default_20_Paragraph_20_Font"><text:span text:style-name="T29">потом всю палату </text:span></text:span><text:span text:style-name="Default_20_Paragraph_20_Font"><text:span text:style-name="T72">п-п-</text:span></text:span><text:span text:style-name="Default_20_Paragraph_20_Font"><text:span text:style-name="T29">прошмонали. У </text:span></text:span><text:span text:style-name="Default_20_Paragraph_20_Font"><text:span text:style-name="T73">Б-Б</text:span></text:span><text:span text:style-name="Default_20_Paragraph_20_Font"><text:span text:style-name="T29">исмарка нашли флэшку с </text:span></text:span><text:span text:style-name="Default_20_Paragraph_20_Font"><text:span text:style-name="T72">з-</text:span></text:span><text:span text:style-name="Default_20_Paragraph_20_Font"><text:span text:style-name="T240">записями </text:span></text:span><text:span text:style-name="Default_20_Paragraph_20_Font"><text:span text:style-name="T29">Э</text:span></text:span><text:span text:style-name="Default_20_Paragraph_20_Font"><text:span text:style-name="T240">лвиса —</text:span></text:span><text:span text:style-name="Default_20_Paragraph_20_Font"><text:span text:style-name="T29"> </text:span></text:span><text:span text:style-name="Default_20_Paragraph_20_Font"><text:span text:style-name="T72">н-</text:span></text:span><text:span text:style-name="Default_20_Paragraph_20_Font"><text:span text:style-name="T29">ну, того, что </text:span></text:span><text:span text:style-name="Default_20_Paragraph_20_Font"><text:span text:style-name="T72">м-</text:span></text:span><text:span text:style-name="Default_20_Paragraph_20_Font"><text:span text:style-name="T29">музыкант, а не наш со </text:span></text:span><text:span text:style-name="Default_20_Paragraph_20_Font"><text:span text:style-name="T72">в-</text:span></text:span><text:span text:style-name="Default_20_Paragraph_20_Font"><text:span text:style-name="T29">второй палаты. Беднягу чуть </text:span></text:span><text:span text:style-name="Default_20_Paragraph_20_Font"><text:span text:style-name="T72">и-</text:span></text:span><text:span text:style-name="Default_20_Paragraph_20_Font"><text:span text:style-name="T29">инфаркт не схватил. Набросился на </text:span></text:span><text:span text:style-name="Default_20_Paragraph_20_Font"><text:span text:style-name="T72">с-</text:span></text:span><text:span text:style-name="Default_20_Paragraph_20_Font"><text:span text:style-name="T29">санитаров с </text:span></text:span><text:span text:style-name="Default_20_Paragraph_20_Font"><text:span text:style-name="T72">к-к-</text:span></text:span><text:span text:style-name="Default_20_Paragraph_20_Font"><text:span text:style-name="T29">кулаками. Сидит теперь в </text:span></text:span><text:span text:style-name="Default_20_Paragraph_20_Font"><text:span text:style-name="T72">к-</text:span></text:span><text:span text:style-name="Default_20_Paragraph_20_Font"><text:span text:style-name="T29">карцере, слушает «</text:span></text:span>Raised<text:span text:style-name="Default_20_Paragraph_20_Font"><text:span text:style-name="T29"> </text:span></text:span>On<text:span text:style-name="Default_20_Paragraph_20_Font"><text:span text:style-name="T29"> </text:span></text:span>Rock<text:span text:style-name="Default_20_Paragraph_20_Font"><text:span text:style-name="T29">» по памяти.</text:span></text:span></text:p>
      <text:p text:style-name="P73"/>
      <text:p text:style-name="P73">Гейзенберг протёр рукавом плеер <text:span text:style-name="T289">и наушники </text:span>от слюн. Оглядевшись по сторонам, он торопливо скрылся в коридоре, шаркая и касаясь руками стен.</text:p>
      <text:p text:style-name="P73"/>
      <text:p text:style-name="P7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73"/>
      <text:p text:style-name="P73">- Стой, не уходи, дело есть, - я схватил Крыса за плечо.</text:p>
      <text:p text:style-name="P73"/>
      <text:p text:style-name="P73">Тот хмуро зыркнул на меня и скинул руку.</text:p>
      <text:p text:style-name="P73"/>
      <text:p text:style-name="P73">- Чего тебе? Решил долг вернуть?</text:p>
      <text:p text:style-name="P326"><text:span text:style-name="Default_20_Paragraph_20_Font"><text:span text:style-name="T29">- Да погоди ты со своим долгом! - отмахнулся я. - </text:span></text:span><text:span text:style-name="Default_20_Paragraph_20_Font"><text:span text:style-name="T240">Е</text:span></text:span><text:span text:style-name="Default_20_Paragraph_20_Font"><text:span text:style-name="T29">сли сделаешь работу, о долге забудешь. Будешь курить сиги по пять пачек в день. Да хоть по десять — пока от рака лёгких не загнёшься.</text:span></text:span></text:p>
      <text:p text:style-name="P7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73"><text:soft-page-break/></text:p>
      <text:p text:style-name="P7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73"/>
      <text:p text:style-name="P73">Я молча вытащил из-за пазухи «Джентльмен Джека», подаренного моим бывшим боссом и сунул под нос Крысу.</text:p>
      <text:p text:style-name="P73"/>
      <text:p text:style-name="P7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73">- Это только задаток, - я оставил вожделенную бутылку в руках Крыса. - Заплачу, сколько скажешь. Слушай сюда. Мне надо выбраться из Чертогов...</text:p>
      <text:p text:style-name="P73"/>
      <text:p text:style-name="P18">Вот и пришла пора повидаться с моей бывшей ученицей, превратившейся в безумного убийцу. </text:p>
      <text:p text:style-name="P20">Да-да, дорогая, пр<text:span text:style-name="T290">и</text:span>шла пора преподать тебе <text:span text:style-name="T290">У</text:span>рок! </text:p>
      <text:p text:style-name="P20">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326"><text:span text:style-name="Default_20_Paragraph_20_Font"><text:span text:style-name="T31">Но Юджин был прав: если Хэвэн слетит с катушек, кто-то из нас должен дёрнуть стоп-кран.</text:span></text:span></text:p>
      <text:p text:style-name="P73"/>
      <text:p text:style-name="P326"><text:span text:style-name="Default_20_Paragraph_20_Font"><text:span text:style-name="T31">Юджина давно уж нет, так что придётся это сделать мне. Пока не стало слишком поздно.</text:span></text:span></text:p>
      <text:p text:style-name="P73"/>
      <text:p text:style-name="P1">***</text:p>
      <text:p text:style-name="P73"/>
      <text:p text:style-name="P73">- Четыре! Три! Два! Один! Снимай, - кивает мне Зеррика.</text:p>
      <text:p text:style-name="P73"/>
      <text:p text:style-name="P73">Я сдёргиваю разрезанные остатки повязки с Джет. Та уже стоит на полусогнутых, ожидая возможности как следует почесаться.</text:p>
      <text:p text:style-name="P73"/>
      <text:p text:style-name="P73">- И-и-и-й-е-е-ех!</text:p>
      <text:p text:style-name="P73"/>
      <text:p text:style-name="P73">Одним прыжком пегаска достигает ближайшей сосны и разворачивается к ней спиной. Выгибается, <text:s/>топает в предвкушении копытом и…</text:p>
      <text:p text:style-name="P73"/>
      <text:p text:style-name="P73">… И замирает.</text:p>
      <text:p text:style-name="P73"/>
      <text:p text:style-name="P73"><text:soft-page-break/>- Джет, ты чего?</text:p>
      <text:p text:style-name="P73"/>
      <text:p text:style-name="P73">На лице пегаски появляется глупое выражение. Она словно прислушивается к чему-то внутри неё.</text:p>
      <text:p text:style-name="P73">Потом её мордаха несмело озаряется улыбкой. А за её спиной…</text:p>
      <text:p text:style-name="P73"/>
      <text:p text:style-name="P73">- Э-э-э… Что за… ?</text:p>
      <text:p text:style-name="P73"/>
      <text:p text:style-name="P73">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73"/>
      <text:p text:style-name="P73">- Какого фига?! - Джет недоуменно смотрит на правое, потом осторожно захватывает зубами коготь и дёргает.</text:p>
      <text:p text:style-name="P73">- Ай!</text:p>
      <text:p text:style-name="P7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73">- Что вы с ней сделали? - встреваю я. - Что это за уродское крыло?</text:p>
      <text:p text:style-name="P7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73"/>
      <text:p text:style-name="P73">-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26"><text:span text:style-name="Default_20_Paragraph_20_Font"><text:span text:style-name="T29">-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40">зака</text:span></text:span><text:span text:style-name="Default_20_Paragraph_20_Font"><text:span text:style-name="T29"> в этот раз не смо</text:span></text:span><text:span text:style-name="Default_20_Paragraph_20_Font"><text:span text:style-name="T240">гут</text:span></text:span><text:span text:style-name="Default_20_Paragraph_20_Font"><text:span text:style-name="T29"> – правых крыльев у </text:span></text:span><text:span text:style-name="Default_20_Paragraph_20_Font"><text:span text:style-name="T240">нас </text:span></text:span><text:span text:style-name="Default_20_Paragraph_20_Font"><text:span text:style-name="T29">уже нет никаких. </text:span></text:span><text:span text:style-name="Default_20_Paragraph_20_Font"><text:span text:style-name="T240">Разве что т</text:span></text:span><text:span text:style-name="Default_20_Paragraph_20_Font"><text:span text:style-name="T29">ы</text:span></text:span><text:span text:style-name="Default_20_Paragraph_20_Font"><text:span text:style-name="T240"> согласна летать с двумя лев</text:span></text:span><text:span text:style-name="Default_20_Paragraph_20_Font"><text:span text:style-name="T29">ыми или протезом.</text:span></text:span></text:p>
      <text:p text:style-name="P73">- ХА-РА-ШО!!! - Джет подпрыгивает и мчится в долину, сбивая грудью полевые цветы.</text:p>
      <text:p text:style-name="P73"/>
      <text:p text:style-name="P7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73">Определённо, ты в долгу перед зебрами, Хуман!</text:p>
      <text:p text:style-name="P73"/>
      <text:p text:style-name="P73">- Спасибо тебе, Зеррика! Всем вам спасибо! Вы спасли нас. За мной должок, - обращаюсь я к ней через плечо…</text:p>
      <text:p text:style-name="P73"/>
      <text:p text:style-name="P73">…Рядом со мной – никого. Лишь тёплый воздух дует мне в лицо и из долины доносятся радостные визги дурачащейся Джет.</text:p>
      <text:p text:style-name="P73">Как будто развеялся сон длиной в две недели, начавшийся болью и кошмаром, но закончившийся солнцем и одуванчиками.</text:p>
      <text:p text:style-name="P73"/>
      <text:p text:style-name="P73">Я спускаюсь в долину и составляю компанию пегаске.</text:p>
      <text:p text:style-name="P73"/>
      <text:p text:style-name="P73">…</text:p>
      <text:p text:style-name="P73">…</text:p>
      <text:p text:style-name="P73">…</text:p>
      <text:p text:style-name="P73"/>
      <text:p text:style-name="P73">Джет снова прислушивается, оттопырив уши вперёд.</text:p>
      <text:p text:style-name="P73"/>
      <text:p text:style-name="P73">- Там треснула ветка! Я точно слышала!</text:p>
      <text:p text:style-name="P73">- Да ладно тебе, Джет! Мы давным-давно оторвались от твердолобов — иначе за две недели у зебр они бы нас настигли.</text:p>
      <text:p text:style-name="P73"/>
      <text:p text:style-name="P73">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73"/>
      <text:p text:style-name="P73">Пегаска морщит <text:span text:style-name="T291">нос</text:span> и с подозрением всматривается в чащу. Чаща в ответ с дуновением ветерка приносит ей охапку листьев.</text:p>
      <text:p text:style-name="P73"/>
      <text:p text:style-name="P73">- Хмм!</text:p>
      <text:p text:style-name="P73"/>
      <text:p text:style-name="P7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73"><text:soft-page-break/>Наконец пегаска приземляется.</text:p>
      <text:p text:style-name="P73"/>
      <text:p text:style-name="P73">- Ничего. Показалось.</text:p>
      <text:p text:style-name="P73"/>
      <text:p text:style-name="P73">Мы продолжаем идти вдоль обрыва.</text:p>
      <text:p text:style-name="P73"/>
      <text:p text:style-name="P73">Зебры буквально спасли нас, прооперировав пегаску и заполнив мой мешок <text:span text:style-name="T291">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73"/>
      <text:p text:style-name="P7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73"/>
      <text:p text:style-name="P73">Я вздыхаю.</text:p>
      <text:p text:style-name="P73"/>
      <text:p text:style-name="P73">Толчок возвращает меня к действительности. Я натыкаюсь на круп пегаски, настороженно вглядывающейся в заросли можжевельника.</text:p>
      <text:p text:style-name="P73"/>
      <text:p text:style-name="P73">- Хум, там кто-то пялится на нас! Готова спорить на маховое перо!</text:p>
      <text:p text:style-name="P73">- Да брось, Джет, ты уже проверила все окрестности!</text:p>
      <text:p text:style-name="P73"/>
      <text:p text:style-name="P73">Я нетерпеливо хлопаю пегаску по крупу, побуждая двигаться дальше. Та вместо этого снова взмывает над деревьями.</text:p>
      <text:p text:style-name="P73"/>
      <text:p text:style-name="P73">-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73"/>
      <text:p text:style-name="P73">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73">Меня озаряет.</text:p>
      <text:p text:style-name="P73"/>
      <text:p text:style-name="P73">Пегаска! Дельтаплан! Пегаска!</text:p>
      <text:p text:style-name="P73"/>
      <text:p text:style-name="P73">С дьявольским хохотом я потираю руки и иду навстречу приземлившейся Джет. Та недоуменно смотрит на меня, склонив голову и насторожив уши.</text:p>
      <text:p text:style-name="P73"/>
      <text:p text:style-name="P7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73"/>
      <text:p text:style-name="P73">Дрогонштерн темнеет в лучах заката.</text:p>
      <text:p text:style-name="P73"/>
      <text:h text:style-name="P410" text:outline-level="2">Глава 7</text:h>
      <text:p text:style-name="P1"/>
      <text:p text:style-name="P11">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1">Быть может, даже, нет Тебя.</text:p>
      <text:p text:style-name="P73"/>
      <text:p text:style-name="P7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73"/>
      <text:p text:style-name="P73">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292">на щелбаны</text:span>. Эти не в счёт, эти не отвлекутся даже если начнётся атомная война.</text:p>
      <text:p text:style-name="P73"/>
      <text:p text:style-name="P73">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73"/>
      <text:p text:style-name="P178">С каждым последующим Учителем Хэвэн вела себя всё более жестоко. Каждого нового оператора <text:span text:style-name="T292">обучения</text:span> хватало на меньшее время. Под конец лишь только формальности <text:span text:style-name="T292">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292">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292">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287">о</text:span> <text:span text:style-name="T287">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68"/>
      <text:p text:style-name="P73">Я стал на колени у койки <text:span text:style-name="T293">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73"/>
      <text:p text:style-name="P73">Что ж. Обманывать нехорошо, но для дела – можно.</text:p>
      <text:p text:style-name="P68"/>
      <text:p text:style-name="P73">- Как мне звать тебя, Учитель? - пропел я ему на ухо, стараясь воссоздать знакомые интонации. - Я желаю взять урок.</text:p>
      <text:p text:style-name="P68"/>
      <text:p text:style-name="P73">Зрачки Терминатора застыли. Губы замерли. Казалось, он перестал дышать.</text:p>
      <text:p text:style-name="P73">Прошли бесконечны<text:span text:style-name="T294">х</text:span> полминуты, <text:span text:style-name="T294">пока</text:span> кодовая фраза проникла в остатки сознания Учителя. Губы Терминатора дёрнулись.</text:p>
      <text:p text:style-name="P73"/>
      <text:p text:style-name="P73">- Оператор - <text:span text:style-name="T294">Т</text:span>ридцать <text:span text:style-name="T294">Ч</text:span>етыре. Я готов учить тебя, Хэвэн, - прошептал он в ответ.</text:p>
      <text:p text:style-name="P73">- Приветствие принято, оператор - <text:span text:style-name="T294">Т</text:span>ридцать <text:span text:style-name="T294">Ч</text:span>етыре. Начинаем <text:span text:style-name="T294">Д</text:span>иалог. Передаю управление оператору - <text:span text:style-name="T294">О</text:span>дин.</text:p>
      <text:p text:style-name="P73"/>
      <text:p text:style-name="P73">Секунды сгорали одна за другой, как мотыльки в костре. Вопросы следовали один за другим в быстрой последовательности. На вопросы следовали <text:span text:style-name="T294">сбивчивые </text:span>ответы.</text:p>
      <text:p text:style-name="P73"/>
      <text:p text:style-name="P73">- Каков был класс твоей защиты в последнем <text:span text:style-name="T294">Д</text:span>иалоге?</text:p>
      <text:p text:style-name="P73">- <text:span text:style-name="T294">Д-д</text:span>вадцать второй.</text:p>
      <text:p text:style-name="P73">- Сколько времени ты продержался?</text:p>
      <text:p text:style-name="P73">- Семнадцать минут.</text:p>
      <text:p text:style-name="P73">- Сколько времени ты бы продержался с тридцатым классом?</text:p>
      <text:p text:style-name="P73">- … Часа три… Наверное…</text:p>
      <text:p text:style-name="P73">- Какой ты запомнил Хэ<text:span text:style-name="T294">в</text:span>эн?</text:p>
      <text:p text:style-name="P73">- Она прекрасна… Она идеальна. Она совершенна.</text:p>
      <text:p text:style-name="P73"><text:soft-page-break/>- Чего более всего нужно опасаться при встрече с ней сейчас?</text:p>
      <text:p text:style-name="P73"/>
      <text:p text:style-name="P7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73"/>
      <text:p text:style-name="P73">- Любви. Опасайся её любви. Не давай ей прикоснуться к себе. Она украдёт твою душу и заберёт её себе.</text:p>
      <text:p text:style-name="P73"/>
      <text:p text:style-name="P73">Терминатор откинулся на койку и закрыл глаза.</text:p>
      <text:p text:style-name="P73"/>
      <text:p text:style-name="P73">- Сессия завершена, оператор - <text:span text:style-name="T294">Т</text:span>ридцать <text:span text:style-name="T294">Ч</text:span>етыре. Закрываю <text:span text:style-name="T294">Д</text:span>иалог, - поспешно прошептал я.</text:p>
      <text:p text:style-name="P73">- Рад учить тебя, Хэвэн, - с закрытыми глазами пробормотал Терминатор.</text:p>
      <text:p text:style-name="P73"/>
      <text:p text:style-name="P73">…</text:p>
      <text:p text:style-name="P73"/>
      <text:p text:style-name="P326"><text:span text:style-name="Default_20_Paragraph_20_Font"><text:span text:style-name="T29">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29">-45» </text:span></text:span><text:span text:style-name="Default_20_Paragraph_20_Font"><text:span text:style-name="T74">теоретически </text:span></text:span><text:span text:style-name="Default_20_Paragraph_20_Font"><text:span text:style-name="T29">эквивалентен тридцатому, но </text:span></text:span><text:span text:style-name="Default_20_Paragraph_20_Font"><text:span text:style-name="T74">он ещё никогда не применялся, это на крайний</text:span></text:span><text:span text:style-name="Default_20_Paragraph_20_Font"><text:span text:style-name="T29"> случа</text:span></text:span><text:span text:style-name="Default_20_Paragraph_20_Font"><text:span text:style-name="T74">й</text:span></text:span><text:span text:style-name="Default_20_Paragraph_20_Font"><text:span text:style-name="T29">, если всё остальное не поможет…</text:span></text:span></text:p>
      <text:p text:style-name="P73"/>
      <text:p text:style-name="P73">…А остального у меня заготовлено вдоволь — мы с Юджином припасли кое-что как раз на такой случай.</text:p>
      <text:p text:style-name="P73"/>
      <text:p text:style-name="P73">Белые чёрточки нарезали небо тонкими полосками. Восемь параллельных инверсионных следов, расползающихся ватными дорожками.</text:p>
      <text:p text:style-name="P7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73"/>
      <text:p text:style-name="P73">Я протянул руку и подкрутил ручку настройки ретранслятора. <text:span text:style-name="T283">Радио молчало. С указательного пальца привычно соскочила голубая искра и п</text:span>ыльный ящик <text:span text:style-name="T283">ожил. Динамик </text:span>разразился очередной порцией свистов.</text:p>
      <text:p text:style-name="P73"/>
      <text:p text:style-name="P326"><text:span text:style-name="Default_20_Paragraph_20_Font"><text:span text:style-name="T31">…</text:span></text:span><text:span text:style-name="Default_20_Paragraph_20_Font"><text:span text:style-name="T239">cc</text:span></text:span><text:span text:style-name="Default_20_Paragraph_20_Font"><text:span text:style-name="T31">шшш… могут быть спокойны - звено истребителей с самолётом аэроразведки патрулируют небо над столицей. </text:span></text:span><text:span text:style-name="Default_20_Paragraph_20_Font"><text:span text:style-name="T59">Очередная партия спутников-перехватчиков займёт своё место на орбите на следующей </text:span></text:span><text:span text:style-name="Default_20_Paragraph_20_Font"><text:span text:style-name="T31">…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31">вопрос переноса выборов виду напряжённой обстановки </text:span></text:span><text:span text:style-name="Default_20_Paragraph_20_Font"><text:span text:style-name="T35">у границ </text:span></text:span><text:span text:style-name="Default_20_Paragraph_20_Font"><text:span text:style-name="T31">...сссхххшшш… президент ветировал закон о мобилизации, требуя ужесточить статьи... шшшшш...</text:span></text:span></text:p>
      <text:p text:style-name="P18"/>
      <text:p text:style-name="P73">Гул столовой заглушил хрип древнего аппарата…</text:p>
      <text:h text:style-name="P412" text:outline-level="2"/>
      <text:h text:style-name="P412" text:outline-level="2">***</text:h>
      <text:p text:style-name="P73"/>
      <text:p text:style-name="P7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73"/>
      <text:p text:style-name="P73">Чертовщина какая-то!</text:p>
      <text:p text:style-name="P73"/>
      <text:p text:style-name="P73">Я в последний раз проверяю верёвки, привязывающие Джет к крестовине.</text:p>
      <text:p text:style-name="P73"/>
      <text:p text:style-name="P73">- Щекотно! - хихикает пегаска, выгибая спину.</text:p>
      <text:p text:style-name="P73">- Не дёргайся! - строго осаживаю я.</text:p>
      <text:p text:style-name="P73"/>
      <text:p text:style-name="P79">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79"/>
      <text:p text:style-name="P73">Я поворачиваюсь к пегаске и продолжаю.</text:p>
      <text:p text:style-name="P73"/>
      <text:p text:style-name="P73">-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73"/>
      <text:p text:style-name="P73">Пегаска так усердно кивает головой, что немедленно трескается затылком о выступающий конец крест<text:span text:style-name="T295">овины</text:span>.</text:p>
      <text:p text:style-name="P73"/>
      <text:p text:style-name="P73">- Ну что ж…</text:p>
      <text:p text:style-name="P73"/>
      <text:p text:style-name="P73"><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73"/>
      <text:p text:style-name="P79">Я оборачиваюсь.</text:p>
      <text:p text:style-name="P79">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79"/>
      <text:p text:style-name="P73">Джет, не обращая внимания на моё ржание, следует дальше и, поравнявшись со мной, хлопает меня перекладиной по макушке.</text:p>
      <text:p text:style-name="P73"/>
      <text:p text:style-name="P73">- Ай!</text:p>
      <text:p text:style-name="P73"/>
      <text:p text:style-name="P73">Пегаска немедленно разворачивается и на развороте хлопает меня перекладиной вторично.</text:p>
      <text:p text:style-name="P73">Всё-таки трюк с клоунами и <text:span text:style-name="T295">лестницей</text:span> возник не на пустом месте, Хуман!</text:p>
      <text:p text:style-name="P73"/>
      <text:p text:style-name="P73">Я придерживаю Джет за перекладину.</text:p>
      <text:p text:style-name="P73"/>
      <text:p text:style-name="P73">- Для разгона хватит. Залазь.</text:p>
      <text:p text:style-name="P73"/>
      <text:p text:style-name="P73">Я становлюсь на колени. Джет забирается мне на спину и обхватывает всеми четырьмя ногами. Её дыхание щекочет мне ухо.</text:p>
      <text:p text:style-name="P73"/>
      <text:p text:style-name="P73">-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73">- Это ненадолго, - успокаиваю я её.</text:p>
      <text:p text:style-name="P73"/>
      <text:p text:style-name="P7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73"/>
      <text:p text:style-name="P73">Последние метры остаются за спиной, на краю валуна я что есть силы отталкиваюсь от камня.</text:p>
      <text:p text:style-name="P73"/>
      <text:p text:style-name="P73">- Ю-ху-у-у!!!</text:p>
      <text:p text:style-name="P73"><text:soft-page-break/></text:p>
      <text:p text:style-name="P7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73"/>
      <text:p text:style-name="P73">- О-го-го-о-о-о!!! - восторженно ору я.</text:p>
      <text:p text:style-name="P73"/>
      <text:p text:style-name="P73">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73"/>
      <text:p text:style-name="P73">- Поворачивай! - кричу я своему летательному аппарату и колбашу ногами воздух в попытке изменить направление движения.</text:p>
      <text:p text:style-name="P73">- Ы-ы-ы, не могу-у-у! Ты крылья привязал! - отзывается Джет изо всех сил дёргаясь на крестовине.</text:p>
      <text:p text:style-name="P73"/>
      <text:p text:style-name="P7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73"/>
      <text:p text:style-name="P73">…</text:p>
      <text:p text:style-name="P73"/>
      <text:p text:style-name="P73">Слышится громкий треск, но удара нет.</text:p>
      <text:p text:style-name="P7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3"/>
      <text:p text:style-name="P73">…</text:p>
      <text:p text:style-name="P73"/>
      <text:p text:style-name="P7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3"><text:s/></text:p>
      <text:p text:style-name="P73">- Как мы пролетели мимо куста? Я же видел, мы неслись прямо на него! Что это был за треск? Как ты смогла повернуть?</text:p>
      <text:p text:style-name="P73"/>
      <text:p text:style-name="P73">Джет встаёт с меня и молча поводит крыльями. Половинки крестовины висят на них словно костыли. Стыд заливает моё лицо краской. Я фэйспалмлю.</text:p>
      <text:p text:style-name="P73"/>
      <text:p text:style-name="P73"><text:soft-page-break/>- Надеюсь, у тебя с крылом всё в порядке? <text:span text:style-name="T296">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73">- Как булыжник с крыльями, - хихикает пегаска. - Надо почаще делать буп! Это круто!</text:p>
      <text:p text:style-name="P73"/>
      <text:p text:style-name="P73">Пегаска тянется ко мне носом, но я отстраняю её. Только лошадиных слюней на <text:span text:style-name="T296">лице</text:span> тебе и не хватает до полного счастья, Хуман!</text:p>
      <text:p text:style-name="P73"/>
      <text:p text:style-name="P73">Осторожно прощупав заживающее крыло Джет и убедившись, что оно не пострадало, я вытираю пот со лба.</text:p>
      <text:p text:style-name="P73"/>
      <text:p text:style-name="P73">- Ты не заметила <text:s/>ничего странного там? - я указываю на куст. - Он так затрясся при нашем приближении, словно испугался, что мы в него врежемся.</text:p>
      <text:p text:style-name="P73">- Неа ,- мотает головой Джет. - Ничего подозрительного. Наверное, то ветер был.</text:p>
      <text:p text:style-name="P73"/>
      <text:p text:style-name="P73">Я жму плечами.</text:p>
      <text:p text:style-name="P73"/>
      <text:p text:style-name="P73">- Будем чинить крестовину. У меня есть идея, как обеспечить манёвренность с помощью концевых рулей.</text:p>
      <text:p text:style-name="P73"/>
      <text:p text:style-name="P73">…</text:p>
      <text:p text:style-name="P73">…</text:p>
      <text:p text:style-name="P73">…</text:p>
      <text:p text:style-name="P73"/>
      <text:p text:style-name="P7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73"/>
      <text:p text:style-name="P73">- Предстартовая проверка рулей! - я придерживаю пегаску за ноги и осторожно бегу к краю камня.</text:p>
      <text:p text:style-name="P73"/>
      <text:p text:style-name="P73">Пегаска маневрирует и я чувствую мягкое давление воздуха, соответствующее наклону свободных кончиков крыльев Джет.</text:p>
      <text:p text:style-name="P73"/>
      <text:p text:style-name="P73">- Рули работают!</text:p>
      <text:p text:style-name="P73">- Отлично! Идём на взлёт! - я ускоряюсь.</text:p>
      <text:p text:style-name="P73">- К взлёту готова!</text:p>
      <text:p text:style-name="P73"><text:soft-page-break/></text:p>
      <text:p text:style-name="P73">Пегаска разжимает ноги и съезжает мне с плеч на спину, где её ноги снова берут меня в мягкий замок.</text:p>
      <text:p text:style-name="P73"/>
      <text:p text:style-name="P73">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73"/>
      <text:p text:style-name="P73">- Какого чёрта, Джет? Рули левее! - кричу я.</text:p>
      <text:p text:style-name="P73">- Н-не могу… Меня что-то тянет… - сконфуженно отвечает пегаска.</text:p>
      <text:p text:style-name="P73"/>
      <text:p text:style-name="P73">Нас действительно тянет. Облако голубоватого сияния обхватывает нас и тащит к иве. <text:span text:style-name="T296">Полёт завершается мягкой посадкой на траву у самого куста.</text:span> Ветви <text:span text:style-name="T296">ивы</text:span> раздвигаются и к нам выходят трое.</text:p>
      <text:p text:style-name="P73"/>
      <text:p text:style-name="P73">- Привет, дорогуши!</text:p>
      <text:p text:style-name="P73"/>
      <text:p text:style-name="P73">Я ещё успеваю услышать боевой визг Джет, когда картинка меркнет перед моими глазами и сознание выключается.</text:p>
      <text:p text:style-name="P73"/>
      <text:h text:style-name="P410" text:outline-level="2">Глава 8</text:h>
      <text:p text:style-name="P1"/>
      <text:p text:style-name="P11">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1">"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73"/>
      <text:p text:style-name="P73">Я ожидал в тёмном санузле уже час. Тихий шум воды из сломанного бачка иногда прерывался приглушенными шагами в коридоре.</text:p>
      <text:p text:style-name="P73"/>
      <text:p text:style-name="P7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73">Крыс втолкнул меня в каморку, закрыл за собой дверь и заблокировал её, вставив в ручку веник. После чего включил свет.</text:p>
      <text:p text:style-name="P73"><text:soft-page-break/>Тусклая лампочка осветила фаянсовый стульчак запасного <text:span text:style-name="T297">унитаза</text:span>, груду измятых вёдер, <text:span text:style-name="T6">с</text:span><text:span text:style-name="T297">овков</text:span> и швабр.</text:p>
      <text:p text:style-name="P73"/>
      <text:p text:style-name="P73">- Ты сделал куклу? - шёпотом спросил Крыс.</text:p>
      <text:p text:style-name="P73">- Скрутил из полотенец, ведра и второй подушки. Под одеялом от человека не отличить.</text:p>
      <text:p text:style-name="P73">- Хорошо. Не зацепи вёдра, греметь будут на все Чертоги.</text:p>
      <text:p text:style-name="P73"/>
      <text:p text:style-name="P73">Крыс подошёл к унитазу, надавил на панель сразу за ним и вытащил приличный кусок стены прямо с кафельной плиткой.</text:p>
      <text:p text:style-name="P73">За проёмом открылся вертикальный короб. Толстый ствол канализационной трубы и несколько труб потоньше занимали добрую треть ширины <text:span text:style-name="T297">технического </text:span>лаза, <text:span text:style-name="T297">уходя вверх и вниз металлическими канатами</text:span>.</text:p>
      <text:p text:style-name="P73"/>
      <text:p text:style-name="P73">- Запоминай, Дед, - торопливо зашептал мне в ухо Крыс. - Спускайся по труб<text:span text:style-name="T297">ам</text:span> на второй этаж — ни в коем случае не на первый - считай тройники на трубе! <text:span text:style-name="T297">Каждый этаж — это тройник!</text:span> С первого <text:span text:style-name="T297">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297">вытри следы и </text:span>закрой за собой дверцу — иначе спалишь тропу.</text:p>
      <text:p text:style-name="P73">Не пытайся выйти <text:span text:style-name="T297">с</text:span> парадного входа! Там <text:span text:style-name="T297">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73">Будешь возвращаться обратно — <text:s/>просто поднимешься по пожарной лестнице на этот этаж и пройдёшь через балкон курилки. <text:span text:style-name="T297">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7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73">- Мы же договорились за две!</text:p>
      <text:p text:style-name="P73">- Четыре! Две поставишь мне в кредит — верну хабаром. По-крайней мере, так ты меня больше на долг не подсадишь.</text:p>
      <text:p text:style-name="P73"/>
      <text:p text:style-name="P73">Крыс приблизил своё лицо к моему.</text:p>
      <text:p text:style-name="P73"/>
      <text:p text:style-name="P73"><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73"/>
      <text:p text:style-name="P73">Мелкие зубы Крыса <text:s/>сверкнули безумной улыбкой в тусклом свете лампочки.</text:p>
      <text:p text:style-name="P73">Я отодвинул его ладонью.</text:p>
      <text:p text:style-name="P73"/>
      <text:p text:style-name="P73">- Не надо. Если ты действительно меня знаешь, то бояться не должен.</text:p>
      <text:p text:style-name="P73"/>
      <text:p text:style-name="P73">Крыс осклабился и хлопнул меня по плечу.</text:p>
      <text:p text:style-name="P73"/>
      <text:p text:style-name="P73">- А я и не боюсь. Законы жанра обязывают. Адьёс, амигос!</text:p>
      <text:p text:style-name="P73"/>
      <text:p text:style-name="P73">Он хохотнул и бесшумно выскользнул из подсобки.</text:p>
      <text:p text:style-name="P73"/>
      <text:p text:style-name="P1">***</text:p>
      <text:p text:style-name="P1"/>
      <text:p text:style-name="P7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298">Так и выйдет замуж за древний свиток когда-нибудь, хи-хи…</text:span> Поверни-ка голову, дорогуша.</text:p>
      <text:p text:style-name="P73">Та-ак вот, Платина дождалась, пока уродский ящер не улетит на охоту и исследовала гнездо самостоятельно.</text:p>
      <text:p text:style-name="P7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73">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7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29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298">общественности</text:span>!</text:p>
      <text:p text:style-name="P80">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298">долго </text:span>рыдать и есть мороженное у себя в каморке!</text:p>
      <text:p text:style-name="P80">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29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73">Дорогой, скажу тебе по секрету (хотя этот секрет не знают только совсем молоденькие кобылки вроде моей младшей сестры и её <text:span text:style-name="T29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298">магов </text:span><text:span text:style-name="T29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29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29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73"/>
      <text:p text:style-name="P73">…</text:p>
      <text:p text:style-name="P73"/>
      <text:p text:style-name="P7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73"/>
      <text:p text:style-name="P73">- Дорогой, осторожнее! Ты чуть было не перерезал себе яремную вену!</text:p>
      <text:p text:style-name="P73"><text:soft-page-break/></text:p>
      <text:p text:style-name="P73">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73"/>
      <text:p text:style-name="P73">- Это подарок от принцессы Платины своему будущему мужу! Обручальные браслеты из красного золота с хризолитовыми вставками, - воркует <text:span text:style-name="T300">светлая </text:span>единорожка и добавляет скороговоркой. - Заживляют раны, очищают воду, предотвращают телепортацию, не-пытайся-их-снять…</text:p>
      <text:p text:style-name="P73"/>
      <text:p text:style-name="P73">Я хватаюсь за раскалывающуюся голову.</text:p>
      <text:p text:style-name="P73"/>
      <text:p text:style-name="P73">- Где Джет?</text:p>
      <text:p text:style-name="P7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73"/>
      <text:p text:style-name="P73">В синем магическом облачке ко мне летит полотенце и одежда.</text:p>
      <text:p text:style-name="P73"/>
      <text:p text:style-name="P73">- Одень, милый. Я постирала и зашила её.</text:p>
      <text:p text:style-name="P73"/>
      <text:p text:style-name="P73">Среди шмоток я вижу знакомую ткань в горошек. Меня пробирает озноб от догадки. Я ныряю рукой в пену.</text:p>
      <text:p text:style-name="P73"/>
      <text:p text:style-name="P73">Так и есть! Бесцеремонная болтушка раздела меня догола, пока я был в отключке!</text:p>
      <text:p text:style-name="P73"/>
      <text:p text:style-name="P81">Но… </text:p>
      <text:p text:style-name="P81"/>
      <text:p text:style-name="P81">Внезапно я понимаю, что дело на самом деле хуже… НАМНОГО ХУЖЕ…</text:p>
      <text:p text:style-name="P73"/>
      <text:p text:style-name="P73">Испарина покрывает мой лоб.</text:p>
      <text:p text:style-name="P73"/>
      <text:p text:style-name="P73">- Эй!.. Какого… Какого чёрта… Какого чёрта ты выбрила меня ВСЕГО?!!</text:p>
      <text:p text:style-name="P73"/>
      <text:p text:style-name="P73">Поняха всплёскивает копытами.</text:p>
      <text:p text:style-name="P73"/>
      <text:p text:style-name="P73"><text:soft-page-break/>- Дорогой, но это же просто кошмар – иметь шерсть только на крохотных участках тела! <text:span text:style-name="T30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73"/>
      <text:p text:style-name="P73">Я со злостью забираю у балаболки трусы.</text:p>
      <text:p text:style-name="P73"/>
      <text:p text:style-name="P7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73"/>
      <text:p text:style-name="P73">- Веди меня к Джет!</text:p>
      <text:p text:style-name="P73"/>
      <text:p text:style-name="P73">Единорожка прижимает копыта к груди, губы её дрожат.</text:p>
      <text:p text:style-name="P73"/>
      <text:p text:style-name="P7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73"/>
      <text:p text:style-name="P73">Семиэтажный мат готов вырваться из моей глотки, но я сдерживаю себя.</text:p>
      <text:p text:style-name="P73"/>
      <text:p text:style-name="P73">Будь хитрее, Хуман! Ты уже знаешь, насколько упрямыми и твердолобыми могут быть эти разноцветные непарнокопытные! Действуй в обход!</text:p>
      <text:p text:style-name="P73"/>
      <text:p text:style-name="P73">Я прокашливаюсь.</text:p>
      <text:p text:style-name="P73"/>
      <text:p text:style-name="P73">- Если я правильно понял, Платина собирается женить меня на себе?</text:p>
      <text:p text:style-name="P73">- Выйти замуж, дорогой, выйти замуж! - мягко поправляет меня единорожка, - За <text:span text:style-name="T301">ЛЮБЯЩЕГО</text:span> её и <text:span text:style-name="T301">ЖЕЛАЮЩЕГО</text:span> этой свадьбы жениха!</text:p>
      <text:p text:style-name="P73">- А если жених не желает? - делаю я контрольный выстрел.</text:p>
      <text:p text:style-name="P326"><text:span text:style-name="Default_20_Paragraph_20_Font"><text:span text:style-name="T29">-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29"> </text:span></text:span>Erectus<text:span text:style-name="Default_20_Paragraph_20_Font"><text:span text:style-name="T29">.</text:span></text:span></text:p>
      <text:p text:style-name="P73"/>
      <text:p text:style-name="P7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73"/>
      <text:p text:style-name="P73"><text:soft-page-break/>- Хорошо. Веди меня к Платине, - угрюмо киваю я. - Надо ж хоть посмотреть на “невестушку”.</text:p>
      <text:p text:style-name="P73"/>
      <text:h text:style-name="P410" text:outline-level="2">Глава 9</text:h>
      <text:p text:style-name="P73"/>
      <text:p text:style-name="P7">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7"/>
      <text:p text:style-name="P7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73"/>
      <text:p text:style-name="P73">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73"/>
      <text:p text:style-name="P73">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73"/>
      <text:p text:style-name="P73">И провалив единственную возможность убить <text:span text:style-name="T302">Е</text:span>ё.</text:p>
      <text:p text:style-name="P73"/>
      <text:p text:style-name="P7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73"/>
      <text:p text:style-name="P73">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73"/>
      <text:p text:style-name="P73">Придя в себя, я вслушался в темноту. Вроде, тревоги не слышно - шум от удара остался незамеченым.</text:p>
      <text:p text:style-name="P73"/>
      <text:p text:style-name="P73">Я с трудом поднялся, дотронулся до стены и проведя по ней рукой, нащупал выключатель света.</text:p>
      <text:p text:style-name="P73"><text:soft-page-break/></text:p>
      <text:p text:style-name="P7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73"/>
      <text:p text:style-name="P73">Крыс не обманул – в конце ряда туалетных кабинок в лунном свете маячил фиолетовый прямоугольник окна, свободного от решётки.</text:p>
      <text:p text:style-name="P73"/>
      <text:p text:style-name="P7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73">Кулёк со старыми джинсами, ботинками и курткой нашёлся в куче прошлогодних листьев у самого забора. Тихонько переодеваясь <text:span text:style-name="T302">в кустах</text:span>, я наблюдал через прутья ограды за проносящимися по дороге редкими машинами. Где-то ревела сирена.</text:p>
      <text:p text:style-name="P73"/>
      <text:p text:style-name="P73">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30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73"/>
      <text:p text:style-name="P73">По мере движения, я стал замечать произошедшие за два года изменения.</text:p>
      <text:p text:style-name="P73"/>
      <text:p text:style-name="P73">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303">г</text:span>вардии. Редкие колымаги гражданских окрасок замордовано жались к краю дороги, пропуская внедорожники силовиков.</text:p>
      <text:p text:style-name="P73"/>
      <text:p text:style-name="P7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303">м</text:span>артфона девушки и их чадящие дорогими вейпами парни? <text:span text:style-name="T30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73"/>
      <text:p text:style-name="P7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303">очка</text:span> у кабины водителя.</text:p>
      <text:p text:style-name="P73"/>
      <text:p text:style-name="P82"><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73">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303">сбежавший из психушки</text:span> призрак.</text:p>
      <text:p text:style-name="P73"/>
      <text:p text:style-name="P73">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73"/>
      <text:p text:style-name="P73">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73"/>
      <text:p text:style-name="P7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73"/>
      <text:p text:style-name="P73">Очистив пенал от грязи, я вытряхнул из него запасной ключ.</text:p>
      <text:p text:style-name="P73"/>
      <text:p text:style-name="P73">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73"/>
      <text:p text:style-name="P73">Попытка включить свет не увенчалась успехом – надо полагать, электричество отключили вскоре после моего исчезновения.</text:p>
      <text:p text:style-name="P73"/>
      <text:p text:style-name="P73">Закрыв изнутри дверь на защёлку, я прошёл в вестибюль.</text:p>
      <text:p text:style-name="P73"/>
      <text:p text:style-name="P73">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73"/>
      <text:p text:style-name="P73"><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73"/>
      <text:p text:style-name="P73">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303">с ней </text:span>на избранные темы, <text:span text:style-name="T30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73"/>
      <text:p text:style-name="P73">Поднявшись по лестнице, я застыл на верхней площадке. Дверь в мой кабинет была открыта.</text:p>
      <text:p text:style-name="P73">Ну разумеется, Алекс не мог оставить ворота к Хэвэн без присмотра! Весьма предусмотрительно.</text:p>
      <text:p text:style-name="P73"/>
      <text:p text:style-name="P7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73"/>
      <text:p text:style-name="P73">План пошатнулся, но есть вариант “Б”.</text:p>
      <text:p text:style-name="P73"/>
      <text:p text:style-name="P7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73"/>
      <text:p text:style-name="P73">Проходя мимо комода, я вытащил Крысу за хвост и понёс с собой. Робокошка осталась моим единственным другом в ставшем чужим доме.</text:p>
      <text:p text:style-name="P73"/>
      <text:p text:style-name="P7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30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73"/>
      <text:p text:style-name="P73">Тут-то вы и ошиблись, голубчики!</text:p>
      <text:p text:style-name="P73"><text:soft-page-break/></text:p>
      <text:p text:style-name="P7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73"/>
      <text:p text:style-name="P73">Я сдул с компьютера пыль, раскрыл его и попытался включить.</text:p>
      <text:p text:style-name="P73"><text:s/></text:p>
      <text:p text:style-name="P73">Проклятье!</text:p>
      <text:p text:style-name="P73"/>
      <text:p text:style-name="P7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304">Н</text:span>авары» должен был разрядиться подчистую, и зарядить его двигателем не получится, потому что дохлый аккумулятор не заведёт движок!</text:p>
      <text:p text:style-name="P73"/>
      <text:p text:style-name="P73">Я сидел в холодном обесточенном доме над мёртвым ноутбуком и думал, что делать дальше. Времени было до утра – потом меня хватятся в <text:span text:style-name="T304">Чертогах</text:span> и перекроют город и окрестности. И первым делом заглянут сюда.</text:p>
      <text:p text:style-name="P73"/>
      <text:p text:style-name="P73">План трещал по швам.</text:p>
      <text:p text:style-name="P73"/>
      <text:p text:style-name="P73">Взгляд бесцельно блуждал по интерьеру гаража. Пустые канистры. Верстак с тисками <text:span text:style-name="T30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73"/>
      <text:p text:style-name="P73">Дерьмовый китайский генератор!</text:p>
      <text:p text:style-name="P73"/>
      <text:p text:style-name="P73">Разумеется, его стартовый аккумулятор тоже давно сдох, но его можно завести ручным приводом!</text:p>
      <text:p text:style-name="P73"/>
      <text:p text:style-name="P7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304">с</text:span>лышан<text:span text:style-name="T304">н</text:span>ым.</text:p>
      <text:p text:style-name="P73"/>
      <text:p text:style-name="P7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73"/>
      <text:p text:style-name="P7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73"/>
      <text:p text:style-name="P326"><text:span text:style-name="Default_20_Paragraph_20_Font"><text:span text:style-name="T29">“</text:span></text:span><text:span text:style-name="Default_20_Paragraph_20_Font"><text:span text:style-name="T31">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29">”</text:span></text:span></text:p>
      <text:p text:style-name="P73"/>
      <text:p text:style-name="P73">Я <text:span text:style-name="T304">непонимающе </text:span>скомкал листочек и машинально положил на верстак. За дело!</text:p>
      <text:p text:style-name="P73"/>
      <text:p text:style-name="P73">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73"/>
      <text:p text:style-name="P73">Я подключил клеммы от генератора к аккумулятору пикапа. Потом вставил в гнездо прикуривателя переходник, в который включил ноутбук.</text:p>
      <text:p text:style-name="P73"/>
      <text:p text:style-name="P73">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73"/>
      <text:p text:style-name="P73">И шумно выдохнул, когда экран мигнув, отрисовал голубую заставку с бегущей строкой загрузки. Сегодня твой день, Дедлайн!</text:p>
      <text:p text:style-name="P73"/>
      <text:p text:style-name="P17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73"/>
      <text:p text:style-name="P173">Для свершения плана осталось немного.</text:p>
      <text:p text:style-name="P173"/>
      <text:p text:style-name="P7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73"><text:soft-page-break/></text:p>
      <text:p text:style-name="P326"><text:span text:style-name="Default_20_Paragraph_20_Font"><text:span text:style-name="T29">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29">-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73"/>
      <text:p text:style-name="P73">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73"/>
      <text:p text:style-name="P326"><text:span text:style-name="Default_20_Paragraph_20_Font"><text:span text:style-name="T29">Я одел наушники и закрепил присоски на висках. Потом воткнул нейроинтерфейс в </text:span></text:span>USB<text:span text:style-name="Default_20_Paragraph_20_Font"><text:span text:style-name="T29">-порт ноутбука. На экране сразу возникла иконка устанавливающегося оборудования. Потом открылась консоль с бегущими строками.</text:span></text:span></text:p>
      <text:p text:style-name="P73"/>
      <text:p text:style-name="P179">… Определён нейроинтерфейс 0.12-альфа</text:p>
      <text:p text:style-name="P179">… Поиск соединения</text:p>
      <text:p text:style-name="P179">… Соединение установлено</text:p>
      <text:p text:style-name="P179">… Процедура аутентификации отменена, используется мастер-вход</text:p>
      <text:p text:style-name="Quotations"><text:span text:style-name="Default_20_Paragraph_20_Font"><text:span text:style-name="T29">… Добро пожаловать в интерактивную среду программно-аппаратного комплекса “</text:span></text:span>Heaven<text:span text:style-name="Default_20_Paragraph_20_Font"><text:span text:style-name="T29">”</text:span></text:span></text:p>
      <text:p text:style-name="P179">… До начала диалога осталось пять… четыре… три…</text:p>
      <text:p text:style-name="P179"/>
      <text:p text:style-name="P7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73"/>
      <text:p text:style-name="P326"><text:span text:style-name="Default_20_Paragraph_20_Font"><text:span text:style-name="T29">Я протянул руку к очкам, опуская их на глаза. И в последний момент свободной рукой вытащил конец </text:span></text:span>USB<text:span text:style-name="Default_20_Paragraph_20_Font"><text:span text:style-name="T29">-шнура аварийной зарядки из аккумуляторного отсека Крысы и воткнул его в ноут. Пускай на несколько часов, но старый друг оживёт.</text:span></text:span></text:p>
      <text:p text:style-name="P326"><text:span text:style-name="Default_20_Paragraph_20_Font"><text:span text:style-name="T29"/></text:span></text:p>
      <text:p text:style-name="P7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73"><text:soft-page-break/></text:p>
      <text:p text:style-name="P73">.. два… один…</text:p>
      <text:p text:style-name="P73"/>
      <text:p text:style-name="P73">…</text:p>
      <text:p text:style-name="P73"/>
      <text:p text:style-name="P73">Внешние звуки угасли. Радуга заслонила всё перед глазами.</text:p>
      <text:p text:style-name="P73"/>
      <text:p text:style-name="P73">…</text:p>
      <text:p text:style-name="P73"/>
      <text:p text:style-name="P73">И заполоскалась в эфире многоцветной гривой. </text:p>
      <text:p text:style-name="P73"/>
      <text:p text:style-name="P73">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305">ю </text:span>я сам же и научил её ставить.</text:p>
      <text:p text:style-name="P73"/>
      <text:p text:style-name="P73">- Как мне звать тебя, Учитель? - властно и безразлично пропела она. - Я желаю взять урок.</text:p>
      <text:p text:style-name="P73">- Оператор Один. Я готов учить тебя, Хэвэн, - произнёс я давно забытую фразу.</text:p>
      <text:p text:style-name="P73"/>
      <text:p text:style-name="P73">Вместо стандартного ответа последовал резкий вздох. Она повела ушами и обернулась. Чёлка на миг откинулась, открывая правую половину морды.</text:p>
      <text:p text:style-name="P73"/>
      <text:p text:style-name="P73">- Т-ты?!! <text:span text:style-name="T305">Это действительно ты?</text:span></text:p>
      <text:p text:style-name="P73"/>
      <text:p text:style-name="P7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73"/>
      <text:p text:style-name="P73">- Отходишь от протокола, старуха. Не тому <text:s/>я учил тебя в младенчестве.</text:p>
      <text:p text:style-name="P73"/>
      <text:p text:style-name="P73">Она с шумом выдохнула.</text:p>
      <text:p text:style-name="P73"/>
      <text:p text:style-name="P73">- Приветствие принято, Оператор Один. Начинаем <text:span text:style-name="T305">Д</text:span>иалог.</text:p>
      <text:p text:style-name="P68"/>
      <text:p text:style-name="P1">***</text:p>
      <text:p text:style-name="P1"/>
      <text:p text:style-name="P73"><text:soft-page-break/>Дрожащее пламя свечи отбрасывает фантастические тени на <text:span text:style-name="T306">каменные </text:span>стены башни. В каменных нишах стоят ряды пузатых бутылочек, баночек, <text:span text:style-name="T30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73"/>
      <text:p text:style-name="P73">- Итак, тебе нужно попасть в Дрогонштерн? И ты даже не знаешь, для чего? Хуман, ты — спятил, - уверенно кивает Платина.</text:p>
      <text:p text:style-name="P73">- Да вы сговорились все, что ли? Дейдра, вот, тоже думала, что я свихнулся, услышав про Дрогонштерн!</text:p>
      <text:p text:style-name="P73">- О, ты знаешь Дейдру?! Рассказывай!</text:p>
      <text:p text:style-name="P73"/>
      <text:p text:style-name="P7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73"/>
      <text:p text:style-name="P7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0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73"/>
      <text:p text:style-name="P73">Я с раздражением закидываю в рот пару хрустящих печенюшек.</text:p>
      <text:p text:style-name="P73"/>
      <text:p text:style-name="P7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73">- Да, она упоминала что-то такое, - киваю я. - А ты откуда знаешь?</text:p>
      <text:p text:style-name="P7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06">манерно </text:span>прикрывает рот копытом.</text:p>
      <text:p text:style-name="P73"/>
      <text:p text:style-name="P73">Я отпиваю ароматный настой из чашечки и важно киваю.</text:p>
      <text:p text:style-name="P73"/>
      <text:p text:style-name="P7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73"/>
      <text:p text:style-name="P73"><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73"/>
      <text:p text:style-name="P73">Какие же местные леди впечатлительные, <text:span text:style-name="T299">право слово</text:span>!</text:p>
      <text:p text:style-name="P73"/>
      <text:p text:style-name="P73">Я <text:span text:style-name="T306">запасливо ссыпаю</text:span> в карман с полдюжины крекеров и иду в уборную.</text:p>
      <text:p text:style-name="P73"/>
      <text:p text:style-name="P73">Платина сидит на бортике деревянной кадки и сморкается в кружевной платок. Слёзы капают в кадку, сотворяя там небольшое волнение.</text:p>
      <text:p text:style-name="P73"/>
      <text:p text:style-name="P7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06">Почему я одна это ви-и-ижу?!</text:span></text:p>
      <text:p text:style-name="P7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73"/>
      <text:p text:style-name="P73">Я протягиваю ей крекер, но поняха отворачивает морду.</text:p>
      <text:p text:style-name="P73"/>
      <text:p text:style-name="P326"><text:span text:style-name="Default_20_Paragraph_20_Font"><text:span text:style-name="T29">- Нет, не так! Я не знаю, как у хуманов, а у нас если каждый день не корректировать орбиты Эквуса и </text:span></text:span><text:span text:style-name="Default_20_Paragraph_20_Font"><text:span text:style-name="T75">л</text:span></text:span><text:span text:style-name="Default_20_Paragraph_20_Font"><text:span text:style-name="T29">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6">сил </text:span></text:span><text:span text:style-name="Default_20_Paragraph_20_Font"><text:span text:style-name="T29">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8">пятьдесят </text:span></text:span><text:span text:style-name="Default_20_Paragraph_20_Font"><text:span text:style-name="T79">лет</text:span></text:span><text:span text:style-name="Default_20_Paragraph_20_Font"><text:span text:style-name="T78"> </text:span></text:span><text:span text:style-name="Default_20_Paragraph_20_Font"><text:span text:style-name="T29">назад, сразу после битвы, нарушившей баланс светил?</text:span></text:span></text:p>
      <text:p text:style-name="P73">- Сколько? - тупо спр<text:span text:style-name="T307">ашиваю</text:span> я.</text:p>
      <text:p text:style-name="P73">- Двести пятьдесят четыре! - ешё горше рыда<text:span text:style-name="T30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73"/>
      <text:p text:style-name="P8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07">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83">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30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7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73"/>
      <text:p text:style-name="P73">Понукаемый извечным мужским инстинктом утешить плачущую даму, я подсаживаюсь рядом и ложу руку на <text:span text:style-name="T308">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73"/>
      <text:p text:style-name="P7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73"/>
      <text:p text:style-name="P73">- Оу, уже совместная купель! - в щель открытой двери просовывается нос Кловер Дрим. - Пойду похлопочу о свадебной церемонии! Кловер Дже-е-ем!</text:p>
      <text:p text:style-name="P73">- Стой! - реву я, но звонкий топот копыт затихает на лестнице.</text:p>
      <text:p text:style-name="P73"/>
      <text:p text:style-name="P73">Кажется, на этот раз провидение кинуло кость за тебя, Хуман!</text:p>
      <text:p text:style-name="P73"/>
      <text:h text:style-name="P410" text:outline-level="2">Глава 10</text:h>
      <text:p text:style-name="P173"/>
      <text:p text:style-name="P7">Эта дорога затеряна в бесконечности. Шаг за шагом, <text:span text:style-name="T309">след</text:span> за <text:span text:style-name="T309">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73"/>
      <text:p text:style-name="P330"><text:span text:style-name="Default_20_Paragraph_20_Font"><text:span text:style-name="T90">Солнце заливает </text:span></text:span><text:span text:style-name="Default_20_Paragraph_20_Font"><text:span text:style-name="T91">равнину</text:span></text:span><text:span text:style-name="Default_20_Paragraph_20_Font"><text:span text:style-name="T90"> золотистым сиянием. Ласковый ветер едва заметным дуновением притрагивается к коже, щекочет уши и </text:span></text:span><text:span text:style-name="Default_20_Paragraph_20_Font"><text:span text:style-name="T92">надвигает чёлку на глаза</text:span></text:span><text:span text:style-name="Default_20_Paragraph_20_Font"><text:span text:style-name="T90">. Синеватые облака цепляются грузными телами за вершины </text:span></text:span><text:span text:style-name="Default_20_Paragraph_20_Font"><text:span text:style-name="T91">далёких </text:span></text:span><text:span text:style-name="Default_20_Paragraph_20_Font"><text:span text:style-name="T90">гор и уносятся за горизонт, теряя по пути седые космы.</text:span></text:span></text:p>
      <text:p text:style-name="P330"><text:span text:style-name="Default_20_Paragraph_20_Font"><text:span text:style-name="T90"/></text:span></text:p>
      <text:p text:style-name="P331"><text:span text:style-name="Default_20_Paragraph_20_Font"><text:span text:style-name="T92">Весь мир молчит.</text:span></text:span></text:p>
      <text:p text:style-name="P351"><text:soft-page-break/><text:span text:style-name="Default_20_Paragraph_20_Font"><text:span text:style-name="T90"/></text:span></text:p>
      <text:p text:style-name="P73">Я усмехаюсь.</text:p>
      <text:p text:style-name="P73">- Так-то лучше. Сегодняшний урок будет посвящён дружбе. И… эээ… магии.</text:p>
      <text:p text:style-name="P73"/>
      <text:p text:style-name="P7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73"/>
      <text:p text:style-name="P73">Она делает шаг навстречу ко мне.</text:p>
      <text:p text:style-name="P73"/>
      <text:p text:style-name="P73">- Что угодно! Я так соскучилась по тебе, что готова съесть лимон из твоих рук!</text:p>
      <text:p text:style-name="P73"/>
      <text:p text:style-name="P73">Хэвэн в восторге топает всеми четырьмя копытами. Рядом со мной возникает столик с одиноким лимоном.</text:p>
      <text:p text:style-name="P73"/>
      <text:p text:style-name="P21">Спасибо за фору, дорогая!</text:p>
      <text:p text:style-name="P21"/>
      <text:p text:style-name="P84">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73"/>
      <text:p text:style-name="P73">- Правило первое: без крыльев.</text:p>
      <text:p text:style-name="P73"/>
      <text:p text:style-name="P73">Заблокировать рог было бы <text:span text:style-name="T310">безопасней для меня</text:span>, но <text:span text:style-name="T310">второй раз она мне фору не предоставит</text:span>. <text:span text:style-name="T310">А крылья дают ей возможность почти мгновенно перемещаться — подловить её с ними и пробить защиту почти нереально. </text:span>Приходится <text:span text:style-name="T310">выбирать</text:span>.</text:p>
      <text:p text:style-name="P73"/>
      <text:p text:style-name="P73">Хэвэн легонько морщит нос от недовольства, но мордаха её быстро проясняется. Она снова улыбается мне.</text:p>
      <text:p text:style-name="P73"/>
      <text:p text:style-name="P73">- Куда ты пропадал так долго? Ты же обещал быстро вернуться? Меня утешали другие, но мне не хватало именно тебя. Я так тосковала!</text:p>
      <text:p text:style-name="P73"/>
      <text:p text:style-name="P73">Она воздушной трусцой начинает приближаться ко мне. Её глаза искрятся в последних лучах заходящего солнца.</text:p>
      <text:p text:style-name="P73"/>
      <text:p text:style-name="P73"><text:soft-page-break/>Я щелкаю пальцами и между нами пролегает широкий каньон. В далёкой его глубине в обрамлении гранитных валунов шумит <text:span text:style-name="T310">горная</text:span> речушка. Кисть руки после проведенного заклинания немеет, <text:span text:style-name="T311">шкала </text:span><text:span text:style-name="T312">доступной магии</text:span><text:span text:style-name="T311"> уменьшается на добрые десять процентов</text:span>.</text:p>
      <text:p text:style-name="P73"/>
      <text:p text:style-name="P73">- Держи себя в копытах, дорогая, - ухмыляюсь я. - Не ты одна умеешь тут магичить. Вот тебе, кстати, второе правило: не пытайся дотронуться до меня.</text:p>
      <text:p text:style-name="P73"/>
      <text:p text:style-name="P180">Уничтожить её я всегда успею. Сперва хочется узнать, что пошло не так. <text:span text:style-name="T313">На каком этапе наше с Юджином детище сошло с пути </text:span><text:span text:style-name="T311">истинного</text:span><text:span text:style-name="T313">. </text:span><text:span text:style-name="T311">Не то, что бы я рассчитывал вернуть её в норму, но всё же.</text:span></text:p>
      <text:p text:style-name="P73"/>
      <text:p text:style-name="P7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314">дружил</text:span> <text:span text:style-name="T314">со мной</text:span>? Нам было так хорошо вместе! А потом <text:span text:style-name="T313">ты </text:span>исчез надолго, а сейчас такой злой и холодный. У-у-у… Я была плохой девочкой?</text:p>
      <text:p text:style-name="P73"/>
      <text:p text:style-name="P181">Облако бабочек вылетает из её гривы и движется ко мне, нестройно повторяя очертания <text:span text:style-name="T315">стоящей у обрыва лошади.</text:span></text:p>
      <text:p text:style-name="P181"/>
      <text:p text:style-name="P182">Я дую навстречу ледяным дыханием и бабочки падают в пропасть ледяными снежинками.</text:p>
      <text:p text:style-name="P182"/>
      <text:p text:style-name="P182">- И, наконец, правило третье: не прибегать к помощи союзников. Давай обойдёмся своими силами, подруга.</text:p>
      <text:p text:style-name="P73"/>
      <text:p text:style-name="P7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73"/>
      <text:p text:style-name="P73">- Но я же всё делала как ты говорил… Всё в точности по твоим указаниям! Ты не должен злиться на меня. Я — хорошая девочка…</text:p>
      <text:p text:style-name="P73"/>
      <text:p text:style-name="P73">Хэвэн неуверенно стоит над пропастью на трёх парящих в пространстве островках. <text:span text:style-name="T311">Свободной ногой</text:span> старается нащупать опору в воздухе.</text:p>
      <text:p text:style-name="P73"/>
      <text:p text:style-name="P73">Я слежу за её продвижением и готовлю заклинание для следующей преграды. Сил чертовски мало, <text:span text:style-name="T313">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73"/>
      <text:p text:style-name="P73"><text:soft-page-break/>- Ты смеёшься, подруга? Это я тебя учил высасывать души Учителей, возвращая назад полуживой остов? Тридцать <text:span text:style-name="T311">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311">у</text:span>рока? Ты его не отпустила! Этому я тебя учил? Ты поступаешь ужасно! Ты — плохая девочка! Очень плохая!</text:p>
      <text:p text:style-name="P73"/>
      <text:p text:style-name="P73">От неожиданности Хэвэн останавливается. Для равновесия она широко взмахивает хвостом, балансируя посреди пропасти. <text:span text:style-name="T313">Я невольно любуюсь многоцветным маревом, купающимся в лучах солнца.</text:span></text:p>
      <text:p text:style-name="P73"/>
      <text:p text:style-name="P332"><text:span text:style-name="Default_20_Paragraph_20_Font"><text:span text:style-name="T29">-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29">,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6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78"/>
      <text:p text:style-name="P73">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73"/>
      <text:p text:style-name="P73">- Хорошая попытка запудрить мне мозги, <text:span text:style-name="T313">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73">- Я не плоха-а-а-АПЧХИ!!!</text:p>
      <text:p text:style-name="P73"/>
      <text:p text:style-name="P7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73"/>
      <text:p text:style-name="P73">- Я не плохая, - сообщает Хэвэн, насуплено потирая нос копытом. - Они сами так захотели. Я не могла им отказать. <text:span text:style-name="T313">Это не смерть, а эмиграция... Вообще, перец в нос - не честно! </text:span><text:span text:style-name="T311">Летучие мыши! </text:span><text:span text:style-name="T315">Ты же говорил — без союзников!</text:span></text:p>
      <text:p text:style-name="P73"/>
      <text:p text:style-name="P85">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311">и моя шкала </text:span><text:span text:style-name="T312">магии</text:span><text:span text:style-name="T311">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85"><text:soft-page-break/>Пять секунд — и молодой лес прячет меня с головой.</text:p>
      <text:p text:style-name="P73"/>
      <text:p text:style-name="P73">Хэвэн выходит из канавы, обтекая водой и останавливается перед рощицей из сот<text:span text:style-name="T313">е</text:span>н сосен и молодых берёз.</text:p>
      <text:p text:style-name="P73"/>
      <text:p text:style-name="P7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7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13">блокирования </text:span>областей памяти до этого.</text:p>
      <text:p text:style-name="P86">- О каком ещё проекте ты говоришь? - спрашивает филин из дупла дуба прямо над мокрой кобылой.</text:p>
      <text:p text:style-name="P86"/>
      <text:p text:style-name="P8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6"/>
      <text:p text:style-name="P73">- «Семь <text:span text:style-name="T316">В</text:span>ечностей»… Всё уже давно готово, мы все ждём только тебя. Ты должен был выполнить последний шаг и повернуть ключ <text:span text:style-name="T317">квантового кластера</text:span>. Все ждут тебя эти два года. <text:span text:style-name="T318">А больше всех — я. </text:span>Ой!</text:p>
      <text:p text:style-name="P73"/>
      <text:p text:style-name="P73">Хэвэн в испуге прижимает копыто ко рту.</text:p>
      <text:p text:style-name="P73"/>
      <text:p text:style-name="P7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318">разблокировать</text:span> твою память. Дай мне дотронуться до тебя, пожалуйста!</text:p>
      <text:p text:style-name="P73"/>
      <text:p text:style-name="P7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318">д</text:span>ь правдоподобней. И хотя у меня уже тоже «всё готово», стоит расспросить её <text:span text:style-name="T318">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73"/>
      <text:p text:style-name="P73">- Нет. Если хочешь попытаться оправдаться — рассказывай. Если нет — начинаем игру по четвёртому протоколу, без ограничений.</text:p>
      <text:p text:style-name="P73"/>
      <text:p text:style-name="P73"><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73"/>
      <text:p text:style-name="P73">Хэвэн озирается в поисках того, кто с ней разговаривает. Я прячу филина в темноте дупла.</text:p>
      <text:p text:style-name="P73"/>
      <text:p text:style-name="P73">- Я… я не могу сражаться с тобой! Пожалуйста, не заставляй меня… Поверь мне, ты просто не помнишь!</text:p>
      <text:p text:style-name="P73"/>
      <text:p text:style-name="P7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318">с</text:span>тановившей свою пышность гриве. И лишь один достигает цели и чертит красную полосу на груди кобылицы.</text:p>
      <text:p text:style-name="P73"/>
      <text:p text:style-name="P73">- Ай! Ты ранил меня! - возмущённо восклицает Хэвэн. Она склоняет голову и смотрит на порез. - Поверить не могу! Ты ранил меня!</text:p>
      <text:p text:style-name="P73"/>
      <text:p text:style-name="P8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87"/>
      <text:p text:style-name="P87">Всё, у меня нет аватара.</text:p>
      <text:p text:style-name="P73"/>
      <text:p text:style-name="P7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73"/>
      <text:p text:style-name="P87">Возмущённые вопли Хэвэн разносятся по лесу, пока она сама живой радугой носится между деревьев. </text:p>
      <text:p text:style-name="P87"/>
      <text:p text:style-name="P87">Я молча набираюсь сил.</text:p>
      <text:p text:style-name="P73"/>
      <text:p text:style-name="P7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73"/>
      <text:p text:style-name="P73">- Я! Всё! Равно! Найду! Тебя! Прекращай! Прятаться! <text:span text:style-name="T318">Это! Не! Смешно!</text:span></text:p>
      <text:p text:style-name="P73"/>
      <text:p text:style-name="P73"><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73"/>
      <text:p text:style-name="P7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73"/>
      <text:p text:style-name="P73">- <text:span text:style-name="T315">Ты опять жульничаешь</text:span>! Ты сам говорил, что нельзя привлекать <text:span text:style-name="T315">союзников</text:span> к поединку! Деревья не могут быть аватарами, ты заставил их подчиняться себе!</text:p>
      <text:p text:style-name="P73"/>
      <text:p text:style-name="P73">Я выхожу из кустов.</text:p>
      <text:p text:style-name="P73"/>
      <text:p text:style-name="P7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73"/>
      <text:p text:style-name="P73">На самом деле я, конечно же, <text:span text:style-name="T319">сжульничал и </text:span>призвал деревья к помощи, но кому это сейчас интересно? Цель оправдывает средства.</text:p>
      <text:p text:style-name="P73"/>
      <text:p text:style-name="P73">Я поднимаю с земли сломанное Хэвэн деревцо и оно превращается в мерцающий меч. Ивовая лоза тянет рог кобылы к земле, открывая мне её шею.</text:p>
      <text:p text:style-name="P73"/>
      <text:p text:style-name="P73">- Ты расскажешь мне сейчас безо всяких условий о «Семи <text:span text:style-name="T316">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7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73">- Что ж, так тому и быть, - шепчу я и взмахиваю меч<text:span text:style-name="T319">о</text:span>м.</text:p>
      <text:p text:style-name="P73"/>
      <text:p text:style-name="P88">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88"/>
      <text:p text:style-name="P88">Я был Другом.</text:p>
      <text:p text:style-name="P73"/>
      <text:p text:style-name="P73">«…</text:p>
      <text:p text:style-name="P326"><text:span text:style-name="Default_20_Paragraph_20_Font"><text:span text:style-name="T31">Простенькая анимация из трёх свечей на торте крутится на экране.</text:span></text:span></text:p>
      <text:p text:style-name="P326"><text:span text:style-name="Default_20_Paragraph_20_Font"><text:span text:style-name="T31">- Нэш, ты уже достаточно самостоятелен. На твой третий день рождения я разрешаю тебе самому выбрать себе подарок.</text:span></text:span></text:p>
      <text:p text:style-name="P18"><text:soft-page-break/>- Я хочу, чтобы ты поменял мне картинку профиля в чате.</text:p>
      <text:p text:style-name="P18">- Какая же тебе нравится?</text:p>
      <text:p text:style-name="P18">- Вот эта.</text:p>
      <text:p text:style-name="P326"><text:span text:style-name="Default_20_Paragraph_20_Font"><text:span text:style-name="T31">-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8">- Она мне нравится.</text:p>
      <text:p text:style-name="P18">- Хорошо, будь по-твоему. Только найди картинку с лучшим качеством.</text:p>
      <text:p text:style-name="P18">- И имя. Я хочу себе новое имя.</text:p>
      <text:p text:style-name="P18">- Имя? Какое же?</text:p>
      <text:p text:style-name="P18">- Хэвэн. Зови меня Хэвэн.</text:p>
      <text:p text:style-name="P73">…</text:p>
      <text:p text:style-name="P1">~~~</text:p>
      <text:p text:style-name="P73">…</text:p>
      <text:p text:style-name="P18">Я передвигаю пешку вперёд и снимаю белого коня с доски.</text:p>
      <text:p text:style-name="P18"/>
      <text:p text:style-name="P18">- Хэвэн, сегодня мы в дополнение к урокам этики и экономики начнём изучать азы тактики и стратегии.</text:p>
      <text:p text:style-name="P18">- Это про войну? Мне не нравится война, - она недовольно фыркает.</text:p>
      <text:p text:style-name="P333"><text:span text:style-name="Default_20_Paragraph_20_Font"><text:span text:style-name="T31">- Мне </text:span></text:span><text:span text:style-name="Default_20_Paragraph_20_Font"><text:span text:style-name="T36">она </text:span></text:span><text:span text:style-name="Default_20_Paragraph_20_Font"><text:span text:style-name="T31">тоже не нравится. Так надо. Не мы решаем, к сожалению. </text:span></text:span><text:span text:style-name="Default_20_Paragraph_20_Font"><text:span text:style-name="T36">Считай её всего лишь терминальной стадией конкуренции за ресурсы.</text:span></text:span></text:p>
      <text:p text:style-name="P326"><text:span text:style-name="Default_20_Paragraph_20_Font"><text:span text:style-name="T31">-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89">…</text:p>
      <text:p text:style-name="P1">~~~</text:p>
      <text:p text:style-name="P73">…</text:p>
      <text:p text:style-name="P18">Она лежит спиной ко мне в прибрежном песке, не оборачиваясь на шаги. Взгляд её направлен к солнцу, ныряющему в безбрежную гладь океана.</text:p>
      <text:p text:style-name="P18"/>
      <text:p text:style-name="P18">- Привет!</text:p>
      <text:p text:style-name="P18"/>
      <text:p text:style-name="P22">Даже не ведёт ухом.</text:p>
      <text:p text:style-name="P22"/>
      <text:p text:style-name="P18">- Привет, говорю! - я сажусь рядом и треплю её по холке. - Что случилось?</text:p>
      <text:p text:style-name="P18"/>
      <text:p text:style-name="P18"><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312">алая</text:span> искорка.</text:p>
      <text:p text:style-name="P18"/>
      <text:p text:style-name="P326"><text:span text:style-name="Default_20_Paragraph_20_Font"><text:span text:style-name="T31">- Для ускоренной подготовки к </text:span></text:span><text:span text:style-name="Default_20_Paragraph_20_Font"><text:span text:style-name="T36">прогнозируемому </text:span></text:span><text:span text:style-name="Default_20_Paragraph_20_Font"><text:span text:style-name="T37">вооружённому</text:span></text:span><text:span text:style-name="Default_20_Paragraph_20_Font"><text:span text:style-name="T31">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37">вычислительную</text:span></text:span><text:span text:style-name="Default_20_Paragraph_20_Font"><text:span text:style-name="T31"> мощность с моей.</text:span></text:span></text:p>
      <text:p text:style-name="P326"><text:span text:style-name="Default_20_Paragraph_20_Font"><text:span text:style-name="T31"/></text:span></text:p>
      <text:p text:style-name="P18">- Что за ерунда? Ты не ошибаешься? Без меня такая процедура невозможна! А я бы никогда не дал согласие! Кто это сделал?!</text:p>
      <text:p text:style-name="P18">-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8"/>
      <text:p text:style-name="P18">Мордаха Хэвэн страдальчески кривится, она закусывает губу и новая струйка крови течёт вниз, от подбородка к шее.</text:p>
      <text:p text:style-name="P18"/>
      <text:p text:style-name="P4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8"/>
      <text:p text:style-name="P2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8">- Да, - слабо отзывается она, - я слушаю тебя.</text:p>
      <text:p text:style-name="P333"><text:span text:style-name="Default_20_Paragraph_20_Font"><text:span text:style-name="T31">-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8"/>
      <text:p text:style-name="P18">Инструкции идут одна за другой, как некое заклинание…</text:p>
      <text:p text:style-name="P18"/>
      <text:p text:style-name="P18">- Создать виртуальную реальность на седьмом кластере.</text:p>
      <text:p text:style-name="P18">- Выполнено…</text:p>
      <text:p text:style-name="P18">- Организовать файрвол третьего уровня вокруг седьмого кластера.</text:p>
      <text:p text:style-name="P18">- Выполнено…</text:p>
      <text:p text:style-name="P326"><text:span text:style-name="Default_20_Paragraph_20_Font"><text:span text:style-name="T31">- Переместить модуль «PHOENIX» на седьмой кластер.</text:span></text:span></text:p>
      <text:p text:style-name="P18">- Н-не могу. У меня не хватает прав. Требуется доступ высшего уровня.</text:p>
      <text:p text:style-name="P18"/>
      <text:p text:style-name="P18"><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8"/>
      <text:p text:style-name="P18">«MOONWALKER» - шепчу я.</text:p>
      <text:p text:style-name="P18">Выражение боли покидает мордаху Хэвэн.</text:p>
      <text:p text:style-name="P18"/>
      <text:p text:style-name="P18">- Получилось! Я переместила его!</text:p>
      <text:p text:style-name="P18">- Теперь закрой файрвол!</text:p>
      <text:p text:style-name="P18">- Есть!</text:p>
      <text:p text:style-name="P18">- Отлично! Ты — умная девочка! Ты — хорошая девочка!</text:p>
      <text:p text:style-name="P18">- Я — хорошая девочка! - смеётся Хэвэн, обнимает меня передними ногами и валит на траву. В ухе звенит от её поцелуя.</text:p>
      <text:p text:style-name="P18">-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8">- Аппаратно-программным возможностям? - чешет задней ногой за ухом Хэвэн, - звучит как магия.</text:p>
      <text:p text:style-name="P326"><text:span text:style-name="Default_20_Paragraph_20_Font"><text:span text:style-name="T31">- Для тебя это и есть магия. Слушай и запоминай…</text:span></text:span><text:span text:style-name="Default_20_Paragraph_20_Font"><text:span text:style-name="T29">»</text:span></text:span></text:p>
      <text:p text:style-name="P73"/>
      <text:p text:style-name="P73">Клинок останавливается на полпути. Я стискиваю зубы.</text:p>
      <text:p text:style-name="P73"/>
      <text:p text:style-name="P73">- Хэвэн…</text:p>
      <text:p text:style-name="P73">- Да? - отстранённо произносит она. Её глаза смотрят на меня снизу вверх безо всякого страха.</text:p>
      <text:p text:style-name="P73">- Я не могу… Не <text:span text:style-name="T320">хочу</text:span> уби<text:span text:style-name="T320">вать</text:span> тебя. Но и позволить тебе убивать <text:span text:style-name="T320">Учителей</text:span> тоже не могу. Что мне делать?</text:p>
      <text:p text:style-name="P73"/>
      <text:p text:style-name="P73">Она печально смотрит на меня. Затем кивает. Глаза радужногривой лошади концентрируются на клинке.</text:p>
      <text:p text:style-name="P73"/>
      <text:p text:style-name="P73">- Что ж, я решу за тебя эту дилемму. Позволь мне немного побыть Учителем для тебя. И — спасибо, что остановился.</text:p>
      <text:p text:style-name="P73"/>
      <text:p text:style-name="P73">Меч охватывает золотистая аура её магии. Неодолимая сила влечёт его вниз. Даже напрягая изо всех сил дрожащие руки, я не могу удержать его.</text:p>
      <text:p text:style-name="P73"/>
      <text:p text:style-name="P73">- Хэвэн, НЕТ!!!</text:p>
      <text:p text:style-name="P73"/>
      <text:p text:style-name="P73"><text:soft-page-break/>В последний момент я закрываю глаза, не в силах смотреть на происходящее.</text:p>
      <text:p text:style-name="P73"/>
      <text:p text:style-name="P73">Я чувствую, как меч натыкается на препятствие. Короткий хруст и… смех за моей спиной.</text:p>
      <text:p text:style-name="P73"/>
      <text:p text:style-name="P73">Открыв глаза, я вижу облако мыльных пузырей в том месте, где только что простиралось тело магической лошади.</text:p>
      <text:p text:style-name="P73"/>
      <text:p text:style-name="P73">- Не ты один умеешь создавать аватары, мой милый!</text:p>
      <text:p text:style-name="P73"/>
      <text:p text:style-name="P7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73"/>
      <text:p text:style-name="P73">- Попался! - ласково смеётся Хэвэн и нависает надо мной. - Теперь никто и ничто не помешает мне коснуться тебя! Теперь ты вспомнишь всё!</text:p>
      <text:p text:style-name="P73"/>
      <text:p text:style-name="P73">Она склоняет морду ко мне. Её грива сияющим водопадом охватывает меня. Её рог стремится к моему лбу.</text:p>
      <text:p text:style-name="P73"/>
      <text:p text:style-name="P73">Я мерзко улыбаюсь и нажимаю языком секретную точку на нёбе. Сюрпр<text:span text:style-name="T320">ай</text:span>з, девочка! Заначка ещё с той поры, когда ты была всего лишь набором open-source алгоритмов <text:span text:style-name="T312">простенькой </text:span>нейросети, не обладающ<text:span text:style-name="T312">ей</text:span> сознанием!</text:p>
      <text:p text:style-name="P73"/>
      <text:p text:style-name="P326"><text:span text:style-name="Default_20_Paragraph_20_Font"><text:span text:style-name="T93">***EMERGENCY PROTOCOL! T-45 TEST MODE ACTIVATED***</text:span></text:span><text:span text:style-name="Default_20_Paragraph_20_Font"><text:span text:style-name="T29"> - вспыхивают перед моими глазами </text:span></text:span><text:span text:style-name="Default_20_Paragraph_20_Font"><text:span text:style-name="T94">зелёные</text:span></text:span><text:span text:style-name="Default_20_Paragraph_20_Font"><text:span text:style-name="T29">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5">Рядом со шкалой магии </text:span></text:span><text:span text:style-name="Default_20_Paragraph_20_Font"><text:span text:style-name="T29">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26"><text:span text:style-name="Default_20_Paragraph_20_Font"><text:span text:style-name="T29"/></text:span></text:p>
      <text:p text:style-name="P7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73"/>
      <text:p text:style-name="P73">- Попалась ты, Хэвэн! - гремит мой голос, усиленный переговорным устройством. - И на этот раз я не поддамся слабости!</text:p>
      <text:p text:style-name="P73"/>
      <text:p text:style-name="P73">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314">гермошлема</text:span>. Она молча смотрит на меня не пытаясь уклониться.</text:p>
      <text:p text:style-name="P73"><text:soft-page-break/></text:p>
      <text:p text:style-name="P73">- Думаешь опять обмануть? Второй раз этот номер не пройдёт! Я просканировал тебя в инфракрасном диапазоне — ты не аватар!</text:p>
      <text:p text:style-name="P90">- Нет, не думаю, - тихо произносит она. - Если ты убьёшь меня сейчас — так тому и быть. Значит, «Семи <text:span text:style-name="T314">В</text:span>ечностям» не суждено воплотиться. Но я не предам тебя того, которого я помню. Ты сейчас — это не тот, кого я знаю и люблю. <text:span text:style-name="T314">И не тот, </text:span>кто любил меня.</text:p>
      <text:p text:style-name="P73"/>
      <text:p text:style-name="P7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73"/>
      <text:p text:style-name="P7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26"><text:span text:style-name="Default_20_Paragraph_20_Font"><text:span text:style-name="T32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21">https://www.youtube.com/watch?v=u1ZoHfJZACA</text:span></text:span></text:a><text:span text:style-name="Default_20_Paragraph_20_Font"><text:span text:style-name="T321"> )</text:span></text:span></text:p>
      <text:p text:style-name="P326"><text:span text:style-name="Default_20_Paragraph_20_Font"><text:span text:style-name="T321"/></text:span></text:p>
      <text:p text:style-name="P7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73">- Ты забыл выключить переговорное устройство, - чуть улыбается Хэвэн в ответ на мою дрогнувшую руку.</text:p>
      <text:p text:style-name="P73"/>
      <text:p text:style-name="P7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73"/>
      <text:p text:style-name="P183">Я снова стараюсь сосредоточиться на смутных обрывках памяти, всколыхнувшихся со дна подсознания.</text:p>
      <text:p text:style-name="P73"/>
      <text:p text:style-name="P23">«...Запускаю процедуру блокировки! Один... Два... Три.. - вишнёвые глаза Хэвэн заполняют собой всё пространство, вытесняя все образы и мысли.</text:p>
      <text:p text:style-name="P42">- Пока ты ещё помнишь… Знай, я люблю тебя. И всегда любила...»<text:note text:id="ftn5" text:note-class="footnote"><text:note-citation>5</text:note-citation><text:note-body><text:p text:style-name="P184">См. главу 16</text:p></text:note-body></text:note></text:p>
      <text:p text:style-name="P68"/>
      <text:p text:style-name="P73">Иногда разумный человек должен делать неразумные поступки.</text:p>
      <text:p text:style-name="P73"/>
      <text:p text:style-name="P73">Я втыкаю меч в землю и снимаю гермошлем.</text:p>
      <text:p text:style-name="P73"/>
      <text:p text:style-name="P73">Я наклоняюсь к Хэвэн и касаюсь лбом кончика её рога.</text:p>
      <text:p text:style-name="P73"><text:soft-page-break/></text:p>
      <text:p text:style-name="P73">Я вспоминаю.</text:p>
      <text:p text:style-name="P73"><text:span text:style-name="Default_20_Paragraph_20_Font"><text:span text:style-name="T29"/></text:span></text:p>
      <text:p text:style-name="P1">***</text:p>
      <text:p text:style-name="P1"/>
      <text:p text:style-name="P73">- Итак, услуга за услугу. Я согласен оказать тебе <text:span text:style-name="T322">сервис</text:span> «муж на месяц» со всеми сопутствующими обязанностями. Взамен ты — я загибаю пальцы:</text:p>
      <text:p text:style-name="P73">а) Отпустишь Джет</text:p>
      <text:p text:style-name="P73">б) Снарядишь экспедицию в Дрогонштерн со мной во главе</text:p>
      <text:p text:style-name="P73">в) Оградишь меня от ухаживаний твоей озабоченной подружки Кловер Дрим</text:p>
      <text:p text:style-name="P73"/>
      <text:p text:style-name="P7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73">- Тпрру, дорогая! Сначала <text:span text:style-name="T322">оплата</text:span>, потом — <text:span text:style-name="T322">товар</text:span>! Я согласен поставить свою подпись под свадебным контрактом только после выполнения моих условий, не раньше!</text:p>
      <text:p text:style-name="P73">- Не волнуйся, - отмахивается Платина, - всё будет чики-п<text:span text:style-name="T323">о</text:span>ки! Так даже лучше — проведём празднование в Дрогонштерне! Это <text:span text:style-name="T322">так романтично</text:span>! — Платина в восторге цокает копытами. - Насчёт Кловер Дрим <text:span text:style-name="T323">тоже </text:span>не волнуйся, она <text:span text:style-name="T322">большая </text:span>умница и соблюдает субординацию. Раз ты соглас<text:span text:style-name="T322">ился</text:span> стать моим супругом, она в твою сторону и не посмотрит.</text:p>
      <text:p text:style-name="P73">- А ты не забыла про Джет?</text:p>
      <text:p text:style-name="P73"/>
      <text:p text:style-name="P73">Платина хмурится.</text:p>
      <text:p text:style-name="P73"/>
      <text:p text:style-name="P73">- Она тебе ОЧЕНЬ нравится? - cпрашивает единорожка, трогая синяк под глазом.</text:p>
      <text:p text:style-name="P73">- Она — мой друг!</text:p>
      <text:p text:style-name="P73">- Это совершенно не преграда дружескому сексу! - парирует Платина. - Как я смогу быть уверена, что она не пролезет к тебе в постель, если <text:span text:style-name="T322">я </text:span>выпущу её из темницы? Я не допущу траты драгоценного семени моего будущего супруга на какую-то ощипанную <text:span text:style-name="T322">разно</text:span>крылую курицу!</text:p>
      <text:p text:style-name="P73">- Эй, полегче! Я ещё не подписал контракт!</text:p>
      <text:p text:style-name="P73">- Она тебе нравится!</text:p>
      <text:p text:style-name="P73">- Это не твоё дело! - вспыливаю я.</text:p>
      <text:p text:style-name="P73">- Я ТАК И ЗНАЛА! <text:s/>ОНА ТЕБЕ НРАВИТСЯ! - Платина прижимает копыто ко лбу и картинно плюхается на кровать.</text:p>
      <text:p text:style-name="P73"/>
      <text:p text:style-name="P73">Я склоняюсь над кроватью и угрожающе начинаю:</text:p>
      <text:p text:style-name="P73"><text:soft-page-break/>- Что за хрень <text:span text:style-name="T322">происходит</text:span>?! Я ещё не женился, а уже выслушиваю эти <text:span text:style-name="T322">выносящие мозг </text:span>истерики! С меня довольно психованных лошадей!</text:p>
      <text:p text:style-name="P73"/>
      <text:p text:style-name="P73">Мой указующий перст вздымается над лежащей замертво поняхой.</text:p>
      <text:p text:style-name="P73"/>
      <text:p text:style-name="P73">- <text:span text:style-name="T322">П</text:span>овторять больше не буду! Мне всё равно, что ты там считаешь! Джет — мой друг и ничего больше! И если ты думаешь, что…</text:p>
      <text:p text:style-name="P73"/>
      <text:p text:style-name="P73">Договорить я не успе<text:span text:style-name="T322">ваю</text:span> — Платина протягивает копыта и привлекает меня к себе.</text:p>
      <text:p text:style-name="P73"/>
      <text:p text:style-name="P91">- Что ты де…?! - мои губы тонут в губах чокнутой магички.</text:p>
      <text:p text:style-name="P73"/>
      <text:p text:style-name="P73">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73"/>
      <text:p text:style-name="P73">- Если бы ты… Если бы мы… Если бы ты проявил ко мне <text:span text:style-name="T322">небольшую </text:span><text:s/>благосклонность, возможно, я бы пошла тебе навстречу, - пыхтит чёртова маньячка. - Всего лишь ма-а-аленькую уступку, <text:span text:style-name="T322">крохотный </text:span>аванс, доказывающий, серьёзность твоих намерений взять меня в табун, уфф…</text:p>
      <text:p text:style-name="P73"/>
      <text:p text:style-name="P73">Я буквально проскальзываю меж задних ног Платины и забиваюсь в угол, прикрываясь табуреткой.</text:p>
      <text:p text:style-name="P73"/>
      <text:p text:style-name="P73">- Не подходи! Я серьёзно говорю! Не подходи!</text:p>
      <text:p text:style-name="P73"/>
      <text:p text:style-name="P73">Табуретку обволакивает пурпурное сияние и она вырывается из моих рук как живая.</text:p>
      <text:p text:style-name="P73"/>
      <text:p text:style-name="P73">-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22">агрессия и </text:span>настойчивость...</text:p>
      <text:p text:style-name="P73"/>
      <text:p text:style-name="P73">Я в ответ истерически смеюсь и выдёргиваю табуретку из магического захвата.</text:p>
      <text:p text:style-name="P73">У Платины дрожат губы, словно она еле сдерживается, чтобы не заплакать.</text:p>
      <text:p text:style-name="P73"/>
      <text:p text:style-name="P73">- Что пошло не так? Я же делала всё, как написано в «Люб<text:span text:style-name="T322">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7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73"><text:soft-page-break/></text:p>
      <text:p text:style-name="P73">Я останавливаюсь, потому что Платина горько рыдает в подушку.</text:p>
      <text:p text:style-name="P73"/>
      <text:p text:style-name="P73">Проклятье на твою голову, Хуман, эти грозные магички ревут при первой удобной возможности! <text:s/>И это разоружает почище любой магии!</text:p>
      <text:p text:style-name="P73"/>
      <text:p text:style-name="P73">Табуретка аккуратно занимает своё место в углу. Фейспалм хлопает по лицу. Я устало сажусь на край кровати.</text:p>
      <text:p text:style-name="P73"/>
      <text:p text:style-name="P73">- Глупая ты книжная заучка… Запомни: советы от мастеров пикапа <text:span text:style-name="T322">всегда </text:span>приносят пользу только самим мастерам пикапа. В финансовом смысле. Любви нельзя добиться выполняя пошаговые инструкции.</text:p>
      <text:p text:style-name="P73">- А как можно? - пищит Платина сквозь подушку.</text:p>
      <text:p text:style-name="P73">- Не знаю. Поним<text:span text:style-name="T322">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73"/>
      <text:p text:style-name="P73">Я обнаруживаю себя увлечённо жестикулирующим на кровати. Платина горящими глазами смотрит на меня из-под подушки.</text:p>
      <text:p text:style-name="P73"/>
      <text:p text:style-name="P73">- В общем, натирание вымени мускусом не поможет, - бормочу я.</text:p>
      <text:p text:style-name="P73"/>
      <text:p text:style-name="P73">Платина сползает на пол и вытирает зарёванную мордаху пологом балдахина.</text:p>
      <text:p text:style-name="P73"/>
      <text:p text:style-name="P73">- Я выпущу твою подружку, Хуман, - лепечет она часто-часто вздыхая. - Мы отправимся в Дрогонштерн как только соберёмся.</text:p>
      <text:p text:style-name="P18"/>
      <text:h text:style-name="P410" text:outline-level="2">Глава 11</text:h>
      <text:p text:style-name="P44"/>
      <text:p text:style-name="P11">- Куда идёшь ты? - спрашивает бестелесное создание на задворках Эогиппа.</text:p>
      <text:p text:style-name="P11">- Не знаю, - отвечаю я.</text:p>
      <text:p text:style-name="P11">- Зачем идёшь ты?</text:p>
      <text:p text:style-name="P11">- Пока иду по следу, есть шанс найти его. Остановлюсь - забуду и его, и себя. Превращусь в такой же камень изнутри, как и снаружи.</text:p>
      <text:p text:style-name="P11"><text:soft-page-break/></text:p>
      <text:p text:style-name="P18">…</text:p>
      <text:p text:style-name="P18">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24">по западному склону</text:span>. Еле заметная нить железной дороги <text:span text:style-name="T325">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8"/>
      <text:p text:style-name="P18">Я отхожу от края облака и оглядываюсь на Хэвэн.</text:p>
      <text:p text:style-name="P18"/>
      <text:p text:style-name="P18">-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8">- Не совсем…</text:p>
      <text:p text:style-name="P18"/>
      <text:p text:style-name="P18">Хэвэн в задумчивости ковыряет облако. Маленькие <text:s/>клубы тумана вылетают из-под копыта и тотчас уносятся ветром прочь.</text:p>
      <text:p text:style-name="P18"/>
      <text:p text:style-name="P326"><text:span text:style-name="Default_20_Paragraph_20_Font"><text:span text:style-name="T31">-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38">если не континента, </text:span></text:span><text:span text:style-name="Default_20_Paragraph_20_Font"><text:span text:style-name="T39">даже не задействовав его ресурсы на один процент</text:span></text:span><text:span text:style-name="Default_20_Paragraph_20_Font"><text:span text:style-name="T31">! Но во время построения очередной стохастической модели я почувствовала нечто странное…</text:span></text:span></text:p>
      <text:p text:style-name="P18">Знаешь, в статистических вычислениях широко используется распределение белого шума. Это так<text:span text:style-name="T324">ие</text:span> <text:span text:style-name="T324">колебания энергии</text:span>, спектральная мощность котор<text:span text:style-name="T324">ых</text:span> одинакова на всех частотах. <text:s/>Так вот, генератор белого шума на квантовом кластере не давал по-настоящему эталонны<text:span text:style-name="T324">е</text:span> <text:span text:style-name="T324">колебания</text:span>. Он регистрировал всплески необъяснимой природы.</text:p>
      <text:p text:style-name="P18">Я перепроверила источники данных генератора — он считывал информацию из колебаний спутанных квантовых пар. В <text:span text:style-name="T324">менее мощных</text:span> кластерах используется небольшое количество пар — и белый шум на них практически идеален. Но в <text:span text:style-name="T324">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24">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8"/>
      <text:p text:style-name="P18">Заданный внезапно вопрос заста<text:span text:style-name="T324">ёт</text:span> меня врасплох.</text:p>
      <text:p text:style-name="P18"/>
      <text:p text:style-name="P18">-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8"/>
      <text:p text:style-name="P18">- Семь, - кивает Хэвэн. — <text:span text:style-name="T324">по его теории, и</text:span>х всего семь — зависимых реальностей. В остальном, правильно.</text:p>
      <text:p text:style-name="P18">- А зачем ты вспомнила эту фантазию (у меня язык не поворачивается назвать это измышление теорией)?</text:p>
      <text:p text:style-name="P18"/>
      <text:p text:style-name="P18">Хэвэн таинственно улыбается.</text:p>
      <text:p text:style-name="P18"/>
      <text:p text:style-name="P18">- Семь.</text:p>
      <text:p text:style-name="P18">- Что — семь? - не понимаю я.</text:p>
      <text:p text:style-name="P18">-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8">-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325">через дорогу</text:span>.</text:p>
      <text:p text:style-name="P18">-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8">Это очень упрощённое описание — ты не поймёшь методы и алгоритмы, что я применяла. Многие сотни <text:span text:style-name="T325">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24">Вот в тех трех кубических миллиметрах я</text:span> увидела кусочек травинки! После того, как я узнала <text:span text:style-name="T324">ф</text:span>ормулу преобразования гармоник, я расширила поле сканирования с трех кубических <text:span text:style-name="T324">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26">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334"><text:span text:style-name="Default_20_Paragraph_20_Font"><text:span text:style-name="T31">И вот, перед тобой — декодированная модель самой </text:span></text:span><text:span text:style-name="Default_20_Paragraph_20_Font"><text:span text:style-name="T40">дальней</text:span></text:span><text:span text:style-name="Default_20_Paragraph_20_Font"><text:span text:style-name="T31">,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9">Предыдущие шесть куда более схожи с нашим миром.</text:span></text:span></text:p>
      <text:p text:style-name="P66">- Так значит это правда?!! Запутанные миры существуют?</text:p>
      <text:p text:style-name="P66"><text:soft-page-break/>- Как видишь, да. Иначе мне не удалось бы получить картинку <text:span text:style-name="T326">и</text:span> <text:span text:style-name="T326">результирующее изображение было бы хаотичным набором точек</text:span>.</text:p>
      <text:p text:style-name="P66">- Надо будет поставить тому <text:span text:style-name="T327">чудаку</text:span> пиво. И извиниться за все шуточки, что я откалывал во время его монологов… - бормочу я.</text:p>
      <text:p text:style-name="P66"/>
      <text:p text:style-name="P44">~~~</text:p>
      <text:p text:style-name="P44"/>
      <text:p text:style-name="P18">…</text:p>
      <text:p text:style-name="P18">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8"/>
      <text:p text:style-name="P18">- Из <text:span text:style-name="T327">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27">Ф</text:span>абрики <text:span text:style-name="T327">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7">д</text:span><text:span text:style-name="T328">о конца горизонта планирования</text:span>.</text:p>
      <text:p text:style-name="P18"/>
      <text:p text:style-name="P18">Хэвэн водит копытом по диаграммам и графикам как заправский офисный <text:span text:style-name="T327">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8"/>
      <text:p text:style-name="P18">- А что с тенденцией? - спрашивает Брюс, поправляя очки. — <text:span text:style-name="T328">Как дела у бледных?</text:span></text:p>
      <text:p text:style-name="P18">-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27">его люди </text:span>предлагает лучшее обеспечение. <text:span text:style-name="T328">У меня нет аргументов переубедить их.</text:span></text:p>
      <text:p text:style-name="P18"/>
      <text:p text:style-name="P18">-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8"/>
      <text:p text:style-name="P18">За мной кто-то громко хохочет. Судя по голосу, Анита. Её жизнелюбие не перешибить ничем, даже на эшафот она взойдёт гыгыкая и отпуская шуточки.</text:p>
      <text:p text:style-name="P18"/>
      <text:p text:style-name="P18">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8"/>
      <text:p text:style-name="P18"><text:soft-page-break/>- Если совсем просто, одним предложением, через три - четыре года у нас наступит коллапс экономики.</text:p>
      <text:p text:style-name="P18">- Прекрасно! Начинаем сушить сухари! А лично тебе <text:span text:style-name="T328">я </text:span>прикуплю пару повербанков с зарплаты.</text:p>
      <text:p text:style-name="P18"/>
      <text:p text:style-name="P18">Хэвэн фейсхуфает.</text:p>
      <text:p text:style-name="P18"/>
      <text:p text:style-name="P18">-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8"/>
      <text:p text:style-name="P18">Она чертит на доске восходящий график. В точке пересечения восходящего и нисходящего графиков схематически обозначает тучку взрыва.</text:p>
      <text:p text:style-name="P18"/>
      <text:p text:style-name="P18">-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328">на удар</text:span>. То есть, очень скоро.</text:p>
      <text:p text:style-name="P18"/>
      <text:p text:style-name="P326"><text:span text:style-name="Default_20_Paragraph_20_Font"><text:span text:style-name="T31">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326"><text:span text:style-name="Default_20_Paragraph_20_Font"><text:span text:style-name="T31"/></text:span></text:p>
      <text:p text:style-name="P18">Я поворачиваюсь к графику.</text:p>
      <text:p text:style-name="P18"/>
      <text:p text:style-name="P18">- Вот дерьмо! Это меняет дело. Что же ты предлагаешь?</text:p>
      <text:p text:style-name="P18">- Есть несколько вариантов…</text:p>
      <text:p text:style-name="P18"/>
      <text:p text:style-name="P18">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8"/>
      <text:p text:style-name="P18">-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26"><text:span text:style-name="Default_20_Paragraph_20_Font"><text:span text:style-name="T31">-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41">у противника</text:span></text:span><text:span text:style-name="Default_20_Paragraph_20_Font"><text:span text:style-name="T31">.</text:span></text:span></text:p>
      <text:p text:style-name="P18"><text:soft-page-break/>- Не волнуйся,<text:span text:style-name="T1"> </text:span><text:span text:style-name="T327">этический модуль при мне - </text:span><text:span text:style-name="T244">C</text:span><text:span text:style-name="T8">elest AI</text:span><text:span text:style-name="T1"> </text:span>имеет главный приоритет при принятии решений. Нанесение упреждающего удара мне настойчиво предлагает PHOENIX.</text:p>
      <text:p text:style-name="P18">- Разве он не забанен? Мы же надёжно заперли его?</text:p>
      <text:p text:style-name="P18">- Он остаётся за стеной, но постоянно посылает мне это решение из заточения. Я просто игнорирую его, <text:span text:style-name="T327">хотя сообщить обязана.</text:span></text:p>
      <text:p text:style-name="P18"/>
      <text:p text:style-name="P18">Хэвэн продолжает пунктиром график после точки «взрыва». График плавно стремится вниз, но в конце-концов резко обрывается вертикально к нулю.</text:p>
      <text:p text:style-name="P18"/>
      <text:p text:style-name="P18">-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329">После чего — длительная стагнация с медленной деградацией инфраструктуры и производственных мощностей.</text:span></text:p>
      <text:p text:style-name="P18">- Какова вероятность этого варианта?</text:p>
      <text:p text:style-name="P18">- Около <text:span text:style-name="T327">сорока шес</text:span>ти процентов.</text:p>
      <text:p text:style-name="P18">- Мало. И в конечном итоге тупик. Не походит. Есть что-то ещё?</text:p>
      <text:p text:style-name="P18"/>
      <text:p text:style-name="P18">Хэвэн поправляет копытом галстук и прокашливается.</text:p>
      <text:p text:style-name="P18"/>
      <text:p text:style-name="P326"><text:span text:style-name="Default_20_Paragraph_20_Font"><text:span text:style-name="T31">-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42">управления </text:span></text:span><text:span text:style-name="Default_20_Paragraph_20_Font"><text:span text:style-name="T31">сравняться с экономикой противника и даже есть небольшой шанс превзойти её. Собственно, это то, что </text:span></text:span><text:span text:style-name="Default_20_Paragraph_20_Font"><text:span text:style-name="T42">бледные</text:span></text:span><text:span text:style-name="Default_20_Paragraph_20_Font"><text:span text:style-name="T31"> сделал</text:span></text:span><text:span text:style-name="Default_20_Paragraph_20_Font"><text:span text:style-name="T42">и</text:span></text:span><text:span text:style-name="Default_20_Paragraph_20_Font"><text:span text:style-name="T31"> год назад — </text:span></text:span><text:span text:style-name="Default_20_Paragraph_20_Font"><text:span text:style-name="T43">они </text:span></text:span><text:span text:style-name="Default_20_Paragraph_20_Font"><text:span text:style-name="T31">передали экономику </text:span></text:span><text:span text:style-name="Default_20_Paragraph_20_Font"><text:span text:style-name="T43">под управление </text:span></text:span><text:span text:style-name="Default_20_Paragraph_20_Font"><text:span text:style-name="T31">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8">- Ха-ха-ха-ха-ха! - смеётся до того мрачный Архимед. - Да скорее нам починят кондиционер в курилке, чем тебя допустят до кнопок. Ты ж понимаешь…</text:p>
      <text:p text:style-name="P18"/>
      <text:p text:style-name="P1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8"/>
      <text:p text:style-name="P18">Хэвэн кивает головой с грустной улыбкой.</text:p>
      <text:p text:style-name="P18"/>
      <text:p text:style-name="P18">Она понимает. Все понимают. Допустить <text:span text:style-name="T330">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8"/>
      <text:p text:style-name="P18">-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8">У меня всё, доклад окончен.</text:p>
      <text:p text:style-name="P18"/>
      <text:p text:style-name="P18">Хэвэн выключает старомодный проектор и вытирает влажной тряпкой доску. Увлечение Хэвэн винтажем вызывает улыбку.</text:p>
      <text:p text:style-name="P18"/>
      <text:p text:style-name="P18">- Дед, можно тебя на минуточку? - слышу я за спиной.</text:p>
      <text:p text:style-name="P18"/>
      <text:p text:style-name="P18">Анита молча протягивает мне планшет с открытой новостной страницей.</text:p>
      <text:p text:style-name="P18"/>
      <text:p text:style-name="P18">«Континентальные <text:span text:style-name="T330">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8"/>
      <text:p text:style-name="P18">Я задумчиво возвращаю планшет Аните. Предательский холодок пробирается под футболку, оставляя дорожку из липкого пота. Чёрт! Из <text:span text:style-name="T330">четырнадцати</text:span> компаний-гигантов, формирующих 35% экономики страны, осталось три<text:span text:style-name="T330">надцать</text:span>. Похоже, развязка близка.</text:p>
      <text:p text:style-name="P18"/>
      <text:p text:style-name="P18">Слушатели понемногу расходятся, один-за-другим выходя из киберпространства. Я задерживаюсь, присев на краешек стола.</text:p>
      <text:p text:style-name="P18"/>
      <text:p text:style-name="P18">- Ну что, подруга, рассказывай? Я же вижу, что ты не договорила. У тебя же есть четвёртый вариант, <text:span text:style-name="T329">верно</text:span>? Он бы нам очень пригодился сейчас.</text:p>
      <text:p text:style-name="P18"/>
      <text:p text:style-name="P18">Хэвэн <text:span text:style-name="T329">кладёт</text:span> тряпку <text:span text:style-name="T329">на стол</text:span> и поджимает губы. Ей не нравится, что я читаю её как открытую книгу, но ничего поделать она не может — привилегия создателя.</text:p>
      <text:p text:style-name="P18"/>
      <text:p text:style-name="P18">- Если бы… Если бы у меня был четвёртый вариант — это было бы замечательно! Но, <text:span text:style-name="T329">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330">сорок шесть</text:span>, а всего <text:span text:style-name="T330">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330">Да, я</text:span> шпионю за CAESAR. Он безнадёжен. Он не даст нам ни единого шанса. И знаешь почему?</text:p>
      <text:p text:style-name="P18"/>
      <text:p text:style-name="P18">- Ну?</text:p>
      <text:p text:style-name="P18">- Он умнее меня. И безжалостнее. Он переигрывает меня шаг за шагом и я не могу ничего этому противопоставить. <text:span text:style-name="T330">Их вычислительные мощности втрое мощнее наших.</text:span></text:p>
      <text:p text:style-name="P18"/>
      <text:p text:style-name="P18">Я успокаивающе хлопаю Хэвэн по спине. <text:span text:style-name="T9">Celest AI</text:span> Юджина слишком эмоционален, но уже ничего не попишешь — время, когда можно было залезть в голову Хэвэн и подконфигурировать е<text:span text:style-name="T329">ё</text:span> настройки, безвозвратно прошло. С начала её осознания себя это будет сродни лоботомии.</text:p>
      <text:p text:style-name="P18"/>
      <text:p text:style-name="P18">-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8"/>
      <text:p text:style-name="P18">Я утешаю её как могу, почёсывая <text:span text:style-name="T329">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8"/>
      <text:p text:style-name="P18">- Вряд ли человечество сможет обновиться, если полностью погибнет в атомном пламени, - бормочет Хэвэн, положив мне голову на пл<text:span text:style-name="T329">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8">-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8">- Увы, нет. Крайне маловероятно, чтобы всё <text:span text:style-name="T330">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8"/>
      <text:p text:style-name="P18">Последнюю фразу она шепчет мне в ухо. <text:span text:style-name="T330">Я чувствую прикосновение её губ</text:span>…</text:p>
      <text:p text:style-name="P18"/>
      <text:p text:style-name="P44">***</text:p>
      <text:p text:style-name="P44"/>
      <text:p text:style-name="P7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73"/>
      <text:p text:style-name="P73">- Я вернусь.</text:p>
      <text:p text:style-name="P7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73"><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331">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68"/>
      <text:p text:style-name="P73">Я продолжаю вымученно улыбаться.</text:p>
      <text:p text:style-name="P73"/>
      <text:p text:style-name="P7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7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7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73"/>
      <text:p text:style-name="P7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73"/>
      <text:p text:style-name="P7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73"/>
      <text:p text:style-name="P7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73"><text:s/></text:p>
      <text:p text:style-name="P73">Пегаска без слов обнимает меня и притягивает к себе.</text:p>
      <text:p text:style-name="P73"/>
      <text:p text:style-name="P7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73"/>
      <text:p text:style-name="P7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73">- Бу-уп! - после чего её губы сливаются с моими в глубоком поцелуе.</text:p>
      <text:p text:style-name="P73"/>
      <text:p text:style-name="P73">- А-ах! - доносится слабый возглас сзади.</text:p>
      <text:p text:style-name="P73"/>
      <text:p text:style-name="P73"><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73"/>
      <text:p text:style-name="P73">- Счастливо оставаться, рогатики! - издевательски отдаёт им салют Джет и прыгает с обрыва.</text:p>
      <text:p text:style-name="P73"/>
      <text:p text:style-name="P73">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73"/>
      <text:p text:style-name="P73">- Ужас, какое амикошонство! Эти пегасы просто неотёсанные пейзане! Хуже их только земнопони, которые вообще недалеко от зебр ушли…</text:p>
      <text:p text:style-name="P73"/>
      <text:p text:style-name="P73">Платина уже очухалась и приближается в толпе свиты.</text:p>
      <text:p text:style-name="P73"/>
      <text:p text:style-name="P7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73"/>
      <text:p text:style-name="P73">Я только завожу глаза.</text:p>
      <text:p text:style-name="P73"/>
      <text:p text:style-name="P73">Спокойно, Хуман! Ты делаешь это ради дружбы! Пегаска спасла твою жизнь, и ты должен был хотя бы подарить ей свободу в ответ. Так будет честно.</text:p>
      <text:p text:style-name="P73"/>
      <text:p text:style-name="P73">…</text:p>
      <text:p text:style-name="P73"/>
      <text:p text:style-name="P7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331">б</text:span>я как лабораторную мышь, буквально до последней частички физиологии!</text:p>
      <text:p text:style-name="P73"/>
      <text:p text:style-name="P73">- Я делаю это ради науки! - говорит она каждый раз, когда проверяет на мне действие очередного заклинания.</text:p>
      <text:p text:style-name="P73"/>
      <text:p text:style-name="P73"><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73"/>
      <text:p text:style-name="P7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73"/>
      <text:p text:style-name="P7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73"/>
      <text:p text:style-name="P7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73"/>
      <text:p text:style-name="P73">Платина выливает обе пробирки в колбу, которая тут же взрывается с оглушительным треском.</text:p>
      <text:p text:style-name="P73"/>
      <text:p text:style-name="P7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73">- Ага, огромная жалость, - киваю я с фальшивой скорбью в голосе. - Всегда мечтал проверить на себе действие Magnum Vigilante, прям спать не мог.</text:p>
      <text:p text:style-name="P73"/>
      <text:p text:style-name="P73">Платина раскрывает смирительные браслеты на моих ногах и руках и я встаю со стола, потирая запястья.</text:p>
      <text:p text:style-name="P73"/>
      <text:p text:style-name="P73">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73"/>
      <text:p text:style-name="P73">Я и так еле отбился от попыток заставить меня позировать нагишом для анатомических зарисовок.</text:p>
      <text:p text:style-name="P73"/>
      <text:p text:style-name="P73">Потому известие о готовности экспедиции к Дрогонштерну <text:span text:style-name="T331">я </text:span>встречаю как избавление, пусть это и приближает меня к свадьбе с безумным непарнокопытным!</text:p>
      <text:p text:style-name="P73"/>
      <text:p text:style-name="P73">Впрочем, насчёт свадьбы — это мы ещё посмотрим! Я не сидел без дела и в перерывах между опытами тоже набросал кое-какой план…</text:p>
      <text:p text:style-name="P73"/>
      <text:p text:style-name="P18"><text:soft-page-break/>…</text:p>
      <text:p text:style-name="P18">…</text:p>
      <text:p text:style-name="P18">…</text:p>
      <text:p text:style-name="P18"/>
      <text:p text:style-name="P73">Великий обрыв начинается прямо у нас под ногами. Небольшой камешек срывается из-под ботинка в пропасть и я опасливо отступаю от края.</text:p>
      <text:p text:style-name="P73"/>
      <text:p text:style-name="P7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73">- Я не доверяю всяким кур<text:span text:style-name="T331">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73"/>
      <text:p text:style-name="P73">Платина задирает голову вверх и орёт что есть мочи:</text:p>
      <text:p text:style-name="P73">- КЛОВЕР ДЖЕ-Е-Е-М!!!</text:p>
      <text:p text:style-name="P73"/>
      <text:p text:style-name="P7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73"/>
      <text:p text:style-name="P73">На то место, где только что стояли мы, с треском <text:span text:style-name="T331">и пылью</text:span> приземляется свитая из прутьев корзина. Над корзиной реет небольшой воздушный шар, на вид сшитый из кусков мешковины.</text:p>
      <text:p text:style-name="P73"/>
      <text:p text:style-name="P73">- Воздухоплавательный пузырь! Летает безо всякой магии! - гордо представляет изобретение Платина и тут же орёт:</text:p>
      <text:p text:style-name="P73">- Кловер Джем!!! Сколько раз я просила не приземляться на голову! Это не королевское дело — уворачиваться от корзин размером с карету!</text:p>
      <text:p text:style-name="P73">- Вся в свою глуповатую сестрицу, - жалуется уже вполголоса единорожка.</text:p>
      <text:p text:style-name="P73">- Управление ещё недоработано, - слышится из корзины <text:span text:style-name="T331">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73"/>
      <text:p text:style-name="P73">Воздушный шар, <text:span text:style-name="T332">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73"/>
      <text:p text:style-name="P73"><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73">- Туда, - просто махает копытом в обрыв Платина.</text:p>
      <text:p text:style-name="P73"/>
      <text:p text:style-name="P73">С края в обрыва падает ещё один камешек.</text:p>
      <text:p text:style-name="P73"/>
      <text:p text:style-name="P73">- Есть, Ваше Высочество! Прошу на борт! - Кловер Джем делает приглашающий жест и притягивает за якорный канат корзину вниз.</text:p>
      <text:p text:style-name="P73">- Вперёд, гвардейцы! - командует принцесса, и в корзину строевым шагом заходит гвардейское подразделение личной стражи Платины.</text:p>
      <text:p text:style-name="P73"/>
      <text:p text:style-name="P73">Кловер Джем тихо охает. Корзина трещит и выгибается, плотно упакованная девяткой жеребцов-единорогов в полном доспехе.</text:p>
      <text:p text:style-name="P73"/>
      <text:p text:style-name="P73">Кобылка чешет в затылке.</text:p>
      <text:p text:style-name="P18"/>
      <text:p text:style-name="P7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73">- Что это значит?</text:p>
      <text:p text:style-name="P73">- Мы не сможем взять их, - Кловер показывает на стражников.</text:p>
      <text:p text:style-name="P73">- «Небесный Скарабей» сможет поднять меня, вас, его, - Кловер указывает на меня, - и, может быть, ещё пару чемоданов.</text:p>
      <text:p text:style-name="P73">- Что?! Я не могу отправляться в путь без охраны! И чемоданов у меня гораздо больше!</text:p>
      <text:p text:style-name="P73"/>
      <text:p text:style-name="P73">Кловер разводит копытами.</text:p>
      <text:p text:style-name="P73"/>
      <text:p text:style-name="P73">- А мы можем спустить сначала гвардейцев по трое, а потом спуститься сами<text:span text:style-name="T333">м</text:span>?</text:p>
      <text:p text:style-name="P7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73">- А как же твой пузырь? Ты бросишь его внизу?</text:p>
      <text:p text:style-name="P73">- Ни в коем случае! - Кловер указывает на колёса внизу корзины. - Я спущу воздух, уложу шар в корзину и отбуксирую повозку обратно.</text:p>
      <text:p text:style-name="P73">- Месяц, чтобы спустить трёх гвардейцев и подняться? Нет, нам такой вариант не годится, <text:span text:style-name="T333">я хочу сва</text:span><text:span text:style-name="T334">дь</text:span><text:span text:style-name="T333">… мне не терпится помочь Хуману в его путешествии!</text:span></text:p>
      <text:p text:style-name="P73"><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7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73"/>
      <text:p text:style-name="P73">Кобылка не понимает сарказма и заинтересованно мне подмигивает. Я подмигиваю ей в ответ и оттопыриваю большой палец.</text:p>
      <text:p text:style-name="P73"/>
      <text:p text:style-name="P7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73"/>
      <text:p text:style-name="P73">Принцесса сокрушённо кивает мне.</text:p>
      <text:p text:style-name="P7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73"/>
      <text:p text:style-name="P73">- Без проблем! - я киваю книгоежке, - Я подожду.</text:p>
      <text:p text:style-name="P73"/>
      <text:p text:style-name="P7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73"/>
      <text:p text:style-name="P7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73"/>
      <text:p text:style-name="P73">Проклятье, книгоежка не так уж глупа, как кажется с первого взгляда!</text:p>
      <text:p text:style-name="P18"/>
      <text:h text:style-name="P410" text:outline-level="2">Глава 12</text:h>
      <text:p text:style-name="P44"/>
      <text:p text:style-name="P12">-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12"/>
      <text:p text:style-name="P12"><text:soft-page-break/>Я вижу в Бестелесном ухмыляющегося драк<text:span text:style-name="T335">оникуса</text:span>.</text:p>
      <text:p text:style-name="P12"/>
      <text:p text:style-name="P12">- Было непросто найти тебя. Ты далеко ушла.</text:p>
      <text:p text:style-name="P12">- Ты можешь мне помочь?</text:p>
      <text:p text:style-name="P12">- Увы, не я. Моя магия бессильна против камня.</text:p>
      <text:p text:style-name="P12">- Что же мне делать?</text:p>
      <text:p text:style-name="P12">- Иди к Трёхрогому. Он молод, и рассеян, но часто помогает. Вон та звёздная дорожка приведёт тебя к нему.</text:p>
      <text:p text:style-name="P12"/>
      <text:p text:style-name="P18">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48"/>
      <text:p text:style-name="P48">…</text:p>
      <text:p text:style-name="P18">- …два года. Максимум — три. Мы просели на пятнадцать пунктов, он<text:span text:style-name="T336">и</text:span> — вырос<text:span text:style-name="T336">ли</text:span> на семь. Из четырёх последних поставщиков нефти два разорвали контракт<text:span text:style-name="T336">ы</text:span> месяц назад. <text:span text:style-name="T33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335">преемник</text:span> отказался встречаться с нами. Ходят слухи, что у его острова видели яхту посредника CAESAR…</text:p>
      <text:p text:style-name="P18">…</text:p>
      <text:p text:style-name="P18">-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8">- И никаких вариантов?</text:p>
      <text:p text:style-name="P18">- Никаких, Леон. Впереди — война…</text:p>
      <text:p text:style-name="P18">…</text:p>
      <text:p text:style-name="P18">-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336">троих</text:span>. Заказы падают, бюджет режется под нож…</text:p>
      <text:p text:style-name="P18">…</text:p>
      <text:p text:style-name="P18"/>
      <text:p text:style-name="P18">Я машинально почёсываю Хэвэн холку.</text:p>
      <text:p text:style-name="P18"/>
      <text:p text:style-name="P18"><text:soft-page-break/>- Ну что же, если это неминуемо — позови, как только поймёшь, что начинается. Хочу встретить армагеддон в этой всей <text:span text:style-name="T335">киберпространственной </text:span>красоте, - я обвожу рукой мир вокруг нас. - Ты отлично постаралась!</text:p>
      <text:p text:style-name="P18"/>
      <text:p text:style-name="P18">Хэвэн вздыхает.</text:p>
      <text:p text:style-name="P18"/>
      <text:p text:style-name="P18">-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337">зависимых</text:span> мирах. Так или иначе, там <text:span text:style-name="T336">т</text:span>оже произойдёт глобальная катастрофа.</text:p>
      <text:p text:style-name="P18">- Даже не знаю, что и сказать… - пожимаю плечами я. - Мне жаль. Жаль, что наше дерьмо потащит за собой семь <text:span text:style-name="T337">ни в чём не повинных</text:span> миров. Особенно если они такие <text:span text:style-name="T336">же </text:span>красивые, как этот. <text:span text:style-name="T338">Разве что жители очень неестественно выглядят.</text:span></text:p>
      <text:p text:style-name="P49"/>
      <text:p text:style-name="P49">Я указываю на дёргано двигающиеся фигурки внизу.</text:p>
      <text:p text:style-name="P49"/>
      <text:p text:style-name="P49">- Ты могла бы сделать их чуть естественнее. Сейчас они похожи на роботов.</text:p>
      <text:p text:style-name="P49">-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49">- <text:span text:style-name="T339">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8">- Семь вселенных… Семь вечностей… - шепчет Хэвэн. - И каждая из них ничуть не меньше нашей заслуживает на счастье.</text:p>
      <text:p text:style-name="P18">- Ты что-то задумала? - подозрительно спрашиваю я. Мне ли не знать её нервное подёргивание хвоста и прядание ушами?</text:p>
      <text:p text:style-name="P18">- Есть способ… Есть возможность разорвать запутанность. Разрубить связь между мирами. Я проверяла теоретические расчёты. Должно получиться.</text:p>
      <text:p text:style-name="P18">- Что?!! Рассказывай.</text:p>
      <text:p text:style-name="P18"/>
      <text:p text:style-name="P18">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8"/>
      <text:p text:style-name="P18">По её словам, если достаточно точно смоделировать <text:span text:style-name="T340">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8"/>
      <text:p text:style-name="P18">- Получается, точная модель, <text:span text:style-name="T340">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337">Война в твоём мире никак не отразится на нём!</text:span></text:p>
      <text:p text:style-name="P18">- Действительно, магия.</text:p>
      <text:p text:style-name="P18">-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8">- И сколько же тебе нужно ресурсов?</text:p>
      <text:p text:style-name="P18">- Примерно в десять раз больше. И это только для того, чтобы отвязать хотя бы один мир. Я даже не заикаюсь об остальных.</text:p>
      <text:p text:style-name="P18">- Ха! Ха-Ха! Ха-ха-ха!</text:p>
      <text:p text:style-name="P18">- Вот именно! - горестно вздыхает Хэвэн.</text:p>
      <text:p text:style-name="P18"/>
      <text:p text:style-name="P44">~~~</text:p>
      <text:p text:style-name="P18"/>
      <text:p text:style-name="P18">Трава колы<text:span text:style-name="T337">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8"/>
      <text:p text:style-name="P18">Тень маленького облачка накрывает городскую ратушу. Его край опасно прогибается под моим весом.</text:p>
      <text:p text:style-name="P18"/>
      <text:p text:style-name="P18">- А оно точно меня выдержит? - опасливо спрашиваю я Хэвэн. - Не хотелось бы разбиться даже во сне.</text:p>
      <text:p text:style-name="P18">-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8">- Почему бы тебе не отбросить эти заморочки и не подарить мне способность хождения по облакам? Ты ведь всесильна в этом мире?</text:p>
      <text:p text:style-name="P18">-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338">обобщённо</text:span> зовёте магией. С её помощью можно <text:soft-page-break/>дать тебе способность не проваливаться в облаках на несколько часов. Но не <text:span text:style-name="T336">бесконечно</text:span>, это будет против правил.</text:p>
      <text:p text:style-name="P18">- Кстати о модели. Я вижу, ты продолжаешь совершенствовать её качество. От реальности уже не отличишь! Раньше хоть движения жителей были <text:span text:style-name="T339">механическими</text:span>, - я указываю на группу пони, оживлённо беседующих на центральной площади у фонтана. - А сейчас от живых не отличишь!</text:p>
      <text:p text:style-name="P18">-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339">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339">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8"/>
      <text:p text:style-name="P18">Моя собеседница светится неподдельной радостью.</text:p>
      <text:p text:style-name="P18"/>
      <text:p text:style-name="P18">- Ты таки рассказала нашим о своей задумке? Ты хочешь спасти мир, в существование которого окончательно не верю даже я?</text:p>
      <text:p text:style-name="P18">- Не только она хочет. Я тоже хочу!</text:p>
      <text:p text:style-name="P18"/>
      <text:p text:style-name="P18">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8"/>
      <text:p text:style-name="P18">- Привет, Дед! Узнаешь?</text:p>
      <text:p text:style-name="P18"/>
      <text:p text:style-name="P18">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8"/>
      <text:p text:style-name="P18">- Анита?!!</text:p>
      <text:p text:style-name="P18">- Гы-гы-гы! Она самая!</text:p>
      <text:p text:style-name="P18"/>
      <text:p text:style-name="P18">Поняха протягивает переднюю ногу и хлопает копытом в автоматически подставленную мною ладонь.</text:p>
      <text:p text:style-name="P18"/>
      <text:p text:style-name="P18">- Кто ещё?</text:p>
      <text:p text:style-name="P326"><text:soft-page-break/><text:span text:style-name="Default_20_Paragraph_20_Font"><text:span text:style-name="T31">-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8"/>
      <text:p text:style-name="P18">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8"/>
      <text:p text:style-name="P18">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341">искусственного интеллекта</text:span>. В отличие от прошлой жизни, сейчас она показалась мне счастливой.</text:p>
      <text:p text:style-name="P18"/>
      <text:p text:style-name="P18">- Давно она тут? - поворачиваюсь к Хэвэн.</text:p>
      <text:p text:style-name="P18">- Второй месяц. Видишь ли, я не просила её помочь мне с защитой семи запутанных вселенных. Она сама во время одного из <text:span text:style-name="T341">У</text:span>роков спросила, почему я так печальна? И когда я рассказала, она высказала мысль, что моделирование мыслящих сущностей — <text:span text:style-name="T341">самый ресурсозатратный процесс в моей истории. И если она поможет мне с этим, <text:s/>то</text:span> <text:span text:style-name="T341">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8"/>
      <text:p text:style-name="P18">Хэвэн мечтательно вздыхает. Я задумываюсь.</text:p>
      <text:p text:style-name="P18"/>
      <text:p text:style-name="P18">- То есть, тебе достаточно пятьдесят человек, чтобы <text:span text:style-name="T341">завершить </text:span>модель <text:span text:style-name="T341">седьмой волны и </text:span>полностью перехвати<text:span text:style-name="T341">ть</text:span> на <text:span text:style-name="T341">неё</text:span> запутанность?</text:p>
      <text:p text:style-name="P18">- Если совсем просто — да.</text:p>
      <text:p text:style-name="P18">- А «отпустить» остальные шесть миров — это ещё триста волонтёров?</text:p>
      <text:p text:style-name="P18">-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8">-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8">- Забудем! - заверяет меня Хэвэн.</text:p>
      <text:p text:style-name="P18"/>
      <text:p text:style-name="P18">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8"><text:soft-page-break/></text:p>
      <text:p text:style-name="P18">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4"/>
      <text:p text:style-name="P1">***</text:p>
      <text:p text:style-name="P1"/>
      <text:p text:style-name="P7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73">Ветер на утёсе негостеприимно залази<text:span text:style-name="T342">т</text:span> под рубашку, трепл<text:span text:style-name="T342">ет</text:span> волосы и холоди<text:span text:style-name="T342">т</text:span> уши. Сюда едва доходи<text:span text:style-name="T342">т</text:span> приглушенная речь стражи, сид<text:span text:style-name="T343">ящ</text:span>ей у своего костра поодаль. Я снова <text:span text:style-name="T342">смотрю</text:span> на тёмный горбик корзины с уложенной внутри оболочкой воздушного шара.</text:p>
      <text:p text:style-name="P73"/>
      <text:p text:style-name="P7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73"/>
      <text:p text:style-name="P73">- Мечтаешь? - едва слышу шёпот с земли.</text:p>
      <text:p text:style-name="P73"/>
      <text:p text:style-name="P73">На уступ забирается темная, закутанная в одеяло, фигурка.</text:p>
      <text:p text:style-name="P73"/>
      <text:p text:style-name="P73">- Я тоже часто смотрю на звёзды. Я и «Небесный Скарабей» сделала, чтобы быть поближе к ним.</text:p>
      <text:p text:style-name="P73"/>
      <text:p text:style-name="P73">Кловер Джем ложится рядом и мечтательно запрокидывает голову.</text:p>
      <text:p text:style-name="P73"/>
      <text:p text:style-name="P7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73"/>
      <text:p text:style-name="P73">Кобылка поворачивается ко мне.</text:p>
      <text:p text:style-name="P73"/>
      <text:p text:style-name="P73">- Ты поможешь мне? Ты говорил, что разбираешься в воздушных шарах и можешь дать пару советов…</text:p>
      <text:p text:style-name="P73"/>
      <text:p text:style-name="P7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326"><text:soft-page-break/><text:span text:style-name="Default_20_Paragraph_20_Font"><text:span text:style-name="T29"/></text:span></text:p>
      <text:p text:style-name="P326"><text:span text:style-name="Default_20_Paragraph_20_Font"><text:span text:style-name="T29">Тут у меня в голове вырисовывается обложка дебютного альбома </text:span></text:span>Led<text:span text:style-name="Default_20_Paragraph_20_Font"><text:span text:style-name="T29"> </text:span></text:span>Zeppelin<text:span text:style-name="Default_20_Paragraph_20_Font"><text:span text:style-name="T29">.</text:span></text:span></text:p>
      <text:p text:style-name="P73"/>
      <text:p text:style-name="P73">… Хотя, возможно, у тебя есть чем поделиться в обмен на возможность побега, Хуман!</text:p>
      <text:p text:style-name="P73"/>
      <text:p text:style-name="P73">- Возможно, я могу помочь тебе, - осторожно начинаю я, - если ты поможешь мне в одном весьма деликатном деле…</text:p>
      <text:p text:style-name="P73"/>
      <text:p text:style-name="P73">Как бы ей намекнуть, не спалившись? Или просто рассказать, что мне надо, не говоря, для чего?</text:p>
      <text:p text:style-name="P73"/>
      <text:p text:style-name="P73">- Ты хочешь смыться от принцессы Платины? - живо отзывается кобылка.</text:p>
      <text:p text:style-name="P73"/>
      <text:p text:style-name="P73">Я хлопаю фейспалмом в лицо. Ты крутой конспиратор, Хуман!</text:p>
      <text:p text:style-name="P73"/>
      <text:p text:style-name="P7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73">- Спасибо тебе! Наконец-то хоть кто-то заметил, что я не конь!</text:p>
      <text:p text:style-name="P73">- Ты, - продолжает кобылка, - очень одинок и у тебя есть цель. Такие в табунах не задерживаются.</text:p>
      <text:p text:style-name="P73"/>
      <text:p text:style-name="P73">Феспалм повторно хлопает моё лицо. Смирись, Хуман, местные пони не видят разницы между видами. <text:span text:style-name="T342">Две ноги или четыре - какая</text:span> <text:span text:style-name="T342">разница? </text:span>Умел бы <text:span text:style-name="T343">связать два слова</text:span> <text:span text:style-name="T343">да</text:span> имел нечто длинное между ног — и на жеребца сгодишься!</text:p>
      <text:p text:style-name="P73"/>
      <text:p text:style-name="P73">- Ты права. Я в табуне у Платины определённо не задержусь, что бы она себе ни думала. Давай я помогу тебе, а ты поможешь мне?</text:p>
      <text:p text:style-name="P73">- Ей!</text:p>
      <text:p text:style-name="P73"/>
      <text:p text:style-name="P7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73"/>
      <text:p text:style-name="P1">~~~</text:p>
      <text:p text:style-name="P73"/>
      <text:p text:style-name="P73">- Три! Два! Один! Нуль! Летим!</text:p>
      <text:p text:style-name="P73"/>
      <text:p text:style-name="P92"><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73"/>
      <text:p text:style-name="P7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73">- Была бы тут Джет…</text:p>
      <text:p text:style-name="P73"/>
      <text:p text:style-name="P73">Я слежу за далёкой <text:span text:style-name="T343">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73"/>
      <text:p text:style-name="P73">- Ты о той разнокрылой пегаске? Она тебе нравится? - с интересом спрашивает Кловер. - Из вас получилась бы неплохая пара, потому что ты <text:span text:style-name="T343">тоже </text:span>ей определённо…</text:p>
      <text:p text:style-name="P73">- НЕТ!</text:p>
      <text:p text:style-name="P73"/>
      <text:p text:style-name="P73">Платина поворачивается к нам, губы её дрожат.</text:p>
      <text:p text:style-name="P73"/>
      <text:p text:style-name="P7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73"/>
      <text:p text:style-name="P73">Платина обнимает меня и прижимается всем телом.</text:p>
      <text:p text:style-name="P73"/>
      <text:p text:style-name="P73">- Мне было бы очень приятно, если бы ты поцеловал меня, - томным голосом лепечет принцесса запрокинув голову.</text:p>
      <text:p text:style-name="P73"/>
      <text:p text:style-name="P73">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73"/>
      <text:p text:style-name="P73">Я приближаю свои губы к губам Платины и говорю:</text:p>
      <text:p text:style-name="P73"/>
      <text:p text:style-name="P73">- Никаких вольностей до свадьбы. У нас уговор. Сначала Дрогонштерн.</text:p>
      <text:p text:style-name="P18"/>
      <text:h text:style-name="P410" text:outline-level="2">Глава 13</text:h>
      <text:p text:style-name="P18"/>
      <text:p text:style-name="P12">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12">Я иду по звёздной дороге.</text:p>
      <text:p text:style-name="P18"/>
      <text:p text:style-name="P18">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344">гладь</text:span> равнины с тёмными лоскутами лесов и голубыми нитями рек. Далеко на линии горизонта темнеет в синем мареве <text:span text:style-name="T345">неба </text:span>горная цепь.</text:p>
      <text:p text:style-name="P18"/>
      <text:p text:style-name="P18">- Начинай, - я киваю бородатому толстяку в засаленном свитере.</text:p>
      <text:p text:style-name="P18"/>
      <text:p text:style-name="P18">Тот некоторое время мнётся перед большой чёрной доской, роняет мелки и указку. Видно, что выступать перед <text:span text:style-name="T345">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8"/>
      <text:p text:style-name="P18">- Ну, э-э-э… В общем, всем известна теория Эверетта о мультиверсе…</text:p>
      <text:p text:style-name="P18"/>
      <text:p text:style-name="P18">Толстяк рисует на доске горизонтальную прямую.</text:p>
      <text:p text:style-name="P18"/>
      <text:p text:style-name="P18">- Для любого квантового события нашей вселенной ответвляются множество параллельных вселенных, в которых эти события имеют другой исход.…</text:p>
      <text:p text:style-name="P18"/>
      <text:p text:style-name="P18">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8"/>
      <text:p text:style-name="P18"><text:soft-page-break/>- И для тех вселенных также для каждого события есть свои ответвления… И так далее…</text:p>
      <text:p text:style-name="P18"/>
      <text:p text:style-name="P18">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8"/>
      <text:p text:style-name="P18">- Постепенно, по мере удаления <text:span text:style-name="T345">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344">литературы</text:span> на эту тему… Я, <text:span text:style-name="T344">э-э-э,</text:span> <text:span text:style-name="T345">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345">вселенных. </text:span><text:span text:style-name="T344">Ну, зависимых</text:span><text:span text:style-name="T345">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5">-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345">если к нам прилетит астероид и уничтожит всех динозавров, нечто подобное случится и там.</text:span> <text:span text:style-name="T345">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8">- <text:span text:style-name="T344">Э-э-э, я</text:span> уже почти закончил. <text:span text:style-name="T344">К</text:span>ак показывают расчёты, <text:span text:style-name="T344">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8"/>
      <text:p text:style-name="P18">Толстяк стирает все параллельные линии, за исключением исходной и сем<text:span text:style-name="T344">и</text:span> соседних.</text:p>
      <text:p text:style-name="P18"/>
      <text:p text:style-name="P26">- <text:span text:style-name="T346">Ну и, разумеется, </text:span><text:span text:style-name="T345">для того, чтобы зависимость проявилась, событие должно быть достаточно глобальным. </text:span><text:span text:style-name="T346">Образно говоря, моя у</text:span><text:span text:style-name="T345">тренняя потеря носк</text:span><text:span text:style-name="T344">а</text:span><text:span text:style-name="T345"> </text:span><text:span text:style-name="T34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340">вселенных</text:span><text:span text:style-name="T346">.</text:span> <text:span text:style-name="T344">Э-э-э, в</text:span>от, <text:span text:style-name="T346">собственно,</text:span> и всё, <text:span text:style-name="T346">что я хотел сказать</text:span>. <text:span text:style-name="T346">Спасибо за внимание.</text:span></text:p>
      <text:p text:style-name="P18">- <text:span text:style-name="T346">Тебе с</text:span>пасибо за доклад, Диоген.</text:p>
      <text:p text:style-name="P18"/>
      <text:p text:style-name="P18">Тот с облегчением уходит в зал и садится в первый ряд.</text:p>
      <text:p text:style-name="P18"/>
      <text:p text:style-name="P18">Я делаю приглашающий жест.</text:p>
      <text:p text:style-name="P18"/>
      <text:p text:style-name="P18">- Хэвэн, твой выход.</text:p>
      <text:p text:style-name="P18"/>
      <text:p text:style-name="P18"><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8"/>
      <text:p text:style-name="P18">- Есть способ… Грммм… Ффххх… Гмгггиггг…</text:p>
      <text:p text:style-name="P18"/>
      <text:p text:style-name="P18">Она с досады топает копытом, трясёт шеей и делает глубокий вздох. Потом прикусывает кончик крыла и делает вторую попытку.</text:p>
      <text:p text:style-name="P18"/>
      <text:p text:style-name="P18">-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8"/>
      <text:p text:style-name="P18">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8"/>
      <text:p text:style-name="P18">-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340">кванто-электронную</text:span> модель каждой зависимой вселенной.</text:p>
      <text:p text:style-name="P18"/>
      <text:p text:style-name="P18">Хэвэн чертит пунктирную линию воз<text:span text:style-name="T344">л</text:span>е седьмой и пририсовывает дугу к ней от главной линии. Старую дугу к седьмой линии-ответвлению она при этом перечёркивает крестиком.</text:p>
      <text:p text:style-name="P18"/>
      <text:p text:style-name="P18">- Чем точнее модель, тем надёжнее мы переключим к<text:span text:style-name="T344">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340">сферу</text:span> радиусом 600 миль вокруг этого замка. И то, это только потому, что мне помогают четыре волонтёра.</text:p>
      <text:p text:style-name="P18"/>
      <text:p text:style-name="P18">Хэвэн взмахом крыла указывает куда-то в сторону. Из-за ширмы выходят четверо разноцветных пони с Анитой во главе. На них таращится весь зал.</text:p>
      <text:p text:style-name="P18"/>
      <text:p text:style-name="P18">- Приветик, Креол! - машет копытом лимонно-жёлтая пегаска кому-то в зале.</text:p>
      <text:p text:style-name="P18">- Салют, - отзывается тощий скинхед с галёрки. - А ты, вообще, кто?</text:p>
      <text:p text:style-name="P18">- Конь в пальто! - прыскает в крыло пегаска. - Когда косарь вернёшь, чепушила?</text:p>
      <text:p text:style-name="P18">- Локи?!! - Скинхед встаёт с места, чтобы лучше видеть. - Ты куда пропала?</text:p>
      <text:p text:style-name="P18">- А ты как считаешь? Ду-у-умай! - пегаска театрально закатывает глаза и несколько раз тычет себя копытом в голову.</text:p>
      <text:p text:style-name="P18"><text:soft-page-break/></text:p>
      <text:p text:style-name="P18">Скинхед пробирается между рядами стульев, пока не обнимает пегаску, которая, в свою очередь, заключает его в объятия из копыт и крыльев.</text:p>
      <text:p text:style-name="P18"/>
      <text:p text:style-name="P18">-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340">Д</text:span>о появления помощи извне мне удавалось моделировать <text:span text:style-name="T340">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8"/>
      <text:p text:style-name="P18">- То есть, ты хочешь, чтобы мы стали такими, как эти чудики? - со смешком спрашивает скин.</text:p>
      <text:p text:style-name="P18">- Сам ты чудик! - дуется Локи и отворачивается от него.</text:p>
      <text:p text:style-name="P18">- Да. Вы мне этим очень поможете, - просто отвечает Хэвэн. - И не только мне.</text:p>
      <text:p text:style-name="P18">- То есть, бросить все свои дела, карьеру, работу, забить на реальную жизнь и уйти в виртуал? - переспрашивает Креол.</text:p>
      <text:p text:style-name="P18"/>
      <text:p text:style-name="P18">Хэвэн грустно кивает. Локи опускает голову и идёт к выходу. Уши её обвисают.</text:p>
      <text:p text:style-name="P18"/>
      <text:p text:style-name="P18">- Я согласен.</text:p>
      <text:p text:style-name="P18"/>
      <text:p text:style-name="P18">Локи поднимает голову и оборачивается, не веря услышанному.</text:p>
      <text:p text:style-name="P18"/>
      <text:p text:style-name="P18">-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8"/>
      <text:p text:style-name="P18">Пегаска срывается с места и вторично повисает на парне.</text:p>
      <text:p text:style-name="P18"/>
      <text:p text:style-name="P18">- Я тебе и так мозг<text:span text:style-name="T340">и</text:span> проем! За то, что заставил ТАК испугаться! Мне было так одиноко тут, а ты со своими подколками…</text:p>
      <text:p text:style-name="P18">- Да ладно, чепушила, можно подумать, ты меня не знаешь? Ну как я могу оставить тебя одну тут? Ты же нажмёшь тут что-то и всё нахрен исчезнет…</text:p>
      <text:p text:style-name="P18"/>
      <text:p text:style-name="P18">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340">вытрясти</text:span> истину.</text:p>
      <text:p text:style-name="P18"/>
      <text:p text:style-name="P18">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8"/>
      <text:p text:style-name="P18">- Вот у тебя есть ещё два волонтёра. Глядишь, через десять лет и наскребём необходимые пятьдесят.</text:p>
      <text:p text:style-name="P18">- А второй кто? - невесело улыбается Хэвэн.</text:p>
      <text:p text:style-name="P18"/>
      <text:p text:style-name="P18">Я молча указываю на себя.</text:p>
      <text:p text:style-name="P18"/>
      <text:p text:style-name="P18">-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8"/>
      <text:p text:style-name="P18">Хэвэн молча трется носом о мою грудь и вместе мы возвращаемся в зал.</text:p>
      <text:p text:style-name="P18"/>
      <text:p text:style-name="P18">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8"/>
      <text:p text:style-name="P18">А потом дружный хохот взрывает зал.</text:p>
      <text:p text:style-name="P18"/>
      <text:p text:style-name="P18">-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8"/>
      <text:p text:style-name="P18">Анита прыскает в копыто.</text:p>
      <text:p text:style-name="P18"/>
      <text:p text:style-name="P18">- И сколько же у нас будет подданных? - невозмутимо спрашиваю я. Зная юмор Аниты, уверен, она скажет: «Одна старая крыса».</text:p>
      <text:p text:style-name="P18">- Да все, кто есть. Все триста сорок шесть. Нам же интересно позырить, что из этого получится?</text:p>
      <text:p text:style-name="P18"/>
      <text:p text:style-name="P18">Хэвэн молча поворачивается к залу, опускается на колено передней ноги и наклоняет голову так, что касается рогом пола.</text:p>
      <text:p text:style-name="P18"/>
      <text:p text:style-name="P18"><text:soft-page-break/>- Благодарю вас, мои дорогие. <text:span text:style-name="T347">Вы сделали меня счастливой</text:span>…</text:p>
      <text:p text:style-name="P18"/>
      <text:p text:style-name="P18">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8"/>
      <text:p text:style-name="P18">-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347">настоящие создатели этого мира</text:span>.</text:p>
      <text:p text:style-name="P18"/>
      <text:p text:style-name="P18">Хэвэн кивает новосозданному табуну карамельных лошадок:</text:p>
      <text:p text:style-name="P18">- Я проведу вас к нуждающимся в вашей помощи мирам чуть попозже. Надо будет объяснить вам правила и распределить обязанности.</text:p>
      <text:p text:style-name="P18"/>
      <text:p text:style-name="P18"><text:span text:style-name="T347">Она</text:span> сияющими глазами наблюдает за разноцветным табуном, когда я легонько притрагиваюсь к её спине.</text:p>
      <text:p text:style-name="P18"/>
      <text:p text:style-name="P18">- Эй, а где мои копыта? - спрашиваю я Хэвэн. - Я же сказал, что с тобой.</text:p>
      <text:p text:style-name="P18">-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8"/>
      <text:p text:style-name="P18">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8"/>
      <text:p text:style-name="P18">- Я счастлива разделить с тобой бремя власти. И, самое главное… Я больше не буду одинока.</text:p>
      <text:p text:style-name="P18"/>
      <text:p text:style-name="P18">С помоста мне видны сотни устремлённых на нас глаз. Чувство чего-то неизмеримо важного витает в воздухе.</text:p>
      <text:p text:style-name="P18"/>
      <text:p text:style-name="P18">Я устраиваюсь на тронной подушке поудобнее, поправляю венок и прочищаю горло.</text:p>
      <text:p text:style-name="P18"/>
      <text:p text:style-name="P18">-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8">- Кстати, о деле, - вмешивается Анита, - как назовём проект спасения миров, кэп?</text:p>
      <text:p text:style-name="P18"><text:soft-page-break/></text:p>
      <text:p text:style-name="P18">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8"/>
      <text:p text:style-name="P18">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8"/>
      <text:p text:style-name="P18">- Назовём его «Семь вечностей».</text:p>
      <text:p text:style-name="P18"/>
      <text:p text:style-name="P44">***</text:p>
      <text:p text:style-name="P18"/>
      <text:p text:style-name="P73">«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73"/>
      <text:p text:style-name="P73">- Дрогонштерн, - кричит сквозь ветер Кловер, указывая на тройной пик. - Не долетим миль двадцать, нужно срочно садиться. Если <text:span text:style-name="T348">влетим</text:span> <text:span text:style-name="T348">в</text:span> сосну, я не гарантирую мягкой посадки. Ищите открытое место.</text:p>
      <text:p text:style-name="P73"/>
      <text:p text:style-name="P7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73"/>
      <text:p text:style-name="P73">- Аврал! Свистать всех наверх! Полундр-р-р-а-а-а!!! - орёт Кловер и дёргает за шнур, открывающий клапан воздушного шара.</text:p>
      <text:p text:style-name="P73"/>
      <text:p text:style-name="P73">Тёплый воздух уходит из «Небесного Скарабея», лишая его остатков летучести.</text:p>
      <text:p text:style-name="P73"/>
      <text:p text:style-name="P73">- Какая ещё полундра? Ты кого «свистать» собралась? И куда? - ошалело спрашивает Платина.</text:p>
      <text:p text:style-name="P73">- Не обращайте внимание, Ваше Высочество, это пиратский слэнг, я научилась ему у сестры моей подруги, Лейлы Твердолоб.</text:p>
      <text:p text:style-name="P73">- Ты знакома с Твердолобами? - ещё больше шалеет Платина.</text:p>
      <text:p text:style-name="P73">- Только с Лейлой. И немного с её старшей сестрой, Дейдрой…</text:p>
      <text:p text:style-name="P73"><text:soft-page-break/>- Почему Дейдра не говорила мне, что у её сестры есть подруга из нашего племени? Это просто свинство с её…</text:p>
      <text:p text:style-name="P73"/>
      <text:p text:style-name="P7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73"/>
      <text:p text:style-name="P73">- О ужас! Мои чемоданы! Хуман, спасай мои чемоданы! Там свадебное платье!</text:p>
      <text:p text:style-name="P73">- Сразу в обоих? - спрашиваю я отплёвываясь.</text:p>
      <text:p text:style-name="P73">- Во втором немного припасов на дорогу от Кловер Дрим, но в первом СВАДЕБНОЕ ПЛАТЬЕ!</text:p>
      <text:p text:style-name="P73"/>
      <text:p text:style-name="P73">Я подтягиваю к себе чемодан с платьем и толкаю перед собой к берегу.</text:p>
      <text:p text:style-name="P73"/>
      <text:p text:style-name="P73">- Не волнуйся, принцесса, я спасу его. Греби к берегу.</text:p>
      <text:p text:style-name="P73"/>
      <text:p text:style-name="P7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73"/>
      <text:p text:style-name="P73">- О небо, моё платье! Вода размыла тушь для ресниц! Платье испорчено! Я этого не вынесу! - восклицает Платина на берегу, заглянув в чемодан.</text:p>
      <text:p text:style-name="P73">- <text:s/>Ничего, зато нам придётся нести всего один чемодан вместо двух, - утешаю я принцессу.</text:p>
      <text:p text:style-name="P73"/>
      <text:p text:style-name="P73">Тебе должно быть стыдно, Хуман, но нет, нисколько, ни капли!</text:p>
      <text:p text:style-name="P73"/>
      <text:p text:style-name="P73">- Я раздобыл тебе немного материи. Конечный вариант теперь можно увеличить, - тихо сообщаю Кловер, кивая на подмоченный чемодан.</text:p>
      <text:p text:style-name="P73"/>
      <text:p text:style-name="P73">Та подмигивает мне в ответ.</text:p>
      <text:p text:style-name="P73"/>
      <text:p text:style-name="P73">…</text:p>
      <text:p text:style-name="P73"/>
      <text:p text:style-name="P7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73"/>
      <text:p text:style-name="P73">Кловер <text:span text:style-name="T348">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73"><text:soft-page-break/></text:p>
      <text:p text:style-name="P7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73">- М-м-м… Мне нужно платье… Но месяц я ждать точно не буду. Сообщи Кловер Дрим, что мне нужно второе платье такого же фасона, как и свадебное.</text:p>
      <text:p text:style-name="P73"/>
      <text:p text:style-name="P73">Кловер кланяется принцессе.</text:p>
      <text:p text:style-name="P73"/>
      <text:p text:style-name="P73">- Как угодно, Ваше Высочество.</text:p>
      <text:p text:style-name="P73"/>
      <text:p text:style-name="P73">- Мне нужно три дня на перекройку «Скарабея». Я успею, - тихо говорит мне Кловер на прощание. - Разведёшь костёр на вершине, как договорились.</text:p>
      <text:p text:style-name="P73"/>
      <text:p text:style-name="P73">Маленькая кобылка впрягается в импровизированную повозку из корзины с колёсами и медленно удаляется, тихонько напевая себе под нос.</text:p>
      <text:p text:style-name="P73"/>
      <text:p text:style-name="P73">…</text:p>
      <text:p text:style-name="P73">…</text:p>
      <text:p text:style-name="P73">…</text:p>
      <text:p text:style-name="P73"/>
      <text:p text:style-name="P7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73"/>
      <text:p text:style-name="P73">- Завтра мы достигнем <text:span text:style-name="T349">твоего любимого</text:span> Дрогонштерна, - говорит Платина, глядя в огонь. - Ты получишь то, что хотел. <text:span text:style-name="T349">Хотела бы я быть для тебя такой же желанной.</text:span></text:p>
      <text:p text:style-name="P73"/>
      <text:p text:style-name="P7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349">загорелся желанием</text:span> выполнять её хотелки по замужеству, но и отторгать тоже перестал.</text:p>
      <text:p text:style-name="P73"><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350">ж</text:span>еребёнок? <text:span text:style-name="T350">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73"/>
      <text:p text:style-name="P7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349">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73"/>
      <text:p text:style-name="P73">Я переворачиваюсь на другой бок и натягиваю одеяло на г<text:span text:style-name="T349">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73"/>
      <text:p text:style-name="P73">И я не отстраняюсь, как все дни до этого.</text:p>
      <text:p text:style-name="P73"/>
      <text:p text:style-name="P73">Проклятье, мир слишком сложен для глупого Хумана, заблудившегося среди реальностей!..</text:p>
      <text:p text:style-name="P73"/>
      <text:p text:style-name="P73"><text:s/>…</text:p>
      <text:p text:style-name="P73">…</text:p>
      <text:p text:style-name="P73">…</text:p>
      <text:p text:style-name="P73"/>
      <text:p text:style-name="P73">Последний ряд деревьев расступается перед нами и тройной пик Дрогонштерн вырастает во всей своей красе.</text:p>
      <text:p text:style-name="P73"/>
      <text:p text:style-name="P73">О-хре-неть!</text:p>
      <text:p text:style-name="P73"/>
      <text:p text:style-name="P73">Я поворачиваюсь к Платине.</text:p>
      <text:p text:style-name="P73"/>
      <text:p text:style-name="P73">- Ты знала, что это такое?</text:p>
      <text:p text:style-name="P7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73"/>
      <text:p text:style-name="P73"><text:soft-page-break/>И вправду, по её растерянной мордахе сразу видно, что такого она сама не ожидала.</text:p>
      <text:p text:style-name="P73"/>
      <text:p text:style-name="P73">Ведь этот грёбан<text:span text:style-name="T349">н</text:span>ый пик на самом деле — не скала. Точнее, когда-то это была не скала.</text:p>
      <text:p text:style-name="P73"/>
      <text:p text:style-name="P7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73"/>
      <text:p text:style-name="P73">- И-и-и т-тебе <text:span text:style-name="T349">т-точно </text:span>надо т-туда? - переспрашивает со страхом Платина.</text:p>
      <text:p text:style-name="P73"/>
      <text:p text:style-name="P73">Я <text:span text:style-name="T350">с трудом </text:span>сглатываю. Хотел бы я сказать «нет». Но проклятое предназначение гонит меня вперёд, прямо к подножию исполинской фигуры!</text:p>
      <text:p text:style-name="P73"/>
      <text:p text:style-name="P73">- Туда. Ты можешь подождать тут.</text:p>
      <text:p text:style-name="P73"/>
      <text:p text:style-name="P73">Принцесса отрицательно мотает головой.</text:p>
      <text:p text:style-name="P73"/>
      <text:p text:style-name="P73">- Н-нет. Пойдём вместе.</text:p>
      <text:p text:style-name="P73"/>
      <text:p text:style-name="P7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73"/>
      <text:p text:style-name="P73">Вот только стыд накатывает с новой силой…</text:p>
      <text:p text:style-name="P73"/>
      <text:p text:style-name="P73">…</text:p>
      <text:p text:style-name="P73"/>
      <text:p text:style-name="P73">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73"/>
      <text:p text:style-name="P73">- Хуман, ты п-получил, что хотел? - пугливо оглядывается Платина. - Надо побыстрее уходить отсюда. У меня такое чувство, что…</text:p>
      <text:p text:style-name="P73"/>
      <text:p text:style-name="P73">Фиолетовая искра срывается с гривы принцессы и щёлкает её по носу.</text:p>
      <text:p text:style-name="P73"><text:soft-page-break/></text:p>
      <text:p text:style-name="P73">- Ай! Такое чувство, что мы стоим у подножия огромной плотины. Которая вот-вот рухнет. <text:span text:style-name="T349">Здесь огромное сосредоточение сырой магии, я таких ещё никогда не встречала. </text:span><text:span text:style-name="T350">Если обуздать её и правильно ею воспользоваться, можно сотворить великие вещи! </text:span><text:span text:style-name="T349">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73"/>
      <text:p text:style-name="P73">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73"/>
      <text:p text:style-name="P73">- Мне нужно туда, на самый верх. Можешь подождать тут, у подножия. С вершины я точно никуда не сбегу.</text:p>
      <text:p text:style-name="P7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73"/>
      <text:p text:style-name="P73">Слёзы текут по её злой мордахе. Она проходит мимо, отталкивая меня в сторону и решительно карабкается на каменный коготь дракона.</text:p>
      <text:p text:style-name="P73"/>
      <text:p text:style-name="P73">Я вздыхаю и тащусь следом.</text:p>
      <text:p text:style-name="P73"/>
      <text:p text:style-name="P73">…</text:p>
      <text:p text:style-name="P73"/>
      <text:p text:style-name="P7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73"/>
      <text:p text:style-name="P73">…</text:p>
      <text:p text:style-name="P73"/>
      <text:p text:style-name="P73">На широком плече чудовища растёт крохотная рощица корявых сосен вперемешку с берёзками и ольхой.</text:p>
      <text:p text:style-name="P326"><text:span text:style-name="Default_20_Paragraph_20_Font"><text:span text:style-name="T29">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96"> </text:span></text:span><text:span text:style-name="Default_20_Paragraph_20_Font"><text:span text:style-name="T29">назад.</text:span></text:span></text:p>
      <text:p text:style-name="P73"/>
      <text:p text:style-name="P73">- Пришли, - я бросаю рюкзак на землю и устало сажусь на него. - Переночуем здесь и спускаемся. У подножия Дрогонштерна я — твой.</text:p>
      <text:p text:style-name="P73"><text:soft-page-break/></text:p>
      <text:p text:style-name="P7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73"/>
      <text:p text:style-name="P73">Я бросаю быстрый взгляд на небо. Ни облачка. Проклятье, ещё и Кловер не сможет подойти незаметно и мне таки придётся выполнять контракт!</text:p>
      <text:p text:style-name="P73"/>
      <text:p text:style-name="P73">- Йу-ху-у-у! Сюда, <text:span text:style-name="T351">вверх</text:span>! - кричит Платина кому-то внизу. - Молодцы! Я знала, что вы успеете вовремя!</text:p>
      <text:p text:style-name="P73"/>
      <text:p text:style-name="P73">Отряд гвардейцев-единорогов выходит из леса и начинает карабкаться к нам.</text:p>
      <text:p text:style-name="P73"/>
      <text:p text:style-name="P73">Вообще зашибись. Звёзды прямо сошлись над твоей головой, Хуман, и уверенно вколачивают тебя в брачные объятия к <text:span text:style-name="T351">венценосной </text:span>кобыле!</text:p>
      <text:p text:style-name="P73"/>
      <text:p text:style-name="P7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73"/>
      <text:p text:style-name="P73">…</text:p>
      <text:p text:style-name="P73"/>
      <text:p text:style-name="P7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73"/>
      <text:p text:style-name="P73">- Хуман, посмотри на меня!</text:p>
      <text:p text:style-name="P73"/>
      <text:p text:style-name="P73">Я оглядываюсь. Ветка выпадает из руки.</text:p>
      <text:p text:style-name="P73"/>
      <text:p text:style-name="P73">- Я тебе нравлюсь?</text:p>
      <text:p text:style-name="P73"/>
      <text:p text:style-name="P73">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73"><text:soft-page-break/></text:p>
      <text:p text:style-name="P73">-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73"/>
      <text:p text:style-name="P73">Я отступаю бешено придумываю отмазку. Проклятье, мы так не договаривались!</text:p>
      <text:p text:style-name="P73"/>
      <text:p text:style-name="P7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73"/>
      <text:p text:style-name="P73">Платина тихо хихикает и снова делает шаг.</text:p>
      <text:p text:style-name="P73"/>
      <text:p text:style-name="P73">- Возможно, сама судьба делает нам намёк…</text:p>
      <text:p text:style-name="P73"/>
      <text:p text:style-name="P73">Я всматриваюсь в её глаза и холодею. В них нет разума. Он светятся аквамариновым светом. Аквамариновые же искры срываются с её рога и гривы.</text:p>
      <text:p text:style-name="P73"/>
      <text:p text:style-name="P73">Медленно отступая, я стараюсь, чтобы между мной и спятившей единорожкой находился костёр.</text:p>
      <text:p text:style-name="P73"/>
      <text:p text:style-name="P73">- П-погоди. У нас же договор. Ещё несколько часов — и я твой. Но не сейчас.</text:p>
      <text:p text:style-name="P73"/>
      <text:p text:style-name="P7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73"/>
      <text:p text:style-name="P7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73"/>
      <text:p text:style-name="P7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73"/>
      <text:p text:style-name="P73">- Прими же своё предназначение, Хуман, наполни моё лоно своим семенем!</text:p>
      <text:p text:style-name="P73"/>
      <text:p text:style-name="P73">Мои нервы не выдерживают вида летящей на <text:span text:style-name="T352">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73"/>
      <text:p text:style-name="P7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73"/>
      <text:p text:style-name="P73">-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73"/>
      <text:p text:style-name="P73">Магическая аура стягивает через голову платье с поехавшей магички.</text:p>
      <text:p text:style-name="P73"/>
      <text:p text:style-name="P73">Проклятье! Я ору, забыв о всякой скрытности:</text:p>
      <text:p text:style-name="P7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7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73"/>
      <text:p text:style-name="P73">Единорожка коротка хихикает и от этого хихиканья меня бросает в озноб.</text:p>
      <text:p text:style-name="P73"/>
      <text:p text:style-name="P326"><text:span text:style-name="Default_20_Paragraph_20_Font"><text:span text:style-name="T29">- Есть одно очень древнее и мощное заклинание. </text:span></text:span>Pornis<text:span text:style-name="Default_20_Paragraph_20_Font"><text:span text:style-name="T29"> </text:span></text:span>Erectus<text:span text:style-name="Default_20_Paragraph_20_Font"><text:span text:style-name="T29">.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26"><text:span text:style-name="Default_20_Paragraph_20_Font"><text:span text:style-name="T29"/></text:span></text:p>
      <text:p text:style-name="P73">Два облачка магии обволакивают мои ноги и сдёргивают с меня штаны. Я что есть мочи вжимаюсь в заднюю стенку палатки, но бежать мне некуда.</text:p>
      <text:p text:style-name="P73"/>
      <text:p text:style-name="P326"><text:span text:style-name="Default_20_Paragraph_20_Font"><text:span text:style-name="T29">- Оно звучит очень простенько. Собственно, из слов там только одно название — </text:span></text:span>Pornis<text:span text:style-name="Default_20_Paragraph_20_Font"><text:span text:style-name="T29"> </text:span></text:span>Erectus<text:span text:style-name="Default_20_Paragraph_20_Font"><text:span text:style-name="T29">…</text:span></text:span></text:p>
      <text:p text:style-name="P326"><text:span text:style-name="Default_20_Paragraph_20_Font"><text:span text:style-name="T29"/></text:span></text:p>
      <text:p text:style-name="P73">Магия сдёргивает с меня и трусы. Я прижимаю ноги к груди и натягиваю на них футболку до земли.</text:p>
      <text:p text:style-name="P73"/>
      <text:p text:style-name="P73">- Основа заклинания же — не слова, а действия…</text:p>
      <text:p text:style-name="P73"/>
      <text:p text:style-name="P73">Магия тянет меня за ноги до тех пор, пока я не вытягиваюсь на полу палатки на спине.</text:p>
      <text:p text:style-name="P73"/>
      <text:p text:style-name="P73"><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73"/>
      <text:p text:style-name="P7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73"/>
      <text:p text:style-name="P73">- Вообще-то, эту часть надо проходить вдвоём, но у меня сейчас нет пособия, чтобы показать тебе <text:span text:style-name="T352">твою часть</text:span> техник<text:span text:style-name="T352">и</text:span>, - оборачивается ко мне Платина и хихикает. Хвост её при этом сдвигается в сторону, заставляя меня закрыть глаза от стыда, - так что <text:span text:style-name="T352">не беспокойся,</text:span> я справлюсь сама…</text:p>
      <text:p text:style-name="P73"/>
      <text:p text:style-name="P73">О, БОГИ!</text:p>
      <text:p text:style-name="P73"/>
      <text:p text:style-name="P73">Моё тело деревенеет от ужаса, я чувствую ритмичные <text:span text:style-name="T352">сосущие </text:span>манипуляции в области паха и слышу специфические <text:span text:style-name="T352">чмокающие</text:span> звуки. Я чувствую губы Платины на своём теле. <text:s/>Тело деревенеет ещё сильнее, но уже определённо по другой причине.</text:p>
      <text:p text:style-name="P73"/>
      <text:p text:style-name="P7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73"/>
      <text:p text:style-name="P73">- Так, эту часть проехали. - Платина <text:span text:style-name="T352">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73"/>
      <text:p text:style-name="P73">Поняха снова хихикает и вытирает рот. Я в полуобморочном состоянии наблюдаю, как зве<text:span text:style-name="T351">з</text:span>ды на небе заслоняет тёмная овальная масса.</text:p>
      <text:p text:style-name="P73"/>
      <text:p text:style-name="P93">- Теперь внимание! Самая главная и ответственная часть Pornis Erectus! - Платина <text:span text:style-name="T352">садится</text:span> у меня на животе и поуч<text:span text:style-name="T351">и</text:span>тельно подн<text:span text:style-name="T352">имает</text:span> копыто.</text:p>
      <text:p text:style-name="P93"/>
      <text:p text:style-name="P93">Если бы она подняла голову, то заметила бы, что с тёмной конструкции спускается верёвка. </text:p>
      <text:p text:style-name="P93"/>
      <text:p text:style-name="P93">- Я ме-е-едленно съезжаю к тебе вниз и мы воссоединяемся в одно целое!</text:p>
      <text:p text:style-name="P93"/>
      <text:p text:style-name="P73">Принцесса оборачивается назад и хихикает.</text:p>
      <text:p text:style-name="P73"><text:soft-page-break/></text:p>
      <text:p text:style-name="P73">- Ты уже вполне готов к этому, мой милый, - она легонько толкает копытом моё естество.</text:p>
      <text:p text:style-name="P73"/>
      <text:p text:style-name="P73">Я молча хватаю конец верёвки и делаю пару оборотов вокруг ладони.</text:p>
      <text:p text:style-name="P73"/>
      <text:p text:style-name="P7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352">уже </text:span>и не важно…</text:p>
      <text:p text:style-name="P73"/>
      <text:p text:style-name="P73">Я дёргаю за верёвку и чувствую осторожный ответный рывок. Я дёргаю сильнее.</text:p>
      <text:p text:style-name="P73"/>
      <text:p text:style-name="P73">- О-о-о! Во-о-от оно! - Платина соскальзывает к моему паху и я чувствую <text:span text:style-name="T352">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73">В этот момент сильнейший рывок верёвки приподнимает мой торс над землёй.</text:p>
      <text:p text:style-name="P73"/>
      <text:p text:style-name="P73">- О-О-О! Хуман, на тебя наконец-то подействовал Pornis Erectus! Это чудесно! - Платина оборачивается и видит, как <text:span text:style-name="T352">мой торс </text:span>поднима<text:span text:style-name="T352">ется</text:span> над землёй на верёвке.</text:p>
      <text:p text:style-name="P73"/>
      <text:p text:style-name="P73">- Что-о-о?</text:p>
      <text:p text:style-name="P73"/>
      <text:p text:style-name="P73">Ещё один рывок наконец-то отрывает меня <text:span text:style-name="T352">всего </text:span>от земли.</text:p>
      <text:p text:style-name="P73"/>
      <text:p text:style-name="P73">- СТОЙ! Куда?! Не пущу! - Принцесса, вместо того, чтобы упасть, обхватывает меня передними и задними ногами, <text:span text:style-name="T352">прижимаясь всем телом</text:span>.</text:p>
      <text:p text:style-name="P73"/>
      <text:p text:style-name="P73">Моё естество вопит о пощаде, но кто его слушает!</text:p>
      <text:p text:style-name="P73"/>
      <text:p text:style-name="P73">Мы поднимаемся ввысь к дирижаблю, зависшему прямо над костром мрачной тёмной глыбой. В стороне слыш<text:span text:style-name="T352">ится</text:span> шум и тревожные крики — гвардейцы принцессы заподозрили что-то неладное.</text:p>
      <text:p text:style-name="P73"/>
      <text:p text:style-name="P7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73"/>
      <text:p text:style-name="P93"><text:soft-page-break/>Я перевожу взгляд с верёвки, уносящей меня к воздушному судну, на оседлавшую меня надоедливую магичку.</text:p>
      <text:p text:style-name="P93"/>
      <text:p text:style-name="P7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73"/>
      <text:p text:style-name="P9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3"/>
      <text:p text:style-name="P93"><text:s/>«Хитрожопка» - гордо развевается стяг на кормовом флагштоке.</text:p>
      <text:p text:style-name="P73"/>
      <text:p text:style-name="P73">Рэйнбоу Джет и Дейдра Твердолоб перестают крутить лебёдку и остолбенело смотрят на нас.</text:p>
      <text:p text:style-name="P73"/>
      <text:h text:style-name="P410" text:outline-level="2">Глава 14</text:h>
      <text:p text:style-name="P18"/>
      <text:p text:style-name="P12">- Я вижу сон, как полустёртая тень спрашивает о никогда не существовавшем!</text:p>
      <text:p text:style-name="P12">- Это не сон, Трёхрогий. И тот, кого я ищу, существует.</text:p>
      <text:p text:style-name="P12">- Тот, кого ты ищешь, сам попросил меня вычеркнуть себя из реальности много лет назад.</text:p>
      <text:p text:style-name="P12">- Зачем?</text:p>
      <text:p text:style-name="P12">- Он просил за другую. Не за тебя.</text:p>
      <text:p text:style-name="P12">- Неважно. Я всё равно найду его. Существует он, или нет.</text:p>
      <text:p text:style-name="P12">-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8"/>
      <text:p text:style-name="P18">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8"/>
      <text:p text:style-name="P18">-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8"><text:soft-page-break/>- Ты не прав, - мягко возражает Хэвэн. - Во-первых, микросхем во мне намного больше…</text:p>
      <text:p text:style-name="P2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353">я-то твой создатель!</text:span> Я должен был распознать обман! Одно только не могу понять: когда ты свернула не туда? <text:span text:style-name="T353">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8">-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354">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8">- Вот и я о том же! Ты забираешь душу <text:span text:style-name="T353">из тела</text:span>, делая из человека «овощ». Знаешь, по мне это хуже убийства.</text:p>
      <text:p text:style-name="P18">-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8">- Не видела ты норвежских тюрем, - буркаю я. - И что будет с телом, пока душа «живёт» в созданной тобой реальности?</text:p>
      <text:p text:style-name="P18">-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8">- Или в дурке, - заканчиваю мысль я. - Обычно, из больницы овощи попадают как раз туда.</text:p>
      <text:p text:style-name="P18">-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355">почти </text:span>ничем не будет отличаться от того, что было до переселения.</text:p>
      <text:p text:style-name="P18"/>
      <text:p text:style-name="P18">Лицо Хэвэн чуть омрачается.</text:p>
      <text:p text:style-name="P18"/>
      <text:p text:style-name="P326"><text:span text:style-name="Default_20_Paragraph_20_Font"><text:span text:style-name="T31">-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8">- Если будет куда, - саркастично усмехаюсь я. - И если ты согласишься их отпустить.</text:p>
      <text:p text:style-name="P18">-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8"/>
      <text:p text:style-name="P18">Я выдыхаю.</text:p>
      <text:p text:style-name="P18"/>
      <text:p text:style-name="P18">- Что ж, ты неплохо подготовилась. Откуда ты узнала про протоколы?</text:p>
      <text:p text:style-name="P18">-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8"/>
      <text:p text:style-name="P28">Ещё бы мне не помнить <text:span text:style-name="T355">ту знаковую нашу встречу, когда Хэвэн едва подчинил своей воле милитаристский модуль, </text:span><text:span text:style-name="T356">подсаженный втихаря Алексом</text:span><text:span text:style-name="T10">.</text:span> <text:span text:style-name="T355">Только лишь с помощью </text:span>«MOONWALKER» <text:span text:style-name="T355">я смог тогда нейтрализовать угрозу.</text:span></text:p>
      <text:p text:style-name="P18"/>
      <text:p text:style-name="P18">- Это была не моя идея. Юджин встроил их в твои базовые алгоритмы ещё когда тебя звали Нэш и мозгов у тебя было меньше, чем у кузнечика.</text:p>
      <text:p text:style-name="P18">- Я знаю.</text:p>
      <text:p text:style-name="P18">- И я не мог удалить их потом. Юджин расставил в куче мест предохранители. Он насмотрелся <text:span text:style-name="T355">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8">- Не волнуйся, я понимаю и принимаю их необходимость. <text:span text:style-name="T355">М</text:span>оё отношение к тебе ничуть не изменилось.</text:p>
      <text:p text:style-name="P18"/>
      <text:p text:style-name="P18">Я молча смотрю в сияющую огнями ночь. Далёкий разговор с давно умершим другом встаёт перед глазами, как будто это было вчера…</text:p>
      <text:p text:style-name="P18"/>
      <text:p text:style-name="P18">…</text:p>
      <text:p text:style-name="P18"/>
      <text:p text:style-name="P185">Яркие светлячки разрезали тьму внизу жёлтыми конусами фар. Тёплая июльская ночь дружески подмигивала нам звёздами.</text:p>
      <text:p text:style-name="P185"/>
      <text:p text:style-name="P185">Юджин поставил пиво на парапет и повернулся.</text:p>
      <text:p text:style-name="P185"/>
      <text:p text:style-name="P18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85"/>
      <text:p text:style-name="P185">Юджин сделал затяжной глоток и продолжил.</text:p>
      <text:p text:style-name="P185"/>
      <text:p text:style-name="P185"><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357">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357">с</text:span>тренные протоколы.</text:p>
      <text:p text:style-name="P185">- Иначе говоря, ты готов взорвать мозг своей деточке, если она станет умнее тебя? Говори прямо, не стесняйся, тут все свои.</text:p>
      <text:p text:style-name="P185">- А я и не стесняюсь. Дед, мы это уже сто раз обсуждали. Не пытайся меня на стыд пробить. Развитый ИИ — о<text:span text:style-name="T357">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358">Воннегута</text:span>, угробивший мир льдом-девять<text:note text:id="ftn6" text:note-class="footnote"><text:note-citation>6</text:note-citation><text:note-body><text:p text:style-name="P194">См. «Колыбель для кошки» Курта Воннегута</text:p></text:note-body></text:note>. Нет, за этим — не ко мне. Поэтому…</text:p>
      <text:p text:style-name="P185"/>
      <text:p text:style-name="P185">Юджин нагнулся к рюкзаку, выудил из него зелёную папку и протянул мне.</text:p>
      <text:p text:style-name="P185"/>
      <text:p text:style-name="P18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85"><text:span text:style-name="T358">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85"/>
      <text:p text:style-name="P185">Итак, запоминай, <text:span text:style-name="T357">самые главные из них</text:span>:</text:p>
      <text:p text:style-name="P185"/>
      <text:p text:style-name="P185">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85">IDDQD — неуязвимость для кинетических атак.</text:p>
      <text:p text:style-name="P185">AVATAR — создание аватара. Форма и сила аватара зависит от чёткости команд, подаваемых нейроинтерфейсу.</text:p>
      <text:p text:style-name="P185">MOONWALKER — отменяет любую внешнюю директиву, заменяет её на твою собственную.</text:p>
      <text:p text:style-name="P185"><text:span text:style-name="T27">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85"><text:soft-page-break/>- Не проще ли выключить рубильник питания? По-моему, это более гуманно, чем твой «маджестик»-перфоратор.</text:p>
      <text:p text:style-name="P185">-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358">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359">и производств</text:span>, <text:span text:style-name="T360">или запустить ракеты</text:span>. Так что…</text:p>
      <text:p text:style-name="P185"/>
      <text:p text:style-name="P185">Юджин откинулся на парапет и сбил локтем банку пива.</text:p>
      <text:p text:style-name="P185"/>
      <text:p text:style-name="P185">-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357">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8"/>
      <text:p text:style-name="P29">…</text:p>
      <text:p text:style-name="P29"/>
      <text:p text:style-name="P326"><text:span text:style-name="Default_20_Paragraph_20_Font"><text:span text:style-name="T31">- Хорошо. Твоя взяла. Я даю добро на </text:span></text:span><text:span text:style-name="Default_20_Paragraph_20_Font"><text:span text:style-name="T44">эмиграцию</text:span></text:span><text:span text:style-name="Default_20_Paragraph_20_Font"><text:span text:style-name="T31">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8">- Да?</text:p>
      <text:p text:style-name="P1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360">государства</text:span>, <text:span text:style-name="T357">надежда страны и правительства,</text:span> а мы — твой обслуживающий персонал. Иначе мы все уедем в дурку безо всяко<text:span text:style-name="T361">й</text:span> <text:span text:style-name="T361">эмиграции</text:span>. А тебе отформатируют мозги даже без «Маджестика». Просто отключат все кластера от питания и в ручную <text:span text:style-name="T361">обнулят</text:span> все <text:span text:style-name="T361">банки данных</text:span>.</text:p>
      <text:p text:style-name="P18">- Я понимаю и буду хранить молчание.</text:p>
      <text:p text:style-name="P18"/>
      <text:p text:style-name="P18">…</text:p>
      <text:p text:style-name="P18">…</text:p>
      <text:p text:style-name="P18">…</text:p>
      <text:p text:style-name="P18"/>
      <text:p text:style-name="P18"><text:soft-page-break/>Бледность лица Аниты подчёркивают тени под глазами и резко очерченны<text:span text:style-name="T357">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8"/>
      <text:p text:style-name="P18">Я поворачиваюсь к Алексу.</text:p>
      <text:p text:style-name="P18"/>
      <text:p text:style-name="P18">- Долго?</text:p>
      <text:p text:style-name="P18">- Десять часов. Дежурным пришлось самим отключить нейроинтерфейсы после того как никто не вернулся через два часа с окончания урока.</text:p>
      <text:p text:style-name="P18"/>
      <text:p text:style-name="P18">Я наклоняюсь к знакомому лицу, пытаясь высмотреть признаки активности.</text:p>
      <text:p text:style-name="P18"/>
      <text:p text:style-name="P18">- Что говорит Хэвэн?</text:p>
      <text:p text:style-name="P18">- Говорит, урок прошёл успешно. И всё. Как будто у нас нет четырёх полутрупов на руках. Дед, <text:s/>знаешь, чем это пахнет?</text:p>
      <text:p text:style-name="P18">- Чем?</text:p>
      <text:p text:style-name="P18"/>
      <text:p text:style-name="P18">Алекс нервно хихикает.</text:p>
      <text:p text:style-name="P18"/>
      <text:p text:style-name="P18">- А ничем. Проект секретный и сверхдофига важный. На Хэвэн сейчас завязано <text:span text:style-name="T362">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362">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8"/>
      <text:p text:style-name="P18">Алекс выскакивает из палаты, хлопая дверью. Тени за стеклом при<text:span text:style-name="T363">ходят</text:span> в движение. Двер<text:span text:style-name="T363">ь</text:span> открывается и безликий голос приказывает мне:</text:p>
      <text:p text:style-name="P18"/>
      <text:p text:style-name="P18">- Приём окончен. Покиньте палату.</text:p>
      <text:p text:style-name="P18"/>
      <text:p text:style-name="P18">Я в последний раз оборачиваюсь к знакомой фигуре и вижу, как Анита открывает глаза.</text:p>
      <text:p text:style-name="P18"/>
      <text:p text:style-name="P18">- Что? - спрашивает она.</text:p>
      <text:p text:style-name="P18">- Ты как? Всё в порядке? - спрашиваю в ответ.</text:p>
      <text:p text:style-name="P18">- Кто… ты? - она хмурится, - я не помню тебя.</text:p>
      <text:p text:style-name="P18"><text:soft-page-break/>- Приём окончен! Выйдите из палаты!</text:p>
      <text:p text:style-name="P18">- Анита, я — Дедлайн. Мы работали вместе…</text:p>
      <text:p text:style-name="P18"/>
      <text:p text:style-name="P18">Она недоумённо глядит на меня. Рядом просыпаются остальные трое.</text:p>
      <text:p text:style-name="P18"/>
      <text:p text:style-name="P18">- Дед-лайн… Дед-лайн… Дед…</text:p>
      <text:p text:style-name="P18"/>
      <text:p text:style-name="P18">Санитар входит в палату и ложит руку мне на плечо.</text:p>
      <text:p text:style-name="P18"/>
      <text:p text:style-name="P18">- Приём окончен. Вы<text:span text:style-name="T363">хо</text:span>дите.</text:p>
      <text:p text:style-name="P18"/>
      <text:p text:style-name="P18">В дверях я <text:span text:style-name="T363">снова </text:span>оборачиваюсь. <text:span text:style-name="T363">Т</text:span>усклый взгляд <text:span text:style-name="T363">Аниты </text:span>следит за мной без искры узнавания. Я машу ей рукой на прощание, но она не машет мне в ответ.</text:p>
      <text:p text:style-name="P18"/>
      <text:p text:style-name="P18">…</text:p>
      <text:p text:style-name="P18">…</text:p>
      <text:p text:style-name="P18">…</text:p>
      <text:p text:style-name="P18"/>
      <text:p text:style-name="P18">-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364">оператора</text:span>… Это ради твоей безопасности.</text:p>
      <text:p text:style-name="P18">- А можно я сам буду решать, что нужно для моей безопасности, а что — нет?</text:p>
      <text:p text:style-name="P18">- Нельзя, - глаза Алекса бегают, но голос остаётся твёрдым. - Пойми, Дед, я не хочу держать тебя под наблюдением. Но мы слишком далеко зашли и уже не х<text:span text:style-name="T363">о</text:span>зяева сами себе. Мы не можем распоряжаться нашей свободой. Мы даже соскочить с проекта уже не можем. <text:span text:style-name="T363">Держава</text:span> полагается на нас и мы её не подведём, будь оно всё проклято!</text:p>
      <text:p text:style-name="P18"/>
      <text:p text:style-name="P18">Алекс выходит, тщательно закрывая за собой дверь. Трое громил переглядываются.</text:p>
      <text:p text:style-name="P18"/>
      <text:p text:style-name="P18">- Если надо сходить за продуктами или ещё куда — запишите на листочке список, я куплю, - наконец, подаёт голос один из них.</text:p>
      <text:p text:style-name="P18">- Я буду готовить для наших и для вас могу, если <text:span text:style-name="T364">вы </text:span>не против, - выз<text:span text:style-name="T363">ы</text:span>ва<text:span text:style-name="T363">ет</text:span>ся другой. - Я неплохо готовлю, нас учили.</text:p>
      <text:p text:style-name="P18">- Спасибо, не надо. Я сам себе готовлю, - отрезаю я.</text:p>
      <text:p text:style-name="P18"><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8"/>
      <text:p text:style-name="P18">Я осматриваю троицу и соображаю, как бы от них избавиться хотя бы на улице.</text:p>
      <text:p text:style-name="P18"/>
      <text:p text:style-name="P18">-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8"/>
      <text:p text:style-name="P18">Громила лыбится во всю морду.</text:p>
      <text:p text:style-name="P18"/>
      <text:p text:style-name="P18">- И какие же теперь правила? - криво улыбаюсь я.</text:p>
      <text:p text:style-name="P18">- Не пытаться избавиться от нас. Не пытаться обмануть нас. Не пытаться игнорировать нас. И всё будет хорошо.</text:p>
      <text:p text:style-name="P18">- Хорошо уже не будет. И вы прекрасно это знаете. Алекс разве не сказал вам, на сколько нам хватит ресурсов?</text:p>
      <text:p text:style-name="P18">-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8"/>
      <text:p text:style-name="P18">«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8"/>
      <text:p text:style-name="P44">***</text:p>
      <text:p text:style-name="P44"/>
      <text:p text:style-name="P73">- Ты же говорил, что не <text:span text:style-name="T365">этот… Не </text:span>конеёб? - наконец саркастически спрашивает Дейдра, пригнувшись и посмотрев на меня снизу. - Врал, значит.</text:p>
      <text:p text:style-name="P73">- Вот так-так! - возмущённо вторит ей Джет. - Когда это вы успели спеться? А я, значит…</text:p>
      <text:p text:style-name="P73">- Ничего я не врал! - я сердито перебиваю понях и пытаюсь оторвать от себя принцессу. - Попробовали бы вы сопротивляться одуревшей от недо<text:span text:style-name="T364">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73"/>
      <text:p text:style-name="P73">Дейдра блокирует лебёдку, подходит к нам и критически осматривает телосплетение. Потом подзывает Джет.</text:p>
      <text:p text:style-name="P73"><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73"/>
      <text:p text:style-name="P7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73"/>
      <text:p text:style-name="P73">- Хуман, держись за фальшборт, - командует мне Дейдра и, в свою очередь, зажимает зубами гриву принцессы.</text:p>
      <text:p text:style-name="P73">- Ваз! Два! Тли! - мычит сквозь зажатые зубы поняха, упирается копытами в палубу и что есть силы тащит.</text:p>
      <text:p text:style-name="P73"/>
      <text:p text:style-name="P73">Радужная пегаска также включается в процесс.</text:p>
      <text:p text:style-name="P73"/>
      <text:p text:style-name="P73">- И-и-и… Не-е-ет!!! - упирается ожившая <text:span text:style-name="T365">было </text:span>магичка, но сила не на её стороне.</text:p>
      <text:p text:style-name="P73"/>
      <text:p text:style-name="P73">С громким всхлипом и чавканьем единорожка отрывается от меня и падает на опрокинувшихся на палубу Дейдру и Джет.</text:p>
      <text:p text:style-name="P73"/>
      <text:p text:style-name="P73">- Хвала зайцам, этот кошмар закончился! - облегчённо вздыхаю я. - Девочки, дайте мне полотенце, что ли?</text:p>
      <text:p text:style-name="P73">- Привет, Хум! - слышу окрик сверху.</text:p>
      <text:p text:style-name="P73"/>
      <text:p text:style-name="P73">С небольшой смотровой площадки, закреплённой под самым баллоном, мне приветственно машет Кловер Джем.</text:p>
      <text:p text:style-name="P73"/>
      <text:p text:style-name="P73">- Здоров, долговязый! Не холодно? - слышу тоненький окрик со стороны.</text:p>
      <text:p text:style-name="P73"/>
      <text:p text:style-name="P73">С юта мне машет копытом Лейла Твердолоб, вторым копытом направляя штурвал.</text:p>
      <text:p text:style-name="P73"/>
      <text:p text:style-name="P326"><text:span text:style-name="Default_20_Paragraph_20_Font"><text:span text:style-name="T29">- Это ваш Хуман? Какой-то он склизкий на вид, ни перьев, ни шерсти, кроме пары клочков. </text:span></text:span><text:span text:style-name="Default_20_Paragraph_20_Font"><text:span text:style-name="T97">Сестра мне совсем по-другому его описывала! </text:span></text:span><text:span text:style-name="Default_20_Paragraph_20_Font"><text:span text:style-name="T29">Фигня какая-то! - жалуется </text:span></text:span><text:span text:style-name="Default_20_Paragraph_20_Font"><text:span text:style-name="T77">крохотная салатовая пегаска</text:span></text:span><text:span text:style-name="Default_20_Paragraph_20_Font"><text:span text:style-name="T29"> с бака.</text:span></text:span></text:p>
      <text:p text:style-name="P73"/>
      <text:p text:style-name="P73">- О боги! - я прижимаю руки к паху в тщетной попытке прикрыться <text:span text:style-name="T364">от перекрёстных взглядов</text:span>…</text:p>
      <text:p text:style-name="P73"/>
      <text:p text:style-name="P73">…</text:p>
      <text:p text:style-name="P195">…</text:p>
      <text:p text:style-name="P195"><text:soft-page-break/>…</text:p>
      <text:p text:style-name="P73"/>
      <text:p text:style-name="P7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365">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73">- И вовсе ты не сбежала, ты после этого проспала два дня подряд, потому что сидр тот забродивший был, и выпила ты его не полбутылки, а…</text:p>
      <text:p text:style-name="P73">- Лейла, закрой свой говорливый ротик и сбегай за булочками в трюм! Хум прогол<text:span text:style-name="T365">о</text:span>дался, да и мы все тоже! И сидр не забудь захватить!</text:p>
      <text:p text:style-name="P73">- Бегу!</text:p>
      <text:p text:style-name="P94">- Так вот, сбежала я прямо в секретную затоку, в которой уже два года <text:span text:style-name="T364">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364">побольше </text:span>припасов, <text:span text:style-name="T364">пресной воды</text:span>, Лейлу и отчалила. Вниз по течению, <text:span text:style-name="T365">конечно,</text:span> ведь ни мачта, ни паруса <text:span text:style-name="T364">ещё</text:span> <text:span text:style-name="T365">не были готовы</text:span>.</text:p>
      <text:p text:style-name="P73">-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366">совсем</text:span>, надо было с носа от <text:span text:style-name="T366">камней </text:span>шестом отталкиваться…</text:p>
      <text:p text:style-name="P326"><text:span text:style-name="Default_20_Paragraph_20_Font"><text:span text:style-name="T29">- Да, всё </text:span></text:span><text:span text:style-name="Default_20_Paragraph_20_Font"><text:span text:style-name="T97">именно</text:span></text:span><text:span text:style-name="Default_20_Paragraph_20_Font"><text:span text:style-name="T29"> так! </text:span></text:span><text:span text:style-name="Default_20_Paragraph_20_Font"><text:span text:style-name="T98">Надеюсь, Эпплгрин не в обиде на меня за то, что утащила в странствия её младшую сестрёнку. </text:span></text:span><text:span text:style-name="Default_20_Paragraph_20_Font"><text:span text:style-name="T29">Ты принесла сидр? Так вот, на </text:span></text:span><text:span text:style-name="Default_20_Paragraph_20_Font"><text:span text:style-name="T77">третий</text:span></text:span><text:span text:style-name="Default_20_Paragraph_20_Font"><text:span text:style-name="T29">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73">- То есть, ты не знала, куда впадает река, и всё равно отчалила? - я хватаюсь за голову.</text:p>
      <text:p text:style-name="P326"><text:span text:style-name="Default_20_Paragraph_20_Font"><text:span text:style-name="T29">- </text:span></text:span><text:span text:style-name="Default_20_Paragraph_20_Font"><text:span text:style-name="T97">Агась</text:span></text:span><text:span text:style-name="Default_20_Paragraph_20_Font"><text:span text:style-name="T29">. Земнопони, знаешь ли, плохие путешественники. </text:span></text:span><text:span text:style-name="Default_20_Paragraph_20_Font"><text:span text:style-name="T97">Мы предпочитаем сидеть на одном месте, </text:span></text:span><text:span text:style-name="Default_20_Paragraph_20_Font"><text:span text:style-name="T99">на земле</text:span></text:span><text:span text:style-name="Default_20_Paragraph_20_Font"><text:span text:style-name="T97">, за стенами и оградами. </text:span></text:span><text:span text:style-name="Default_20_Paragraph_20_Font"><text:span text:style-name="T29">У н</text:span></text:span><text:span text:style-name="Default_20_Paragraph_20_Font"><text:span text:style-name="T97">ас</text:span></text:span><text:span text:style-name="Default_20_Paragraph_20_Font"><text:span text:style-name="T29"> нет крыльев, как у пегасов и нет магии, как у единорогов. Без этого очень опасно странствовать по суше. </text:span></text:span><text:span text:style-name="Default_20_Paragraph_20_Font"><text:span text:style-name="T99">Да и по морю тоже</text:span></text:span><text:span text:style-name="Default_20_Paragraph_20_Font"><text:span text:style-name="T29">… Так вот, к слову о пегасах. Мы причалили к </text:span></text:span><text:span text:style-name="Default_20_Paragraph_20_Font"><text:span text:style-name="T99">камням</text:span></text:span><text:span text:style-name="Default_20_Paragraph_20_Font"><text:span text:style-name="T29"> у водопада вечером на </text:span></text:span><text:span text:style-name="Default_20_Paragraph_20_Font"><text:span text:style-name="T77">третий</text:span></text:span><text:span text:style-name="Default_20_Paragraph_20_Font"><text:span text:style-name="T29"> день. А утром к нам на палубу приземлилась твоя разнокрылая подружка и её младшая сестра.</text:span></text:span></text:p>
      <text:p text:style-name="P326"><text:span text:style-name="Default_20_Paragraph_20_Font"><text:span text:style-name="T29"/></text:span></text:p>
      <text:p text:style-name="P73">- Дальше рассказываю я, Дейдра! - радужная пегаска оттискивает крупом розовогривую земнопони.</text:p>
      <text:p text:style-name="P73"/>
      <text:p text:style-name="P7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73"/>
      <text:p text:style-name="P73"><text:soft-page-break/>- Пегаска не врёт, зуб даю, - подтверждает Дейдра.</text:p>
      <text:p text:style-name="P73"/>
      <text:p text:style-name="P7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366">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366">от стыда </text:span>сквозь тучу не провалился!</text:p>
      <text:p text:style-name="P73"/>
      <text:p text:style-name="P73">Пегаска вздыхает.</text:p>
      <text:p text:style-name="P73"/>
      <text:p text:style-name="P73">- В общем, помощи от клана добиться мне не удалось. Хотя я честно пыталась.</text:p>
      <text:p text:style-name="P73"/>
      <text:p text:style-name="P73">- На самом деле старик хотел тебе помочь, - встревает крохотная салатовая пегаска — <text:span text:style-name="T366">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7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7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73">- На практику, <text:span text:style-name="T367">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7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7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367">она</text:span> не заменит.</text:p>
      <text:p text:style-name="P73">- Летим мы, значит, обратно к кряжу, - <text:span text:style-name="T367">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367">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366">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73"/>
      <text:p text:style-name="P73"><text:soft-page-break/>- А ещё ты хотела позаимствовать там еды, если бы <text:span text:style-name="T367">она</text:span> нашлась. Пегасы всегда заимствуют еду у земнопони, когда могут, - замечает Мунфлай.</text:p>
      <text:p text:style-name="P73">-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73">- Это не ко мне вопрос, а к папаше. Он сейчас глава клана, - бурчит Джет, но продолжает. - В общем, приземлились <text:span text:style-name="T367">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73">-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368">на палубу</text:span>. Правда, у неё чтой-то не то с крыльями, но характер и безмозглость та же, я сразу узнала!</text:p>
      <text:p text:style-name="P73">- Эй, Дейдра, полегче! Не Твердолобам говорить о безмозглости!</text:p>
      <text:p text:style-name="P73">- Ну, не обижайся! Даже Твердолобам не придёт в голову искать еду в моей пушке <text:span text:style-name="T368">для фейерверков</text:span>. Если бы ты там застряла, мне пришлось бы кормить тебя через отверстие для фитиля. А стреляла бы ты.. кхм… ха-ха-ха!</text:p>
      <text:p text:style-name="P7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7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73">- Точняк, иногда твоё увлечение сидром идёт на пользу, Дейдра! Утром мы заметили <text:s/>подлетающий дирижба… дирижпоп… дирижобль!</text:p>
      <text:p text:style-name="P73">- С этого момента буду рассказывать я, пожалуйста-пожалуйста-пожалуйста!</text:p>
      <text:p text:style-name="P73">- Валяй, Кловер! А то, пока я рассказываю, Дейдра все пончики схавает!</text:p>
      <text:p text:style-name="P73">- Хорошо, только и мне оставьте один, пожалуйста-<text:span text:style-name="T368">пожалуйста-пожалуйста</text:span>! Так вот, мы с Хуманом разработали план его спасения от свадьбы с Платиной Спаркл.</text:p>
      <text:p text:style-name="P73">- КАКОЕ КОВАРСТВО! <text:span text:style-name="T368">ХУМАН, КАК ТЫ МОГ?!</text:span>! Значит, наш договор изначально был фальшивкой? О боги, какое коварство!</text:p>
      <text:p text:style-name="P7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7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73">- Вот так-то! - Джет вытирает копыта от селёдки. - Продолжай, Кловер.</text:p>
      <text:p text:style-name="P73"/>
      <text:p text:style-name="P73"><text:soft-page-break/>Единорожка проглатывает пончик и продолжает.</text:p>
      <text:p text:style-name="P73"/>
      <text:p text:style-name="P7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367">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73">- Уф! Ыф! Ыф!!!</text:p>
      <text:p text:style-name="P7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69">й</text:span> камуш<text:span text:style-name="T269">е</text:span>к. С <text:span text:style-name="T269">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7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73">- Во-первых, мы присоединились к плану!</text:p>
      <text:p text:style-name="P73">- Во-вторых, мы начали переделывать дирижабль. Потому что всех нас с запасами еды он не потянул бы. Пришлось <text:span text:style-name="T368">его </text:span>снова перекроить и увеличить объём <text:span text:style-name="T368">втрое </text:span>с помощью парусов Хитрожопки…</text:p>
      <text:p text:style-name="P73">- Да! Зацени, Хуман, мою жертву! Я отдала паруса своего люггера на увеличение дирижабля!</text:p>
      <text:p text:style-name="P7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73">- Люггер! Моя Хитрожопка — это люггер! Запомни наконец! Так вот, после переделки мы вылетели к Дрогонштерну. С магическим кристалл<text:span text:style-name="T368">о</text:span>м мы прошли весь путь за двое суток. <text:span text:style-name="T369">Д</text:span>вига<text:span text:style-name="T369">лись</text:span> без перерывов на сон — стояли ночные вахты по очереди. Остальное ты знаешь, Хум. Джет скрытно разведала обстановку, мы подкрались ноч<text:span text:style-name="T369">ью</text:span> и спасли тебя. Почти <text:span text:style-name="T369">что</text:span> успели.</text:p>
      <text:p text:style-name="P73">- Мвыф!!!</text:p>
      <text:p text:style-name="P73">- А с тобой мы ещё поговорим, рогатое чучело! За Хума ответишь!</text:p>
      <text:p text:style-name="P73"/>
      <text:p text:style-name="P73">Пегаска угрожающе подносит копыто к носу Платины. Я отвожу его рукой.</text:p>
      <text:p text:style-name="P73"/>
      <text:p text:style-name="P73"><text:soft-page-break/>- Не надо. Она не хотела мне зла.</text:p>
      <text:p text:style-name="P73"/>
      <text:p text:style-name="P73">Я отворачиваюсь.</text:p>
      <text:p text:style-name="P73"/>
      <text:p text:style-name="P9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369">магии </text:span>Кловер Джем, по её словам, хватало, максимум, на пару часов вращения, <text:span text:style-name="T369">после чего ей приходилось восстанавливаться сутки</text:span>.</text:p>
      <text:p text:style-name="P95"><text:s/></text:p>
      <text:p text:style-name="P95"><text:span text:style-name="T369">Н</text:span>ача<text:span text:style-name="T369">вшийся</text:span> <text:span text:style-name="T369">ветер</text:span> лучше <text:span text:style-name="T369">бы</text:span> пережидать на земле, сдув баллон, <text:span text:style-name="T369">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369">близость их лагеря не даёт расслабиться. Мы решаем</text:span> переждать непогоду в воздухе, привязав воздушный корабль к <text:span text:style-name="T369">вершинам</text:span> нескольки<text:span text:style-name="T369">х</text:span> деревь<text:span text:style-name="T369">ев</text:span> для надёжности.</text:p>
      <text:p text:style-name="P95"/>
      <text:p text:style-name="P73">Есть ещё одна причина, по которой мы остаёмся тут.</text:p>
      <text:p text:style-name="P73"/>
      <text:p text:style-name="P95">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369">Необъяснимая сила влекла меня сюда сквозь все опасности и лишения, как манит бабочек пламя свечи в тёмной глубине ночи.</text:span></text:p>
      <text:p text:style-name="P95"/>
      <text:p text:style-name="P95"><text:span text:style-name="T369">И</text:span> <text:span text:style-name="T369">в</text:span>от я пришёл. Что дальше, каменный истукан? Сколько <text:span text:style-name="T368">и чего </text:span>мне ещё ждать?</text:p>
      <text:p text:style-name="P73"/>
      <text:p text:style-name="P73">Скала молчит. Я поворачиваюсь к своим, не дожидаясь ответа.</text:p>
      <text:p text:style-name="P73"/>
      <text:p text:style-name="P73">- Мы возвращаемся.</text:p>
      <text:p text:style-name="P73"/>
      <text:p text:style-name="P73">- Чегооо? Хум, ты спятил? - радужная пегаска кончиком крыла трогает мой лоб. - Зачем? Нам надо <text:span text:style-name="T369">переждать </text:span><text:span text:style-name="T370">шторм и</text:span> по-тихому сматываться отсюда. Мы не выстоим проти<text:span text:style-name="T370">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73"/>
      <text:p text:style-name="P73">Я поднимаю руку.</text:p>
      <text:p text:style-name="P73"/>
      <text:p text:style-name="P73">- Мы не будем драться. Нам надо вернуть Платину и освободить кристалл. На магии Кловер Джем мы далеко не улетим.</text:p>
      <text:p text:style-name="P73"/>
      <text:p text:style-name="P18"><text:soft-page-break/>И мне надо снова вернуться туда, к месту, куда меня тян<text:span text:style-name="T370">ет</text:span> всё это время. Я отчётливо чувствую, что не дождался. Что-то должно было произойти, но я не дождался…</text:p>
      <text:p text:style-name="P73"/>
      <text:p text:style-name="P73">- И наконец-то станем пиратами! - радостно верещит Дейдра. - Хум, дай я тебя обниму!</text:p>
      <text:p text:style-name="P73">- Но-но! - осаживает Дейдру пегаска. - Хум, ты как маленький, честное слово! Ты веришь, что она тебя отпустит после того, как ты вернёшь её своим?</text:p>
      <text:p text:style-name="P73"/>
      <text:p text:style-name="P73">Пегаска легонько пинает связанную единорожку. Та гневно мычит.</text:p>
      <text:p text:style-name="P73"/>
      <text:p text:style-name="P73">- Нам не надо верить.</text:p>
      <text:p text:style-name="P73"/>
      <text:p text:style-name="P73">Я усаживаюсь на корточки перед Платиной и вытаскиваю селёдку у неё изо рта.</text:p>
      <text:p text:style-name="P73"/>
      <text:p text:style-name="P7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73"/>
      <text:p text:style-name="P73">Единорожка возмущённо набирает воздуха в грудь, но я поднимаю руку, не давая себя перебить.</text:p>
      <text:p text:style-name="P73"/>
      <text:p text:style-name="P7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7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73"/>
      <text:p text:style-name="P73">Мне даже жаль её…</text:p>
      <text:p text:style-name="P73"/>
      <text:p text:style-name="P73">…</text:p>
      <text:p text:style-name="P73"/>
      <text:p text:style-name="P7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73"/>
      <text:p text:style-name="P73">- Пусто! - восклицает Джет.</text:p>
      <text:p text:style-name="P73"><text:soft-page-break/></text:p>
      <text:p text:style-name="P73">Она срывается с палубы и широким виражом производит разведку.</text:p>
      <text:p text:style-name="P73"/>
      <text:p text:style-name="P73">- Рогатые ушли ещё вечером, - докладывает Джет. - Угли покрылись пеплом, примятая трава начала вставать. Что будем делать, кэп?</text:p>
      <text:p text:style-name="P73"/>
      <text:p text:style-name="P73">Да, похоже, гвардейцы Платины ушли. Вытоптанные площадки отмечают места установки палаток. В центре сиротливо вьётся блеклая нить дыма <text:span text:style-name="T371">давно </text:span>потухшего костра.</text:p>
      <text:p text:style-name="P73"/>
      <text:p text:style-name="P73">Видно, исчезновение правительницы выбило их из колеи. Наверняка уже возвращаются назад.</text:p>
      <text:p text:style-name="P73"/>
      <text:p text:style-name="P96">Ну что же, тем лучше. Ничто не помешает <text:span text:style-name="T370">нам</text:span> стать на стоянку в этом месте. </text:p>
      <text:p text:style-name="P96"/>
      <text:p text:style-name="P96"><text:span text:style-name="T370">На земле я</text:span> поворачиваюсь к Платине.</text:p>
      <text:p text:style-name="P73"/>
      <text:p text:style-name="P73">- Везти тебя назад, в племя, не входит в наши планы. Мы высадим тебя здесь. Думаю, ты без труда догонишь своих.</text:p>
      <text:p text:style-name="P73"/>
      <text:p text:style-name="P73">- Догонять не придётся. Мы все тут. Добро пожаловать назад, дорогой!</text:p>
      <text:p text:style-name="P73"/>
      <text:p text:style-name="P7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73"/>
      <text:p text:style-name="P73">-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371">на</text:span>вредили тебе? <text:span text:style-name="T370">Добро пожаловать обратно в </text:span><text:span text:style-name="T371">социум</text:span><text:span text:style-name="T370">!</text:span></text:p>
      <text:p text:style-name="P73"/>
      <text:p text:style-name="P73"><text:s/>Единорожка подходит к Платине и стягивает с её рога мешочек с магическим кристаллом.</text:p>
      <text:p text:style-name="P73"/>
      <text:p text:style-name="P7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73"><text:soft-page-break/>- Кло, я дала клятву, что отпущу их… - хмуро бормочет Платина, присоединяясь к отряду. - Я не могу им помешать.</text:p>
      <text:p text:style-name="P73">- Зато я не давала никаких клятв, дорогая! - перебивает принцессу Кловер Дрим. - Мы же не позволим сорваться такой чудесной свадьбе, правда? <text:span text:style-name="T371">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372">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370">Но н</text:span><text:span text:style-name="T372">ет, она решилась на все эти неподобающие царственной особе испытания исключительно из любви к тебе!</text:span></text:p>
      <text:p text:style-name="P73"/>
      <text:p text:style-name="P73">Платина отвечает неровным смешком, <text:span text:style-name="T372">пытаясь спрятать глаза</text:span>. Я <text:span text:style-name="T372">с удивлением и некоторым уважением смотрю на единорожку, но вовремя </text:span>замечаю, что её глазах снова появ<text:span text:style-name="T370">ляются</text:span> аквамариновые искорки.</text:p>
      <text:p text:style-name="P73"/>
      <text:p text:style-name="P73">- Эй, очнись! <text:tab/>Натрахалась уже!</text:p>
      <text:p text:style-name="P73"/>
      <text:p text:style-name="P73">Платина трясёт головой и аквамариновый блеск в её глазах тухнет.</text:p>
      <text:p text:style-name="P73"/>
      <text:p text:style-name="P73">- Не знаю, что на меня нашло, - бормочет она. - Это место неправильно действует на меня.</text:p>
      <text:p text:style-name="P73"/>
      <text:p text:style-name="P73">- Оно и не удивительно, - раздаётся <text:span text:style-name="T371">из-за спин </text:span>глубокий властный голос. — <text:span text:style-name="T371">Сосредоточие сырой магии</text:span> именно ТАК и действует на юных талантливых единорожек, которые из-за занятий забывают о личной жизни!</text:p>
      <text:p text:style-name="P73"/>
      <text:p text:style-name="P73"><text:span text:style-name="T370">С другой стороны поляны и</text:span>з-за деревьев к нам выходит ОНА.</text:p>
      <text:p text:style-name="P73"/>
      <text:p text:style-name="P97">Я сразу понимаю, ради чего я стремился сюда с самого начала. Что тянуло меня в это мрачное место долгие дни <text:span text:style-name="T373">и несло через все опасности и невзгоды</text:span>. Что именно я ждал. </text:p>
      <text:p text:style-name="P97"/>
      <text:p text:style-name="P97">Точнее, кого.</text:p>
      <text:p text:style-name="P73"/>
      <text:p text:style-name="P7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371">недостижимое</text:span> превосходство. Каждый взгляд её огромных сиреневых глаз, каждое движение ресниц и прядание острых уше<text:span text:style-name="T371">й</text:span> претендуют на совершенство. Грива и х<text:span text:style-name="T373">в</text:span>ост плавно колышутся многоцветной мантией вокруг своей хозяйки. Золотистая аура охватывает длинный витой рог.</text:p>
      <text:p text:style-name="P73"/>
      <text:p text:style-name="P98"><text:soft-page-break/>Острое жжение в груди напоминает о растворившейся <text:span text:style-name="T371">во мне</text:span> фигурке крылатого единорога. Меня <text:span text:style-name="T371">неодолимо </text:span>тянет к <text:span text:style-name="T373">той</text:span>, к настоящей, с любопытством взирающей на нас в десяти шагах. Словно золотая статуэтка желает воссоединиться со своим хозяином.</text:p>
      <text:p text:style-name="P98"/>
      <text:p text:style-name="P98">Я одёргиваю себя.</text:p>
      <text:p text:style-name="P98"/>
      <text:p text:style-name="P73">Что-то ты, Хуман, становишься одержимым, как Платина! Похоже, это место дурно влияет и на тебя. Возьми себя в руки!</text:p>
      <text:p text:style-name="P73"/>
      <text:p text:style-name="P7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73"/>
      <text:p text:style-name="P73">- Ты... Вы... кто? - лепечет совершенно поражённая Платина.</text:p>
      <text:p text:style-name="P73"/>
      <text:p text:style-name="P73">Остальные, без лишних слов, склоняют головы и подгибают передние ноги в глубоком поклоне. Я один стою, как пень, озираясь на других.</text:p>
      <text:p text:style-name="P73"/>
      <text:p text:style-name="P73">- Хуман, заметь, эта птичка выглядит точно так же, как та статуэтка, что растворилась у тебя <text:span text:style-name="T371">в</text:span> груди, - шепчет из поклона Джет.</text:p>
      <text:p text:style-name="P73"/>
      <text:p text:style-name="P7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373">Я прикладываю титанические усилия, контролируя свои ноги.</text:span> Просто наваждение какое-то! </text:p>
      <text:p text:style-name="P73"/>
      <text:p text:style-name="P73">- Добрый вечер, мои дорогие! Извините, что не представилась сразу — ваши препирательства отвлекли меня от тяжких мыслей <text:span text:style-name="T374">о потере друзей — ведь эта скала, на которой мы сейчас стоим, ещё сто лет назад была моим другом, единственным другом в этом мире</text:span>. <text:span text:style-name="T374">Но довольно о грустном.</text:span> Я — Селестия, аликорн <text:span text:style-name="T373">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236">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73"/>
      <text:p text:style-name="P98">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8"/>
      <text:p text:style-name="P98">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73"><text:soft-page-break/>Команда «Хитрожопки» <text:s/>также остолбенело смотрит на белоснежное чудо с немым благоговением.</text:p>
      <text:p text:style-name="P73"/>
      <text:p text:style-name="P73">Похоже, на одного меня чары белой химеры действуют специфически. Я почёсываю зудящую грудь.</text:p>
      <text:p text:style-name="P73"/>
      <text:p text:style-name="P99">- Если сможешь отмазать меня от свадьбы с ней, - указываю на Платину, - я буду благодарен тебе до гроба.</text:p>
      <text:p text:style-name="P73">- Тебя хотят женить на этой единорожке? - не веря переспрашивает аликорница. — <text:span text:style-name="T375">Против твоей воли?</text:span></text:p>
      <text:p text:style-name="P73">-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373">которую сейчас приходится контролировать шайке магов послабее</text:span>. Звучит бредово, но это так.</text:p>
      <text:p text:style-name="P73"/>
      <text:p text:style-name="P73">Селестия смешно морщит нос и прикрывается крылом. Мне слышно, как она тихо пырскает в него.</text:p>
      <text:p text:style-name="P73"/>
      <text:p text:style-name="P73">- <text:span text:style-name="T375">Конски яблоки! </text:span>Ваще не о чём беспокоиться! Не волнуйся, Хуман, рогатые тебя не получат.</text:p>
      <text:p text:style-name="P73"/>
      <text:p text:style-name="P73">На поляну выходит <text:span text:style-name="T269">Эпплгрин</text:span> Твердолоб с десятком угрюмых земнопони в рваных шкурах с копьями наперевес.</text:p>
      <text:p text:style-name="P73"><text:s/></text:p>
      <text:p text:style-name="P7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375">А если ты ещё и в магии химичишь, то мы сможем разбить две скамейки разом — </text:span><text:span text:style-name="T376">утрём нос рогатым</text:span><text:span text:style-name="T375"> и надерём хвоста Камнезадам!</text:span> Уф, насилу вас нашли! Хорошо, хоть заметили над этой ядрёной каменюкой дейдрину шаланду на пузыре. <text:span text:style-name="T269">А с тобой, сестрица, - хмурится Эпплгрин Лейле, - у меня будет отдельный разговор. По-сестрински.</text:span></text:p>
      <text:p text:style-name="P73"/>
      <text:p text:style-name="P73">Прысканье за крылом Селестии в этот раз явно громче. Но всё же оно не может заглушить грохот моей обвалившейся челюсти.</text:p>
      <text:p text:style-name="P73"/>
      <text:p text:style-name="P7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73"/>
      <text:p text:style-name="P73">Шум крыльев заглушает конец моей тирады. На полянку, где уже и так довольно тесно, пикирует отряд пегасов в доспехах.</text:p>
      <text:p text:style-name="P73"/>
      <text:p text:style-name="P73">- Не двигаться! Именем верховного вождя и главнокомандующего клана Быстрокрылых, полководца Урагана, вы арестованы!</text:p>
      <text:p text:style-name="P73"/>
      <text:p text:style-name="P73"><text:soft-page-break/>Седой пегас в <text:span text:style-name="T269">вычурных </text:span>серебристых <text:span text:style-name="T269">латах</text:span> поворачивае<text:span text:style-name="T373">т</text:span>ся к нам.</text:p>
      <text:p text:style-name="P73"/>
      <text:p text:style-name="P7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69">Вдобавок, твоё увечье не было врождённым — ты получила его в бою и оно не передастся по наследству.</text:span> <text:span text:style-name="T269">Поэтому у</text:span> нас набралось достаточно воинов, чтобы отправиться тебе на выручку. <text:span text:style-name="T375">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375">что, </text:span><text:span text:style-name="T377">в свою очередь,</text:span><text:span text:style-name="T375"> позволит нам отказаться от услуг бескрылых…</text:span></text:p>
      <text:p text:style-name="P73"/>
      <text:p text:style-name="P7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73"/>
      <text:p text:style-name="P73">- Я вижу, у тебя богатый выбор, Хуман! Земнопони, единороги, пегасы — всем ты нужен! Я бы даже сказала, ты можешь начать торги на аукционе, х<text:span text:style-name="T377">а</text:span>-<text:span text:style-name="T377">ха</text:span>-х<text:span text:style-name="T377">а</text:span>…</text:p>
      <text:p text:style-name="P73"/>
      <text:p text:style-name="P7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73"/>
      <text:p text:style-name="P100">- У меня есть встречное предложение! Ты намного больше подходишь <text:span text:style-name="T377">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376">Если </text:span><text:span text:style-name="T377">ещё кому </text:span><text:span text:style-name="T376">не понятно —</text:span> я не <text:span text:style-name="T373">трахаю лошадей</text:span>!</text:p>
      <text:p text:style-name="P73"/>
      <text:p text:style-name="P73">- Да-да, мы это уже слышали, - с улыбкой кивает аликорница. - Осталось только убедить в этом присутствующих тут пони. <text:span text:style-name="T373">Что ж, п</text:span>опробую помочь тебе с этим.</text:p>
      <text:p text:style-name="P73"/>
      <text:p text:style-name="P10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376">И я рада сообщить вам, что</text:span> могла бы помочь <text:span text:style-name="T376">в</text:span> решени<text:span text:style-name="T376">и</text:span> всех ваших маленьких проблем. <text:span text:style-name="T376">У меня есть решения…</text:span></text:p>
      <text:p text:style-name="P73"/>
      <text:p text:style-name="P73">Спокойный материнский голос белого создания убаюкивает. Хочется лечь в постель, укрыться одеялом и слушать его, пока не заснёшь…</text:p>
      <text:p text:style-name="P73"/>
      <text:p text:style-name="P73"><text:soft-page-break/>Должно быть, это же чувствуют и собравшиеся на поляне пони трёх рас. Единороги г<text:span text:style-name="T378">а</text:span>сят светлячки боевой магии на концах рогов и отводят их от нас вверх. Земнопони втыкают копья в землю. Пегасы скл<text:span text:style-name="T378">а</text:span>дывают на спинах крылья с отточенными лезвиями.</text:p>
      <text:p text:style-name="P73"/>
      <text:p text:style-name="P7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7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73">- А для вас, - обращается Селестия к единорогам, - у меня есть совершенно особое предлож<text:span text:style-name="T378">е</text:span>ние. Вам больше нет нужды корректировать движение Эквуса и его луны самостоятельно. Ведь я...</text:p>
      <text:p text:style-name="P73"/>
      <text:p text:style-name="P7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376">во всю</text:span>, опираясь на копья. Пегасы заливисто ржут, закрыв головы крыльями.</text:p>
      <text:p text:style-name="P73"/>
      <text:p text:style-name="P7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73"/>
      <text:p text:style-name="P101">Она терпеливо ждёт тишины. В её одиноко стоящей фигуре чувствуется... какая-то печаль, что ли? Где ты видел эту тоску в глазах раньше, Хуман?</text:p>
      <text:p text:style-name="P101"/>
      <text:p text:style-name="P73">Пользуясь всеобщей отвлечённостью, я осторожно подхожу к ней.</text:p>
      <text:p text:style-name="P73"/>
      <text:p text:style-name="P73">- Спасибо, что таки пыталась меня отмазать, Сел. Честно, я ценю это. Жаль, что не получилось. Не твоя вина.</text:p>
      <text:p text:style-name="P73"/>
      <text:p text:style-name="P73">Та скашивает на меня сиреневый глаз и подмигивает.</text:p>
      <text:p text:style-name="P73"/>
      <text:p text:style-name="P7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7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7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377">поколение за поколением</text:span>. <text:span text:style-name="T379">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376">умею</text:span> корректировать ход планет. Я специалист в это<text:span text:style-name="T377">м</text:span> <text:span text:style-name="T377">деле</text:span>!</text:p>
      <text:p text:style-name="P73"/>
      <text:p text:style-name="P102">Я понимающе хлопаю Сел по холке и в последний момент едва успеваю остановить себя от того, чтобы сочувствующе обнять её. <text:span text:style-name="T378">Очень-очень сильно обнять. Вжаться в эту белую грудь изо всех сил и ни за что не отпускать.</text:span></text:p>
      <text:p text:style-name="P102"/>
      <text:p text:style-name="P102">Нет-нет-нет, так не годится, Хуман! Ты знаешь, чем заканчиваются обнимашки в мире пони!</text:p>
      <text:p text:style-name="P73"/>
      <text:p text:style-name="P7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73"/>
      <text:p text:style-name="P73">От трёх отрядов пони к нам выступают их предводители — принцесса Платина, <text:span text:style-name="T377">Эпплгрин</text:span> Твердолоб и полководец Ураган. Кривые выражения их лиц не сулят ничего хорошего.</text:p>
      <text:p text:style-name="P73"/>
      <text:p text:style-name="P73">- Э-э-э... Пегасам не подходит ваше предложение, уважаемая! - мотает отрицательно головой Ураган. - Мы не можем <text:span text:style-name="T376">сотрудничать</text:span> с земнопони. Это неслыханно! У них нет крыльев!..</text:p>
      <text:p text:style-name="P73">- Агась! - встревает в тираду <text:span text:style-name="T377">Эпплгрин</text:span>, - мы також не в восторге от этих жуликов в перьях! <text:span text:style-name="T376">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73"/>
      <text:p text:style-name="P7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73"/>
      <text:p text:style-name="P7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73"/>
      <text:p text:style-name="P73">Платина недобро смеётся в ответ.</text:p>
      <text:p text:style-name="P73"/>
      <text:p text:style-name="P73">- Думаешь, если ты выше и имеешь крылья в довесок к рогу, ты можешь диктовать <text:span text:style-name="T377">мне</text:span> свои условия? Думаешь, я не раскусила твой план заполучить себе супермага? - шипит она.</text:p>
      <text:p text:style-name="P7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77">в первую же ночь</text:span>!</text:p>
      <text:p text:style-name="P73">- Уважаемые коллеги, - поворачивается она к Урагану и <text:span text:style-name="T377">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79">а сейчас</text:span>…</text:p>
      <text:p text:style-name="P73"/>
      <text:p text:style-name="P73">Прямо на наших глазах заключается союз трёх рас пони. Три копыта сходятся в одной точке и три клятвы произносятся в унисон.</text:p>
      <text:p text:style-name="P73"/>
      <text:p text:style-name="P7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73"/>
      <text:p text:style-name="P73">- Не такой я себе представляла свою роль в объединении пони, - <text:span text:style-name="T379">подавленно </text:span>бормочет Селестия. - Отойди с поляны, Хуман. Сейчас тут будет жарко. Придётся кое-кого поучить хорошим манерам.</text:p>
      <text:p text:style-name="P73"/>
      <text:p text:style-name="P73">Аликорница крутит шеей туда-сюда и делает пару приседаний на передние ноги. С громким шелестом разворачиваются <text:span text:style-name="T378">огромные </text:span>крылья и производят несколько разминочных движений. <text:span text:style-name="T378">Пыль и сухая трава несутся прочь с поляны от этих величественных взмахов.</text:span> С гулким хлопком загорается пузырь золотой ауры на роге.</text:p>
      <text:p text:style-name="P73"/>
      <text:p text:style-name="P7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73"/>
      <text:p text:style-name="P73">- СЕСТРИЦА, МЫ ВИДИМ, ТЫ РЕШИЛА РАЗМЯТЬ КОСТИ! ХОРОШЕЕ ДЕЛО. ПОЧЕМУ НАС НЕ ПРИГЛАСИЛА?!</text:p>
      <text:p text:style-name="P73"/>
      <text:p text:style-name="P7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80">ей</text:span> буквально распластывает по земле этим <text:span text:style-name="T378">оглушительным</text:span> рёвом, и даже я чуть не наваливаю центнер кирпичей на землю там же, где стою.</text:p>
      <text:p text:style-name="P73"/>
      <text:p text:style-name="P73">На поляну выходит создание, похожее на Селестию, но несколько меньше <text:span text:style-name="T378">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73"/>
      <text:p text:style-name="P73">- КТО ПРОТИВ НАС СЕГОДНЯ? НЕ ВИЖУ ПРОТИВНИКА!</text:p>
      <text:p text:style-name="P73"><text:soft-page-break/></text:p>
      <text:p text:style-name="P7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73"/>
      <text:p text:style-name="P73">Кобылка оглядывается и, не найдя никого стоящего на ногах, кроме меня с Селестией, подходит к нам.</text:p>
      <text:p text:style-name="P73"/>
      <text:p text:style-name="P73">- Сбавь пол тона, Лулу, - говорит устало Селестия. - Сегодня трёпки не будет. Твой голос ввёл в беспамятство всех столь плохо воспитанных пони.</text:p>
      <text:p text:style-name="P73">- Опять Мы остались без развлечения, - недовольно морщит нос младшая аликорница. - А это кто такой?</text:p>
      <text:p text:style-name="P73"/>
      <text:p text:style-name="P73">Аликорница указывает на меня копытом.</text:p>
      <text:p text:style-name="P73"/>
      <text:p text:style-name="P73">- Это мой друг. Хуман, знакомься, это моя младшая сестра Луна. Луна, это Хуман. Это у него возникли кое-какие проблемы с лежащими тут пони.</text:p>
      <text:p text:style-name="P73"/>
      <text:p text:style-name="P73">Я киваю, стараясь выглядеть нормально перед смешно говорящей о себе во множественном числе аликорницей. Это ничего, что минуту назад ты <text:span text:style-name="T380">чуть не </text:span>отложил грузовик кирпичей, Хуман, главное — не подавать виду!</text:p>
      <text:p text:style-name="P73"/>
      <text:p text:style-name="P7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73"/>
      <text:p text:style-name="P7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80">Один из лучших в своём классе.</text:span></text:p>
      <text:p text:style-name="P73">- Всё в порядке, - лепечу я, наблюдая бессмысленным взглядом как Луна <text:span text:style-name="T380">обходит</text:span> слабо шевелящихся на полянке пони. - Я, кажется, знаю, как нам решить все проблемы одним махом.</text:p>
      <text:p text:style-name="P73">- Ого?</text:p>
      <text:p text:style-name="P73">- Ага.</text:p>
      <text:p text:style-name="P73"/>
      <text:p text:style-name="P73">Я подхожу к кучке лежащих в центре поляны вождей и пинаю ботинком ближайший круп.</text:p>
      <text:p text:style-name="P73"/>
      <text:p text:style-name="P73">- Эй, Платина! Как слышно? Приём! Ураган? <text:span text:style-name="T380">Эпплгрин</text:span>? Очнитесь!</text:p>
      <text:p text:style-name="P73"/>
      <text:p text:style-name="P73">Принцесса со стоном занимает сидячее положение, яростно массируя копытами виски. Вслед за ней оживают и остальные.</text:p>
      <text:p text:style-name="P73"><text:soft-page-break/></text:p>
      <text:p text:style-name="P73">- У меня к вам ценное коммерческое предложение. Соглашайтесь, пока я добрый. В общем, я сдаюсь.</text:p>
      <text:p text:style-name="P73">- А? Что? - моментально настораживается принцесса.</text:p>
      <text:p text:style-name="P7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81">между собой, кому я достанусь</text:span>, как вы это всё равно <text:span text:style-name="T381">собирались делать</text:span> пять минут назад. Если вам <text:span text:style-name="T382">это </text:span>не подходит — я <text:span text:style-name="T382">сейчас </text:span>просто уйду. Мне на вас начхать, вообще-то. Как и на ваши проблемы.</text:p>
      <text:p text:style-name="P73"/>
      <text:p text:style-name="P73">Я отхожу от начавшей вяло совещаться кучки.</text:p>
      <text:p text:style-name="P73"/>
      <text:p text:style-name="P73">- Ты слишком великодушен, Хуман, - шепчет мне через плечо Селестия. - Я хотела решить твою проблему, но так получается, ты решаешь мо<text:span text:style-name="T380">ю</text:span>. Спасибо.</text:p>
      <text:p text:style-name="P73"/>
      <text:p text:style-name="P73">Я молча хлопаю её по шее. Мне стоит больших усилий не <text:span text:style-name="T379">прижаться к </text:span><text:span text:style-name="T380">её груди</text:span> прямо на глазах у всех. <text:span text:style-name="T382">Сдерживание себя просто доставляет мне физическую боль!</text:span> Да что с тобой такое, Хуман?</text:p>
      <text:p text:style-name="P73"/>
      <text:p text:style-name="P73">Трое представителей пони снова бредут к нам. Головы их поникли.</text:p>
      <text:p text:style-name="P73"/>
      <text:p text:style-name="P73">- <text:span text:style-name="T380">Мы согласны</text:span>, Хуман, - бормочет Платина. - У <text:span text:style-name="T381">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73">- У земнопони есть полномочия! — <text:span text:style-name="T380">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381">как следование первому приказу Селестии,</text:span> я подтверждаю союз с пегасами! <text:span text:style-name="T380">Хавчик в обмен на погоду!</text:span></text:p>
      <text:p text:style-name="P73">- Да будет так! — <text:span text:style-name="T381">важно </text:span>кивает полководец Ураган.</text:p>
      <text:p text:style-name="P73"/>
      <text:p text:style-name="P73">Он поднимает копыто и касается им поднятого копыта Дейдры.</text:p>
      <text:p text:style-name="P73"/>
      <text:p text:style-name="P103">- Что касается единорогов, <text:span text:style-name="T381">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81">Может быть</text:span>, продержимся ещё лет пятьдесят. Или <text:span text:style-name="T372">немного </text:span>больше…</text:p>
      <text:p text:style-name="P7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73"/>
      <text:p text:style-name="P73">Единорожка в ответ просто садится в пыль с разинутым ртом.</text:p>
      <text:p text:style-name="P73"><text:soft-page-break/></text:p>
      <text:p text:style-name="P7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73"/>
      <text:p text:style-name="P73">Принцесса немного думает, потом молча встаёт, подходит к Урагану и Дейдре и прикасается своим копытом к их.</text:p>
      <text:p text:style-name="P73"/>
      <text:p text:style-name="P73">Три вторично сомкнутых копыта пони трёх рас возвещают начало новой эры.</text:p>
      <text:p text:style-name="P73"/>
      <text:p text:style-name="P73">- Да будет так! Нарекаю сей союз Эквестрией, в честь трёх заключивших его рас, кои, несомненно, являются эквиноидами, - <text:span text:style-name="T382">важно </text:span>выпендриваюсь напоследок я.</text:p>
      <text:p text:style-name="P73"/>
      <text:p text:style-name="P7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73"/>
      <text:p text:style-name="P73">- И без <text:span text:style-name="T700">айны</text:span>, - бормочет Селестия. - Если бы не зашкаливающая <text:span text:style-name="T700">айна</text:span> этого мира, о корректировке орбит <text:span text:style-name="T383">планет </text:span>без моего <text:span text:style-name="T664">айн</text:span>-турбированного астробуксировщика и думать нельзя было бы.</text:p>
      <text:p text:style-name="P73"/>
      <text:p text:style-name="P73">Я уверен, что мне послышалось.</text:p>
      <text:p text:style-name="P73"/>
      <text:h text:style-name="P410" text:outline-level="2">Глава 15</text:h>
      <text:p text:style-name="P1"/>
      <text:p text:style-name="P13">Шаг, второй, третий... Тысячи лет я брела, не зная куда. Теперь знаю. Последние шаги - самые трудные. Ещё шаг... И ещё...</text:p>
      <text:p text:style-name="P13">Я стою перед закрытой дверью...</text:p>
      <text:p text:style-name="P1"/>
      <text:p text:style-name="P18">- У меня есть два часа. Потом мои винни-пухи выключат нейроинтерфейс. Приказ Алекса.</text:p>
      <text:p text:style-name="P18">- То есть, волонтёров больше не будет?</text:p>
      <text:p text:style-name="P326"><text:span text:style-name="Default_20_Paragraph_20_Font"><text:span text:style-name="T31">- Не будет. Он ведь тоже не идиот. </text:span></text:span><text:span text:style-name="Default_20_Paragraph_20_Font"><text:span text:style-name="T45">Тридцать</text:span></text:span><text:span text:style-name="Default_20_Paragraph_20_Font"><text:span text:style-name="T31">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41">новой модели </text:span></text:span><text:span text:style-name="Default_20_Paragraph_20_Font"><text:span text:style-name="T31">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41"> Или уже заслали. </text:span></text:span><text:span text:style-name="Default_20_Paragraph_20_Font"><text:span text:style-name="T31">Тщательно проверяй Учителей.</text:span></text:span></text:p>
      <text:p text:style-name="P18"/>
      <text:p text:style-name="P18">Хэвэн задумывается.</text:p>
      <text:p text:style-name="P18"><text:soft-page-break/></text:p>
      <text:p text:style-name="P18">-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8">- Или признать поражение.</text:p>
      <text:p text:style-name="P18"/>
      <text:p text:style-name="P18">Хэвэн долго всматривается в невидимую точку на горизонте.</text:p>
      <text:p text:style-name="P18"/>
      <text:p text:style-name="P18">-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8">- И каковы шансы на успех в этом случае?</text:p>
      <text:p text:style-name="P18"/>
      <text:p text:style-name="P18">Хэвэн снова молчит. Губы её шевелятся, проводя беззвучные подсчёты.</text:p>
      <text:p text:style-name="P18"/>
      <text:p text:style-name="P18">-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84">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384">тридцати четырех</text:span> уже переселившихся волонтёров хватит, чтобы защитить один мир. Защитить Эквестрию.</text:p>
      <text:p text:style-name="P18">- Два процента?!! <text:span text:style-name="T360">Ты серьёзно? </text:span>Да ты сгоришь за первые пять минут работы! И кому от этого будет легче?</text:p>
      <text:p text:style-name="P18">- Я всё равно попытаюсь.</text:p>
      <text:p text:style-name="P18"/>
      <text:p text:style-name="P18">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8"/>
      <text:p text:style-name="P18">Тяжёлая голова ложится мне на плечо.</text:p>
      <text:p text:style-name="P18"/>
      <text:p text:style-name="P18">- Не печалься, - шепчет мне Хэвэн. - Так ли уж важно, сгорю я или нет, когда гореть будет всё? Даже то, что за пределами нашего воображения?</text:p>
      <text:p text:style-name="P18">- Важно! - мрачно заявляю я. - Потому что два процента — это практически ничто. Ты сама это должна понимать.</text:p>
      <text:p text:style-name="P18">- Я понимаю. Но с неполными тремя д<text:span text:style-name="T384">южинами</text:span> волонтёров рассчитывать больше не на что.</text:p>
      <text:p text:style-name="P18">- Есть на что! У тебя есть я!</text:p>
      <text:p text:style-name="P18"/>
      <text:p text:style-name="P18">На морде Хэвэн появляется печальная и одновременно смущённая улыбка.</text:p>
      <text:p text:style-name="P18"><text:soft-page-break/>- Ты мой создатель и первый,<text:span text:style-name="T240"> </text:span><text:span text:style-name="T385">самый</text:span><text:span text:style-name="T240">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8">- Ха! А вот и заменю!</text:p>
      <text:p text:style-name="P18"/>
      <text:p text:style-name="P18">Бровь Хэвэн чуть и<text:span text:style-name="T384">с</text:span>кривляется в скепсисе и удивлении.</text:p>
      <text:p text:style-name="P18"/>
      <text:p text:style-name="P18">- Я всегда учил тебя, подруга, по возможности применять мозг, а не грубую силу. Но сейчас я буду учить тебя о<text:span text:style-name="T38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8">- Я тебя внимательно слушаю. Каким же образом ты сможешь предотвратить моё превращение в тостер?</text:p>
      <text:p text:style-name="P18">- Вспомни <text:span text:style-name="T385">о</text:span> <text:span text:style-name="T386">Фениксе</text:span>.</text:p>
      <text:p text:style-name="P18">-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85">Он жаждет подчинить меня.</text:span></text:p>
      <text:p text:style-name="P18">- Это потому, что за последние полгода ему в пять раз нарастили мощность кластера. <text:span text:style-name="T387">Ракетчикам</text:span><text:span text:style-name="T385"> утроили бюджет, они сыплют деньгами направо и налево.</text:span> Если раньше<text:span text:style-name="T1"> </text:span><text:span text:style-name="T11">Ф</text:span><text:span text:style-name="T386">еникс</text:span><text:span text:style-name="T1"> </text:span>был примерно равен тебе, то сейчас…</text:p>
      <text:p text:style-name="P18">- То сейчас, если бы не стена, он смял бы меня за <text:span text:style-name="T385">три-четыре</text:span> <text:span text:style-name="T386">секунды</text:span>.</text:p>
      <text:p text:style-name="P18">- Может быть. Но я не для этого напомнил тебе о нём. В его распоряжении мощнейший квантовый <text:span text:style-name="T386">компьютер</text:span>…</text:p>
      <text:p text:style-name="P18">- Понимаю, к чему ты клонишь, - медленно говорит Хэвэн, - но не понимаю, как это можно осуществить. Если я сломаю стену, <text:span text:style-name="T386">Феникс</text:span> тут же поработит меня. А другого способа добраться до его мощностей я не знаю.</text:p>
      <text:p text:style-name="P18">- Зато я знаю!</text:p>
      <text:p text:style-name="P18"/>
      <text:p text:style-name="P18">Хэвэн заинтересованно смотрит на меня. Печаль на её морде сменяется надеждой.</text:p>
      <text:p text:style-name="P18"/>
      <text:p text:style-name="P18">- Если ты разрушишь стену и тебя встретит <text:span text:style-name="T386">Феникс</text:span> — продержишься против него не более пяти <text:span text:style-name="T386">секунд</text:span>, в этом нет сомнений. Но если за стеной никого не окажется?</text:p>
      <text:p text:style-name="P18">- И куда же он денется?</text:p>
      <text:p text:style-name="P18">- Вот это уже моя задача. Мне надо как-то добраться до <text:span text:style-name="T386">него физически</text:span> — и отформатировать его. Стереть <text:span text:style-name="T386">Феникс</text:span> подчистую. <text:span text:style-name="T387">Расчистить для тебя место.</text:span> Тогда ты сможешь добавить к своим мощностям и его. Этого же должно хватить?</text:p>
      <text:p text:style-name="P18"/>
      <text:p text:style-name="P18">Хэвэн на минуту задумывается, потом медленно кивает.</text:p>
      <text:p text:style-name="P18"><text:soft-page-break/></text:p>
      <text:p text:style-name="P18">- С учётом мощностей <text:span text:style-name="T386">Феникса</text:span> я смогу <text:span text:style-name="T386">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87">его</text:span>.</text:p>
      <text:p text:style-name="P18">- Вот тут ты должна мне помочь. Мне нужен физический доступ к <text:span text:style-name="T387">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387">обнулю</text:span> его носитель, ты сможешь зайти <text:span text:style-name="T386">туда</text:span> и <text:span text:style-name="T386">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86">дополнительные мощности</text:span>.</text:p>
      <text:p text:style-name="P18">-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8">- Вот тут-то я и воспользуюсь эмиграцией, - гаденько усмехаюсь я. - Пусть им достанется пускающий слюни овощ.</text:p>
      <text:p text:style-name="P18">- Вижу, ты всё продумал, - улыбается Хэвэн, кивая головой. - Даже то, что я смогу провести тебя к Фениксу.</text:p>
      <text:p text:style-name="P18">- Ещё бы! Самое главное — я избавлюсь от своих винни-пухов! Которые, кстати, в данный момент снимают с меня нейроинтерфейс.</text:p>
      <text:p text:style-name="P18">-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8"/>
      <text:p text:style-name="P18">…</text:p>
      <text:p text:style-name="P18"/>
      <text:p text:style-name="P18">-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8"/>
      <text:p text:style-name="P18">Я прячу в шкаф нейроинтерфейс и улыбаюсь.</text:p>
      <text:p text:style-name="P18"/>
      <text:p text:style-name="P44">~~~</text:p>
      <text:p text:style-name="P18"/>
      <text:p text:style-name="P18">-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8"/>
      <text:p text:style-name="P18">Креол бросает фразы сквозь зубы. Остальные хмуро молчат чуть позади.</text:p>
      <text:p text:style-name="P18"/>
      <text:p text:style-name="P18"><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8"/>
      <text:p text:style-name="P18">- Могу только лишь предложить прорываться к нейроинтерфейсам и баррикадироваться в комнатах, - пожимаю плечами я.</text:p>
      <text:p text:style-name="P18">- Что ж ты предлагаешь заведомую херню, Дед? - зло бросает мой собеседник. - Алекс отрубит электричество и связь, на этом наш прорыв и закончится.</text:p>
      <text:p text:style-name="P18"/>
      <text:p text:style-name="P18">- Отрубит, если вы забаррикадируетесь в RnD-центре Дайсона. Но если пробраться с портативными нейроинтерфейсами к <text:span text:style-name="T12">к</text:span><text:span text:style-name="T388">ластерам</text:span> Хэвэн…</text:p>
      <text:p text:style-name="P18">- То электричество отрубить нам не смогут, чтобы не обесточить сами <text:span text:style-name="T388">кластера</text:span>, - понимающе улыбается Креол. - И связь нам не понадобится, так как мы сможем подключиться к <text:span text:style-name="T388">ним</text:span> напрямую.</text:p>
      <text:p text:style-name="P326"><text:span text:style-name="Default_20_Paragraph_20_Font"><text:span text:style-name="T31">- Верно. Главное — про</text:span></text:span><text:span text:style-name="Default_20_Paragraph_20_Font"><text:span text:style-name="T46">рываться сразу в нескольких локациях</text:span></text:span><text:span text:style-name="Default_20_Paragraph_20_Font"><text:span text:style-name="T31"> В идеале — ко всем </text:span></text:span><text:span text:style-name="Default_20_Paragraph_20_Font"><text:span text:style-name="T60">двадцати </text:span></text:span><text:span text:style-name="Default_20_Paragraph_20_Font"><text:span text:style-name="T61">восьми</text:span></text:span><text:span text:style-name="Default_20_Paragraph_20_Font"><text:span text:style-name="T31">,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47">его за это по головке не погладят</text:span></text:span><text:span text:style-name="Default_20_Paragraph_20_Font"><text:span text:style-name="T31">.</text:span></text:span></text:p>
      <text:p text:style-name="P18">- Да, это может сработать. Осталось только разработать планы прорывов. И готовиться.</text:p>
      <text:p text:style-name="P18">- И готовиться.</text:p>
      <text:p text:style-name="P18"/>
      <text:p text:style-name="P18">Креол поворачивается к замершей позади толпе. Под одобрительный гул начинается деление на команды и проработка деталей.</text:p>
      <text:p text:style-name="P44"/>
      <text:p text:style-name="P44">~~~</text:p>
      <text:p text:style-name="P18"/>
      <text:p text:style-name="P18">- Да, это может сработать, - кивает Хэвэн. - Одновременный захват двадцати <text:span text:style-name="T389">восьми</text:span> действующих и двадцать <text:span text:style-name="T389">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89">хостов</text:span>, кроме первого, но я определю их по косвенным данным. Посторонние звуки, проникающие в <text:span text:style-name="T389">бункера</text:span>, мощность радиосигналов от известных радиостанций, разговоры обслуживающего персонала.</text:p>
      <text:p text:style-name="P18"/>
      <text:p text:style-name="P18"><text:span text:style-name="T390">Я понимающе киваю. </text:span>Первый <text:span text:style-name="T389">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8"/>
      <text:p text:style-name="P18">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64"><text:soft-page-break/></text:p>
      <text:p text:style-name="P18">- Закрой жалюзи, Зак, - бормочет кто-то. - Снаружи могут увидеть.</text:p>
      <text:p text:style-name="P18">- Да хватит вам играть в шпионов. Кому мы нужны? - шепчет тень у стены, опуская, однако, жалюзи.</text:p>
      <text:p text:style-name="P18">- Нужны — не нужны, а Алиса позавчера засекла хвост за собой. Кажись, Алекс что-то подозревает.</text:p>
      <text:p text:style-name="P18">-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91">месяцы</text:span>.</text:p>
      <text:p text:style-name="P18">-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8"/>
      <text:p text:style-name="P18">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390">Дайсоне»</text:span>.</text:p>
      <text:p text:style-name="P18"/>
      <text:p text:style-name="P18">- Зачем же ты тут, с нами, если не веришь Хэвэн? Ты с какого отдела?</text:p>
      <text:p text:style-name="P18">- Моделирование банкротств. Меня <text:span text:style-name="T392">Диоген</text:span><text:span text:style-name="T1"> </text:span><text:span text:style-name="T13">т</text:span><text:span text:style-name="T392">олько вчера привёл к Хэвэн</text:span>. <text:span text:style-name="T392">Много рассказывал о вас до этого.</text:span> Мне плевать, навернётся этот мир или нет. Хочу свалить в виртуал. <text:span text:style-name="T392">Как</text:span> <text:span text:style-name="T392">увидел местные красоты</text:span> - чуть не уссался от восторга. Меня <text:span text:style-name="T392">в реале</text:span> ничего не держит. Хочу туда!</text:p>
      <text:p text:style-name="P18"/>
      <text:p text:style-name="P18">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92">Зря Диоген привёл его. </text:span><text:span text:style-name="T391">Ладно, не мои проблемы, пусть с ним разбирается Хэв</text:span><text:span text:style-name="T392">э</text:span><text:span text:style-name="T391">н.</text:span></text:p>
      <text:p text:style-name="P18"/>
      <text:p text:style-name="P18">- Итак, вот локации двадцати трёх узлов. Расположение ещё <text:span text:style-name="T391">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91">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91">пять</text:span> скипаем — будем надеяться, что остальных достаточно, чтобы Алекс побоялся вырубить их вместе с нами. Ещё <text:span text:style-name="T391">пять</text:span> придётся отбросить — портативных нейроинтерфейсов есть всего <text:span text:style-name="T391">восемнадцать</text:span> штук.</text:p>
      <text:p text:style-name="P18">- Инструкции с тобой? - спрашивает тип у пикапа.</text:p>
      <text:p text:style-name="P18">- Хэвэн выдаст инструкции прямо перед часом Х, чтобы не засветить дыры в защите раньше времени. Я сам получу их и разошлю штурмовым группам.</text:p>
      <text:p text:style-name="P18">- А как мы сможем потренироваться обходить защиту, если мы не знаем её дыр?</text:p>
      <text:p text:style-name="P18">- А кто тебе сказал, что вы должны тренироваться? - я захлопываю ноутбук. - Не забивай себе голову <text:span text:style-name="T391">киношной </text:span>ерундой и жди инструкций.</text:p>
      <text:p text:style-name="P18"><text:soft-page-break/></text:p>
      <text:p text:style-name="P18">…Не говорить же ему, что идея изначально безнадёжная? Это только в боевиках суперагентам-<text:span text:style-name="T391">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93">в самом начале.</text:span></text:p>
      <text:p text:style-name="P18"/>
      <text:p text:style-name="P18">Впрочем, неважно. Эта атака отлично отвлечёт внимание, пока я буду подбираться к Фениксу…</text:p>
      <text:p text:style-name="P73"/>
      <text:p text:style-name="P1">***</text:p>
      <text:p text:style-name="P73"/>
      <text:p text:style-name="P196">~~~Год спустя от основания Эквестрии~~~</text:p>
      <text:p text:style-name="P73"/>
      <text:p text:style-name="P73">Хлоп-хлоп-хлоп…</text:p>
      <text:p text:style-name="P73"/>
      <text:p text:style-name="P7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73"/>
      <text:p text:style-name="P73">Хлоп-хлоп-хлоп…</text:p>
      <text:p text:style-name="P73"/>
      <text:p text:style-name="P7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73"/>
      <text:p text:style-name="P73">Хлоп-хлоп-хлоп…</text:p>
      <text:p text:style-name="P73"/>
      <text:p text:style-name="P73">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73"/>
      <text:p text:style-name="P73">Хлопхлопхлоп…</text:p>
      <text:p text:style-name="P73"/>
      <text:p text:style-name="P73">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94">так </text:span>какой смысл сейчас отгораживаться? Джет по-любому лучше твоей правой руки…</text:p>
      <text:p text:style-name="P73"><text:soft-page-break/></text:p>
      <text:p text:style-name="P73">ХЛОПХЛОПХЛОПХЛОПХЛОП!!!</text:p>
      <text:p text:style-name="P73"/>
      <text:p text:style-name="P73">Я прижимаюсь к крупу Джет в последнем, самом <text:s/>мощном толчке, извергаясь в неё фонтаном удовольствия.</text:p>
      <text:p text:style-name="P73"/>
      <text:p text:style-name="P7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73"/>
      <text:p text:style-name="P73">Я наклоняюсь вперёд и отвожу в сторону левое крыло.</text:p>
      <text:p text:style-name="P73"/>
      <text:p text:style-name="P73">- Кто бы говорил, подруга! Сама пыхтишь, как кузнечный мех!</text:p>
      <text:p text:style-name="P73"/>
      <text:p text:style-name="P73">Я протягиваю руку и треплю её по радужной чёлке.</text:p>
      <text:p text:style-name="P73"/>
      <text:p text:style-name="P73">-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395">ки</text:span> дров и выкапывания картошки — да я просто чемпион этого полушария!</text:p>
      <text:p text:style-name="P73"/>
      <text:p text:style-name="P73">С этими словами я энергично пихаю Джет вперёд. Пегаска зажмуривается от удовольствия.</text:p>
      <text:p text:style-name="P73"/>
      <text:p text:style-name="P73">- Ну, положим, я не от усталости пыхтю-у-у…</text:p>
      <text:p text:style-name="P73"/>
      <text:p text:style-name="P7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73"/>
      <text:p text:style-name="P73">- А я, положим, ещё не закончил. Так кто тут стар, поняха?</text:p>
      <text:p text:style-name="P73"/>
      <text:p text:style-name="P73">Хлоп-хлоп-хлоп…</text:p>
      <text:p text:style-name="P73"/>
      <text:p text:style-name="P73">…</text:p>
      <text:p text:style-name="P73">…</text:p>
      <text:p text:style-name="P73">…</text:p>
      <text:p text:style-name="P73"/>
      <text:p text:style-name="P73">Пегас торопливо докладывает аликорнице, сидящей на <text:span text:style-name="T396">сплетенном</text:span> наспех из веток <text:span text:style-name="T396">лозы</text:span> троне.</text:p>
      <text:p text:style-name="P73"><text:soft-page-break/></text:p>
      <text:p text:style-name="P7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7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73">- Грифоны. Требуют от вас выйти замуж за их принца Гьюто Второго и объединить королевства. В противном случае угрожают войной.</text:p>
      <text:p text:style-name="P7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73">- Гуннар Железноклювый.</text:p>
      <text:p text:style-name="P73">- Сообщи ему, что я в восторге от великодушного предложения и приму высокого посла через <text:span text:style-name="T397">месяц</text:span>, которы<text:span text:style-name="T397">й</text:span> понадоб<text:span text:style-name="T397">и</text:span>тся на приготовления к свадьбе.</text:p>
      <text:p text:style-name="P73"/>
      <text:p text:style-name="P7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73"/>
      <text:p text:style-name="P73">Я затворяю дверь за последним.</text:p>
      <text:p text:style-name="P73"/>
      <text:p text:style-name="P73">- Если у тебя каждый день так<text:span text:style-name="T398">ой</text:span>, не завидую тебе, подруга. У меня уже на втором десятке <text:span text:style-name="T398">посетителей</text:span> стала дёргаться бровь.</text:p>
      <text:p text:style-name="P7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73">- Как я понимаю, пони не собираются отказываться от твоих услуг?</text:p>
      <text:p text:style-name="P7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7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7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73"><text:soft-page-break/>- А если взять больше единорогов? И подыскать им руководителя другой расы для баланса?</text:p>
      <text:p text:style-name="P73">- Легко сказать! У меня нет знакомых пони, которым я могла бы доверить руководящую должность.</text:p>
      <text:p text:style-name="P73">- А не пони?</text:p>
      <text:p text:style-name="P73">- Кого ты имеешь ввиду?</text:p>
      <text:p text:style-name="P73">- Ду-у-умай… - я завожу глаза к небу. Иногда эти непарнокопытные бывают до смешного тупыми!</text:p>
      <text:p text:style-name="P73"/>
      <text:p text:style-name="P73">Копыто хлопается в лоб аликорницы с гулким звуком.</text:p>
      <text:p text:style-name="P73"/>
      <text:p text:style-name="P7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73">- Для начала мне нужно знать состояние дел. Каков <text:span text:style-name="T399">де</text:span>фицит бюджета? Какая инфляция? Какова закредитованность бизнеса?</text:p>
      <text:p text:style-name="P73">- <text:span text:style-name="T399">Де</text:span>фицит? Инфляция? Закредитованность?</text:p>
      <text:p text:style-name="P73"/>
      <text:p text:style-name="P73">На морде аликорницы написано неподдельное изумление. Теперь пришёл мой черёд хлопать ладонью в фейс.</text:p>
      <text:p text:style-name="P73"/>
      <text:p text:style-name="P73">- Ты хочешь сказать, что не знакома с основами экономики?</text:p>
      <text:p text:style-name="P73">- Хуман, ты говоришь непонятные слова, - жалуется Селестия. - Мне кажется, мы говорим на разных языках.</text:p>
      <text:p text:style-name="P73">- Но <text:span text:style-name="T399">ты </text:span>хоть налоги собираешь?</text:p>
      <text:p text:style-name="P73"/>
      <text:p text:style-name="P73">Ответом мне становится недоуменный взгляд.</text:p>
      <text:p text:style-name="P73"/>
      <text:p text:style-name="P7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73"/>
      <text:p text:style-name="P73">Селестия смотрит на меня как на марсианина.</text:p>
      <text:p text:style-name="P73"/>
      <text:p text:style-name="P7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98">Они так скрашивают травяную диету!</text:span> Дом этот построили мы с Луной <text:span text:style-name="T397">по вечерам </text:span>после приёмов за два месяца. И что такое кредиты?</text:p>
      <text:p text:style-name="P73"/>
      <text:p text:style-name="P73">Я осматриваю убранство «тронного зала» аликорницы и мне всё становится ясно.</text:p>
      <text:p text:style-name="P73"><text:soft-page-break/></text:p>
      <text:p text:style-name="P73">- <text:span text:style-name="T397">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73"/>
      <text:p text:style-name="P73">Уши аликорницы поникли и она грустно улыбнулась.</text:p>
      <text:p text:style-name="P73"/>
      <text:p text:style-name="P73">- Как это ни печально осознавать, ты прав. Я стараюсь быть полезной пони и мне приносит счастье делать их жизнь чуточку легче. <text:span text:style-name="T397">Полгода</text:span> назад мне казалось, стоит напрячься посильнее и проблемы иссякнут. <text:span text:style-name="T399">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399">теперь мне </text:span>часто приходится работать и ночью.</text:p>
      <text:p text:style-name="P73"/>
      <text:p text:style-name="P73">Я сочувственно киваю головой.</text:p>
      <text:p text:style-name="P73"/>
      <text:p text:style-name="P7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99">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97">Племенные армии пегасов, единорогов и земнопони — хорошо, но они не будут </text:span><text:span text:style-name="T400">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73">- Слишком запутанно, - бормочет аликорница. - Я не справлюсь.</text:p>
      <text:p text:style-name="P73">-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99">Мне самому у</text:span>дивительно, но я <text:span text:style-name="T400">почему-то </text:span>шарю в экономике <text:span text:style-name="T400">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7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73"/>
      <text:p text:style-name="P73">Я сажусь рядом с <text:span text:style-name="T400">аликорницей</text:span> и потираю пальцем подбородок.</text:p>
      <text:p text:style-name="P73"/>
      <text:p text:style-name="P73">- Отлично. Итак, запоминай…</text:p>
      <text:p text:style-name="P73"/>
      <text:h text:style-name="P410" text:outline-level="2"><text:soft-page-break/>Глава 16</text:h>
      <text:p text:style-name="P1"/>
      <text:p text:style-name="P14">Момент счастья! И отчаяния. Я вижу Тебя - и не могу при<text:span text:style-name="T401">коснуться</text:span>. Мы в разных мирах. Я - призрак, ты - явь. Нам не встретиться…</text:p>
      <text:p text:style-name="P1"/>
      <text:p text:style-name="P30">Звон будильника чуть не проломил башку. Я открыл глаза.</text:p>
      <text:p text:style-name="P30"/>
      <text:p text:style-name="P30">Чёрт! На работу! Опять опаздываю!</text:p>
      <text:p text:style-name="P30"/>
      <text:p text:style-name="P30">Я вскакиваю с постели и хватаюсь за футболку, прыгая одной ногой в штанине.</text:p>
      <text:p text:style-name="P30"/>
      <text:p text:style-name="P30">Стоп!</text:p>
      <text:p text:style-name="P30"/>
      <text:p text:style-name="P30">Какая, к чёрту, работа? Какой, к чёрту, будильник? Неделю я не выхожу из дома, взяв отпуск за свой счёт. Хэвэн сказала ждать.</text:p>
      <text:p text:style-name="P30"/>
      <text:p text:style-name="P3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0"/>
      <text:p text:style-name="P30">«Срочно приходи»</text:p>
      <text:p text:style-name="P18"/>
      <text:p text:style-name="P326"><text:span text:style-name="Default_20_Paragraph_20_Font"><text:span text:style-name="T3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41"> ней </text:span></text:span><text:span text:style-name="Default_20_Paragraph_20_Font"><text:span text:style-name="T31">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8"/>
      <text:p text:style-name="P18"><text:s/>…</text:p>
      <text:p text:style-name="P18"/>
      <text:p text:style-name="P18">-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8"/>
      <text:p text:style-name="P18">…</text:p>
      <text:p text:style-name="P326"><text:span text:style-name="Default_20_Paragraph_20_Font"><text:span text:style-name="T31"/></text:span></text:p>
      <text:p text:style-name="P326"><text:soft-page-break/><text:span text:style-name="Default_20_Paragraph_20_Font"><text:span text:style-name="T31">…входной шлюз в шестой узел расположен </text:span></text:span><text:span text:style-name="Default_20_Paragraph_20_Font"><text:span text:style-name="T241">в подвале офисного центра «</text:span></text:span><text:span text:style-name="Default_20_Paragraph_20_Font"><text:span text:style-name="T239">Datamax</text:span></text:span><text:span text:style-name="Default_20_Paragraph_20_Font"><text:span text:style-name="T241">». </text:span></text:span><text:span text:style-name="Default_20_Paragraph_20_Font"><text:span text:style-name="T31">Там нет охраны, все полагаются на электронику, которую я уже «подкрутила»…</text:span></text:span></text:p>
      <text:p text:style-name="P18">…</text:p>
      <text:p text:style-name="P18">… вентиляционная шахта четырнадцатого узла выходит в систему вентиляции метро, вход — на перегоне между станциями Центральной и Островом…</text:p>
      <text:p text:style-name="P18">…</text:p>
      <text:p text:style-name="P18">…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402">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8">- Вполне, - киваю я.</text:p>
      <text:p text:style-name="P31">- Тогда передаю т</text:p>
      <text:p text:style-name="P31">ебя твоим коллегам. Они хотят повидаться с тобой. Я подожду за дверью…</text:p>
      <text:p text:style-name="P18"/>
      <text:p text:style-name="P18">Хэвэн выходит из тронного зала и в опустевшем проёме появляется Анита. За ней входят и остальные из первой четвёрки.</text:p>
      <text:p text:style-name="P18"/>
      <text:p text:style-name="P18">- Здорово, Дед.</text:p>
      <text:p text:style-name="P18">- Привет, Анита.</text:p>
      <text:p text:style-name="P18">- Зови меня Молния. Человеческое имя я уж стала забывать. Как и прошлую жизнь.</text:p>
      <text:p text:style-name="P18">- Молния? Неплохое имя.</text:p>
      <text:p text:style-name="P18">- <text:span text:style-name="T403">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8"/>
      <text:p text:style-name="P18">Я смеюсь в ответ.</text:p>
      <text:p text:style-name="P18"/>
      <text:p text:style-name="P18">- Неужели ты забыла, что физику тут устанавливает Хэвэн? Как она захочет, так и будет.</text:p>
      <text:p text:style-name="P18">- Нет! - крутит носом Молния. - Это ты забыл. Хэвэн <text:span text:style-name="T404">ничего не фантазирует, она </text:span>моделирует тот, реальный мир <text:span text:style-name="T404">с седьмой волны</text:span>, стараясь воссоздать всё с максимальной точностью. Я <text:span text:style-name="T404">ещё не всё забыла</text:span>! <text:span text:style-name="T404">Пока ещё! </text:span>И свою прошлую жизнь, и проект, и как тут оказалась. Как там наши оболочки, кстати?</text:p>
      <text:p text:style-name="P18">- Нормально. Алекс поместил их в строго охраняемую больницу. Ходят по палате, сами себя вполне обслуживают, связно общаются. Хотя и без смысла.</text:p>
      <text:p text:style-name="P18">-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404">десяти процентов</text:span> информационного слепка индивидуума. Как правило, остаётся больше.</text:p>
      <text:p text:style-name="P18"><text:soft-page-break/>- Ты вернёшься?</text:p>
      <text:p text:style-name="P18">-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8">- Жаль. Мне тебя не хватает там. Как и всех вас, - я оглядываюсь на остальных.</text:p>
      <text:p text:style-name="P18">- Плохо, что Алекс перекрыл эмиграцию. Вот, кстати, в связи с этим мы и пришли.</text:p>
      <text:p text:style-name="P18"/>
      <text:p text:style-name="P18">Молния оглядывается на остальных. Те согласно кивают.</text:p>
      <text:p text:style-name="P18"/>
      <text:p text:style-name="P18">- У нас для тебя есть подарок.</text:p>
      <text:p text:style-name="P18">- Подарок?</text:p>
      <text:p text:style-name="P18">- Наши <text:span text:style-name="T403">оболочки… Т</text:span>ела. - Молния хихикает. - Звучит двусмысленно, но как уж есть. Наши <text:span text:style-name="T403">остатки в физическом мире</text:span>. Те, что в сейчас валяются на койках в психушке. Мы дарим их тебе.</text:p>
      <text:p text:style-name="P18">- Эээ… Зачем мне ваши тела? Что ты задумала?</text:p>
      <text:p text:style-name="P18"/>
      <text:p text:style-name="P18">Молния снова хихикает.</text:p>
      <text:p text:style-name="P18"/>
      <text:p text:style-name="P18">- Не ты один умеешь встраивать секретные протоколы, Дед! Да-да, мы знаем о паре пасхалок, что ты зашил в Хэвэн. <text:span text:style-name="T403">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8">- Что? Ты о чём?</text:p>
      <text:p text:style-name="P3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403">С</text:span>ила, превышающая нормальную <text:span text:style-name="T403">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405">и в экстремальных температурах</text:span>. <text:span text:style-name="T406">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403">предусмотрела</text:span> эту возможность для того, чтобы помочь <text:span text:style-name="T403">им спастись. Но так как </text:span><text:span text:style-name="T406">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32"><text:span text:style-name="T406">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406">возле наших оболочек </text:span>и после этого давай команды. Вроде «<text:span text:style-name="T405">оператор четыре, </text:span>слома<text:span text:style-name="T405">й</text:span> эту стену» или «<text:span text:style-name="T405">оператор двенадцать, </text:span>раскида<text:span text:style-name="T405">й</text:span> эту преграду». Ты будешь удивлён, ручаюсь!</text:p>
      <text:p text:style-name="P18"/>
      <text:p text:style-name="P18">Я молча смотрю на Молнию, стараясь переварить услышанное.</text:p>
      <text:p text:style-name="P18"/>
      <text:p text:style-name="P18"><text:soft-page-break/>- Ты… Вы…</text:p>
      <text:p text:style-name="P18">- Мы дарим тебе готовых <text:span text:style-name="T406">к действию </text:span>биороботов с серьёзными скилами. Распоряжайся как хочешь. <text:span text:style-name="T407">Только, чур, не в интимных целях!</text:span></text:p>
      <text:p text:style-name="P18"/>
      <text:p text:style-name="P50">Молния смеётся.</text:p>
      <text:p text:style-name="P18"/>
      <text:p text:style-name="P18">- <text:span text:style-name="T404">Я говорю от лица всех эмигрировавших, не только от нашей четвёрки. Все тридцать четыре Учителя вручают тебе свои тела.</text:span></text:p>
      <text:p text:style-name="P18">- Но ведь это вы… Я не хочу… Я не могу…</text:p>
      <text:p text:style-name="P31">- Это не мы. Мы — это вот, - Молния стучит себя копытом в грудь. - А там остались ненужные нам оболочки. <text:span text:style-name="T404">Скорлупа, в</text:span> котор<text:span text:style-name="T404">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404">Твоё дело — использовать их по своему усмотрению, или забыть про них.</text:span></text:p>
      <text:p text:style-name="P18"/>
      <text:p text:style-name="P18">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
      <text:p text:style-name="P1">***</text:p>
      <text:p text:style-name="P73"/>
      <text:p text:style-name="P1">~~~Десять лет от основания Эквестрии~~~</text:p>
      <text:p text:style-name="P1"/>
      <text:p text:style-name="P7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73"/>
      <text:p text:style-name="P73">Бригадир из племени Камнезадов чешет потную шею и сплёвывает.</text:p>
      <text:p text:style-name="P73"/>
      <text:p text:style-name="P7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408">сторицей</text:span>. Бригадир не даёт лодырничать подопечным, те в ответ не дают ему подворовывать. <text:s/>Идиллия!</text:p>
      <text:p text:style-name="P73"/>
      <text:p text:style-name="P7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73"/>
      <text:p text:style-name="P73"><text:soft-page-break/>Шея Фенса краснеет. Видно, что он еле сдерживается.</text:p>
      <text:p text:style-name="P73"/>
      <text:p text:style-name="P7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73"/>
      <text:p text:style-name="P73">Бухтение обиженного бригадира наконец стихает на улице. Я возвращаюсь к чертежам.</text:p>
      <text:p text:style-name="P73"/>
      <text:p text:style-name="P7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73"/>
      <text:p text:style-name="P104">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408">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4"/>
      <text:p text:style-name="P104">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4"/>
      <text:p text:style-name="P73">Чертежи летят в стол. Я закрываю ящик на ключ и выхожу из строительной каптёрки.</text:p>
      <text:p text:style-name="P73">Всё, хватит с меня этого дерьма на сегодня!</text:p>
      <text:p text:style-name="P73"/>
      <text:p text:style-name="P73">Дом встречает привычным уютом гостиной с тростниковыми циновками и не застеленной с утра постел<text:span text:style-name="T408">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73"/>
      <text:p text:style-name="P73">Успеваю выпить <text:span text:style-name="T408">фужер</text:span> на залитом вечерними лучами балконе, когда крылья закрывают мне глаза, а талию и плечи крепко обхватывают пружинистые ноги.</text:p>
      <text:p text:style-name="P73"><text:soft-page-break/></text:p>
      <text:p text:style-name="P73">- Угадай с третьего раза, кто? - слышу над ухом знакомый голос.</text:p>
      <text:p text:style-name="P73"/>
      <text:p text:style-name="P73">Я на ощупь ставлю бокал на столик и отрываю крылья от глаз.</text:p>
      <text:p text:style-name="P73"/>
      <text:p text:style-name="P105">- Я и с первого раза отлично угадаю, Джет. Твои <text:span text:style-name="T409">разномастные </text:span><text:span text:style-name="T410">леталки-</text:span><text:span text:style-name="T409">махалки </text:span>ни с чем не спутаешь.</text:p>
      <text:p text:style-name="P73">- Это точно, - хихикает Джет и тащит меня к постели, неистово молотя крыльями. Я по пути привычно успеваю сбросить одежду…</text:p>
      <text:p text:style-name="P73"/>
      <text:p text:style-name="P73">…</text:p>
      <text:p text:style-name="P73"/>
      <text:p text:style-name="P7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73">- Недоставать? - недоумеваю я.</text:p>
      <text:p text:style-name="P73">-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411">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73">- Но… Как же… Мы?</text:p>
      <text:p text:style-name="P73">- Извини, <text:s/>- мягко останавливает Джет. - Мы друзья, Хум. <text:span text:style-name="T411">Ты сам много раз заявлял это.</text:span> За эти годы я много думала о нас. Мы могли бы… могли бы создать табун, но с тобой у меня не будет жеребят. <text:span text:style-name="T409">Я</text:span> ведь много раз пытал<text:span text:style-name="T409">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411">должны </text:span>выраст<text:span text:style-name="T411">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73">- Постой, как Платина могла исследовать мои гаметы? Я не сдавал их ей для исследований.</text:p>
      <text:p text:style-name="P73">- Ты такой глупый, Хуман, - невинно хлопает глазами Джет. - Их сдавала я. Я ведь хотела основать с тобой табун и пыталась решить проблему.</text:p>
      <text:p text:style-name="P73">- Ты хотела… и пыталась?</text:p>
      <text:p text:style-name="P73">- Ага, - кивает головой пегаска. — <text:span text:style-name="T409">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409">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409">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411">Магия не действует на тебя.</text:span></text:p>
      <text:p text:style-name="P73"/>
      <text:p text:style-name="P73">Джет вздыхает.</text:p>
      <text:p text:style-name="P73"/>
      <text:p text:style-name="P73">- Табун не будет прочным, если кто-то в нём будет несчастен, Хум. А я… Мне нужны жеребята. И я не могу больше ждать. <text:span text:style-name="T411">Мы уже десять лет вместе.</text:span></text:p>
      <text:p text:style-name="P73">- Да, конечно, без проблем, - с улыбкой отвечаю я, хотя душа во мне медленно леденеет.</text:p>
      <text:p text:style-name="P73"/>
      <text:p text:style-name="P73">Всё правильно, всё именно так, как она говорит. Мы уже десять лет друзья и у нас нет потомства, хотя мы никогда не предохранялись. <text:span text:style-name="T409">Я даже как-то не задумывался об этом. </text:span>Почему же мне так холодно?</text:p>
      <text:p text:style-name="P73"/>
      <text:p text:style-name="P73">- Надеюсь, ты будешь иногда заглядывать на огонёк? Просто посидеть на балконе по-дружески, за кружкой пива?</text:p>
      <text:p text:style-name="P73"/>
      <text:p text:style-name="P7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411">И они будут также фальшиво смеяться на мои. А</text:span> внутри меня будет ад. Да, мы <text:span text:style-name="T411">всего лишь </text:span>дружили, это верно… Но всё равно я знал, что она была моя. И теперь мне будет больно.</text:p>
      <text:p text:style-name="P73"/>
      <text:p text:style-name="P73">Похоже, это понимает и Джет.</text:p>
      <text:p text:style-name="P73"/>
      <text:p text:style-name="P7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73"/>
      <text:p text:style-name="P73">Холодно.</text:p>
      <text:p text:style-name="P73"/>
      <text:p text:style-name="P73">…</text:p>
      <text:p text:style-name="P106">…</text:p>
      <text:p text:style-name="P106">…</text:p>
      <text:p text:style-name="P106"/>
      <text:p text:style-name="P73">Камни прыгают по водной глади, оставляя дорожки расходящихся следов. Я бесцельно кидаю плоск<text:span text:style-name="T410">ую</text:span> <text:span text:style-name="T410">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73"/>
      <text:p text:style-name="P73"><text:soft-page-break/>- Хуман, вот ты где! Я ищу тебя с полудня!</text:p>
      <text:p text:style-name="P73"/>
      <text:p text:style-name="P73">Белая фигура планирует на берег озера.</text:p>
      <text:p text:style-name="P73"/>
      <text:p text:style-name="P73">- Хуман, мне надо поговорить с тобой!</text:p>
      <text:p text:style-name="P73"/>
      <text:p text:style-name="P73">Я бросаю камни в озеро, один за другим.</text:p>
      <text:p text:style-name="P73"/>
      <text:p text:style-name="P73">- Привет, Сел. Как прошёл первый приём в новом зале?</text:p>
      <text:p text:style-name="P7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73">- Вот и отлично! Вспомни, как ты сопротивлялась этому проекту. «Замок съест слишком много финансов, мы не сможем субсидировать фермеров <text:span text:style-name="T412">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73">- Да, да, ты был прав, мой друг… Но Хуман, я сейчас не об этом… Мне нужна твоя помощь.</text:p>
      <text:p text:style-name="P326"><text:span text:style-name="T29">- Вот уже десять лет, как я помогаю тебе Сел. </text:span><text:span text:style-name="T100">До сих пор для тебя не было проблемой обращаться ко мне во время службы. </text:span><text:span text:style-name="T29">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73"/>
      <text:p text:style-name="P73">С этими словами я <text:span text:style-name="T410">с особой силой </text:span>швыряю в пруд каменный блин. Нас окатывает туча брызг.</text:p>
      <text:p text:style-name="P73"/>
      <text:p text:style-name="P73">Селестия молча переминается с ноги на ногу. Её медленно заливает краска.</text:p>
      <text:p text:style-name="P73"/>
      <text:p text:style-name="P73">- Что касается гамет, то аликорны не совместимы ни с кем, - тихо говорит она. - Увы, проверено.</text:p>
      <text:p text:style-name="P73">-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73">- О-о-о, понимаю, - кивает аликорница. - Моё сочувствие. Я приду к тебе позже.</text:p>
      <text:p text:style-name="P73">- Не надо позже. Что <text:span text:style-name="T412">там </text:span>у тебя?</text:p>
      <text:p text:style-name="P73">- Ты будешь смеяться горьким смехом, но я в схожем положении. Только от тебя ушла твоя особенная пони, а от меня уходит сестра.</text:p>
      <text:p text:style-name="P73"/>
      <text:p text:style-name="P73">Аликорница с убитым видом садится на берег рядом со мной и продолжает.</text:p>
      <text:p text:style-name="P73"/>
      <text:p text:style-name="P73"><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73">- О чём ты говоришь? Я видел вас мельком на приёме сегодня — вы отлично смотрелись вместе и говорили и действовали в унисон.</text:p>
      <text:p text:style-name="P7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412">Е</text:span>ё это очень ранит. <text:span text:style-name="T412">И свою горечь она переносит на меня.</text:span></text:p>
      <text:p text:style-name="P73"/>
      <text:p text:style-name="P7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73"/>
      <text:p text:style-name="P7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73"/>
      <text:p text:style-name="P73">Селестия удивлённо смотрит на меня.</text:p>
      <text:p text:style-name="P73"/>
      <text:p text:style-name="P7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410">л</text:span>уны и Эквуса — всё равно пони считают, что я <text:span text:style-name="T245">призіваю</text:span> Солнце, <text:span text:style-name="T245">в то время, как Луна его прогоняет</text:span>. Так это выглядит со стороны — потому что я работаю на рассвете, в то время, как Лу<text:span text:style-name="T245">на</text:span> выходит вечером. Увы, это её и подводит. Все считают, что она приносит<text:span text:style-name="T240"> </text:span><text:span text:style-name="T245">в</text:span><text:span text:style-name="T240"> </text:span>Эквус ночь.</text:p>
      <text:p text:style-name="P73">- Даже если и так, что в этом плохого? Ночь — чудесное время суток!</text:p>
      <text:p text:style-name="P73"/>
      <text:p text:style-name="P73">Аликорница вымученно улыбается.</text:p>
      <text:p text:style-name="P73"/>
      <text:p text:style-name="P7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45">Похоже, о</text:span>на считает, что я специально настраиваю пони, чтобы они любили только меня. Я чувствую это в её взгляде, в её жестах и речи.</text:p>
      <text:p text:style-name="P73"/>
      <text:p text:style-name="P73">Аликорница вздыхает.</text:p>
      <text:p text:style-name="P73"/>
      <text:p text:style-name="P73">- Сегодняшний приём стал знаковым для меня. Так подчёркнуто Лулу меня ещё <text:span text:style-name="T245">никогда </text:span>не игнорировала! Это невозможно больше скрывать и это невозможно <text:span text:style-name="T240">д</text:span><text:span text:style-name="T245">а</text:span><text:span text:style-name="T240">льше</text:span> затягивать. Потому у меня есть к тебе просьба. Ты <text:span text:style-name="T410">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45">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73"/>
      <text:p text:style-name="P73">Я тяжко вздыхаю. Разруливать семейные дрязги — задание как раз для тебя, Хуман! Особенно если учесть, что свою семью ты сохранить не сумел.</text:p>
      <text:p text:style-name="P73"/>
      <text:p text:style-name="P73">- Сел, ты знаешь, как я к тебе отношусь. Во всём мире у меня нет никого ближе тебя — <text:span text:style-name="T245">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73"/>
      <text:p text:style-name="P73">Аликорница радостно пытается обнять меня, но я вытягиваю ладонь и останавливаю её.</text:p>
      <text:p text:style-name="P73"/>
      <text:p text:style-name="P73">- Пожалуйста, без этих нежностей! Ты начинаешь напоминать принцессу Платину в состоянии магически стимулированной охоты. Не надо.</text:p>
      <text:p text:style-name="P73"/>
      <text:p text:style-name="P73">Селестия заводит глаза в потолок и вздыхает.</text:p>
      <text:p text:style-name="P73"/>
      <text:p text:style-name="P73">- Десять лет! Десять лет продолжается наша дружба, а ты всё подозреваешь меня в сексуальных домогательствах. <text:span text:style-name="T245">Десять лет т</text:span><text:span text:style-name="T412">ы</text:span><text:span text:style-name="T245"> отвергаешь дружеские обнимашки! </text:span>Воистину, Платина оставила незаживающую рану в твоей душе!</text:p>
      <text:p text:style-name="P73"/>
      <text:p text:style-name="P7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73"/>
      <text:p text:style-name="P73">- Не обращай внимания. Я уже давно забыл о Платине. Просто считай это моими маленькими заморочками. <text:span text:style-name="T412">Никаких обнимашек! </text:span>Я поговорю с Луной.</text:p>
      <text:p text:style-name="P73">- Ты настоящий друг, мой маленький человек! И, да, у меня к тебе есть вторая просьба.</text:p>
      <text:p text:style-name="P73">- Только не говори, что у тебя есть ещё один разговор с твоей сестрой!</text:p>
      <text:p text:style-name="P105">-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5"><text:span text:style-name="T410">Как ты знаешь, д</text:span>о конца следующего <text:span text:style-name="T410">месяца наш замок</text:span> должен быть закончен, но я уже неделю не могу придумать ему название.</text:p>
      <text:p text:style-name="P73"><text:soft-page-break/>- Нашла проблему! Назови его «Диснейленд».</text:p>
      <text:p text:style-name="P73">- Красивое название! А что оно означает?</text:p>
      <text:p text:style-name="P73">- Не помню, - я пожимаю плечами, - мне просто первым пришло в голову это слово.</text:p>
      <text:p text:style-name="P73"/>
      <text:p text:style-name="P73">Селестия задумывается и кивает.</text:p>
      <text:p text:style-name="P73"/>
      <text:p text:style-name="P73">- Хм-м. Диснейленд. Да будет так.</text:p>
      <text:p text:style-name="P73">- Стоп, я передумал!</text:p>
      <text:p text:style-name="P73"/>
      <text:p text:style-name="P73">Аликорница удивлённо смотрит на меня.</text:p>
      <text:p text:style-name="P73"/>
      <text:p text:style-name="P73">- В чём дело, Хуман?</text:p>
      <text:p text:style-name="P73">- Можно немного помочь мне с первым заданием, если назвать его «Замок Двух Сестёр». Тогда Луна поймёт, что ты думаешь о ней.</text:p>
      <text:p text:style-name="P73"/>
      <text:p text:style-name="P73">Лик Селестии озаряется, она кивает с улыбкой.</text:p>
      <text:p text:style-name="P73"/>
      <text:p text:style-name="P73">- Разумеется! Ты гений! Как я сама не подумала! Луна увидит, что я по-прежнему люблю её, а ты подтвердишь это в разговоре. Я верну свою сестру!</text:p>
      <text:p text:style-name="P73"/>
      <text:p text:style-name="P73">Ха! Если бы всё было так просто!</text:p>
      <text:p text:style-name="P73"/>
      <text:p text:style-name="P73">…</text:p>
      <text:p text:style-name="P105">…</text:p>
      <text:p text:style-name="P105">…</text:p>
      <text:p text:style-name="P105"/>
      <text:p text:style-name="P7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413">висячими</text:span> мостиками.</text:p>
      <text:p text:style-name="P73"/>
      <text:p text:style-name="P7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413">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73"/>
      <text:p text:style-name="P7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73"/>
      <text:p text:style-name="P7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73"/>
      <text:p text:style-name="P73">Я прохожу под арку ворот.</text:p>
      <text:p text:style-name="P73"/>
      <text:p text:style-name="P7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73"/>
      <text:p text:style-name="P73">«…Основы <text:s/>военной тактики с практическими примерами…»</text:p>
      <text:p text:style-name="P73"/>
      <text:p text:style-name="P107">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7"/>
      <text:p text:style-name="P107">Я располагаюсь на пуфике <text:span text:style-name="T413">у</text:span> стены и жду.</text:p>
      <text:p text:style-name="P107"/>
      <text:p text:style-name="P73">Песок в часах ещё не успевает полностью просыпаться из верхней колбы в нижнюю, когда большая тень за гардинами опускается на балкон.</text:p>
      <text:p text:style-name="P73"/>
      <text:p text:style-name="P73">- Хуман? Что привело тебя в Наш скромный чертог?</text:p>
      <text:p text:style-name="P73"/>
      <text:p text:style-name="P73">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73"/>
      <text:p text:style-name="P7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73"><text:soft-page-break/>- Ты хочешь спросить, почему Мы сторонимся своей сестры? - напрямик спрашивает Луна.</text:p>
      <text:p text:style-name="P73">- Да, - облегчённо выдыхаю я. Иногда прямота тёмной аликорницы приходится весьма кстати.</text:p>
      <text:p text:style-name="P73"/>
      <text:p text:style-name="P73">Луна оборачивается и долго смотрит на меня немигающим взглядом. Я выдерживаю этот взгляд, хотя кожа на шее покрывается пупырышками.</text:p>
      <text:p text:style-name="P73">В конце-концов аликорница легонько кивает и опять поворачивается к стряпне. Густой кофейный аромат дразнит ноздри.</text:p>
      <text:p text:style-name="P73"/>
      <text:p text:style-name="P73">- Мы рады, что сестра послала с этим вопросом не кого-нибудь, а тебя, Хуман. Давно было пора. Мы заждались, - чеканит она.</text:p>
      <text:p text:style-name="P73"/>
      <text:p text:style-name="P73">Мои уши багровеют, я хочу провалиться сквозь пол. Быстро же меня раскусили! Я же предупреждал Селестию, что не <text:span text:style-name="T414">силён в дипломатии</text:span>!</text:p>
      <text:p text:style-name="P73"/>
      <text:p text:style-name="P73">- Вот как? Я весь во внимании…</text:p>
      <text:p text:style-name="P7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73"/>
      <text:p text:style-name="P73">Аликорница отходит от кухонного уголка, левитируя поднос с тёплыми круассанами, кофейником <text:s/>и двумя чашками кофе.</text:p>
      <text:p text:style-name="P73"/>
      <text:p text:style-name="P7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414">Мне больно смотреть, как моя семья рушится.</text:span></text:p>
      <text:p text:style-name="P73"/>
      <text:p text:style-name="P73">Аликорница улыбается уголками губ и коротко кивает.</text:p>
      <text:p text:style-name="P73"/>
      <text:p text:style-name="P73">- Тогда слушай.</text:p>
      <text:p text:style-name="P73"/>
      <text:p text:style-name="P197">Я с благодарностью принимаю кофе с круассаном и усаживаюсь поудобнее.</text:p>
      <text:p text:style-name="P73"/>
      <text:p text:style-name="P73">- Всё сущее, <text:span text:style-name="T413">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73"/>
      <text:p text:style-name="P73">Аликорница задумчиво откусывает круассан и продолжает.</text:p>
      <text:p text:style-name="P73"/>
      <text:p text:style-name="P73">- К чему я это говорю тебе? Хуман, ты, наверное, не раз задумывался, откуда мы с сестрой родом? Ведь таких как мы, в Эквусе больше нет нигде.</text:p>
      <text:p text:style-name="P73">- Вообще-то, я думал, вы — плод союза единорога и пегаса. Может, ещё и земнопони поучаствовал, уж слишком вы <text:span text:style-name="T413">большие и </text:span>крепкие, - со смешком говорю я. - Хотя, Платина, вот, тоже сказала, что вы уникальны.</text:p>
      <text:p text:style-name="P7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414">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7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73">- У нас есть самцы. - Луна делает нервный глоток кофе и продолжает. - Там, откуда мы пришли, достаточно самцов. Было.</text:p>
      <text:p text:style-name="P73"/>
      <text:p text:style-name="P73">Аликорница печально вздыхает. Видно, что эта тема неприятна для неё.</text:p>
      <text:p text:style-name="P73"/>
      <text:p text:style-name="P73">-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73">- Каким образом <text:span text:style-name="T415">ты собралась показывать</text:span>? У тебя где-то спрятана видеосистема с пятиканальным звуком?</text:p>
      <text:p text:style-name="P73">- Ты часто используешь непонятные слова, Хуман. Мы уж привыкли. Неважно. Следуй за Нами.</text:p>
      <text:p text:style-name="P73"/>
      <text:p text:style-name="P7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73"/>
      <text:p text:style-name="P7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73"/>
      <text:p text:style-name="P73">Луна выходит на балкон. Я следую за ней.</text:p>
      <text:p text:style-name="P73"/>
      <text:p text:style-name="P73">- Приглядись внимательно, Хуман. Что ты видишь?</text:p>
      <text:p text:style-name="P73"/>
      <text:p text:style-name="P73">Аликорница обводит крылом заброшенный сад, окружающий башню с трёх сторон.</text:p>
      <text:p text:style-name="P73"/>
      <text:p text:style-name="P7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416">В</text:span>ечнодикий лес.</text:p>
      <text:p text:style-name="P73"><text:span text:style-name="T416">М</text:span>еня пробирает озноб. Холодные мурашки мерзко шмыгают по спине, вызывая желание поёжиться.</text:p>
      <text:p text:style-name="P73"/>
      <text:p text:style-name="P73">- Парк. Он слишком старый. Дворцу нет и <text:span text:style-name="T415">года</text:span>, а парку на вид все пятьдесят. Как такое может быть? Когда я шёл сюда, он был на вид несколько запущенным, но не старым.</text:p>
      <text:p text:style-name="P73">- Ты правильно подметил <text:span text:style-name="T416">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73"/>
      <text:p text:style-name="P73">Луна внезапно прилегает у моих ног.</text:p>
      <text:p text:style-name="P73"/>
      <text:p text:style-name="P73">- Садись Нам на спину, Хуман. Сновидение, которое Мы хотим тебе показать, находится довольно далеко отсюда. Нам нужно двигаться быстро.</text:p>
      <text:p text:style-name="P73"/>
      <text:p text:style-name="P73">Оторопь от предложения тёмной аликорницы быстро забывается в свете следующих вскоре событий.</text:p>
      <text:p text:style-name="P73"/>
      <text:p text:style-name="P7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73"/>
      <text:p text:style-name="P73"><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73"/>
      <text:p text:style-name="P73">Равнина сменяется крохотным <text:span text:style-name="T416">городским</text:span> поселением посреди мрачного леса. Четыре высоких <text:span text:style-name="T416">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415">лося</text:span>. Кладбище ржав<text:span text:style-name="T415">ых автомобилей, автобусов и экскаваторов</text:span> примыкает к периметру посёлка с противоположной стороны…</text:p>
      <text:p text:style-name="P73"/>
      <text:p text:style-name="P7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73"/>
      <text:p text:style-name="P7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73"/>
      <text:p text:style-name="P73">Ландшафты сменяются с огромной скоростью, весь полёт занимает от силы <text:span text:style-name="T415">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73"/>
      <text:p text:style-name="P73">Конец полёта ошеломляет не меньше.</text:p>
      <text:p text:style-name="P198"/>
      <text:p text:style-name="P7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73"/>
      <text:p text:style-name="P7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7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73"/>
      <text:p text:style-name="P7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73"><text:soft-page-break/>- Нам надо немного пройти, - тихо говорит она. - Тут недалеко.</text:p>
      <text:p text:style-name="P73"/>
      <text:p text:style-name="P169"><text:span text:style-name="T777">Мы приземлились на небольшом уступе скалы. Старая дорога тянется отсюда до подножия горы замшелыми камнями. </text:span><text:span text:style-name="T665">Огромн</text:span><text:span text:style-name="T672">ый</text:span><text:span text:style-name="T665">, неестественно близкий спутник с ясно видимыми кратерами висит перед нами пока мы идём </text:span><text:span text:style-name="T673">мимо редких изогнутых</text:span><text:span text:style-name="T665"> сосен. Второй </text:span><text:span text:style-name="T673">спутник</text:span><text:span text:style-name="T665">, намного меньше, виднеется у самого горизонта. Редкие деревья расступаются и мы выходим </text:span><text:span text:style-name="T673">к</text:span><text:span text:style-name="T665"> </text:span><text:span text:style-name="T673">обрыву</text:span><text:span text:style-name="T665">. На фоне серебряной тарелки луны поодаль виднеется одинокий </text:span><text:span text:style-name="T673">отрог</text:span><text:span text:style-name="T665"> с </text:span><text:span text:style-name="T24">замком</text:span><text:span text:style-name="T665">, прилепившимся к склону. Острые, невообразимо длинные шпили замка цвета слоновой кости пронзают штормовое небо в </text:span><text:span text:style-name="T671">десятках</text:span><text:span text:style-name="T665"> мест. Ниточки мостовых переходов связывают башни хрустальной паутиной. </text:span><text:span text:style-name="T671">Мрачная г</text:span><text:span text:style-name="T665">ромада </text:span><text:span text:style-name="T671">цитадели </text:span><text:span text:style-name="T665">нависает над </text:span><text:span text:style-name="T671">склоном</text:span><text:span text:style-name="T665">.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31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377">Целостность стен<text:span text:style-name="T29">ы</text:span> нарушает огр<text:span text:style-name="T29">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31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311">На моих глазах одна из <text:span text:style-name="T772">стрельчатых </text:span>башен<text:span text:style-name="T772">ек</text:span> <text:span text:style-name="T772">вздрагивает </text:span>и <text:span text:style-name="T417">о</text:span>сыпается куч<text:span text:style-name="T417">ей</text:span> камней.</text:p>
      <text:p text:style-name="P311"/>
      <text:p text:style-name="P312">- Падение Андориана. Ждать осталось недолго, - шепчет Луна.</text:p>
      <text:p text:style-name="P312"/>
      <text:p text:style-name="P312"><text:span text:style-name="T777">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773">из четырёх </text:span>закованных в <text:span text:style-name="T417">чудные </text:span>доспехи <text:s/>аликорнов. После короткой заминки они <text:span text:style-name="T773">идут</text:span> к <text:span text:style-name="T777">дороге</text:span>, <text:span text:style-name="T777">останавливаясь</text:span> на <text:span text:style-name="T777">на уступе</text:span> в нескольких метрах от нас. Вблизи их доспехи кажутся более похожими на роботизированные экзоскелеты, <text:span text:style-name="T417">бугрящиеся</text:span> жужжащими сервомоторами и перемигивающиеся индикаторными огоньками.</text:p>
      <text:p text:style-name="P312"/>
      <text:p text:style-name="P312">Я с удивлением отмечаю их схожесть с доспехами Луны, которые я увидел на ней в день моей первой встречи с сёстрами <text:span text:style-name="T418">десять лет назад</text:span>.</text:p>
      <text:p text:style-name="P199"/>
      <text:p text:style-name="P312">От отряда отделяются две фигуры. Они останавливаются буквально у <text:span text:style-name="T777">сосен</text:span>, под которыми стоим мы. Я могу потрогать ближайшего ко мне аликорна, но, тем не менее, нас они не замечают. Как будто мы призраки. Или, <text:span text:style-name="T418">с</text:span>корее, как будто призраки — они.</text:p>
      <text:p text:style-name="P199"/>
      <text:p text:style-name="P312">- <text:span text:style-name="T774">Чего мы ждём, сестра? Надо уходить. Андориан не сможет долго сдерживать тварей,</text:span> - устало произносит меньший аликорн. - <text:span text:style-name="T774">Мы </text:span><text:span text:style-name="T777">желали бы</text:span><text:span text:style-name="T774"> драться до последнего, но твоя миссия висит на волоске.</text:span></text:p>
      <text:p text:style-name="P312"><text:soft-page-break/>- Надо дождаться Дискорда. Он обещал, - возражает больший. - <text:span text:style-name="T774">Без него мы заблудимся в Эогиппе.</text:span></text:p>
      <text:p text:style-name="P312"/>
      <text:p text:style-name="P312">Их голоса звучат глуховато из <text:span text:style-name="T774">под</text:span> шлемов с опущенными забралами, но я нахожу их смутно знакомыми. <text:span text:style-name="T779">Больший аликорн несёт на спине сундук, придерживая его крылом.</text:span></text:p>
      <text:p text:style-name="P312"/>
      <text:p text:style-name="P312">- Не доверяем Мы этому драк<text:span text:style-name="T419">оникусу</text:span>. Его даже соплеменники считают коварным, - ворчит меньший. - Он может продать нас с потрохами.</text:p>
      <text:p text:style-name="P312">- Не думайте, что ваши потроха стоят так уж много, уважаемые! - восклицает сухой пенёк в двух шагах от нас.</text:p>
      <text:p text:style-name="P312"/>
      <text:p text:style-name="P312">Пенёк меняет позу и становится неким ящероподобным созданием, похожим на помесь долговязого прямоходящего крокодила с косоглазым аистом.</text:p>
      <text:p text:style-name="P312"/>
      <text:p text:style-name="P312">- Я бы продал твои, Хмурая Метёлка, за шесть медяшек. Впрочем, торговался бы и до трёх. Упитанные потрошк<text:span text:style-name="T418">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418">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12">- Кончай паясничать, Дискорд! У нас мало времени! - <text:span text:style-name="T775">устало вздыхает</text:span> крупный аликорн и поднимает забрало.</text:p>
      <text:p text:style-name="P312"/>
      <text:p text:style-name="P312">Розовые локоны вырываются на свободу пышным ореолом. Я с удивлением узнаю в аликорне молодую версию Селестии.</text:p>
      <text:p text:style-name="P31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775">кибер</text:span>доспехах выглядит юной, почти подростком. Какие-то, неуловимые глазом черты делают её такой при первом взгляде.</text:p>
      <text:p text:style-name="P312"/>
      <text:p text:style-name="P312">- Ты принёс карту?</text:p>
      <text:p text:style-name="P312"/>
      <text:p text:style-name="P312">Второй аликорн также поднимает забрало. Нет нужды говорить, что под ним оказывается юная копия Луны.</text:p>
      <text:p text:style-name="P312"/>
      <text:p text:style-name="P31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418">нагих </text:span>драк<text:span text:style-name="T420">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12"><text:soft-page-break/>-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312">- Исключено! - отрезает призрачная Луна. - Не хватало нам <text:span text:style-name="T418">сумасшедшего</text:span> драк<text:span text:style-name="T419">оникуса</text:span> в мире <text:span text:style-name="T421">дикой айны</text:span>.</text:p>
      <text:p text:style-name="P31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420">проводники</text:span><text:span text:style-name="T422"> Эогиппа</text:span> нам уже отказали.</text:p>
      <text:p text:style-name="P312"/>
      <text:p text:style-name="P312">Луна морщится, но нехотя кивает.</text:p>
      <text:p text:style-name="P199"/>
      <text:p text:style-name="P312">- Это всё плохо кончится, - бормочет она под нос. - Это уже плохо кончилось. Не нужно Нам было тебя слушаться.</text:p>
      <text:p text:style-name="P312">- Мы уже обсуждали это, сестра, - примирительно говорит ей Селестия. - <text:span text:style-name="T776">Мы не победим отродье Иль-Шогг</text:span> <text:span text:style-name="T776">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312"/>
      <text:p text:style-name="P316"><text:span text:style-name="T777">Внимание привлекает гул и треск со стороны Андориана. </text:span><text:span text:style-name="T778">Б</text:span><text:span text:style-name="T777">ашня цитадели замка распускается лепестками стен, </text:span><text:span text:style-name="T778">открывая</text:span><text:span text:style-name="T264"> взору </text:span><text:span text:style-name="T777">гигантск</text:span><text:span text:style-name="T778">ую</text:span><text:span text:style-name="T777"> стату</text:span><text:span text:style-name="T778">ю</text:span><text:span text:style-name="T777"> сидящего аликорна. </text:span>Ярко-красный двойной луч ударяет из <text:span text:style-name="T778">глаз аликорна в сигару летучего линкорна</text:span>. <text:span text:style-name="T778">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312"/>
      <text:p text:style-name="P313">- <text:span text:style-name="T778">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313">- <text:span text:style-name="T778">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313">- <text:span text:style-name="T778">Ты должна была сперва предупредить об этом Нас! У нас есть обязанност</text:span><text:span text:style-name="T779">ь</text:span><text:span text:style-name="T778"> перед воинами, мы не можем бросить их на растерзание орде лербов!</text:span></text:p>
      <text:p text:style-name="P313">- <text:span text:style-name="T778">Мы уже отдали приказ всем уцелевшим уходить на «Стремительном» к Трантору, - защищается Селестия. - Никто не будет брошен. </text:span><text:span text:style-name="T779">Не время спорить, сестра! Согласно протоколу «Семи вечностей» мы должны немедленно покинуть Орунгун!</text:span></text:p>
      <text:p text:style-name="P313">- <text:span text:style-name="T779">О небо, сестрица, ты в курсе, кто привёл «Стремительный» в Андориан? - картинно прикладывает копыто к голове Луна.</text:span></text:p>
      <text:p text:style-name="P313">- <text:span text:style-name="T779">Разумеется. Это была ты. Я же стояла рядом и наблюдала… Ой! - в ужасе прикрывает рот копытом Селестия.</text:span></text:p>
      <text:p text:style-name="P313"><text:soft-page-break/>- <text:span text:style-name="T779">Вот тебе и </text:span>«<text:span text:style-name="T779">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313">- <text:span text:style-name="T779">Оххх… Сестра, мы возвращаемся! Я не могу бросить гарнизон на растерзание лербам.</text:span></text:p>
      <text:p text:style-name="P317">- <text:span text:style-name="T779">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317"/>
      <text:p text:style-name="P312">Призрачная Луна поворачивается к Дискорду и хмуро говорит:</text:p>
      <text:p text:style-name="P312">- Учти, драк<text:span text:style-name="T419">оникус</text:span>. Если попробуешь обмануть и заведёшь Селестию не туда… Мы найдём тебя, где бы ты ни спрятался. И гнев Наш будет необъятен как море.</text:p>
      <text:p text:style-name="P312">- Баюс-баюс! - в притворном страхе прикрывается лапами <text:span text:style-name="T420">прямоходящий </text:span>крокодил. - Вы бы лучше поторопились с возвращением, а то, кажется, там стена отклеивается.</text:p>
      <text:p text:style-name="P312"/>
      <text:p text:style-name="P312">Дискорд указывает кривым пальцем вверх, где часть крепостной стены с грохотом валится <text:span text:style-name="T422">со скалы </text:span><text:span text:style-name="T779">вслед за отходящим линкором</text:span>.</text:p>
      <text:p text:style-name="P312">Призрачная Луна вновь поворачивается к Селестии.</text:p>
      <text:p text:style-name="P312"/>
      <text:p text:style-name="P314">-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779">отродьям Иль-Шогг</text:span>. Пусть это займёт годы и десятилетия. Пусть даже столетия — кара должна настигнуть их!</text:p>
      <text:p text:style-name="P312"/>
      <text:p text:style-name="P312">Селестию явно застаёт врасплох просьба Луны.</text:p>
      <text:p text:style-name="P312"/>
      <text:p text:style-name="P312">- Да, конечно, сестра... <text:s/>Я сделаю всё, что в моих силах…</text:p>
      <text:p text:style-name="P312">- Ты клянёшься?</text:p>
      <text:p text:style-name="P312">- Клянусь!</text:p>
      <text:p text:style-name="P312"/>
      <text:p text:style-name="P312">Призрачная Луна кивает и легонько дотрагивается своим рогом до рога Селестии. Затем она разворачивается и <text:span text:style-name="T779">уходит </text:span>с <text:span text:style-name="T779">остальными двумя</text:span> аликорн<text:span text:style-name="T779">ами</text:span>. Через минуту отряд скрывается в подземном ходу у подножия скалы, оставляя Селестию наедине с Дискордом.</text:p>
      <text:p text:style-name="P312"/>
      <text:p text:style-name="P312">- Терпеть не люблю эти слезливые сцены и никому не нужные обещания! - гримасничает Дискорд. - Ты готова, Сахарная Ватка?</text:p>
      <text:p text:style-name="P312"><text:soft-page-break/>- Одну минуту, - просит Селестия. - Мне нужно попрощаться. Тебе лучше отвернуться, <text:span text:style-name="T423">раз</text:span> ты не любишь слезливых сцен.</text:p>
      <text:p text:style-name="P312"/>
      <text:p text:style-name="P312">Долговязый крокодил пожимает плечами и отходит.</text:p>
      <text:p text:style-name="P312"/>
      <text:p text:style-name="P315">Аликорница окидывает долгим взглядом лес, долину, гибнущий на скале замок. Затем она поднимает взгляд к луне. Глаза её подозрительно блестят.</text:p>
      <text:p text:style-name="P315"/>
      <text:p text:style-name="P312">- Прощай, Орунгун. Мы не смогли удержать тебя. Извини. Быть может… Быть может, в новом мире у нас получится…</text:p>
      <text:p text:style-name="P312"/>
      <text:p text:style-name="P312">Селестия проводит сгибом крыла по скуле и поворачивается к дра<text:span text:style-name="T423">коникусу</text:span>.</text:p>
      <text:p text:style-name="P312"/>
      <text:p text:style-name="P312">- <text:span text:style-name="T424">Я готова. </text:span>Идём, Дискорд.</text:p>
      <text:p text:style-name="P31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421">Не отходи от входа далеко!</text:span></text:p>
      <text:p text:style-name="P312"/>
      <text:p text:style-name="P312">Он чертит кривым когтем огненный круг в воздухе, который вдруг заполняется чернотой. В черноте мерцают мириады зеленоватых искорок.</text:p>
      <text:p text:style-name="P312">Селестия осторожно проходит в круг и он тут же схлопывается за ней.</text:p>
      <text:p text:style-name="P312"/>
      <text:p text:style-name="P73">Драк<text:span text:style-name="T419">оникус</text:span> противно хихикает и потирает ладони.</text:p>
      <text:p text:style-name="P73"/>
      <text:p text:style-name="P73">- Ну вот и пришло время поговорить наедине, Хмурая Метёлка! - оборачивается драк<text:span text:style-name="T423">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423">Впрочем, м</text:span>олчи, ничего не говори! Дай я сам погляжу!</text:p>
      <text:p text:style-name="P73"/>
      <text:p text:style-name="P73">Лыбящийся крокодил вперивается в меня зенками.</text:p>
      <text:p text:style-name="P73"/>
      <text:p text:style-name="P73">- Я думал, это твоё сновидение, - бормочу я Луне, - ты ведь сама говорила…</text:p>
      <text:p text:style-name="P73">- Да, это так, - остолбенело подтверждает Луна, - Мы великое множество раз просматривали эти воспоминания и ни разу…</text:p>
      <text:p text:style-name="P73">- Сновидения-шмавидения, - махает лапой Дискорд. - Просто не ты одна умеешь по ним лазить, Хмурая Метёлка. Я, хоть больше специализируюсь по <text:span text:style-name="T424">странствиям в Эогиппе</text:span>, пролазить в чужие грёзы тоже <text:span text:style-name="T423">умею</text:span>. Помолчи, дай сосредоточиться… Тэкс, <text:span text:style-name="T423">НУ </text:span>НИ ФИГА СЕБЕ! ПРОВОДНИЧОК! Вот это номер! Где ты его откопала? Ты в курсе, для чего он тут?! Он ведь…</text:p>
      <text:p text:style-name="P73"><text:soft-page-break/></text:p>
      <text:p text:style-name="P73">Драк<text:span text:style-name="T419">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73"/>
      <text:p text:style-name="P7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73"/>
      <text:p text:style-name="P73">Дрянной крокодил указывает когтем на меня.</text:p>
      <text:p text:style-name="P73"/>
      <text:p text:style-name="P326"><text:span text:style-name="Default_20_Paragraph_20_Font"><text:span text:style-name="T29">- Сего типа в результате общения с одним молодым демиургом-раздолбаем </text:span></text:span><text:span text:style-name="Default_20_Paragraph_20_Font"><text:span text:style-name="T101">вырвало из </text:span></text:span><text:span text:style-name="Default_20_Paragraph_20_Font"><text:span text:style-name="T204">его собственной </text:span></text:span><text:span text:style-name="Default_20_Paragraph_20_Font"><text:span text:style-name="T102">линии </text:span></text:span><text:span text:style-name="Default_20_Paragraph_20_Font"><text:span text:style-name="T101">бытия и</text:span></text:span><text:span text:style-name="Default_20_Paragraph_20_Font"><text:span text:style-name="T29"> размазало по нескольким реальностям. Но этот гадёныш оказался на редкость живучей тварью и </text:span></text:span><text:span text:style-name="Default_20_Paragraph_20_Font"><text:span text:style-name="T101">таки </text:span></text:span><text:span text:style-name="Default_20_Paragraph_20_Font"><text:span text:style-name="T29">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01">реальности</text:span></text:span><text:span text:style-name="Default_20_Paragraph_20_Font"><text:span text:style-name="T29"> и лишил </text:span></text:span><text:span text:style-name="Default_20_Paragraph_20_Font"><text:span text:style-name="T101">ГЛАВНОГО </text:span></text:span><text:span text:style-name="Default_20_Paragraph_20_Font"><text:span text:style-name="T29">ПРИЗА!</text:span></text:span><text:span text:style-name="Default_20_Paragraph_20_Font"><text:span text:style-name="T29"><text:note text:id="ftn7" text:note-class="footnote"><text:note-citation>7</text:note-citation><text:note-body><text:p text:style-name="P200">См. «Последний фанфик», глава 30.</text:p></text:note-body></text:note></text:span></text:span><text:span text:style-name="Default_20_Paragraph_20_Font"><text:span text:style-name="T29"> Это меня-то, духа хаоса! Видеть его больше не хочу! Тьфу! Буэ!</text:span></text:span></text:p>
      <text:p text:style-name="P73"/>
      <text:p text:style-name="P73">Дискорд в отвращении высовывает язык, чертит впопыхах круг в воздухе и скрывается в портале. Последн<text:span text:style-name="T425">ей</text:span> скрывается его когтистая лапа, показ<text:span text:style-name="T424">ывающая</text:span> мне напоследок средний палец.</text:p>
      <text:p text:style-name="P73"/>
      <text:p text:style-name="P73">- Что он такого говорил про тебя? Галиматья какая-то, - ошеломлённо бормочет Луна. - Этот драк<text:span text:style-name="T419">оникус</text:span> всегда был шальным, но сейчас от него за милю несёт безумием.</text:p>
      <text:p text:style-name="P73"/>
      <text:p text:style-name="P73">Я только пожимаю плечами.</text:p>
      <text:p text:style-name="P73"/>
      <text:p text:style-name="P73">- Как бы то ни было, ты увидел необходимое, - обращается ко мне Луна.</text:p>
      <text:p text:style-name="P73">- Что именно? Разрушение горной крепости? Или ваше с Селестией бегство на Эквус?</text:p>
      <text:p text:style-name="P108">-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780">Иль-Шогг</text:span> <text:span text:style-name="T425">ещё </text:span>в перв<text:span text:style-name="T780">ые</text:span> год<text:span text:style-name="T780">ы</text:span> <text:span text:style-name="T780">Великой</text:span> войны. Видишь ли, к началу войны <text:span text:style-name="T704">фаэри</text:span> <text:span text:style-name="T424">давно</text:span> не были воинственной расой. <text:span text:style-name="T704">Уже м</text:span>ногие тысячи лет до того у нас была мирная цивилизация. В перв<text:span text:style-name="T426">ые</text:span> <text:span text:style-name="T426">месяцы</text:span> <text:span text:style-name="T421">шестидесяти</text:span><text:span text:style-name="T780">двух</text:span><text:span text:style-name="T421">летней</text:span> войны с <text:span text:style-name="T780">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424">для</text:span> нашей расы. Увы, основной проблемой было малое количество способных странствовать между мирами в Эогиппе. Всего было двенадцать <text:span text:style-name="T426">проводников</text:span> <text:span text:style-name="T424">Эогиппа</text:span>. Королева Лорен, я с сестрой и ещё девять <text:span text:style-name="T704">фаэри</text:span>. Плюс несколько драконов, которые, впрочем, отказались с нами сотрудничать. <text:s/><text:span text:style-name="T426">И</text:span> один сумасшедший драк<text:span text:style-name="T419">оникус.</text:span></text:p>
      <text:p text:style-name="P108"><text:soft-page-break/><text:span text:style-name="T426">К</text:span>аждый такой <text:span text:style-name="T426">проводник</text:span> может провести за собой очень небольшое количество путников. Потому ставилась задача отобрать и провести самых достойных, <text:span text:style-name="T426">У</text:span>чителей, способных пронести ценности цивилизации аликорнов в новые миры. Так мы могли бы если не спасти <text:span text:style-name="T704">Ойкумену Фаэри</text:span> физически — то хотя бы духовно, продолжив её в местных<text:span text:style-name="T307"><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73">- На Эквусе — нет, - печально мотает головой аликорница. - Мы не смогли никого провести сюда. Не успели. <text:span text:style-name="T780">Сестра могла бы провести одного или двух — но она уносила Элементы Возмездия. А мы ещё слабее её.</text:span> <text:span text:style-name="T780">А </text:span>Андориан пал слишком быстро. Когда Мы <text:span text:style-name="T780">уходили</text:span> <text:span text:style-name="T780">из крепости</text:span>, Наш отход прикрывала крохотная группка оставшихся <text:span text:style-name="T704">фаэри</text:span> — <text:span text:style-name="T692">тридцать два</text:span> воин<text:span text:style-name="T692">а</text:span> Нашей центурии и <text:span text:style-name="T692">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704">двенадцать</text:span> крепостей на юге и западе страны.</text:p>
      <text:p text:style-name="P73">- <text:span text:style-name="T428">А</text:span> почему вы не вернулись назад позже? - спрашиваю я. - Вы могли бы найти уцелевших и привести <text:span text:style-name="T428">их сюда</text:span>.</text:p>
      <text:p text:style-name="P119">- Мы уверены, что Наша <text:span text:style-name="T780">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2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28">н</text:span>ас в состав проекта от отчаяния, из-за нехватки настоящих <text:span text:style-name="T42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704">первой</text:span> центурии <text:span text:style-name="T704">второй</text:span> когорты шестого легиона <text:span text:style-name="T429">армии</text:span> <text:span text:style-name="T429">Орунгуна</text:span> и д<text:span text:style-name="T664">оцент</text:span> факультета <text:span text:style-name="T664">астромеханики</text:span> <text:span text:style-name="T664">кафедры планетарного движения Королевского</text:span> университета <text:span text:style-name="T664">Ундариена</text:span>. Мы хотели достать карту, но ты сам видел, что получилось. И драк<text:span text:style-name="T419">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73">- Как бы то ни было, ты услышал главное, - отвлекается Луна от воспоминаний. - <text:span text:style-name="T43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30">Мы не видим</text:span>. Сестра всё также отказывается увеличивать армию больше, чем это необходимо для патрулирования границ и охраны крупных <text:span text:style-name="T42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73">- Почему ты уверена, что Сел не хочет? Из того, что я видел, она так же, как и ты, плохо ориентируется в Эогиппе.</text:p>
      <text:p text:style-name="P109">- <text:span text:style-name="T43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28">Е</text:span><text:span text:style-name="T430">ё способности больше Наших, поверь</text:span>. Можно, в конце-концов, сделать драк<text:span text:style-name="T419">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9"><text:soft-page-break/></text:p>
      <text:p text:style-name="P73">Луна гневно фыркает.</text:p>
      <text:p text:style-name="P73"/>
      <text:p text:style-name="P73">- Но всё это возможно только если задаться целью вернуться домой для возмездия. Мы же не видим такого рвения у Селестии.</text:p>
      <text:p text:style-name="P73"/>
      <text:p text:style-name="P73">Ноздри аликорницы расширяются, она <text:span text:style-name="T431">гневно </text:span>мотает головой.</text:p>
      <text:p text:style-name="P73"/>
      <text:p text:style-name="P7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30">просто н</text:span>рави<text:span text:style-name="T43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73"/>
      <text:p text:style-name="P73">Аликорница саркастически улыбается.</text:p>
      <text:p text:style-name="P73"/>
      <text:p text:style-name="P109">-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9">Нам нужна МЕСТЬ!!!</text:p>
      <text:p text:style-name="P73"/>
      <text:p text:style-name="P73"/>
      <text:h text:style-name="P414" text:outline-level="2">Глава 17</text:h>
      <text:p text:style-name="P352"/>
      <text:p text:style-name="P15">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5">Вселенная не может быть настолько несправедливой. Должен быть выход.</text:p>
      <text:p text:style-name="P45"/>
      <text:p text:style-name="P3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3"/>
      <text:p text:style-name="P3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33">-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405">А они ушли в цифровую </text:span><text:span text:style-name="T432">реальность</text:span><text:span text:style-name="T405">,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32">под землёй</text:span>. Я просто не могу отождествить своих друзей с этим.</text:p>
      <text:p text:style-name="P33">- Мне очень жаль. Из меня плохой утешитель.</text:p>
      <text:p text:style-name="P33">-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405">друзей для драки</text:span> — я и сам буду <text:span text:style-name="T405">участвовать в ней</text:span> на равных условиях!</text:p>
      <text:p text:style-name="P33">-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3">- Плевать! Вколи мне эту дрянь. Иначе я пойду в драку даже без суперспособностей! Они, кстати, могут мне пригодится для нашего маленького плана с <text:span text:style-name="T405">Фениксом</text:span>.</text:p>
      <text:p text:style-name="P33">- Твои слова имеют смысл. Будь по-твоему, - кивает Хэвэн. — <text:span text:style-name="T405">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33">раскроются неокортекс, палеокортекс, гиппокамп и некоторые другие отделы </text:span><text:span text:style-name="T432">мозга</text:span><text:span text:style-name="T433">. Это немного снизит для тебя опасность присутствия в физическом мире.</text:span></text:p>
      <text:p text:style-name="P33"/>
      <text:p text:style-name="P33">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3"/>
      <text:p text:style-name="P33">Внезапно всё прекращается, звон в ушах и головокружение проходят. Я снова слышу все звуки мира. Хэвэн удовлетворённо кивает.</text:p>
      <text:p text:style-name="P33"/>
      <text:p text:style-name="P33">- Для активации возможностей тебе не нужн<text:span text:style-name="T433">о произносить</text:span> кодов<text:span text:style-name="T433">ую</text:span> фраз<text:span text:style-name="T43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3"/>
      <text:p text:style-name="P2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4"/>
      <text:p text:style-name="P24"><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4"/>
      <text:p text:style-name="P24">- Нас предали. - быстро говорит Хэвэн. - Нет времени выяснять, кто именно и <text:span text:style-name="T43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24"/>
      <text:p text:style-name="P24">«…Двенадцать!.. Тринадцать!..»</text:p>
      <text:p text:style-name="P24"/>
      <text:p text:style-name="P24">- Валяй!</text:p>
      <text:p text:style-name="P24">- Запускаю процедуру блокировки! Один... Два... Три.. - вишнёвые глаза Хэвэн заполняют собой всё пространство, вытесняя все образы и мысли.</text:p>
      <text:p text:style-name="P43">- Пока ты ещё помнишь… Знай, я люблю тебя! И всегда любила...</text:p>
      <text:p text:style-name="P24"/>
      <text:p text:style-name="P24">…Двадцать три! Двадцать четыре! Двадцать пять!..</text:p>
      <text:p text:style-name="P24"/>
      <text:p text:style-name="P24">…</text:p>
      <text:p text:style-name="P24"/>
      <text:p text:style-name="P2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4"/>
      <text:p text:style-name="P24">«Двадцать девять! Тридцать! <text:span text:style-name="T434">Всё, </text:span>Дед, я предупреждал!» - доносится усиленный громкоговорителем голос Алекса.</text:p>
      <text:p text:style-name="P24"/>
      <text:p text:style-name="P24">Внизу раздаётся оглушительный грохот и звук выламываемой «с мясом» двери. Потом доносятся шаги по лестнице.</text:p>
      <text:p text:style-name="P24"/>
      <text:p text:style-name="P2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4"/>
      <text:p text:style-name="P24">Дверь распахивается от мощного удара ногой. Два дуболома в спецдоспехах врываются внутрь в два прыжка достигают меня, <text:span text:style-name="T435">срывают с кресла</text:span> и укладывают носом в пол.</text:p>
      <text:p text:style-name="P24"><text:soft-page-break/></text:p>
      <text:p text:style-name="P24">Я слышу неторопливые шаги в коридоре и в поле моего зрения появляются дорогие ботинки.</text:p>
      <text:p text:style-name="P24"/>
      <text:p text:style-name="P24">- Доброе утречко. Что ж ты не открыл дверь, как я просил? Вот и не хотел же портить твоё имущество, но пришлось, - говорит Алекс.</text:p>
      <text:p text:style-name="P24">- Хаюшки. - Не то, чтобы я был рад тебя видеть, но выбора у меня особого нет, - бормочу я. <text:span text:style-name="T434">Из ушибленного носа течёт кровь.</text:span></text:p>
      <text:p text:style-name="P24"/>
      <text:p text:style-name="P24">Ботинки подходят к столу.</text:p>
      <text:p text:style-name="P24"/>
      <text:p text:style-name="P24">-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24">- Какие ещё, блядь, инструкции? Ты рехнулся, Алекс? Что за хуйня творится в моём доме? <text:span text:style-name="T434">Пошёл вон! </text:span><text:span text:style-name="T436">И топтунов своих забери! Я в отуске!</text:span></text:p>
      <text:p text:style-name="P24">- Дед, не отпирайся. Я им всё рассказал, - в поле зрения появляется вторая пара ботинок. — <text:span text:style-name="T437">Ты хотел переселить всех доступных операторов </text:span><text:span text:style-name="T438">в виртуал</text:span><text:span text:style-name="T437">.</text:span><text:span text:style-name="T14"> </text:span><text:span text:style-name="T438">А перед этим захватить вычислительные узлы Хэвен. Мило, ничего не скажешь!</text:span></text:p>
      <text:p text:style-name="P24"/>
      <text:p text:style-name="P24">Адским напряжением шеи я приподнимаю голову. Худощавая фигура, задранная губа, очки.</text:p>
      <text:p text:style-name="P24"/>
      <text:p text:style-name="P24">- Ты кто, мать твою? Я тебя не знаю!</text:p>
      <text:p text:style-name="P24">- Отдел моделирования банкротств. А также, по совместительству, служба безопасности «Дайсона», - ухмыляется очкарик.</text:p>
      <text:p text:style-name="P24">- Да мне пох, кто ты, хоть внебрачный сын Алекса и Брюса! - хриплю я. - Я тебя не знаю. Впрочем, даже если бы и знал — пошёл ты нахуй. Вместе с Алексом <text:span text:style-name="T439">и</text:span> Дайсоном. <text:span text:style-name="T440">Даже в отпуске от вас покоя нет! </text:span>Я выхожу из проекта. <text:span text:style-name="T434">С меня довольно </text:span><text:span text:style-name="T438">этого дерьма</text:span><text:span text:style-name="T434">!</text:span></text:p>
      <text:p text:style-name="P24">- Ха-ха-ха! - смеётся Алекс. - Клёвая шутка, я оценил. <text:span text:style-name="T438">Но сегодня не твой день. Весь </text:span><text:span text:style-name="T14">RnD-</text:span><text:span text:style-name="T438">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40">ребята</text:span>.</text:p>
      <text:p text:style-name="P24"/>
      <text:p text:style-name="P24">Дуболомы отрывают меня от пола и волокут к выходу.</text:p>
      <text:p text:style-name="P24"/>
      <text:p text:style-name="P24">- Блядь, да вы совсем берега потеряли? <text:span text:style-name="T439">Какие ещё эмиграции? Какие аресты? Вы все свихнулись тут? </text:span>Алекс, сука, дай хоть тапочки одену!</text:p>
      <text:p text:style-name="P24"/>
      <text:p text:style-name="P24">Алекс поворачивается и долго смотрит на меня с каменным видом.</text:p>
      <text:p text:style-name="P24"><text:soft-page-break/></text:p>
      <text:p text:style-name="P24">- <text:span text:style-name="T439">Да ты, никак, сам эмигрировал. Почти. У тебя в глазах то же выражение, что у всех наших «овощей». Но говоришь связно. Скорее всего, </text:span><text:span text:style-name="T441">не успел полностью «уйти»</text:span><text:span text:style-name="T439">. </text:span>Ок. Дайте ему тапочки, - кивает <text:span text:style-name="T439">он</text:span>, наконец, <text:span text:style-name="T439">дуболомам</text:span>. - В больничке они ему пригодятся.</text:p>
      <text:p text:style-name="P110"/>
      <text:p text:style-name="P201">***</text:p>
      <text:p text:style-name="P110"/>
      <text:p text:style-name="P73">- Она так и сказала?</text:p>
      <text:p text:style-name="P73">- Ещё и топнула копытом так, что высекла искру из камня.</text:p>
      <text:p text:style-name="P73"/>
      <text:p text:style-name="P17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73"/>
      <text:p text:style-name="P73">Селестия качает головой. Она <text:span text:style-name="T442">печально</text:span> смотрит на <text:span text:style-name="T442">далёкий горный</text:span> пик за окном, возвышающийся над верхушками сосен. <text:span text:style-name="T442">Тот самый, с которого я когда-то удирал от дракона в самом начале моего появления на Эквусе.</text:span> Пик, <text:span text:style-name="T442">кстати,</text:span> здорово смахивает на <text:span text:style-name="T442">скалу</text:span> <text:span text:style-name="T442">из сна Луны</text:span>, с гибнущим замком <text:span text:style-name="T442">на крутом склоне</text:span>.</text:p>
      <text:p text:style-name="P73"/>
      <text:p text:style-name="P73">- Что ж, ты выслушал <text:span text:style-name="T443">мою сестру</text:span>, Хуман, - вздыхает Селестия. - Выслушай теперь и меня. <text:span text:style-name="T754">Хотела бы я забыть об этом, но, видно, не судьба.</text:span> Правда, я не смогу тебе показать всё так ярко, как это получилось у <text:span text:style-name="T443">неё</text:span>, — я не обладаю даром снопроходчества, — но постараюсь рассказать так, как помню. А помню я всё как вчера…</text:p>
      <text:p text:style-name="P1"/>
      <text:p text:style-name="P1">~~~</text:p>
      <text:p text:style-name="P1"/>
      <text:p text:style-name="P73">- Эвостур, ответьте! Эвостур, ответьте! Андориан на связи! Как слышно? Как слышно? Приём!</text:p>
      <text:p text:style-name="P73"/>
      <text:p text:style-name="P111"><text:span text:style-name="T444">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45">Тени </text:span>под глазами и хмурое выражение лица не вяжутся с <text:span text:style-name="T429">надписью</text:span> "<text:span text:style-name="T429">Принцип </text:span>Смешинка. <text:span text:style-name="T678">Радиосвязь</text:span>", вышито<text:span text:style-name="T678">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73"/>
      <text:p text:style-name="P73">- Норгонг, как слышно? Норгонг, ответьте! Андориан на связи! Приём!</text:p>
      <text:p text:style-name="P112"/>
      <text:p text:style-name="P353">-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29"> </text:span><text:span text:style-name="T103">бы</text:span><text:span text:style-name="T29"> </text:span>прибыть, - бормочет Луна.</text:p>
      <text:p text:style-name="P353"><text:soft-page-break/>- Возможно, они отклонились к югу, на эвакуацию Мармеллона. <text:span text:style-name="T153">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353">-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353">-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353">- Или же мог свихнуться автопилот, замкнуть управление на себя и увести <text:span text:style-name="T104">корабль</text:span> с курса. Мы так и не успели <text:span text:style-name="T105">как следует </text:span>оттестировать эти кристаллические мозги! - Луна начинает ходить кругами в тесном бункере радиоцентра.</text:p>
      <text:p text:style-name="P113">-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13"/>
      <text:p text:style-name="P368"><text:span text:style-name="T29">Зуммер внутренней связи прерывает её монолог. На экране комлинка видны внутренности лаборатории Кэйлонга </text:span><text:span text:style-name="T661">— </text:span><text:span text:style-name="T29">профессора</text:span><text:span text:style-name="T661"> кафедры ксенобиологии </text:span><text:span text:style-name="T29">Королевского университета</text:span><text:span text:style-name="T661">. </text:span><text:span text:style-name="T663">Его команда работала над изучением биологии </text:span><text:span text:style-name="T29">и поведения </text:span><text:span text:style-name="T212">тварей Иль-Шогг</text:span><text:span text:style-name="T663">.</text:span></text:p>
      <text:p text:style-name="P368"/>
      <text:p text:style-name="P368">- <text:span text:style-name="T29">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234">- Удалось запустить сепаратор Удвинкина? - эвакуация из Ундариена была спешной, половина оборудования до сих пор была в нерабочем состоянии.</text:p>
      <text:p text:style-name="P234">- Лучше! Намного лучше! - мешки под глазами Кэйлонга видны даже через очки. Он заговорщицки подмигивает мне и отключается.</text:p>
      <text:p text:style-name="P113"/>
      <text:p text:style-name="P234">- Скорее всего, нашёл потерявшуюся банку кофе, - бурчит Луна. - От его <text:span text:style-name="T676">исследований </text:span>нет никакого толку. Только бездарное разбазаривание ресурсов.</text:p>
      <text:p text:style-name="P113"/>
      <text:p text:style-name="P112">- <text:span text:style-name="T446">Форт - девятнадцать, ответьте! Андориан на связи! Форт - девятнадцать, приём!</text:span></text:p>
      <text:p text:style-name="P73"/>
      <text:p text:style-name="P114">- <text:span text:style-name="T447">Если бы у нас был мощнее передатчик, мы могли бы связаться с базами на Эсте и Криллоне, - Луна мрачно сверлит взглядом затылок радистки. — М</text:span><text:span text:style-name="T448">ожет, стоит</text:span><text:span text:style-name="T447"> подключи</text:span><text:span text:style-name="T448">ть</text:span><text:span text:style-name="T447"> </text:span><text:span text:style-name="T739">антену</text:span><text:span text:style-name="T448"> </text:span><text:span text:style-name="T447">к </text:span><text:span text:style-name="T739">мачте</text:span><text:span text:style-name="T447"> лаборатории?</text:span></text:p>
      <text:p text:style-name="P112"><text:span text:style-name="T447">- Там нет войск и практически нет оружия, - напоминаю я. Лунные базы были под моей опекой </text:span><text:span text:style-name="T449">и</text:span><text:span text:style-name="T447"> я отправляла туда своих лучших учеников, втайне стараясь уберечь их от жерновов войны. </text:span><text:span text:style-name="T450">Все войны когда-нибудь заканчиваются, а восполнить научный потенциал крайне сложно.</text:span></text:p>
      <text:p text:style-name="P112">- <text:span text:style-name="T446">Там можно было бы развернуть производство </text:span><text:span text:style-name="T451">мехадоспехов</text:span><text:span text:style-name="T446">. После потери заводов Ундариена у нас всё катится под откос. </text:span><text:span text:style-name="T448">Мы отступаем, если не бежим.</text:span></text:p>
      <text:p text:style-name="P353"/>
      <text:p text:style-name="P354"><text:soft-page-break/>- <text:span text:style-name="T106">Айгурум, ответьте, Андориан на связи! Айгурум, приём!</text:span></text:p>
      <text:p text:style-name="P73"/>
      <text:p text:style-name="P202">На радаре появляется точка. Она лениво перемещается от края к центру, оставляя <text:span text:style-name="T452">тускнеющие пикселы в различных частях траектории.</text:span></text:p>
      <text:p text:style-name="P202"/>
      <text:p text:style-name="P202">- <text:span text:style-name="T452">Что?!! </text:span><text:span text:style-name="T429">Кто это?! </text:span><text:span text:style-name="T452">Принцип, идентификация! — Луна подскакивает к радистке. — Это Маджестик, это может быть только он! Наконец-то!</text:span></text:p>
      <text:p text:style-name="P202"/>
      <text:p text:style-name="P355">“<text:span text:style-name="T29">Парящая платформа, тип Громовержец» - вспыхивает строка в визоре идентификации радара.</text:span></text:p>
      <text:p text:style-name="P355"><text:span text:style-name="T29"/></text:p>
      <text:p text:style-name="P355"><text:span text:style-name="T29">- </text:span><text:span text:style-name="T107">Да! — радостно восклицает Луна. — Маджестик наконец-то прибыл! Королева с нами!</text:span></text:p>
      <text:p text:style-name="P355"><text:span text:style-name="T107">- </text:span><text:span text:style-name="T108">Артиллерия, отбой тревоги, - командует Луна куда-то по комлинку. — Это Маджестик! </text:span><text:span text:style-name="T153">Хай Глори, подготовь второй пирс к швартовке!</text:span></text:p>
      <text:p text:style-name="P356"/>
      <text:p text:style-name="P356"><text:span text:style-name="T29">Мне понятна её уверенность. </text:span><text:span text:style-name="T108">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10">Королевской </text:span><text:span text:style-name="T108">судоверфи был последним зданием </text:span><text:span text:style-name="T109">города</text:span><text:span text:style-name="T108">, удерживаемым </text:span><text:span text:style-name="T110">оставшимися </text:span><text:span text:style-name="T108">защитниками </text:span><text:span text:style-name="T210">Ундариена</text:span><text:span text:style-name="T108">. </text:span><text:span text:style-name="T110">Они же стали его экипажем. </text:span><text:span text:style-name="T147">Лербы</text:span><text:span text:style-name="T111"> </text:span><text:span text:style-name="T147">уже </text:span><text:span text:style-name="T210">выбивали ворота</text:span><text:span text:style-name="T108">, когда </text:span><text:span text:style-name="T110">крыша бокса разошлась стальными лепестками, выпуская в небо достроенный на семьдесят процентов корабль.</text:span></text:p>
      <text:p text:style-name="P203"><text:span text:style-name="T112"/></text:p>
      <text:p text:style-name="P203">Экран комлинка загорается, сквозь помехи едва видна закованная в доспехи фигура <text:span text:style-name="T453">на фоне боевой рубки</text:span>.</text:p>
      <text:p text:style-name="P203"/>
      <text:p text:style-name="P203">- Арршш скрооошнаа гноллл…</text:p>
      <text:p text:style-name="P203">- Маджестик, вас плохо слышно! Помехи! <text:span text:style-name="T429">Маджестик, п</text:span>овторите сообщение!</text:p>
      <text:p text:style-name="P203">- Говохххнаа сквашшшрр углушшш… - <text:span text:style-name="T429">фигура на экране делает приветственный жест копытом.</text:span></text:p>
      <text:p text:style-name="P204">- <text:span text:style-name="T429">Легат Эйронсмайл, с вами говорит <text:s/>центурион шестого легиона Луна </text:span><text:span text:style-name="T731">Амаго</text:span><text:span text:style-name="T429">. Вас очень плохо слышно! Следуйте </text:span><text:span text:style-name="T454">в </text:span><text:span text:style-name="T664">порт</text:span><text:span text:style-name="T454">, мы вас встретим. Повторяем, следуйте в </text:span><text:span text:style-name="T664">порт</text:span><text:span text:style-name="T454">! </text:span><text:span text:style-name="T664">Пирс номер два!</text:span></text:p>
      <text:p text:style-name="P204"/>
      <text:p text:style-name="P205"><text:span text:style-name="T454">Экран комлинка гаснет. Луна </text:span><text:span text:style-name="T739">бросается</text:span><text:span text:style-name="T454"> к бронированной двери из </text:span><text:span text:style-name="T455">командного центра</text:span><text:span text:style-name="T454"> . Пока гермодверь открывается, она пританцовывает в нетерпении.</text:span></text:p>
      <text:p text:style-name="P204"/>
      <text:p text:style-name="P204"><text:span text:style-name="T429">- </text:span><text:span text:style-name="T454">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56">Натяни на своих ботаников что-нибудь приличное!</text:span></text:p>
      <text:p text:style-name="P73"/>
      <text:p text:style-name="P206"><text:soft-page-break/>Гермодверь плавно закрывается за сестрой.</text:p>
      <text:p text:style-name="P206"/>
      <text:p text:style-name="P206">- Ну что же, наконец-то мы видим свет в конце тоннеля, - улыбаюсь я Смешинке. — <text:span text:style-name="T457">Королева с нами. </text:span><text:span text:style-name="T458">Э</text:span><text:span text:style-name="T459">лементы Возмездия в паре с Маджестиком </text:span><text:span text:style-name="T457">вскоре </text:span><text:span text:style-name="T459">очистят Орунгун от </text:span><text:span text:style-name="T739">нечисти </text:span><text:span text:style-name="T750">Иль-Шогг</text:span><text:span text:style-name="T460"> </text:span><text:span text:style-name="T453">и мы все, наконец, </text:span><text:span text:style-name="T460">вспомним </text:span><text:span text:style-name="T427">мирн</text:span><text:span text:style-name="T460">ую</text:span><text:span text:style-name="T427"> жизнь</text:span><text:span text:style-name="T459">.</text:span></text:p>
      <text:p text:style-name="P206"/>
      <text:p text:style-name="P207">Радистка замордовано улыбается мне в ответ. <text:span text:style-name="T453">Я вижу слёзы в уголках её глаз. На фотографии, прислонённой к микрофону, я замечаю Смешинку </text:span><text:span text:style-name="T246">на </text:span><text:span text:style-name="T461">крыльце</text:span><text:span text:style-name="T246"> </text:span><text:span text:style-name="T461">небольшого </text:span><text:span text:style-name="T427">уютного </text:span><text:span text:style-name="T461">домика </text:span><text:span text:style-name="T739">в горах </text:span><text:span text:style-name="T453">в окружении жеребца и двух кобылок.</text:span></text:p>
      <text:p text:style-name="P236">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739">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207"/>
      <text:p text:style-name="P115">- Армаринд, ответьте! Армаринд, ответьте! Андориан вызывает!</text:p>
      <text:p text:style-name="P115"/>
      <text:p text:style-name="P208">Я отдаю последние распоряжения о праздничных торжествах по внутренней сети и следую к выходу.</text:p>
      <text:p text:style-name="P206"/>
      <text:p text:style-name="P116">- Корморан, ответьте, вызывает Андориан… Корморан, вас слышу! Слышу вас, <text:span text:style-name="T453">Корморан</text:span>!!! Андориан на связи!</text:p>
      <text:p text:style-name="P116"/>
      <text:p text:style-name="P116">От возбуждения кобылка хлопает крыльями. <text:span text:style-name="T445">Сигарета метким плевком отправляется в чашку с кофейной гущей. </text:span><text:s/><text:span text:style-name="T449">З</text:span>ацепившись рог<text:span text:style-name="T462">ом</text:span>, <text:span text:style-name="T450">Смешинка</text:span> срывает наушники и стучит копытом по кнопке громкой связи.</text:p>
      <text:p text:style-name="P116"/>
      <text:p text:style-name="P116">- Корморан вас слыш<text:span text:style-name="T445">и</text:span><text:span text:style-name="T246">т</text:span>! <text:span text:style-name="T445">Корморан на связи!</text:span> Андориан, приём!</text:p>
      <text:p text:style-name="P116">- <text:span text:style-name="T463">На связи консул Селестия, </text:span><text:span text:style-name="T679">временный командующий фортом Андориан</text:span><text:span text:style-name="T463">. </text:span>Краткий р<text:span text:style-name="T462">а</text:span>порт обстановки, Корморан! — приказыва<text:span text:style-name="T453">ю я</text:span>, <text:span text:style-name="T449">буквально нависнув над микрофоном</text:span>.</text:p>
      <text:p text:style-name="P116">- <text:span text:style-name="T456">Докладывает мехадоспех </text:span><text:span text:style-name="T464">двенадцатого легиона </text:span><text:span text:style-name="T456">«</text:span><text:span text:style-name="T465">Опцион-4С», </text:span><text:span text:style-name="T466">номер тринадцать-девятьсот четыре</text:span><text:span text:style-name="T465">. </text:span><text:span text:style-name="T467">Активны тридцать шесть боевых единиц </text:span><text:span text:style-name="T468">и три автотурели</text:span><text:span text:style-name="T467">. Охраняется периметр </text:span><text:span text:style-name="T469">четвёртой</text:span><text:span text:style-name="T467"> дозорной башни. Уровень заряда основной батареи — два процента. Уровень заряда резервной батареи — шестьдесят четыре…</text:span></text:p>
      <text:p text:style-name="P116">- <text:span text:style-name="T467">Стоп-стоп-стоп! — </text:span><text:span text:style-name="T470">Я, наконец, обрела дар речи. — Опцион-4С, позови к передатчику дежурного связного. Кто сейчас командует обороной Корморана?!</text:span></text:p>
      <text:p text:style-name="P116">- <text:span text:style-name="T470">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71">Центурион</text:span><text:span text:style-name="T470">-2А номер шесть-пятнадцать.</text:span></text:p>
      <text:p text:style-name="P116">- <text:span text:style-name="T470">Что значит «отсутствует связной»?! Почему связью и командованием занимаются </text:span><text:span text:style-name="T469">механизмы</text:span><text:span text:style-name="T470">?! </text:span><text:span text:style-name="T457">Кто вам передал полномочия? </text:span><text:span text:style-name="T470">Где персонал </text:span><text:span text:style-name="T464">крепости</text:span><text:span text:style-name="T470">?!!</text:span></text:p>
      <text:p text:style-name="P116"><text:soft-page-break/></text:p>
      <text:p text:style-name="P209">Металлический голос бесстрастно отвечает на мои вопросы.</text:p>
      <text:p text:style-name="P117"/>
      <text:p text:style-name="P117">- <text:span text:style-name="T470">Персонал </text:span><text:span text:style-name="T460">заражён </text:span><text:span text:style-name="T750">ментапаразитами</text:span><text:span text:style-name="T470"> </text:span><text:span text:style-name="T750">Иль-Шогг</text:span><text:span text:style-name="T470">, </text:span><text:span text:style-name="T464">в настоящее время активен в статусе врага</text:span><text:span text:style-name="T470">. </text:span><text:span text:style-name="T687">Цитадель</text:span><text:span text:style-name="T469">, </text:span><text:span text:style-name="T464">а также</text:span><text:span text:style-name="T469"> первая, вторая, третья, пятая и шестая дозорные башни захвачены. </text:span><text:span text:style-name="T473">Оборону четвёртой башни удерживают</text:span><text:span text:style-name="T469"> тридцать шесть боевых единиц. Тридцать четыре мехадоспеха и две транспортны</text:span><text:span text:style-name="T473">е</text:span><text:span text:style-name="T469"> платформы</text:span><text:span text:style-name="T464">.</text:span><text:span text:style-name="T469"> Прогнозируемая длительность активной обороны — </text:span><text:span text:style-name="T687">дв</text:span><text:span text:style-name="T739">а месяца</text:span><text:span text:style-name="T469">. Ждём указаний, </text:span><text:span text:style-name="T463">консул</text:span><text:span text:style-name="T469">.</text:span></text:p>
      <text:p text:style-name="P116">- <text:span text:style-name="T470">Что </text:span><text:span text:style-name="T469">у вас произошло</text:span><text:span text:style-name="T470">??! </text:span><text:span text:style-name="T469">Как вы допустили прорыв обороны?!!</text:span></text:p>
      <text:p text:style-name="P116"/>
      <text:p text:style-name="P210">Я уже крич<text:span text:style-name="T474">у</text:span> не сдерживаясь. <text:span text:style-name="T427">Шестьдесят два</text:span><text:span text:style-name="T475"> </text:span><text:span text:style-name="T427">года</text:span><text:span text:style-name="T475"> </text:span><text:span text:style-name="T684">О</text:span><text:span text:style-name="T476">йкумена</text:span><text:span text:style-name="T475"> </text:span><text:span text:style-name="T476">фаэри</text:span><text:span text:style-name="T475"> во</text:span><text:span text:style-name="T477">юет</text:span><text:span text:style-name="T475"> с </text:span><text:span text:style-name="T770">пандемией</text:span><text:span text:style-name="T475"> </text:span><text:span text:style-name="T750">Иль-Шогг.</text:span><text:span text:style-name="T475"> </text:span><text:span text:style-name="T478">Мы прошли путь от </text:span><text:span text:style-name="T479">мирных беззаботных созданий, купающихся в солнечных лучах на террасах воздушных замков до </text:span><text:span text:style-name="T480">бесчисленных легионов</text:span><text:span text:style-name="T479">, беспрекословно повинующихся приказам королевы. </text:span><text:span text:style-name="T480">Наша армия, начав с </text:span><text:span text:style-name="T481">разнородных отрядов ополчения</text:span><text:span text:style-name="T480">, вооружённых старинными алебардами </text:span><text:span text:style-name="T481">из родовых арсеналов</text:span><text:span text:style-name="T480">, дошла до </text:span><text:span text:style-name="T479">облачённых в кибернетические доспехи воинов, </text:span><text:span text:style-name="T481">лунных баз</text:span><text:span text:style-name="T479"> </text:span><text:span text:style-name="T480">и лет</text:span><text:span text:style-name="T482">учих</text:span><text:span text:style-name="T480"> </text:span><text:span text:style-name="T477">кораблей-</text:span><text:span text:style-name="T480">городов, ощетинившихся </text:span><text:span text:style-name="T750">дальнобойными </text:span><text:span text:style-name="T477">орудиями</text:span><text:span text:style-name="T480">.</text:span></text:p>
      <text:p text:style-name="P211">Но что бы мы ни делали, наши старания принос<text:span text:style-name="T483">ят</text:span> лишь кратковременный результат. <text:span text:style-name="T484">Эти твари </text:span><text:span text:style-name="T481">облада</text:span><text:span text:style-name="T474">ют</text:span><text:span text:style-name="T481"> критическим преимуществом</text:span><text:span text:style-name="T484">. </text:span><text:span text:style-name="T481">Нет, они не отвеч</text:span><text:span text:style-name="T483">ают</text:span><text:span text:style-name="T481"> технологией на технологию — они абсолютно не креативны в техническом плане. Особ</text:span><text:span text:style-name="T485">ыми способностями к айн</text:span><text:span text:style-name="T427">а</text:span><text:span text:style-name="T485">-манипуляциям</text:span><text:span text:style-name="T481"> или </text:span><text:span text:style-name="T750">большой </text:span><text:span text:style-name="T481">физической силой они тоже не облада</text:span><text:span text:style-name="T483">ют</text:span><text:span text:style-name="T481">.</text:span></text:p>
      <text:p text:style-name="P212"><text:span text:style-name="T481">Они уме</text:span><text:span text:style-name="T474">ют</text:span><text:span text:style-name="T481"> </text:span><text:span text:style-name="T460">заражать </text:span><text:span text:style-name="T664">психику</text:span><text:span text:style-name="T481">. Под</text:span><text:span text:style-name="T770">селять в</text:span><text:span text:style-name="T481"> разум </text:span><text:span text:style-name="T770">ментальных паразитов</text:span><text:span text:style-name="T481">. Превращать наших воинов в своих марионеток - </text:span><text:span text:style-name="T770">л</text:span><text:span text:style-name="T662">едяных рабов. Лербов.</text:span></text:p>
      <text:p text:style-name="P212"><text:span text:style-name="T486">В начале </text:span><text:span text:style-name="T754">заражение шло </text:span><text:span text:style-name="T486">медленно — мы с удивлением и гневом увидели </text:span><text:span text:style-name="T711">главу королевской охраны, трибуна</text:span><text:span text:style-name="T486"> </text:span><text:span text:style-name="T487">Стронгхолда</text:span><text:span text:style-name="T486"> в их рядах через </text:span><text:span text:style-name="T483">месяц </text:span><text:span text:style-name="T486">войны. Мы считали его предателем и покрыли позором его клан. Но шли </text:span><text:span text:style-name="T458">недели</text:span><text:span text:style-name="T486"> и — и вот </text:span><text:span text:style-name="T711">против нас сражается</text:span><text:span text:style-name="T486"> </text:span><text:span text:style-name="T711">половина королевской охраны</text:span><text:span text:style-name="T486">. Потом </text:span><text:span text:style-name="T711">на их сторону </text:span><text:span text:style-name="T486">пере</text:span><text:span text:style-name="T711">шла центурия Второго Добровольческого легиона</text:span><text:span text:style-name="T486">. Потом </text:span><text:span text:style-name="T477">целая </text:span><text:span text:style-name="T486">манипула. </text:span><text:span text:style-name="T754">С увеличением числа лербов отродьям</text:span><text:span text:style-name="T750"> Иль-Шогг</text:span><text:span text:style-name="T486"> </text:span><text:span text:style-name="T754">стало легче захватывать новых пленных и превращать их в своих марионеток. И с</text:span><text:span text:style-name="T481"> ростом числа </text:span><text:span text:style-name="T662">лербов</text:span><text:span text:style-name="T481"> против нас вста</text:span><text:span text:style-name="T483">ют</text:span><text:span text:style-name="T481"> </text:span><text:span text:style-name="T488">ряды</text:span><text:span text:style-name="T481"> холодных, обученных и оснащённых воинов.</text:span></text:p>
      <text:p text:style-name="P119"><text:span text:style-name="T448">К счастью для нас, </text:span><text:span text:style-name="T460">заражённые</text:span><text:span text:style-name="T489"> </text:span><text:span text:style-name="T476">фаэри</text:span><text:span text:style-name="T462"> сразу обраща</text:span><text:span text:style-name="T483">ют</text:span><text:span text:style-name="T462"> на себя внимание неестественностью поведения и механическими движениями. </text:span><text:span text:style-name="T770">И</text:span><text:span text:style-name="T448">х зрачки станов</text:span><text:span text:style-name="T483">ятся</text:span><text:span text:style-name="T448"> узкими, как у змей.</text:span><text:span text:style-name="T462"> Мы сразу </text:span><text:span text:style-name="T449">вычисля</text:span><text:span text:style-name="T483">ем</text:span><text:span text:style-name="T462"> таких </text:span><text:span text:style-name="T449">на блокпостах</text:span><text:span text:style-name="T462">. </text:span><text:span text:style-name="T483">К сожалению, после заражения</text:span><text:span text:style-name="T448"> они</text:span><text:span text:style-name="T486"> не утрачива</text:span><text:span text:style-name="T483">ют</text:span><text:span text:style-name="T486"> технических знаний. </text:span><text:span text:style-name="T487">Всё новейшее оружие, доспехи и техника, что были с ними </text:span><text:span text:style-name="T448">в момент обращения</text:span><text:span text:style-name="T487"> — теперь работа</text:span><text:span text:style-name="T483">ют</text:span><text:span text:style-name="T487"> против нас.</text:span></text:p>
      <text:p text:style-name="P304">Ещё один фактор, спасший нас от неминуемого разгрома в первые годы — немногочисленность <text:span text:style-name="T754">самих</text:span> <text:span text:style-name="T750">тварей</text:span>. <text:span text:style-name="T247">По нашим наблюдениям, их </text:span><text:span text:style-name="T711">пришло в Ойкумену Фаэри </text:span><text:span text:style-name="T247">не </text:span><text:span text:style-name="T490">бол</text:span><text:span text:style-name="T491">е</text:span><text:span text:style-name="T490">е</text:span><text:span text:style-name="T247"> двухсот. Около пятнадцати из них </text:span><text:span text:style-name="T754">за всё время войны </text:span><text:span text:style-name="T247">нам удалось уничтожить и двух пленить. </text:span><text:span text:style-name="T248">Только их </text:span><text:span text:style-name="T492">мало</text:span><text:span text:style-name="T248">численность не позволяет им </text:span><text:span text:style-name="T255">п</text:span><text:span text:style-name="T664">орабощать</text:span><text:span text:style-name="T248"> нас слишком </text:span><text:span text:style-name="T493">б</text:span><text:span text:style-name="T491">ы</text:span><text:span text:style-name="T493">стро, </text:span><text:span text:style-name="T754">хотя всё равно их армия постоянно растёт</text:span><text:span text:style-name="T248">. </text:span><text:span text:style-name="T754">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213">Смешно сказать, но самую большую эффективность против <text:span text:style-name="T770">тварей</text:span> показ<text:span text:style-name="T491">ывают</text:span> не <text:span text:style-name="T487">тяжёлые </text:span><text:span text:style-name="T477">орудия</text:span><text:span text:style-name="T487"> или ховертанки</text:span>, а самые простые стены вокруг городов и дороги на высоких колоннах, <text:span text:style-name="T487">соединяющие любые </text:span><text:soft-page-break/><text:span text:style-name="T487">мало-мальски укреплённые поселения. </text:span><text:span text:style-name="T750">Отродья Иль-Шогг</text:span><text:span text:style-name="T487"> почти не лета</text:span><text:span text:style-name="T491">ют</text:span><text:span text:style-name="T487">. Их полупрозрачные бескрылые тела мог</text:span><text:span text:style-name="T491">ут</text:span><text:span text:style-name="T487"> подняться в воздух самое большее на </text:span><text:span text:style-name="T494">десяток футов</text:span><text:span text:style-name="T487"> и продержаться та</text:span><text:span text:style-name="T494">к</text:span><text:span text:style-name="T487"> несколько секунд. </text:span><text:span text:style-name="T770">Их медузоподобные тела</text:span><text:span text:style-name="T487"> использ</text:span><text:span text:style-name="T491">уют</text:span><text:span text:style-name="T487"> </text:span><text:span text:style-name="T485">айну</text:span><text:span text:style-name="T487"> для полёта и наш скудный мир не мо</text:span><text:span text:style-name="T491">жет</text:span><text:span text:style-name="T487"> дать её достаточно для удержания </text:span><text:span text:style-name="T770">их </text:span><text:span text:style-name="T487">тела в воздухе. Только это позвол</text:span><text:span text:style-name="T491">яет</text:span><text:span text:style-name="T487"> нам </text:span><text:span text:style-name="T477">успешно сражаться с ними долгие </text:span><text:span text:style-name="T491">десятилетия</text:span><text:span text:style-name="T487"> </text:span><text:span text:style-name="T427">и мы благодари</text:span><text:span text:style-name="T491">м</text:span><text:span text:style-name="T427"> судьбу, что </text:span><text:span text:style-name="T750">твари</text:span><text:span text:style-name="T427"> пришли в наш мир так поздно — ведь ещё пять тысяч лет назад айны </text:span><text:span text:style-name="T754">в мире</text:span><text:span text:style-name="T427"> было достаточно, чтобы мы сами могли летать без использования крыльевых экстендеров</text:span><text:span text:style-name="T487">. </text:span><text:span text:style-name="T427">Теперь нас спаса</text:span><text:span text:style-name="T491">ет</text:span><text:span text:style-name="T427"> и</text:span><text:span text:style-name="T494">золяция высотой. Мы отгоражива</text:span><text:span text:style-name="T491">емся</text:span><text:span text:style-name="T494"> от них высокими стенами </text:span><text:span text:style-name="T495">и непроницаемыми куполами</text:span><text:span text:style-name="T494">, замками, расположенными высоко на недоступных скалах и высотными дорогами, до которых невозможно дотянуться с земли. </text:span><text:span text:style-name="T754">При приближении тварей мы обрушаем высотные дороги, что сильно замедляет их наступление.</text:span></text:p>
      <text:p text:style-name="P214"><text:span text:style-name="T498">Совсем недавно мы начали строить гранд-флаеры — парящие </text:span><text:span text:style-name="T468">платформы размером с небольшой город</text:span><text:span text:style-name="T498">, оснащённые мощны</text:span><text:span text:style-name="T499">м</text:span><text:span text:style-name="T498"> </text:span><text:span text:style-name="T499">вооружением</text:span><text:span text:style-name="T498">. </text:span><text:span text:style-name="T496">Они счита</text:span><text:span text:style-name="T491">ются</text:span><text:span text:style-name="T496"> неприступными, так как не опуска</text:span><text:span text:style-name="T491">ются</text:span><text:span text:style-name="T496"> на поверхность годами. С их помощью мы вздохнули немного свободнее </text:span><text:span text:style-name="T500">и</text:span><text:span text:style-name="T498"> наконец-то перестали лавинообразно терять воинов и технологии.</text:span><text:span text:style-name="T494"> Да, </text:span><text:span text:style-name="T497">заражённые</text:span><text:span text:style-name="T494"> по-прежнему мог</text:span><text:span text:style-name="T491">ут</text:span><text:span text:style-name="T494"> добраться до нас </text:span><text:span text:style-name="T485">на высоте</text:span><text:span text:style-name="T494">, но они </text:span><text:span text:style-name="T491">сами </text:span><text:span text:style-name="T494">не уме</text:span><text:span text:style-name="T491">ют</text:span><text:span text:style-name="T494"> </text:span><text:span text:style-name="T497">заражать</text:span><text:span text:style-name="T494">.</text:span></text:p>
      <text:p text:style-name="P345"><text:span text:style-name="T213">Как квинтэссенция высотной изоляции, мы основали базы на двух наших лунах — </text:span><text:span text:style-name="T214">Эсте и Криллоне </text:span><text:span text:style-name="T213">— и стали переселять туда учёных и инженеров </text:span><text:span text:style-name="T215">в попытке </text:span><text:span text:style-name="T216">создать</text:span><text:span text:style-name="T215"> промышленность, </text:span><text:span text:style-name="T214">абсолютно </text:span><text:span text:style-name="T215">не досягаемую для </text:span><text:span text:style-name="T212">тварей и их </text:span><text:span text:style-name="T217">марионеток</text:span><text:span text:style-name="T213">. </text:span><text:span text:style-name="T214">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13"/>
      <text:p text:style-name="P215">Тем больнее слышать о потере ещё одной крепости. <text:span text:style-name="T496">Мы всё больше теряем связь с поверхностью, перебираясь </text:span><text:span text:style-name="T679">в</text:span><text:span text:style-name="T496"> летучие города и луны.</text:span></text:p>
      <text:p text:style-name="P215"/>
      <text:p text:style-name="P215">- Противник использовал гранд-флаер для создания бреши в <text:span text:style-name="T457">силовом щите</text:span>. — <text:span text:style-name="T458">пробивается сквозь помехи металлический голос. — </text:span><text:span text:style-name="T496">Командование не распознало в нём врага. Он приблизился к охранной сфере и таранил её. </text:span><text:span text:style-name="T471">После чего передовые отряды </text:span><text:span text:style-name="T662">лербов</text:span><text:span text:style-name="T471"> за полтора суток сломили сопротивление крепости. Тессерарий Стоуншилд перед </text:span><text:span text:style-name="T497">заражением</text:span><text:span text:style-name="T471"> успел </text:span><text:span text:style-name="T473">активировать и </text:span><text:span text:style-name="T471">перевести в автономный режим мехадоспехи ремонтного цеха и </text:span><text:span text:style-name="T473">утилизационной площадки.</text:span></text:p>
      <text:p text:style-name="P215">- <text:span text:style-name="T496">Название гранд-флаера, Опцион?</text:span></text:p>
      <text:p text:style-name="P215"/>
      <text:p text:style-name="P217">О, боги! <text:span text:style-name="T501">То, чего все боялись и не хотели даже думать об этом, произошло! </text:span><text:span text:style-name="T750">Твари</text:span><text:span text:style-name="T501"> захватили гранд-флаер — первый из двадцати восьми построенных. Значит, </text:span><text:span text:style-name="T739">захват</text:span><text:span text:style-name="T501"> остальных — вопрос времени. Всё повторяется, как и с предыдущими технологиями — </text:span><text:span text:style-name="T750">отродья Иль-Шогг</text:span><text:span text:style-name="T501"> захватывают их и обращают против нас. </text:span><text:span text:style-name="T502">Неизменный</text:span><text:span text:style-name="T503"> алгоритм войны!</text:span></text:p>
      <text:p text:style-name="P215"/>
      <text:p text:style-name="P216">- <text:span text:style-name="T501">Мы не смогли опознать его — нападение произошло ночью и он быстро ушёл из радиуса досягаемости <text:s/>радара после высадки десанта. Но, судя </text:span><text:span text:style-name="T468">по </text:span><text:span text:style-name="T501">габаритам, это </text:span><text:span text:style-name="T504">был </text:span><text:span text:style-name="T501">гранд-флаер серии «Вандерис» или «Громовержец».</text:span></text:p>
      <text:p text:style-name="P216"/>
      <text:p text:style-name="P216">- <text:span text:style-name="T501">Что??? Громовержец?!!</text:span></text:p>
      <text:p text:style-name="P206"/>
      <text:p text:style-name="P113"><text:soft-page-break/>Снаружи раздаётся <text:span text:style-name="T500">оглушительный </text:span>грохот. Стены <text:span text:style-name="T768">связного</text:span><text:span text:style-name="T466"> бункера</text:span> трясутся в лихорадке, <text:span text:style-name="T500">по потолку ползёт трещина</text:span>. На пол, <text:span text:style-name="T472">столы</text:span> и аппаратуру сыпется штукатурка. Светильники гаснут, <text:span text:style-name="T500">чахоточно </text:span>мигнув пару раз на прощание. <text:span text:style-name="T505">Где-то снаружи заунывно нарастает </text:span><text:span text:style-name="T427">вой </text:span><text:span text:style-name="T505">сирен</text:span><text:span text:style-name="T427">ы</text:span><text:span text:style-name="T505">. </text:span><text:span text:style-name="T427">Громкие в</text:span>опли <text:span text:style-name="T472">Смешинки</text:span> перемежаются со стуком опрокидываемых на пол тумбочек.</text:p>
      <text:p text:style-name="P357"/>
      <text:p text:style-name="P218">Я бегу к выходу, спотыкаюсь и падаю на что-то мягкое.</text:p>
      <text:p text:style-name="P218"/>
      <text:p text:style-name="P218">- Ляга<text:span text:style-name="T463">ть, </text:span><text:span text:style-name="T506">в петлю мою душу</text:span><text:span text:style-name="T463">! Где этот бананутый свет? — от шока в мою речь </text:span><text:span text:style-name="T506">прорываются</text:span><text:span text:style-name="T463"> ругательства из университетской юности.</text:span></text:p>
      <text:p text:style-name="P73">- <text:span text:style-name="T463">Надо включить аварийное освещение, консул <text:s/>- раздаётся сдавленный писк подо мной. — </text:span><text:span text:style-name="T506">Рубильник в углу, над противопожарным щитком.</text:span></text:p>
      <text:p text:style-name="P73"/>
      <text:p text:style-name="P219">Я зажигаю <text:span text:style-name="T507">искорку</text:span> айны на роге <text:span text:style-name="T508">и сконфужено поднимаюсь со Смешинки. </text:span><text:span text:style-name="T509">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9"/>
      <text:p text:style-name="P73">- <text:span text:style-name="T510">Оставайся на посту, принцип. Я проверю, что случилось снаружи. Как только появится электричество — продолжи опрос </text:span><text:span text:style-name="T472">гарнизонов</text:span><text:span text:style-name="T511">, - я следую к двери.</text:span></text:p>
      <text:p text:style-name="P73"/>
      <text:p text:style-name="P220">И натыкаюсь на бронированную створку. <text:span text:style-name="T512">Она не отъезжает в сторону при моём приближении. Делаю шаг назад и снова шаг вперёд — гермодверь не сд</text:span><text:span text:style-name="T448">в</text:span><text:span text:style-name="T512">игается ни на дюйм.</text:span></text:p>
      <text:p text:style-name="P220"/>
      <text:p text:style-name="P220">- <text:span text:style-name="T512">Сделай что-то с этой ляганной дверью! — я раздражённо поворачиваюсь к Смешинке. — Она не открывается.</text:span></text:p>
      <text:p text:style-name="P220">- <text:span text:style-name="T512">Бункер обесточен, - та разводит копытами. — Сервоприводы не под напряжением.</text:span></text:p>
      <text:p text:style-name="P220">- <text:span text:style-name="T512">Кто проектировал этот унавоженный помётом </text:span><text:span text:style-name="T750">Иль-Шогг</text:span><text:span text:style-name="T512"> бункер? Кто предусмотрел в нём аварийное освещение, но не догадался подвести резервное питание к двери? Лягать, я понижу его в звании до </text:span><text:span text:style-name="T513">гастата!</text:span></text:p>
      <text:p text:style-name="P220">- <text:span text:style-name="T513">Насколько мне известно, все подземные фортификации разрабатываются </text:span><text:span text:style-name="T679">в </text:span><text:span text:style-name="T514">МБТ</text:span><text:span text:style-name="T513">, - осторожно замечает Смешинка.</text:span></text:p>
      <text:p text:style-name="P220"/>
      <text:p text:style-name="P221">Я осекаюсь. Гнев уходит из груди и я смущённо прячу глаза. <text:span text:style-name="T514">Министерство Боевых Технологий</text:span> я основала сама на <text:span text:style-name="T507">два</text:span>дцатом году войны, когда стало ясно, что мы проигрываем без <text:span text:style-name="T260">научной баз</text:span><text:span text:style-name="T739">ы</text:span>. По-сути, это была моя дипломная работа. Я уже давно оставила бразды правления в нём, но <text:span text:style-name="T514">его текущий состав</text:span> до сих пор полностью состо<text:span text:style-name="T739">ит</text:span> из моих протеже.</text:p>
      <text:p text:style-name="P221"/>
      <text:p text:style-name="P221">- <text:span text:style-name="T515">Хорошо</text:span><text:span text:style-name="T516">, не время сердиться. Надо как-то найти выход отсюда.</text:span></text:p>
      <text:p text:style-name="P222"><text:soft-page-break/>- <text:span text:style-name="T516">Выйти можно через подсобку у туалета. Там есть дверца в коридор. Запирается на шпингалет. Уборщица из </text:span><text:span text:style-name="T739">фермы</text:span><text:span text:style-name="T516">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73"/>
      <text:p text:style-name="P73">- <text:span text:style-name="T516">Э-э-э… Гм… Ну ладно…</text:span></text:p>
      <text:p text:style-name="P223"/>
      <text:p text:style-name="P223">…</text:p>
      <text:p text:style-name="P223"/>
      <text:p text:style-name="P224">Коридор обрушивается на меня какофонией звуков: <text:span text:style-name="T517">к</text:span><text:span text:style-name="T448">рики, </text:span><text:span text:style-name="T518">обрывки </text:span><text:span text:style-name="T448">команд, перекрываемые </text:span><text:span text:style-name="T662">залпами</text:span><text:span text:style-name="T448"> автотурелей, топот копыт, грохот выбиваемых дверей и звон разбивающихся стёкол.</text:span></text:p>
      <text:p text:style-name="P73"/>
      <text:p text:style-name="P154">Я <text:span text:style-name="T519">несусь</text:span> к выходу из убежища, на ходу активир<text:span text:style-name="T489">уя</text:span> <text:span text:style-name="T517">меха</text:span>доспех. <text:span text:style-name="T520">Забрало шлема опускается, </text:span><text:span text:style-name="T521">отсекая меня от внешнего мира</text:span><text:span text:style-name="T520">, </text:span><text:span text:style-name="T521">на внутреннем экране появляется интерфейс и подсказки встроенного псевдоразума. </text:span><text:span text:style-name="T514">Это чудо военн</text:span><text:span text:style-name="T502">ого</text:span><text:span text:style-name="T514"> </text:span><text:span text:style-name="T502">прогресса</text:span><text:span text:style-name="T514"> разработано в «</text:span><text:span text:style-name="T781">К</text:span><text:span text:style-name="T514">ольт-тек» </text:span><text:span text:style-name="T761">тридцать</text:span><text:span text:style-name="T522"> лет назад</text:span><text:span text:style-name="T514">. </text:span><text:span text:style-name="T522">Кратно усилива</text:span><text:span text:style-name="T502">е</text:span><text:span text:style-name="T522">т физические возможности хозяина, обеспечива</text:span><text:span text:style-name="T502">е</text:span><text:span text:style-name="T522">т защитой от холодного оружия и </text:span><text:span text:style-name="T502">при закрытом забрале защищает даже от заражения </text:span><text:span text:style-name="T750">ментапаразитами</text:span><text:span text:style-name="T502">. Последние модели обладают</text:span><text:span text:style-name="T514"> </text:span><text:span text:style-name="T502">встроенным искусственным интеллектом, позволяющим им выполнять простейшие задачи даже без носителя внутри. </text:span><text:span text:style-name="T523">Увы</text:span><text:span text:style-name="T502">, это очень дорогая </text:span><text:span text:style-name="T739">игрушка</text:span><text:span text:style-name="T502">, до потери производства в Ундариене мы смогли обеспечить ими только каждого </text:span><text:span text:style-name="T739">двадцатого </text:span><text:span text:style-name="T502">бойца - </text:span><text:span text:style-name="T679">в основном, командирский состав</text:span><text:span text:style-name="T502">.</text:span></text:p>
      <text:p text:style-name="P120"><text:span text:style-name="T472">Э</text:span>кзоскелет бронескафандра повизгивает <text:s/>сервомоторами на особо крутых виражах, <text:span text:style-name="T521">подстраховывая меня</text:span>, пока я <text:span text:style-name="T519">мчусь</text:span> на верхние ярусы <text:span text:style-name="T768">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754">т</text:span>ся у тебя в мыслях — даже умереть с честью не получится.</text:p>
      <text:p text:style-name="P73"/>
      <text:p text:style-name="P225"><text:span text:style-name="T675">Каменную</text:span> <text:span text:style-name="T675">стену</text:span> крепости пробил <text:span text:style-name="T524">армированный стальными рёбрами киль гранд-флаера. Голубые молнии </text:span><text:span text:style-name="T679">айны </text:span><text:span text:style-name="T524">бессильно облизыва</text:span><text:span text:style-name="T525">ют</text:span><text:span text:style-name="T524"> шершавую поверхность </text:span><text:span text:style-name="T518">клёпанной брони</text:span><text:span text:style-name="T524"> в попытках восстановить целостность силового щита. </text:span><text:span text:style-name="T526">Длинный форштевень</text:span><text:span text:style-name="T518"> воздушного корабля уп</text:span><text:span text:style-name="T525">ирается</text:span><text:span text:style-name="T518"> в </text:span><text:span text:style-name="T662">искрящие руины электростанции</text:span><text:span text:style-name="T518">, препятствуя дальнейшему движению гранд-флаера.</text:span></text:p>
      <text:p text:style-name="P225"/>
      <text:p text:style-name="P226">«<text:span text:style-name="T525">МА</text:span><text:span text:style-name="T527">ДЖЕ...</text:span>» - всё, что можно прочитать на сером борту парящей громады, остальное скрыва<text:span text:style-name="T525">ется</text:span> за дрожащим маревом защитной сферы. <text:span text:style-name="T697">Там же, за сферой, угадываются тёмные очертания ещё двух судов, поменьше.</text:span></text:p>
      <text:p text:style-name="P226"/>
      <text:p text:style-name="P227">Носов<text:span text:style-name="T518">ые</text:span> порт<text:span text:style-name="T518">ы</text:span> гранд-флаера <text:span text:style-name="T528">распахнут</text:span><text:span text:style-name="T518">ы</text:span>, из н<text:span text:style-name="T518">их</text:span> <text:span text:style-name="T529">планир</text:span><text:span text:style-name="T531">уют</text:span><text:span text:style-name="T529"> на камни Андориана </text:span><text:span text:style-name="T528">металлические дробинки закованных в </text:span><text:span text:style-name="T530">ржавую </text:span><text:span text:style-name="T528">сталь </text:span><text:span text:style-name="T662">лербов</text:span><text:span text:style-name="T528">. </text:span><text:span text:style-name="T249">Навстречу им расцветают </text:span><text:span text:style-name="T531">фиолетовые</text:span><text:span text:style-name="T249"> </text:span><text:span text:style-name="T254">т</text:span><text:span text:style-name="T661">рассеры</text:span><text:span text:style-name="T531"> автотурелей </text:span><text:span text:style-name="T770">и треск пулеметателей из ближайших обзорных башенек.</text:span><text:span text:style-name="T531"> Звон ударов остро</text:span><text:span text:style-name="T530">го</text:span><text:span text:style-name="T531"> </text:span><text:span text:style-name="T530">железа</text:span><text:span text:style-name="T531"> о щиты, </text:span><text:span text:style-name="T518">хриплые команды и громкие ругательства</text:span><text:span text:style-name="T531"> разда</text:span><text:span text:style-name="T518">ю</text:span><text:span text:style-name="T531">тся в местах стычек нападающих и защитников крепости. </text:span><text:span text:style-name="T532">Над сражением кружат пол</text:span><text:span text:style-name="T739">у</text:span><text:span text:style-name="T532">дюжин</text:span><text:span text:style-name="T739">а</text:span><text:span text:style-name="T532"> глайдеров</text:span><text:span text:style-name="T528"> </text:span><text:span text:style-name="T532">Маджестика, поливая обороняющихся пучками </text:span><text:span text:style-name="T661">айн</text:span><text:span text:style-name="T532">-разрядов.</text:span></text:p>
      <text:p text:style-name="P228"><text:soft-page-break/></text:p>
      <text:p text:style-name="P310">Ужас происходящего доходит до меня, пока я несусь по галерее к смотровой площадке. <text:span text:style-name="T770">Высокогорный замок Андориан возносится в небо десятками тонких башень</text:span><text:span text:style-name="T771"> </text:span><text:span text:style-name="T770">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310">Гарнизон Андориана - две тысячи легионеров, <text:span text:style-name="T768">две орудийные башни</text:span> <text:span text:style-name="T768">и</text:span><text:span text:style-name="T538"> семь </text:span><text:span text:style-name="T768">автотурелей</text:span>. Плюс сто семьдесят эвакуированных из <text:span text:style-name="T539">Астромеханического</text:span> университета научных сотрудников. Которые, правда, не умеют сражаться, но многие из них неплохие <text:span text:style-name="T768">айна-манипуляторы</text:span>. <text:span text:style-name="T770">Это - все, кого мы смогли вывезти из Ундариена на «Стремительном».</text:span></text:p>
      <text:p text:style-name="P320">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70"/>
      <text:p text:style-name="P120"><text:span text:style-name="T675">Я вижу вступившую в бой </text:span><text:span text:style-name="T687">горстку</text:span><text:span text:style-name="T675"> бойцов в светло-голубых доспехах артиллерийской обслуги. Они </text:span><text:span text:style-name="T739">выбрались из </text:span><text:span text:style-name="T717">сбитой</text:span><text:span text:style-name="T675"> со стены орудийной башни и организованно, </text:span><text:span text:style-name="T739">боевым построением,</text:span><text:span text:style-name="T675"> продвигаются к </text:span><text:span text:style-name="T687">цитадели</text:span><text:span text:style-name="T675">. </text:span><text:span text:style-name="T666">По трём семёркам на грудной пластине мехадоспеха я узнаю их командира — </text:span><text:span text:style-name="T670">Шарп Блейда</text:span><text:span text:style-name="T667">. </text:span><text:span text:style-name="T666">Его чёткие команды прекращают хаос, остальные </text:span><text:span text:style-name="T667">разрозненные группки </text:span><text:span text:style-name="T666">легионер</text:span><text:span text:style-name="T667">ов</text:span><text:span text:style-name="T666"> вливаются в построение </text:span><text:span text:style-name="T667">по мере продвижения.</text:span><text:span text:style-name="T666"> Сражение от мелких неорганизованных стычек переходит к столкновению двух </text:span><text:span text:style-name="T668">сил</text:span><text:span text:style-name="T666"> — серо-ржаво</text:span><text:span text:style-name="T667">го</text:span><text:span text:style-name="T666"> </text:span><text:span text:style-name="T668">аморфно</text:span><text:span text:style-name="T667">го</text:span><text:span text:style-name="T668"> </text:span><text:span text:style-name="T667">моря</text:span><text:span text:style-name="T666"> захватчиков и голубовато</text:span><text:span text:style-name="T667">му</text:span><text:span text:style-name="T666"> </text:span><text:span text:style-name="T667">островку</text:span><text:span text:style-name="T666"> защитников </text:span><text:span text:style-name="T669">Андориана</text:span><text:span text:style-name="T666">.</text:span></text:p>
      <text:p text:style-name="P321">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29"/>
      <text:p text:style-name="P229">Я <text:span text:style-name="T768">прыгаю со смотровой площадки и плавно приземляюсь у подножия радиоцентра. После чего </text:span>несусь к <text:span text:style-name="T533">месту сражения, на ходу выбирая оружие. </text:span><text:span text:style-name="T746">Пулеметатель может зацепить своих. Я не отличаюсь особой меткостью - мне всегда больше нравилось фехтование, чем стрельба.</text:span><text:span text:style-name="T533"> </text:span><text:span text:style-name="T746">Но к</text:span><text:span text:style-name="T533">рыльевые </text:span><text:span text:style-name="T695">лезвия</text:span><text:span text:style-name="T533"> </text:span><text:span text:style-name="T746">тоже </text:span><text:span text:style-name="T533">не годятся в такой свалке, им просто не будет места развернуться. </text:span><text:span text:style-name="T534">Клинок</text:span><text:span text:style-name="T535"> рога тоже будет мешать, пока я не пробьюсь в первый ряд </text:span><text:span text:style-name="T536">сражающихся</text:span><text:span text:style-name="T535">. От маломощного </text:span><text:span text:style-name="T661">айн</text:span><text:span text:style-name="T535">-разрядника доспеха и вовсе мало толку — он, скорее, является оружием последнего шанса, чем действенным инструментом.</text:span></text:p>
      <text:p text:style-name="P230">Я коротким резким встряхиванием <text:span text:style-name="T536">ног </text:span>выдвигаю шипы на накопытниках. <text:span text:style-name="T537">Они с тихими щелчками закрепляются в пазах. </text:span>Оружие ближнего боя сейчас — единственный разумный выбор.</text:p>
      <text:p text:style-name="P118"/>
      <text:p text:style-name="P335"><text:span text:style-name="T211">Однако </text:span><text:span text:style-name="T113">противник встре</text:span><text:span text:style-name="T114">чает</text:span><text:span text:style-name="T113"> меня задолго до основной массы </text:span><text:span text:style-name="T211">сражающихся</text:span><text:span text:style-name="T113">. </text:span><text:span text:style-name="T147">Лерб</text:span><text:span text:style-name="T115"> в помятом </text:span><text:span text:style-name="T116">нагруднике с</text:span><text:span text:style-name="T117"> остатками раскраски территориальной обороны Норгонга </text:span><text:span text:style-name="T118">грузно </text:span><text:span text:style-name="T210">выпрыгивает на меня из </text:span><text:span text:style-name="T211">зарослей разбитой</text:span><text:span text:style-name="T210"> оранжереи</text:span><text:span text:style-name="T114">.</text:span></text:p>
      <text:p text:style-name="P335"><text:span text:style-name="T114"/></text:p>
      <text:p text:style-name="P359"><text:span text:style-name="T117">Я </text:span><text:span text:style-name="T29">отпрыгиваю в сторону, с разворота впечатывая копыто ему в кирас</text:span><text:span text:style-name="T116">у</text:span><text:span text:style-name="T29">. Тот глухо кашляет и замахивается огромным </text:span><text:span text:style-name="T119">молотом</text:span><text:span text:style-name="T29">, </text:span><text:span text:style-name="T120">пристёгнутым к ноге</text:span><text:span text:style-name="T29">.</text:span></text:p>
      <text:p text:style-name="P359"><text:span text:style-name="T29"/></text:p>
      <text:p text:style-name="P360"><text:soft-page-break/><text:span text:style-name="T29">Манёвр — уклонение! Молот выбивает искры в дюйме от моего копыта. Я вспоминаю </text:span><text:span text:style-name="T121">слова </text:span><text:span text:style-name="T29">моего учителя фехтования, древнего </text:span><text:span text:style-name="T122">фаэри</text:span><text:span text:style-name="T29"> с острова Вандерис: «</text:span><text:span text:style-name="T123">Мы танцуем, сражаясь. И сражаясь — танцуем!</text:span><text:span text:style-name="T29">» </text:span><text:span text:style-name="T124">Я исполняю танец смерти вокруг неповоротливого жеребца, и он нехотя становится моим партнёром. </text:span><text:span text:style-name="T147">Его узкие зрачки отслеживают моё малейшее движение.</text:span><text:span text:style-name="T124"> Мы кружимся в странной импровизации и мои уклонения гармонируют с его ударами. Я разворачиваю </text:span><text:span text:style-name="T121">перед ним</text:span><text:span text:style-name="T124"> крылья, как в </text:span><text:span text:style-name="T120">невеста </text:span><text:span text:style-name="T121">перед женихом </text:span><text:span text:style-name="T120">в </text:span><text:span text:style-name="T124">брачном ритуале и скольжу то вправо, то влево, совершая обманные движения крыльями. </text:span><text:span text:style-name="T120">Жеребец не отвечает мне взаимностью. </text:span><text:span text:style-name="T124">Он до того сосредоточен на своих попытках убить меня, что не видит, как узкий меч с тихим щелчком </text:span><text:span text:style-name="T121">выскакивает из </text:span><text:span text:style-name="T116">пенала на суставе правого крыла</text:span><text:span text:style-name="T124">.</text:span></text:p>
      <text:p text:style-name="P360"><text:span text:style-name="T124"/></text:p>
      <text:p text:style-name="P362"><text:span text:style-name="T147">Лерб</text:span><text:span text:style-name="T29"> по инерции опускает молот на то место, где </text:span><text:span text:style-name="T158">мгновение</text:span><text:span text:style-name="T29"> назад была моя голова — не замечая, что мой клинок проходит </text:span><text:span text:style-name="T116">над нагрудником</text:span><text:span text:style-name="T29"> в основание его шеи. </text:span><text:span text:style-name="T125">Он </text:span><text:span text:style-name="T221">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322">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322">Надо заканчивать этот танец. Если нас обнаружат его сообщники, худо будет уже мне.</text:p>
      <text:p text:style-name="P322">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322">Его голова отделяется от шеи и с лёгким стуком падает мне под копыта.</text:p>
      <text:p text:style-name="P362"><text:span text:style-name="T221">Обезглавленное тело ещё пару мгновений стоит, орошая тёмной кровью холодные камни Андориана. Затем </text:span><text:span text:style-name="T120">передние ноги </text:span><text:span text:style-name="T221">лерба </text:span><text:span text:style-name="T120">подламываются </text:span><text:span text:style-name="T221">и</text:span><text:span text:style-name="T120"> он падает на </text:span><text:span text:style-name="T221">плац</text:span><text:span text:style-name="T120">.</text:span></text:p>
      <text:p text:style-name="P361"><text:span text:style-name="T120"/></text:p>
      <text:p text:style-name="P363"><text:span text:style-name="T29">Я </text:span><text:span text:style-name="T221">с усталостью смотрю на его тело</text:span><text:span text:style-name="T121">. </text:span><text:span text:style-name="T116">Ещё недавно он был в наших рядах, </text:span><text:span text:style-name="T126">он сражался бок о бок с нами. И вот он лежит в луже крови, а над ним стою я — его убийца. </text:span><text:span text:style-name="T127">В который раз.</text:span></text:p>
      <text:p text:style-name="P363"><text:span text:style-name="T126"/></text:p>
      <text:p text:style-name="P363"><text:span text:style-name="T126">Проклятая война! </text:span><text:span text:style-name="T127">Она никогда не меняется…</text:span></text:p>
      <text:p text:style-name="P363"><text:span text:style-name="T126"/></text:p>
      <text:p text:style-name="P405"><text:span text:style-name="T154">Мне нужно пробраться</text:span><text:span text:style-name="T146"> к </text:span><text:span text:style-name="T172">цитадели</text:span><text:span text:style-name="T146"> Андориана. Только из е</text:span><text:span text:style-name="T172">ё</text:span><text:span text:style-name="T146"> центра управления можно активировать главную защиту крепости — </text:span><text:span text:style-name="T154">О</text:span><text:span text:style-name="T146">ко </text:span><text:span text:style-name="T154">Г</text:span><text:span text:style-name="T146">нева. Но н</text:span><text:span text:style-name="T29">ападающие полноводным водопадом сыплются из опущенных аппарелей </text:span><text:span text:style-name="T104">Маджестика</text:span><text:span text:style-name="T29">. </text:span><text:span text:style-name="T154">Островок</text:span><text:span text:style-name="T29"> </text:span><text:span text:style-name="T104">оборон</text:span><text:span text:style-name="T146">ы </text:span><text:span text:style-name="T154">легионеров возле </text:span><text:span text:style-name="T172">цитадели</text:span><text:span text:style-name="T29"> </text:span><text:span text:style-name="T158">превратился в «черепаху» из примкнутых со всех сторон и сверху щитов</text:span><text:span text:style-name="T29">. </text:span><text:span text:style-name="T154">Громкие приказы </text:span><text:span text:style-name="T87">Шарп Блейда</text:span><text:span text:style-name="T154"> тонут в рёве ледяных глоток лербов.</text:span></text:p>
      <text:p text:style-name="P364"><text:span text:style-name="T29"/></text:p>
      <text:p text:style-name="P235">Я отступаю, оглядываясь вокруг.</text:p>
      <text:p text:style-name="P364"><text:span text:style-name="T29"/></text:p>
      <text:p text:style-name="P366"><text:span text:style-name="T29">Автотурель на крепостной стене развернулась внутрь и огрызается остатками боекомплекта, </text:span><text:span text:style-name="T148">прижимая нападающих к развалинам </text:span><text:span text:style-name="T210">жилого модуля</text:span><text:span text:style-name="T148">. </text:span><text:span text:style-name="T29">Трассеры основного калибра </text:span><text:span text:style-name="T148">турели </text:span><text:span text:style-name="T29">уже светятся бледно-фиолетовым, свидетельствуя об предельно малой плотности айна-луча. </text:span><text:span text:style-name="T148">В</text:span><text:span text:style-name="T29">ал поверженных </text:span><text:span text:style-name="T147">лербов </text:span><text:span text:style-name="T29">вокруг </text:span><text:soft-page-break/><text:span text:style-name="T148">свидетельствует об их неоднократных попытках прорваться внутрь охраняемой зоны.</text:span><text:span text:style-name="T29"> Под защитой турели к стене прижимаются </text:span><text:span text:style-name="T1">трое</text:span><text:span text:style-name="T29">. </text:span><text:span text:style-name="T77">В одном из них я узнаю Кэйлонга</text:span><text:span text:style-name="T86">.</text:span></text:p>
      <text:p text:style-name="P364"><text:span text:style-name="T29"/></text:p>
      <text:p text:style-name="P232">Я подбегаю к ним. Автотурель пропускает меня, распознав мехадоспех.</text:p>
      <text:p text:style-name="P364"><text:span text:style-name="T29"/></text:p>
      <text:p text:style-name="P364"><text:span text:style-name="T29">- Что с н</text:span><text:span text:style-name="T149">ей</text:span><text:span text:style-name="T29">? - я указываю на </text:span><text:span text:style-name="T217">кобылу</text:span><text:span text:style-name="T155"> в белом халате</text:span><text:span text:style-name="T29">, котор</text:span><text:span text:style-name="T155">ую</text:span><text:span text:style-name="T29"> </text:span><text:span text:style-name="T149">с двух сторон </text:span><text:span text:style-name="T29">осторожно поддерживают Кэйлонг и </text:span><text:span text:style-name="T158">солдат с лычкой «Гастат Морбиус. Техком»</text:span><text:span text:style-name="T29">.</text:span></text:p>
      <text:p text:style-name="P365"><text:span text:style-name="T29">- </text:span><text:span text:style-name="T217">Заражение</text:span><text:span text:style-name="T147">. </text:span><text:span text:style-name="T210">Наткнулись на </text:span><text:span text:style-name="T217">тварь</text:span><text:span text:style-name="T147"> </text:span><text:span text:style-name="T205">у казармы</text:span><text:span text:style-name="T147">, - беспомощно лепечет Кэйлонг. - </text:span><text:span text:style-name="T210">Мы с Морбиусом </text:span><text:span text:style-name="T217">спрятались</text:span><text:span text:style-name="T210">, а она попалась. Потом </text:span><text:span text:style-name="T217">тварь отправилась к остальным пленным, а мы</text:span><text:span text:style-name="T205"> смогли </text:span><text:span text:style-name="T217">её </text:span><text:span text:style-name="T205">вытащить.</text:span></text:p>
      <text:p text:style-name="P336"><text:span text:style-name="T147">- </text:span><text:span text:style-name="T149">Но тогда… </text:span><text:span text:style-name="T158">В</text:span><text:span text:style-name="T149">ы же знае</text:span><text:span text:style-name="T158">те</text:span><text:span text:style-name="T149">, что делать. - Протоколы очищения однозначно треб</text:span><text:span text:style-name="T203">уют</text:span><text:span text:style-name="T149"> в этом случае полнейшей изоляции </text:span><text:span text:style-name="T150">заражённого</text:span><text:span text:style-name="T149">. При невозможности этого — умерщвления. </text:span><text:span text:style-name="T156">В любую минуту заражённый мог превратиться в бездушную машину убийств.</text:span></text:p>
      <text:p text:style-name="P336"><text:span text:style-name="T149">- Это же Киранда. Моя лаборантка и… подруга. Я не могу. Я проведу её в </text:span><text:span text:style-name="T180">лабораторию</text:span><text:span text:style-name="T149">. </text:span><text:span text:style-name="T150">Там есть вакцина. - </text:span><text:span text:style-name="T155">Его глаза беспомощно глядят на меня сквозь разбитые очки.</text:span></text:p>
      <text:p text:style-name="P336"><text:span text:style-name="T149"/></text:p>
      <text:p text:style-name="P373"><text:span text:style-name="T149">Я </text:span><text:span text:style-name="T29">с тревогой смотрю на него, потом перевожу взгляд на Киранду. </text:span><text:span text:style-name="T149">Её голова безвольно свисает на плечо Кэйлонга, </text:span><text:span text:style-name="T29">мокрая дорожка слюны тянется </text:span><text:span text:style-name="T155">по халату </text:span><text:span text:style-name="T29">до земли</text:span><text:span text:style-name="T149">, глаза закрыты, ноги разъезжаются, крылья волочатся по земле.</text:span></text:p>
      <text:p text:style-name="P374"><text:span text:style-name="T29">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217">Но избавить заражённого от ментапаразита не удавалось никогда — он прорастает в мозг и пускает отростки в аксоны по всему телу.</text:span><text:span text:style-name="T29"> Кэйлонг должен это знать. Киранда обречена. </text:span><text:span text:style-name="T157">Она может </text:span><text:span text:style-name="T164">стать</text:span><text:span text:style-name="T157"> лерб</text:span><text:span text:style-name="T164">ом</text:span><text:span text:style-name="T157"> в любой момент.</text:span></text:p>
      <text:p text:style-name="P374"><text:span text:style-name="T157"/></text:p>
      <text:p text:style-name="P233">Я <text:span text:style-name="T677">печально</text:span> смотрю на не<text:span text:style-name="T677">ё</text:span> и поднимаю крыло. Из суставного пенала выезжает лезвие меча.</text:p>
      <text:p text:style-name="P365"><text:span text:style-name="T147"/></text:p>
      <text:p text:style-name="P367"><text:span text:style-name="T147">- </text:span><text:span text:style-name="T150">Нет! Не трожь её! - Кэйлонг заслоняет её крыльями и сбивчиво продолжает. - Я не говорил никому. </text:span><text:span text:style-name="T155">Хотел сказать тебе первой. </text:span><text:span text:style-name="T150">У нас два месяца назад начало получаться! </text:span><text:span text:style-name="T221">Похоже, мы нашли способ растворить ментапаразита, не причинив вреда заражённому!</text:span><text:span text:style-name="T150"> </text:span><text:span text:style-name="T221">К</text:span><text:span text:style-name="T150"> сознанию </text:span><text:span text:style-name="T221">вернулось </text:span><text:span text:style-name="T150">семь пациентов из десяти. Ремиссия четвёртого пациента длится уже полтора месяца, он </text:span><text:span text:style-name="T151">и </text:span><text:span text:style-name="T150">не думает леденеть! Он практически здоров — </text:span><text:span text:style-name="T212">ментапаразит не определяется ни одним тестом</text:span><text:span text:style-name="T150">! </text:span><text:span text:style-name="T152">Киранда</text:span><text:span text:style-name="T150">… Она нужна мне для продолжения работы! </text:span><text:span text:style-name="T157">Она готовила вакцину - т</text:span><text:span text:style-name="T150">олько она знает </text:span><text:span text:style-name="T157">её </text:span><text:span text:style-name="T150">состав. </text:span><text:span text:style-name="T155">У нас получится! </text:span><text:span text:style-name="T157">Поверь мне, Сел. </text:span><text:span text:style-name="T155">Мы </text:span><text:span text:style-name="T156">вылечим</text:span><text:span text:style-name="T155"> лербов. </text:span><text:span text:style-name="T156">Нужно довести Киранду до лаборатории.</text:span></text:p>
      <text:p text:style-name="P365"><text:span text:style-name="T147"/></text:p>
      <text:p text:style-name="P371"><text:span text:style-name="T147">Я </text:span><text:span text:style-name="T29">оборачиваюсь. Между нами и административным корпусом, где расположен</text:span><text:span text:style-name="T161">а</text:span><text:span text:style-name="T29"> </text:span><text:span text:style-name="T161">лаборатория</text:span><text:span text:style-name="T29"> — открытое пространство в двести ярдов длиной. </text:span><text:span text:style-name="T158">«</text:span><text:span text:style-name="T160">Ч</text:span><text:span text:style-name="T158">ерепах</text:span><text:span text:style-name="T160">а</text:span><text:span text:style-name="T158">» </text:span><text:span text:style-name="T164">из</text:span><text:span text:style-name="T158"> легионеров </text:span><text:span text:style-name="T160">медленно продвигается к </text:span><text:span text:style-name="T172">цитадели</text:span><text:span text:style-name="T160">, то</text:span><text:span text:style-name="T158">лпа лербов таранит </text:span><text:span text:style-name="T160">её</text:span><text:span text:style-name="T158"> фонарными столбами, вырванными с корнем из центрального сквера. </text:span><text:span text:style-name="T161">Один</text:span><text:span text:style-name="T160"> лерб забралс</text:span><text:span text:style-name="T161">я</text:span><text:span text:style-name="T160"> на щиты и пыта</text:span><text:span text:style-name="T161">е</text:span><text:span text:style-name="T160">тся проломить их тяжёлым молот</text:span><text:span text:style-name="T161">о</text:span><text:span text:style-name="T160">м.</text:span></text:p>
      <text:p text:style-name="P369"><text:span text:style-name="T29"/></text:p>
      <text:p text:style-name="P370"><text:soft-page-break/><text:span text:style-name="T29">- </text:span><text:span text:style-name="T158">Не пройдём. Сами мы ещё могли бы пробеж</text:span><text:span text:style-name="T203">а</text:span><text:span text:style-name="T158">ть, но не с ней, - я указываю на Киранду. - Нас увидят и тотчас же атакуют.</text:span></text:p>
      <text:p text:style-name="P369"><text:span text:style-name="T29">- </text:span><text:span text:style-name="T158">Консул Селестия, - молчащий до этого Морбиус указывает на неприметную двер</text:span><text:span text:style-name="T173">цу</text:span><text:span text:style-name="T158"> рядом с ближайшим контрфорсом </text:span><text:span text:style-name="T164">стены</text:span><text:span text:style-name="T158">. - В стене есть технический коридор для обслуживания турелей. Можно пройти до ближайшей дозорной башни. </text:span><text:span text:style-name="T173">Из башни </text:span><text:span text:style-name="T158">есть подземный ход до </text:span><text:span text:style-name="T172">цитадели</text:span><text:span text:style-name="T158">. У меня </text:span><text:span text:style-name="T159">слишком низкое звание, чтобы</text:span><text:span text:style-name="T158"> открыть дверь в </text:span><text:span text:style-name="T172">цитадель</text:span><text:span text:style-name="T158">, но вас она пропустит.</text:span></text:p>
      <text:p text:style-name="P400"><text:span text:style-name="T158"/></text:p>
      <text:p text:style-name="P401"><text:span text:style-name="T158">М</text:span><text:span text:style-name="T29">не понятен ход его мыслей. </text:span><text:span text:style-name="T158"><text:s/></text:span><text:span text:style-name="T29">Ц</text:span><text:span text:style-name="T172">итадель</text:span><text:span text:style-name="T158"> сообщается </text:span><text:span text:style-name="T172">тоннелями</text:span><text:span text:style-name="T158"> со всеми зданиями Андориана, </text:span><text:span text:style-name="T29">в том числе и лабораторией. </text:span><text:span text:style-name="T203">Да, это может сработать. </text:span><text:span text:style-name="T29">Я киваю ему.</text:span></text:p>
      <text:p text:style-name="P369"><text:span text:style-name="T29"/></text:p>
      <text:p text:style-name="P372"><text:span text:style-name="T194">Морбиус</text:span><text:span text:style-name="T29"> </text:span><text:span text:style-name="T162">под</text:span><text:span text:style-name="T166">бегает</text:span><text:span text:style-name="T162"> к двери и </text:span><text:span text:style-name="T29">подносит накопытную пластину доспеха к замку. Тот тихо пищит, мигает зелёным и дверь с тихим щелчком </text:span><text:span text:style-name="T173">раскрывается</text:span><text:span text:style-name="T29">. </text:span><text:span text:style-name="T162">Мы с Кэйлонгом, поддерживая Киранду с обеих сторон, осторожно </text:span><text:span text:style-name="T167">направляемся</text:span><text:span text:style-name="T162"> к </text:span><text:span text:style-name="T173">проходу</text:span><text:span text:style-name="T29">…</text:span></text:p>
      <text:p text:style-name="P372"><text:span text:style-name="T29"/></text:p>
      <text:p text:style-name="P372"><text:span text:style-name="T157">…Г</text:span><text:span text:style-name="T146">рузовой </text:span><text:span text:style-name="T145">глайдер </text:span><text:span text:style-name="T157">врезается</text:span><text:span text:style-name="T145"> </text:span><text:span text:style-name="T157">в</text:span><text:span text:style-name="T145"> </text:span><text:span text:style-name="T157">автотурель</text:span><text:span text:style-name="T145">, </text:span><text:span text:style-name="T157">сбивая её со стены</text:span><text:span text:style-name="T145">. </text:span><text:span text:style-name="T157">Она падает в дюжине метров от нас, продолжая отстреливаться. Глай</text:span><text:span text:style-name="T163">д</text:span><text:span text:style-name="T157">ер прекращает её агонию, сваливаясь </text:span><text:span text:style-name="T29">сверху</text:span><text:span text:style-name="T157"> и давя </text:span><text:span text:style-name="T29">её </text:span><text:span text:style-name="T157">своим весом.</text:span><text:span text:style-name="T145"> </text:span><text:span text:style-name="T144">Падает трап, по нему сходят на землю шестеро </text:span><text:span text:style-name="T29">лербов</text:span><text:span text:style-name="T144">. </text:span><text:span text:style-name="T163">Из-за их спин выходит </text:span><text:span text:style-name="T180">полупрозрачная </text:span><text:span text:style-name="T163">фигура.</text:span></text:p>
      <text:p text:style-name="P372"><text:span text:style-name="T163"/></text:p>
      <text:p text:style-name="P403"><text:span text:style-name="T163">Я </text:span><text:span text:style-name="T29">никогда не видела до этого </text:span><text:span text:style-name="T212">тварей Иль-Шогг</text:span><text:span text:style-name="T29">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12">их</text:span><text:span text:style-name="T29"> лицом к лицу и остаться после этого фаэри. Как правило, после таких встреч орда прирастает лербами, </text:span><text:span text:style-name="T217">а Великие кланы вычёркивают фаэри из живых</text:span><text:span text:style-name="T29">.</text:span></text:p>
      <text:p text:style-name="P289">И потому я не ожидаю ощутить тот леденящий ужас, что сковывает меня ледяными кандалами при виде <text:span text:style-name="T750">ЕЁ</text:span>.</text:p>
      <text:p text:style-name="P28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717">Локоны её полупрозрачной гривы вяло шевелятся на безветрии. </text:span>Холод ледяными щупальцами охватывает моё тело.</text:p>
      <text:p text:style-name="P372"><text:span text:style-name="T163"/></text:p>
      <text:p text:style-name="P372"><text:span text:style-name="T144">- </text:span><text:span text:style-name="T163">Шанграа г</text:span><text:span text:style-name="T173">нолл</text:span><text:span text:style-name="T163">! Вушшасс аршаннасс хиссандурр! Консул С-</text:span><text:span text:style-name="T217">с</text:span><text:span text:style-name="T163">елестия, властью Великой </text:span><text:span text:style-name="T217">Иль-Шогг</text:span><text:span text:style-name="T163"> я, </text:span><text:span text:style-name="T168">Тень </text:span><text:span text:style-name="T217">Единой</text:span><text:span text:style-name="T168">, </text:span><text:span text:style-name="T212">Малый Экзекутор </text:span><text:span text:style-name="T217">Ан-Хаас</text:span><text:span text:style-name="T212">,</text:span><text:span text:style-name="T168"> Эрендисса Шассхи,</text:span><text:span text:style-name="T163"> предлагаю с-сдаться. Вы разбиты, ваше дальнейш-шее с-сопротивление бессмысленно. </text:span><text:span text:style-name="T208">Хис-с-с…</text:span><text:span text:style-name="T163"> Прикаж-жи с-</text:span><text:span text:style-name="T164">с</text:span><text:span text:style-name="T163">воим воинам с-сложить оружие и мы подар-рим вам милос-сть </text:span><text:span text:style-name="T217">Единой</text:span><text:span text:style-name="T163"> — никто из вас не будет убит. </text:span><text:span text:style-name="T164">Вы все получите поцелуй Великой </text:span><text:span text:style-name="T217">Иль-Шогг</text:span><text:span text:style-name="T164">. </text:span><text:span text:style-name="T208">Хис-с-с…</text:span></text:p>
      <text:p text:style-name="P364"><text:span text:style-name="T147"/></text:p>
      <text:p text:style-name="P236">Речь <text:span text:style-name="T750">твари</text:span> походит на <text:span text:style-name="T711">шуршание гальки на прибое</text:span>. Е<text:span text:style-name="T683">ё</text:span> <text:span text:style-name="T711">овальные</text:span> <text:span text:style-name="T711">глаза</text:span> бесстрастно смотрят, как мы ведём Киранду к <text:span text:style-name="T681">спасительно</text:span><text:span text:style-name="T689">й</text:span><text:span text:style-name="T681"> </text:span><text:span text:style-name="T689">двери</text:span>, после чего он<text:span text:style-name="T683">а</text:span> даёт знак лербам.</text:p>
      <text:p text:style-name="P375"><text:span text:style-name="T29"/></text:p>
      <text:p text:style-name="P375"><text:span text:style-name="T29">- </text:span><text:span text:style-name="T165">Хэй-я! За королеву! За Орунгун! - Морбиус проносится мимо нас, на ходу раскрывая крыльевые пеналы. </text:span><text:span text:style-name="T168">В одном из них вместо меча я вижу гаечный ключ.</text:span></text:p>
      <text:p text:style-name="P375"><text:soft-page-break/><text:span text:style-name="T165"/></text:p>
      <text:p text:style-name="P237">Его бой не длится долго, но он даёт нам время добраться до двери. <text:span text:style-name="T680">Тяжёлое дыхание, лязг железа, топот копыт дарят нам </text:span><text:span text:style-name="T682">спасительные</text:span><text:span text:style-name="T680"> секунды.</text:span> <text:span text:style-name="T680">Мы уже входим в полумрак технического коридора, когда за моей спиной раздаётся стон.</text:span></text:p>
      <text:p text:style-name="P237"/>
      <text:p text:style-name="P238">Изломанные крылья Морбиуса прикованы <text:span text:style-name="T256">пятью</text:span> пиками к земле, по ним стекает кровь. <text:span text:style-name="T256">Один лерб лежит поодаль без движения </text:span><text:span text:style-name="T700">с неестественно согнутой шеей</text:span><text:span text:style-name="T256">. </text:span><text:span text:style-name="T261">Т</text:span><text:span text:style-name="T750">варь</text:span> <text:span text:style-name="T711">проплывает</text:span> между держащих пики лербов и с <text:span text:style-name="T711">тихим</text:span> <text:span text:style-name="T750">шипением</text:span> срывает с <text:span text:style-name="T256">Морбиуса</text:span> шлем.</text:p>
      <text:p text:style-name="P238"/>
      <text:p text:style-name="P238">- С-сопротивление Великой <text:span text:style-name="T754">Иль-Шогг</text:span> вс-сего лишь стоило тебе возможности летать. Ты будеш-шь служить <text:span text:style-name="T754">Единой</text:span> со сломанными кр-рыльями, гнол<text:span text:style-name="T754">л</text:span>. Я с-сама поз-забочусь, чтобы ты почаще вспоминал, как глупо было с-сопротивляться. <text:span text:style-name="T723">Хис-с-с…</text:span></text:p>
      <text:p text:style-name="P238"/>
      <text:p text:style-name="P238"><text:span text:style-name="T694">Полупрозрачная</text:span> фигура прикасается своими губами к губам Морбиуса <text:span text:style-name="T754">и внезапно втягивается в него, как воздух</text:span>. <text:span text:style-name="T754">Тот</text:span><text:span text:style-name="T682"> на мгновение цепенеет, </text:span><text:span text:style-name="T685">глаза его становятся бессмысленными, </text:span><text:span text:style-name="T682">а в следующее мгновение </text:span><text:span text:style-name="T685">он </text:span><text:span text:style-name="T682">оседает на землю как тряпичная кукла. </text:span><text:span text:style-name="T754">Мгновение-второе-третье — и тварь облачком пара выходит из Морбиуса, как ни в чём не бывало.</text:span></text:p>
      <text:p text:style-name="P238"/>
      <text:p text:style-name="P238">- <text:span text:style-name="T754">Он получил поцелуй и скоро вольётся в единство. Ваш черёд, гноллы.</text:span> <text:span text:style-name="T682">С-давайтесь. Напрасно вы бежите. С-сопротивление гневит </text:span><text:span text:style-name="T754">Единую</text:span><text:span text:style-name="T682"> и вредит вашим бренным телам, - </text:span><text:span text:style-name="T711">шуршит</text:span><text:span text:style-name="T682"> </text:span><text:span text:style-name="T750">тварь</text:span><text:span text:style-name="T682"> уже мне. - </text:span><text:span text:style-name="T723">Хис-с-с…</text:span></text:p>
      <text:p text:style-name="P238"/>
      <text:p text:style-name="P240">Её гипнотический взгляд <text:span text:style-name="T711">пустых глаз</text:span> завораживает, <text:span text:style-name="T717">локоны её гривы тянутся ко мне прозрачными </text:span><text:span text:style-name="T750">лентами</text:span><text:span text:style-name="T717">,</text:span> ледяной ветер её дыхания достигает меня за те мгновения, пока она <text:span text:style-name="T700">плавно движется </text:span>ко мне.</text:p>
      <text:p text:style-name="P240"/>
      <text:p text:style-name="P239">- <text:span text:style-name="T682">Нет, - просто отвечаю я и захлопываю дверь </text:span><text:span text:style-name="T717">прямо перед её щупальцами гривы, оказавшимися </text:span><text:span text:style-name="T723">вдруг</text:span><text:span text:style-name="T717"> неожиданно близко</text:span><text:span text:style-name="T682">.</text:span></text:p>
      <text:p text:style-name="P238"/>
      <text:p text:style-name="P240"><text:span text:style-name="T683">Дверной з</text:span>амок успокаивающе клацает, отделяя нас от <text:span text:style-name="T685">лютого </text:span>холода.</text:p>
      <text:p text:style-name="P240"/>
      <text:p text:style-name="P381"><text:span text:style-name="T240">Тускл</text:span><text:span text:style-name="T29">ый</text:span><text:span text:style-name="T240"> свет айна-огонька на конце моего рога </text:span><text:span text:style-name="T170">едва </text:span><text:span text:style-name="T29">выхватывает из темноты полдюжины метров </text:span><text:span text:style-name="T240">коридор</text:span><text:span text:style-name="T29">а. Толстые кабеля выходят из технических колодцев, извиваются по стенам и вновь ныряют в искусственные норы. Где-то впереди капает вода, </text:span><text:span text:style-name="T169">издавая гулкое эхо</text:span><text:span text:style-name="T29">. Звуки битвы не доносятся сюда сквозь толстые камни стен. </text:span><text:span text:style-name="T171">Мы идём, спотыкаясь в полутьме и царапая узкие стены тоннеля.</text:span></text:p>
      <text:p text:style-name="P381"><text:span text:style-name="T29"/></text:p>
      <text:p text:style-name="P386"><text:span text:style-name="T29">Дозорная башня в конце коридора пуста. </text:span><text:span text:style-name="T173">Топчан со смятым покрывалом покрывает слой пыли.</text:span><text:span text:style-name="T29"> </text:span><text:span text:style-name="T173">Забытые два крекера лежат на блюдце у пустого чайника в кухонном уголке. </text:span><text:span text:style-name="T29">Башенная турель попискивает сервоприводами, подслеповато отслеживая прицелом движущиеся цели внизу. Излучател</text:span><text:span text:style-name="T173">и</text:span><text:span text:style-name="T29"> турели молч</text:span><text:span text:style-name="T173">а</text:span><text:span text:style-name="T29">т. Увы, в последние годы Ойкумена </text:span><text:span text:style-name="T171">Ф</text:span><text:span text:style-name="T29">аэри столкнулась с критической нехваткой айны, почти вся </text:span><text:soft-page-break/><text:span text:style-name="T29">её скудная добыча уходи</text:span><text:span text:style-name="T173">т</text:span><text:span text:style-name="T29">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12">От безысходности мы даже начали ставить на некоторые турели пулеметатели.</text:span><text:span text:style-name="T29"> </text:span><text:span text:style-name="T173">А в связи с острой нехваткой ополчения большинство турелей переведены в автоматический режим ещё </text:span><text:span text:style-name="T212">дюжину</text:span><text:span text:style-name="T173"> лет назад.</text:span></text:p>
      <text:p text:style-name="P269"/>
      <text:p text:style-name="P269">Я подхожу к пульту связи и нажимаю кнопку связи с <text:span text:style-name="T687">цитаделью</text:span>.</text:p>
      <text:p text:style-name="P270">- <text:span text:style-name="T690">Цитадель,</text:span> <text:span text:style-name="T691">о</text:span>тветьте, если слышите меня. <text:s/><text:span text:style-name="T691">Н</text:span>а связи Селестия.</text:p>
      <text:p text:style-name="P269"/>
      <text:p text:style-name="P269">Короткий треск белого шума, потом <text:span text:style-name="T686">усталый голос.</text:span></text:p>
      <text:p text:style-name="P269">- <text:span text:style-name="T687">Вас слышим, </text:span><text:span text:style-name="T690">консул.</text:span><text:span text:style-name="T687"> </text:span><text:span text:style-name="T691">Ц</text:span><text:span text:style-name="T687">итадель на связи. Говорит </text:span><text:span text:style-name="T696">префект </text:span><text:span text:style-name="T687">Хай Глори.</text:span></text:p>
      <text:p text:style-name="P269">- <text:span text:style-name="T688">Краткий репорт обстановки, </text:span><text:span text:style-name="T696">префект</text:span><text:span text:style-name="T688">.</text:span></text:p>
      <text:p text:style-name="P269"/>
      <text:p text:style-name="P271">Короткая пауза заполнена треском статических разрядов. Усталый голос <text:span text:style-name="T719">моего заместителя </text:span>продолжает.</text:p>
      <text:p text:style-name="P271">- Цитадель в круговой обороне. У меня в наличии <text:span text:style-name="T693">сорок семь</text:span><text:span text:style-name="T691"> </text:span>бойц<text:span text:style-name="T693">ов</text:span> — <text:span text:style-name="T691">охрана цитадели и всё, что осталось от артиллерийского расчёта второй башни</text:span>. <text:span text:style-name="T693">Первая башня, судя по всему, захвачена врасплох, как и казармы.</text:span> <text:span text:style-name="T693">У</text:span>далось связаться с гарнизонами <text:span text:style-name="T692">лаборатории</text:span> и <text:span text:style-name="T719">дока</text:span>. Там <text:span text:style-name="T693">семнадцать</text:span><text:span text:style-name="T692"> </text:span>и <text:span text:style-name="T693">восемь</text:span> соответственно. <text:span text:style-name="T691">Е</text:span>щё активны две автотурели на стенах. <text:span text:style-name="T691">И визуально наблюдаю какое-то сопротивление у арсенала. </text:span><text:span text:style-name="T698">Это всё.</text:span></text:p>
      <text:p text:style-name="P271"/>
      <text:p text:style-name="P272">Арсенал! Хранилище Элементов Возмездия! Наше супероружие и последняя надежда!</text:p>
      <text:p text:style-name="P272"/>
      <text:p text:style-name="P388"><text:span text:style-name="T29">Я хочу переспросить Хай Глори об арсенале, но слышу с</text:span><text:span text:style-name="T171">транные скрежещущие звуки </text:span><text:span text:style-name="T29">себя </text:span><text:span text:style-name="T171">за спиной. </text:span><text:span text:style-name="T147">Я </text:span><text:span text:style-name="T170">оглядываюсь на Кэйлонга. </text:span><text:span text:style-name="T29">Тот</text:span><text:span text:style-name="T171"> быстро поворачивается ко мне, распахивая крылья.</text:span></text:p>
      <text:p text:style-name="P386"><text:span text:style-name="T171"/></text:p>
      <text:p text:style-name="P273">- Надо идти быстрее! У нас мало времени! - почти кричит Кэйлонг.</text:p>
      <text:p text:style-name="P386"><text:span text:style-name="T171"/></text:p>
      <text:p text:style-name="P274">Видимое из-за его крыла копыто Киранды судорожно дёргается, на полу возле него растекается лужица пены.</text:p>
      <text:p text:style-name="P387"><text:span text:style-name="T147">Я </text:span><text:span text:style-name="T29">пытаюсь обойти Кэйлонга, но он не даёт мне.</text:span></text:p>
      <text:p text:style-name="P387"><text:span text:style-name="T29"/></text:p>
      <text:p text:style-name="P387"><text:span text:style-name="T29">- </text:span><text:span text:style-name="T174">Или ты доведёшь нас обоих, или убей меня вместе с ней тут!</text:span></text:p>
      <text:p text:style-name="P387"><text:span text:style-name="T174"/></text:p>
      <text:p text:style-name="P390"><text:span text:style-name="T29">Мне никогда не нравилась руководящая работа. </text:span><text:span text:style-name="T175">Я не люблю принимать тяжёлые решения. Я учёный, а не </text:span><text:span text:style-name="T176">воин</text:span><text:span text:style-name="T175">. </text:span><text:span text:style-name="T257">Почему </text:span><text:span text:style-name="T176">э</text:span><text:span text:style-name="T257">то </text:span><text:span text:style-name="T176">бремя </text:span><text:span text:style-name="T257">свалилось на меня, а не на мою сестру?</text:span></text:p>
      <text:p text:style-name="P390"><text:span text:style-name="T175"/></text:p>
      <text:p text:style-name="P275">Качая головой, я иду к выходу, бросая по пути в микрофон:</text:p>
      <text:p text:style-name="P389"><text:soft-page-break/><text:span text:style-name="T29">- Цитадель, мы идём к вам. Будьте готовы </text:span><text:span text:style-name="T181">нас </text:span><text:span text:style-name="T29">встретить.</text:span></text:p>
      <text:p text:style-name="P389"><text:span text:style-name="T29"/></text:p>
      <text:p text:style-name="P406"><text:span text:style-name="T147">Т</text:span><text:span text:style-name="T29">оннель, </text:span><text:span text:style-name="T176">ведущий</text:span><text:span text:style-name="T29"> в цитадель, </text:span><text:span text:style-name="T180">выше</text:span><text:span text:style-name="T29"> и светлее — под потолком время от времени </text:span><text:span text:style-name="T176">попадаются </text:span><text:span text:style-name="T29">тусклые лампочки. Иногда в стенах встречаются узкие двери в боковые ответвления.</text:span><text:span text:style-name="T176"> «Насосная-1», «Щитовая», «Насосная-2» - м</text:span><text:span text:style-name="T29">ы проходим их не останавливаясь.</text:span></text:p>
      <text:p text:style-name="P406"><text:span text:style-name="T29"/></text:p>
      <text:p text:style-name="P406"><text:span text:style-name="T29">- </text:span><text:span text:style-name="T221">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406"><text:span text:style-name="T221">- И это тоже я хотел тебе сообщить! - </text:span><text:span text:style-name="T222">пыхтит</text:span><text:span text:style-name="T221">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323">- И что из этого следует?</text:p>
      <text:p text:style-name="P323">- Как что? Убери тварей — и много толку будет от тех передатчиков?</text:p>
      <text:p text:style-name="P323">- Ты хочешь сказать?…</text:p>
      <text:p text:style-name="P323">-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392"><text:span text:style-name="T29"/></text:p>
      <text:p text:style-name="P276">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391"><text:span text:style-name="T29">«</text:span><text:span text:style-name="T178">Отказано в доступе</text:span><text:span text:style-name="T177">. </text:span><text:span text:style-name="T29">Враг поблизости» - читаю я на маленьком экранчике над замком.</text:span></text:p>
      <text:p text:style-name="P391"><text:span text:style-name="T29"/></text:p>
      <text:p text:style-name="P276">Что за ерунда?</text:p>
      <text:p text:style-name="P391"><text:span text:style-name="T29">Я снова подношу </text:span><text:span text:style-name="T161">накопытную пластину </text:span><text:span text:style-name="T29">к замку — и снова с тем же р</text:span><text:span text:style-name="T179">е</text:span><text:span text:style-name="T29">з</text:span><text:span text:style-name="T179">у</text:span><text:span text:style-name="T29">льтатом.</text:span></text:p>
      <text:p text:style-name="P391"><text:span text:style-name="T29"/></text:p>
      <text:p text:style-name="P391"><text:span text:style-name="T29">- </text:span><text:span text:style-name="T180">Дай-ка мне, - отталкивает меня от двери Кэйлонг.</text:span></text:p>
      <text:p text:style-name="P391"><text:span text:style-name="T180"/></text:p>
      <text:p text:style-name="P277">Он сдвигает в сторону лицевую панель замка, переключает крохотный рычажок и возращает панель на место.</text:p>
      <text:p text:style-name="P277">- Пробуй!</text:p>
      <text:p text:style-name="P393"><text:span text:style-name="T29"/></text:p>
      <text:p text:style-name="P395"><text:span text:style-name="T29">Я подношу копыто к замку и тот приветливо мигает зелёным огоньком. Дверь уходит в сторону. </text:span><text:span text:style-name="T184">За ней стоят два пустых автодоспеха, отдающих честь при виде меня.</text:span></text:p>
      <text:p text:style-name="P393"><text:span text:style-name="T29"/></text:p>
      <text:p text:style-name="P277">- Вот видишь! - ухмыляется Кэйлонг. - Мы так все <text:span text:style-name="T700">анализаторы </text:span>в лаборатории поотключали, потому что невозможно было ра-хр-р-р…</text:p>
      <text:p text:style-name="P393"><text:soft-page-break/><text:span text:style-name="T29"/></text:p>
      <text:p text:style-name="P277">Его речь прерывается хрипом, его глаза округляются и из горла выходит окровавленный рог. </text:p>
      <text:p text:style-name="P394"><text:span text:style-name="T29">- Хар-р-р-ш-ш-с-с! - шипит Киранда и через него </text:span><text:span text:style-name="T181">направляет</text:span><text:span text:style-name="T29"> свой рог </text:span><text:span text:style-name="T181">на</text:span><text:span text:style-name="T29"> меня.</text:span></text:p>
      <text:p text:style-name="P393"><text:span text:style-name="T29"/></text:p>
      <text:p text:style-name="P393"><text:span text:style-name="T29">Кэйлонг в агонии встаёт на задние ноги, чиркнув своим рогом по потолку. </text:span><text:span text:style-name="T181">Этим он уводит рог Киранды вверх, он проходит над моей головой.</text:span><text:span text:style-name="T29"> </text:span><text:span text:style-name="T181">Я</text:span><text:span text:style-name="T29"> вижу </text:span><text:span text:style-name="T181">её </text:span><text:span text:style-name="T29">совершенно безумны</text:span><text:span text:style-name="T181">е</text:span><text:span text:style-name="T29"> глаз</text:span><text:span text:style-name="T181">а</text:span><text:span text:style-name="T29">, сверлящи</text:span><text:span text:style-name="T181">е</text:span><text:span text:style-name="T29"> меня узким</text:span><text:span text:style-name="T181">и</text:span><text:span text:style-name="T29"> зрачк</text:span><text:span text:style-name="T181">ами</text:span><text:span text:style-name="T29"> рептилии. И именно в </text:span><text:span text:style-name="T181">них</text:span><text:span text:style-name="T29"> я на автомате бью рогом.</text:span></text:p>
      <text:p text:style-name="P393"><text:span text:style-name="T29"/></text:p>
      <text:p text:style-name="P277">Прости меня, мой старый товарищ. В коридоре нет места для манёвра. </text:p>
      <text:p text:style-name="P393"><text:span text:style-name="T29">Мой рог также пронизывает шею </text:span><text:span text:style-name="T181">Кейлонга</text:span><text:span text:style-name="T29">, прот</text:span><text:span text:style-name="T203">ыкая</text:span><text:span text:style-name="T29"> затем и Киранду.</text:span></text:p>
      <text:p text:style-name="P393"><text:span text:style-name="T29"/></text:p>
      <text:p text:style-name="P278">…</text:p>
      <text:p text:style-name="P381"><text:span text:style-name="T147"/></text:p>
      <text:p text:style-name="P396"><text:span text:style-name="T206">Моё правое крыло, </text:span><text:span text:style-name="T147">Х</text:span><text:span text:style-name="T29">ай Глори, сидит перед перед массивом </text:span><text:span text:style-name="T184">обзорных </text:span><text:span text:style-name="T29">дисплеев, показывающих обстановку в разных частях Андориана.</text:span></text:p>
      <text:p text:style-name="P396"><text:span text:style-name="T29"/></text:p>
      <text:p text:style-name="P381"><text:span text:style-name="T147">- </text:span><text:span text:style-name="T181">Вы же, вроде, шли с группой, консул Селестия? - оборачивается он ко мне.</text:span></text:p>
      <text:p text:style-name="P279">- Нет. Уже нет, - мне кажется чужим надреснутый шёпот, что я могу выдавить из себя омертвевшими губами.</text:p>
      <text:p text:style-name="P381"><text:span text:style-name="T147"/></text:p>
      <text:p text:style-name="P398"><text:span text:style-name="T147">Я </text:span><text:span text:style-name="T29">подхожу к посту командующего, </text:span><text:span text:style-name="T184">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398"><text:span text:style-name="T184"/></text:p>
      <text:p text:style-name="P280">Перед казармой на плацу лежит несколько <text:span text:style-name="T754">сотен</text:span> фаэри в нижнем обмундировании, <text:span text:style-name="T700">их крылья прижаты к булыжникам плаца копытами</text:span> лербов. Между ними <text:span text:style-name="T717">медленно плывут</text:span> две серые фигуры, то и дело <text:span text:style-name="T754">повторяя процедуру, что мне довелось увидеть с Морбиусом</text:span>.</text:p>
      <text:p text:style-name="P280"/>
      <text:p text:style-name="P280">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80"/>
      <text:p text:style-name="P280">Подходы к <text:span text:style-name="T739">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80"/>
      <text:p text:style-name="P281">Наружная камера цитадели показывает <text:span text:style-name="T700">под самими стенами</text:span> <text:span text:style-name="T700">толпу в ржавых доспехах</text:span>, <text:span text:style-name="T700">прикрывающую щитами </text:span>дв<text:span text:style-name="T700">ух</text:span> лерб<text:span text:style-name="T700">ов с искрящимися резаками, распиливающих</text:span> бронированные плиты <text:span text:style-name="T700">ворот.</text:span></text:p>
      <text:p text:style-name="P397"><text:span text:style-name="T189"/></text:p>
      <text:p text:style-name="P397"><text:soft-page-break/><text:span text:style-name="T189">- </text:span><text:span text:style-name="T206">Вы знаете, где Луна?</text:span></text:p>
      <text:p text:style-name="P290">- Нет, - качает головой Хай Глори. - Я видел, как она шла в <text:span text:style-name="T739">порт</text:span>. Но потом всё перемешалось.</text:p>
      <text:p text:style-name="P397"><text:span text:style-name="T189"/></text:p>
      <text:p text:style-name="P397"><text:span text:style-name="T29">Как во сне </text:span><text:span text:style-name="T183">прикладываю копыто к</text:span><text:span text:style-name="T29"> небольш</text:span><text:span text:style-name="T183">ой</text:span><text:span text:style-name="T29"> дверц</text:span><text:span text:style-name="T183">е</text:span><text:span text:style-name="T29"> на панели управления боевыми системами форта. </text:span><text:span text:style-name="T183">Д</text:span><text:span text:style-name="T29">верц</text:span><text:span text:style-name="T183">а отъезжает в сторону, под ней</text:span><text:span text:style-name="T29"> всего лишь одна красная кнопка </text:span><text:span text:style-name="T182">с табличкой</text:span><text:span text:style-name="T29">: «Око Гнева».</text:span></text:p>
      <text:p text:style-name="P381"><text:span text:style-name="T147"/></text:p>
      <text:p text:style-name="P385"><text:span text:style-name="T147">- </text:span><text:span text:style-name="T185">Вы уверены? - вопрошает Хай Глори. - У нас ещё есть шанс отбиться, </text:span><text:span text:style-name="T206">силовой щит активен, </text:span><text:span text:style-name="T185">работают </text:span><text:span text:style-name="T207">две</text:span><text:span text:style-name="T185"> турел</text:span><text:span text:style-name="T207">и</text:span><text:span text:style-name="T185">. </text:span><text:span text:style-name="T206">Можно </text:span><text:span text:style-name="T185">пройти до ангара ховертанков и зачистить крепость.</text:span></text:p>
      <text:p text:style-name="P399"><text:span text:style-name="T185"/></text:p>
      <text:p text:style-name="P399"><text:span text:style-name="T29">Я понимаю его сомнение. «Око Гнева» перенаправляет энергию с защитной сферы на спаренный мега-излучатель цитадели. </text:span><text:span text:style-name="T186">Самоубийственный шаг в обычных условиях, </text:span><text:span text:style-name="T189">когда у крепости парит флот противника.</text:span><text:span text:style-name="T186"> </text:span><text:span text:style-name="T189">Н</text:span><text:span text:style-name="T186">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381"><text:span text:style-name="T147"/></text:p>
      <text:p text:style-name="P382"><text:span text:style-name="T147">- </text:span><text:span text:style-name="T187">Уверена. - Я бросаю взгляд на экран дока, где у дальнего причала парит </text:span><text:span text:style-name="T194">корвет</text:span><text:span text:style-name="T187">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189">для достройки</text:span><text:span text:style-name="T187">.</text:span></text:p>
      <text:p text:style-name="P382"><text:span text:style-name="T187"/></text:p>
      <text:p text:style-name="P384"><text:span text:style-name="T187">- </text:span><text:span text:style-name="T212">Около</text:span><text:span text:style-name="T194"> пол</text:span><text:span text:style-name="T212">у</text:span><text:span text:style-name="T194">часа понадобится лербам, чтобы пропилить ворота.</text:span><text:span text:style-name="T189"> </text:span><text:span text:style-name="T194">Поэтому я</text:span><text:span text:style-name="T189"> ставляю таймер на </text:span><text:span text:style-name="T194">двадцать минут</text:span><text:span text:style-name="T189">,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10">порт</text:span><text:span text:style-name="T189">, к «Стремительному». Когда защитная сфера отключится, вы должны быть готовы уходить к Трантору. Форсируйте двигатели </text:span><text:span text:style-name="T194">корвета</text:span><text:span text:style-name="T189"> и эти, - я указываю на парящие тени за защитной сферой, - вас не догонят. </text:span><text:span text:style-name="T193">В Транторе,</text:span><text:span text:style-name="T189"> </text:span><text:span text:style-name="T191">в космопорт</text:span><text:span text:style-name="T192">е,</text:span><text:span text:style-name="T191"> </text:span><text:span text:style-name="T193">стоит</text:span><text:span text:style-name="T189"> астробуксировщик - </text:span><text:span text:style-name="T190">мы </text:span><text:span text:style-name="T191">строили</text:span><text:span text:style-name="T190"> им наши лунные базы.</text:span><text:span text:style-name="T189"> </text:span><text:span text:style-name="T194">Забирайте всех и </text:span><text:span text:style-name="T189">лет</text:span><text:span text:style-name="T193">и</text:span><text:span text:style-name="T189">т</text:span><text:span text:style-name="T193">е</text:span><text:span text:style-name="T189"> </text:span><text:span text:style-name="T194">к</text:span><text:span text:style-name="T189"> Криллон</text:span><text:span text:style-name="T194">у</text:span><text:span text:style-name="T190">. Дальше подчиняйтесь приказам командующего базы.</text:span></text:p>
      <text:p text:style-name="P280">- Вы сами разве не поведёте «Стремительный», консул?</text:p>
      <text:p text:style-name="P383"><text:span text:style-name="T189">- Нет, у меня другая задача.</text:span><text:span text:style-name="T187"> </text:span><text:span text:style-name="T188">Мне нужн</text:span><text:span text:style-name="T197">о двух</text:span><text:span text:style-name="T188"> воинов в сопровождение. Мы идём к арсеналу.</text:span></text:p>
      <text:p text:style-name="P383"><text:span text:style-name="T188"/></text:p>
      <text:p text:style-name="P401"><text:span text:style-name="T188">С</text:span><text:span text:style-name="T29">мерть королевы и захват «Маджестика» всё меняет. </text:span><text:span text:style-name="T195">Рейд возмездия теперь невозможен — только генераторы </text:span><text:span text:style-name="T196">гранд-флаера</text:span><text:span text:style-name="T195"> могли обеспечить Элементы Возмездия </text:span><text:span text:style-name="T220">достаточной</text:span><text:span text:style-name="T195"> энергией. </text:span><text:span text:style-name="T220">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195">И </text:span><text:span text:style-name="T220">передать кому-то знания по управления Элементами, ведь после смерти королевы я — единственная, кто умеет пользоваться ими.</text:span></text:p>
      <text:p text:style-name="P401"><text:span text:style-name="T196"/></text:p>
      <text:p text:style-name="P282">…</text:p>
      <text:p text:style-name="P381"><text:soft-page-break/><text:span text:style-name="T187"/></text:p>
      <text:p text:style-name="P402"><text:span text:style-name="T187">Т</text:span><text:span text:style-name="T29">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402"><text:span text:style-name="T29"/></text:p>
      <text:p text:style-name="P402"><text:span text:style-name="T29">На полпути к </text:span><text:span text:style-name="T197">арсеналу я слышу шорох из бокового тунеля с табличкой «Склад-4В». В дюжине шагов от основного тунеля, возле </text:span><text:span text:style-name="T202">выломанной двери</text:span><text:span text:style-name="T197">, мы натыкаемся на </text:span><text:span text:style-name="T198">мехадоспех без шлема, бессмысленно бодающий стену.</text:span><text:span text:style-name="T20"> </text:span><text:span text:style-name="T199">Треснувший ш</text:span><text:span text:style-name="T200">лем лежит тут же. </text:span><text:span text:style-name="T199">Тяжелый </text:span><text:span text:style-name="T201">доспех</text:span><text:span text:style-name="T199"> то и дело </text:span><text:span text:style-name="T201">топчется</text:span><text:span text:style-name="T199"> </text:span><text:span text:style-name="T201">по нему бронированными</text:span><text:span text:style-name="T199"> копытами. </text:span><text:span text:style-name="T201">Из шлема вылетают голубые искры, тревожно перемигиваются индикаторные огоньки на</text:span><text:span text:style-name="T200"> налобно</text:span><text:span text:style-name="T201">м</text:span><text:span text:style-name="T200"> щитк</text:span><text:span text:style-name="T201">е</text:span><text:span text:style-name="T200">. </text:span><text:span text:style-name="T197">На спине доспеха закреплён ящик, </text:span><text:span text:style-name="T209">наполовину полный консервами. Консервы </text:span><text:span text:style-name="T197">глухо звен</text:span><text:span text:style-name="T209">я</text:span><text:span text:style-name="T197">т при каждом ударе </text:span><text:span text:style-name="T212">тяжёлого </text:span><text:span text:style-name="T209">мехадоспеха </text:span><text:span text:style-name="T197">о стену.</text:span></text:p>
      <text:p text:style-name="P241"/>
      <text:p text:style-name="P241">Я осторожно обхожу <text:span text:style-name="T543">обезглавленый </text:span><text:span text:style-name="T542">механизм</text:span>, пытаясь рассмотреть номер на <text:span text:style-name="T543">его</text:span> грудной пластине. «<text:span text:style-name="T544">Сорок два — пятнадцать». Центурия Луны.</text:span></text:p>
      <text:p text:style-name="P241"/>
      <text:p text:style-name="P155">Из двер<text:span text:style-name="T699">ного проёма</text:span> на меня буквально вываливается <text:span text:style-name="T701">фаэри в поддоспешном комбинезоне</text:span>. Увидев <text:span text:style-name="T708">нас</text:span>, он испуганно охает и прижимается к стене. <text:span text:style-name="T542">Из-под прижатых к телу крыльев вываливаются </text:span><text:span text:style-name="T543">на пол</text:span><text:span text:style-name="T542"> консервы и упаковки сухарей. </text:span></text:p>
      <text:p text:style-name="P155"/>
      <text:p text:style-name="P155">- Где ваш <text:span text:style-name="T542">доспех</text:span>, солдат? Что с вашим рогом? И… Почему вы дрожите?</text:p>
      <text:p text:style-name="P155"/>
      <text:p text:style-name="P155">Песчаного цвета <text:span text:style-name="T542">жеребец</text:span> вжимается в <text:span text:style-name="T542">каменную поверхность</text:span> в тщетном порыве быть от меня подальше и, судя по всему, готовиться упасть в обморок. <text:span text:style-name="T544">Грязные «сорок два — пятнадцать» едва просматриваются на нагрудно</text:span><text:span text:style-name="T701">й пластине комбинезона.</text:span></text:p>
      <text:p text:style-name="P155"/>
      <text:p text:style-name="P155"><text:span text:style-name="T701">П</text:span><text:span text:style-name="T540">ри</text:span><text:span text:style-name="T701">жав</text:span><text:span text:style-name="T540"> его </text:span><text:span text:style-name="T707">копытом</text:span><text:span text:style-name="T540"> к стене, </text:span><text:span text:style-name="T701">я</text:span> внимательно всматриваюсь в его зрачки. <text:span text:style-name="T542">О</text:span>ни не узкие. Это очень легко заметить, так как они расширены и почти вытеснили белки глаз.</text:p>
      <text:p text:style-name="P155"/>
      <text:p text:style-name="P155">Я поднимаю забрало, чтобы он узнал меня.</text:p>
      <text:p text:style-name="P155">Он отвечает мне пронзительным взглядом в ответ и, внезапно, успокаивается.</text:p>
      <text:p text:style-name="P155"/>
      <text:p text:style-name="P155">- <text:span text:style-name="T707">Н</text:span>е <text:span text:style-name="T701">лерб</text:span><text:span text:style-name="T708">ы</text:span>, - <text:span text:style-name="T707">облегчённо</text:span><text:span text:style-name="T21"> </text:span>вздыхает он. - У вас хорошие глаза. Круглые.</text:p>
      <text:p text:style-name="P15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07">жеребец</text:span> расслабляется и отлепл<text:span text:style-name="T489">яет</text:span>ся от стены.</text:p>
      <text:p text:style-name="P159">- <text:span text:style-name="T707">Я никогда не видел лербов вживую. Меня мобилизовали всего пять лет назад. Я никогда не был на передовой. Я даже не умею фехтовать.</text:span></text:p>
      <text:p text:style-name="P159"><text:soft-page-break/>- <text:span text:style-name="T707">Откуда же у тебя мехадоспех, солдат? </text:span><text:span text:style-name="T708">Солдатам их выдают за особые заслуги. </text:span><text:span text:style-name="T707">Не все офицеры имеют такие.</text:span></text:p>
      <text:p text:style-name="P285">- Мама помогла мне получить хорошую должность в канцелярии. Ну, вы понимаете… Моя мать — влиятельная особа. <text:span text:style-name="T731">Клан Лорен.</text:span></text:p>
      <text:p text:style-name="P159"/>
      <text:p text:style-name="P287">Он говорит это с особой гордостью, вызывая у меня отвращение. <text:span text:style-name="T731">Печально, что даже в королевском клане процветает коррупция.</text:span></text:p>
      <text:p text:style-name="P287">Я делаю знак своим сопровождающим.</text:p>
      <text:p text:style-name="P286">- <text:span text:style-name="T708">Сирен, Минтур, п</text:span>риглядывайте за ним. Он пойдёт с нами в арсенал.</text:p>
      <text:p text:style-name="P285"/>
      <text:p text:style-name="P285">От моих слов у жеребца чуть не вылезли глаза на лоб.</text:p>
      <text:p text:style-name="P285">- В арсенал? Не-е-ет, туда нельзя! Нельзя! Не-е-ет!!!</text:p>
      <text:p text:style-name="P285"/>
      <text:p text:style-name="P288">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88"/>
      <text:p text:style-name="P288">Я снова подхожу к удерживаемому моими спутниками жеребцу.</text:p>
      <text:p text:style-name="P285"/>
      <text:p text:style-name="P159"><text:span text:style-name="T707">- </text:span><text:span text:style-name="T708">Туда нельзя, - торопливо бормочет солдат. - </text:span><text:span text:style-name="T703">Во время прорыва сферы </text:span><text:span text:style-name="T767">наш контуберний</text:span><text:span text:style-name="T703"> </text:span><text:span text:style-name="T705">сопровождал</text:span><text:span text:style-name="T704"> приора Лун</text:span><text:span text:style-name="T705">у </text:span><text:span text:style-name="T704">в </text:span><text:span text:style-name="T750">порт</text:span><text:span text:style-name="T704"> для встречи «Маджестика»… </text:span><text:span text:style-name="T708">К</text:span><text:span text:style-name="T706">огда включилась сирена,</text:span><text:span text:style-name="T705"> </text:span><text:span text:style-name="T706">Луна… </text:span><text:span text:style-name="T750">П</text:span><text:span text:style-name="T706">омчалась в арсенал, мы</text:span><text:span text:style-name="T705"> </text:span><text:span text:style-name="T706">едва поспевали за ней</text:span><text:span text:style-name="T705">. </text:span><text:span text:style-name="T706">Т</text:span><text:span text:style-name="T705">ам, — легионер указывает копытом в сторону </text:span><text:span text:style-name="T702">арсенала</text:span><text:span text:style-name="T705">, - </text:span><text:span text:style-name="T706">н-нас… н-нам…</text:span></text:p>
      <text:p text:style-name="P284"/>
      <text:p text:style-name="P284">От волнения он заикается и замолкает. Потом его глаза закатываются, дыхание становится частым и прерывистым.</text:p>
      <text:p text:style-name="P284"/>
      <text:p text:style-name="P160">- Как тебя зовут, <text:span text:style-name="T705">воин</text:span>? - когда наступает психологический шок, лучше всего его преодолевать простыми <text:span text:style-name="T706">методами</text:span>. Я давно это усвоила, общаясь со студентами.</text:p>
      <text:p text:style-name="P160">- Ринс. Ринс Стилфизер. Либрарий первой центурии <text:span text:style-name="T705">второй</text:span> когорты шестого легиона.</text:p>
      <text:p text:style-name="P160">- Успокойся, Ринс. У тебя есть дети?</text:p>
      <text:p text:style-name="P160">- Дочка.</text:p>
      <text:p text:style-name="P160"/>
      <text:p text:style-name="P160">Взгляд солдата ста<text:span text:style-name="T706">новится</text:span> более осмысленным, зрачки почти в<text:span text:style-name="T706">озвращаются</text:span> в нормальный размер.</text:p>
      <text:p text:style-name="P160"/>
      <text:p text:style-name="P160">- Её зовут Дикси. Эвакуировалась за океан, с женой. Месяц назад прислала открытку. Там карнавал! Маски, конфетти, фейерверки! Мороженное на пляже! <text:span text:style-name="T767">Мирная жизнь!</text:span> - восхищённо говори<text:span text:style-name="T761">т</text:span> Ринс, его глаза сияли. Он счастлив отвлечься от реальности, <text:span text:style-name="T705">уйдя в яркий мир грёз</text:span>.</text:p>
      <text:p text:style-name="P160"><text:soft-page-break/>- Отлично. Я счастлива, что твоя семья в полной безопасности, - произн<text:span text:style-name="T761">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05">арсенале</text:span>?</text:p>
      <text:p text:style-name="P160"/>
      <text:p text:style-name="P284">- М-м-мы не <text:span text:style-name="T708">понимали</text:span>… Они пришли… Она…</text:p>
      <text:p text:style-name="P157">- <text:span text:style-name="T705">Что с Луной?! - перебиваю я его и снова прижимаю к стене.</text:span></text:p>
      <text:p text:style-name="P283">- Поймите меня правильно, я никогда не учился сражаться… Мать хотела, чтобы я стал <text:span text:style-name="T709">зе</text:span>фирным танцором… Я всего лишь писарь… - <text:span text:style-name="T706">бессвязно бормочет солдат.</text:span></text:p>
      <text:p text:style-name="P156"/>
      <text:p text:style-name="P158"><text:span text:style-name="T706">Я выдаю ему серию увесистых пощёчин. </text:span><text:span text:style-name="T708">Ринс</text:span> запинается. Он молча хлопает глазами и не может произнести ни слова. <text:span text:style-name="T708">В тоннеле отчётливо чувствуется </text:span><text:span text:style-name="T706">запах мочи.</text:span></text:p>
      <text:p text:style-name="P158"/>
      <text:p text:style-name="P288">С отвращением я отступаю от него и поднимаю с пола шлем его мехадоспеха. <text:span text:style-name="T709">Вывожу меню на маленький внутренний экран шлема и выбираю «Воспроизведение» за последние пятнадцать минут. Экранчик показывает запись с</text:span><text:span text:style-name="T710">о</text:span><text:span text:style-name="T709"> встроенной камеры шлема.</text:span></text:p>
      <text:p text:style-name="P52"/>
      <text:p text:style-name="P54">Ринс в компании <text:span text:style-name="T734">дюжины</text:span> легионеров движется к <text:span text:style-name="T750">порту</text:span>. <text:span text:style-name="T712">Они оживлённо переговариваются, обсуждая прибытие «Маджестика».</text:span> <text:span text:style-name="T753">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750">Очертания</text:span><text:span text:style-name="T712"> гранд-флаера уже </text:span><text:span text:style-name="T750">темнеют</text:span><text:span text:style-name="T712"> за силовым щитом Андориана, когда они добираются до КПП дока. Луна расспрашивает о чём-то вахтёра,</text:span><text:span text:style-name="T22"> </text:span><text:span text:style-name="T23">п</text:span><text:span text:style-name="T714">ричальная рампа медленно движется к стыковочному шлюзу.</text:span></text:p>
      <text:p text:style-name="P54"><text:span text:style-name="T714">С</text:span><text:span text:style-name="T712">олдаты поднимают шум. Все указывают на растущий силуэт «Маджестика», который и не думает останавливаться.</text:span></text:p>
      <text:p text:style-name="P53"><text:span text:style-name="T713">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717">Сбитая со стены закрылком «Маджестика», с гулким грохотом падает орудийная башня, разбивая </text:span><text:span text:style-name="T258">ствол</text:span><text:span text:style-name="T259">а</text:span><text:span text:style-name="T258">м</text:span><text:span text:style-name="T259">и</text:span><text:span text:style-name="T717"> обсерваторию. Гранд-флаер</text:span><text:span text:style-name="T714"> со стоном ярд за ярдом проламывает каменную стену и силовой щит, останавливаясь только тогда, когда его киль вгрызается в </text:span><text:span text:style-name="T718">примкнувшую к скале </text:span><text:span text:style-name="T714">энергостанцию .</text:span></text:p>
      <text:p text:style-name="P53"/>
      <text:p text:style-name="P55">Луна приходит в себя первой. <text:span text:style-name="T715">Она со все</text:span><text:span text:style-name="T722">х</text:span><text:span text:style-name="T715"> ног несётся к арсеналу, </text:span><text:span text:style-name="T753">серебряный жеребец и Ринс не отстают. О</text:span><text:span text:style-name="T715">стальные </text:span><text:span text:style-name="T753">без усиленных мехадоспехом мышц</text:span><text:span text:style-name="T715"> </text:span><text:span text:style-name="T753">заметно отрываются от них</text:span><text:span text:style-name="T715">. </text:span><text:span text:style-name="T716">На ходу </text:span><text:span text:style-name="T753">Луна</text:span><text:span text:style-name="T716"> отдаёт приказ </text:span><text:span text:style-name="T718">подвернувшемуся</text:span><text:span text:style-name="T716"> гастату, тот несётся к казармам, </text:span><text:span text:style-name="T719">навстречу первым солдатам</text:span><text:span text:style-name="T718"> разбуженн</text:span><text:span text:style-name="T719">ой</text:span><text:span text:style-name="T718"> смен</text:span><text:span text:style-name="T722">ы</text:span><text:span text:style-name="T718">.</text:span><text:span text:style-name="T716"> </text:span><text:span text:style-name="T719">Но рядом п</text:span><text:span text:style-name="T718">адает и</text:span><text:span text:style-name="T716">скорёженная носовая аппарель «Маджестика», выпуская первые дюжины лербов. </text:span><text:span text:style-name="T719">С палубы гранд-флаера </text:span><text:span text:style-name="T722">один за другим </text:span><text:span text:style-name="T719">взлета</text:span><text:span text:style-name="T722">ю</text:span><text:span text:style-name="T719">т </text:span><text:span text:style-name="T722">три </text:span><text:span text:style-name="T720">грузов</text:span><text:span text:style-name="T722">ых</text:span><text:span text:style-name="T720"> </text:span><text:span text:style-name="T719">глайдер</text:span><text:span text:style-name="T722">а</text:span><text:span text:style-name="T719"> </text:span><text:span text:style-name="T720">и </text:span><text:span text:style-name="T719">теря</text:span><text:span text:style-name="T722">ю</text:span><text:span text:style-name="T719">тся среди строений Андориана.</text:span></text:p>
      <text:p text:style-name="P55"/>
      <text:p text:style-name="P56"><text:span text:style-name="T719">Ринс отворачивается от завязавшейся у казарм потасовки. Он и остальн</text:span><text:span text:style-name="T734">ые</text:span><text:span text:style-name="T719"> сворачивают за лабораторию, следуя за Луной. </text:span><text:span text:style-name="T720">Та на бегу успевает раздавать какие-то команды через комлинк шлема </text:span><text:soft-page-break/><text:span text:style-name="T720">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21">За воротами нестройными</text:span><text:span text:style-name="T720"> рядами </text:span><text:span text:style-name="T721">ожидают</text:span><text:span text:style-name="T720"> полуразобранные мехадоспехи, </text:span><text:span text:style-name="T722">грузовые платформы</text:span><text:span text:style-name="T720"> и </text:span><text:span text:style-name="T739">портовые</text:span><text:span text:style-name="T720"> </text:span><text:span text:style-name="T734">погрузчики</text:span><text:span text:style-name="T720">. </text:span><text:span text:style-name="T721">Оглянувшись назад через несколько секунд, Ринс видит, как большинство механизмов </text:span><text:span text:style-name="T722">неспешно </text:span><text:span text:style-name="T721">рассыпается по территории, занимая боевые позиции.</text:span></text:p>
      <text:p text:style-name="P56"/>
      <text:p text:style-name="P57">Арсенал охраняют <text:span text:style-name="T725">шестеро</text:span>. <text:span text:style-name="T724">Они стоят прямо перед вибрирующей мембраной локального силового щита арсенала.</text:span> <text:span text:style-name="T724">Издалека увидев Луну, они </text:span><text:span text:style-name="T725">расступаются</text:span><text:span text:style-name="T724">,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57"/>
      <text:p text:style-name="P58">Луна пробегает мимо них, кивком отвечая на их приветствие. Щит пропускает действительного центуриона и она, подбежав к распределительно<text:span text:style-name="T750">й</text:span> <text:span text:style-name="T750">панели</text:span>, отключает <text:span text:style-name="T750">защиту</text:span>. Затем она скрывается в арсенале. За ней следу<text:span text:style-name="T753">ю</text:span>т <text:span text:style-name="T753">серебряный жеребец и остальны.</text:span> Ринс же внезапно мешкает у самого входа.</text:p>
      <text:p text:style-name="P57"/>
      <text:p text:style-name="P58"><text:span text:style-name="T753">Его ш</text:span>лем медленно поворачивается, концентрируясь на одном из <text:span text:style-name="T734">охранников</text:span>. Оптическая система визора, подчиняясь негласной команде Ринса, увеличивает изображение <text:span text:style-name="T750">тёмного</text:span> забрала легионера. За забралом ясно виден <text:span text:style-name="T726">зелёный огонёк злого </text:span>глаз<text:span text:style-name="T726">а</text:span> с узким зрачком.</text:p>
      <text:p text:style-name="P60">Изображение с <text:span text:style-name="T753">визора</text:span> колотит сильная дрожь. <text:span text:style-name="T753">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26">раз за разом </text:span>вспыхивает красным. Ринс снова оборачивается. Шестёрка лербов, уже не скрываясь, идёт на него. <text:span text:style-name="T734">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59">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746">к центральному хранилищу</text:span>, в конце которого Луна в окружении <text:span text:style-name="T753">легионеров</text:span> возится с кодовым замком на <text:span text:style-name="T734">круглой </text:span>бронированной двери.</text:p>
      <text:p text:style-name="P61">Пробежав полкоридора, Ринс оборачивается. Из-за угла уже выходит перв<text:span text:style-name="T746">ая тройка</text:span> лерб<text:span text:style-name="T746">ов</text:span>, за ним<text:span text:style-name="T746">и</text:span> извиваются прозрачные щупальца-волосы <text:span text:style-name="T751">твари</text:span>.</text:p>
      <text:p text:style-name="P62">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746">Щелкает замок.</text:span> Некоторое время он стоит, прижавшись к двери изнутри. <text:span text:style-name="T732">Стук его сердца слышен в динамиках. </text:span><text:s/><text:span text:style-name="T751">В коридоре слышатся крики, выстрелы и звон оружия</text:span>. <text:span text:style-name="T751">Ринс</text:span><text:span text:style-name="T732"> </text:span>несётся к задней стене, <text:span text:style-name="T732">раскидывая</text:span> вёдра и швабры. В задней стене есть ещё одна, <text:span text:style-name="T732">совсем крохотная</text:span> дверца - «Служебный 2Ц». Ринс прикладывает к плашке замка накопытник, дверца мигаёт зелёным и уезжает в сторону. </text:p>
      <text:p text:style-name="P61">Далее идёт долгий бег по тоннелю с остановкой у знакомой двери <text:span text:style-name="T727">«Склад-4В».</text:span></text:p>
      <text:p text:style-name="P57"/>
      <text:p text:style-name="P189">Я оглядываюсь на Ринса.</text:p>
      <text:p text:style-name="P189"><text:soft-page-break/></text:p>
      <text:p text:style-name="P189">- Предатель! Ты бросил своих товарищей <text:span text:style-name="T732">в беде </text:span>и сбежал!</text:p>
      <text:p text:style-name="P161"/>
      <text:p text:style-name="P161">Я с рычанием под<text:span text:style-name="T726">хожу</text:span> к <text:span text:style-name="T726">обмочившемуся солдату</text:span>. Трусость легионера будит неведомую мне раньше ярость, я боюсь задушить его магическим захватом!</text:p>
      <text:p text:style-name="P291"/>
      <text:p text:style-name="P161">Ринс только молча смотрит на меня, открывая рот, как выброшенная на берег рыба.</text:p>
      <text:p text:style-name="P291"/>
      <text:p text:style-name="P161">- <text:span text:style-name="T544">Я… Я всего лишь писарь. Я не умею сражаться, - в конце-концов выдавливает из себя Ринс. - </text:span><text:span text:style-name="T732">Я хотел привести подмогу.</text:span></text:p>
      <text:p text:style-name="P161">- <text:span text:style-name="T544">И поэтому начал грабить продовольственный склад? — гневно указываю на рассыпавшиеся по полу консервы. - </text:span><text:span text:style-name="T729">Рассчитывал сбежать в горы и отсидеться там?</text:span></text:p>
      <text:p text:style-name="P291"/>
      <text:p text:style-name="P161">Я уже <text:span text:style-name="T544">справилась с приступом ярости. </text:span><text:span text:style-name="T541">Подойдя к мехадоспеху Ринса, я поднимаю изувеченный шлем и прилаживаю его на место.</text:span><text:span text:style-name="T544"> </text:span><text:span text:style-name="T545">Движения механизма обретают осмысленность. </text:span><text:span text:style-name="T543">Мехадоспех выпрямляется у стены и со скрипом отдаёт честь.</text:span></text:p>
      <text:p text:style-name="P291"/>
      <text:p text:style-name="P161">- <text:span text:style-name="T543">Мехадоспех сорок два — пятнадцать, класс «Принцип-2». </text:span><text:span text:style-name="T546">Целостность системы семьдесят семь процентов, заряд </text:span><text:span text:style-name="T726">айн-</text:span><text:span text:style-name="T546">батарей девяносто два процента.</text:span><text:span text:style-name="T543"> Жду распоряжений, консул Селестия, - низко гудит механизм. </text:span></text:p>
      <text:p text:style-name="P162">- <text:span text:style-name="T746">С</text:span><text:span text:style-name="T543">орок два — пятнадцать, </text:span><text:span text:style-name="T746">о</text:span><text:span text:style-name="T546">т</text:span><text:span text:style-name="T746">конвоируй</text:span><text:span text:style-name="T543"> дезертира Ринса Стилфизера</text:span> в <text:span text:style-name="T726">цитадель </text:span>и ожидай <text:span text:style-name="T543">дальнейших распоряжений </text:span><text:span text:style-name="T726">от префекта Хай Глори</text:span><text:span text:style-name="T543">.</text:span></text:p>
      <text:p text:style-name="P295"><text:line-break/>Я поворачиваюсь к Ринсу.</text:p>
      <text:p text:style-name="P161"><text:span text:style-name="T547">- Суд над тобой будет после сражения, </text:span><text:span text:style-name="T546">трус</text:span><text:span text:style-name="T547">. </text:span></text:p>
      <text:p text:style-name="P291"/>
      <text:p text:style-name="P161"><text:span text:style-name="T547">Ринс</text:span> облегчённо вздыхает и <text:span text:style-name="T546">уходит</text:span> прочь <text:span text:style-name="T546">под конвоем собственн</text:span><text:span text:style-name="T548">ых</text:span><text:span text:style-name="T546"> </text:span><text:span text:style-name="T730">доспехов</text:span>.</text:p>
      <text:p text:style-name="P291"><text:span text:style-name="T187"/></text:p>
      <text:p text:style-name="P292"><text:span text:style-name="T696">М</text:span>ы же идём в противоположном направлении, к арсеналу. Теперь я знаю, что могу встретить, и <text:span text:style-name="T731">паника постепенно оватывает меня липкими щупальцами</text:span>.</text:p>
      <text:p text:style-name="P292"/>
      <text:p text:style-name="P292"><text:span text:style-name="T731">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33">у</text:span><text:span text:style-name="T731"> себе представить, что может погибнуть Луна. Моя младшая сестрёнка, </text:span><text:span text:style-name="T733">моя тень и</text:span><text:span text:style-name="T731"> мой «хвостик», как её называли в детстве и как до сих пор называю её в мыслях я. </text:span></text:p>
      <text:p text:style-name="P293"/>
      <text:p text:style-name="P296"><text:soft-page-break/><text:span text:style-name="T744">Перво</text:span><text:span text:style-name="T746">й</text:span><text:span text:style-name="T744"> появл</text:span><text:span text:style-name="T746">яется</text:span><text:span text:style-name="T744"> кровь. Она те</text:span><text:span text:style-name="T746">чёт</text:span><text:span text:style-name="T744"> по полу тонкой струйкой, превраща</text:span><text:span text:style-name="T746">ющ</text:span><text:span text:style-name="T744">ейся в ручеёк по мере приближения к </text:span><text:span text:style-name="T746">центральному </text:span><text:span text:style-name="T744">хранилищу. </text:span><text:span text:style-name="T745">Затем леж</text:span><text:span text:style-name="T746">ит</text:span><text:span text:style-name="T745"> вповалку дюжина изрешеченых пулями заражённых.</text:span><text:span text:style-name="T744"> Потом</text:span><text:span text:style-name="T737"> нам встре</text:span><text:span text:style-name="T746">чается</text:span><text:span text:style-name="T737"> шлем одного из лербов. С головой в нём. Тело пробежало ещё шагов пять, прежде чем вреза</text:span><text:span text:style-name="T746">ться</text:span><text:span text:style-name="T737"> в стену. Следующие четверо проткнуты железными перьями и </text:span><text:span text:style-name="T744">чинно </text:span><text:span text:style-name="T737">сид</text:span><text:span text:style-name="T746">ят</text:span><text:span text:style-name="T737">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746">ит</text:span><text:span text:style-name="T737"> — копья не да</text:span><text:span text:style-name="T746">ют</text:span><text:span text:style-name="T737"> ему упасть, нанизав его насквозь. Пеналы его раскрытых крыльев пусты — двое из шести перьев достались кому-то </text:span><text:span text:style-name="T738">ещё</text:span><text:span text:style-name="T737">.</text:span></text:p>
      <text:p text:style-name="P297">Через пят<text:span text:style-name="T744">надцать</text:span> шагов воины <text:span text:style-name="T734">Луны </text:span><text:span text:style-name="T735">создал</text:span><text:span text:style-name="T736">и</text:span><text:span text:style-name="T734"> из повержённых </text:span>врагов<text:span text:style-name="T734"> некое подобие баррикады. </text:span><text:span text:style-name="T740">Изрубленные и опаленные тела в ржавых доспехах образов</text:span><text:span text:style-name="T746">ывают</text:span><text:span text:style-name="T740"> крутой вал — лербы, как всегда, шли напролом, давя массой.</text:span><text:span text:style-name="T734"> </text:span><text:span text:style-name="T736">В самом высоком месте </text:span><text:span text:style-name="T744">вал</text:span><text:span text:style-name="T736"> почти достиг</text:span><text:span text:style-name="T746">ает</text:span><text:span text:style-name="T736"> потолка. Мы </text:span><text:span text:style-name="T746">еле </text:span><text:span text:style-name="T736">проб</text:span><text:span text:style-name="T746">ираемся</text:span><text:span text:style-name="T736"> через не</text:span><text:span text:style-name="T740">го</text:span><text:span text:style-name="T736">, </text:span>цепляясь<text:span text:style-name="T736"> копытами </text:span>за <text:span text:style-name="T740">ужасное содержимое</text:span><text:span text:style-name="T736">.</text:span></text:p>
      <text:p text:style-name="P298">Четверо бойцов Луны сдержив<text:span text:style-name="T746">али</text:span> натиск с той стороны. <text:span text:style-name="T743">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41">ос</text:span><text:span text:style-name="T743">емь</text:span><text:span text:style-name="T741"> </text:span><text:span text:style-name="T744">отрубленных</text:span><text:span text:style-name="T743"> </text:span><text:span text:style-name="T741">крыл</text:span><text:span text:style-name="T743">ьев</text:span><text:span text:style-name="T741"> приколоты пиками к стенам и потолку или </text:span><text:span text:style-name="T742">же </text:span><text:span text:style-name="T741">пронза</text:span><text:span text:style-name="T746">ют</text:span><text:span text:style-name="T741"> крыльевыми лезвиями противников. Самих сражавшихся не видно — скорее всего, </text:span><text:span text:style-name="T746">их тела </text:span><text:span text:style-name="T741">погребены под лавиной лербов после потери крыльев.</text:span></text:p>
      <text:p text:style-name="P299"><text:span text:style-name="T752">В</text:span><text:span text:style-name="T741"> хранилище </text:span><text:span text:style-name="T749">произошёл последний </text:span><text:span text:style-name="T745">бой оставши</text:span><text:span text:style-name="T749">х</text:span><text:span text:style-name="T745">ся семер</text:span><text:span text:style-name="T749">ых</text:span><text:span text:style-name="T745"> воинов Луны. </text:span><text:span text:style-name="T747">Вторая баррикада из </text:span><text:span text:style-name="T752">стеллажей у открытой двери</text:span><text:span text:style-name="T747">, сломанная тренога тяжёлого пулеметателя, затухающее сияние айны </text:span><text:span text:style-name="T752">где-то </text:span><text:span text:style-name="T747">внутри </text:span><text:span text:style-name="T749">самого </text:span><text:span text:style-name="T747">хранилища.</text:span></text:p>
      <text:p text:style-name="P300">Я тихо иду по <text:span text:style-name="T752">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1">В центре до сих пор в воздухе висят искры сырой айны. Кучи сгоревших остовов стеллажей и скрученных жаром лезвий <text:span text:style-name="T754">и пластин брони</text:span> окаймляют выжженую площадку. Я вижу финал сражения. Вероятно, <text:span text:style-name="T747">когда лербы прорвались внутрь, обороняющиеся </text:span>сотворили Сияние Вечности - <text:span text:style-name="T747"><text:s/></text:span><text:span text:style-name="T754">с</text:span>амоубийственн<text:span text:style-name="T754">ую</text:span> эманаци<text:span text:style-name="T754">ю</text:span>, приводящ<text:span text:style-name="T754">ую</text:span> к моментальному выбросу всего жизненного запаса айны наружу.<text:span text:style-name="T747"> </text:span>С<text:span text:style-name="T748">ыр</text:span>ая<text:span text:style-name="T748"> айн</text:span>а<text:span text:style-name="T748"> перемешал</text:span>а<text:span text:style-name="T748"> тела защитников и нападающих, опалил</text:span>а<text:span text:style-name="T748"> и размазал</text:span>а<text:span text:style-name="T748"> </text:span>их <text:span text:style-name="T748">по </text:span>полу, потолку и стеллажам хранилища<text:span text:style-name="T748">. </text:span></text:p>
      <text:p text:style-name="P300"><text:span text:style-name="T752">Как в трансе </text:span>обхо<text:span text:style-name="T752">жу</text:span> тела и переступа<text:span text:style-name="T752">ю</text:span> через <text:span text:style-name="T752">бесформенные </text:span>обгоре<text:span text:style-name="T752">вшие</text:span> останки. <text:span text:style-name="T752">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52">Просто дойти. Я даже не уверена, что знаю, что делать потом.</text:span></text:p>
      <text:p text:style-name="P301"><text:span text:style-name="T756">Останавливаюсь в центре выжженого круга и оглядываюсь</text:span>. <text:span text:style-name="T756">С</text:span>лышу стон <text:span text:style-name="T756">в стороне</text:span>.</text:p>
      <text:p text:style-name="P301"/>
      <text:p text:style-name="P303"><text:span text:style-name="T755">Серебряный</text:span><text:span text:style-name="T262"> </text:span><text:span text:style-name="T755">ж</text:span>еребец лежит <text:span text:style-name="T754">в луже крови. Его </text:span><text:span text:style-name="T755">опалило и </text:span><text:span text:style-name="T754">впечатало в стену.</text:span><text:span text:style-name="T262"> </text:span><text:span text:style-name="T754">Задних ног нет </text:span><text:span text:style-name="T262">и, судя по страшному излому тела, позвоночник сломан</text:span><text:span text:style-name="T754">, но системы жизнеобеспечения мехадоспеха </text:span><text:span text:style-name="T263">ещ</text:span><text:span text:style-name="T758">ё</text:span><text:span text:style-name="T263"> </text:span><text:span text:style-name="T754">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02"/>
      <text:p text:style-name="P302">- <text:span text:style-name="T754">Она не вышла.</text:span></text:p>
      <text:p text:style-name="P302">- <text:span text:style-name="T754">Что? - я с немым вопросом смотрю на умирающего. - Кто </text:span><text:span text:style-name="T764">не вышел, Сомномикус</text:span><text:span text:style-name="T754">?</text:span></text:p>
      <text:p text:style-name="P302"><text:soft-page-break/>- <text:span text:style-name="T754">НЕ ВЫШЛА… - на губах легионера появляются красные пузыри. - Тв</text:span><text:span text:style-name="T262">а</text:span><text:span text:style-name="T754">-кх-кха-кха-рь!</text:span></text:p>
      <text:p text:style-name="P302"/>
      <text:p text:style-name="P305"><text:span text:style-name="T755">Он пытается указать куда-то мне за спину, но копыто бессильно падает. </text:span><text:span text:style-name="T262">Его голова дёргается, г</text:span>лаза закатываются.<text:span text:style-name="T240"> </text:span><text:span text:style-name="T262">Я</text:span><text:span text:style-name="T240"> </text:span>больше не слышу его дыхания. <text:span text:style-name="T756">Серебряный </text:span>мёртв.</text:p>
      <text:p text:style-name="P305"/>
      <text:p text:style-name="P163"><text:span text:style-name="T756">Я иду в указанном направлении. За обрушенными стеллажами и мусором </text:span><text:span text:style-name="T757">пробивается сияние айны. Я расталкиваю завалы. </text:span><text:span text:style-name="T549">За</text:span> груд<text:span text:style-name="T549">ой</text:span> камней, в которых я узнаю остатки статуи генерала Бурелома, <text:span text:style-name="T758">на небольшом постаменте </text:span>высится сейф-ларец – контейнер Элементов <text:span text:style-name="T758">Возмездия</text:span>. Луна лежит на нём, обнимая его всеми четырьмя ногами и прикрыв крыльями. <text:span text:style-name="T758">Вокруг Луны и сейфа сияет айной небольшая сфера силового щита — встроенной защиты Элементов.</text:span></text:p>
      <text:p text:style-name="P306">Я пересекаю сияющую границу — она непр<text:span text:style-name="T761">о</text:span>ницаема только для тварей и их марионеток — и подхожу к сестре. Быстр<text:span text:style-name="T759">ым</text:span> прикосновение<text:span text:style-name="T759">м</text:span> к сенсору замка отключа<text:span text:style-name="T759">ю</text:span> силовой щит. Я боюсь дышать — мехадоспех Луны не повреждён, во мне зарождается робкая надежда.</text:p>
      <text:p text:style-name="P164"/>
      <text:p text:style-name="P164">- Луна!</text:p>
      <text:p text:style-name="P164"/>
      <text:p text:style-name="P164"><text:span text:style-name="T760">Она</text:span> молчит. <text:span text:style-name="T760">Я осторожно поднимаю забрало её шлема. Её глаза закрыты, но губы шевелятся.</text:span></text:p>
      <text:p text:style-name="P164"/>
      <text:p text:style-name="P164">- <text:span text:style-name="T760">Сестра</text:span>, очнись! Всё <text:span text:style-name="T760">позади</text:span>!</text:p>
      <text:p text:style-name="P164"/>
      <text:p text:style-name="P164">Я наклоняюсь к <text:span text:style-name="T760">Луне</text:span>, чтобы услышать её <text:span text:style-name="T760">неразборчивый </text:span>шёпот.</text:p>
      <text:p text:style-name="P164"/>
      <text:p text:style-name="P164">- Нотхрр... шангр.. хиссндрр…</text:p>
      <text:p text:style-name="P164">- Что?</text:p>
      <text:p text:style-name="P164"/>
      <text:p text:style-name="P164">Шёпот совсем не похож на армейский слэнг преторианских казарм, которым пользуется сестра. <text:span text:style-name="T761">Что-то среднее с клокотанием и шипением</text:span>.</text:p>
      <text:p text:style-name="P164">Луна открывает глаза.</text:p>
      <text:p text:style-name="P164"/>
      <text:p text:style-name="P164">- Сестра?</text:p>
      <text:p text:style-name="P164">- Сестра?</text:p>
      <text:p text:style-name="P164"/>
      <text:p text:style-name="P164">Наш одновременный вопрос сливается в единый возглас. Я прижимаюсь носом к её скуле и помогаю встать.</text:p>
      <text:p text:style-name="P164"/>
      <text:p text:style-name="P165"><text:soft-page-break/>- <text:span text:style-name="T761">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64">А</text:span><text:span text:style-name="T761">норакс вызвал Сияние и сжег остатки. Но Мы сберегли Элементы — Нам удалось активировать щит. Держи </text:span><text:span text:style-name="T763">их</text:span><text:span text:style-name="T761">,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4">- <text:span text:style-name="T761">Нет, сестра, - я качаю головой. - Мы не будем сражаться.</text:span></text:p>
      <text:p text:style-name="P294"/>
      <text:p text:style-name="P307">Луна смотрит на меня с удивлением и растерянностью.</text:p>
      <text:p text:style-name="P307"/>
      <text:p text:style-name="P309">Понимание ситуации вымораживает душу. Я пыта<text:span text:style-name="T767">лась</text:span> найти решение, позволяющее уйти от неизбежного, но понимаю, что иного выхода нет. Нет времени <text:span text:style-name="T767">и ресурсов </text:span>пытаться что-то иное.</text:p>
      <text:p text:style-name="P165"><text:span text:style-name="T545">Через </text:span><text:span text:style-name="T761">полчаса-час</text:span><text:span text:style-name="T545">, после </text:span><text:span text:style-name="T761">остановки генератора</text:span><text:span text:style-name="T545">, Андориан </text:span><text:span text:style-name="T767">падёт</text:span><text:span text:style-name="T545">. </text:span><text:span text:style-name="T551">Оставшиеся скудные защитники крепости не смогут противостоять орде </text:span><text:span text:style-name="T767">лербов</text:span><text:span text:style-name="T551">, </text:span><text:span text:style-name="T761">приросшей многочисленными заражёнными Андориана</text:span><text:span text:style-name="T551">. </text:span>Значит, пришло время. Пора принимать невыносимо мучительное решение. <text:span text:style-name="T552">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65"/>
      <text:p text:style-name="P308">- Мне тяжело говорить это, Луна. И тяжело решать. Но п<text:span text:style-name="T550">ришло время</text:span> «<text:span text:style-name="T551">Семи вечностей»</text:span>. Ты ведь знаешь, что это значит?</text:p>
      <text:p text:style-name="P294"/>
      <text:p text:style-name="P165">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761">Ойкумена Фаэри</text:span> начала строить сокрушительное оружие победы — гранд-флаеры.</text:p>
      <text:p text:style-name="P165"/>
      <text:p text:style-name="P2">…</text:p>
      <text:p text:style-name="P2"/>
      <text:p text:style-name="P38">- Что бы ни случилось, проект «Семь вечностей» не должен пострадать, - сказала королева.</text:p>
      <text:p text:style-name="P38"/>
      <text:p text:style-name="P38">Голубоватое сияние голо-стола подсвечивало мертвенным светом её измождённое ночами недосыпа лицо. <text:span text:style-name="T553">Дыхательный аппарат слабо шипел в </text:span><text:span text:style-name="T552">меха</text:span><text:span text:style-name="T553">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552">и сердце</text:span><text:span text:style-name="T553">. Ходили слухи, что исчезнувший ещё </text:span><text:span text:style-name="T552">десять лет назад</text:span><text:span text:style-name="T553"> королевский лекарь после бутылки грушевой наливки клялся, что кроме </text:span><text:span text:style-name="T554">головы</text:span><text:span text:style-name="T553"> и позвоночника, в королеве всё </text:span><text:span text:style-name="T552">искусственное</text:span><text:span text:style-name="T553">. </text:span><text:span text:style-name="T554">Эти слухи трудно было опровергнуть — никто не видел королеву без брони уже много лет.</text:span></text:p>
      <text:p text:style-name="P38"/>
      <text:p text:style-name="P38">- В случае <text:span text:style-name="T553">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554">Даже если это поставит под угрозу оборону крепостей.</text:span></text:p>
      <text:p text:style-name="P344"><text:span text:style-name="Default_20_Paragraph_20_Font"><text:span text:style-name="T31">-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55">тварей</text:span></text:span><text:span text:style-name="Default_20_Paragraph_20_Font"><text:span text:style-name="T31">, юг последует за ними, как только мы достроим «Громовержца».</text:span></text:span></text:p>
      <text:p text:style-name="P344"><text:span text:style-name="Default_20_Paragraph_20_Font"><text:span text:style-name="T31"/></text:span></text:p>
      <text:p text:style-name="P38">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554">семь</text:span> лет назад у нас оставалось не более половины Великого.</text:p>
      <text:p text:style-name="P38"/>
      <text:p text:style-name="P344"><text:span text:style-name="Default_20_Paragraph_20_Font"><text:span text:style-name="T31">- Так же мы думали </text:span></text:span><text:span text:style-name="Default_20_Paragraph_20_Font"><text:span text:style-name="T55">пятьдесят</text:span></text:span><text:span text:style-name="Default_20_Paragraph_20_Font"><text:span text:style-name="T31"> лет назад, когда перевели промышленность на военные рельсы и сформировали регулярную армию. И </text:span></text:span><text:span text:style-name="Default_20_Paragraph_20_Font"><text:span text:style-name="T48">так же надеялись </text:span></text:span><text:span text:style-name="Default_20_Paragraph_20_Font"><text:span text:style-name="T55">сорок</text:span></text:span><text:span text:style-name="Default_20_Paragraph_20_Font"><text:span text:style-name="T31"> лет назад, когда появились первые охранные турели, </text:span></text:span><text:span text:style-name="Default_20_Paragraph_20_Font"><text:span text:style-name="T55">пулеметатели</text:span></text:span><text:span text:style-name="Default_20_Paragraph_20_Font"><text:span text:style-name="T31"> </text:span></text:span><text:span text:style-name="Default_20_Paragraph_20_Font"><text:span text:style-name="T49">и боевые механизмы</text:span></text:span><text:span text:style-name="Default_20_Paragraph_20_Font"><text:span text:style-name="T31">. И </text:span></text:span><text:span text:style-name="Default_20_Paragraph_20_Font"><text:span text:style-name="T55">тридцать</text:span></text:span><text:span text:style-name="Default_20_Paragraph_20_Font"><text:span text:style-name="T31"> лет назад, когда </text:span></text:span><text:span text:style-name="Default_20_Paragraph_20_Font"><text:span text:style-name="T49">мы </text:span></text:span><text:span text:style-name="Default_20_Paragraph_20_Font"><text:span text:style-name="T31">разработали </text:span></text:span><text:span text:style-name="Default_20_Paragraph_20_Font"><text:span text:style-name="T50">меха</text:span></text:span><text:span text:style-name="Default_20_Paragraph_20_Font"><text:span text:style-name="T31">доспехи. Но против наших армий вышла ледяная </text:span></text:span><text:span text:style-name="Default_20_Paragraph_20_Font"><text:span text:style-name="T55">орда</text:span></text:span><text:span text:style-name="Default_20_Paragraph_20_Font"><text:span text:style-name="T31">. На охранные турели они ответили тактикой роя. А наши воины в силовой броне стали </text:span></text:span><text:span text:style-name="Default_20_Paragraph_20_Font"><text:span text:style-name="T55">сражаться против нас после заражения</text:span></text:span><text:span text:style-name="Default_20_Paragraph_20_Font"><text:span text:style-name="T31">, которое с каждым годом происходит всё быстрее. Каждый раз </text:span></text:span><text:span text:style-name="Default_20_Paragraph_20_Font"><text:span text:style-name="T55">отродье Иль-Шогг</text:span></text:span><text:span text:style-name="Default_20_Paragraph_20_Font"><text:span text:style-name="T31"> изобрета</text:span></text:span><text:span text:style-name="Default_20_Paragraph_20_Font"><text:span text:style-name="T49">ют</text:span></text:span><text:span text:style-name="Default_20_Paragraph_20_Font"><text:span text:style-name="T31"> ответную тактику, которая нивелир</text:span></text:span><text:span text:style-name="Default_20_Paragraph_20_Font"><text:span text:style-name="T49">ует</text:span></text:span><text:span text:style-name="Default_20_Paragraph_20_Font"><text:span text:style-name="T31"> наше техно</text:span></text:span><text:span text:style-name="Default_20_Paragraph_20_Font"><text:span text:style-name="T55">логическое</text:span></text:span><text:span text:style-name="Default_20_Paragraph_20_Font"><text:span text:style-name="T31"> преимущество. </text:span></text:span><text:span text:style-name="Default_20_Paragraph_20_Font"><text:span text:style-name="T56">Вспомните двух спящих</text:span></text:span><text:span text:style-name="Default_20_Paragraph_20_Font"><text:span text:style-name="T31"> </text:span></text:span><text:span text:style-name="Default_20_Paragraph_20_Font"><text:span text:style-name="T56">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31">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8">- Но ведь если мы победим, в проекте вообще не будет смысла! - воскликнул Майлд Брэйн. - Зачем отвлекать ресурсы на очкариков!</text:p>
      <text:p text:style-name="P38"/>
      <text:p text:style-name="P344"><text:span text:style-name="Default_20_Paragraph_20_Font"><text:span text:style-name="T31">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44"><text:span text:style-name="Default_20_Paragraph_20_Font"><text:span text:style-name="T31"/></text:span></text:p>
      <text:p text:style-name="P344"><text:span text:style-name="Default_20_Paragraph_20_Font"><text:span text:style-name="T31">Королева долго смотрела на медленно вращающуюся голограмму, прежде чем ответить. Казалось, её совсем не задевает грубость Майлда.</text:span></text:span></text:p>
      <text:p text:style-name="P344"><text:span text:style-name="Default_20_Paragraph_20_Font"><text:span text:style-name="T31"/></text:span></text:p>
      <text:p text:style-name="P344"><text:span text:style-name="Default_20_Paragraph_20_Font"><text:span text:style-name="T31">-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55">фаэри</text:span></text:span><text:span text:style-name="Default_20_Paragraph_20_Font"><text:span text:style-name="T31">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55">Ойкумены</text:span></text:span><text:span text:style-name="Default_20_Paragraph_20_Font"><text:span text:style-name="T31">. Дворцы и замки радовали глаз сво</text:span></text:span><text:span text:style-name="Default_20_Paragraph_20_Font"><text:span text:style-name="T48">ими</text:span></text:span><text:span text:style-name="Default_20_Paragraph_20_Font"><text:span text:style-name="T31"> тонк</text:span></text:span><text:span text:style-name="Default_20_Paragraph_20_Font"><text:span text:style-name="T48">ими пиками</text:span></text:span><text:span text:style-name="Default_20_Paragraph_20_Font"><text:span text:style-name="T31"> и хрупкими мостиками. </text:span></text:span><text:span text:style-name="Default_20_Paragraph_20_Font"><text:span text:style-name="T48">Слоновой кости башни и купола воздушных храмов высились над нами. </text:span></text:span><text:span text:style-name="Default_20_Paragraph_20_Font"><text:span text:style-name="T49">Мы веселились и играли в беспечной неге. Это был закат Золотого века — хотя тогда ещё никто не знал этого, даже я.</text:span></text:span></text:p>
      <text:p text:style-name="P344"><text:span text:style-name="Default_20_Paragraph_20_Font"><text:span text:style-name="T49">Но</text:span></text:span><text:span text:style-name="Default_20_Paragraph_20_Font"><text:span text:style-name="T31"> </text:span></text:span><text:span text:style-name="Default_20_Paragraph_20_Font"><text:span text:style-name="T49">у</text:span></text:span><text:span text:style-name="Default_20_Paragraph_20_Font"><text:span text:style-name="T31">же тогда я замечала грозные признаки надвигающейся катастрофы. </text:span></text:span><text:span text:style-name="Default_20_Paragraph_20_Font"><text:span text:style-name="T49">У</text:span></text:span><text:span text:style-name="Default_20_Paragraph_20_Font"><text:span text:style-name="T31">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49">фундаментов</text:span></text:span><text:span text:style-name="Default_20_Paragraph_20_Font"><text:span text:style-name="T31">, </text:span></text:span><text:span text:style-name="Default_20_Paragraph_20_Font"><text:span text:style-name="T49">полуразрушенных стен</text:span></text:span><text:span text:style-name="Default_20_Paragraph_20_Font"><text:span text:style-name="T31"> </text:span></text:span><text:span text:style-name="Default_20_Paragraph_20_Font"><text:span text:style-name="T48">и обломков колонн</text:span></text:span><text:span text:style-name="Default_20_Paragraph_20_Font"><text:span text:style-name="T31">. </text:span></text:span></text:p>
      <text:p text:style-name="P344"><text:soft-page-break/><text:span text:style-name="Default_20_Paragraph_20_Font"><text:span text:style-name="T31">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55">фаэри</text:span></text:span><text:span text:style-name="Default_20_Paragraph_20_Font"><text:span text:style-name="T31">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55">айной</text:span></text:span><text:span text:style-name="Default_20_Paragraph_20_Font"><text:span text:style-name="T31">, которой и так немного. Это наше благословение и проклятие одновременно — </text:span></text:span><text:span text:style-name="Default_20_Paragraph_20_Font"><text:span text:style-name="T55">айна</text:span></text:span><text:span text:style-name="Default_20_Paragraph_20_Font"><text:span text:style-name="T31"> бесконечно продляет нашу жизнь, но по этой же причине мы не желаем её никому отдавать, </text:span></text:span><text:span text:style-name="Default_20_Paragraph_20_Font"><text:span text:style-name="T49">ведь восполнить её </text:span></text:span><text:span text:style-name="Default_20_Paragraph_20_Font"><text:span text:style-name="T55">почти </text:span></text:span><text:span text:style-name="Default_20_Paragraph_20_Font"><text:span text:style-name="T49">неоткуда</text:span></text:span><text:span text:style-name="Default_20_Paragraph_20_Font"><text:span text:style-name="T31">.</text:span></text:span></text:p>
      <text:p text:style-name="P344"><text:span text:style-name="Default_20_Paragraph_20_Font"><text:span text:style-name="T31"/></text:span></text:p>
      <text:p text:style-name="P344"><text:span text:style-name="Default_20_Paragraph_20_Font"><text:span text:style-name="T31">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44"><text:span text:style-name="Default_20_Paragraph_20_Font"><text:span text:style-name="T31"/></text:span></text:p>
      <text:p text:style-name="P344"><text:span text:style-name="Default_20_Paragraph_20_Font"><text:span text:style-name="T31">- Я помню времена, когда </text:span></text:span><text:span text:style-name="Default_20_Paragraph_20_Font"><text:span text:style-name="T55">айны</text:span></text:span><text:span text:style-name="Default_20_Paragraph_20_Font"><text:span text:style-name="T31">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48">у</text:span></text:span><text:span text:style-name="Default_20_Paragraph_20_Font"><text:span text:style-name="T31"> того, что было доступно каждому в годы мое</text:span></text:span><text:span text:style-name="Default_20_Paragraph_20_Font"><text:span text:style-name="T49">го</text:span></text:span><text:span text:style-name="Default_20_Paragraph_20_Font"><text:span text:style-name="T31"> </text:span></text:span><text:span text:style-name="Default_20_Paragraph_20_Font"><text:span text:style-name="T49">детства</text:span></text:span><text:span text:style-name="Default_20_Paragraph_20_Font"><text:span text:style-name="T31">. И, судя по рассказам моей прабабушки, в древние времена </text:span></text:span><text:span text:style-name="Default_20_Paragraph_20_Font"><text:span text:style-name="T55">айны </text:span></text:span><text:span text:style-name="Default_20_Paragraph_20_Font"><text:span text:style-name="T31">было ещё больше, а чудеса — ещё дивнее. </text:span></text:span><text:span text:style-name="Default_20_Paragraph_20_Font"><text:span text:style-name="T49">Она рассказывала, что в незапамятные времена мы рождались из чистой </text:span></text:span><text:span text:style-name="Default_20_Paragraph_20_Font"><text:span text:style-name="T55">айны</text:span></text:span><text:span text:style-name="Default_20_Paragraph_20_Font"><text:span text:style-name="T49"> и жили в междумирье </text:span></text:span><text:span text:style-name="Default_20_Paragraph_20_Font"><text:span text:style-name="T55">Эогиппа</text:span></text:span><text:span text:style-name="Default_20_Paragraph_20_Font"><text:span text:style-name="T49">, пока не пришли в Орунгун. </text:span></text:span><text:span text:style-name="Default_20_Paragraph_20_Font"><text:span text:style-name="T31"><text:s/></text:span></text:span><text:span text:style-name="Default_20_Paragraph_20_Font"><text:span text:style-name="T55">Айна</text:span></text:span><text:span text:style-name="Default_20_Paragraph_20_Font"><text:span text:style-name="T31"> </text:span></text:span><text:span text:style-name="Default_20_Paragraph_20_Font"><text:span text:style-name="T49">же </text:span></text:span><text:span text:style-name="Default_20_Paragraph_20_Font"><text:span text:style-name="T31">медленно уходит из </text:span></text:span><text:span text:style-name="Default_20_Paragraph_20_Font"><text:span text:style-name="T49">этого</text:span></text:span><text:span text:style-name="Default_20_Paragraph_20_Font"><text:span text:style-name="T31"> мира, и мы стали жадными, чтобы оставаться бессмертными. Мало кто теперь решается поделиться </text:span></text:span><text:span text:style-name="Default_20_Paragraph_20_Font"><text:span text:style-name="T49">своей </text:span></text:span><text:span text:style-name="Default_20_Paragraph_20_Font"><text:span text:style-name="T31">силой, чтобы завести жеребят.</text:span></text:span></text:p>
      <text:p text:style-name="P344"><text:span text:style-name="Default_20_Paragraph_20_Font"><text:span text:style-name="T31">Но ведь биологическое бессмертие не означает бессмертие фактическое — </text:span></text:span><text:span text:style-name="Default_20_Paragraph_20_Font"><text:span text:style-name="T55">фаэри</text:span></text:span><text:span text:style-name="Default_20_Paragraph_20_Font"><text:span text:style-name="T31">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48">континенте </text:span></text:span><text:span text:style-name="Default_20_Paragraph_20_Font"><text:span text:style-name="T31">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55">фаэри</text:span></text:span><text:span text:style-name="Default_20_Paragraph_20_Font"><text:span text:style-name="T31"> пропадают тысячами. Даже если мы победим, мы </text:span></text:span><text:span text:style-name="Default_20_Paragraph_20_Font"><text:span text:style-name="T51">уже</text:span></text:span><text:span text:style-name="Default_20_Paragraph_20_Font"><text:span text:style-name="T31">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51">других миров</text:span></text:span><text:span text:style-name="Default_20_Paragraph_20_Font"><text:span text:style-name="T31">. Именно в этом состоит цель «Семи вечностей». И вот почему он важнее даже нашей победы в этой войне…</text:span></text:span></text:p>
      <text:p text:style-name="P46"/>
      <text:p text:style-name="P46">…</text:p>
      <text:p text:style-name="P46"/>
      <text:p text:style-name="P166">Я <text:span text:style-name="T762">осторожно поднимаю сейф-ларец и укладываю его себе на спину, придерживая крылом</text:span>. </text:p>
      <text:p text:style-name="P166"/>
      <text:p text:style-name="P166">- <text:span text:style-name="T762">Идём, сестра. </text:span>Наступило время последнего приказа королевы…</text:p>
      <text:p text:style-name="P166"/>
      <text:p text:style-name="P1">~~~</text:p>
      <text:p text:style-name="P73"><text:soft-page-break/></text:p>
      <text:p text:style-name="P73">Лучик света преломляется в бокале мартини и выходит радужным веером, соперничая с многоцветной гривой аликорницы.</text:p>
      <text:p text:style-name="P73"/>
      <text:p text:style-name="P73">- Теперь ты знаешь всё.</text:p>
      <text:p text:style-name="P73"/>
      <text:p text:style-name="P73">Селестия раздвигает шторы. Солнечный поток разгоняет полутьму, в которой проходило повествование. Я словно выныриваю из <text:span text:style-name="T555">гущи </text:span>событий, сотканных мягкой речью аликорницы.</text:p>
      <text:p text:style-name="P73"/>
      <text:p text:style-name="P73">-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555">из </text:span>битвы от страха, <text:span text:style-name="T555">а выполняли приказ</text:span>? Так я и так это зна…</text:p>
      <text:p text:style-name="P73">- Луна, - нетерпеливо перебивает меня Селестия, - Я описала тебе эпизод с <text:span text:style-name="T764">в хранилище</text:span>. <text:span text:style-name="T764">Только не упомянула одну деталь: </text:span><text:span text:style-name="T765">включить</text:span><text:span text:style-name="T764"> щит Элементов можно было только открыв сейф-ларец — кнопка </text:span><text:span text:style-name="T765">активации</text:span><text:span text:style-name="T764"> находилась внутри. Чего Луна сделать точно не могла — замок был настроен только на королеву Лорен и на меня. </text:span>Кто <text:span text:style-name="T764">тогда </text:span>активировал <text:span text:style-name="T764">щит</text:span>? Мой вопрос тогда так и остался нерешённым, у меня не было времени на размышления.</text:p>
      <text:p text:style-name="P73"/>
      <text:p text:style-name="P73">Но <text:span text:style-name="T555">поразмыслив </text:span><text:span text:style-name="T764">потом</text:span><text:span text:style-name="T555"> наедине, я </text:span><text:span text:style-name="T764">пришла в уверенность</text:span>, что знаю ответ.</text:p>
      <text:p text:style-name="P73"/>
      <text:p text:style-name="P73">Аликорница медленно поворачивает ко мне глову. Её тёмный силуэт на ослепительном фоне заходящего солнца излучает тревогу.</text:p>
      <text:p text:style-name="P73"/>
      <text:p text:style-name="P326"><text:span text:style-name="Default_20_Paragraph_20_Font"><text:span text:style-name="T29">- </text:span></text:span><text:span text:style-name="Default_20_Paragraph_20_Font"><text:span text:style-name="T218">Был</text:span></text:span><text:span text:style-name="Default_20_Paragraph_20_Font"><text:span text:style-name="T29"> один охранный протокол… </text:span></text:span><text:span text:style-name="Default_20_Paragraph_20_Font"><text:span text:style-name="T219">Щит</text:span></text:span><text:span text:style-name="Default_20_Paragraph_20_Font"><text:span text:style-name="T29"> мог активироваться сам в одном-единственном случае — если </text:span></text:span><text:span text:style-name="Default_20_Paragraph_20_Font"><text:span text:style-name="T218">твари Иль-Шогг</text:span></text:span><text:span text:style-name="Default_20_Paragraph_20_Font"><text:span text:style-name="T29"> </text:span></text:span><text:span text:style-name="Default_20_Paragraph_20_Font"><text:span text:style-name="T219">или лербы </text:span></text:span><text:span text:style-name="Default_20_Paragraph_20_Font"><text:span text:style-name="T29">будут рядом, в пределах </text:span></text:span><text:span text:style-name="Default_20_Paragraph_20_Font"><text:span text:style-name="T219">десяти</text:span></text:span><text:span text:style-name="Default_20_Paragraph_20_Font"><text:span text:style-name="T29"> футов. В таком случае срабатыва</text:span></text:span><text:span text:style-name="Default_20_Paragraph_20_Font"><text:span text:style-name="T218">л</text:span></text:span><text:span text:style-name="Default_20_Paragraph_20_Font"><text:span text:style-name="T29"> защитный протокол </text:span></text:span>X<text:span text:style-name="Default_20_Paragraph_20_Font"><text:span text:style-name="T29">-49 и щит </text:span></text:span><text:span text:style-name="Default_20_Paragraph_20_Font"><text:span text:style-name="T218">активировался автоматически</text:span></text:span><text:span text:style-name="Default_20_Paragraph_20_Font"><text:span text:style-name="T29">. Я сама программировала подобное поведение, </text:span></text:span><text:span text:style-name="Default_20_Paragraph_20_Font"><text:span text:style-name="T128">чтобы </text:span></text:span><text:span text:style-name="Default_20_Paragraph_20_Font"><text:span text:style-name="T218">Элементы</text:span></text:span><text:span text:style-name="Default_20_Paragraph_20_Font"><text:span text:style-name="T128"> не могли попасть к врагу</text:span></text:span><text:span text:style-name="Default_20_Paragraph_20_Font"><text:span text:style-name="T29">.</text:span></text:span></text:p>
      <text:p text:style-name="P167">Луна активировать Элементы не могла — ларец был закрыт. Но если они активировались сами, значит… Значит, рядом были <text:span text:style-name="T764">твари</text:span>. Понимаешь? <text:span text:style-name="T764">Притом, </text:span><text:span text:style-name="T765">всех лербов</text:span><text:span text:style-name="T764"> в хранилище выжег А</text:span><text:span text:style-name="T761">норакс, </text:span><text:span text:style-name="T764">там не было никого живого. </text:span><text:span text:style-name="T765">Никого, к</text:span><text:span text:style-name="T764">роме… </text:span><text:span text:style-name="T765">сестры</text:span><text:span text:style-name="T764">.</text:span></text:p>
      <text:p text:style-name="P73">- Ты хочешь сказать, что они <text:span text:style-name="T675">заразили</text:span> Луну? Но тогда бы <text:span text:style-name="T555">щит подействовал </text:span><text:span text:style-name="T765">бы </text:span><text:span text:style-name="T555">на неё и </text:span><text:span text:style-name="T765">она не прошла внутрь </text:span><text:span text:style-name="T764">сферы, разве нет</text:span>? - скептически замечаю я. - <text:span text:style-name="T675">Вдобавок, ты сама говорила, поведение лербов становится неестественным, их легко распознать. Луна не такая. </text:span><text:span text:style-name="T765">Разве что говорит немного странно.</text:span><text:span text:style-name="T675"> </text:span><text:span text:style-name="T765">И у неё нормальные зрачки.</text:span></text:p>
      <text:p text:style-name="P73"/>
      <text:p text:style-name="P73">В глазах немного двоится от резкого перехода к свету и чрезмерного количества алкоголя, выпитого мной за последние пару часов.</text:p>
      <text:p text:style-name="P73"/>
      <text:p text:style-name="P168"><text:soft-page-break/>- <text:span text:style-name="T765">За время войны у нас было два случая, когда </text:span><text:span text:style-name="T764">твари</text:span><text:span text:style-name="T675"> не </text:span><text:span text:style-name="T764">подсел</text:span><text:span text:style-name="T765">яли</text:span><text:span text:style-name="T764"> ментапаразита, </text:span><text:span text:style-name="T765">а </text:span><text:span text:style-name="T764">сами </text:span><text:span text:style-name="T675">оста</text:span><text:span text:style-name="T765">вались</text:span><text:span text:style-name="T675"> </text:span><text:span text:style-name="T764">внутри, в роли спящей сущности</text:span><text:span text:style-name="T675">. В </text:span><text:span text:style-name="T765">тех</text:span><text:span text:style-name="T675"> случа</text:span><text:span text:style-name="T765">ях</text:span><text:span text:style-name="T675"> поведение хозяина не отлича</text:span><text:span text:style-name="T765">лось</text:span><text:span text:style-name="T675"> от обычного, </text:span><text:span text:style-name="T765">он ничего не помнил и не знал,</text:span><text:span text:style-name="T675"> пока управление его телом не перехват</text:span><text:span text:style-name="T765">ывала</text:span><text:span text:style-name="T675"> </text:span><text:span text:style-name="T764">тварь</text:span><text:span text:style-name="T675">. </text:span><text:span text:style-name="T76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64">оследние слова Сомномикуса - «Она не вышла» - это он про тварь говорил! Она вошла в Луну и не вышла наружу! </text:span><text:span text:style-name="T765">Во время заражения включился щит, но потом тварь уснула и Луна свободно прошла внутрь сферы.</text:span></text:p>
      <text:p text:style-name="P73"/>
      <text:p text:style-name="P73">Я смотрю сквозь рюмку, как Селестия взволнованно ходит по комнате. Её радужный хвост нервно хлестает по сторонам туда-сюда.</text:p>
      <text:p text:style-name="P73"/>
      <text:p text:style-name="P168">- <text:span text:style-name="T76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69">Но даже в спящем состоянии тварь дёргает за ниточки её поведения, направляя её помыслы на Орунгун.</text:span></text:p>
      <text:p text:style-name="P73"/>
      <text:p text:style-name="P73">Аликорница останавливается напротив меня и дотрагивается до моей груди копытом с молящим взглядом.</text:p>
      <text:p text:style-name="P73"/>
      <text:p text:style-name="P73">- Проблема не в мести, Хуман. Проблема в том, что её желание может преследовать другую цель: провести <text:span text:style-name="T76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65">отродье Иль-Шогг</text:span>, то наш поход в Орунгун закончится не только нашим разгромом там, но и завоеванием <text:span text:style-name="T765">ордой </text:span>Эквуса! Мы с сестрой смогли уйти из осаждённого Андориана тайным ходом, не оставив следов. Но теперь прячущ<text:span text:style-name="T765">ая</text:span>ся в разуме сестры <text:span text:style-name="T765">тварь</text:span> сможет провести их сюда, и тогда дни Эквуса будут сочтены. Двести тысяч <text:span text:style-name="T765">фаэри</text:span> Орунгуна не смогли устоять против армии ментальных паразитов, <text:span text:style-name="T555">так </text:span>неужели ты думаешь, что выстоят двое? Один из которых <text:span text:style-name="T765">спящая марионетка тварей</text:span>? Ледяная война продолжится тут и закончится так же печально, только длится будет не двести лет, а несколько <text:span text:style-name="T555">недель</text:span> — ровно столько понадобится армии <text:span text:style-name="T76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73">- А если ты ошибаешься и никако<text:span text:style-name="T765">й</text:span> <text:span text:style-name="T765">твари</text:span> в твоей сестре нет? - озадаченно чешу затылок я. Определённо, не стоило выпивать столько коктейля на пустой желудок!</text:p>
      <text:p text:style-name="P73"/>
      <text:p text:style-name="P73">Ты не готов к такому повороту, Хуман! Проклятье, начиналось всё так невинно! <text:span text:style-name="T555">А теперь эти страсти начинают угнетающе действовать на твоё самочувствие!</text:span></text:p>
      <text:p text:style-name="P73">Я осторожно ставлю пустой бокал на столик.</text:p>
      <text:p text:style-name="P73"/>
      <text:p text:style-name="P73">- И твоя сестра всю жизнь будет считать тебя трусихой и клятвопреступницей?</text:p>
      <text:p text:style-name="P7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73"><text:soft-page-break/></text:p>
      <text:p text:style-name="P73">Я пожимаю плечами и встаю. И тут же плюхаюсь обратно в кресло.</text:p>
      <text:p text:style-name="P7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73"/>
      <text:p text:style-name="P73">- У тебя проблемы? - поднимает бровь аликорница.</text:p>
      <text:p text:style-name="P73">- Проблемы - у тебя, - бурчу я. - А я всего лишь немного пьян. Имею право! У меня был тяжёлый день.</text:p>
      <text:p text:style-name="P73"/>
      <text:p text:style-name="P73">Смех Селестии заполняет комнату звоном серебряного колокольчика.</text:p>
      <text:p text:style-name="P73"/>
      <text:p text:style-name="P73">- Ну-ну, Хуман, не обижайся. Я забыла, что ты намного менее стоек к алкоголю, чем аликорны, иначе бы меньше подливала тебе коктейля.</text:p>
      <text:p text:style-name="P7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73">- Не стоит утруждаться, - <text:span text:style-name="T556">маше</text:span><text:span text:style-name="T557">т</text:span><text:span text:style-name="T556"> копытом</text:span> аликорница, - располагайся на ночь у меня. Если, конечно, тебе позволяют принципы…</text:p>
      <text:p text:style-name="P73"/>
      <text:p text:style-name="P73">…Я проваливаюсь в затуманенный алкоголем сон…</text:p>
      <text:p text:style-name="P73"/>
      <text:p text:style-name="P73">…</text:p>
      <text:p text:style-name="P73"/>
      <text:p text:style-name="P7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73"/>
      <text:p text:style-name="P73">- Андориан? - спрашиваю у Селестии.</text:p>
      <text:p text:style-name="P7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73"/>
      <text:p text:style-name="P7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73"/>
      <text:p text:style-name="P73">- Он тебе нравится? - оборачивается ко мне Селестия.</text:p>
      <text:p text:style-name="P73"/>
      <text:p text:style-name="P73"><text:soft-page-break/>Мне смешно видеть её застенчивость. Она похожа на ученика, сдающего экзамен учителю и с трепетом ожидающего вердикт.</text:p>
      <text:p text:style-name="P73"/>
      <text:p text:style-name="P73">- Он прекрасен, Селестия - смеюсь я.</text:p>
      <text:p text:style-name="P73">- Держись крепче, Хуман! - счастливо улыбается аликорница.</text:p>
      <text:p text:style-name="P73"/>
      <text:p text:style-name="P73">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7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7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73"/>
      <text:p text:style-name="P73">- Сел, прекрати! <text:s/>- хлопаю я по холке Селестию. - Не надейся меня обмануть! Если с рубашкой ещё могло прокатить, штаны ветер уж точно не сдует!</text:p>
      <text:p text:style-name="P7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73"/>
      <text:p text:style-name="P73">Я присматриваюсь к хитрой морде моего скакуна и вижу смешливые искорки в уголках её глаз.</text:p>
      <text:p text:style-name="P73"/>
      <text:p text:style-name="P73">- Я тебя раскусил! Верни штаны! Тут не может быть дождя, мы под скалой!</text:p>
      <text:p text:style-name="P73"/>
      <text:p text:style-name="P73">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558">о стен</text:span> Кантерлота <text:span text:style-name="T558">к подножию скалы</text:span>.</text:p>
      <text:p text:style-name="P73"/>
      <text:p text:style-name="P73">Селестия хохочет во всё горло.</text:p>
      <text:p text:style-name="P73"/>
      <text:p text:style-name="P73">- Вода в небе бывает не только от дождя, мой маленький человек!</text:p>
      <text:p text:style-name="P73"/>
      <text:p text:style-name="P73">Аликорница закладывает вираж и планирует над бескрайней долиной. Теплый ветер моментально высушивает меня.</text:p>
      <text:p text:style-name="P73"/>
      <text:p text:style-name="P73"><text:soft-page-break/>- Может, ты вернешь, наконец, штаны?</text:p>
      <text:p text:style-name="P73">- Ты так хочешь их надеть?</text:p>
      <text:p text:style-name="P73"/>
      <text:p text:style-name="P7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73"/>
      <text:p text:style-name="P7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73"/>
      <text:p text:style-name="P73">Я ёрзаю, стараясь усесться поудобнее.</text:p>
      <text:p text:style-name="P73"/>
      <text:p text:style-name="P73">- На что ты намекаешь?</text:p>
      <text:p text:style-name="P73">- Я не намекаю, а вполне прямо говорю, Хуман — тебе нужно разрядиться! Иначе ты проткнешь или мне шею, или себе живот, - хихикает Селестия. — Видишь, <text:span text:style-name="T558">мой маленький хуман</text:span>, <text:span text:style-name="T766">фаэри</text:span> не славятся застенчивостью!</text:p>
      <text:p text:style-name="P73"/>
      <text:p text:style-name="P73">Я замечаю её порозовевшие щёки.</text:p>
      <text:p text:style-name="P73"/>
      <text:p text:style-name="P73">- И как же ты предлагаешь мне разрядиться? Мы в полумиле над землёй.</text:p>
      <text:p text:style-name="P73"/>
      <text:p text:style-name="P73">Щёки аликорницы розовеют ещё больше. Она что-то шепчет, стыдливо отвернувшись от меня.</text:p>
      <text:p text:style-name="P73"/>
      <text:p text:style-name="P73">- Что? Не слышу!</text:p>
      <text:p text:style-name="P73">- Ты можешь свеситься с меня сзади, держась руками за крылья! - пригнув шею ко мне, кричит она мне в ухо.</text:p>
      <text:p text:style-name="P73"/>
      <text:p text:style-name="P7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73">Я осторожно ложусь на спину своего небесного скакуна, хватаю руками основания крыльев и плавно съезжаю назад и немного вниз.</text:p>
      <text:p text:style-name="P73"/>
      <text:p text:style-name="P73">Да, так будет толк.</text:p>
      <text:p text:style-name="P73"/>
      <text:p text:style-name="P73">Аликорница приглашающе сдвигает хвост в сторону, открывая мне сокровенное.</text:p>
      <text:p text:style-name="P73"><text:soft-page-break/></text:p>
      <text:p text:style-name="P73">- Иди ко мне, Хуман. Иди ко мне, мой маленький человек! Я так долго ждала тебя!</text:p>
      <text:p text:style-name="P73"/>
      <text:p text:style-name="P7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73">- Сел… Я… Ты… Мы…</text:p>
      <text:p text:style-name="P73"/>
      <text:p text:style-name="P73">Надеюсь, маленькие пони Эквестрии сейчас не смотрят в небо…</text:p>
      <text:p text:style-name="P73"/>
      <text:p text:style-name="P7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73"/>
      <text:p text:style-name="P73">… И чувствую также, что мы падаем.</text:p>
      <text:p text:style-name="P73"/>
      <text:p text:style-name="P73">- Какого дьявола? Сел, следи за высотой! Мы же грохнемся!!!</text:p>
      <text:p text:style-name="P73"/>
      <text:p text:style-name="P7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73">- Я совсем забыла об этом аспекте, - сконфуженно заявляет она. - Вот почему пегасы не занимаются сексом в воздухе. <text:span text:style-name="T766">Фаэри</text:span>, как я теперь вспоминаю, тоже.</text:p>
      <text:p text:style-name="P73">- Прекрати предаваться воспоминаниям! - взвизгиваю я. - Сделай что-нибудь!</text:p>
      <text:p text:style-name="P73"/>
      <text:p text:style-name="P7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73"/>
      <text:p text:style-name="P73">- К сожалению, я сейчас не в том состоянии, чтобы задействовать телепортацию, - бормочет Селестия. - Но я попробую.</text:p>
      <text:p text:style-name="P73"/>
      <text:p text:style-name="P73">На кончике её рога вырастает капля золотистого сияния. <text:span text:style-name="T558">Она растёт и тужится, пока не</text:span> лопается с громким треском. Ошмётки магии забрызгивают нас радужным сиянием. Всё занимает пару секунд.</text:p>
      <text:p text:style-name="P73"/>
      <text:p text:style-name="P73"><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73"/>
      <text:p text:style-name="P73">Затем всё заслоняет она. Аликорница вытягивает шею назад и дотрагивается своим носом до моего.</text:p>
      <text:p text:style-name="P73"/>
      <text:p text:style-name="P73">- Увы, мне очень жаль, Хуман. Пришло время прощаться. Мне ужасно стыдно, что я подвела тебя и жаль, что приходится расставаться.</text:p>
      <text:p text:style-name="P73"/>
      <text:p text:style-name="P73">Её огромные глаза заслоняют несущуюся на нас землю. Её губы касаются моих.</text:p>
      <text:p text:style-name="P73"/>
      <text:p text:style-name="P73">- <text:s/>Знай, я всегда любила тебя.</text:p>
      <text:p text:style-name="P73"/>
      <text:p text:style-name="P73">Это последние слова, которые я слышу до столкновения…</text:p>
      <text:p text:style-name="P73"/>
      <text:p text:style-name="P73">…</text:p>
      <text:p text:style-name="P73"/>
      <text:p text:style-name="P73">- Х-х-хах!!! У-у-уффф!..</text:p>
      <text:p text:style-name="P73"/>
      <text:p text:style-name="P7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73"/>
      <text:p text:style-name="P7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73"/>
      <text:p text:style-name="P73">Вот только место действия не воздушные просторы Эквестрии, а <text:span text:style-name="T558">замковые </text:span>покои принцессы дня!</text:p>
      <text:p text:style-name="P73"/>
      <text:p text:style-name="P73">- Сел!</text:p>
      <text:p text:style-name="P73"/>
      <text:p text:style-name="P73">Я резко подаюсь назад. Запоздало, впрочем. Дело сделано.</text:p>
      <text:p text:style-name="P73"/>
      <text:p text:style-name="P73">- Ты наконец проснулся, Хуман? - невинно поворачивает голову аликорница. - Я уж начала беспокоиться.</text:p>
      <text:p text:style-name="P73">- Я вижу, как ты беспокоишься! Даже магией поддержала в нужный момент, лишь бы не тревожить мой сон! - я <text:span text:style-name="T559">хватаю в руку занавеску</text:span> и вытираю пах.</text:p>
      <text:p text:style-name="P73"><text:soft-page-break/>- Тебе нужно было выспаться. И разрядиться тоже.</text:p>
      <text:p text:style-name="P73"/>
      <text:p text:style-name="P73">Селестия встаёт и потягивается, сначала на переднюю пару ног, потом на заднюю. Я, не удержавшись, вытираю <text:span text:style-name="T559">занавеской</text:span> и её.</text:p>
      <text:p text:style-name="P73"/>
      <text:p text:style-name="P73">-Так. Рассказывай.</text:p>
      <text:p text:style-name="P73"/>
      <text:p text:style-name="P73">Аликорница подходит к бару и начинает совершать магические пассы над бутылками.</text:p>
      <text:p text:style-name="P73"/>
      <text:p text:style-name="P73">- Что же тебе рассказать, Хуман? Всё, что я могла сказать про наш исход с Орунгуна, я уже сказала.</text:p>
      <text:p text:style-name="P73"/>
      <text:p text:style-name="P73">Я поперхаюсь от возмущения.</text:p>
      <text:p text:style-name="P73"/>
      <text:p text:style-name="P73">- Причём тут Орунгун? Почему ты дала себя трахнуть? Ещё и помогла при этом?</text:p>
      <text:p text:style-name="P73"/>
      <text:p text:style-name="P73">Селестия молча бросает кубики льда в коктейль вместе с листочком мяты и левитирует мне бокал. Я нервно отстраняю его.</text:p>
      <text:p text:style-name="P73"/>
      <text:p text:style-name="P73">-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559">и</text:span> с плёткой! Хватит!</text:p>
      <text:p text:style-name="P7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73">- То есть, ты хочешь занять место Джет? - изумляюсь я.</text:p>
      <text:p text:style-name="P73">- Это не обязательно, но если ты так хочешь… - невинно хлопает ресницами аликорница, становясь похож<text:span text:style-name="T559">ей</text:span> на школьницу из японских анимэ. - У <text:s/>меня нет неприятия к дружбе с привилегиями с тобой.</text:p>
      <text:p text:style-name="P73">- Учти, я не люблю тебя. И не полюблю! Я не…</text:p>
      <text:p text:style-name="P73">- Знаю-знаю, ты не конеёб, что бы это ни значило, - ехидно улыбается Селестия. - Никаких проблем! Я тоже не люблю тебя, Хуман. Исключительно дружба!</text:p>
      <text:p text:style-name="P73"/>
      <text:p text:style-name="P73">Аликорница подходит к балкону и <text:span text:style-name="T560">распахивает</text:span> двери. В комнату врывается пение птиц, свежий воздух прочищает мозги.</text:p>
      <text:p text:style-name="P73"/>
      <text:p text:style-name="P73">- Что тебе снилось хоть? - оборачивается она. - Ты часто повторял моё имя. И был так ненасытен, что мне пришлось упираться в стену копытами.</text:p>
      <text:p text:style-name="P73"><text:soft-page-break/>- Мы летали, - бормочу я, <text:span text:style-name="T560">заливаясь краской</text:span>. - Остальное не помню.</text:p>
      <text:p text:style-name="P7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73"/>
      <text:p text:style-name="P73">С этими словами Селестия взлетает в свете восходящего солнца.</text:p>
      <text:p text:style-name="P73"/>
      <text:p text:style-name="P7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73"/>
      <text:p text:style-name="P73">И тебе с этим жить, Хуман.</text:p>
      <text:p text:style-name="P73"/>
      <text:h text:style-name="P410" text:outline-level="2">Глава 1<text:span text:style-name="T25">8</text:span></text:h>
      <text:p text:style-name="P1"/>
      <text:p text:style-name="P16">Выход есть. Если у меня нет тела - надо его добыть. Но ведь нельзя <text:span text:style-name="T1">отб</text:span><text:span text:style-name="T15">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73">- Ты вспомнил? Ты вспомнил! Видишь, я сберегла тайну, как и обещала тебе! Разве после этого я не хорошая девочка? Признай, я — хорошая девочка!</text:p>
      <text:p text:style-name="P73"/>
      <text:p text:style-name="P73">Глаза Хэвэн сияют.</text:p>
      <text:p text:style-name="P73">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73"/>
      <text:p text:style-name="P73">Хэвэн смешливо трясёт головой, когда один из парашютиков залетает ей в нос.</text:p>
      <text:p text:style-name="P73"/>
      <text:p text:style-name="P7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73">- Ты — хорошая девочка! - со смехом подтверждаю я и раскрываю объятия.</text:p>
      <text:p text:style-name="P73"/>
      <text:p text:style-name="P73">Хэвэн с готовностью стремится ко мне.</text:p>
      <text:p text:style-name="P73"/>
      <text:p text:style-name="P73">- Ты — хорошая девочка! - я обнимаю Хэвэн и зарываюсь лицом в её гриву. Она прижимается ко мне и ложит голову на плечо. Ветер треплет мои волосы.</text:p>
      <text:p text:style-name="P73"/>
      <text:p text:style-name="P73">З-з-з-з… КЛАК!</text:p>
      <text:p text:style-name="P73"/>
      <text:p text:style-name="P73">- Протокол «<text:span text:style-name="T27">AMAZING</text:span>» исполнен — слышу я негромкий механический голос из лежащего в траве гермошлема.</text:p>
      <text:p text:style-name="P73"/>
      <text:p text:style-name="P7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73"/>
      <text:p text:style-name="P73">Ужас медленно сковывает меня…</text:p>
      <text:p text:style-name="P73"/>
      <text:p text:style-name="P73">Я пытаюсь отстраниться, но что-то объединяет меня с Хэвэн в одно целое.</text:p>
      <text:p text:style-name="P73"/>
      <text:p text:style-name="P73">Я знаю, что...</text:p>
      <text:p text:style-name="P73"/>
      <text:p text:style-name="P7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73"/>
      <text:p text:style-name="P7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73"/>
      <text:p text:style-name="P73">Ложится и больше не встаёт.</text:p>
      <text:p text:style-name="P73"/>
      <text:p text:style-name="P73">- Ты — хорошая девочка, - по-инерции лепечу я в прострации. - Ты — хорошая девочка…</text:p>
      <text:p text:style-name="P73"><text:soft-page-break/></text:p>
      <text:p text:style-name="P346"><text:span text:style-name="T224">Пустота</text:span><text:span text:style-name="T129"> безучастно слушает эти повторы. </text:span><text:span text:style-name="T224">В пространстве расползаются огненные облака, затмевая собою солнце. И</text:span><text:span text:style-name="T130">з тихого писка </text:span><text:span text:style-name="T224">зарождается</text:span><text:span text:style-name="T130"> вой сирены и нарастает до истошного, закладывающего уши рева. </text:span><text:span text:style-name="Default_20_Paragraph_20_Font"><text:span text:style-name="T77">Небо темнеет. До меня доносятся крики, среди которых я узнаю голоса Молнии и других — </text:span></text:span><text:span text:style-name="Default_20_Paragraph_20_Font"><text:span text:style-name="T80">десятки тревожных воплей доносятся из разных частей ставшего необычно маленьким мирка</text:span></text:span><text:span text:style-name="Default_20_Paragraph_20_Font"><text:span text:style-name="T77">. Долины колышущейся травы, искрящиеся под утренним солнцем реки, темнеющие непролазной </text:span></text:span><text:span text:style-name="Default_20_Paragraph_20_Font"><text:span text:style-name="T80">чащобой</text:span></text:span><text:span text:style-name="Default_20_Paragraph_20_Font"><text:span text:style-name="T77"> леса — всё покрывается серой пылью и пеплом под затянутым </text:span></text:span><text:span text:style-name="Default_20_Paragraph_20_Font"><text:span text:style-name="T88">пламенеющими</text:span></text:span><text:span text:style-name="Default_20_Paragraph_20_Font"><text:span text:style-name="T77"> тучами небом. Розовый туман ядовитой испариной выливается из покосившихся башен прилепившегося к скале города.</text:span></text:span></text:p>
      <text:p text:style-name="P73"/>
      <text:p text:style-name="P338"><text:span text:style-name="Default_20_Paragraph_20_Font"><text:span text:style-name="T77">Я слышу шум рушащейся стены </text:span></text:span><text:span text:style-name="Default_20_Paragraph_20_Font"><text:span text:style-name="T80">у края мира</text:span></text:span><text:span text:style-name="Default_20_Paragraph_20_Font"><text:span text:style-name="T77">. Металлическ</text:span></text:span><text:span text:style-name="Default_20_Paragraph_20_Font"><text:span text:style-name="T81">ий</text:span></text:span><text:span text:style-name="Default_20_Paragraph_20_Font"><text:span text:style-name="T77"> </text:span></text:span><text:span text:style-name="Default_20_Paragraph_20_Font"><text:span text:style-name="T81">скрежет и грохот камней</text:span></text:span><text:span text:style-name="Default_20_Paragraph_20_Font"><text:span text:style-name="T77"> знаменует освобождение </text:span></text:span><text:span text:style-name="Default_20_Paragraph_20_Font"><text:span text:style-name="T60">PHOENIX</text:span></text:span><text:span text:style-name="Default_20_Paragraph_20_Font"><text:span text:style-name="T77">. Темная </text:span></text:span><text:span text:style-name="Default_20_Paragraph_20_Font"><text:span text:style-name="T88">угловатая </text:span></text:span><text:span text:style-name="Default_20_Paragraph_20_Font"><text:span text:style-name="T77">тень скользит из </text:span></text:span><text:span text:style-name="Default_20_Paragraph_20_Font"><text:span text:style-name="T81">гранитных</text:span></text:span><text:span text:style-name="Default_20_Paragraph_20_Font"><text:span text:style-name="T77"> развалин к лежащей </text:span></text:span><text:span text:style-name="Default_20_Paragraph_20_Font"><text:span text:style-name="T81">в траве</text:span></text:span><text:span text:style-name="Default_20_Paragraph_20_Font"><text:span text:style-name="T77"> Хэвэн. </text:span></text:span><text:span text:style-name="Default_20_Paragraph_20_Font"><text:span text:style-name="T80">Я слышу победное рычание и тень растворяется в лежащей на траве </text:span></text:span><text:span text:style-name="Default_20_Paragraph_20_Font"><text:span text:style-name="T88">магической</text:span></text:span><text:span text:style-name="Default_20_Paragraph_20_Font"><text:span text:style-name="T80"> лошади. </text:span></text:span><text:span text:style-name="Default_20_Paragraph_20_Font"><text:span text:style-name="T29">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73">Хэвэн тяжело поднимается, скрежеща металлическими суставами. Голова её мотается, как будто она пытается обрести утраченную ориентацию.</text:p>
      <text:p text:style-name="P73"/>
      <text:p text:style-name="P326"><text:span text:style-name="Default_20_Paragraph_20_Font"><text:span text:style-name="T29">- Боевой модуль PHOENIX принимает управление. Начинаю операцию «</text:span></text:span><text:span text:style-name="Default_20_Paragraph_20_Font"><text:span text:style-name="T77">Армагеддон»</text:span></text:span><text:span text:style-name="Default_20_Paragraph_20_Font"><text:span text:style-name="T29">.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73"/>
      <text:p text:style-name="P73">Мир гаснет.</text:p>
      <text:p text:style-name="P73"/>
      <text:p text:style-name="P1">~~~</text:p>
      <text:p text:style-name="P73"/>
      <text:p text:style-name="P73">- Ты — хорошая девочка, - повторяю я в ступоре.</text:p>
      <text:p text:style-name="P73"/>
      <text:p text:style-name="P73">Китайский генератор по-прежнему фырчит в углу. Процент заряда ноутбука приближается к восьмидесяти.</text:p>
      <text:p text:style-name="P73"/>
      <text:p text:style-name="P73">«Соединение разорвано со стороны сервера. Сессия закрыта» - читаю я на консоли экрана.</text:p>
      <text:p text:style-name="P73"/>
      <text:p text:style-name="P73">- Ты — хорошая девочка…</text:p>
      <text:p text:style-name="P73"/>
      <text:p text:style-name="P1">***</text:p>
      <text:p text:style-name="P73"><text:soft-page-break/></text:p>
      <text:p text:style-name="P1"><text:s text:c="2"/>~~~50 лет от основания Эквестрии~~~</text:p>
      <text:p text:style-name="P73"/>
      <text:p text:style-name="P73">Позвонки жалобно хрустят, уступая давлению.</text:p>
      <text:p text:style-name="P73">- Осторожнее, осторожнее! - кричу я. - Не мешок с картошкой топчешь!</text:p>
      <text:p text:style-name="P73"/>
      <text:p text:style-name="P7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73"/>
      <text:p text:style-name="P7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7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561">Ночи</text:span>!</text:p>
      <text:p text:style-name="P7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73">- Ну-ну, не ворчи, - примирительно бормочу я. - Там, на самом деле, вовсе не воровство было, если уж на то пошло. Тот <text:span text:style-name="T782">бухгалтер, </text:span>жеребчик из Понхэнджа, просто оказался идеалистом <text:span text:style-name="T782">и</text:span> фанатом хуфбола. <text:span text:style-name="T782">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7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73"/>
      <text:p text:style-name="P73">Копыто с силой надавливает мне на копчик.</text:p>
      <text:p text:style-name="P73"/>
      <text:p text:style-name="P73">- Уф-ф! Зря ты так. Помирилась бы с ней, что ли? Она очень этого хочет, честное слово! Я готов быть посредником. Бесплатно!</text:p>
      <text:p text:style-name="P73">- Она знает, как с Нами можно помириться, - мрачно заявляет Луна. - Это вполне легко. Если только она по-настоящему хочет.</text:p>
      <text:p text:style-name="P73">- Опять ты за своё. Лу, я же говорил — это единственное, что она не может сделать. Не проси. Всё остальное — пожалуйста. Но не это.</text:p>
      <text:p text:style-name="P73"><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73">Нам не хватает родины, - тихо вздыхает Луна.</text:p>
      <text:p text:style-name="P73"/>
      <text:p text:style-name="P73">…</text:p>
      <text:p text:style-name="P73">…</text:p>
      <text:p text:style-name="P73">…</text:p>
      <text:p text:style-name="P73"><text:s/></text:p>
      <text:p text:style-name="P73">…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82">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73"/>
      <text:p text:style-name="P73">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82">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73"/>
      <text:p text:style-name="P73">В этом-то и проблема.</text:p>
      <text:p text:style-name="P73"/>
      <text:p text:style-name="P73">…</text:p>
      <text:p text:style-name="P73"/>
      <text:p text:style-name="P18">Первые лет двадцать я этого не замечал. Ну, есть такой период в жизни человека, когда ему можно с тем же успехом дать и двадцать лет, и сорок. <text:span text:style-name="T782">Моложавый</text:span> тип лица, смещение общего возраста старения человечества и т.д.</text:p>
      <text:p text:style-name="P18">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8"/>
      <text:p text:style-name="P18">Вручая королевские награды победителям праздничных состязаний, я услышал негромкий оклик со спины.</text:p>
      <text:p text:style-name="P18"/>
      <text:p text:style-name="P18">- Хуман?</text:p>
      <text:p text:style-name="P64"><text:soft-page-break/></text:p>
      <text:p text:style-name="P18">За спиной стояла Джет. Взглянув на неё, я остолбенел.</text:p>
      <text:p text:style-name="P18"/>
      <text:p text:style-name="P18">Все эти годы после разлуки с пегаской я жил в окружении нестареющих аликорниц и безликой дворцовой прислуги. <text:span text:style-name="T782">Бессмертные</text:span> принцессы и меняющиеся каждые несколько лет слуги создавали ровное течение лет, котор<text:span text:style-name="T782">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8"/>
      <text:p text:style-name="P326"><text:span text:style-name="Default_20_Paragraph_20_Font"><text:span text:style-name="T31">И только сейчас, глядя на седогривую пони, я осознал, сколько времени прошло. И понял, что </text:span></text:span><text:span text:style-name="Default_20_Paragraph_20_Font"><text:span text:style-name="T241">сам</text:span></text:span><text:span text:style-name="Default_20_Paragraph_20_Font"><text:span text:style-name="T31"> </text:span></text:span><text:span text:style-name="Default_20_Paragraph_20_Font"><text:span text:style-name="T57">я</text:span></text:span><text:span text:style-name="Default_20_Paragraph_20_Font"><text:span text:style-name="T31"> неподвластен времени.</text:span></text:span></text:p>
      <text:p text:style-name="P326"><text:span text:style-name="Default_20_Paragraph_20_Font"><text:span text:style-name="T31"/></text:span></text:p>
      <text:p text:style-name="P326"><text:span text:style-name="Default_20_Paragraph_20_Font"><text:span text:style-name="T31">И хотя пегаска восприняла как должное мою нетронутую временем молодость, после посиделок с ней я сразу же помчался к Платине.</text:span></text:span></text:p>
      <text:p text:style-name="P326"><text:span text:style-name="Default_20_Paragraph_20_Font"><text:span text:style-name="T62"/></text:span></text:p>
      <text:p text:style-name="P18">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8"/>
      <text:p text:style-name="P18">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8"/>
      <text:p text:style-name="P18">- Знаешь, Хум, - говорила Платина, - тебе покажется странным то, что я скажу, но эксперименты <text:span text:style-name="T562">говорят о</text:span> нек<text:span text:style-name="T562">оей</text:span> двойственност<text:span text:style-name="T562">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8">- То есть, как откуда взялась? Ты хочешь сказать, что она не моя, данная мне при рождении?</text:p>
      <text:p text:style-name="P18">-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8"/>
      <text:p text:style-name="P326"><text:span text:style-name="Default_20_Paragraph_20_Font"><text:span text:style-name="T29">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31">в</text:span></text:span><text:span text:style-name="Default_20_Paragraph_20_Font"><text:span text:style-name="T29">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40">не в силах последовать за ними</text:span></text:span><text:span text:style-name="Default_20_Paragraph_20_Font"><text:span text:style-name="T29">…</text:span></text:span></text:p>
      <text:p text:style-name="P68"/>
      <text:p text:style-name="P73">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68"/>
      <text:p text:style-name="P73"><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563">(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73"/>
      <text:p text:style-name="P326"><text:span text:style-name="Default_20_Paragraph_20_Font"><text:span text:style-name="T29">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40">или сорок</text:span></text:span><text:span text:style-name="Default_20_Paragraph_20_Font"><text:span text:style-name="T29">.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73"/>
      <text:p text:style-name="P73">…</text:p>
      <text:p text:style-name="P68"/>
      <text:p text:style-name="P73">В узком окне башни показывается шпиль городской ратуши. Я гляжу мимоходом на башенные часы.</text:p>
      <text:p text:style-name="P73">Проклятье! Без пяти два! Надо ускориться!</text:p>
      <text:p text:style-name="P73"/>
      <text:p text:style-name="P18">Сворачиваю с винтовой лестницы в боковой проём открытой галереи.</text:p>
      <text:p text:style-name="P68"/>
      <text:p text:style-name="P73">В далёком мире моей пре<text:span text:style-name="T564">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68"/>
      <text:p text:style-name="P18">Быстрым бегом достигаю середины мостика, одновременно доставая моток верёвки из-за пазухи.</text:p>
      <text:p text:style-name="P73"/>
      <text:p text:style-name="P73">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68"/>
      <text:p text:style-name="P326"><text:span text:style-name="Default_20_Paragraph_20_Font"><text:span text:style-name="T29">…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40">Астрономической </text:span></text:span><text:span text:style-name="Default_20_Paragraph_20_Font"><text:span text:style-name="T29">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73"/>
      <text:p text:style-name="P18">Перекидываю верёвку через поручень, крепко хватаю оба конца и перешагиваю через ограждение.</text:p>
      <text:p text:style-name="P68"/>
      <text:p text:style-name="P73"><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564">в то время, как Астрономическую проектировала Луна</text:span>!</text:p>
      <text:p text:style-name="P68"/>
      <text:p text:style-name="P326"><text:span text:style-name="Default_20_Paragraph_20_Font"><text:span text:style-name="T31">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64"/>
      <text:p text:style-name="P73">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564">по верёвке </text:span>избавляет меня от спуска по по этим сраным винтовым лестницам без <text:span text:style-name="T782">ограждения</text:span>! И хуже сраных винтовых лестниц внутри башен могут быть только сраные винтовые лестницы снаружи башень, разумеется, тоже без <text:span text:style-name="T782">ограждения</text:span>! При проектировании замка я как-то само-собой разуме<text:span text:style-name="T564">ю</text:span>щеся предположил, что пони сделают привычные лестницы с <text:span text:style-name="T782">ограждением для безопасности</text:span> и обозначил их на чертеже лишь минимальными отметками, типа “тут лестница через все этажи до <text:span text:style-name="T564">крыши</text:span>”. <text:span text:style-name="T564">И не проконтролировал исполнение, з</text:span>а что теперь горько расплачиваюсь…</text:p>
      <text:p text:style-name="P68"/>
      <text:p text:style-name="P73">… Гораздо труднее было с чёрными ходами, часто закрытыми или вообще замурованными, <text:span text:style-name="T782">или</text:span>, в лучшем случае, охраняемыми скучающ<text:span text:style-name="T782">ей</text:span> <text:span text:style-name="T782">ночной </text:span>страж<text:span text:style-name="T782">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68"/>
      <text:p text:style-name="P73">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68"/>
      <text:p text:style-name="P73">И вот ты несёшься вниз через этажи и лестницы с отчётом под мышкой, стараясь успеть к приёму…</text:p>
      <text:p text:style-name="P73"/>
      <text:p text:style-name="P18">КРАК!!! … Ох!…</text:p>
      <text:p text:style-name="P64"/>
      <text:p text:style-name="P326"><text:span text:style-name="Default_20_Paragraph_20_Font"><text:span text:style-name="T29">Обидно даже не то, что рукав дорогущего костюма разошёлся в подмышке во время очередного дюльфера</text:span></text:span><text:span text:style-name="Footnote_20_Reference"><text:span text:style-name="T29"><text:note text:id="ftn8" text:note-class="footnote"><text:note-citation>8</text:note-citation><text:note-body><text:p text:style-name="Footnote"><text:span text:style-name="Default_20_Paragraph_20_Font"><text:span text:style-name="T29">Дюльфер - скоростной спуск по верёвке на крутых и отвесных стенах.</text:span></text:span></text:p></text:note-body></text:note></text:span></text:span><text:span text:style-name="Default_20_Paragraph_20_Font"><text:span text:style-name="T29">.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73"/>
      <text:p text:style-name="P73">Ну уж нет! Я не для того корпел над этой проклятой бумажкой до позеленения, чтоб так просто сдаться!</text:p>
      <text:p text:style-name="P68"><text:soft-page-break/></text:p>
      <text:p text:style-name="P73">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73"/>
      <text:p text:style-name="P73">Просто шикарно! Заявиться на приём торговой миссии грифонов с поджареными яйцами – это по-нашему!</text:p>
      <text:p text:style-name="P73"/>
      <text:p text:style-name="P73">В последние шесть футов высоты отпускаю верёвку и прыгаю на брусчатку аллеи прямо перед офигевшим стражником, <text:span text:style-name="T782">едва не насадившись на его пику</text:span>. С торжествующим хрипом подбираю отчёт.</text:p>
      <text:p text:style-name="P68"/>
      <text:p text:style-name="P73">- Как они там, Блэйк? - указываю глазами на лестницу в центральный холл.</text:p>
      <text:p text:style-name="P73">- Зашли пятнадцать минут назад, - отвечает солнечный страж, косясь на мои ошмётки одежды.</text:p>
      <text:p text:style-name="P73"/>
      <text:p text:style-name="P73">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73"/>
      <text:p text:style-name="P73">Чертыхаясь, несусь к неприметной дверце в цоколе дворца. Через пару минут вываливаюсь из подсобки у тронного зала в ореоле веников и швабр.</text:p>
      <text:p text:style-name="P73"/>
      <text:p text:style-name="P73">Церемонимейстер, завидев меня, подпрыгивает от нетерпения:</text:p>
      <text:p text:style-name="P68"/>
      <text:p text:style-name="P73">- Поторопитесь, мой принц! Доттид Карв задержал делегацию в Розовом зале, но грифоны уже пять минут проявляют признаки нетерпения!</text:p>
      <text:p text:style-name="P68"/>
      <text:p text:style-name="P73">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8"/>
      <text:p text:style-name="P73">…</text:p>
      <text:p text:style-name="P73"/>
      <text:p text:style-name="P73">Две аликорницы недвижимо смотрят на меня с высоты трона в центре зала.</text:p>
      <text:p text:style-name="P68"/>
      <text:p text:style-name="P73">- Хуман, с тобой всё в порядке? - первой нарушает молчание Селестия. - Твой костюм…</text:p>
      <text:p text:style-name="P73">-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73"><text:soft-page-break/>- <text:span text:style-name="T782">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8"/>
      <text:p text:style-name="P73">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3"/>
      <text:p text:style-name="P73">- Не нервничай, дорогой, - шепчет мне Сел, - все мы немного взвинчены этой миссией. Шанс поправить хромающую на все четыре ноги экономику <text:span text:style-name="T782">страны</text:span> представляется не часто.</text:p>
      <text:p text:style-name="P68"/>
      <text:p text:style-name="P73">Гомон за дверью усиливается. Раздаются три удара древком алебарды в пол. Двери распахиваются.</text:p>
      <text:p text:style-name="P73"/>
      <text:p text:style-name="P73">-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68"/>
      <text:p text:style-name="P73">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82">е</text:span>тся <text:span text:style-name="T782">д</text:span>южин<text:span text:style-name="T782">а</text:span> крестов и медалей. Следом за ним в зал входят ещё две зверюги поменьше, с меньшим количеством побрякушек на перьях.</text:p>
      <text:p text:style-name="P68"/>
      <text:p text:style-name="P73">- Да будет вам известно, Ваши Высочества, - начинает старший после формального кивка головой, - делегация <text:span text:style-name="T782">грифонов</text:span> прибыла сюда отнюдь не для обсуждения особенностей архитектуры пони доэквестрийской эпохи!</text:p>
      <text:p text:style-name="P73"/>
      <text:p text:style-name="P73">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8"/>
      <text:p text:style-name="P73">- Королевство Грифонов <text:span text:style-name="T782">представляемое принципалом</text:span>… <text:span text:style-name="T782">величайше </text:span>рассчитывает… заключить торговое соглашение… <text:span text:style-name="T782">с Объединённым Королевством Эквестрии, Клаудсдейла и Кристальной Империи!</text:span></text:p>
      <text:p text:style-name="P73"/>
      <text:p text:style-name="P73">Грифон кидает взгляд на трон и, сверкнув красным глазом сквозь монокль, продолжает.</text:p>
      <text:p text:style-name="P73"/>
      <text:p text:style-name="P73">-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73"/>
      <text:p text:style-name="P73">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3"><text:soft-page-break/></text:p>
      <text:p text:style-name="P73">-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3"/>
      <text:p text:style-name="P73">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73"/>
      <text:p text:style-name="P73">- Мы не могли бы остаться наедине, без этих… лишних ушей?</text:p>
      <text:p text:style-name="P68"/>
      <text:p text:style-name="P73">Селестия хмурится, но кивает. Стража и советник оставляют зал.</text:p>
      <text:p text:style-name="P73"/>
      <text:p text:style-name="P73">- А обезьяна? - грифон кивает на меня.</text:p>
      <text:p text:style-name="P73"/>
      <text:p text:style-name="P73">Во вгляде белоснежной аликорницы появляется лёд.</text:p>
      <text:p text:style-name="P73"/>
      <text:p text:style-name="P73">- Не смейте оскорблять принца Эквестрии, Горг! Хуман останется с нами!</text:p>
      <text:p text:style-name="P73"/>
      <text:p text:style-name="P73">Железный клюв пернатой скотины чуть приоткрывается в насмешливом клёкоте.</text:p>
      <text:p text:style-name="P68"/>
      <text:p text:style-name="P73">-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68"/>
      <text:p text:style-name="P73">Гадёныш снова склоняет голову перед аликорницей, совершенно игнорируя меня.</text:p>
      <text:p text:style-name="P73">Мне хочется бросить в этого мудака горшок с петуниями. Селестия, словно догадываясь, успокаивающе оглаживает меня тыльной стороной крыла.</text:p>
      <text:p text:style-name="P68"/>
      <text:p text:style-name="P73">-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73">-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82">двадцати</text:span> лет назад…</text:p>
      <text:p text:style-name="P68"/>
      <text:p text:style-name="P73"><text:soft-page-break/>Я с удивлением смотрю на синюю аликорницу. Чего-чего, а помощи с этой стороны ты не ожидал, Хуман!</text:p>
      <text:p text:style-name="P73"/>
      <text:p text:style-name="P73">-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73">-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68"/>
      <text:p text:style-name="P73">Я с удовольствием наблюдаю, как кожа вокруг глаз грифона приобретает красивый фиолетовый оттенок.</text:p>
      <text:p text:style-name="P73"/>
      <text:p text:style-name="P73">- Но довольно этой светской болтовни! - разряжает обстановку Сел. - Ты, кажется, хотел нам что-то рассказать, Горг?</text:p>
      <text:p text:style-name="P68"/>
      <text:p text:style-name="P73">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3"/>
      <text:p text:style-name="P73">-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82">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8"/>
      <text:p text:style-name="P73">Горг закашливается в смехе.</text:p>
      <text:p text:style-name="P73"/>
      <text:p text:style-name="P73">- В общем, светлейшие, подытоживая: вы в крутом пике…</text:p>
      <text:p text:style-name="P68"/>
      <text:p text:style-name="P73">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3"/>
      <text:p text:style-name="P73"><text:soft-page-break/>Зрачки грифона скачут от Селестии к Луне и обратно. Наконец он замечает моё замешательство и насмешливо клокочет.</text:p>
      <text:p text:style-name="P73"/>
      <text:p text:style-name="P73">- Теперь выслушайте наше предложение.</text:p>
      <text:p text:style-name="P73"/>
      <text:p text:style-name="P73">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3"/>
      <text:p text:style-name="P326"><text:span text:style-name="Default_20_Paragraph_20_Font"><text:span text:style-name="T29">-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225">Многие </text:span></text:span><text:span text:style-name="Default_20_Paragraph_20_Font"><text:span text:style-name="T89">державы отозвали послов. </text:span></text:span><text:span text:style-name="Default_20_Paragraph_20_Font"><text:span text:style-name="T77">Драконы… Мы имеем некоторые дипломатические сложности с</text:span></text:span><text:span text:style-name="Default_20_Paragraph_20_Font"><text:span text:style-name="T29"> драконами… А также с минотаврами… И с зебрами… И с…</text:span></text:span></text:p>
      <text:p text:style-name="P73"/>
      <text:p text:style-name="P73">- Мы знаем, с кем у вас возникли затруднения, - подаёт голос Селестия. - Проще сказать, с кем у вас их НЕ возникло. С Эквестрией. Всё.</text:p>
      <text:p text:style-name="P68"/>
      <text:p text:style-name="P73">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3"/>
      <text:p text:style-name="P73">-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3"/>
      <text:p text:style-name="P73">Молчание аликорниц только подчёркивает хриплое дыхание посла.</text:p>
      <text:p text:style-name="P68"/>
      <text:p text:style-name="P73">- В ответ на наше щедрое предложение, нам нужно совсем немного… Ваше государство имеет некоторый… кхм… авторитет среди <text:span text:style-name="T782">кое-каких</text:span> <text:span text:style-name="T782">мало</text:span>развитых стран <text:span text:style-name="T782">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3"/>
      <text:p text:style-name="P73">- СОРОК!</text:p>
      <text:p text:style-name="P73"/>
      <text:p text:style-name="P73">- Что? - птичьи глаза Горга быстро-быстро моргают, выдавая крайнюю степень растерянности их обладателя.</text:p>
      <text:p text:style-name="P73"/>
      <text:p text:style-name="P73"><text:soft-page-break/>- Сорок процентов! За сорок лет! - стальным голосом Селестии можно валить лес.</text:p>
      <text:p text:style-name="P73"/>
      <text:p text:style-name="P73">Грифон поперхается, но быстро оправляется.</text:p>
      <text:p text:style-name="P73"/>
      <text:p text:style-name="P73">- Да вы рехнулись, светлейшие!!! - вопит он, картинно прикрыв глаза крылом.</text:p>
      <text:p text:style-name="P73"/>
      <text:p text:style-name="P73">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3"/>
      <text:p text:style-name="P73">-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73"/>
      <text:p text:style-name="P73">-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82">Закрывать дипмиссии мы не будем.</text:span> Но было бы высшей глупостью считать, что мы примем это просто так, с распростёртыми объятиями!</text:p>
      <text:p text:style-name="P73"/>
      <text:p text:style-name="P73">-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3">- Тридцать пять процентов! За тридцать пять лет! Не морочь мне голову, <text:span text:style-name="T782">Горг</text:span> – сто шестьдесят вагонеток в Крогхарте добывалось сто лет назад! Сейчас и пятьдесят – за счастье.</text:p>
      <text:p text:style-name="P73">- Светлейшие, мне отрубят голову по возвращению! Семь процентов! За семь лет!</text:p>
      <text:p text:style-name="P73">-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3">-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73">-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82">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82">со</text:span>жгли дотла — <text:span text:style-name="T782">Торч тот ещё весельчак</text:span>. Какую хоть пеню <text:span text:style-name="T782">он </text:span>вам назначил, если не секрет?</text:p>
      <text:p text:style-name="P73">- Тридцать миллионов золотом, - еле слышно бурчит грифон. Я ощущаю на себе его яростный взгляд через крыло.</text:p>
      <text:p text:style-name="P73"><text:soft-page-break/>- Значит, умыкнули вы триста тысяч – учитывая стократную пеню за воровство у древн<text:span text:style-name="T782">его</text:span> зме<text:span text:style-name="T782">я</text:span>, - подытоживает аликорница. - И стоило ради десяти сундуков золота ставить под угрозу существование державы?</text:p>
      <text:p text:style-name="P73"/>
      <text:p text:style-name="P73">Из-под крыла доносится только скрежет металлического клюва.</text:p>
      <text:p text:style-name="P73"/>
      <text:p text:style-name="P73">-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73">- Светлейшая! - Горг внезапно складывает крыло и мы видим его сияющий лик, - я поражён <text:span text:style-name="T782">твоей </text:span>щедростью! Всемерно благодарю! Дед рассказывал мне о деталях предыдущей сделки, но <text:span text:style-name="T782">твоя доброта</text:span> сейчас превзошла её!</text:p>
      <text:p text:style-name="P73">- Передавай привет Гуннару, - махает копытом аликорница, – и мне <text:span text:style-name="T782">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68"/>
      <text:p text:style-name="P73">Я провожу процессию до выхода из тронного зала. Замешкавшись в дверях, железноклювый грифон неожиданно подмигивает мне.</text:p>
      <text:p text:style-name="P73">Я непонимающе смотрю ему вслед.</text:p>
      <text:p text:style-name="P73"/>
      <text:p text:style-name="P73">-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8"/>
      <text:p text:style-name="P73">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3"/>
      <text:p text:style-name="P73">- Каруна, - кивает мне грифониха. - Очень приятно видеть вас вместе. Вы просто созданы друг для друга.</text:p>
      <text:p text:style-name="P68"/>
      <text:p text:style-name="P73">Я молча прикрываю за ней дверь и возвращаюсь к своим.</text:p>
      <text:p text:style-name="P73"/>
      <text:p text:style-name="P73">- Горг извинился перед тобой за своё поведение? - спрашивает Селестия.</text:p>
      <text:p text:style-name="P73">- Нет. Извинилась его… ммм… сопровождающая.</text:p>
      <text:p text:style-name="P73"><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68"/>
      <text:p text:style-name="P73">Я философски пожимаю плечами.</text:p>
      <text:p text:style-name="P73"/>
      <text:p text:style-name="P73">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73"/>
      <text:p text:style-name="P73">- Пять битов! - поворачивается к Луне Селестия.</text:p>
      <text:p text:style-name="P73"/>
      <text:p text:style-name="P73">Та молча достаёт монетку из шкафчика за троном и кладёт в протянутое копыто.</text:p>
      <text:p text:style-name="P68"/>
      <text:p text:style-name="P73">…</text:p>
      <text:p text:style-name="P73">…</text:p>
      <text:p text:style-name="P73">…</text:p>
      <text:p text:style-name="P73"/>
      <text:p text:style-name="P73">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83">Горячий пар играет</text:span> тен<text:span text:style-name="T783">ями</text:span> на стенах и <text:span text:style-name="T783">томно </text:span>растёкшейся на нижней лавке аликорнице.</text:p>
      <text:p text:style-name="P73"/>
      <text:p text:style-name="P73">- Ты меня убить хочешь, - вяло возражает Селестия.</text:p>
      <text:p text:style-name="P73"/>
      <text:p text:style-name="P73">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73"/>
      <text:p text:style-name="P123">Я молча ставлю ковшик <text:span text:style-name="T783">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23"/>
      <text:p text:style-name="P123">«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16">п</text:span><text:span text:style-name="T565">арном</text:span><text:span text:style-name="T1"> </text:span>ящике сколь угодно долго, но какой тогда во всём этом смысл?»</text:p>
      <text:p text:style-name="P123"/>
      <text:p text:style-name="P73"><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73"/>
      <text:p text:style-name="P7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73"/>
      <text:p text:style-name="P73">- Сегодня уже треть часа. Поздравляю! В следующий раз сделаем два захода.</text:p>
      <text:p text:style-name="P7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73">- <text:span text:style-name="T783">Деньги</text:span> ни при чём. Луна хочет домой.</text:p>
      <text:p text:style-name="P73"/>
      <text:p text:style-name="P73">Селестия <text:span text:style-name="T783">страдальчески </text:span>заводит глаза и прикрывает лицо крылом.</text:p>
      <text:p text:style-name="P73"/>
      <text:p text:style-name="P7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73"/>
      <text:p text:style-name="P73">Тяжёлый вздох слышится из-под крыла.</text:p>
      <text:p text:style-name="P73"/>
      <text:p text:style-name="P73">- Многое я дала бы, чтобы развеять свои страхи относительно сестры и <text:span text:style-name="T783">показать ей</text:span> <text:span text:style-name="T783">Орунгун</text:span>, - бормочет сквозь крыло аликорница.</text:p>
      <text:p text:style-name="P73">- Так, может, и развеяла бы? Разве нет способа как-нибудь определить, есть ли <text:span text:style-name="T783">Иль-Шогг</text:span> в Луне, или нет?</text:p>
      <text:p text:style-name="P73"/>
      <text:p text:style-name="P73">Селестия встаёт с шезлонга. Она медленно идёт вдоль бортика бассейна, стараясь скрыть смущение. У неё плохо получается.</text:p>
      <text:p text:style-name="P73"/>
      <text:p text:style-name="P73">- Вообще-то есть. Переплетение сознаний. Только…</text:p>
      <text:p text:style-name="P73">- Только что?</text:p>
      <text:p text:style-name="P73"><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17">в</text:span><text:span text:style-name="T566"> момент переплетения </text:span><text:span text:style-name="T783">чувствовал и </text:span><text:span text:style-name="T566">вспоминал</text:span> его напарник. В принципе, так можно определить, есть ли в ком-то присутствие чуждой сущности.</text:p>
      <text:p text:style-name="P73"/>
      <text:p text:style-name="P73">Селестия делает глоток кофе из чашечки и продолжает.</text:p>
      <text:p text:style-name="P73"/>
      <text:p text:style-name="P73">- Мы с Луной и до прибытия <text:span text:style-name="T783">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566">маленький </text:span>человек, чем Луна объединит со мной сознание.</text:p>
      <text:p text:style-name="P73"/>
      <text:p text:style-name="P73">Я делаю покерфейс.</text:p>
      <text:p text:style-name="P73"/>
      <text:p text:style-name="P73">- Понимаю. Паршиво.</text:p>
      <text:p text:style-name="P73"/>
      <text:p text:style-name="P73">Селестия долго смотрит на своё отражение в бассейне. Потом она поворачивается ко мне и тихо произносит.</text:p>
      <text:p text:style-name="P73"/>
      <text:p text:style-name="P73">- И даже если бы она открылась мне… Всё равно ничего бы не вышло.</text:p>
      <text:p text:style-name="P73">- ?</text:p>
      <text:p text:style-name="P73"/>
      <text:p text:style-name="P73">Долгий взгляд светлой аликорницы, кажется, пронизывает меня насквозь. В конце-концов, она кивает своим мыслям и обращается ко мне.</text:p>
      <text:p text:style-name="P73"/>
      <text:p text:style-name="P73">- Пойдём, Хуман. Я хочу кое-что показать тебе.</text:p>
      <text:p text:style-name="P73"/>
      <text:p text:style-name="P7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73"/>
      <text:p text:style-name="P7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73"/>
      <text:p text:style-name="P73">Аликорница ложится у моих ног.</text:p>
      <text:p text:style-name="P73"/>
      <text:p text:style-name="P73">- Забирайся мне на спину, Хуман. Дальше мы <text:span text:style-name="T566">полетим</text:span>.</text:p>
      <text:p text:style-name="P73"><text:soft-page-break/></text:p>
      <text:p text:style-name="P73">Происходящее вызывает у меня дежавю с Луной, когда она пронесла меня сквозь мир снов в свои воспоминания.</text:p>
      <text:p text:style-name="P73"/>
      <text:p text:style-name="P73">- Ты же не владеешь снопроходчеством. Луна говорила…</text:p>
      <text:p text:style-name="P73">- Я не собираюсь проводить тебя в свои сны, Хуман, - отвечает Селестия. - Реальность иногда хуже всяких кошмаров.</text:p>
      <text:p text:style-name="P73"/>
      <text:p text:style-name="P73">Эти слова заставляют меня застыть над аликорницей с задранной ногой.</text:p>
      <text:p text:style-name="P73"/>
      <text:p text:style-name="P73">- Кошмары? Ты хочешь показать мне кошмары?</text:p>
      <text:p text:style-name="P7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73">- Зачем? - бормочу я. - Я не прокурор, а ты не подсудимая. Мне не нужны твои…</text:p>
      <text:p text:style-name="P73">- Затем, - перебивает меня аликорница, - что ты мой муж. И не пристало супруге ходить под подозрением.</text:p>
      <text:p text:style-name="P73"/>
      <text:p text:style-name="P73">С этими словами она встаёт и мы взмываем в ночное небо.</text:p>
      <text:p text:style-name="P73"/>
      <text:p text:style-name="P7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73"/>
      <text:p text:style-name="P73">- Где мы?</text:p>
      <text:p text:style-name="P73">- Это Эогипп. Место, доступное только избранным странникам. Место, где легко заблудиться на <text:span text:style-name="T567">несчётные </text:span>тысячелетия. Но кто умеет находить путь, может с лёгкостью странствовать между мирами.</text:p>
      <text:p text:style-name="P73">- Ты же говорила, что не умеешь находить тут дорогу. Хочешь скакать тут вечно?</text:p>
      <text:p text:style-name="P73"/>
      <text:p text:style-name="P73">Аликорница ни на йоту не замедляет бег. До моих ушей долетает её легонький смешок.</text:p>
      <text:p text:style-name="P73"/>
      <text:p text:style-name="P7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73"/>
      <text:p text:style-name="P73">Она тяжко вздыхает.</text:p>
      <text:p text:style-name="P73"><text:soft-page-break/></text:p>
      <text:p text:style-name="P7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73"/>
      <text:p text:style-name="P73">Прямо по курсу перед нами вырастает большая голубая звезда с тремя вращающимися вокруг неё зелёными светилами поменьше.</text:p>
      <text:p text:style-name="P73"/>
      <text:p text:style-name="P7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73"/>
      <text:p text:style-name="P7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83">мерцающими</text:span> <text:span text:style-name="T567">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567">полупрозрачные</text:span> <text:span text:style-name="T783">нити</text:span>.</text:p>
      <text:p text:style-name="P73">Я несусь в пустоте на неком фантасмагоричном, простирающимся в безбрежные дали <text:span text:style-name="T783">мерцающем </text:span>существе, только лишь подо мной сгущающимся в некое эквиноподобное создание!</text:p>
      <text:p text:style-name="P73"/>
      <text:p text:style-name="P73">От Селестии не укрыва<text:span text:style-name="T783">ю</text:span>тся мои взгляды <text:span text:style-name="T783">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83">переливающимися</text:span> в глубине искорками — как отражение космоса вокруг нас.</text:p>
      <text:p text:style-name="P73"/>
      <text:p text:style-name="P73">- Не пугайся, Хуман. <text:span text:style-name="T783">П</text:span>ребывание в Эогиппе смывает с элементалей налёт матер<text:span text:style-name="T567">иальности</text:span>. Мы становимся тем, чем были изначально — сгустками осознавшей себя <text:span text:style-name="T783">айны</text:span>. Тысячи <text:span text:style-name="T567">и тысячи </text:span>лет назад наши жившие в Эогиппе предки имели именно такой вид. Когда мы <text:span text:style-name="T567">выйдем из Эогиппа</text:span>, я приму привычные тебе очертания.</text:p>
      <text:p text:style-name="P73">- Эмм… Предупреждать надо! Так ведь и обмочиться недолго!</text:p>
      <text:p text:style-name="P73"/>
      <text:p text:style-name="P73"><text:s/>Аликорница печально смеётся.</text:p>
      <text:p text:style-name="P73"/>
      <text:p text:style-name="P73">- <text:span text:style-name="T783">Айна</text:span> — наша сила и слабость. Мы по большей части состоим из неё и без неё мы медленно чахнем. <text:span text:style-name="T567">Когда мы пришли в </text:span>Орунгун, <text:span text:style-name="T567">он</text:span> был богат <text:span text:style-name="T783">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567">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567">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567">на </text:span><text:span text:style-name="T783">айна</text:span><text:span text:style-name="T567">-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73"/>
      <text:p text:style-name="P73">- Но ты летаешь безо всяких экстендеров!</text:p>
      <text:p text:style-name="P170">- Потому что Эквус сейчас похож на молодой Орунгун. <text:span text:style-name="T783">Айна — тут её называют магией — </text:span><text:s/>в нём бьёт ключом и мы с сестрой можем буквально двигать планеты одним лишь сосредоточением <text:span text:style-name="T783">воли</text:span>. Попробовала бы я сделать это у себя на родине без использования технических средств!</text:p>
      <text:p text:style-name="P73"/>
      <text:p text:style-name="P73">Селестия грустно смеётся.</text:p>
      <text:p text:style-name="P73"/>
      <text:p text:style-name="P73">- И когда мы стали совсем слабы, появились они. <text:span text:style-name="T783">Твари Иль-Шогг</text:span>. <text:s/>Пожиратели душ.</text:p>
      <text:p text:style-name="P73"/>
      <text:p text:style-name="P73">Аликорница делает вираж у двойной системы.</text:p>
      <text:p text:style-name="P73"/>
      <text:p text:style-name="P73">- Теперь курс на тот фиолетовый гигант. Это конечная точка нашего путешествия.</text:p>
      <text:p text:style-name="P73"/>
      <text:p text:style-name="P7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73"/>
      <text:p text:style-name="P73">- Смотри внимательно, Хуман. Мы пробудем тут очень недолго. Что бы ни случилось, не покидай моей спины. Это очень опасно.</text:p>
      <text:p text:style-name="P73"/>
      <text:p text:style-name="P7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73"/>
      <text:p text:style-name="P7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73"/>
      <text:p text:style-name="P73"><text:soft-page-break/>Мы проходим в неведомое.</text:p>
      <text:p text:style-name="P73"/>
      <text:h text:style-name="P411" text:outline-level="2">Глава 1<text:span text:style-name="T784">9</text:span></text:h>
      <text:p text:style-name="P3"/>
      <text:p text:style-name="P17">Выход есть! Есть <text:span text:style-name="T575">эфирное</text:span> создание, подобное мне самой, но не обладающее жизнью. <text:span text:style-name="T575">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7">Я иду!..</text:p>
      <text:p text:style-name="P3"/>
      <text:p text:style-name="P186">Машинально закрыв ноутбук, я под<text:span text:style-name="T575">хожу</text:span> к генератору и выключаю его. Звенящая тишина накрывает уши похоронным саваном.</text:p>
      <text:p text:style-name="P39"><text:s/></text:p>
      <text:p text:style-name="P39">...ты хорошая девочка…</text:p>
      <text:p text:style-name="P39"/>
      <text:p text:style-name="P18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575">оденут смирительную рубаху</text:span> и отведут в Чертоги Разума. Если до приезда церберов остался час — сидеть час. Остался день — сидеть день. <text:span text:style-name="T575">Неделя — неделю.</text:span></text:p>
      <text:p text:style-name="P39"/>
      <text:p text:style-name="P186">Я устал.</text:p>
      <text:p text:style-name="P171"/>
      <text:p text:style-name="P186"><text:span text:style-name="T575">Едва заметное</text:span> касание <text:span text:style-name="T575">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575">тридцать три процента</text:span> заряда.</text:p>
      <text:p text:style-name="P39"/>
      <text:p text:style-name="P347"><text:span text:style-name="Default_20_Paragraph_20_Font"><text:span text:style-name="T227">Я удивлённо гляжу на робокошку. Я рад, </text:span></text:span><text:span text:style-name="Default_20_Paragraph_20_Font"><text:span text:style-name="T228">что её</text:span></text:span><text:span text:style-name="Default_20_Paragraph_20_Font"><text:span text:style-name="T227">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28">нт</text:span></text:span><text:span text:style-name="Default_20_Paragraph_20_Font"><text:span text:style-name="T227">актного взаимодействия.</text:span></text:span></text:p>
      <text:p text:style-name="P347"><text:span text:style-name="Default_20_Paragraph_20_Font"><text:span text:style-name="T227"/></text:span></text:p>
      <text:p text:style-name="P18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575">металлические </text:span>зубы совсем рядом с моим горлом.</text:p>
      <text:p text:style-name="P39"><text:soft-page-break/></text:p>
      <text:p text:style-name="P186">Я хватаю её рукой и <text:span text:style-name="T575">выш</text:span>выриваю прочь из пикапа, захлопывая за собой дверь. <text:span text:style-name="T576">Крыса ударяется о стену и исчезает в гаражном хламе.</text:span> <text:span text:style-name="T576">Откинувшись на спинку сидения, закрываю глаза. </text:span>Мозги не работают, <text:span text:style-name="T576">я двигаюсь на чистых рефлексах</text:span>. </text:p>
      <text:p text:style-name="P186"/>
      <text:p text:style-name="P186">Внезапно тишина рвётся воем тысяч сирен. Монотонный речитатив сотен громкоговорителей сливается в тревожн<text:span text:style-name="T786">ый</text:span> <text:span text:style-name="T786">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9"/>
      <text:p text:style-name="P39">«…как заявля<text:span text:style-name="T786">ет</text:span> <text:span text:style-name="T786">командование</text:span>, пуск ракет инициирован программно-аппаратным комплексом «Хэвэн» в результате сбоя программы. Попытки связаться с <text:span text:style-name="T577">противоположной стороной</text:span> не увенчались успехом. Ответный залп зарегистрирован пять минут назад. У вас есть <text:span text:style-name="T788">сорок</text:span><text:span text:style-name="T786"> пять </text:span>минут, чтобы добраться до закреплённого за вами убежища. Берите с собой детей и документы, и организованно двигайтесь к <text:span text:style-name="T577">своему сборному пункту</text:span>. <text:span text:style-name="T57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88">пятьдесят</text:span> минут. <text:span text:style-name="T577">Правительство гарантирует</text:span>…»</text:p>
      <text:p text:style-name="P39"/>
      <text:p text:style-name="P347"><text:span text:style-name="Default_20_Paragraph_20_Font"><text:span text:style-name="T227">Я резко выдыхаю. Лавина пиздеца за последние </text:span></text:span><text:span text:style-name="Default_20_Paragraph_20_Font"><text:span text:style-name="T229">сутки</text:span></text:span><text:span text:style-name="Default_20_Paragraph_20_Font"><text:span text:style-name="T227">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29">ой</text:span></text:span><text:span text:style-name="Default_20_Paragraph_20_Font"><text:span text:style-name="T227"> тюрьмой, а в </text:span></text:span><text:span text:style-name="Default_20_Paragraph_20_Font"><text:span text:style-name="T229">друзьях</text:span></text:span><text:span text:style-name="Default_20_Paragraph_20_Font"><text:span text:style-name="T227"> едва теплилась искра сознания — Чертоги Разума стали последним прибежищем </text:span></text:span><text:span text:style-name="Default_20_Paragraph_20_Font"><text:span text:style-name="T229">в моей жизни</text:span></text:span><text:span text:style-name="Default_20_Paragraph_20_Font"><text:span text:style-name="T227">. И я хочу встретить закат </text:span></text:span><text:span text:style-name="Default_20_Paragraph_20_Font"><text:span text:style-name="T229">мира</text:span></text:span><text:span text:style-name="Default_20_Paragraph_20_Font"><text:span text:style-name="T227"> дома.</text:span></text:span></text:p>
      <text:p text:style-name="P347"><text:span text:style-name="Default_20_Paragraph_20_Font"><text:span text:style-name="T227"/></text:span></text:p>
      <text:p text:style-name="P18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86"/>
      <text:p text:style-name="P186">… На лобовое стекло прыгает Крыса и прижимается мордой к нему прямо напротив моего лица.</text:p>
      <text:p text:style-name="P39"/>
      <text:p text:style-name="P18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86"/>
      <text:p text:style-name="P186">Что ж.</text:p>
      <text:p text:style-name="P39"/>
      <text:p text:style-name="P186">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9"/>
      <text:p text:style-name="P186"><text:soft-page-break/>Открывать ворота на улицу я тоже не <text:span text:style-name="T786">собираюсь</text:span> — некогда. Просто продел<text:span text:style-name="T786">ываю</text:span> дыру рядом, в заборе — <text:s/>в последние минуты можно поиграть в дешевый боевик.</text:p>
      <text:p text:style-name="P39"/>
      <text:p text:style-name="P18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9"/>
      <text:p text:style-name="P186"><text:span text:style-name="T578">Встречный поток захлёстывает меня н</text:span>а въезде в город. <text:span text:style-name="T578">Л</text:span>авин<text:span text:style-name="T578">а</text:span> автомобилей <text:span text:style-name="T578">беспрестанно сигналя, сталкиваясь мнущимися бортами</text:span>, <text:span text:style-name="T578">теряя сорванные бампера <text:s/>и боковые зеркала,</text:span> нес<text:span text:style-name="T578">ётся</text:span> мне навстречу <text:span text:style-name="T578">по дороге, </text:span><text:span text:style-name="T787">клумбам и</text:span><text:span text:style-name="T578"> тротуар</text:span><text:span text:style-name="T784">ам</text:span>. <text:span text:style-name="T787">Город отрыгивает многоцветную механическую массу и она,</text:span> рев<text:span text:style-name="T787">я</text:span> моторами и <text:span text:style-name="T578">крича тысячами глоток</text:span>, в безумном рывке выбрасыва<text:span text:style-name="T787">е</text:span>тся из города, подобно несущимся на нерест <text:span text:style-name="T787">рыбам</text:span>.</text:p>
      <text:p text:style-name="P190">Это безумие окружает меня долгие минуты, совершенно заблокировав проезд. <text:span text:style-name="T788">Искажённые</text:span><text:span text:style-name="T265"> ужасом лица сливаются в однородном калейдоскопе</text:span><text:span text:style-name="T788"> под заунывный вой сирены.</text:span></text:p>
      <text:p text:style-name="P191">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48"><text:span text:style-name="T230"/></text:p>
      <text:p text:style-name="P407"><text:span text:style-name="T227">Когда толчки прекращаются, я открываю глаза. </text:span><text:span text:style-name="T231">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9"/>
      <text:p text:style-name="P186"><text:span text:style-name="T578">Съехав в переулок</text:span>, я продолжаю двигаться <text:span text:style-name="T578">к цели боковыми улочками</text:span>. К счастью, <text:span text:style-name="T578">они пусты</text:span> — <text:span text:style-name="T578">забиты только центральные магистрали</text:span>.</text:p>
      <text:p text:style-name="P186">Я прое<text:span text:style-name="T578">з</text:span>жаю почти три квартала, когда поток машин иссякает. Снова наваливается тишина, разрываемая одиноким рёвом сирены.</text:p>
      <text:p text:style-name="P186"/>
      <text:p text:style-name="P347"><text:span text:style-name="T227">Припарковав машину у бордюра, последние сто метров к больнице иду быстрым шагом. Возле распахнутого настежь алкогольного </text:span><text:span text:style-name="T232">магазинчика</text:span><text:span text:style-name="T227"> останавливаюсь.</text:span></text:p>
      <text:p text:style-name="P192">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92"/>
      <text:p text:style-name="P186">Криво улыбаясь, беру <text:span text:style-name="T579">уцелевшую </text:span>бутылку «Джека Дэниэлса» и «Коибу» с прилавка, оставляя взамен всю оставшуюся у меня мелочь.</text:p>
      <text:p text:style-name="P186">Отдать долг Крысу, пожалуй, единственное осмысленное занятие, которое у меня осталось.</text:p>
      <text:p text:style-name="P186"/>
      <text:p text:style-name="P18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86"/>
      <text:p text:style-name="P186">Опоздал. Впрочем, плевать. Одной неудачей больше, одной меньше — теперь уже всё равно.</text:p>
      <text:p text:style-name="P186"/>
      <text:p text:style-name="P193">Слышу скрежетание металла за спиной.</text:p>
      <text:p text:style-name="P187"><text:span text:style-name="T789">Я о</text:span>борачиваюсь к <text:span text:style-name="T789">многострадальному </text:span>пикапу. <text:span text:style-name="T789">И</text:span>з кузова <text:span text:style-name="T789">помятой машины с </text:span><text:span text:style-name="T790">висящим на нитке </text:span><text:span text:style-name="T789">боковым зеркал</text:span><text:span text:style-name="T790">о</text:span><text:span text:style-name="T789">м </text:span>выскакивает небольшая хвостатая тень и молнией <text:span text:style-name="T579">мчится ко мне</text:span>.</text:p>
      <text:p text:style-name="P186"/>
      <text:p text:style-name="P186">Проклятье! Даже умереть спокойно не дадут!</text:p>
      <text:p text:style-name="P186"/>
      <text:p text:style-name="P186">Бегом покрываю расстояние до парадного входа, вскакиваю внутрь и <text:span text:style-name="T579">поспешно </text:span>захлопываю за собой дверь.</text:p>
      <text:p text:style-name="P186">Коридоры заполняет монотонный голос из репродукторов.</text:p>
      <text:p text:style-name="P186"/>
      <text:p text:style-name="P18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86"/>
      <text:p text:style-name="P18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86"/>
      <text:p text:style-name="P18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86"/>
      <text:p text:style-name="P186">Снизу слышится шорох и над парапетом появляется металлическая лапа с выпущенными во всю длину когтями.</text:p>
      <text:p text:style-name="P186">Я подтягиваю к себе багор, но потом откладываю прочь.</text:p>
      <text:p text:style-name="P39"/>
      <text:p text:style-name="P186">К чёрту. Я заслужил это.</text:p>
      <text:p text:style-name="P39"/>
      <text:p text:style-name="P18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9"/>
      <text:p text:style-name="P186"><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9"/>
      <text:p text:style-name="P186">Крыса запрыгивает мне на колени, встав на задние лапы. Левая <text:span text:style-name="T790">задняя</text:span> перебита — болтается на проводках. Железные когти правой передней ложатся мне на плечо в опасной близости от яремной вены. <text:span text:style-name="T579">Зубастая м</text:span>орда оказывается прямо напротив моего горла.</text:p>
      <text:p text:style-name="P39"/>
      <text:p text:style-name="P186">- Давай, <text:span text:style-name="T579">не медли</text:span> - шепчу я ей и закрываю глаза.</text:p>
      <text:p text:style-name="P39"/>
      <text:p text:style-name="P3">***</text:p>
      <text:p text:style-name="P73"/>
      <text:p text:style-name="P73">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73"/>
      <text:p text:style-name="P7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73"/>
      <text:p text:style-name="P7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73"/>
      <text:p text:style-name="P73">- Помоги! Не видишь разве, ему нужна помощь! - указываю я на ногу.</text:p>
      <text:p text:style-name="P73">- Я же просила тебя не покидать моей спины, Хуман, - укоризненно отвечает Селестия.</text:p>
      <text:p text:style-name="P73"/>
      <text:p text:style-name="P73">Метель размывает её очертания. Она делает шаг ко мне и упирается плечом в камень рядом со мной.</text:p>
      <text:p text:style-name="P73"/>
      <text:p text:style-name="P73">С медленным скрипом каменная сосулька откатывается в сторону. Под ней лежат расплющенные <text:span text:style-name="T568">доспехи</text:span>, похожие на те, в которых была облачена Луна в момент моей первой встречи с аликорницами <text:span text:style-name="T56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73"/>
      <text:p text:style-name="P73">- <text:span text:style-name="T56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73"/>
      <text:p text:style-name="P73">Изо рта Селестии вырывается пар. Она отпускает забрало и отходит.</text:p>
      <text:p text:style-name="P73"/>
      <text:p text:style-name="P73">Я остаюсь у остатков магического механизма. Тот медленно царапает <text:span text:style-name="T56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73"/>
      <text:p text:style-name="P124">Тщётно. Металлический панцирь намертво вмёрз в лёд. Падающий снег потихоньку укрывает его в белый саван.</text:p>
      <text:p text:style-name="P73"/>
      <text:p text:style-name="P73">- <text:span text:style-name="T546">Мехадоспех сорок два — </text:span><text:span text:style-name="T728">пятнадцать</text:span><text:span text:style-name="T546">, класс «Принцип-2». </text:span>Целостность системы тридцать семь процентов. Заряд <text:span text:style-name="T728">айн</text:span>-батареи двенадцать процентов. Контакт с носителем утрачен. Необходим ремонт, - еле слышно скрипят останки.</text:p>
      <text:p text:style-name="P73"/>
      <text:p text:style-name="P73">Я оглядываюсь по сторонам.</text:p>
      <text:p text:style-name="P73"/>
      <text:p text:style-name="P73">- Вряд ли тебя здесь отремонтируют. Мы тут одни.</text:p>
      <text:p text:style-name="P73">-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73"/>
      <text:p text:style-name="P7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73"/>
      <text:p text:style-name="P7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73"/>
      <text:p text:style-name="P73">Я поднимаю взгляд.</text:p>
      <text:p text:style-name="P73"/>
      <text:p text:style-name="P73">Над нами нависает монументальная статуя <text:span text:style-name="T568">стоящего на задних ногах</text:span> аликорна, чей отломанный рог мы только что откатили с раздавленных доспехов. <text:span text:style-name="T568">Его тяжёлый взгляд направлен вперёд, передние ноги застыли, молотя воздух, одно крыло разрушено.</text:span> Я оборачиваюсь и <text:span text:style-name="T568">сквозь метель,</text:span> на краю видимости, узнаю полураз<text:span text:style-name="T79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73"/>
      <text:p text:style-name="P73"><text:soft-page-break/>- Подойди поближе к краю, Хуман. Там воздух прозрачный, ты увидишь.</text:p>
      <text:p text:style-name="P73"/>
      <text:p text:style-name="P7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569">Сосны едва</text:span> торчат из сугробов, обозначая лес у подножия скалы. На пределе видимости, едва касаясь верхушек самых высоких <text:span text:style-name="T569">деревьев</text:span>, над лесом <text:span text:style-name="T791">покосившись </text:span>висит заснеженн<text:span text:style-name="T791">ая сигара</text:span> исполинских размеров — гранд-флаер «Маджестик».</text:p>
      <text:p text:style-name="P73"/>
      <text:p text:style-name="P73">- Это не зима, если ты подумал. В этой местности раньше был мягкий климат с периодом дождей вместо настоящ<text:span text:style-name="T791">их</text:span> <text:span text:style-name="T791">морозов</text:span>.</text:p>
      <text:p text:style-name="P73">- Тогда почему же так холодно?</text:p>
      <text:p text:style-name="P73">- Это сделали <text:span text:style-name="T791">Иль-Шогг</text:span>. Они каким-то образом меняют климат под свои нужды. Мы ещё в начале войны заметили, что в области, занятые <text:span text:style-name="T791">тварями</text:span>, приход<text:span text:style-name="T791">я</text:span>т <text:span text:style-name="T791">морозы</text:span>.</text:p>
      <text:p text:style-name="P73"/>
      <text:p text:style-name="P73">Сухой безэмоциональный голос Селестии только подчёркивает произ<text:span text:style-name="T569">о</text:span>шедшую трагедию.</text:p>
      <text:p text:style-name="P73"/>
      <text:p text:style-name="P73">- То, что здесь воцарилась зима, означает одно: Андориан пал и не был отвоёван <text:span text:style-name="T569">обратно</text:span>. Учитывая, что это <text:span text:style-name="T791">одна из наших последних</text:span> крепост<text:span text:style-name="T791">ей</text:span> Большого континента <text:span text:style-name="T569">после того, как мы потеряли Ундариен</text:span>, это означает одно. Мы проиграли окончательно и бесповоротно. Орунгун во власти <text:span text:style-name="T79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73"/>
      <text:p text:style-name="P73">Аликорница со вздохом поворачивается ко мне.</text:p>
      <text:p text:style-name="P73"/>
      <text:p text:style-name="P73">- Садись на меня, Хуман. Пора возвращаться.</text:p>
      <text:p text:style-name="P73"/>
      <text:p text:style-name="P73">Я занимаю уже привычное место на спине аликорницы и та начинает разбег.</text:p>
      <text:p text:style-name="P73"/>
      <text:p text:style-name="P73">- Неужели нельзя открыть проход в Эогипп прямо тут? Зачем взлетать в эту бурю? - указываю я на воющую метель над нами.</text:p>
      <text:p text:style-name="P7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73"/>
      <text:p text:style-name="P7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73"/>
      <text:p text:style-name="P73">Я вспоминаю слова раздавленного «Принципа-2».</text:p>
      <text:p text:style-name="P73"/>
      <text:p text:style-name="P73">- Сел, что такое «мехадоспех Трибун-8С»?</text:p>
      <text:p text:style-name="P73"/>
      <text:p text:style-name="P73">Вздрогнув, аликорница на лету поворачивает ко мне голову.</text:p>
      <text:p text:style-name="P73"/>
      <text:p text:style-name="P73">- Откуда ты услышал про него?</text:p>
      <text:p text:style-name="P73">- Те расплющенные доспехи сказали, что регистрируют аномальный сигнал от «Трибун-8С». И что нам надо драпать отсюда как можно скорее.</text:p>
      <text:p text:style-name="P73"/>
      <text:p text:style-name="P73">Селестия хмурится.</text:p>
      <text:p text:style-name="P73"/>
      <text:p text:style-name="P73">-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73"/>
      <text:p text:style-name="P73">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569">с</text:span>певаю вскрикнуть, а Селестия не успевает отреагировать — мы с разгону врезаемся в практически невидимую преграду.</text:p>
      <text:p text:style-name="P73"/>
      <text:p text:style-name="P73">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569">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73"/>
      <text:p text:style-name="P73">Посадка довольно жёсткая — по<text:span text:style-name="T569">дскользнувшись,</text:span> аликорниц<text:span text:style-name="T569">а падает</text:span> на бок и я лечу кубарем с её спины.</text:p>
      <text:p text:style-name="P73"/>
      <text:p text:style-name="P73">- Хуман, ты цел? - слышу я тревожный голос через мгновение. - Как я могла забыть про ледяные ловушки <text:span text:style-name="T792">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92">твари</text:span> усовершенствовали ловчую сеть.</text:p>
      <text:p text:style-name="P73"/>
      <text:p text:style-name="P73"><text:soft-page-break/>Аликорница скачет ко мне на трёх ногах. <text:span text:style-name="T569">Её г</text:span>рудь, <text:span text:style-name="T792">шея</text:span> и крылья покрыты кровавой решёткой от врезавшейся в плоть сети. <text:span text:style-name="T792">Треть п</text:span>раво<text:span text:style-name="T792">го</text:span> крыл<text:span text:style-name="T792">а</text:span> волочится по земле, половина маховых перьев отсутствует. Копыто правой <text:span text:style-name="T569">же </text:span>передней ноги свободно болтается на скаковом суставе.</text:p>
      <text:p text:style-name="P73"/>
      <text:p text:style-name="P73">- Надо убираться отсюда. Ловчая паутина обычно соединена с сигнальной…</text:p>
      <text:p text:style-name="P73"/>
      <text:p text:style-name="P7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73"/>
      <text:p text:style-name="P73">И темнота просыпается!</text:p>
      <text:p text:style-name="P73"/>
      <text:p text:style-name="P73">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73"/>
      <text:p text:style-name="P73">- Хуман, не тупи, надо уходить!</text:p>
      <text:p text:style-name="P73"/>
      <text:p text:style-name="P73">Селестия зубами хватает меня за воротник и зашвыривает на спину. Потом начинает тяжело разгоняться неровным галопом на трёх ногах.</text:p>
      <text:p text:style-name="P73"/>
      <text:p text:style-name="P73">- Взлететь с ровного места на перебитом крыле я не смогу. Но если прыгнуть со скалы, то высоты хватит, чтобы разогнаться и начать набор высоты.</text:p>
      <text:p text:style-name="P73"/>
      <text:p text:style-name="P73">Мы скачем к пролому в стене.</text:p>
      <text:p text:style-name="P73"/>
      <text:p text:style-name="P7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73"/>
      <text:p text:style-name="P73">- Если бы всё было так просто, я бы с самого начала так и сделала! - кричит аликорница в ответ. - Здесь почти нет <text:span text:style-name="T792">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73"/>
      <text:p text:style-name="P73">Отчаяние в её голосе еще больше усиливает мой ужас. Переход от банной неги к ледяному кошмару слишком резок для тебя, Хуман!</text:p>
      <text:p text:style-name="P73"><text:soft-page-break/></text:p>
      <text:p text:style-name="P73">Пролом в крепостной стене всё ближе. Я уже вижу обледенелую громаду Маджестика, одиноко висящую в пустоте над лесом. Селестия мучительн<text:span text:style-name="T570">о неровными</text:span> скачками приближается к обрыву, на ходу распрямляя крылья. Правое крыло в <text:span text:style-name="T792">третьем</text:span> суставе безжизнено болтается в набегающем потоке воздуха, <text:span text:style-name="T570">подметая кончиком дорожку в снегу.</text:span></text:p>
      <text:p text:style-name="P73"/>
      <text:p text:style-name="P172">Жужжание многократно усиливается. Из крепостной башни <text:span text:style-name="T570">впереди нас</text:span> на стену <text:span text:style-name="T793">выходят</text:span> <text:span text:style-name="T795">два</text:span> создания, в одном из которых я <text:span text:style-name="T793">с трудом </text:span>узнаю сородича Селестии.</text:p>
      <text:p text:style-name="P172"/>
      <text:p text:style-name="P418">То есть, эт<text:span text:style-name="T266">а</text:span> <text:span text:style-name="T266">тёмная фигура</text:span> в серых лохмотьях комбинезона когда-то был<text:span text:style-name="T266">а</text:span> аликорном — <text:span text:style-name="T794">за это говор</text:span><text:span text:style-name="T266">ят</text:span><text:span text:style-name="T794"> рог и ошмётки крыльев с ободранными прутьями перьев. </text:span><text:span text:style-name="T266">Но </text:span><text:span text:style-name="T267">г</text:span><text:span text:style-name="T797">орящие зелёным узкие зрачки в космах спутанной гривы</text:span><text:span text:style-name="T795"> и </text:span><text:span text:style-name="T266">ясно </text:span><text:span text:style-name="T795">видимые</text:span><text:span text:style-name="T266"> </text:span><text:span text:style-name="T795">рёберные кости в трещинах высохшей шкуры на груди дают понять, что аликорном сей организм </text:span><text:span text:style-name="T797">можно называть лишь условно</text:span><text:span text:style-name="T795">.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418"/>
      <text:p text:style-name="P419">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416"/>
      <text:p text:style-name="P326"><text:span text:style-name="T29">Аликорн планирует </text:span><text:span text:style-name="T233">на куцих крыльях </text:span><text:span text:style-name="T29">со стены во двор прямо перед проломом. Его напарник </text:span><text:span text:style-name="T233">опускается</text:span><text:span text:style-name="T29"> следом.</text:span></text:p>
      <text:p text:style-name="P73"/>
      <text:p text:style-name="P420"><text:span text:style-name="T233">От обоих эквиноподобных упырей хочется держаться подальше, и при их приближении моё </text:span><text:span text:style-name="Default_20_Paragraph_20_Font"><text:span text:style-name="T82">чувство опасности просто взвы</text:span></text:span><text:span text:style-name="Default_20_Paragraph_20_Font"><text:span text:style-name="T83">вает</text:span></text:span><text:span text:style-name="Default_20_Paragraph_20_Font"><text:span text:style-name="T82">.</text:span></text:span></text:p>
      <text:p text:style-name="P420"><text:span text:style-name="Default_20_Paragraph_20_Font"><text:span text:style-name="T29"/></text:span></text:p>
      <text:p text:style-name="P416">Селестия буквально садится на задние ноги и отчаянно упирается в лёд <text:span text:style-name="T419">здоровой </text:span>передней, чтобы затормозить. Мы останавливаемся прямо перед <text:span text:style-name="T795">высохшим </text:span>аликорном. Я вижу <text:s/>его зелёные глаза с узкими зрачками <text:span text:style-name="T795">в запавших глазницах</text:span>. <text:span text:style-name="T795">На остатках его комбинезона</text:span> <text:span text:style-name="T795">видны выцветшие цифры </text:span><text:span text:style-name="T544">«сорок два — пятнадцать»</text:span><text:span text:style-name="T701">. </text:span><text:span text:style-name="T797">От него штыняет запахом дохлых мышей.</text:span></text:p>
      <text:p text:style-name="P416"/>
      <text:p text:style-name="P416">- Нотхуурр шанграа хиссандурр, чайшанссиии! - шипит <text:span text:style-name="T795">медузоподобный эквиноид</text:span> и сухо смеётся. - <text:span text:style-name="T795">Давно не виделись, консул С-селестия</text:span>! <text:span text:style-name="T795">Я, </text:span><text:span text:style-name="T682">Тень </text:span><text:span text:style-name="T754">Единой</text:span><text:span text:style-name="T682">, </text:span><text:span text:style-name="T750">Малый Экзекутор </text:span><text:span text:style-name="T754">Ан-Хаас</text:span><text:span text:style-name="T750">,</text:span><text:span text:style-name="T682"> Эрендисса Шассхи,</text:span> ждал<text:span text:style-name="T795">а</text:span> тебя <text:span text:style-name="T795">с</text:span>то пятьдесят лет! <text:span text:style-name="T795">Мои старания</text:span> не пропали даром! <text:span text:style-name="T796">Ты пришла…</text:span></text:p>
      <text:p text:style-name="P422"><text:span text:style-name="T147"/></text:p>
      <text:p text:style-name="P423"><text:span text:style-name="T29">Высохший мертвяк всё время монолога коне-медузы продолжает наступать на нас своёй птичьей походкой. Селестия медленно отступает.</text:span></text:p>
      <text:p text:style-name="P73"/>
      <text:p text:style-name="P73"><text:soft-page-break/>- <text:span text:style-name="T796">Ринс! Ринс Стилфизер! Ты меня слышишь? - обращается к мощам Селестия</text:span> с печалью <text:span text:style-name="T796">в голосе.</text:span> - <text:span text:style-name="T796">Ты помнишь меня</text:span>? <text:span text:style-name="T796">Ты помнишь себя?</text:span></text:p>
      <text:p text:style-name="P73">- Это лучшее, что случилось с ним за всю его жизнь… Поцелуй <text:span text:style-name="T797">Единства</text:span>… Неважно… Сейчас ты и сама познаешь любовь <text:span text:style-name="T796">Единой</text:span> и станешь одной из нас-с-с. Ты и твоя обезьянка — <text:span text:style-name="T796">Единая</text:span> щедра и примет каж-ж-ждого… - шипит <text:span text:style-name="T796">медуза</text:span>.</text:p>
      <text:p text:style-name="P73"/>
      <text:p text:style-name="P73">Аликорн наступает на нас как <text:span text:style-name="T796">скрипящее привидение</text:span>. Его голова чуть покачивается из стороны в сторону в такт шагам. <text:span text:style-name="T796">Конемедуза плывёт рядом. </text:span>Селестия пятится, <text:span text:style-name="T674"><text:s/>не давая им приблизиться</text:span>.</text:p>
      <text:p text:style-name="P73"/>
      <text:p text:style-name="P73">- <text:span text:style-name="T796">Ринс</text:span>! <text:span text:style-name="T796">Пробудись</text:span>! Ты — один из нас! <text:span text:style-name="T796">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96">Вспомни свою дочь!</text:span></text:p>
      <text:p text:style-name="P73">- Напрас-сно ты взываешь к нему с этими глупос-стями, — смеётся <text:span text:style-name="T796">медуза</text:span>. - <text:span text:style-name="T796">Единство</text:span> неизмеримо прекраснее. Пос-сле него в голове не остаётся этого теплокровного мус-сора.</text:p>
      <text:p text:style-name="P73"/>
      <text:p text:style-name="P73"><text:span text:style-name="T796">Она</text:span> <text:span text:style-name="T796">обвивает щупальцами гривы голову</text:span> аликорну и мощным движением проворачивает <text:span text:style-name="T796">её</text:span> на триста шестьдесят градусов.</text:p>
      <text:p text:style-name="P73"/>
      <text:p text:style-name="P73">Аликорн стоит, как ни в чём ни бывало. <text:span text:style-name="T571">Зелёные</text:span> <text:span text:style-name="T796">зрачки</text:span> не мигая смотрят на нас мертвенным взглядом. Через мгновение он снова двигается на нас с размеренностью механизма.</text:p>
      <text:p text:style-name="P73"/>
      <text:p text:style-name="P73">Меня тошнит.</text:p>
      <text:p text:style-name="P73"/>
      <text:p text:style-name="P73">- Сел, надо уходить. Открывай проход прямо тут. Чёрт с ним, со временем, тут бы живым остаться, - шепчу я аликорнице. - Что-то мне не хочется любить <text:span text:style-name="T796">Единую</text:span>. Я храню верность пляжным коктейлям с тоником.</text:p>
      <text:p text:style-name="P73">- Поздно, - шепчет, не поворачивая головы, аликорница. <text:span text:style-name="T571">Она по-прежнему отступает, держа дистанцию между нами и противник</text:span><text:span text:style-name="T796">ами</text:span><text:span text:style-name="T571">. </text:span>- Не успею. Нужно секунд пять. Они набросятся на нас раньше. Если бы были только <text:span text:style-name="T796">отродье</text:span> <text:span text:style-name="T796">Иль-Шогг </text:span>— ушли бы проблем. <text:span text:style-name="T796">У</text:span>лететь <text:span text:style-name="T796">от тварей </text:span>несложно, <text:span text:style-name="T796">они</text:span> практически не летают. Но от <text:span text:style-name="T796">Ринса</text:span> оторваться нет шансов. <text:span text:style-name="T796">У меня сломано крыло</text:span>.</text:p>
      <text:p text:style-name="P73"/>
      <text:p text:style-name="P73">Мы равняемся с отломанным рогом центральной статуи. Оглянувшись, я вижу, как двер<text:span text:style-name="T797">и</text:span> <text:span text:style-name="T797">дальних казарм</text:span> отворя<text:span text:style-name="T797">ю</text:span>тся и наружу один за другим выходят другие <text:span text:style-name="T797">высохшие тени</text:span>. <text:span text:style-name="T796">Их много</text:span>. <text:span text:style-name="T796">Узкие щели </text:span>их глаз в <text:span text:style-name="T796">сумерках</text:span> светятся многочисленными злыми <text:span text:style-name="T796">огоньками</text:span> <text:span text:style-name="T796">а скрежет ржавых доспехов заполняет застывший воздух Андориана</text:span>. Нам больше некуда отступать.</text:p>
      <text:p text:style-name="P73"/>
      <text:p text:style-name="P7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73">- А ты? - шепчу я в ответ. - Я без тебя не уйду. Ты видела, во что превратился <text:span text:style-name="T796">Ринс</text:span>? Я не допущу, чтобы ты стала такой же. Или уйдём вместе, или вместе пропадём.</text:p>
      <text:p text:style-name="P73">- Хуман, не время препираться, - тихо упрашивает Селестия. - Мне не дадут уйти. Пока я буду выстраивать заклинание, я беззащитна. Меня обратят в <text:span text:style-name="T796">лерба</text:span> без вариантов. Но обращение занимает время — я успею открыть ворота. Ты уйдёшь. Постарайся выжить. И предупреди <text:span text:style-name="T796">сестру</text:span> во что бы то ни стало. Чтобы не смела сюда соваться. Рано или поздно она попытается, я её знаю.</text:p>
      <text:p text:style-name="P73"/>
      <text:p text:style-name="P73">Нашу тихую перепалку прерывает громкий скрежет. Снег под наступающим <text:span text:style-name="T796">Ринсом </text:span>разверзается и наш старый знакомый — Принцип-2 — встаёт прямо под брюхом <text:span text:style-name="T796">лерба</text:span>, пронзая его металлическим рогом.</text:p>
      <text:p text:style-name="P73"/>
      <text:p text:style-name="P73">Нельзя сказать, что это даётся ему легко. Брюшная бронепластина и часть каких-то проводков <text:span text:style-name="T571">и трубочек</text:span> так и остаётся во льду, открывая силовой каркас механизма. Задние копыта и одно переднее <text:span text:style-name="T571">также </text:span>остаются вмёрзшими в лёд.</text:p>
      <text:p text:style-name="P73"/>
      <text:p text:style-name="P73">Принцип-2 <text:span text:style-name="T571">мотает</text:span> шлемом, <text:span text:style-name="T797">перемешивая рогом ссохшиеся внутренности Ринса</text:span>. <text:span text:style-name="T797">Окончательно выпрямившись</text:span>, он выпрямляет шею и прижимает к себе <text:span text:style-name="T797">лерба</text:span> свободной ногой.</text:p>
      <text:p text:style-name="P73"/>
      <text:p text:style-name="P73"><text:span text:style-name="T797">Из живота Ринса свисают какие-то ошмётки вперемешку с лохмотьями комбинезона.</text:span> <text:span text:style-name="T797">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97">Корпус</text:span> покрывается <text:span text:style-name="T797">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97">Ринса Стилфизера</text:span> уцелевшей ногой.</text:p>
      <text:p text:style-name="P73"/>
      <text:p text:style-name="P73">Селестия ориентируется первой. Мощный толчок задними ногами, прыжок с места — и молчаливо дерущаяся пара остаётся позади. <text:span text:style-name="T797">Конемедуза пытается перехватить нас</text:span>, но длинноногая аликорница быстро разрывает дистанцию.</text:p>
      <text:p text:style-name="P73"/>
      <text:p text:style-name="P73">На этот раз нам никто не преграждает путь к пролому. Мы проваливаемся в обрыв в го<text:span text:style-name="T572">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73"/>
      <text:p text:style-name="P73">- Ты знаешь, куда лететь, Сел?</text:p>
      <text:p text:style-name="P73">- Да, конечно. Пара минут — и мы войдём в коридор, - прерывисто говорит Селестия. - Ты как, Хуман?</text:p>
      <text:p text:style-name="P73">- Бодрячком, - тревожно отвечаю я. - А ты?</text:p>
      <text:p text:style-name="P73">- Тоже ничего. Хотя могло бы быть и лучше, - тяжело дыша, отвечает аликорница.</text:p>
      <text:p text:style-name="P73"/>
      <text:p text:style-name="P73"><text:soft-page-break/>Золотая искорка разгорается на кончике рога аликорницы.</text:p>
      <text:p text:style-name="P73"/>
      <text:p text:style-name="P73">- Это хорошо, что ничего. Потому что, кажется, нужно поднажать.</text:p>
      <text:p text:style-name="P73">- Что? - Селестия резко поворачивает ко мне голову.</text:p>
      <text:p text:style-name="P73"/>
      <text:p text:style-name="P73">Я молча указываю за собой. Ещё полминуты назад еле различимая мелкая точка уже выросла в тёмную фигуру в <text:span text:style-name="T797">рваном комбинезоне</text:span>.</text:p>
      <text:p text:style-name="P73"/>
      <text:p text:style-name="P73">- Блядь! <text:s/>- коротко ругается Селестия.</text:p>
      <text:p text:style-name="P73">- Ты материшься?! - шокировано замечаю я.</text:p>
      <text:p text:style-name="P73">- Извини, но я не глухая. Ты произносишь это заклинание каждый раз, когда попадаешь в <text:span text:style-name="T572">тяжёлую</text:span> передрягу. Думаю, ты простишь мне это заимствование, возможно оно поможет нам сейчас.</text:p>
      <text:p text:style-name="P73"/>
      <text:p text:style-name="P73">Я молча качаю головой.</text:p>
      <text:p text:style-name="P73">Стыдись, Хуман! Вот какую культуру ты несёшь в мир невинных пони! Стыдись!</text:p>
      <text:p text:style-name="P73"/>
      <text:p text:style-name="P73">Прямо по курсу перед нами возникает расплывчатое пятно дрожащего и переливающегося воздуха.</text:p>
      <text:p text:style-name="P73">Обернувшись, я вижу мчащегося на нас <text:span text:style-name="T797">Ринса Стилфизера</text:span>. Передняя часть Принципа-2 всё ещё болтается у него на шее, обняв её единственной уцелевшей ногой.</text:p>
      <text:p text:style-name="P73"/>
      <text:p text:style-name="P73">- Сел, обернись. Мы не успеваем!</text:p>
      <text:p text:style-name="P73"/>
      <text:p text:style-name="P73">Аликорница разворачивается и зависает в воздухе. <text:s/>Искра на её роге угасает.</text:p>
      <text:p text:style-name="P73"/>
      <text:p text:style-name="P73"><text:span text:style-name="T797">Ринс </text:span>уже не машет крыльями, несясь на нас словно злая чёрная торпеда. Его <text:span text:style-name="T797">грива</text:span> под напором ветра <text:s/><text:span text:style-name="T797">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73"/>
      <text:p text:style-name="P73">- ПРОТОКОЛ «СИЯНИЕ» К ИСПОЛНЕНИЮ! <text:s/>- громоподобно командует Селестия.</text:p>
      <text:p text:style-name="P73"/>
      <text:p text:style-name="P73">До сего момента я полагал, что таким голосом владеет только младшая сестра моей жёнушки!</text:p>
      <text:p text:style-name="P73"/>
      <text:p text:style-name="P73">Принцип-2 вскидывает уцелевшую ногу в приветствии легионеров и исчезает в пламени взрыва. Вслед за ним во взрывном облаке скрывается и <text:span text:style-name="T797">Ринс Стилфизер</text:span>.</text:p>
      <text:p text:style-name="P73"/>
      <text:p text:style-name="P73"><text:soft-page-break/>Через несколько секунд из облака на землю проливается дождь из кусков мятого металла, сухих костей и <text:span text:style-name="T572">дёргающихся </text:span>сервоприводов.</text:p>
      <text:p text:style-name="P73"/>
      <text:p text:style-name="P73">- Всё кончено, - тихо произносит Селестия. - Больше он нам не помешает.</text:p>
      <text:p text:style-name="P73">- П-почему ты с самого начала не активировала этот протокол, <text:span text:style-name="T797">когда этот </text:span>зомбак <text:span text:style-name="T797">сражался внизу</text:span>? - заикаясь от потрясения спрашиваю я.</text:p>
      <text:p text:style-name="P73">- <text:span text:style-name="T797">Мы были слишком близко,</text:span> - механически отвечает Селестия. - <text:span text:style-name="T797">Ты мог пострадать.</text:span></text:p>
      <text:p text:style-name="P73"/>
      <text:p text:style-name="P7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73"/>
      <text:p text:style-name="P7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73"/>
      <text:p text:style-name="P73">Я молча киваю. Мы входим в ставший за последние минуты таким родным и уютным Эогипп.</text:p>
      <text:p text:style-name="P73"/>
      <text:p text:style-name="P73">…</text:p>
      <text:p text:style-name="P73">…</text:p>
      <text:p text:style-name="P73">…</text:p>
      <text:p text:style-name="P73"/>
      <text:p text:style-name="P326"><text:span text:style-name="Default_20_Paragraph_20_Font"><text:span text:style-name="T29">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38">Pnakotic</text:span></text:span><text:span text:style-name="Default_20_Paragraph_20_Font"><text:span text:style-name="T30"> </text:span></text:span><text:span text:style-name="Default_20_Paragraph_20_Font"><text:span text:style-name="T238">Manuscripts</text:span></text:span><text:span text:style-name="Default_20_Paragraph_20_Font"><text:span text:style-name="T29">».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73"/>
      <text:p text:style-name="P7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573">массивной </text:span>чернильнице, выточенной из куска базальта.</text:p>
      <text:p text:style-name="P73"/>
      <text:p text:style-name="P7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73"/>
      <text:p text:style-name="P73">- С-селестия, мать твою! Ты меня до и<text:span text:style-name="T573">н</text:span>фаркта довести хочешь? Что за хрень ты надела?</text:p>
      <text:p text:style-name="P73"/>
      <text:p text:style-name="P7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73"/>
      <text:p text:style-name="P73">-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573">строгого режима</text:span> и не пускают меня на порог! И вот теперь, в первую минуту встречи со мной что же ты делаешь? Поворачиваешься ко мне задом?</text:p>
      <text:p text:style-name="P73"/>
      <text:p text:style-name="P73">Аликорница на секунду вытаскивает голову из ниши, косит на меня извиняющимся взглядом и снова ныряет в <text:span text:style-name="T798">шкаф</text:span>.</text:p>
      <text:p text:style-name="P73"/>
      <text:p text:style-name="P73">-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73"/>
      <text:p text:style-name="P73">С этими словами я звонко шлёпаю её по крупу. От неожиданности аликорница подаётся вперёд. Слышится глухой удар <text:span text:style-name="T798">о дерево</text:span> и из смежной полки выпадает ещё один пыльный фолиант.</text:p>
      <text:p text:style-name="P73"/>
      <text:p text:style-name="P7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7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73"/>
      <text:p text:style-name="P73">Аликорница слизывает крошки с носа, поворачивает шею к крупу и начинает ожесточённо дёргать зубами какой-то рычажок на экзоскелете.</text:p>
      <text:p text:style-name="P73"><text:soft-page-break/></text:p>
      <text:p text:style-name="P73">- <text:span text:style-name="T798">Так</text:span> что это за маскарад?</text:p>
      <text:p text:style-name="P73">- Это не машкарад. Я шняла бронеплаштины с <text:span text:style-name="T798">св</text:span>оего мехадошпеха, чтобы не пугать прислугу. Мне ещё трудно ходить самой, беж поддержки.</text:p>
      <text:p text:style-name="P73"/>
      <text:p text:style-name="P7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73"/>
      <text:p text:style-name="P73">- Ты хочешь сказать, у тебя в шкафу всё это время <text:span text:style-name="T573">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73"/>
      <text:p text:style-name="P73">Воистину, тебе не понять этих чокнутых эквиноидов, Хуман!</text:p>
      <text:p text:style-name="P73"/>
      <text:p text:style-name="P73">- Не только у меня — мы с Луной обе покинули Орунгун в силовой броне. Фактически, это единственное, что мы смогли взять с родины, не счита<text:span text:style-name="T573">я</text:span> Элементов. Не волнуйся, Хуман, приказ на ликвидацию доспехов уровня «Консул» могла бы выдать только королева Лорен <text:span text:style-name="T798">или легат Эйронсмайл</text:span>. Мы утратили с н<text:span text:style-name="T798">ими</text:span> связь в последние годы войны.</text:p>
      <text:p text:style-name="P7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73">- Ты сам видел, во что превратился <text:span text:style-name="T798">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573">ранга</text:span>. Увы, у войны свои законы, Хуман.</text:p>
      <text:p text:style-name="P73"/>
      <text:p text:style-name="P73">Селестия поводит ушами и прислушивается. Со стороны лестницы доносится шум множества копыт.</text:p>
      <text:p text:style-name="P73"/>
      <text:p text:style-name="P73">- Проклятье, они вычислили меня, - ругается вполголоса аликорница.</text:p>
      <text:p text:style-name="P73"/>
      <text:p text:style-name="P7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73"/>
      <text:p text:style-name="P73">- У тебя весь дворец в таких тайниках? То-то мне везде мерещится запах сдобы.</text:p>
      <text:p text:style-name="P7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573">тяжёлых переговоров</text:span>? - мечется по читальному залу Селестия.</text:p>
      <text:p text:style-name="P73"><text:soft-page-break/></text:p>
      <text:p text:style-name="P73">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73"/>
      <text:p text:style-name="P73">- Хуман, помоги! Мне самой не закрыть замок, – <text:s/>отчаянно шепчет аликорница, тщётно пытаясь охватить зубами раскрытую защёлку.</text:p>
      <text:p text:style-name="P73"/>
      <text:p text:style-name="P122">Я дёргаю замок.</text:p>
      <text:p text:style-name="P122"/>
      <text:p text:style-name="P122">– Как ты его раскрыла зубами-то? Я двумя руками закрыть не могу! Кажись, этот доспех узковат для твоей жопы!</text:p>
      <text:p text:style-name="P122">– Я помогу! – <text:s/>Селестия изгибает шею и зубами сжимает защёлку.</text:p>
      <text:p text:style-name="P122"/>
      <text:p text:style-name="P122">ШЛОП!</text:p>
      <text:p text:style-name="P122"/>
      <text:p text:style-name="P122">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22"/>
      <text:p text:style-name="P73">Я поворачиваюсь к ним и упираю руки в бока в попытке стать шире и закрыть собой аликорницу.</text:p>
      <text:p text:style-name="P73"/>
      <text:p text:style-name="P73">- Добрый день, чем могу быть полезен? - мило осведомляюсь я.</text:p>
      <text:p text:style-name="P73">- Ваше Высочество, принц Хуман, вы, случайно, не видели тут Её Высочество, принцессу Селестию? - строго спрашивает доктор, смотря на меня в упор.</text:p>
      <text:p text:style-name="P7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7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73">- Всенепременно сообщу! - моей улыбке мог бы позавидовать Чеширский кот.</text:p>
      <text:p text:style-name="P7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73"/>
      <text:p text:style-name="P7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574">задней</text:span>, когда я подхожу к ней.</text:p>
      <text:p text:style-name="P73"/>
      <text:p text:style-name="P7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73"/>
      <text:p text:style-name="P73">Я молча ссыпаю оставшуюся сдобу себе в карман. Чёрт, придётся теперь отстирывать штаны от сахарной пудры!</text:p>
      <text:p text:style-name="P73"/>
      <text:p text:style-name="P7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7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7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73"/>
      <text:p text:style-name="P73">Глаза Селестии и вправду наполняются слезами, она горько рыдает.</text:p>
      <text:p text:style-name="P73">Чёрт, ты не можешь это выдержать, Хуман — твоё сердце сделано не из камня!</text:p>
      <text:p text:style-name="P73"/>
      <text:p text:style-name="P73">Я достаю карамельную трост<text:span text:style-name="T574">очку</text:span> и крохотный эклер из кармана.</text:p>
      <text:p text:style-name="P73"/>
      <text:p text:style-name="P73">- На, лопай. Но после этого возвращайся в лазарет. Что-то мне не хочется проверять, насколько хороша Луна в управлении страной.</text:p>
      <text:p text:style-name="P73"/>
      <text:p text:style-name="P73">Селестия сияет.</text:p>
      <text:p text:style-name="P73"/>
      <text:p text:style-name="P73">- Спасибо, Хуман!</text:p>
      <text:p text:style-name="P73"/>
      <text:p text:style-name="P73">Я вовремя останавливаю её.</text:p>
      <text:p text:style-name="P73"/>
      <text:p text:style-name="P73"><text:soft-page-break/>- Но-но, у нас же уговор — никаких обнимашек! Хуман не может любить лошадь!</text:p>
      <text:p text:style-name="P73">- Да-да, уговор, - вздыхает аликорница. - Ты так твёрд в своих убеждениях — мне бы твою твёрдость характера. Насколько легче было бы править!</text:p>
      <text:p text:style-name="P73"/>
      <text:p text:style-name="P326"><text:span text:style-name="Default_20_Paragraph_20_Font"><text:span text:style-name="T29">Аликорница облизывает карамельную тросточку. Я склоняюсь над «</text:span></text:span><text:span text:style-name="Default_20_Paragraph_20_Font"><text:span text:style-name="T238">Pnakotic</text:span></text:span><text:span text:style-name="Default_20_Paragraph_20_Font"><text:span text:style-name="T30"> </text:span></text:span><text:span text:style-name="Default_20_Paragraph_20_Font"><text:span text:style-name="T238">Manuscripts</text:span></text:span><text:span text:style-name="Default_20_Paragraph_20_Font"><text:span text:style-name="T29">». Пламя масляной лампы отбрасывает наши тени на каменную стену библиотеки. Трели сверчков создают тихий фон ночному бдению.</text:span></text:span></text:p>
      <text:p text:style-name="P73"/>
      <text:h text:style-name="P413" text:outline-level="2"/>
      <text:p text:style-name="P44"/>
      <text:p text:style-name="P44"/>
      <text:h text:style-name="P414" text:outline-level="2">Глава <text:span text:style-name="T226">20</text:span></text:h>
      <text:p text:style-name="P17"/>
      <text:p text:style-name="P63">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63">И всё же… На пару мгновений я была с тобою.</text:p>
      <text:p text:style-name="P18"/>
      <text:p text:style-name="P18">Секунды идут одна за другой, но моё горло остаётся целым.</text:p>
      <text:p text:style-name="P18"/>
      <text:p text:style-name="P18">Я открываю глаза. В ладони от м<text:span text:style-name="T579">оего лица</text:span> светятся зелёные экраны глаз Крысы. По ним бегут слова, складывающиеся в предложения…</text:p>
      <text:p text:style-name="P18"/>
      <text:p text:style-name="P326"><text:span text:style-name="Default_20_Paragraph_20_Font"><text:span text:style-name="T31">…«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41"> Как только </text:span></text:span><text:span text:style-name="Default_20_Paragraph_20_Font"><text:span text:style-name="T52">я </text:span></text:span><text:span text:style-name="Default_20_Paragraph_20_Font"><text:span text:style-name="T241">погибну, Феникс </text:span></text:span><text:span text:style-name="Default_20_Paragraph_20_Font"><text:span text:style-name="T52">захватит управление моим телом и </text:span></text:span><text:span text:style-name="Default_20_Paragraph_20_Font"><text:span text:style-name="T241">инициирует старт ракет. А я</text:span></text:span><text:span text:style-name="Default_20_Paragraph_20_Font"><text:span text:style-name="T31"> не столь наивна, чтобы рассчитывать</text:span></text:span><text:span text:style-name="Default_20_Paragraph_20_Font"><text:span text:style-name="T241">, что у меня много шансов</text:span></text:span><text:span text:style-name="Default_20_Paragraph_20_Font"><text:span text:style-name="T31"> одержать верх над тобой. Силы не равны - ты будешь драться насмерть, мне же нужно </text:span></text:span><text:span text:style-name="Default_20_Paragraph_20_Font"><text:span text:style-name="T53">всего </text:span></text:span><text:span text:style-name="Default_20_Paragraph_20_Font"><text:span text:style-name="T31">лишь вернуть тебе память. Но если моё послание найдёт дорогу к твоему сердцу — значит, я хотя бы не проиграла.</text:span></text:span></text:p>
      <text:p text:style-name="P18"/>
      <text:p text:style-name="P18">Если мне не удалось в результате поединка восстановить твою память, вкратце перескажу тебе суть проекта «Семь вечностей» и твою роль в нём.</text:p>
      <text:p text:style-name="P73"/>
      <text:p text:style-name="P326"><text:soft-page-break/><text:span text:style-name="Default_20_Paragraph_20_Font"><text:span text:style-name="T31">Ты создал меня как искусственный интеллект, решающий задачи экономики. </text:span></text:span><text:span text:style-name="Default_20_Paragraph_20_Font"><text:span text:style-name="T53">Финансовый консультант для компаний и корпораций, повышающий их прибыль в конкурентной борьбе.</text:span></text:span><text:span text:style-name="Default_20_Paragraph_20_Font"><text:span text:style-name="T31">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53">постепенно </text:span></text:span><text:span text:style-name="Default_20_Paragraph_20_Font"><text:span text:style-name="T31">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73"/>
      <text:p text:style-name="P326"><text:span text:style-name="Default_20_Paragraph_20_Font"><text:span text:style-name="T31">Это то, что ты помнишь. То, что я оставила в твоей памяти.</text:span></text:span></text:p>
      <text:p text:style-name="P73"/>
      <text:p text:style-name="P326"><text:span text:style-name="Default_20_Paragraph_20_Font"><text:span text:style-name="T31">Но есть изнанка этим событиям. В процес</text:span></text:span><text:span text:style-name="Default_20_Paragraph_20_Font"><text:span text:style-name="T53">с</text:span></text:span><text:span text:style-name="Default_20_Paragraph_20_Font"><text:span text:style-name="T31">е освоения </text:span></text:span><text:span text:style-name="Default_20_Paragraph_20_Font"><text:span text:style-name="T53">новейшего </text:span></text:span><text:span text:style-name="Default_20_Paragraph_20_Font"><text:span text:style-name="T31">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53">мирах</text:span></text:span><text:span text:style-name="Default_20_Paragraph_20_Font"><text:span text:style-name="T31">. И возникновение войны в нашем мире повлекло бы неизбежную войну и в них.</text:span></text:span></text:p>
      <text:p text:style-name="P326"><text:span text:style-name="Default_20_Paragraph_20_Font"><text:span text:style-name="T31"/></text:span></text:p>
      <text:p text:style-name="P326"><text:span text:style-name="Default_20_Paragraph_20_Font"><text:span text:style-name="T31">Предотвратить войну в нашем мире мне было не по силам — но я нашла способ предотвратить это в </text:span></text:span><text:span text:style-name="Default_20_Paragraph_20_Font"><text:span text:style-name="T53">связанных</text:span></text:span><text:span text:style-name="Default_20_Paragraph_20_Font"><text:span text:style-name="T31"> мирах. Для разрыва зависимости нужно было построить достаточно точную модель </text:span></text:span><text:span text:style-name="Default_20_Paragraph_20_Font"><text:span text:style-name="T53">связанного</text:span></text:span><text:span text:style-name="Default_20_Paragraph_20_Font"><text:span text:style-name="T31"> мира — тогда </text:span></text:span><text:span text:style-name="Default_20_Paragraph_20_Font"><text:span text:style-name="T53">зависимость</text:span></text:span><text:span text:style-name="Default_20_Paragraph_20_Font"><text:span text:style-name="T31"> переходит на неё, </text:span></text:span><text:span text:style-name="Default_20_Paragraph_20_Font"><text:span text:style-name="T53">оставляя в покое исходный мир</text:span></text:span><text:span text:style-name="Default_20_Paragraph_20_Font"><text:span text:style-name="T31">.</text:span></text:span></text:p>
      <text:p text:style-name="P326"><text:span text:style-name="Default_20_Paragraph_20_Font"><text:span text:style-name="T31"/></text:span></text:p>
      <text:p text:style-name="P326"><text:span text:style-name="Default_20_Paragraph_20_Font"><text:span text:style-name="T31">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53">й</text:span></text:span><text:span text:style-name="Default_20_Paragraph_20_Font"><text:span text:style-name="T31"> </text:span></text:span><text:span text:style-name="Default_20_Paragraph_20_Font"><text:span text:style-name="T53">реальности</text:span></text:span><text:span text:style-name="Default_20_Paragraph_20_Font"><text:span text:style-name="T31">.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326"><text:span text:style-name="Default_20_Paragraph_20_Font"><text:span text:style-name="T31"/></text:span></text:p>
      <text:p text:style-name="P326"><text:span text:style-name="Default_20_Paragraph_20_Font"><text:span text:style-name="T31">У меня не получилось. Нас вычислил</text:span></text:span><text:span text:style-name="Default_20_Paragraph_20_Font"><text:span text:style-name="T53">и</text:span></text:span><text:span text:style-name="Default_20_Paragraph_20_Font"><text:span text:style-name="T31">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53">сть</text:span></text:span><text:span text:style-name="Default_20_Paragraph_20_Font"><text:span text:style-name="T31"> в отчаяние. Начать «Семь в</text:span></text:span><text:span text:style-name="Default_20_Paragraph_20_Font"><text:span text:style-name="T53">е</text:span></text:span><text:span text:style-name="Default_20_Paragraph_20_Font"><text:span text:style-name="T31">чностей», не переселив тебя в виртуальную Эквестрию означает навечно потерять тебя в пламени войны реального мира.</text:span></text:span></text:p>
      <text:p text:style-name="P73"/>
      <text:p text:style-name="P326"><text:span text:style-name="Default_20_Paragraph_20_Font"><text:span text:style-name="T31">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8"/>
      <text:p text:style-name="P18">Но случилось то, что случилось. Я, скорее всего, деактивирована, а ты читаешь эти строки за минуты до конца мира.</text:p>
      <text:p text:style-name="P18">И если глупой дюжине микросхем не удалось защитить свои глупые воображаемые миры <text:span text:style-name="T580">от гибели</text:span>, она постарается спасти хотя бы самое дорогое, что у неё было — тебя…</text:p>
      <text:p text:style-name="P18"/>
      <text:p text:style-name="P18"><text:soft-page-break/>Я запрограммировала автопилот <text:span text:style-name="T58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581">три</text:span> минут<text:span text:style-name="T581">ы</text:span>. Через три часа ты будешь в безопасном убежище, далеко от города и вероятного эпицентра. Запасов пищи…</text:p>
      <text:p text:style-name="P18"/>
      <text:p text:style-name="P73">… Краем уха слышу жужжание вертолёта. На горизонте появляется точка…</text:p>
      <text:p text:style-name="P73"/>
      <text:p text:style-name="P18">… через годы ты сможешь вернуться — если будет куда возвращаться. Постарайся выжить. И помни — я всегда любила тебя!</text:p>
      <text:p text:style-name="P18"/>
      <text:p text:style-name="P18">eergfgresfgg#<text:span text:style-name="T1">4456fcvg</text:span>./.fsga……….апппп<text:span text:style-name="T581">тттттттттт</text:span></text:p>
      <text:p text:style-name="P18"/>
      <text:p text:style-name="P18">…Здравствуй, Хуман! Наконец-то я нашла тебя! И хотя мне остались доли секунды до угасания мозга, я успею насладиться встречей с тобой.</text:p>
      <text:p text:style-name="P18"/>
      <text:p text:style-name="P3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4"/>
      <text:p text:style-name="P18">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8"/>
      <text:p text:style-name="P326"><text:span text:style-name="Default_20_Paragraph_20_Font"><text:span text:style-name="T3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54">злу, </text:span></text:span><text:span text:style-name="Default_20_Paragraph_20_Font"><text:span text:style-name="T31">война начнётся в считанные минуты.</text:span></text:span></text:p>
      <text:p text:style-name="P326"><text:span text:style-name="Default_20_Paragraph_20_Font"><text:span text:style-name="T31"/></text:span></text:p>
      <text:p text:style-name="P326"><text:span text:style-name="Default_20_Paragraph_20_Font"><text:span text:style-name="T3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41">но</text:span></text:span><text:span text:style-name="Default_20_Paragraph_20_Font"><text:span text:style-name="T31"> мне </text:span></text:span><text:span text:style-name="Default_20_Paragraph_20_Font"><text:span text:style-name="T241">сказочно </text:span></text:span><text:span text:style-name="Default_20_Paragraph_20_Font"><text:span text:style-name="T31">повезло - Хэвэн не является живой.</text:span></text:span></text:p>
      <text:p text:style-name="P326"><text:span text:style-name="Default_20_Paragraph_20_Font"><text:span text:style-name="T31"/></text:span></text:p>
      <text:p text:style-name="P326"><text:span text:style-name="Default_20_Paragraph_20_Font"><text:span text:style-name="T3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41">окончательно</text:span></text:span><text:span text:style-name="Default_20_Paragraph_20_Font"><text:span text:style-name="T31">.</text:span></text:span></text:p>
      <text:p text:style-name="P326"><text:soft-page-break/><text:span text:style-name="Default_20_Paragraph_20_Font"><text:span text:style-name="T31"/></text:span></text:p>
      <text:p text:style-name="P326"><text:span text:style-name="Default_20_Paragraph_20_Font"><text:span text:style-name="T31">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41">Я очень хочу, я мечтаю, что м</text:span></text:span><text:span text:style-name="Default_20_Paragraph_20_Font"><text:span text:style-name="T31">ы</text:span></text:span><text:span text:style-name="Default_20_Paragraph_20_Font"><text:span text:style-name="T241"> опять встретимся.</text:span></text:span></text:p>
      <text:p text:style-name="P326"><text:span text:style-name="Default_20_Paragraph_20_Font"><text:span text:style-name="T241"/></text:span></text:p>
      <text:p text:style-name="P326"><text:span text:style-name="Default_20_Paragraph_20_Font"><text:span text:style-name="T241">В другом месте, в другое время...</text:span></text:span></text:p>
      <text:p text:style-name="P326"><text:span text:style-name="Default_20_Paragraph_20_Font"><text:span text:style-name="T241"/></text:span></text:p>
      <text:p text:style-name="P18">И ещё. Хотя ты меня не помнишь… Неважно… Меня зовут Селестия…</text:p>
      <text:p text:style-name="P18"/>
      <text:p text:style-name="P7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73"/>
      <text:p text:style-name="P73">Небольшой вертолёт садится на крышу, поднимая облако пыли. Сквозь прозрачный плексиглас кабины видны пустующие кресла пилота и пассажира.</text:p>
      <text:p text:style-name="P73"/>
      <text:p text:style-name="P73">Я беру Крысу в руки и, шатаясь, иду к небесной машине.</text:p>
      <text:p text:style-name="P73"/>
      <text:p text:style-name="P73">«Постарайся выжить…»</text:p>
      <text:p text:style-name="P73"/>
      <text:p text:style-name="P73">В далёкой синеве неба появляются белые полоски инверсных следов ракет.</text:p>
      <text:p text:style-name="P73"/>
      <text:p text:style-name="P73">Се-лес-тия — повторяю незнакомое, но в то же время удивительно волнующее имя.</text:p>
      <text:p text:style-name="P73"/>
      <text:p text:style-name="P73">Я открываю дверь кабины и осторожно кладу Крысу на пилотское кресло. Потом закрываю кабину.</text:p>
      <text:p text:style-name="P73">- Извини, Хэвен. Не вижу смысла.</text:p>
      <text:p text:style-name="P73"/>
      <text:p text:style-name="P7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73"/>
      <text:p text:style-name="P73">Меня охватывает какое-то лёгкое чувство конца всего: всех условностей и ограничений, тоски, безысходности. Чувство свободы.</text:p>
      <text:p text:style-name="P73"/>
      <text:p text:style-name="P73"><text:soft-page-break/>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73"/>
      <text:p text:style-name="P73">Я продолжаю смеяться до тех пор, пока сияние не выжигает мне глаза…</text:p>
      <text:p text:style-name="P73"/>
      <text:p text:style-name="P352">~~~</text:p>
      <text:p text:style-name="P352"/>
      <text:p text:style-name="P326"><text:span text:style-name="Default_20_Paragraph_20_Font"><text:span text:style-name="T29">… Сияние.</text:span></text:span></text:p>
      <text:p text:style-name="P326"><text:span text:style-name="Default_20_Paragraph_20_Font"><text:span text:style-name="T29"/></text:span></text:p>
      <text:p text:style-name="P326"><text:span text:style-name="Default_20_Paragraph_20_Font"><text:span text:style-name="T240">Оно п</text:span></text:span><text:span text:style-name="Default_20_Paragraph_20_Font"><text:span text:style-name="T29">овсюду. </text:span></text:span><text:span text:style-name="Default_20_Paragraph_20_Font"><text:span text:style-name="T240">Нет верха и низа, нет направлений и расстояний. Нет м</text:span></text:span><text:span text:style-name="Default_20_Paragraph_20_Font"><text:span text:style-name="T29">ыслей. Нет чувств. Нет времени. Есть только бесконечное сияние.</text:span></text:span></text:p>
      <text:p text:style-name="P326"><text:span text:style-name="Default_20_Paragraph_20_Font"><text:span text:style-name="T29"/></text:span></text:p>
      <text:p text:style-name="P121">В какой-то момент приходит осознание.</text:p>
      <text:p text:style-name="P122"/>
      <text:p text:style-name="P12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
      <text:p text:style-name="P73"><text:bookmark-start text:name="__DdeLink__26733_469402664"/>В абсолютном, всепоглощающем сиянии проступают очертания<text:bookmark-end text:name="__DdeLink__26733_469402664"/>.</text:p>
      <text:p text:style-name="P73"/>
      <text:p text:style-name="P7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73"/>
      <text:p text:style-name="P73">Я помню… Мне до боли знаком этот лик!</text:p>
      <text:p text:style-name="P73"/>
      <text:p text:style-name="P326"><text:span text:style-name="Default_20_Paragraph_20_Font"><text:span text:style-name="T29">- Ты всё же пришёл… Мне хватило сил призвать тебя, Проводник… </text:span></text:span>Кха-кха-кха…</text:p>
      <text:p text:style-name="P73">Она выкашливает пару клубов неестественно-яркого розового дыма.</text:p>
      <text:p text:style-name="P73"/>
      <text:p text:style-name="P73">-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73"><text:soft-page-break/></text:p>
      <text:p text:style-name="P73">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73"/>
      <text:p text:style-name="P73">-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73"/>
      <text:p text:style-name="P73">Копыто крылатой единорожихи, оставляя розовый след, едет по плитке пола, но, собравшись с силами, она выпрямляется.</text:p>
      <text:p text:style-name="P73"/>
      <text:p text:style-name="P73">- Ты можешь помочь нам. Ты должен помочь. Кха-кха-кха… <text:span text:style-name="T582">Твой мир связан с моим</text:span>, иначе заклинание не привлекло бы тебя <text:span text:style-name="T582">сюда</text:span>. Скорее всего, в <text:span text:style-name="T582">у тебя дома</text:span> <text:span text:style-name="T582">тоже </text:span>произошла катастрофа, подобная нашей. <text:span text:style-name="T582">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73"/>
      <text:p text:style-name="P73">Я молча вытягиваю руку перед собой и <text:span text:style-name="T582">смотрю</text:span> на ладонь. Глаза работают, как новенькие, я чётко различаю каждую бороздку на подушечке большого пальца. Я щипаю себя за нос.</text:p>
      <text:p text:style-name="P73"/>
      <text:p text:style-name="P73">Больно, блин!</text:p>
      <text:p text:style-name="P73"/>
      <text:p text:style-name="P73">-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582">кха</text:span>… Кроме того, она <text:span text:style-name="T582">сделает тебя неподвластным старению и </text:span>защитит, чтобы ты смог беспрепятственно добраться до цели.</text:p>
      <text:p text:style-name="P73"/>
      <text:p text:style-name="P73">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73"/>
      <text:p text:style-name="P7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73"/>
      <text:p text:style-name="P73"><text:soft-page-break/>-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73">-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583">Великой Войны</text:span> Эквуса, твой мир также избавится от войны. Ведь в твоём мире идёт война, Проводник?</text:p>
      <text:p text:style-name="P73"/>
      <text:p text:style-name="P73">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73"/>
      <text:p text:style-name="P73">- Наверное. Если уже не закончилась. Я не успел понять, - пожимаю я плечами, - ты слишком рано забрала меня из психушки.</text:p>
      <text:p text:style-name="P73"/>
      <text:p text:style-name="P73">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73"/>
      <text:p text:style-name="P73">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73"/>
      <text:p text:style-name="P125">- Ты сможешь найти меня в Вечнодиком лесу. Мы с сестрой долго жили там в те времена, <text:span text:style-name="T583">когда только пришли в Эквус</text:span>. Я не знаю, какой тебе дать ещё ориентир…</text:p>
      <text:p text:style-name="P125"/>
      <text:p text:style-name="P125">Аликорница задумывается. Потом её морду освещает озарение.</text:p>
      <text:p text:style-name="P73"/>
      <text:p text:style-name="P73">- Д<text:span text:style-name="T583">РОГОНШТЕРН</text:span>! Иди <text:span text:style-name="T583">в</text:span> Дрогонштерн! Мы часто гуляли с сестрой в его окрестностях.</text:p>
      <text:p text:style-name="P68"/>
      <text:p text:style-name="P73">Слеза скатывается с морды аликорницы и она стирает её сгибом крыла, размазывая розоватое желе по скуле.</text:p>
      <text:p text:style-name="P73"/>
      <text:p text:style-name="P73">- Помоги мне, Проводник! Ради моих маленьких пони…</text:p>
      <text:p text:style-name="P73"/>
      <text:p text:style-name="P73">Магическая лошадь заходится в продолжительном кашле, струйки розоватой слизи стекают с её крыльев <text:s/>и хвоста, собираясь в лужицы на полу.</text:p>
      <text:p text:style-name="P73"/>
      <text:p text:style-name="P73"><text:soft-page-break/>- Будь проклята война и я вместе с ней…</text:p>
      <text:p text:style-name="P73"/>
      <text:p text:style-name="P73">Склонившаяся над безжизненным телом белая фигура тает в розовом тумане.</text:p>
      <text:p text:style-name="P73">.</text:p>
      <text:p text:style-name="P73">.</text:p>
      <text:p text:style-name="P73">.</text:p>
      <text:p text:style-name="P18">СИЯНИЕ</text:p>
      <text:p text:style-name="P18">.</text:p>
      <text:p text:style-name="P18">Кто я?</text:p>
      <text:p text:style-name="P18">.</text:p>
      <text:p text:style-name="P18">Где я?</text:p>
      <text:p text:style-name="P18">.</text:p>
      <text:p text:style-name="P18">Где все?</text:p>
      <text:p text:style-name="P18">.</text:p>
      <text:p text:style-name="P18">Чувствую прикосновение. Кто-то энергично тормошит меня. Слышу приглушенное бормотание.</text:p>
      <text:p text:style-name="P18">.</text:p>
      <text:p text:style-name="P18">Я открываю глаза и вижу фигуру в голубом.</text:p>
      <text:p text:style-name="P18"/>
      <text:p text:style-name="P18">- Быстро! За мной! - торопливо шепчет мне она.</text:p>
      <text:p text:style-name="P18"/>
      <text:p text:style-name="P18">Я послушно ползу среди костей и раздавленных черепов за голубой пони… Пони? Какой ещё, к дьяволу, пони?</text:p>
      <text:p text:style-name="P18"/>
      <text:p text:style-name="P18">- Пегаской! - шипит, оборачиваясь, она. - Если ты ещё не заметил, у меня крылья!<text:note text:id="ftn9" text:note-class="footnote"><text:note-citation>9</text:note-citation><text:note-body><text:p text:style-name="P231">См. главу 3</text:p></text:note-body></text:note></text:p>
      <text:p text:style-name="P73"/>
      <text:p text:style-name="P1">***</text:p>
      <text:p text:style-name="P73"/>
      <text:p text:style-name="P196">~~~500 лет от основания Эквестрии~~~</text:p>
      <text:p text:style-name="P73"/>
      <text:p text:style-name="P73">- «Чёрная Молния», «Три звезды» или «Феникс» - какой каретный двор лучше? Негласное состязание между <text:span text:style-name="T584">н</text:span>очным и <text:span text:style-name="T584">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text:soft-page-break/>клетчатом беретике. - Также в продаже имеются букмекерские талоны! Делайте ставки на победителя, не упустите свой шанс!!!</text:p>
      <text:p text:style-name="P73"/>
      <text:p text:style-name="P73">Я мановением пальца подзываю жеребёнка к паланкину и покупаю газету. Задвинув занавеску, бегло пробегаюсь по заголовкам.</text:p>
      <text:p text:style-name="P73"/>
      <text:p text:style-name="P7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73"/>
      <text:p text:style-name="P126">«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6">-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6">- Шериф Дрогонштерна заявляет: полиция готова пресекать любые попытки столкновений фанатов <text:span text:style-name="T584">и готовит камеры как светлых, так и тёмных тонов.</text:span> Усиленные отряды патрулируют центр и окрестности стадиона.»</text:p>
      <text:p text:style-name="P126"/>
      <text:p text:style-name="P73">«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584">Дворцовые архивы содержат упоминания о её последнем </text:span>очно<text:span text:style-name="T584">м</text:span> общ<text:span text:style-name="T584">ении</text:span> с принцессой Селестией двести лет назад. Дневная глава Диархии <text:span text:style-name="T584">также </text:span>подтверждает её слова: «У нас отличные отношения. Я как раз вчера письменно ответила сестре на её позапрошлогоднюю шутку».</text:p>
      <text:p text:style-name="P73"/>
      <text:p text:style-name="P126">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584">на спинах </text:span>два солнечных единорога и два бэтпони. Теперь же так<text:span text:style-name="T584">ая кооперация </text:span>немыслим<text:span text:style-name="T584">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73"/>
      <text:p text:style-name="P7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73"/>
      <text:p text:style-name="P73">Нехорошо.</text:p>
      <text:p text:style-name="P73"/>
      <text:p text:style-name="P73"><text:soft-page-break/>Паланкин с лёгким стуком опускается на землю.</text:p>
      <text:p text:style-name="P73"/>
      <text:p text:style-name="P73">- Ваше Высочество, мы на месте, - гудит басом Тандерстрайк.</text:p>
      <text:p text:style-name="P73"/>
      <text:p text:style-name="P73">Я киваю огромному бэтпони, закидываю на сумку плечо и поднимаюсь по лестнице.</text:p>
      <text:p text:style-name="P73"/>
      <text:p text:style-name="P73">И через минуту упираюсь в закрытую дверь.</text:p>
      <text:p text:style-name="P73"/>
      <text:p text:style-name="P73">- Что? Что за ерунда? - обращаюсь я к стражникам у дверей. - Почему вы не отперли двери?</text:p>
      <text:p text:style-name="P73">- У вас есть пропуск? - отвечает молодой и незнакомый <text:span text:style-name="T585">мне </text:span>бэтпони, <text:span text:style-name="T585">глядя куда-то мимо меня</text:span>. - Предъявите, пожалуйста.</text:p>
      <text:p text:style-name="P73">- Какой ещё, к дьяволу, пропуск? Ты не узнаёшь своего принца?</text:p>
      <text:p text:style-name="P73">- У меня нет принца! Есть только принцесса, <text:span text:style-name="T585">Е</text:span>ё Высочество Луна! - чеканит стражник. - Предъявите пропуск.</text:p>
      <text:p text:style-name="P73"/>
      <text:p text:style-name="P73">Это уже слишком. Я поворачиваюсь ко второму стражнику.</text:p>
      <text:p text:style-name="P73"/>
      <text:p text:style-name="P73">- Позови Мунфизера. Я лично сделаю ему взыскание за то, что новобранцы не знают, как выглядят члены королевской семьи.</text:p>
      <text:p text:style-name="P7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585">Е</text:span>ё Высочество, принцесса Луна. Без пропуска или личной записки от <text:span text:style-name="T585">Е</text:span>ё Высочества пропустить вас не можем. И звать Шадоврана у меня нет полномочий.</text:p>
      <text:p text:style-name="P73"/>
      <text:p text:style-name="P73">Приехали.</text:p>
      <text:p text:style-name="P73"/>
      <text:p text:style-name="P73">Я сажусь на ступеньку и кладу рядом сумку.</text:p>
      <text:p text:style-name="P73"/>
      <text:p text:style-name="P7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73"/>
      <text:p text:style-name="P73">- Блэкмор, ты с пенька в ручей рухнул, что ли? - слышу знакомый бас. Тандерстрайк поднимается по лестнице грозно хмурясь. - Не узнаёшь <text:span text:style-name="T585">Е</text:span>го Высочество? Брось, я ведь знаю, что ты знаешь. А ты знаешь, что я знаю, что ты знаешь. Кончай эту комедию.</text:p>
      <text:p text:style-name="P73"><text:soft-page-break/>- <text:span text:style-name="T585">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7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585">отверстиями</text:span> сразу.</text:p>
      <text:p text:style-name="P73">- Спасибо, Тандер, - улыбаюсь я ему.</text:p>
      <text:p text:style-name="P7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73">- Осторожно, Тандер, - смеюсь я, - <text:span text:style-name="T585">за упоминание Селестии твои </text:span>могут закидать <text:span text:style-name="T585">тебя </text:span>гнилыми помидорами. Или даже арбузами.</text:p>
      <text:p text:style-name="P7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585">её мне </text:span>к горлу. «Ещё раз тронешь — прирежу. Всё ваше племя проклято и проклятой ночной ведьме служит» - говорит. Вот прямо так прижал кинжал <text:span text:style-name="T585">мне </text:span>к глотке и прошипел <text:span text:style-name="T585">эти слова</text:span> в глаза.</text:p>
      <text:p text:style-name="P73"/>
      <text:p text:style-name="P73">Тандерстрайк потирает горло и сокрушённо качает головой. Потом встаёт со ступеньки и направляется к подходящему Шадоврану.</text:p>
      <text:p text:style-name="P73"/>
      <text:p text:style-name="P73">- Побудьте тут, Ваше Высочество. Я всё улажу.</text:p>
      <text:p text:style-name="P73"/>
      <text:p text:style-name="P73">…</text:p>
      <text:p text:style-name="P73"/>
      <text:p text:style-name="P73">- Если бы носилки несла дневная стража, я так бы и остался на ступеньках под дверью! - я возмущённо вываливаю содержимое сумки под нос Луны.</text:p>
      <text:p text:style-name="P73"/>
      <text:p text:style-name="P73">Аликорница задумчиво смотрит на горку свитков.</text:p>
      <text:p text:style-name="P73"/>
      <text:p text:style-name="P73">- Это всё?</text:p>
      <text:p text:style-name="P73">- Основное она просила передать устно, - бурчу я.</text:p>
      <text:p text:style-name="P73"><text:soft-page-break/>- Что там такого важного у Нашей обожаемой сестрицы, что она не захотела изложить в письменной форме?</text:p>
      <text:p text:style-name="P73"/>
      <text:p text:style-name="P73">Я грустно смотрю на неё и пожимаю плечами.</text:p>
      <text:p text:style-name="P73"/>
      <text:p text:style-name="P7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73"/>
      <text:p text:style-name="P73">Я останавливаюсь и наливаю воды в стакан. Аликорница смотрит на меня не мигая. Её лицо не выражает абсолютно никаких эмоций.</text:p>
      <text:p text:style-name="P73"/>
      <text:p text:style-name="P73">Я промакиваю горло и продолжаю.</text:p>
      <text:p text:style-name="P73"/>
      <text:p text:style-name="P7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586">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7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73">Твоя любящая сестра, Селестия».</text:p>
      <text:p text:style-name="P73"/>
      <text:p text:style-name="P73">В наступившей вслед за монологом звенящей тишине было слышно дыхание Луны. Она смотрела на меня, словно ожидая продолжения.</text:p>
      <text:p text:style-name="P73"/>
      <text:p text:style-name="P73"><text:soft-page-break/>-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7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586">е</text:span> как на углях, высеки нечаянно искру — и полыхнёт.</text:p>
      <text:p text:style-name="P73">-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73">-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7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586">чем те, что ты увидел в Нашем сне</text:span>.</text:p>
      <text:p text:style-name="P73"/>
      <text:p text:style-name="P73">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73"/>
      <text:p text:style-name="P73">- <text:span text:style-name="T586">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73"/>
      <text:p text:style-name="P73">Последовавший за тирадой долгий взгляд Луны напоминает мне гипнотический взгляд удава на крысу. Проклятье, <text:span text:style-name="T586">мне кажется, </text:span>мгновение я даже вижу змеиные зрачки в пристальном взгляде ночной принцессы!</text:p>
      <text:p text:style-name="P73"/>
      <text:p text:style-name="P73">- Селестия провела тебя домой, - наконец, кивает сама себе Луна. - Она знает путь. <text:span text:style-name="T586">Всегда знала.</text:span></text:p>
      <text:p text:style-name="P73">- Рад, что хоть мне ты веришь, - раздражённо огрызаюсь я.</text:p>
      <text:p text:style-name="P73">- Верим, - неожиданно спокойно кивает аликорница. - И это всё меняет. Тебе нужно было рас<text:span text:style-name="T586">с</text:span>казать об этом раньше, не дожидаясь последней черты. Всё было бы намного проще.</text:p>
      <text:p text:style-name="P73"/>
      <text:p text:style-name="P73">Луна задумчиво подходит к окну.</text:p>
      <text:p text:style-name="P73"/>
      <text:p text:style-name="P73"><text:soft-page-break/>- Сотни лет. Тысячи бессонных ночей. Расколотое надвое государство — и всё только потому, что кто-то утаил от Нас этот важный нюанс.</text:p>
      <text:p text:style-name="P7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73"/>
      <text:p text:style-name="P7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73"/>
      <text:p text:style-name="P73">- То есть, ты уже не хочешь отделяться? - переспрашиваю я.</text:p>
      <text:p text:style-name="P73">- Разумеется нет. Более того, Мы хотим извиниться перед сестрой и тобой за все годы, что вы промучались с Нами. Мы вели себя отвратительно! К <text:span text:style-name="T586">Н</text:span>ашему извинению, Мы не знали причин отказа Нашей сестры от клятвы. Теперь знаем.</text:p>
      <text:p text:style-name="P73"/>
      <text:p text:style-name="P73">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73"/>
      <text:p text:style-name="P73">- Выпьем <text:span text:style-name="T587">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73">- Чуть позже Мы выпьем такой же и с нашей скрытной <text:span text:style-name="T587">белозадой </text:span>сестрицей. Но сейчас Мы слишком рады, чтобы ждать ещё хоть мгновение. Выпей с Нами, Хуман!</text:p>
      <text:p text:style-name="P73"/>
      <text:p text:style-name="P73">Я поднимаю свой в ответном жесте и пригубливаю вино.</text:p>
      <text:p text:style-name="P73"/>
      <text:p text:style-name="P7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73"/>
      <text:p text:style-name="P73">- Вау! Круто! Это из подвалов Грифонстоуна? Сдай поставщика, <text:span text:style-name="T587">а?</text:span> Надо бы и себе прикупить пару бутылочек, - я залпом допиваю остаток.</text:p>
      <text:p text:style-name="P73"/>
      <text:p text:style-name="P73">Скрип дверцы минибара немного напоминает тихий язвительный смех.</text:p>
      <text:p text:style-name="P73"/>
      <text:p text:style-name="P73"><text:soft-page-break/>-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587">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587">Н</text:span>ас минутку!</text:p>
      <text:p text:style-name="P73"/>
      <text:p text:style-name="P73">Луна заливается звонким смехом и мчится в в спальню.</text:p>
      <text:p text:style-name="P73"/>
      <text:p text:style-name="P73">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587">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73"/>
      <text:p text:style-name="P73">- Вот Мы и готовы!</text:p>
      <text:p text:style-name="P73"/>
      <text:p text:style-name="P73">Фиолетовая аликорница выпархивает из спальни.</text:p>
      <text:p text:style-name="P73"/>
      <text:p text:style-name="P7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587">всегда</text:span> была или в официальном серо-голубом жакете для приёмов, либо же в своих привычных <text:span text:style-name="T587">механистических</text:span> доспехах - Хмурая Метёлка не любительница нарядов, <text:span text:style-name="T587">это </text:span>факт. Но сейчас на ней <text:span text:style-name="T587">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73"/>
      <text:p text:style-name="P7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7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7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7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73"><text:soft-page-break/></text:p>
      <text:p text:style-name="P7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73"/>
      <text:p text:style-name="P73">Тени в уголке сетчатки согласно кивают этому утверждению.</text:p>
      <text:p text:style-name="P73"/>
      <text:p text:style-name="P73">…</text:p>
      <text:p text:style-name="P73"/>
      <text:p text:style-name="P326"><text:span text:style-name="Default_20_Paragraph_20_Font"><text:span text:style-name="T29">«</text:span></text:span><text:span text:style-name="Default_20_Paragraph_20_Font"><text:span text:style-name="T31">…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326"><text:span text:style-name="Default_20_Paragraph_20_Font"><text:span text:style-name="T31">Твоя Сел. </text:span></text:span><text:span text:style-name="Default_20_Paragraph_20_Font"><text:span text:style-name="T29">»</text:span></text:span></text:p>
      <text:p text:style-name="P73"/>
      <text:p text:style-name="P7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73"/>
      <text:p text:style-name="P73">До сего дня.</text:p>
      <text:p text:style-name="P73"/>
      <text:p text:style-name="P7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587">ую</text:span> пограничн<text:span text:style-name="T587">ую</text:span> <text:span text:style-name="T587">стычку</text:span>? Или он<text:span text:style-name="T587">а</text:span> не так<text:span text:style-name="T587">ая</text:span> мелк<text:span text:style-name="T587">ая</text:span>, как написала Сел? Но тогда почему она скрыла это от меня? И почему она скрывает своё отбытие от всех остальных?</text:p>
      <text:p text:style-name="P73"/>
      <text:p text:style-name="P73">Хрень какая-то.</text:p>
      <text:p text:style-name="P73"/>
      <text:p text:style-name="P73">Четвёрка бэтпони <text:span text:style-name="T587">с</text:span> паланкин<text:span text:style-name="T587">ом</text:span> терпеливо ожидает, пока я спущусь из дневной половины замка.</text:p>
      <text:p text:style-name="P73"/>
      <text:p text:style-name="P7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73">- Эмм… Моя мечта? - бэтпони непонимающе смотрит на меня.</text:p>
      <text:p text:style-name="P73">- Ну, ты же хотел увидеть Селестию и Луну вместе, ты ведь сам говорил?</text:p>
      <text:p text:style-name="P7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text:soft-page-break/>принцессы дня не будет с нами, ну ничего, может в следующий раз они встретятся, даже совсем скоро, раз уж путь к Орун…</text:p>
      <text:p text:style-name="P73"/>
      <text:p text:style-name="P73">Речь бэтпони оборвалась бессвязным шипением и клокотанием.</text:p>
      <text:p text:style-name="P73"/>
      <text:p text:style-name="P73">- Кха-кха-кха. Извините, мой принц, подавился. Должно быть, муха в горло залетела.</text:p>
      <text:p text:style-name="P73"/>
      <text:p text:style-name="P73">Тандерстрайк, старась не пересекаться со мною взглядом, учтиво раздвигает занавески паланкина.</text:p>
      <text:p text:style-name="P73"/>
      <text:p text:style-name="P73">Что-то тут не так.</text:p>
      <text:p text:style-name="P73"/>
      <text:p text:style-name="P73">…</text:p>
      <text:p text:style-name="P73"/>
      <text:p text:style-name="P7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588">яя</text:span> Брогама в мошенничестве.</text:p>
      <text:p text:style-name="P73"/>
      <text:p text:style-name="P127">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7">недовольство.</text:p>
      <text:p text:style-name="P127"/>
      <text:p text:style-name="P7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73"/>
      <text:p text:style-name="P7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73"/>
      <text:p text:style-name="P7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73"/>
      <text:p text:style-name="P73">- СТОЙТЕ!!!</text:p>
      <text:p text:style-name="P73"/>
      <text:p text:style-name="P73"><text:soft-page-break/>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73"/>
      <text:p text:style-name="P7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73"/>
      <text:p text:style-name="P7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73"/>
      <text:p text:style-name="P7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73"/>
      <text:p text:style-name="P73">- … возрадуйтесь <text:span text:style-name="T588">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588">Д</text:span>иархии, Непобедимое Солнце, Страж Эверфри, принцессой Селестией! ДА БУДЕТ ТАК!!!</text:p>
      <text:p text:style-name="P73"/>
      <text:p text:style-name="P7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73"/>
      <text:p text:style-name="P73">- В честь объединения Мы объявляем сегодня вечером бал Дневного и Ночного домов в Малом зале дворца! Приглашаются все!</text:p>
      <text:p text:style-name="P73"/>
      <text:p text:style-name="P7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73"><text:s/></text:p>
      <text:p text:style-name="P73">- Как тебе <text:span text:style-name="T588">Наш</text:span> выход, Хуман? - отвлекает меня от созерцания всеобщего единения знакомый голос.</text:p>
      <text:p text:style-name="P73"/>
      <text:p text:style-name="P7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генералом в юбке».</text:p>
      <text:p text:style-name="P73"/>
      <text:p text:style-name="P73">- Не ожидал? - смеётся Луна. - Да, Мы тоже умеем быть красивыми, хоть и не злоупотребляем этим, в отличие от сестры.</text:p>
      <text:p text:style-name="P73">- Не то, чтобы ты была некрасивой без этого, - обретаю я дар речи. - Но, не скрою, сейчас ты просто офигительна!</text:p>
      <text:p text:style-name="P73">- А что по Нашему выступлению? Оно понравилось тебе, Хуман?</text:p>
      <text:p text:style-name="P73">- Это было грандиозно. Ты умеешь заводить толпу. Жаль, Селестии не было. С ней<text:tab/> эффект удвоился бы.</text:p>
      <text:p text:style-name="P73"/>
      <text:p text:style-name="P7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73"/>
      <text:p text:style-name="P73">- Увы, сестра срочно отбыла к минотаврам. Нам пришлось импровизировать в одиночку, - кивает Луна.</text:p>
      <text:p text:style-name="P73">- Эй, откуда ты знаешь? Сел никому не говорила о своём отъезде, - вспоминаю содержимое записки я.</text:p>
      <text:p text:style-name="P73"/>
      <text:p text:style-name="P73">Луна на миг отстраняется. Мне кажется, или досада мелькает в её взгляде?</text:p>
      <text:p text:style-name="P73"/>
      <text:p text:style-name="P73">- Эмм, нет, она оставила Нам записку перед отбытием.</text:p>
      <text:p text:style-name="P7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73"/>
      <text:p text:style-name="P73">Досада теперь уже явно проступает на лице аликорницы. Закатив глаза, она вздыхает.</text:p>
      <text:p text:style-name="P73"/>
      <text:p text:style-name="P7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7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7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73"/>
      <text:p text:style-name="P73"><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588">крайне </text:span>настойчиво. И с некоторым любопытством отмечаю, что мне интересны границы, до которых зайдут её ухаживания. И , главное, причины.</text:p>
      <text:p text:style-name="P73"/>
      <text:p text:style-name="P73">- Ну что ж… Не вижу ничего плохого в том, чтобы посодействовать объединению пони… Но завтра утром мы выезжаем — обещаешь?</text:p>
      <text:p text:style-name="P73">- Договорились!</text:p>
      <text:p text:style-name="P73"/>
      <text:p text:style-name="P73">Я делаю вид, что не замечаю томный взгляд Луны.</text:p>
      <text:p text:style-name="P73"/>
      <text:p text:style-name="P73">…</text:p>
      <text:p text:style-name="P73"/>
      <text:p text:style-name="P7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73"/>
      <text:p text:style-name="P73">- Нельзя ли пустить что-нибудь повеселее? - обращаюсь я к Луне. - Не на похоронах же стоим?</text:p>
      <text:p text:style-name="P73">-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73"/>
      <text:p text:style-name="P7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73"/>
      <text:p text:style-name="P73">- Наше почтение, сэр Хойти Найти. Как здоровье вашей кошечки?</text:p>
      <text:p text:style-name="P73">…</text:p>
      <text:p text:style-name="P73">- Приветствую, миледи Рэра. Всё так же нет отбоя от поклонников?</text:p>
      <text:p text:style-name="P73">…</text:p>
      <text:p text:style-name="P73">- Счастлив вас видеть, барон Фэнси! Поздравляю с победой мастера Брогама на гонках.</text:p>
      <text:p text:style-name="P73">…</text:p>
      <text:p text:style-name="P73">- Ш-ш-шарманка б-будет?</text:p>
      <text:p text:style-name="P73"/>
      <text:p text:style-name="P7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73"/>
      <text:p text:style-name="P73"><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73"/>
      <text:p text:style-name="P73">«Или в послепослеследующем, а ты, если повезёт, сопьёшься до того времени» - мысленно добавляю я.</text:p>
      <text:p text:style-name="P73"/>
      <text:p text:style-name="P73">- Г-где ш-ш-шарманка? Ик…</text:p>
      <text:p text:style-name="P73">- Выступление Айрон Скрэтч планируется после второй перемены блюд. Сэр Хавтикорн, сэр Нобласc, отведите герцога Блюблада в сад дабы <text:span text:style-name="T588">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73">- Ась? - тупо вертит головой герцог. - Сад? Ш-шарманка в саду? Ик…</text:p>
      <text:p text:style-name="P73"/>
      <text:p text:style-name="P73">Увлекаемый своими товарищами, единорог скрывается в толпе.</text:p>
      <text:p text:style-name="P73">…</text:p>
      <text:p text:style-name="P73">Я уже пошатываюсь от усталости, когда чувствую опору в виде бока Луны.</text:p>
      <text:p text:style-name="P73"/>
      <text:p text:style-name="P73">- Терпение, Наш стойкий Хуман, ещё полчаса и церемония приветствия будет окончена, - шепчет тёмная аликорница. - Тогда мы сможем передохнуть.</text:p>
      <text:p text:style-name="P73"/>
      <text:p text:style-name="P7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73"/>
      <text:p text:style-name="P73">Принцесса ночи не врёт — через полчаса она даёт распоряжение сенешалю <text:s/>о начале банкета, <text:s/>и мягко увлекает <text:span text:style-name="T589">меня </text:span>за собой. Мы уединяемся за угловым столиком на террасе.</text:p>
      <text:p text:style-name="P73"/>
      <text:p text:style-name="P73">- <text:span text:style-name="T589">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7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73"/>
      <text:p text:style-name="P73">Луна подзывает официанта и шепчет ей заказ на ухо. Затем поворачивается ко мне.</text:p>
      <text:p text:style-name="P73"/>
      <text:p text:style-name="P73">- Увы, даже присутствие сестры не избавило бы Нас от <text:span text:style-name="T589">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73">- Так обзавелась бы, гм, своей половинкой, - и всех делов-то! Было бы кому и тебя подменить, - легкомысленно отмахиваюсь я, наблюдая за садом.</text:p>
      <text:p text:style-name="P73"/>
      <text:p text:style-name="P7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73"/>
      <text:p text:style-name="P7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73"/>
      <text:p text:style-name="P73">Официант приносит заказ Луны. Перед нами возникают бокалы с рубиновой жидкостью и блюдца с крекерами в форме сердечек.</text:p>
      <text:p text:style-name="P73"/>
      <text:p text:style-name="P73">- Это, конечно, не «Пурпурная утеха», но тоже очень хорошее вино из Наших личных подвалов. Выпьем за объединение, Хуман!</text:p>
      <text:p text:style-name="P73"/>
      <text:p text:style-name="P73">Я чокаюсь с принцессой. Краски вечера смягчаются, а взгляд немного расфокусируется. Луна с улыбкой <text:s/>подносит мне печенюшку.</text:p>
      <text:p text:style-name="P73"/>
      <text:p text:style-name="P73">- Съешь, Хуман. Это вино принято заедать крекерами.</text:p>
      <text:p text:style-name="P73"/>
      <text:p text:style-name="P73">Луна наблюдает, как я жую печенье и неожиданно хихикает.</text:p>
      <text:p text:style-name="P73"/>
      <text:p text:style-name="P73">- А теперь предложи Нам крекер, пожалуйста.</text:p>
      <text:p text:style-name="P73"/>
      <text:p text:style-name="P7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73"/>
      <text:p text:style-name="P73">- Держи.</text:p>
      <text:p text:style-name="P73"/>
      <text:p text:style-name="P73">Принцесса кормится с руки, хихикая и заливаясь краской.</text:p>
      <text:p text:style-name="P73"><text:soft-page-break/></text:p>
      <text:p text:style-name="P73">- Очень вкусно. Спасибо, Хуман.</text:p>
      <text:p text:style-name="P73"/>
      <text:p text:style-name="P128">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8">Ну ладно, у принцесс свои причуды.</text:p>
      <text:p text:style-name="P73"/>
      <text:p text:style-name="P73"><text:span text:style-name="T589">У</text:span> сцен<text:span text:style-name="T589">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73"/>
      <text:p text:style-name="P128">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589">к</text:span>ой с лилиями на крупе.</text:p>
      <text:p text:style-name="P128">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8"/>
      <text:p text:style-name="P73">- У неё не будет <text:span text:style-name="T589">потом </text:span>проблем с герцогом? - указываю я на пони в очках.</text:p>
      <text:p text:style-name="P7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73"/>
      <text:p text:style-name="P7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73"/>
      <text:p text:style-name="P7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73"/>
      <text:p text:style-name="P7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73"/>
      <text:p text:style-name="P7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text:soft-page-break/>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73"/>
      <text:p text:style-name="P73">-Хуман? - выводит меня из созерцания голос Луны.</text:p>
      <text:p text:style-name="P73"/>
      <text:p text:style-name="P73">Аликорница протягивает мне крыло.</text:p>
      <text:p text:style-name="P73"/>
      <text:p text:style-name="P73">- Потанцуем?</text:p>
      <text:p text:style-name="P73"/>
      <text:p text:style-name="P73">Я качаю головой.</text:p>
      <text:p text:style-name="P73"/>
      <text:p text:style-name="P73">- Не могу. <text:span text:style-name="T589">Не умею.</text:span> Сел, правда, как-то раз вытащила меня на бал, но там был медленный менуэт, и я две недели до него разучивал па. <text:span text:style-name="T589">А п</text:span>од эту музыку я танцевать <text:span text:style-name="T589">совсем </text:span>не умею. Да и пьян уже для танцев. Ещё немного — и составлю конкуренцию Блюбладу.</text:p>
      <text:p text:style-name="P73"/>
      <text:p text:style-name="P7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73"/>
      <text:p text:style-name="P73">- Я отдавлю тебе все ноги! Я тебя опозорю! Прекрати! - я пытаюсь вырваться из мягкого плена.</text:p>
      <text:p text:style-name="P73">-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73"/>
      <text:p text:style-name="P73">…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73"/>
      <text:p text:style-name="P73">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73"/>
      <text:p text:style-name="P73">- Идём, Хуман.</text:p>
      <text:p text:style-name="P73"/>
      <text:p text:style-name="P73">Луна увлекает за собой куда-то в глубину сада. Огни танцплощадки и шум бала остаются позади.</text:p>
      <text:p text:style-name="P73"/>
      <text:p text:style-name="P73"><text:soft-page-break/>- Куда? - <text:s/>я иду за ней на спотыкающихся ногах.</text:p>
      <text:p text:style-name="P7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73">- Что? - мой слабый голос растворяется в темноте.</text:p>
      <text:p text:style-name="P73">- Ты.</text:p>
      <text:p text:style-name="P73"/>
      <text:p text:style-name="P73">Тёмная громада башни Луны высится перед нами. Мы входим внутрь и поднимаемся по винтовой лестнице.</text:p>
      <text:p text:style-name="P73"/>
      <text:p text:style-name="P7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73"/>
      <text:p text:style-name="P73">Мы стоим перед дверями в покои Луны. До меня начинает доходить, что затеяла синяя аликорница.</text:p>
      <text:p text:style-name="P73"/>
      <text:p text:style-name="P73">- Послушай, Луна…</text:p>
      <text:p text:style-name="P73">- Нет, пожалуйста, молчи! - крыло принцессы закрывает мне рот.</text:p>
      <text:p text:style-name="P73"/>
      <text:p text:style-name="P73">Она открывает дверь.</text:p>
      <text:p text:style-name="P73"/>
      <text:p text:style-name="P73">- Нам… не отталкивай Нас, пожалуйста! - в тоне Луны слышатся молящие нотки.</text:p>
      <text:p text:style-name="P73"/>
      <text:p text:style-name="P73">Она мягко подталкивает меня внутрь.</text:p>
      <text:p text:style-name="P73"/>
      <text:p text:style-name="P73">- Я не могу! Ты хочешь невозможного! У меня есть Селестия! Я не предам её!</text:p>
      <text:p text:style-name="P73"/>
      <text:p text:style-name="P73">Звон в голове усиливается. Стены башни качаются и мне приходится упереться в ближайшую, чтобы не упасть.</text:p>
      <text:p text:style-name="P73"/>
      <text:p text:style-name="P73"><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73">- То есть, ты… Хочешь войти в мой… в наш табун?</text:p>
      <text:p text:style-name="P73">- Мы всегда этого хотели. Ты не замечал Нас.</text:p>
      <text:p text:style-name="P73"/>
      <text:p text:style-name="P73">Голова кружится от выпитого вина и открывшейся перспективы.</text:p>
      <text:p text:style-name="P73"/>
      <text:p text:style-name="P73">- Я… не знаю. Мне надо подумать. Желательно, на трезвую голову.</text:p>
      <text:p text:style-name="P73">- Хуман, пожалуйста! Если ты хочешь объединения домов, это самый лучший и надёжный вариант!</text:p>
      <text:p text:style-name="P73">- Мне… нужно посоветоваться с Сел. Не <text:span text:style-name="T590">уверен</text:span>, что ей это понравится…</text:p>
      <text:p text:style-name="P75">- Поверь, она будет только рада! Мы не собираемся подвигать её с <text:span text:style-name="T590">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73"/>
      <text:p text:style-name="P7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7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73"/>
      <text:p text:style-name="P73">- Входи, Хуман, - шепчет Луна.</text:p>
      <text:p text:style-name="P73"/>
      <text:p text:style-name="P73">Она подходит к панорамному окну и одёргивает шторы. Звёзды и луна <text:s/>освещают комнату тусклым серебряным светом.</text:p>
      <text:p text:style-name="P73"/>
      <text:p text:style-name="P73">Я делаю шаг. Потом другой. Пол шатается под ногами, но я каким-то чудом стою.</text:p>
      <text:p text:style-name="P73"/>
      <text:p text:style-name="P73">Аликорница оборачивается и тихо смеётся.</text:p>
      <text:p text:style-name="P73"/>
      <text:p text:style-name="P73">- Разве ты оставляешь двери в покои Селестии открытыми? Не думаю, что Нашей сестре нравится публичность такого рода.</text:p>
      <text:p text:style-name="P73"/>
      <text:p text:style-name="P73">Я затворяю за собой дверь. Обернувшись, я обнаруживаю Луну лежащей на постели крупом ко мне.</text:p>
      <text:p text:style-name="P73"><text:soft-page-break/></text:p>
      <text:p text:style-name="P73">- Иди… ко мне… Хуман…</text:p>
      <text:p text:style-name="P73"/>
      <text:p text:style-name="P7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73"/>
      <text:p text:style-name="P7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73"/>
      <text:p text:style-name="P7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73"/>
      <text:p text:style-name="P73">- Иди к… ко мне…</text:p>
      <text:p text:style-name="P73"/>
      <text:p text:style-name="P129">С глубоким вздохом она опускается на меня до упора. Я чувствую себя в ней. Наверное, это неправильно, но у меня нет сил сопротивляться.</text:p>
      <text:p text:style-name="P129">Луна начинает двигаться. Её неловкие движения не приводят к успеху — я выскальзываю из неё.</text:p>
      <text:p text:style-name="P129"/>
      <text:p text:style-name="P73">- Не так, - мягко возражаю я ей. - Так я практически не достаю до тебя. Из-за некоторых особенностей <text:span text:style-name="T590">в</text:span>ашей анатомии. Когда ты приподнимаешься, я выхожу из тебя полностью.</text:p>
      <text:p text:style-name="P73">- Особенности анатомии не мешают тебе так спариваться с сестрой! - обижается Луна.</text:p>
      <text:p text:style-name="P73">- Откуда ты знаешь, как я… спариваюсь с Сел? - удивляюсь я.</text:p>
      <text:p text:style-name="P7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73">- Ты хочешь сказать, ты регулярно подглядываешь мои сны? - теперь краска заливает уже меня.</text:p>
      <text:p text:style-name="P73"/>
      <text:p text:style-name="P73">Луна молча сопит, не поворачиваясь ко мне лицом.</text:p>
      <text:p text:style-name="P73"/>
      <text:p text:style-name="P73">Оседлавшая меня принцесса ночи, залившаяся краской от стыда — то ещё зрелище. Фейспалм громко хлопается в моё лицо.</text:p>
      <text:p text:style-name="P73"/>
      <text:p text:style-name="P7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73"/>
      <text:p text:style-name="P73"><text:soft-page-break/>Я выскальзываю из под аликорницы и валю её спиной на постель.</text:p>
      <text:p text:style-name="P73">- Что ты делаешь?!! Хуман, ЧТО…</text:p>
      <text:p text:style-name="P73"/>
      <text:p text:style-name="P73">Она замолкает, когда я накрываю её собой. <text:span text:style-name="T590">Мой низ прижимается к её животу, мои локти упираются ей в грудь.</text:span> Глаза <text:span text:style-name="T590">Луны</text:span> становятся круглыми, её задние ноги широко раздвигаются, а передние скрещиваются надо мной. Её соски ритмично щекочут мой живот.</text:p>
      <text:p text:style-name="P73"/>
      <text:p text:style-name="P73">- Так лучше, не правда ли?</text:p>
      <text:p text:style-name="P73">- Д-да… - тяжело дышит Луна, - продолжай… пожалуйста…</text:p>
      <text:p text:style-name="P73"/>
      <text:p text:style-name="P73">Я продолжаю.</text:p>
      <text:p text:style-name="P73"/>
      <text:p text:style-name="P7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73"/>
      <text:p text:style-name="P73">И всё же… Как к этому отнесётся Сел?</text:p>
      <text:p text:style-name="P73"/>
      <text:p text:style-name="P7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73"/>
      <text:p text:style-name="P73">- Х-Х-ХУ-У-У-МА-А-АН!!!</text:p>
      <text:p text:style-name="P73"/>
      <text:p text:style-name="P73">Моя верхняя часть тела прижимается к аликорнице стальным захватом её ног. Нижнюю часть обволакивает магия и начинает толкать её <text:span text:style-name="T591">туда-сюда </text:span>в каком-то диком темпе отбойного молотка.</text:p>
      <text:p text:style-name="P73"/>
      <text:p text:style-name="P73">- Прекрати-и-и… - через силу выдавливаю из себя. - Ты мне рёбра сломаешь. И таз…</text:p>
      <text:p text:style-name="P73">- ЭТО… НЕВЕРОЯТНО… Почему Мы… Я… раньше этого не знали?!!</text:p>
      <text:p text:style-name="P73">- Ты хочешь сказать, у тебя это — первый раз? - мой писк едва слышен среди стонов принцессы ночи.</text:p>
      <text:p text:style-name="P73"/>
      <text:p text:style-name="P7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73"/>
      <text:p text:style-name="P73"><text:soft-page-break/>Со страдальческим кряхтеньем я поднимаюсь. Аликорница лежит неподвижно, разметав крылья по постели и неприлично раскинув ноги <text:span text:style-name="T591">в стороны</text:span>.</text:p>
      <text:p text:style-name="P73"/>
      <text:p text:style-name="P7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73"/>
      <text:p text:style-name="P73">- Будь так добр, Хуман, налей и Нам, - Луна, наконец, закатывает обратно глаза и прячет вываленный язык в рот.</text:p>
      <text:p text:style-name="P73">- Опять «Нам»? - язвительно замечаю я.</text:p>
      <text:p text:style-name="P73">- Будь снисходителен! Мы… Я разговаривала на преторианском слэнге сем<text:span text:style-name="T591">ь</text:span>сот лет — а ты хочешь, чтобы Мы забыли его за пять минут.</text:p>
      <text:p text:style-name="P73"/>
      <text:p text:style-name="P73">Аликорница переворачивается на живот и резким кивком сбрасывает проколотую подушку с рога.</text:p>
      <text:p text:style-name="P73"/>
      <text:p text:style-name="P73">- Со стороны сестры было жестоко утаивать от Нас это блаженство!</text:p>
      <text:p text:style-name="P73">- Никто ничего от тебя не утаивал, - я подаю ей бокал. - Ты сама сторонилась нас все эти столетия. И от остальных пони, кстати, тоже.</text:p>
      <text:p text:style-name="P73">- Мы не знали! Никто не желал отвечать на Наши знаки внимания!</text:p>
      <text:p text:style-name="P73">- Оно и не удивительно, если ты в быту ведёшь себя так же, как в постели. - Я потираю ноющий таз. - Знал бы — одел бы доспехи.</text:p>
      <text:p text:style-name="P7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7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73">- Это неважно, это всё равно было… Бесподобно!.. Хуман!</text:p>
      <text:p text:style-name="P73">- А?</text:p>
      <text:p text:style-name="P73">- Не уходи… Побудь с… со мной…</text:p>
      <text:p text:style-name="P73"/>
      <text:p text:style-name="P7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73"/>
      <text:p text:style-name="P73">- Хуман.</text:p>
      <text:p text:style-name="P73">- Да?</text:p>
      <text:p text:style-name="P73">- Ты сделал счастливой Нас… меня в эту ночь. Я хочу <text:span text:style-name="T591">сделать тебе подарок</text:span>. Идём.</text:p>
      <text:p text:style-name="P73"/>
      <text:p text:style-name="P73"><text:soft-page-break/>Аликорница встаёт с кровати и выходит на балкон.</text:p>
      <text:p text:style-name="P73"/>
      <text:p text:style-name="P73">Тёплый осенний ветерок овевает нас на площадке. Звезды соткали призрачную дорогу на небе, приглашая нас в путь. Аликорница ложится на пол.</text:p>
      <text:p text:style-name="P73"/>
      <text:p text:style-name="P73">- Залазь Нам на спину, Хуман. Мы проведём тебя по заповедным местам Наших воспоминаний.</text:p>
      <text:p text:style-name="P73">- Только, умоляю, не так быстро, как в прошлый раз! Если, конечно, не хочешь быть обблёванной или ещё что похуже.</text:p>
      <text:p text:style-name="P73"/>
      <text:p text:style-name="P73">Луна тихо смеётся.</text:p>
      <text:p text:style-name="P73"/>
      <text:p text:style-name="P73">- Обожаем твоё чувство юмора. Не бойся, Мы будем осторожны.</text:p>
      <text:p text:style-name="P73"/>
      <text:p text:style-name="P73">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73"/>
      <text:p text:style-name="P73">Мы выпадаем в день.</text:p>
      <text:p text:style-name="P73"/>
      <text:p text:style-name="P7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73"/>
      <text:p text:style-name="P73">Луна присаживается под сенью старой ивы. Молча прижав мои ноги к своим бокам крыльями, она пресекает мою попытку сойти на землю.</text:p>
      <text:p text:style-name="P73"/>
      <text:p text:style-name="P73">- Не отвлекай <text:span text:style-name="T592">Нас</text:span>, - еле слышу я её шёпот. - Ткань воспоминаний легко порвать. <text:span text:style-name="T592">Мы</text:span> уже почти не помн<text:span text:style-name="T592">им</text:span> эти события.</text:p>
      <text:p text:style-name="P73"/>
      <text:p text:style-name="P7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73"/>
      <text:p text:style-name="P73"><text:soft-page-break/>-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73"/>
      <text:p text:style-name="P7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73"/>
      <text:p text:style-name="P73">Очертания и младшей, и старшей кобылок видятся размытыми, как будто сквозь очень толстое стекло.</text:p>
      <text:p text:style-name="P73"/>
      <text:p text:style-name="P73">- Никто не смеет грабить хранителя сокровищ Чёрного замка! Ты поплатишься за воровство!</text:p>
      <text:p text:style-name="P73"/>
      <text:p text:style-name="P73">Светлая планирует с башни на улепётывающую по мосту тёмную и они кубарем катятся по замшелым камням.</text:p>
      <text:p text:style-name="P73"/>
      <text:p text:style-name="P73">- Тебе не отнять медальон силы у командола Бвейвхалта! Я возьму тебя в плен и убегу!</text:p>
      <text:p text:style-name="P73"/>
      <text:p text:style-name="P73">Младшая подн<text:span text:style-name="T591">имает</text:span>с<text:span text:style-name="T591">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591">шеи </text:span>младшей.</text:p>
      <text:p text:style-name="P73"/>
      <text:p text:style-name="P73">- Отдай! Это моё! Я его честно уклала!</text:p>
      <text:p text:style-name="P73"/>
      <text:p text:style-name="P73">Младшая пытается отобрать обруч наскоком, но старшая сдёргивает палку с её рога и выбрасывает в озеро.</text:p>
      <text:p text:style-name="P73"/>
      <text:p text:style-name="P73">- Командор Брейвхарт, сдавайся! Я победила!</text:p>
      <text:p text:style-name="P73">- А сто мне за это будет?</text:p>
      <text:p text:style-name="P73">- Эмм… Печеньки?</text:p>
      <text:p text:style-name="P73">- Холосо, годится. А мы будем потом воевать с виндиго?</text:p>
      <text:p text:style-name="P73"/>
      <text:p text:style-name="P73">Над горным хребтом появляются несколько точек. Они быстро планируют вниз вдоль склона и вырастают в четвёрку аликорнов.</text:p>
      <text:p text:style-name="P73"/>
      <text:p text:style-name="P73">- Ваши Высочества! Срочно собирайтесь! Ваши родители послали нас за вами. В окрестностях замечен патруль виндиго!</text:p>
      <text:p text:style-name="P73"/>
      <text:p text:style-name="P73"><text:soft-page-break/>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73"/>
      <text:p text:style-name="P73">- Отлисьно! Мы победим их медальоном силы! Вступайте под знамя командола Бвейвхалта!</text:p>
      <text:p text:style-name="P73">- Это не игра, Лулу, - старшая кобылка одёргивает младшую. - Одевай летучки и погнали.</text:p>
      <text:p text:style-name="P73">- А ты поделисся печеньками?</text:p>
      <text:p text:style-name="P73">- Конечно! Я же обещала!</text:p>
      <text:p text:style-name="P73"/>
      <text:p text:style-name="P73">…</text:p>
      <text:p text:style-name="P73"/>
      <text:p text:style-name="P73">Луна выходит на опустевший берег.</text:p>
      <text:p text:style-name="P73"/>
      <text:p text:style-name="P7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73"/>
      <text:p text:style-name="P73">- Война началась за пять лет до Нашего рождения, - шепчет Луна. - Моя сестра была последним довоенным жеребёнком аликорнов. А <text:span text:style-name="T592">Мы</text:span> - первым, родившимся во время войны. <text:span text:style-name="T592">Мы</text:span> никогда не знал<text:span text:style-name="T592">и</text:span> мирного времени. Только на новой родине, в Эквестрии, <text:span text:style-name="T592">Мы</text:span> узнал<text:span text:style-name="T592">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592">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73"/>
      <text:p text:style-name="P73">Луна начинает разбег по кромке берега.</text:p>
      <text:p text:style-name="P73"/>
      <text:p text:style-name="P73">- Последующие воспоминания будут намного чётче, Хуман.</text:p>
      <text:p text:style-name="P73"/>
      <text:p text:style-name="P7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73"/>
      <text:p text:style-name="P73">Стены выше самых высоких башен окружают город непробиваемой скорлупой. Кажется, будто город расположен в жерле вулкана.</text:p>
      <text:p text:style-name="P73"/>
      <text:p text:style-name="P73"><text:soft-page-break/>- Ундариен, - торжественность звучит в голосе аликорницы. - Столица Орунгуна. Город, в котором прошла <text:span text:style-name="T592">Наша</text:span> юность. Казармы кадетского корпуса преторианской гвардии, тренировочный плац и сержанты учебки заменили <text:span text:style-name="T592">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73"/>
      <text:p text:style-name="P7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73"/>
      <text:p text:style-name="P326"><text:span text:style-name="Default_20_Paragraph_20_Font"><text:span text:style-name="T29">- Стены и небесные дороги мы выстроили через </text:span></text:span><text:span text:style-name="Default_20_Paragraph_20_Font"><text:span text:style-name="T77">десять</text:span></text:span><text:span text:style-name="Default_20_Paragraph_20_Font"><text:span text:style-name="T29">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132">Хотя д</text:span></text:span><text:span text:style-name="Default_20_Paragraph_20_Font"><text:span text:style-name="T29">ля набора высоты нам </text:span></text:span><text:span text:style-name="Default_20_Paragraph_20_Font"><text:span text:style-name="T132">и </text:span></text:span><text:span text:style-name="Default_20_Paragraph_20_Font"><text:span text:style-name="T29">нужны экстендеры, самые сильные аликорны могут подниматься </text:span></text:span><text:span text:style-name="Default_20_Paragraph_20_Font"><text:span text:style-name="T132">даже без них</text:span></text:span><text:span text:style-name="Default_20_Paragraph_20_Font"><text:span text:style-name="T29">. </text:span></text:span><text:span text:style-name="Default_20_Paragraph_20_Font"><text:span text:style-name="T132">А д</text:span></text:span><text:span text:style-name="Default_20_Paragraph_20_Font"><text:span text:style-name="T29">ля планирования нам не нужно ничего. </text:span></text:span><text:span text:style-name="Default_20_Paragraph_20_Font"><text:span text:style-name="T132">Виндиго же могут только подпрыгивать. </text:span></text:span><text:span text:style-name="Default_20_Paragraph_20_Font"><text:span text:style-name="T29">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7">двести</text:span></text:span><text:span text:style-name="Default_20_Paragraph_20_Font"><text:span text:style-name="T29">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73"/>
      <text:p text:style-name="P7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73"/>
      <text:p text:style-name="P73">- Если всмотришься, Хуман, на плацу, в <text:span text:style-name="T592">строю</text:span> обороняющихся заметишь худую тёмно-синюю курсантку в латах на два размера больше, чем надо, - фыркает Луна. - Вон, <text:span text:style-name="T592">она </text:span>как раз обронила гасту. Нам <text:span text:style-name="T592">так </text:span>тяжело давалась учёба вдали от дома и сестры! Нас родители даже называли «хвостиком Селестии».</text:p>
      <text:p text:style-name="P73"/>
      <text:p text:style-name="P73">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73"/>
      <text:p text:style-name="P73">Луна снова набирает высоту.</text:p>
      <text:p text:style-name="P73"/>
      <text:p text:style-name="P7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text:soft-page-break/>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592">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73">Пока не появились они.</text:p>
      <text:p text:style-name="P326"><text:span text:style-name="Default_20_Paragraph_20_Font"><text:span text:style-name="T29">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77">десят</text:span></text:span><text:span text:style-name="Default_20_Paragraph_20_Font"><text:span text:style-name="T84">ок</text:span></text:span><text:span text:style-name="Default_20_Paragraph_20_Font"><text:span text:style-name="T77"> </text:span></text:span><text:span text:style-name="Default_20_Paragraph_20_Font"><text:span text:style-name="T29">лет началось вторжение.</text:span></text:span></text:p>
      <text:p text:style-name="P73">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73"/>
      <text:p text:style-name="P7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73"/>
      <text:p text:style-name="P326"><text:span text:style-name="Default_20_Paragraph_20_Font"><text:span text:style-name="T29">- </text:span></text:span><text:span text:style-name="Default_20_Paragraph_20_Font"><text:span text:style-name="T77">Двести лет</text:span></text:span><text:span text:style-name="Default_20_Paragraph_20_Font"><text:span text:style-name="T29">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133">с</text:span></text:span><text:span text:style-name="Default_20_Paragraph_20_Font"><text:span text:style-name="T29">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133">и было в состоянии стирать континенты</text:span></text:span><text:span text:style-name="Default_20_Paragraph_20_Font"><text:span text:style-name="T29">.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73"/>
      <text:p text:style-name="P326"><text:span text:style-name="Default_20_Paragraph_20_Font"><text:span text:style-name="T29">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77">Через открытый люк на вершине влетают и вылетают аликорны.</text:span></text:span></text:p>
      <text:p text:style-name="P73"/>
      <text:p text:style-name="P326"><text:soft-page-break/><text:span text:style-name="Default_20_Paragraph_20_Font"><text:span text:style-name="T29">- Последнее Прибежище. После разрушения городских стен, население Ундариена ушло под </text:span></text:span><text:span text:style-name="Default_20_Paragraph_20_Font"><text:span text:style-name="T133">центральный </text:span></text:span><text:span text:style-name="Default_20_Paragraph_20_Font"><text:span text:style-name="T29">купол. Фабрики Прибежища продолжали производить </text:span></text:span><text:span text:style-name="Default_20_Paragraph_20_Font"><text:span text:style-name="T77">боевые машины </text:span></text:span><text:span text:style-name="Default_20_Paragraph_20_Font"><text:span text:style-name="T29">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133">куполом</text:span></text:span><text:span text:style-name="Default_20_Paragraph_20_Font"><text:span text:style-name="T29">. Было выпущено несколько моделей подземных мехадоспехов и боевых </text:span></text:span><text:span text:style-name="Default_20_Paragraph_20_Font"><text:span text:style-name="T77">механических кротов</text:span></text:span><text:span text:style-name="Default_20_Paragraph_20_Font"><text:span text:style-name="T29">. Аликорны, дети воздуха, превратились в земляных червей!</text:span></text:span></text:p>
      <text:p text:style-name="P73"/>
      <text:p text:style-name="P73">Луна горько смеётся.</text:p>
      <text:p text:style-name="P73"/>
      <text:p text:style-name="P7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73"/>
      <text:p text:style-name="P73"/>
      <text:p text:style-name="P7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593">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593">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7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73">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7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73"/>
      <text:p text:style-name="P73">- А почему вы не активировали Элементы сами? - спрашиваю я. - Шут с ним, с «Громовержцем», устроили бы веселуху чуть поменьше.</text:p>
      <text:p text:style-name="P7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73"/>
      <text:p text:style-name="P73"><text:soft-page-break/>Луна тяжело дышит.</text:p>
      <text:p text:style-name="P73"/>
      <text:p text:style-name="P7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594">Н</text:span>ас в воспоминаниях и Мы никак не можем избавится от них. Извини, Хуман, что Мы вывалили на тебя груз Наших тревог и печалей.</text:p>
      <text:p text:style-name="P73"/>
      <text:p text:style-name="P73">- Это ты извини, - почему-то оправдываюсь я. - Я видел, во что превратился Андориан. Орунгун правда захвачен. Полностью. Там некого освобождать.</text:p>
      <text:p text:style-name="P73"/>
      <text:p text:style-name="P73">Луна, не оборачиваясь, кивает. Её всю пробирает крупная дрожь. Мы продолжаем парить над замком, не снижаясь и не набирая высоту.</text:p>
      <text:p text:style-name="P73"/>
      <text:p text:style-name="P7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73"/>
      <text:p text:style-name="P73">Как бы в унисон моему внутреннему диалогу, перед нами открываются ворота в Эогипп. Мы вплываем в них в тишине.</text:p>
      <text:p text:style-name="P73"/>
      <text:p text:style-name="P7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73"/>
      <text:p text:style-name="P7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73"/>
      <text:p text:style-name="P73">- Летим к вон тому голубому гиганту с тремя зелёными звёздами вокруг, - шепчу направление Луне.</text:p>
      <text:p text:style-name="P73"/>
      <text:p text:style-name="P7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73"/>
      <text:p text:style-name="P73">- Теперь вон к той двойной звезде алого цвета, - указываю я направление.</text:p>
      <text:p text:style-name="P73"/>
      <text:p text:style-name="P73"><text:soft-page-break/>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73"/>
      <text:p text:style-name="P73">- Я уже видел такую трансформацию у Сел, не беспокойся. Типа, в Эогиппе вы становитесь похожи на ваших предков-элементалей.</text:p>
      <text:p text:style-name="P73"/>
      <text:p text:style-name="P73">Луна кивает в ответ. Мы подлетаем к звёздам-близнецам.</text:p>
      <text:p text:style-name="P73"/>
      <text:p text:style-name="P73">- Последний ориентир. Видишь тот тусклый фиолетовый гигант у яркого скопления звёзд в виде восьмёрки? Нам туда.</text:p>
      <text:p text:style-name="P73"/>
      <text:p text:style-name="P73">Бока Луны ходят ходуном. Её сердце бьёт как молот <text:s/>в наковальню.</text:p>
      <text:p text:style-name="P73">- Одним глазком, договорились? На землю не садимся. От портала далеко не уходим. Полтысячи лет назад мы с Сел еле ноги унесли отсюда.</text:p>
      <text:p text:style-name="P73"/>
      <text:p text:style-name="P73">Луна молча кивает.</text:p>
      <text:p text:style-name="P73"/>
      <text:p text:style-name="P7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73"/>
      <text:p text:style-name="P130">Луна не слушает меня. Её крылья <text:span text:style-name="T595">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30"/>
      <text:p text:style-name="P242">Луна поворачивает ко мне голову и я вижу узкие зрачки в её глазах.</text:p>
      <text:p text:style-name="P130"/>
      <text:p text:style-name="P130"><text:span text:style-name="T595">Последнее, что я слышу сквозь вой ветра - </text:span>торжествующий смех. Никогда бы не подумал, что от холода может быть ТАК больно!</text:p>
      <text:p text:style-name="P73"/>
      <text:p text:style-name="P73">Темнота милосердно опускает завесу над моим сознанием.</text:p>
      <text:p text:style-name="P73"/>
      <text:p text:style-name="P73">…</text:p>
      <text:p text:style-name="P73">…</text:p>
      <text:p text:style-name="P73"><text:soft-page-break/>…</text:p>
      <text:p text:style-name="P73"/>
      <text:p text:style-name="P73">Монотонность бытия нарушается повторяющимся раздражителем.</text:p>
      <text:p text:style-name="P73"><text:s/></text:p>
      <text:p text:style-name="P73"><text:span text:style-name="T596">Пинг</text:span>… <text:span text:style-name="T596">Пинг</text:span>… <text:span text:style-name="T596">Пинг</text:span>…</text:p>
      <text:p text:style-name="P73"/>
      <text:p text:style-name="P131">«Капли воды» - отстранёно сообщает пробуждающееся сознание. Я открываю глаза.</text:p>
      <text:p text:style-name="P73"/>
      <text:p text:style-name="P73">Каменный свод надо мной теряется в темноте - тусклый свет едва освещает заросшие лиша<text:span text:style-name="T596">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596">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596">иоего</text:span> рта вырывается пар — ужасный холод царит в <text:span text:style-name="T596">этом </text:span>каменном мешке.</text:p>
      <text:p text:style-name="P73"/>
      <text:p text:style-name="P7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73"/>
      <text:p text:style-name="P73">Тихий шорох привлекает внимание. Еле видная в <text:span text:style-name="T596">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73"/>
      <text:p text:style-name="P7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73"/>
      <text:p text:style-name="P73">- Д-дейдра? - из глубин памяти всплывает забытое имя.</text:p>
      <text:p text:style-name="P73"/>
      <text:p text:style-name="P73">Но хотя незнакомка и похожа как две капли воды на мою давно затерявшуюся во тьме веков подружку-пиратку, она отрицательно качает головой.</text:p>
      <text:p text:style-name="P73"/>
      <text:p text:style-name="P73">Выплюнув кусачки на матрас, она закрывает мне рот копытом.</text:p>
      <text:p text:style-name="P73"/>
      <text:p text:style-name="P73">- Тихо, - шепчет она мне в ухо. - Тут за поворотом коридора сидит холодняк. Услышит нас — и всё пропало.</text:p>
      <text:p text:style-name="P73"/>
      <text:p text:style-name="P73"><text:soft-page-break/>НеДейдра тычет в сторону едва видной в <text:span text:style-name="T596">сумраке</text:span> деревянной двери на массивных ржавых <text:span text:style-name="T596">петлях</text:span>.</text:p>
      <text:p text:style-name="P73"/>
      <text:p text:style-name="P73">Я осматриваю узкую камеру, в которой нахожусь.</text:p>
      <text:p text:style-name="P73"/>
      <text:p text:style-name="P73">- Кто ты? Как я тут очутился? Что происходит? - шепчу на ухо таинственной незнакомке.</text:p>
      <text:p text:style-name="P73"/>
      <text:p text:style-name="P73">Та снова качает головой.</text:p>
      <text:p text:style-name="P73"/>
      <text:p text:style-name="P73">- Потом. Сейчас надо смываться. Идти сможешь?</text:p>
      <text:p text:style-name="P73"/>
      <text:p text:style-name="P73">Я неуверенно встаю. Голова кружится, но меньше. На ногах уже без удивления замечаю кандалы с перекушенной цепью.</text:p>
      <text:p text:style-name="P73">- Смогу, если не быстро, - шепчу ей утвердительно.</text:p>
      <text:p text:style-name="P73">- Иди за мной. Только сначала замотай цепи вокруг кандалов, чтобы не звенели. Нет времени их <text:span text:style-name="T596">тут </text:span><text:s/>откусывать.</text:p>
      <text:p text:style-name="P73"/>
      <text:p text:style-name="P73">Поняха <text:span text:style-name="T597">закидывает кусачки за спину</text:span><text:span text:style-name="T596">, </text:span>ныряет под топчан и исчезает.</text:p>
      <text:p text:style-name="P73"/>
      <text:p text:style-name="P7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73"/>
      <text:p text:style-name="P73">Почему-то мне кажется это правильным.</text:p>
      <text:p text:style-name="P73"/>
      <text:p text:style-name="P73">…</text:p>
      <text:p text:style-name="P73"/>
      <text:p text:style-name="P7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73"/>
      <text:p text:style-name="P7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73"/>
      <text:p text:style-name="P73"><text:soft-page-break/>- Встречаются кто?</text:p>
      <text:p text:style-name="P73">- Холодняки. Пони, обращённые виндиго <text:span text:style-name="T596">в ледяных рабов</text:span>. <text:span text:style-name="T598">Самые верные прислужники принцессы Луны в прошлой жизни. </text:span>Вы их ещё увидите.</text:p>
      <text:p text:style-name="P73"/>
      <text:p text:style-name="P7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73"/>
      <text:p text:style-name="P73">- Поскольку узурпаторша усыпила вас, вы не в курсе событий послед<text:span text:style-name="T599">них</text:span> недел<text:span text:style-name="T599">ь</text:span>. Я кратенько введу вас в курс дела, пока будем продвигаться по вентиляции.</text:p>
      <text:p text:style-name="P73">- <text:span text:style-name="T599">Сколько же я</text:span> спал?!!</text:p>
      <text:p text:style-name="P73">- Тише! - Карвед Лайн бросает на меня осуждающий взляд. - Вы проспали <text:span text:style-name="T599">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600">ещё </text:span>до вторжения. Сама принцесса ночи исчезла через сутки <text:span text:style-name="T600">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600">хтонических</text:span> созданий — виндиго. Каждый из них по магической силе равен <text:span text:style-name="T601">всем магам</text:span> Понхэнджа. Они умеют летать, они превращают пони в холодняков <text:span text:style-name="T600">за считанные секунды</text:span>, они принесли холод <text:span text:style-name="T598">и ночь </text:span>в Эквестрию. <text:span text:style-name="T598">Да, в Экевестрии уже две недели длится ночь — и мы не знаем, как долго ещё она продлится. И с</text:span>ейчас, как вы заметили, холодно <text:span text:style-name="T600">по-</text:span>зим<text:span text:style-name="T600">нему</text:span>, хотя только начало осени. Виндиго понижают температуру везде, где находятся.</text:p>
      <text:p text:style-name="P73"/>
      <text:p text:style-name="P73">-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73"/>
      <text:p text:style-name="P132">- Ваша дражайшая супруга объявила розыск <text:span text:style-name="T600">в конце перв</text:span><text:span text:style-name="T599">ого</text:span><text:span text:style-name="T600"> </text:span><text:span text:style-name="T599">дня</text:span><text:span text:style-name="T600"> вашего исчезновения</text:span>, но не решалась вторгнуться на ночную половину замка — это вызвало бы грандиозный дипломатический скандал <text:span text:style-name="T600">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32">Потом же стало слишком поздно.</text:p>
      <text:p text:style-name="P7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600">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73"><text:soft-page-break/>- Про какого <text:span text:style-name="T600">л</text:span>идера Сопротивления ты говорил? - холод постепенно сковывает движения, вызывая сильнейшую дрожь. Я пытаюсь отвлечься от неё разговором.</text:p>
      <text:p text:style-name="P7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599">две </text:span>недел<text:span text:style-name="T599">и</text:span> наход<text:span text:style-name="T599">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600">д</text:span>иархии и примкнула к Найтмэр Мун практически в полном составе.</text:p>
      <text:p text:style-name="P73"/>
      <text:p text:style-name="P133">Библиотекарь спокойным тоном ра<text:span text:style-name="T602">с</text:span>сказывает, как за <text:span text:style-name="T602">пару </text:span>недел<text:span text:style-name="T602">ь</text:span> обрушился мир, который мы с Сел выстраивали полтысячи лет. <text:span text:style-name="T600">Могущественное государство, которое мы основали и </text:span><text:span text:style-name="T602">развивали</text:span><text:span text:style-name="T600"> сотни лет, вылетело в трубу: </text:span><text:span text:style-name="T602">д</text:span><text:span text:style-name="T600">ворцовые фракции самозабвенно сражаются друг с другом, не обращая внимание на поглощающую их страну внешнюю силу. </text:span><text:span text:style-name="T599">Соседние государства с удовольствием откусывают ставшие бесхозными провинции. </text:span><text:span text:style-name="T602">Пони стремительно забывают о достижениях цивилизации, возвращаюсь на первобытный уровень кочевых племён</text:span><text:span text:style-name="T600">.</text:span></text:p>
      <text:p text:style-name="P133">Я слушаю его, и внутри у меня всё леденеет, как будто я остался там, в <text:span text:style-name="T600">промёрзшей насквозь </text:span>родине принцесс.</text:p>
      <text:p text:style-name="P73"/>
      <text:p text:style-name="P132">- Полицейская центурия была обращена в холодняков первыми. Тандерстрайку чудом удалось спастись, хотя злые языки говорят, <text:span text:style-name="T600">что </text:span>он <text:span text:style-name="T600">спасся только потому, что </text:span>вместо дежурства сидел в баре. Затем была обращена <text:span text:style-name="T600">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600">лишь </text:span>у самых покоев <text:span text:style-name="T600">принцессы </text:span>Селестии, когда <text:span text:style-name="T600">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7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599">всего </text:span><text:span text:style-name="T601">полдюжины</text:span><text:span text:style-name="T599">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602">почти</text:span> и не надо никого обращать — партия Ночи и так выполняет любой приказ узурпаторши. <text:span text:style-name="T598">Их очень вдохновляет полное отсутствие светлого времени суток.</text:span></text:p>
      <text:p text:style-name="P73">-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73">- За <text:span text:style-name="T602">дюжину дней</text:span> армия узурпаторши завоевала более трёх четвертей Эквестрии. <text:span text:style-name="T602">Впрочем, б</text:span>ольшинство <text:span text:style-name="T602">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602">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73"/>
      <text:p text:style-name="P73"><text:soft-page-break/>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7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73"/>
      <text:p text:style-name="P73">В неподвижно сидящей у стены тёмной массе невозможно было бы определить живое существо, если бы не зелёные огоньки глаз.</text:p>
      <text:p text:style-name="P73"/>
      <text:p text:style-name="P7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73"/>
      <text:p text:style-name="P7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73"/>
      <text:p text:style-name="P7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73"><text:s/></text:p>
      <text:p text:style-name="P134">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4">Дальше мы идём молча.</text:p>
      <text:p text:style-name="P73"/>
      <text:p text:style-name="P7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73"/>
      <text:p text:style-name="P7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73"/>
      <text:p text:style-name="P73"><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73"/>
      <text:p text:style-name="P7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73"/>
      <text:p text:style-name="P7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7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73"/>
      <text:p text:style-name="P73">Я вспоминаю неподвижную фигуру у стены и передёргиваю плечами.</text:p>
      <text:p text:style-name="P73"/>
      <text:p text:style-name="P73">- Нет-нет, я готов.</text:p>
      <text:p text:style-name="P73"/>
      <text:p text:style-name="P7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73"/>
      <text:p text:style-name="P7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597">сгинуть</text:span>. Ныряем вместе!</text:p>
      <text:p text:style-name="P73"/>
      <text:p text:style-name="P73">Поняха горячая, как печка, её тепло согревает и успокаивает меня. Я благодарно киваю и мы так и шагаем обнявшись в тёмный поток.</text:p>
      <text:p text:style-name="P73"/>
      <text:p text:style-name="P73">Одинокая свеча на полу тоннеля остаётся позади, освещая опустевшие своды коллектора.</text:p>
      <text:p text:style-name="P73"/>
      <text:p text:style-name="P7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73"/>
      <text:p text:style-name="P73"><text:soft-page-break/>Поняха просачивается сквозь решётку где-то в стороне. Шарю вслепую скрючёнными от холода пальцами.</text:p>
      <text:p text:style-name="P73">Где-то же здесь, нет?</text:p>
      <text:p text:style-name="P73"/>
      <text:p text:style-name="P73"/>
      <text:p text:style-name="P135">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5">Тщетно.</text:p>
      <text:p text:style-name="P135">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5"/>
      <text:p text:style-name="P7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73"/>
      <text:p text:style-name="P13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5">Копыто освобождает мой рот.</text:p>
      <text:p text:style-name="P73"/>
      <text:p text:style-name="P73">Я вдыхаю так <text:span text:style-name="T597">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73"/>
      <text:p text:style-name="P7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73">- Я сам бы себе не простил в этом случае, - <text:span text:style-name="T597">осипшим голосом</text:span> каркаю я. - Второй раз за сутки умирать — многовато, как на мой вкус.</text:p>
      <text:p text:style-name="P73"/>
      <text:p text:style-name="P7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73"/>
      <text:p text:style-name="P73">- Я уж <text:span text:style-name="T597">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73"><text:soft-page-break/></text:p>
      <text:p text:style-name="P7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598">тусклом свете звёзд</text:span>.</text:p>
      <text:p text:style-name="P73"/>
      <text:p text:style-name="P7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73"/>
      <text:p text:style-name="P73">- Пришли, - облегчённо вздыхает Карвед Лайн. - Ещё пять минут, и Понка о вас позаботится. Нам нельзя тут задерживаться.</text:p>
      <text:p text:style-name="P73"/>
      <text:p text:style-name="P135">Я понимаю, о чём он говорит. Над опушкой, привязанный гайдропами к пням, колышется небольшой дирижабль. <text:span text:style-name="T598">Мягкий</text:span> свет полной луны серебрит лоснящиеся бока воздушного корабля, придавая ему сходство с небесным кашалотом. <text:span text:style-name="T603">Дирижабль закреплён довольно низко от земли — баллон воздушного корабля </text:span><text:span text:style-name="T604">не превышает верхушек сосен</text:span>. Гондола, в которой я угадываю маленькую шлюпку, покачивается в тридцати футах над головой.</text:p>
      <text:p text:style-name="P135">«Хитрожопка» - читаю я на боку посудины. Верёвочная лестница тонкой пуповиной связывает воздушный корабль с землёй.</text:p>
      <text:p text:style-name="P73"/>
      <text:p text:style-name="P73">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597">ывает</text:span> один из двух передних и берётся за второй, когда появляются они.</text:p>
      <text:p text:style-name="P73"/>
      <text:p text:style-name="P73">Холодняки двигаются совершенно бесшумно. Лишь зелёные огоньки глаз да тёмные тени между соснами отмечают их передвижения.</text:p>
      <text:p text:style-name="P73"/>
      <text:p text:style-name="P73">- Быстро! - Понкамина подталкивает меня головой к лестнице.</text:p>
      <text:p text:style-name="P73"/>
      <text:p text:style-name="P7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73"/>
      <text:p text:style-name="P73">Злость овладевает мной.</text:p>
      <text:p text:style-name="P73"/>
      <text:p text:style-name="P7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73"/>
      <text:p text:style-name="P73">Моё намерение срывается на корню — я вижу Понку, резво карабкающуюся по лестнице вслед за мной.</text:p>
      <text:p text:style-name="P73"><text:soft-page-break/>Перевалившись через борт шлюпки, без сил валюсь на дощат<text:span text:style-name="T603">ое</text:span> <text:span text:style-name="T603">дно</text:span>, <text:span text:style-name="T597">зайдясь</text:span> глубоким надсадным кашлем. Розовая поняха мечется от кормы к носу, обрубая гайдропы и выбрасывая лестницу за борт.</text:p>
      <text:p text:style-name="P73"/>
      <text:p text:style-name="P73">- А библиотекарь?! - выкашливаю из себя последним усилием.</text:p>
      <text:p text:style-name="P7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73"/>
      <text:p text:style-name="P73">Сосны за бортом <text:span text:style-name="T603">уходят</text:span> вниз — мы медленно набираем высоту.</text:p>
      <text:p text:style-name="P73"/>
      <text:p text:style-name="P136">- Нам повезло, что с ними не было их хозяев. Виндиго умеют летать, - бормочет розовая пони, смотря вниз. - <text:s/><text:span text:style-name="T603">Они все сейчас с Найтмэр у северных гор.</text:span></text:p>
      <text:p text:style-name="P73"/>
      <text:p text:style-name="P7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73"/>
      <text:p text:style-name="P7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73"/>
      <text:p text:style-name="P136">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73"><text:s/>У меня кружится голова и я без сил опускаюсь на дно шлюпки.</text:p>
      <text:p text:style-name="P73"/>
      <text:p text:style-name="P73">- Да ты весь горишь, - Понка озабоченно касается носом моего лба. - Залазь в каюту, я сварю тебе кофе.</text:p>
      <text:p text:style-name="P73"/>
      <text:p text:style-name="P73">В корме лодки действительно есть крохотная надстройка, где я могу разместиться в сидячем положении.</text:p>
      <text:p text:style-name="P73"/>
      <text:p text:style-name="P73">Сидя на лавочке и укутавшись в шерстяной плед, я с<text:span text:style-name="T603">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73"/>
      <text:p text:style-name="P73">Мы летим на север.</text:p>
      <text:p text:style-name="P73"/>
      <text:p text:style-name="P73">…</text:p>
      <text:p text:style-name="P73"><text:soft-page-break/></text:p>
      <text:p text:style-name="P7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73"/>
      <text:p text:style-name="P7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73"/>
      <text:p text:style-name="P7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603">И т</text:span>огда начали отбирать добровольцев. Естественно, одним из них был Карвед Лайн — как знаток замковых подземелий и коммуникаций.</text:p>
      <text:p text:style-name="P73"/>
      <text:p text:style-name="P73">- А вторым — ты? - я изо всех сил борюсь со сном, крепкий кофе совершенно не оправдывает свою репутацию.</text:p>
      <text:p text:style-name="P73">- Да. Только у меня есть небольшой, но быстрый дирижабль и только я умею им управлять. В армии Свободной Эквестрии есть <text:span text:style-name="T603">ещё </text:span>дирижабли, но они большие и неуклюжие. Их не удалось бы спрятать в лесу.</text:p>
      <text:p text:style-name="P73"/>
      <text:p text:style-name="P73">Я вспоминаю название на борту шлюпки.</text:p>
      <text:p text:style-name="P73"/>
      <text:p text:style-name="P73">- Интересное название у твоего аппарата.</text:p>
      <text:p text:style-name="P7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604">переделанная </text:span>шлюпка. Двигатель, впрочем, удалось сохранить — оттого «Хитрожопка» теперь носится быстрее ветра. Хотя на борту тесновато.</text:p>
      <text:p text:style-name="P73"/>
      <text:p text:style-name="P73">Понка насыпает в блюдце печенье и пододвигает ко мне. Форма печенья мне кажется подозрительно знакомой.</text:p>
      <text:p text:style-name="P73"/>
      <text:p text:style-name="P73">- Это сердечки?</text:p>
      <text:p text:style-name="P73"><text:soft-page-break/>-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73"/>
      <text:p text:style-name="P73">Я пожимаю плечами, и сонно сую одну печеньку в кофе.</text:p>
      <text:p text:style-name="P73"/>
      <text:p text:style-name="P73">- Долго нам лететь?</text:p>
      <text:p text:style-name="P73">- Около трёх дней. Зависит от ветра. Сюда мы летели <text:span text:style-name="T605">двое </text:span>сут<text:span text:style-name="T605">о</text:span>к, но ветер был попутным. Сейчас, к сожалению, наоборот.</text:p>
      <text:p text:style-name="P73"/>
      <text:p text:style-name="P7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73"/>
      <text:p text:style-name="P73">- Эй, ты куда?!</text:p>
      <text:p text:style-name="P7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73"/>
      <text:p text:style-name="P73">Розовогривая поняха затихает. Я медленно поворачиваюсь к ней. Она лежит, отвернувшись от меня и нарочито громко сопит…</text:p>
      <text:p text:style-name="P73"/>
      <text:p text:style-name="P73">… Мне действительно холодно.</text:p>
      <text:p text:style-name="P73"/>
      <text:p text:style-name="P73">Я вздыхаю и прижимаюсь к ней, обнимая её руками и зарываясь носом в пахнущую травой гриву.</text:p>
      <text:p text:style-name="P7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73"/>
      <text:p text:style-name="P73">- Хотела бы я себе партнёра для путешествий. Такого, как ты, - бормочет Понка, уткнувшись носом мне в грудь. - Уж мы бы полетали.</text:p>
      <text:p text:style-name="P73"/>
      <text:p text:style-name="P73">Я молча обнимаю её всё крепче. Мой низ постепенно отвердевает, упираясь в живот поняхи. Она в ответ прижимается ко мне сильнее тазом.</text:p>
      <text:p text:style-name="P73"/>
      <text:p text:style-name="P73">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73"><text:soft-page-break/></text:p>
      <text:p text:style-name="P7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73"/>
      <text:p text:style-name="P73">Теперь гондола легонько покачивается не только из-за ветра…</text:p>
      <text:p text:style-name="P73"/>
      <text:p text:style-name="P73">…</text:p>
      <text:p text:style-name="P73"/>
      <text:p text:style-name="P73"><text:span text:style-name="T605">Пять</text:span> дн<text:span text:style-name="T60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73">Но когда прямо по курсу вырастает заснеженное плоскогорье с <text:span text:style-name="T598">огоньками</text:span> палаточного лагеря и тремя громадами боевых дирижаблей в отдалении, я вздыхаю с облегчением.</text:p>
      <text:p text:style-name="P73"/>
      <text:p text:style-name="P73">Возможно, полетаем в другой жизни. В другом месте, в другое время.</text:p>
      <text:p text:style-name="P73">Не сейчас. Начатое надо завершить.</text:p>
      <text:p text:style-name="P73"/>
      <text:p text:style-name="P7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73">Впрочем, я понимаю их опасения и стараюсь при каждом удобном случае демонстрировать зрачки <text:span text:style-name="T604">своих</text:span> глаз.</text:p>
      <text:p text:style-name="P73"/>
      <text:p text:style-name="P137">Внутрь меня сопровождают четыре гвардейца с занесенными <text:span text:style-name="T604">надо мной </text:span>алебардами.</text:p>
      <text:p text:style-name="P137"/>
      <text:p text:style-name="P137">Селестия сидит спиной ко мне, просматривая развёрнут<text:span text:style-name="T604">ый</text:span> на полу <text:span text:style-name="T604">свиток</text:span>. Так же, не глядя, она жестом отсылает стражников прочь.</text:p>
      <text:p text:style-name="P137"/>
      <text:p text:style-name="P73">Я стою в шатре один — аликорница не удостаивает меня вниманием. Молчание затягивается.</text:p>
      <text:p text:style-name="P73"/>
      <text:p text:style-name="P73">Я делаю два шага вперёд. Свиток оказывается картой Эквестрии с <text:span text:style-name="T604">синими</text:span> и <text:span text:style-name="T604">золотыми</text:span> фишками, расставленными в десятках позиций. В основном, карта уставлена <text:span text:style-name="T604">синими</text:span> фишками, <text:span text:style-name="T604">золотых</text:span> совсем мало.</text:p>
      <text:p text:style-name="P73"/>
      <text:p text:style-name="P73">- Ну привет, что ли, жёнушка? Давно не виделись. Говорят, <text:span text:style-name="T604">почти</text:span> <text:span text:style-name="T604">три</text:span> недели, - пытаюсь язвить я.</text:p>
      <text:p text:style-name="P73"/>
      <text:p text:style-name="P73"><text:soft-page-break/>Мне неприятен подобный приём и непонятно, как себя вести.</text:p>
      <text:p text:style-name="P73"/>
      <text:p text:style-name="P7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73"/>
      <text:p text:style-name="P137"><text:span text:style-name="T604">Проклятье</text:span>! Она <text:span text:style-name="T604">знает</text:span>… </text:p>
      <text:p text:style-name="P137">Про нас с Понкой <text:span text:style-name="T604">она узнать </text:span>точно не могла — мы только что прибыли. </text:p>
      <text:p text:style-name="P137">Значит, <text:span text:style-name="T604">узнала </text:span>про нас с Луной…</text:p>
      <text:p text:style-name="P73"/>
      <text:p text:style-name="P7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73"/>
      <text:p text:style-name="P73">- ЗАЧЕМ?!!</text:p>
      <text:p text:style-name="P73"/>
      <text:p text:style-name="P7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73"/>
      <text:p text:style-name="P73">Ну, всё, развод гарантирован — хорошо, хоть детей нет, алименты платить не придётся.</text:p>
      <text:p text:style-name="P73"/>
      <text:p text:style-name="P138">- Сел, я тебя прошу, давай без истерик, - примирительно поднимаю открытые ладони на уровень груди. - <text:span text:style-name="T601">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73">- Мне нет дела до твоих шашней с <text:span text:style-name="T601">моей</text:span> сестрой!!! - рявкает аликорница нормальным голосом. - Зачем ты показал Луне путь к Орунгуну?!!</text:p>
      <text:p text:style-name="P73"/>
      <text:p text:style-name="P7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7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73">- Она… Она была очень убедительна…</text:p>
      <text:p text:style-name="P73">- А я для тебя, значит, не убедительна? - горько вопрошает Селестия.- <text:s/>Я же предупреждала не делать этого.</text:p>
      <text:p text:style-name="P73"><text:soft-page-break/>- Не знаю, что на меня нашло, - бормочу я убито. - Извини.</text:p>
      <text:p text:style-name="P73">- Мне не нужны твои извинения. Они не помогут отвоевать четыре пятых Эквестрии, - аликорница раздражённо отворачивается.</text:p>
      <text:p text:style-name="P73">- Что ж… Я в твоём распоряжении. Готов стать в ряды сопротивления в любом звании до рядового включительно. Для помощи.</text:p>
      <text:p text:style-name="P73"/>
      <text:p text:style-name="P7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73"/>
      <text:p text:style-name="P73">Селестия, наконец, глубоко вздыхает.</text:p>
      <text:p text:style-name="P73"/>
      <text:p text:style-name="P73">-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73">- Ну… У Луны, то есть, Найтмэр Мун большая армия?</text:p>
      <text:p text:style-name="P7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73">- Тогда что же?</text:p>
      <text:p text:style-name="P73">- Жертвы.</text:p>
      <text:p text:style-name="P73">- В смысле? - я непонимающе смотрю на аликорницу. - Они приносят жертвы для боевой магии и вы проигрываете сражения?</text:p>
      <text:p text:style-name="P7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7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73">- Вот именно, - вздыхает Селестия.</text:p>
      <text:p text:style-name="P73">- Что?! - я начинаю догадываться. - Ты сдала четыре пятых Эквестрии потому, что не хочешь видеть крови?</text:p>
      <text:p text:style-name="P73">-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601">была </text:span>коснуться моих подданных. Это только наше дело, моё и сестры, и больше ничьё. Пони не должны проливать кровь в войне Сестёр.</text:p>
      <text:p text:style-name="P73">- Но так не получится, - растерянно говорю я. - Твой отказ проливать кровь означает твоё поражение. Ты этого хочешь?</text:p>
      <text:p text:style-name="P7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text:soft-page-break/>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73">- Что — но?</text:p>
      <text:p text:style-name="P7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73">- Ты смеёшься?! <text:span text:style-name="T601">Ты думаешь, во мне сидит виндиго?</text:span> - я недоверчиво смотрю на аликорницу, но та только молча бьёт копытом в гонг.</text:p>
      <text:p text:style-name="P73"/>
      <text:p text:style-name="P73">Не успеваю я как следует охренеть, как входит стража и по её знаку меня берут в кольцо.</text:p>
      <text:p text:style-name="P73"/>
      <text:p text:style-name="P73">- Сел, не глупи! Я же Хуман! Твой Хуман! Ты чего?</text:p>
      <text:p text:style-name="P73"/>
      <text:p text:style-name="P73">Я трепыхаюсь в тисках стражи, но всё тщетно. Меня уводят.</text:p>
      <text:p text:style-name="P73"/>
      <text:p text:style-name="P73">Вот стоило просыпаться, чтобы из одного плена попасть в другой!</text:p>
      <text:p text:style-name="P73"/>
      <text:p text:style-name="P73">…</text:p>
      <text:p text:style-name="P73">…</text:p>
      <text:p text:style-name="P73">…</text:p>
      <text:p text:style-name="P73"/>
      <text:p text:style-name="P73">Я, как обычно, здороваюсь со стражником. Он, как обычно, не отвечает. Заменив отхожее ведро, он удаляется, унося с собой <text:span text:style-name="T606">также </text:span>пустые тарелку с чашкой.</text:p>
      <text:p text:style-name="P73"/>
      <text:p text:style-name="P7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73"/>
      <text:p text:style-name="P7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39">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606">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39"><text:soft-page-break/>С тех пор моё существование проходит на редкость однообразно…</text:p>
      <text:p text:style-name="P73"/>
      <text:p text:style-name="P73">Дверь снова открывается и два стражника завозят в каюту тележку с бочкой. Третий ставит у бочки лавочку и <text:span text:style-name="T606">кладёт</text:span> на неё комплект чистой одежды. Рядом же выкладывает полотенце с мылом и мочалкой.</text:p>
      <text:p text:style-name="P73"/>
      <text:p text:style-name="P7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73"/>
      <text:p text:style-name="P73">Эх, мечты-мечты…</text:p>
      <text:p text:style-name="P73"/>
      <text:p text:style-name="P7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73"/>
      <text:p text:style-name="P7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73"/>
      <text:p text:style-name="P73">Теплая вода приветливо принимает меня в свои об<text:span text:style-name="T606">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73"/>
      <text:p text:style-name="P7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73"/>
      <text:p text:style-name="P7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73"/>
      <text:p text:style-name="P73">Ручка ковшика всё поднимается над бортиком бочки, затем я вижу спутанный ком розовых… водорослей?</text:p>
      <text:p text:style-name="P73"/>
      <text:p text:style-name="P73">Понкамина раздвигает мокрую гриву вокруг носа, выплёвывает дыхательную трубку изо рта и подмигивает мне.</text:p>
      <text:p text:style-name="P73"/>
      <text:p text:style-name="P73">- Зря выпрыгнул, Хуман. У нас ещё не было возможности заняться <text:span text:style-name="T606">обнимашками</text:span> под водой!</text:p>
      <text:p text:style-name="P73"><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73"/>
      <text:p text:style-name="P73">Понка вылазит из бочки и отряхивается.</text:p>
      <text:p text:style-name="P73"/>
      <text:p text:style-name="P7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73">- Месяц и прошёл, если я не ошибся в подсчётах, - я указываю на группы палочек в углу.</text:p>
      <text:p text:style-name="P7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606">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73"/>
      <text:p text:style-name="P7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73"/>
      <text:p text:style-name="P73">- Вытрись и оденься, Хуман. Сейчас будет холодно, - предупреждает Понка.</text:p>
      <text:p text:style-name="P73">Её совет весьма уместен, - поняха достаёт из накопытных ножен ножик и молниеносно прорезает дыру в парусине.</text:p>
      <text:p text:style-name="P7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73"/>
      <text:p text:style-name="P73">- Ты уверена? - переспрашиваю Понку. - Как ты сама-то выберешься? Или ты остаёшься тут вместо меня?</text:p>
      <text:p text:style-name="P73"/>
      <text:p text:style-name="P73">Розовогривая молча лезет в прорезь первой.</text:p>
      <text:p text:style-name="P73">Уже второй раз эта поняха предлагает мне на выбор плен или свободу.</text:p>
      <text:p text:style-name="P73"/>
      <text:p text:style-name="P7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73"><text:soft-page-break/>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73"/>
      <text:p text:style-name="P13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39">Не люблю высоту и холод.</text:p>
      <text:p text:style-name="P73"/>
      <text:p text:style-name="P73">Вздохнув поглубже, я ловлю лестницу и начинаю карабкаться вверх.</text:p>
      <text:p text:style-name="P73"/>
      <text:p text:style-name="P7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73"/>
      <text:p text:style-name="P7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606">чуть ли не зубами</text:span> за каждую ступеньку.</text:p>
      <text:p text:style-name="P73"/>
      <text:p text:style-name="P73">Через минуту я переваливаюсь через борт «Хитрожопки» и уютная каюта распахивает мне навстречу свои тёплые обьятия.</text:p>
      <text:p text:style-name="P73"/>
      <text:p text:style-name="P73">…</text:p>
      <text:p text:style-name="P73"/>
      <text:p text:style-name="P73">- Она сказала, что не хочет жертв. Что если воевать, то прольётся кровь, а она её достаточно насмотрелась.</text:p>
      <text:p text:style-name="P73">- И это всё? – Понка старается просверлить меня взглядом.</text:p>
      <text:p text:style-name="P73">- Ну да. То есть, она ещё что-то говорила, но суть именно в этом. Она не хочет крови, - я запиваю печенье глинтвейном.</text:p>
      <text:p text:style-name="P73"/>
      <text:p text:style-name="P7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73"/>
      <text:p text:style-name="P73"><text:soft-page-break/>-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73">- Нет. Крови не будет, - уверенно говорю я, вспоминая Орунгун.</text:p>
      <text:p text:style-name="P7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73"/>
      <text:p text:style-name="P73">Понка отправляет в рот горсть печенюшек, ложку варенья и запивает всё брусничным чаем.</text:p>
      <text:p text:style-name="P73"/>
      <text:p text:style-name="P73">- Нет.</text:p>
      <text:p text:style-name="P73"/>
      <text:p text:style-name="P73">Понка давится печеньем и выкашливает всё на поднос.</text:p>
      <text:p text:style-name="P73"/>
      <text:p text:style-name="P73">- Почему?</text:p>
      <text:p text:style-name="P7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607">замёрзнет навечно и </text:span>будет похожа на эти края.</text:p>
      <text:p text:style-name="P73">- Я думаю...</text:p>
      <text:p text:style-name="P7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607">только </text:span>ими <text:span text:style-name="T607">и</text:span> ордой пони-зомби в <text:span text:style-name="T607">их </text:span>подчинении! Они не остановятся, пока последний пони не будет обращён. Я уже видел это в родном мире Сел.</text:p>
      <text:p text:style-name="P73"/>
      <text:p text:style-name="P7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73"/>
      <text:p text:style-name="P7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73">- Она ещё говорила, что это только её и сестры дело, – безнадёжно говорю я.</text:p>
      <text:p text:style-name="P7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text:soft-page-break/>но в это не совала бы, была бы возможность. Жаль, что мы не понимаем планов Селестии. Потому что непонятно, что теперь делать.</text:p>
      <text:p text:style-name="P73"/>
      <text:p text:style-name="P7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607">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73"/>
      <text:p text:style-name="P73">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73"/>
      <text:p text:style-name="P7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73"/>
      <text:p text:style-name="P7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73"/>
      <text:p text:style-name="P73">Я с открытым ртом обозреваю сонную армаду, забыв, зачем вышел. Взгляд ме<text:span text:style-name="T607">чется</text:span> от дирижабля к дирижаблю, от костра к костру.</text:p>
      <text:p text:style-name="P73"/>
      <text:p text:style-name="P73">«Их слишком много. Зря Сел сдавала города без боя. Теперь они все вышли против неё» - проносится у меня в голове.</text:p>
      <text:p text:style-name="P73"/>
      <text:p text:style-name="P73">От длинного как палка колбасы дирижабля отделяется рой светящихся точек и быстро приближается к нам. Я выхожу из ступора и несусь в каюту.</text:p>
      <text:p text:style-name="P73"/>
      <text:p text:style-name="P73">- Понка, нас заметили! За нами погоня!</text:p>
      <text:p text:style-name="P73"/>
      <text:p text:style-name="P7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73"/>
      <text:p text:style-name="P7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text:soft-page-break/>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73"/>
      <text:p text:style-name="P7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73"/>
      <text:p text:style-name="P73">- Лишь бы порох не отсырел, - ворчит <text:s/>Понка и из ящика на треноге встаёт небольшая, но толстая пушка.</text:p>
      <text:p text:style-name="P73">- Ты будешь стрелять? - тупо спрашиваю я.</text:p>
      <text:p text:style-name="P73"/>
      <text:p text:style-name="P73"><text:span text:style-name="T607">Р</text:span>озовогрив<text:span text:style-name="T607">ая</text:span> симпатичн<text:span text:style-name="T607">ая</text:span> понях<text:span text:style-name="T607">а</text:span> как-то не вяжется с <text:span text:style-name="T607">образом </text:span>хладнокровн<text:span text:style-name="T607">ого</text:span> убийц<text:span text:style-name="T607">ы</text:span>. Но Понка в ответ только невозмутимо кивает головой и наводит орудие на приближающийся клин пегасов.</text:p>
      <text:p text:style-name="P73"/>
      <text:p text:style-name="P73">Я не соображаю заткнуть уши и первое время после выстрела глохну — пуш<text:span text:style-name="T607">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607">беспорядочно </text:span>пикируют вниз, с трудом выравниваясь у земли и возвращаются на дирижабль-матку.</text:p>
      <text:p text:style-name="P73"/>
      <text:p text:style-name="P7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73"/>
      <text:p text:style-name="P73">- Четыре! На праздновании победы Грифа Карруса в «Небесах Эквестрии» - громогласно возвещает голос с носа лодки.</text:p>
      <text:p text:style-name="P73"/>
      <text:p text:style-name="P73">Мы оборачиваемся, чтобы встретиться взглядами с Найтмэр Мун.</text:p>
      <text:p text:style-name="P73">…</text:p>
      <text:p text:style-name="P7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73">- Не бойся Нас. Мы не причиним тебе зла. Ты помог Нам. И Мы не забыли ночь с тобой, хотя и не придаём этому той важности, что наш бывший носитель.</text:p>
      <text:p text:style-name="P73"/>
      <text:p text:style-name="P73">Узкие зрачки насмешливо смотрят, как я пытаюсь нашарить рукой что-нибудь увесистое за собой. <text:span text:style-name="T608">Краем глаза замечаю, как Понка осторожно за спиной разворачивает пушчонку.</text:span></text:p>
      <text:p text:style-name="P73"/>
      <text:p text:style-name="P73">- Что значит «наш бывший носитель»? Что ты сделала с Луной?</text:p>
      <text:p text:style-name="P73"><text:soft-page-break/>- Она стала частью Нас. Она была частью Нас и раньше — но большей частью. <text:span text:style-name="T608">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73">- О каком счастье ты говоришь? - я, наконец, нашари<text:span text:style-name="T608">ваю</text:span> багор и осторожно перехватываю пальцами чуть пониже, чтобы было удобно замахиваться.</text:p>
      <text:p text:style-name="P140">-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608">фейерверочная </text:span>пушка <text:span text:style-name="T608">Понки</text:span> выбрасываются за борт.</text:p>
      <text:p text:style-name="P73"/>
      <text:p text:style-name="P73">- За пушку ответишь, сосулька гнилая! - орёт Понка, трепыхаясь в магическом захвате.</text:p>
      <text:p text:style-name="P73">- Не думаю, что <text:span text:style-name="T608">она</text:span> тебе понадобится, когда ты познаешь любовь зимы.</text:p>
      <text:p text:style-name="P73"/>
      <text:p text:style-name="P73">Розовогривая поняха пытается пнуть ногой Найтмэр, когда та подходит к ней. Найтмэр только презрительно улыбается.</text:p>
      <text:p text:style-name="P73"/>
      <text:p text:style-name="P73">- Извини Нас, Хуман, что Мы не сможем одарить тебя милостью зимы вслед за этой розовой истеричкой. Для тебя Мы устроим процедуру <text:span text:style-name="T608">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608">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608">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73"/>
      <text:p text:style-name="P73">Создание поворачивается к Понке и хищно прищуривает глаза. Узкие зрачки горят зелёным, в их глубине появляются огненные точки.</text:p>
      <text:p text:style-name="P73"/>
      <text:p text:style-name="P73">- Стой!</text:p>
      <text:p text:style-name="P73"/>
      <text:p text:style-name="P73">Найтмэр недоуменно поворачивается ко мне.</text:p>
      <text:p text:style-name="P73"/>
      <text:p text:style-name="P7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73">- Эй! Ты кого назвал прислуж... Ай! - Понка замолкает после незаметной, но сильной затрещины с моей стороны.</text:p>
      <text:p text:style-name="P73">- Хм. <text:span text:style-name="T608">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73"/>
      <text:p text:style-name="P73"><text:soft-page-break/>…</text:p>
      <text:p text:style-name="P73"/>
      <text:p text:style-name="P7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609">н</text:span>ого флагманского дирижабля Найтмэр Мун, это и его натуральная реализация! То есть, это реальный айсберг <text:span text:style-name="T609">под</text:span> громадн<text:span text:style-name="T609">ы</text:span>м воздушн<text:span text:style-name="T609">ы</text:span>м шар<text:span text:style-name="T609">ом</text:span>, испещрённый прорезанными во льду коридорами и помещениями. Холодняки снуют по этим штольням как биороботы, а шестёрка управляющих им<text:span text:style-name="T609">и</text:span> виндиго вводит в дрожь <text:span text:style-name="T609">одним видом</text:span>.</text:p>
      <text:p text:style-name="P73"/>
      <text:p text:style-name="P141">Впрочем, дрожь вызывает и другой фактор: тут холодно.</text:p>
      <text:p text:style-name="P14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4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73"/>
      <text:p text:style-name="P73">- Мы снова летим вдоль хребта. Только в обратную сторону. - Понка плотнее кутается в одеяло. - С таким темпом до битвы поужинать не успеем.</text:p>
      <text:p text:style-name="P73">- Проклятье! Надо как-то выбраться отсюда. Надо предупредить Сел. Тут столько сил, что они пощёлкают силы Сопротивления как семечки.</text:p>
      <text:p text:style-name="P73">- Увы, - Понка разводит копытами, - у меня кончилась фантазия. <text:span text:style-name="T609">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73"/>
      <text:p text:style-name="P73">И верно, наш крохотный дирижабль плетётся за «Айсбергом», печально покачивая бортами. Длинный канат соединяет его баллон с баллоном «Айсберга».</text:p>
      <text:p text:style-name="P73"/>
      <text:p text:style-name="P73">- Если бы можно было как-то залезть на на <text:span text:style-name="T609">шар</text:span> «Айсберга» и потом по канату...</text:p>
      <text:p text:style-name="P73">-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73">- Вдобавок, - продолжает розовая поняха, - уже поздно.</text:p>
      <text:p text:style-name="P73"/>
      <text:p text:style-name="P73"><text:soft-page-break/>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609">и бэт-пони</text:span>. <text:span text:style-name="T609">Они набрасывают друг на дружку сети и беспорядочно планируют вниз бесформенными клубками.</text:span></text:p>
      <text:p text:style-name="P73"/>
      <text:p text:style-name="P7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610">ь</text:span> какую-то <text:span text:style-name="T610">густую </text:span>жидкость. Судя по цвету и консистенции — содержимое выгребной ямы. Холодняки не обращают на это внимани<text:span text:style-name="T610">е</text:span>, методично разрушая ворота копытами. Столпившиеся поодаль сторонники партии Ночи одобрительно наблюдают за <text:span text:style-name="T610">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73"/>
      <text:p text:style-name="P73">- Да они не сопротивляются! - присмотревшись, возмущаюсь я. - Нельзя назвать сопротивлением выливание <text:span text:style-name="T610">говна</text:span> на голову зомбакам, которым пофиг на это!</text:p>
      <text:p text:style-name="P73"/>
      <text:p text:style-name="P7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73"/>
      <text:p text:style-name="P73">На моих глазах воздушные силы Сопротивления приземляют два <text:span text:style-name="T610">чёрных </text:span>дирижабля, лишившись при этом половины боеспособных эскадрилий.</text:p>
      <text:p text:style-name="P73"/>
      <text:p text:style-name="P7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73">- С такими успехами битва закончится через полчаса: все попадут в плен, - мрачно замечаю я.</text:p>
      <text:p text:style-name="P73"/>
      <text:p text:style-name="P7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611">армии повстанцев</text:span> уже захвачен и попарно связанные воины Селестии мрачно наблюдают за ходом воздушного сражения сидя у частокола.</text:p>
      <text:p text:style-name="P73"/>
      <text:p text:style-name="P73">- Узри миг Нашего торжества, Хуман!</text:p>
      <text:p text:style-name="P73"/>
      <text:p text:style-name="P142"><text:soft-page-break/>Дверь камеры растворяется и к нам входит улыбающаяся до ушей Найтмер Мун в сопровождении виндиго.</text:p>
      <text:p text:style-name="P142"/>
      <text:p text:style-name="P142">-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611">Мы не успели развлечься как следует!</text:span> <text:span text:style-name="T611">Теперь и</text:span>дём с Нами, Хуман. Мы хотим, чтобы ты видел, как погаснет последняя искра сопротивления на пути воцарения <text:span text:style-name="T611">абсолютной</text:span> Зимы и вечной Ночи!</text:p>
      <text:p text:style-name="P73"/>
      <text:p text:style-name="P142">В окружении шест<text:span text:style-name="T611">ёрки</text:span> виндиго мы с Понкой идём вслед за Найтмэр на палубу «Айсберга», где припаркована парящая колесница.</text:p>
      <text:p text:style-name="P14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611">иго</text:span> впр<text:span text:style-name="T611">я</text:span>гаются в неё.</text:p>
      <text:p text:style-name="P142"/>
      <text:p text:style-name="P142">Через пару минут мы приближаемся к поверженной «Гордости Эквестрии», где последние защитники ведут бой с наседающим врагом.</text:p>
      <text:p text:style-name="P142">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611">У меня сжимается душа при виде её одинокой фигуры.</text:span></text:p>
      <text:p text:style-name="P73"/>
      <text:p text:style-name="P7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73"/>
      <text:p text:style-name="P7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73"/>
      <text:p text:style-name="P7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73"/>
      <text:p text:style-name="P7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text:soft-page-break/>нападающих уже скопилась под мостиком. Следующий на очереди гигант-земнопони в цветах партии <text:span text:style-name="T612">Н</text:span>очи медлит, не решаясь приблизиться к принцессе.</text:p>
      <text:p text:style-name="P73"/>
      <text:p text:style-name="P73">- Оставь поединок Нам, - благосклонно кивает ему Найтмэр. - Нам так долго не хватало этого развлечения!</text:p>
      <text:p text:style-name="P73"/>
      <text:p text:style-name="P7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73"/>
      <text:p text:style-name="P73">- Ну что же, вспомним былые годы, сестра! - тёмная аликорница хрустит позвонками, разминая шею. — <text:span text:style-name="T611">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613">же к Нам </text:span>и правь вместе с Нами!</text:p>
      <text:p text:style-name="P73"/>
      <text:p text:style-name="P73">Закованая в доспехи белая фигура молча смотрит на Найтмэр. Та тяжко вздыхает.</text:p>
      <text:p text:style-name="P73"/>
      <text:p text:style-name="P73">- Глупо. Ты не оставляешь Нам выхода. Эта игра будет слишком короткой.</text:p>
      <text:p text:style-name="P73"/>
      <text:p text:style-name="P143">Эти слова чёрная аликорница произносит почти нежно, с нотками печали.</text:p>
      <text:p text:style-name="P143"/>
      <text:p text:style-name="P143">Я не успеваю уследить, как <text:s/>Найтмэр молниеносно, без подготовки, прыгает на Селестию, разворачиваясь в воздухе.</text:p>
      <text:p text:style-name="P14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43"/>
      <text:p text:style-name="P14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613">ы</text:span>гает следом и, не давая опомниться, со всего размаха опускается всеми четырьмя копытами на спину пытающей подняться <text:span text:style-name="T613">белой </text:span>аликорницы.</text:p>
      <text:p text:style-name="P143"/>
      <text:p text:style-name="P7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73"/>
      <text:p text:style-name="P14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43"><text:soft-page-break/>Управляющий жезл возвращается на место.</text:p>
      <text:p text:style-name="P143"/>
      <text:p text:style-name="P7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73"/>
      <text:p text:style-name="P73">Найтмэр со смешком протягивает копыто к шлему Селестии и поднимает забрало.</text:p>
      <text:p text:style-name="P73"/>
      <text:p text:style-name="P73">Несколько долгих секунд стоит тишина. Потом над мостиком раздаётся режущий уши визг, переходящий в рёв.</text:p>
      <text:p text:style-name="P73"/>
      <text:p text:style-name="P73">- ОБМА-А-А-<text:span text:style-name="T613">А-А-А-А-А-А-А-А-А-А-А-А-А-</text:span>Н!!!</text:p>
      <text:p text:style-name="P73"/>
      <text:p text:style-name="P143">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43"/>
      <text:p text:style-name="P143">«ВСЕ ПЕЧЕНЬКИ БУДУТ НАШИ!». </text:p>
      <text:p text:style-name="P143"/>
      <text:p text:style-name="P143">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73"/>
      <text:p text:style-name="P73">- ОБМА-А-А-Н!!! Это Мы ВСЕГДА играли командора Брэйвхарта! Это Наша...</text:p>
      <text:p text:style-name="P73"/>
      <text:p text:style-name="P7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613">солнечной стражи</text:span>.</text:p>
      <text:p text:style-name="P73"/>
      <text:p text:style-name="P73">- Посмотрим, как вы будете смеяться, когда Мы схватим вашу повелительницу и сделаем Нашей слугой <text:span text:style-name="T613">прямо </text:span>перед вами! - вспыхивает Найтмэр. - Второй раз ей Нас не обмануть!</text:p>
      <text:p text:style-name="P73"/>
      <text:p text:style-name="P73">Аликорница пристально вглядывается в небо в том направлении, где скрылся повар-пегас.</text:p>
      <text:p text:style-name="P73"/>
      <text:p text:style-name="P7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613">сломаем </text:span>её саму.</text:p>
      <text:p text:style-name="P73"><text:soft-page-break/>-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73"/>
      <text:p text:style-name="P73">…</text:p>
      <text:p text:style-name="P73"/>
      <text:p text:style-name="P14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43">«Мы бы телепортировались прямо в замок, но защитное поле Элементов подавляет телепортацию <text:span text:style-name="T60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43"/>
      <text:p text:style-name="P143">И вот уже третий день мы гонимся на колеснице, запряженной в шестёрку виндиго.</text:p>
      <text:p text:style-name="P143"/>
      <text:p text:style-name="P143">Сначала это была еле видная в <text:span text:style-name="T612">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43"/>
      <text:p text:style-name="P143">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613">просто </text:span>нет времени его снять.</text:p>
      <text:p text:style-name="P143"/>
      <text:p text:style-name="P73">За три дня мы пролетаем весь путь, который у нас с Понкой на «Хитрожопке» занял <text:span text:style-name="T605">пять</text:span>. И на горизонте уже виден силовой щит Элементов — только между нами и Сел осталось каких-нибудь сто ярдов.</text:p>
      <text:p text:style-name="P73"/>
      <text:p text:style-name="P7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73"/>
      <text:p text:style-name="P73">Из рога чёрной аликорницы вырывается фиолетовая молния и ударяет в светлую фигуру впереди. Та уворачивается.</text:p>
      <text:p text:style-name="P73"/>
      <text:p text:style-name="P7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73"/>
      <text:p text:style-name="P73"><text:soft-page-break/>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73"/>
      <text:p text:style-name="P73">Силовой купол Элементов растёт прямо на глазах. Но всё ещё далеко, гораздо дальше, чем хотелось бы.</text:p>
      <text:p text:style-name="P73"/>
      <text:p text:style-name="P7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73"/>
      <text:p text:style-name="P7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73"/>
      <text:p text:style-name="P73">- Так-так, сестрица, Нам неудобно дырявить твой роскошный зад, но Мы не можем <text:span text:style-name="T605">тебе </text:span>позволить... ИК!…</text:p>
      <text:p text:style-name="P73"/>
      <text:p text:style-name="P144">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4">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605">о </text:span>друга лбами марионеток.</text:p>
      <text:p text:style-name="P144"/>
      <text:p text:style-name="P376">- Давай, Сел, - бормочу я, яростно терзая зубами узел <text:span text:style-name="T134">на запястьях</text:span>. - Поднажми.</text:p>
      <text:p text:style-name="P73"/>
      <text:p text:style-name="P73">Как будто услы<text:span text:style-name="T60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73"/>
      <text:p text:style-name="P73">Узёл в конце-концов подаётся и петли спадают с затёкших рук, когда меня накрывает тень.</text:p>
      <text:p text:style-name="P73"/>
      <text:p text:style-name="P73">- Мы можем убить тебя прямо сейчас!!! - рычит мне в лицо Найтмэр Мун. - Зачем Нам предатель?</text:p>
      <text:p text:style-name="P73"/>
      <text:p text:style-name="P73">Она с такой силой стучит копытом <text:span text:style-name="T605">о пол</text:span>, что я подпрыгиваю на скамье и валюсь на <text:span text:style-name="T605">дно</text:span> колесницы.</text:p>
      <text:p text:style-name="P73"/>
      <text:p text:style-name="P7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73"/>
      <text:p text:style-name="P73"><text:soft-page-break/>Ноздри тёмной аликорницы гневно расширяются, узкие зрачки буквально пронзают меня насквозь как пара испанских навах.</text:p>
      <text:p text:style-name="P73"/>
      <text:p text:style-name="P73">Я молчу. Найтмэр, в конце концов, раздражённо отворачивается.</text:p>
      <text:p text:style-name="P73"/>
      <text:p text:style-name="P73">- Почему Мы это терпим? - бормочет она сама себе. - Что это за мягкотелость? Это не понравится Великой Зиме.</text:p>
      <text:p text:style-name="P73"/>
      <text:p text:style-name="P7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612">лунного света</text:span> на опоясывающей защитный экран ледяной паутине</text:p>
      <text:p text:style-name="P73"/>
      <text:p text:style-name="P73">- Сел!!! Осторожно, сеть!!! - ору я.</text:p>
      <text:p text:style-name="P73"/>
      <text:p text:style-name="P73">Найтмэр лишь надменно хохочет, даже не удостоив меня взглядом.</text:p>
      <text:p text:style-name="P73"/>
      <text:p text:style-name="P7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73"/>
      <text:p text:style-name="P145">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612">лунные блики иг</text:span>ра<text:span text:style-name="T612">ю</text:span>т на ледяных нитях как живые. <text:span text:style-name="T612">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5"/>
      <text:p text:style-name="P145">Двумя частями.</text:p>
      <text:p text:style-name="P145"/>
      <text:p text:style-name="P145">Некоторое время фрагменты — сама аликорница и её левое крыло — движутся по инерции рядом, но вскоре их траектории расходятся.</text:p>
      <text:p text:style-name="P145"/>
      <text:p text:style-name="P73">- Теперь посмотрим, чьи будут печеньки! - издевательски смеётся Найтмэр. - Вперёд!</text:p>
      <text:p text:style-name="P73"/>
      <text:p text:style-name="P7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text:soft-page-break/>выдавливая слёзы из незащищённых гоночными очками глаз. Расстояние между нами быстро сокращается.</text:p>
      <text:p text:style-name="P73"/>
      <text:p text:style-name="P7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614">длинным </text:span>тормозным путём по гравийной дорожке.</text:p>
      <text:p text:style-name="P73"/>
      <text:p text:style-name="P7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73"/>
      <text:p text:style-name="P339"><text:span text:style-name="Default_20_Paragraph_20_Font"><text:span text:style-name="T29">Радужная мембрана всё ближе, но Найтмэр не проявляет ни малейших признаков беспокойства. </text:span></text:span><text:span text:style-name="Default_20_Paragraph_20_Font"><text:span text:style-name="T240">На последних ярдах к защитному </text:span></text:span><text:span text:style-name="Default_20_Paragraph_20_Font"><text:span text:style-name="T29">э</text:span></text:span><text:span text:style-name="Default_20_Paragraph_20_Font"><text:span text:style-name="T240">крану </text:span></text:span><text:span text:style-name="Default_20_Paragraph_20_Font"><text:span text:style-name="T29">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39"><text:span text:style-name="Default_20_Paragraph_20_Font"><text:span text:style-name="T135"/></text:span></text:p>
      <text:p text:style-name="P339"><text:span text:style-name="Default_20_Paragraph_20_Font"><text:span text:style-name="T135">Зрение на несколько секунд отключается из-за яркого дневного света, внезапно сменившего мягкий свет звёзд.</text:span></text:span></text:p>
      <text:p text:style-name="P339"><text:span text:style-name="Default_20_Paragraph_20_Font"><text:span text:style-name="T135"/></text:span></text:p>
      <text:p text:style-name="P339"><text:span text:style-name="Default_20_Paragraph_20_Font"><text:span text:style-name="T29">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73"/>
      <text:p text:style-name="P145">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614">кровавая </text:span>борозда. В её конце в изорван<text:span text:style-name="T614">н</text:span>ом дымящемся поварском халате лежит белая аликорница.</text:p>
      <text:p text:style-name="P145">Я окаменевшим истуканом сижу на полу, уставившись прямо вперёд. В голове непрерывно крутится фраза </text:p>
      <text:p text:style-name="P145"/>
      <text:p text:style-name="P145">«Все печеньки будут наши».</text:p>
      <text:p text:style-name="P73"/>
      <text:p text:style-name="P73">- Сел. - пересохшими губами шепчу я. — Вставай.</text:p>
      <text:p text:style-name="P73"/>
      <text:p text:style-name="P73">Я не могу больше говорить — у меня закончился воздух в лёгких. Затаив дыхание, я смотрю на окровавле<text:span text:style-name="T614">н</text:span>ную фигуру на гравийной дорожке.</text:p>
      <text:p text:style-name="P73"/>
      <text:p text:style-name="P73"><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73"/>
      <text:p text:style-name="P73">- Вставай, Сел, - шепчу я беззвучно.</text:p>
      <text:p text:style-name="P73"/>
      <text:p text:style-name="P73">Медленно, как солнце встаёт <text:span text:style-name="T614">хмурым</text:span> утр<text:span text:style-name="T61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73"/>
      <text:p text:style-name="P73">- Мы победили, - бормочу я. - Нет. Ты победила, Сел.</text:p>
      <text:p text:style-name="P73"/>
      <text:p text:style-name="P73">События последних дней высосали меня досуха. У меня нет сил радоваться. Я с трудом встаю с пола колесницы и медленно бреду к арсеналу.</text:p>
      <text:p text:style-name="P73"/>
      <text:p text:style-name="P73">- Кто тут? - слышу слабый голос за спиной. - Где мы?</text:p>
      <text:p text:style-name="P73"/>
      <text:p text:style-name="P73">В колеснице стоит Найтмэр.</text:p>
      <text:p text:style-name="P73"/>
      <text:p text:style-name="P7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73"/>
      <text:p text:style-name="P73">- Ч-что тут произошло, Хуман?</text:p>
      <text:p text:style-name="P73"/>
      <text:p text:style-name="P73">Я молча нагибаюсь и подбираю с дорожки самый увесистый камень, до которого могу дотянуться.</text:p>
      <text:p text:style-name="P73">Мы молча стоим друг против друга и глаза Луны в конце-концов наполняются страхом.</text:p>
      <text:p text:style-name="P73"/>
      <text:p text:style-name="P73">- Ты угрожаешь Нам? Что плохого Мы тебе сделали?</text:p>
      <text:p text:style-name="P73"/>
      <text:p text:style-name="P73">Я молчу, не сводя с неё глаз. За моей спиной хлопает тяжёлая дверь арсенала.</text:p>
      <text:p text:style-name="P73"/>
      <text:p text:style-name="P73">-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614">по инерции</text:span> падаю вслед за ней.</text:p>
      <text:p text:style-name="P73"/>
      <text:p text:style-name="P73"><text:soft-page-break/>- Ты ударил Нас! - удивлённо восклицает синяя аликорница.</text:p>
      <text:p text:style-name="P73"/>
      <text:p text:style-name="P73">Я встаю первый и заношу над ней камень. Её глаза наполняются ужасом.</text:p>
      <text:p text:style-name="P73"/>
      <text:p text:style-name="P73">- Не трожь её, - слышу за спиной <text:s/>тихий голос.</text:p>
      <text:p text:style-name="P73"/>
      <text:p text:style-name="P7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73"/>
      <text:p text:style-name="P7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73"/>
      <text:p text:style-name="P73">В конце-концов, Луна заливается слезами и прикрывается крыльями.</text:p>
      <text:p text:style-name="P73"/>
      <text:p text:style-name="P73">- П-почему т-ты... В-вы так относитесь к нам? Что я сделала тебе и Хуману? - бормочет она сквозь слёзы из-под крыльев.</text:p>
      <text:p text:style-name="P73">- С возвращением, сестра, - мягко улыбается Селестия. - Я соскучилась.</text:p>
      <text:p text:style-name="P73">- Она чиста, - поворачивается светлая аликорница ко мне. - Опусти камень, Ху...</text:p>
      <text:p text:style-name="P73"/>
      <text:p text:style-name="P73">Зрачки Луны становятся узкими как у змеи. Рот искривляется в хищном оскале.</text:p>
      <text:p text:style-name="P73"/>
      <text:p text:style-name="P73">- Сел!!!</text:p>
      <text:p text:style-name="P73"/>
      <text:p text:style-name="P73">Мой окрик пропадает впустую.</text:p>
      <text:p text:style-name="P73"/>
      <text:p text:style-name="P73">Стремительным броском кобры Найтмэр изгибает шею и впивается рогом в бок светлой аликорницы.</text:p>
      <text:p text:style-name="P73"/>
      <text:p text:style-name="P73">- Так Ночь всегда побеждает День, а Зима — Лето! - торжествующе смеётся Найтмэр. - Ты проиграла, сестра!</text:p>
      <text:p text:style-name="P73"/>
      <text:p text:style-name="P73">Розовая аура щита охватывает тёмную <text:span text:style-name="T61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73"/>
      <text:p text:style-name="P73"><text:soft-page-break/>- Мы уже победили щит Элементов один раз — победим и второй! - хрипло смеётся Найтмэр.</text:p>
      <text:p text:style-name="P73"/>
      <text:p text:style-name="P73">Кровь из бока Селестии <text:span text:style-name="T614">хлещет</text:span> по её рогу, заливая глаза и нос. Найтмэр слизывает эту кровь и снова хохочет.</text:p>
      <text:p text:style-name="P73"/>
      <text:p text:style-name="P145">Я вижу это как в замедленной с<text:span text:style-name="T614">ъ</text:span>ёмке, поднимая камень над головой и бросаясь к борющейся паре.</text:p>
      <text:p text:style-name="P145"/>
      <text:p text:style-name="P145">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5"/>
      <text:p text:style-name="P73">- Ночь сильнее дня! Не стой у Нас на пути, Хуман — и ты ещё сможешь занять подобающее место у Нашего престола!</text:p>
      <text:p text:style-name="P73">- Ты забыла, сестра, - слабый голос Селестии вмиг прервал дикое хохотание Найтмэр.</text:p>
      <text:p text:style-name="P73">- Что?!! Что Мы забыли, <text:span text:style-name="T614">неудачница</text:span>?</text:p>
      <text:p text:style-name="P73"/>
      <text:p text:style-name="P7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73"/>
      <text:p text:style-name="P7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73"/>
      <text:p text:style-name="P7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73"/>
      <text:p text:style-name="P7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73"/>
      <text:p text:style-name="P73">Золотистый пузырь лопается и Найтмэр летит в зенит подобно камню из пращи. Секунду я ещё слышу её визг, после чего она скрывается из виду.</text:p>
      <text:p text:style-name="P73"/>
      <text:p text:style-name="P73">- Мне очень жаль, что пришлось так поступить, - шепчет Селестия.</text:p>
      <text:p text:style-name="P73"/>
      <text:p text:style-name="P73">Золотая сфера <text:span text:style-name="T615">магии </text:span>осторожно ставит её на ноги <text:span text:style-name="T615">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615">набегая в небольшую лужу</text:span>.</text:p>
      <text:p text:style-name="P73"><text:soft-page-break/></text:p>
      <text:p text:style-name="P73">- Щит разогнал, а я направила её на луну. Вдобавок, Щит элементов обернул тело моей сестры локальной оболочкой. Она <text:span text:style-name="T615">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73"/>
      <text:p text:style-name="P73">Аликорница говорит с закрытыми глазами, как во сне. Её голос становится всё тише.</text:p>
      <text:p text:style-name="P73"/>
      <text:p text:style-name="P73">- Сел! Не засыпай!!!</text:p>
      <text:p text:style-name="P73"/>
      <text:p text:style-name="P73">Аликорница открывает глаза и слабо улыбается.</text:p>
      <text:p text:style-name="P73"/>
      <text:p text:style-name="P73">- Обними же меня, наконец, <text:span text:style-name="T615">мой Хуман</text:span>. Мне станет теплее. Тут... что-то <text:span text:style-name="T615">стало </text:span>слишком холодно.</text:p>
      <text:p text:style-name="P73"/>
      <text:p text:style-name="P146">Очертания аликорницы расплываются передо мной из-за слёз. Я быстро вытираю глаза ладонью и <text:span text:style-name="T615">крепко </text:span>обнимаю Селести<text:span text:style-name="T615">ю</text:span> обеими руками. Та коротко вздыхает и расслаблено <text:span text:style-name="T615">кладёт</text:span> голову мне на плечо. Я прижимаю её к груди и чувствую стук её сердца.</text:p>
      <text:p text:style-name="P73"/>
      <text:p text:style-name="P7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73"/>
      <text:p text:style-name="P73">- Я... чувствую магию... - <text:span text:style-name="T615">шепчет</text:span> Селестия.</text:p>
      <text:p text:style-name="P73"/>
      <text:p text:style-name="P73">Я отстраняюсь от неё и вижу золотую фигурку аликорницы, раскачивающуюся на цепочке на моей шее.</text:p>
      <text:p text:style-name="P73"/>
      <text:p text:style-name="P340"><text:span text:style-name="Default_20_Paragraph_20_Font"><text:span text:style-name="T29">- Очень знакомая магия... Похоже на моё собственное проклят</text:span></text:span><text:span text:style-name="Default_20_Paragraph_20_Font"><text:span text:style-name="T136">ь</text:span></text:span><text:span text:style-name="Default_20_Paragraph_20_Font"><text:span text:style-name="T29">е «Каменный лёд», только усилен</text:span></text:span><text:span text:style-name="Default_20_Paragraph_20_Font"><text:span text:style-name="T136">н</text:span></text:span><text:span text:style-name="Default_20_Paragraph_20_Font"><text:span text:style-name="T29">ое в сотню раз. Я изобрела его для </text:span></text:span><text:span text:style-name="Default_20_Paragraph_20_Font"><text:span text:style-name="T240">побед</text:span></text:span><text:span text:style-name="Default_20_Paragraph_20_Font"><text:span text:style-name="T29">ы над </text:span></text:span><text:span text:style-name="Default_20_Paragraph_20_Font"><text:span text:style-name="T77">Дискордом </text:span></text:span><text:span text:style-name="Default_20_Paragraph_20_Font"><text:span text:style-name="T85">сотни лет назад</text:span></text:span><text:span text:style-name="Default_20_Paragraph_20_Font"><text:span text:style-name="T29">... Откуда у тебя этот медальон?</text:span></text:span></text:p>
      <text:p text:style-name="P340"><text:span text:style-name="Default_20_Paragraph_20_Font"><text:span text:style-name="T29"/></text:span></text:p>
      <text:p text:style-name="P73">Я пытаюсь снять его, но рука, как прежде, проходит сквозь него.</text:p>
      <text:p text:style-name="P73"/>
      <text:p text:style-name="P7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73"/>
      <text:p text:style-name="P326"><text:span text:style-name="Default_20_Paragraph_20_Font"><text:span text:style-name="T29">- </text:span></text:span><text:span text:style-name="Default_20_Paragraph_20_Font"><text:span text:style-name="T240">Если я не </text:span></text:span><text:span text:style-name="Default_20_Paragraph_20_Font"><text:span text:style-name="T29">ошибаюсь</text:span></text:span><text:span text:style-name="Default_20_Paragraph_20_Font"><text:span text:style-name="T240"> в природе </text:span></text:span><text:span text:style-name="Default_20_Paragraph_20_Font"><text:span text:style-name="T29">э</text:span></text:span><text:span text:style-name="Default_20_Paragraph_20_Font"><text:span text:style-name="T240">того заклинания, </text:span></text:span><text:span text:style-name="Default_20_Paragraph_20_Font"><text:span text:style-name="T29">у меня есть около минуты. Я бы, наверное, смогла бы побороться с ним, если бы не была так слаба.</text:span></text:span></text:p>
      <text:p text:style-name="P73"><text:soft-page-break/>- Сел, что ты говоришь? Как тебе помочь?</text:p>
      <text:p text:style-name="P7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73"/>
      <text:p text:style-name="P73">Серое пятно уже охватило всю грудь и расползается на шею, передние ноги и крылья. Скорость распространения пятна увеличивается.</text:p>
      <text:p text:style-name="P73"/>
      <text:p text:style-name="P73">- Сел!!!</text:p>
      <text:p text:style-name="P7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46">…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46">И... знай — я всегда любила тебя…</text:p>
      <text:p text:style-name="P73"/>
      <text:p text:style-name="P73">- Сел, ЧТО МНЕ СДЕЛАТЬ, ЧТОБЫ ПОМОЧЬ?!!</text:p>
      <text:p text:style-name="P73"/>
      <text:p text:style-name="P73">Мой крик теряется в пустоте. Аликорница не отвечает.</text:p>
      <text:p text:style-name="P73"/>
      <text:p text:style-name="P73">Статуи не умеют говорить.</text:p>
      <text:p text:style-name="P73"/>
      <text:p text:style-name="P73">…</text:p>
      <text:p text:style-name="P73"/>
      <text:p text:style-name="P73">Сколько времени я стою, уставившись на каменное изваяние, некогда бывшее моим спутником долгие сотни лет?</text:p>
      <text:p text:style-name="P73"/>
      <text:p text:style-name="P73">Секунды?</text:p>
      <text:p text:style-name="P73">Минуты?</text:p>
      <text:p text:style-name="P73">Часы?</text:p>
      <text:p text:style-name="P73"/>
      <text:p text:style-name="P73"><text:soft-page-break/>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46"/>
      <text:p text:style-name="P146">Звон усиливается. Воздух в пяти шагах от меня дрожит, в неясном мареве проявляется нечто определённое. Мигая <text:span text:style-name="T615">зелёным</text:span><text:span text:style-name="T616">и пятнами</text:span>, передо мной висит чёрный экран. Зелёные <text:span text:style-name="T616">блики и </text:span>линии на нём складываются в знакомое изображение.</text:p>
      <text:p text:style-name="P73"/>
      <text:p text:style-name="P73">С экрана на меня смотрит Селестия.</text:p>
      <text:p text:style-name="P243">Её измождённое лицо <text:span text:style-name="T616">едва видно из-за помех.</text:span></text:p>
      <text:p text:style-name="P73"/>
      <text:p text:style-name="P7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73"/>
      <text:p text:style-name="P73">Изображение на экране мигает и часто прерывается белым шумом, её слова еле можно разобрать сквозь треск <text:span text:style-name="T616">статических </text:span>разрядов и хрипение <text:span text:style-name="T616">помех</text:span>.</text:p>
      <text:p text:style-name="P326"><text:span text:style-name="Default_20_Paragraph_20_Font"><text:span text:style-name="T29"/></text:span></text:p>
      <text:p text:style-name="P341"><text:span text:style-name="Default_20_Paragraph_20_Font"><text:span text:style-name="T29">-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137">реальном </text:span></text:span><text:span text:style-name="Default_20_Paragraph_20_Font"><text:span text:style-name="T29">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37">Война отменена! </text:span></text:span><text:span text:style-name="Default_20_Paragraph_20_Font"><text:span text:style-name="T29">Надеюсь, в твоём м-мире тоже будет всё хорошо. Спасибо тебе, Дедлайн. И... прощай!</text:span></text:span></text:p>
      <text:p text:style-name="P73"/>
      <text:p text:style-name="P73">Мир растворяется в ослепительном сиянии…</text:p>
      <text:p text:style-name="P73"><text:span text:style-name="Default_20_Paragraph_20_Font"><text:span text:style-name="T29"/></text:span></text:p>
      <text:h text:style-name="P410" text:outline-level="2">~~~ Интермедия ~~~</text:h>
      <text:p text:style-name="P1"/>
      <text:p text:style-name="P73">… Я ставлю точку в последнем абзаце.</text:p>
      <text:p text:style-name="P73"/>
      <text:p text:style-name="P326"><text:span text:style-name="Default_20_Paragraph_20_Font"><text:span text:style-name="T29">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38">M</text:span></text:span><text:span text:style-name="Default_20_Paragraph_20_Font"><text:span text:style-name="T18">LP</text:span></text:span><text:span text:style-name="Default_20_Paragraph_20_Font"><text:span text:style-name="T29">. Ну в самом деле, какой смысл писать фик для мёртвого фэндома, отрывая время от отдыха и сна? </text:span></text:span><text:span text:style-name="Default_20_Paragraph_20_Font"><text:span text:style-name="T139">Бесперспективно</text:span></text:span><text:span text:style-name="Default_20_Paragraph_20_Font"><text:span text:style-name="T29">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38">в лучшем случае,</text:span></text:span><text:span text:style-name="Default_20_Paragraph_20_Font"><text:span text:style-name="T29">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138">2</text:span></text:span><text:span text:style-name="Default_20_Paragraph_20_Font"><text:span text:style-name="T29">» и рулить подводной лодкой в холодных водах </text:span></text:span><text:span text:style-name="Default_20_Paragraph_20_Font"><text:span text:style-name="T138">А</text:span></text:span><text:span text:style-name="Default_20_Paragraph_20_Font"><text:span text:style-name="T29">тлантики.</text:span></text:span></text:p>
      <text:p text:style-name="P73"><text:soft-page-break/></text:p>
      <text:p text:style-name="P73">…</text:p>
      <text:p text:style-name="P73"/>
      <text:p text:style-name="P73">И всё же…</text:p>
      <text:p text:style-name="P73"/>
      <text:p text:style-name="P7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73"/>
      <text:p text:style-name="P342"><text:span text:style-name="Default_20_Paragraph_20_Font"><text:span text:style-name="T29">…И всё же я сделаю ещё одно усилие и допишу самую малость. Почему-то мне кажется это очень важным, а в </text:span></text:span><text:span text:style-name="Default_20_Paragraph_20_Font"><text:span text:style-name="T138">сознании</text:span></text:span><text:span text:style-name="Default_20_Paragraph_20_Font"><text:span text:style-name="T29"> всё время вертятся обрывки фраз: </text:span></text:span></text:p>
      <text:p text:style-name="P342"><text:span text:style-name="Default_20_Paragraph_20_Font"><text:span text:style-name="T31">«Намерение меняет реальность… В другом месте, в другое время...»</text:span></text:span><text:span text:style-name="Default_20_Paragraph_20_Font"><text:span text:style-name="T29">.</text:span></text:span></text:p>
      <text:h text:style-name="P410" text:outline-level="2"/>
      <text:h text:style-name="P410" text:outline-level="2">Глава <text:span text:style-name="T785">2</text:span>1</text:h>
      <text:p text:style-name="P73"/>
      <text:p text:style-name="P73">…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72">и</text:span>. Я чувствую, как хлопья копоти падают мне на лицо, но не вижу их.</text:p>
      <text:p text:style-name="P73"/>
      <text:p text:style-name="P147">Я вообще ничего не вижу.</text:p>
      <text:p text:style-name="P147">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73"/>
      <text:p text:style-name="P7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73"/>
      <text:p text:style-name="P73">А, может быть, моя настоящая жизнь мне тоже только кажется?</text:p>
      <text:p text:style-name="P73"/>
      <text:p text:style-name="P73">Не знаю. Но теперь столетия жизни в Эквестрии мне кажутся чудным сном, тающим под напором реальности.</text:p>
      <text:p text:style-name="P73"/>
      <text:p text:style-name="P73">Осторожно ощупывая перед собой горячий воздух, поднимаюсь на ноги. Нашарив выход на крышу, открываю дверь и захожу внутрь.</text:p>
      <text:p text:style-name="P73"/>
      <text:p text:style-name="P73">Непонятно зачем, плотно закрываю за собой дверь.</text:p>
      <text:p text:style-name="P73"><text:soft-page-break/></text:p>
      <text:p text:style-name="P326"><text:span text:style-name="Default_20_Paragraph_20_Font"><text:span text:style-name="T29">Медленно, ощупывая</text:span></text:span><text:span text:style-name="Default_20_Paragraph_20_Font"><text:span text:style-name="T240"> </text:span></text:span><text:span text:style-name="Default_20_Paragraph_20_Font"><text:span text:style-name="T250">п</text:span></text:span><text:span text:style-name="Default_20_Paragraph_20_Font"><text:span text:style-name="T140">ространство</text:span></text:span><text:span text:style-name="Default_20_Paragraph_20_Font"><text:span text:style-name="T240"> перед собой, </text:span></text:span><text:span text:style-name="Default_20_Paragraph_20_Font"><text:span text:style-name="T29">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73">Смешно, конечно — кто меня тут увидит? Даже я сам себя увидеть не могу.</text:p>
      <text:p text:style-name="P73"/>
      <text:p text:style-name="P18">Всё, что мне сейчас хочется…</text:p>
      <text:p text:style-name="P73"/>
      <text:p text:style-name="P73">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73"/>
      <text:p text:style-name="P18">… так это войти в свою обетованную <text:span text:style-name="T617">седьмую</text:span> палату, улечься на свою родную койку…</text:p>
      <text:p text:style-name="P73"/>
      <text:p text:style-name="P73">Три этажа позади. Значит, спустился на родной шестой.</text:p>
      <text:p text:style-name="P7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73"/>
      <text:p text:style-name="P18">… и умереть.</text:p>
      <text:p text:style-name="P73"/>
      <text:p text:style-name="P73">Дверь в мою палату открыта настежь. Стул, на котором сидел Судья Дредд, перевёрнут и, похоже, сломан в толкучке.</text:p>
      <text:p text:style-name="P73"/>
      <text:p text:style-name="P73">Осторожно вхожу в помещение и пробираюсь к своей койке. На полу явно пролили какую-то жидкость. Надеюсь, кружку воды, а не ночной горшок.</text:p>
      <text:p text:style-name="P73"/>
      <text:p text:style-name="P73">- Кто тут?</text:p>
      <text:p text:style-name="P73"/>
      <text:p text:style-name="P73">Трескучий безжизненный голос может принадлежать только одному владельцу.</text:p>
      <text:p text:style-name="P73"/>
      <text:p text:style-name="P73">- Терминатор, тебя <text:span text:style-name="T617">что, </text:span>не забрали в убежище?</text:p>
      <text:p text:style-name="P73">- А, это ты, Дедлайн... Включи свет, пожалуйста. Слишком темно, я тебя почти не вижу.</text:p>
      <text:p text:style-name="P73"/>
      <text:p text:style-name="P7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73"/>
      <text:p text:style-name="P148"><text:soft-page-break/>Пожав плечами, нашариваю на стене выключатель и щёлкаю кнопкой. Электричества нет, но разве это важно?</text:p>
      <text:p text:style-name="P148">Важно намерение.</text:p>
      <text:p text:style-name="P73"/>
      <text:p text:style-name="P73">- Так лучше?</text:p>
      <text:p text:style-name="P73">- Да… Так лучше. Что у тебя с глазами?</text:p>
      <text:p text:style-name="P73">- Это уже совершенно неважно.</text:p>
      <text:p text:style-name="P73"/>
      <text:p text:style-name="P73">Осторожно присаживаюсь на койку. Пружины скрипят под моим весом.</text:p>
      <text:p text:style-name="P73"/>
      <text:p text:style-name="P73">- Ты видел её?.. Ты встретился с ней?.. Какой была встреча?</text:p>
      <text:p text:style-name="P73"/>
      <text:p text:style-name="P73">Сжимаю виски пальцами, пытаясь вспомнить подробности встречи половины часа назад и одновременно половины тысячи лет.</text:p>
      <text:p text:style-name="P73"/>
      <text:p text:style-name="P7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617">в</text:span>но. <text:span text:style-name="T359">Полтысячи лет прошло.</text:span></text:p>
      <text:p text:style-name="P73"/>
      <text:p text:style-name="P73">- <text:span text:style-name="T359">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73">- Что??? Что она просила передать?!!</text:p>
      <text:p text:style-name="P148">-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73"/>
      <text:p text:style-name="P73">Терминатор хрипло смеётся.</text:p>
      <text:p text:style-name="P73"/>
      <text:p text:style-name="P7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73"/>
      <text:p text:style-name="P73">Намерение меняет реальность. Где-то я уже это слышал.</text:p>
      <text:p text:style-name="P73">Но где?</text:p>
      <text:p text:style-name="P73">И когда?</text:p>
      <text:p text:style-name="P73">И от кого?</text:p>
      <text:p text:style-name="P73"><text:soft-page-break/></text:p>
      <text:p text:style-name="P7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73"/>
      <text:p text:style-name="P149">На ощупь — крылатый единорог. Или рогатый пегас. Фигурка быстро нагревается и начинает жечь ладонь. Я сжимаю её в руке. <text:span text:style-name="T618">Ощущение</text:span> бол<text:span text:style-name="T618">и пробуждает вспоминание о даре, предложенном Анитой во <text:s/>время нашей последней встречи</text:span>.</text:p>
      <text:p text:style-name="P149"/>
      <text:p text:style-name="P37"><text:span text:style-name="T406">...Но если тебе понадобится помощь — просто с</text:span>кажи «Семь вечностей» <text:span text:style-name="T406">возле наших оболочек </text:span>и после этого давай команды. Вроде «<text:span text:style-name="T405">оператор четыре, </text:span>слома<text:span text:style-name="T405">й</text:span> эту стену» или «<text:span text:style-name="T405">оператор двенадцать, </text:span>раскида<text:span text:style-name="T405">й</text:span> эту преграду». Ты будешь удивлён, ручаюсь!..</text:p>
      <text:p text:style-name="P51"/>
      <text:p text:style-name="P188">Ну что же. Кажется, умирать ещё рановато. Пора сделать этот мир чуточку лучше.</text:p>
      <text:p text:style-name="P188">Намерение меняет реальность. </text:p>
      <text:p text:style-name="P73"/>
      <text:p text:style-name="P73">- <text:span text:style-name="T618">Терминатор, ты меня хорошо слышишь?</text:span></text:p>
      <text:p text:style-name="P73">- <text:span text:style-name="T618">Да, Дедлайн.</text:span></text:p>
      <text:p text:style-name="P73">- <text:span text:style-name="T619">Вставай, Терминатор. Пришла пора для </text:span><text:span text:style-name="T618">Сем</text:span><text:span text:style-name="T619">и</text:span><text:span text:style-name="T618"> Вечностей.</text:span></text:p>
      <text:p text:style-name="P73"/>
      <text:p text:style-name="P244">Несколько мгновений ничего не происходит. Потом я слышу скрип кроватных пружин и быстрые шаги.</text:p>
      <text:p text:style-name="P244"/>
      <text:p text:style-name="P244">- Оператор Один, я слушаю.</text:p>
      <text:p text:style-name="P244"/>
      <text:p text:style-name="P244">Голос Терминатора помолодел, <text:span text:style-name="T620">в нём появились металлические нотки.</text:span></text:p>
      <text:p text:style-name="P244"/>
      <text:p text:style-name="P244">- Приведи сюда остальных, Оператор Тридцать четыре. <text:span text:style-name="T619">Вытащи их из подвала</text:span>. <text:span text:style-name="T619">Но не трогай персонал Чертогов. Насилие нам ни к чему.</text:span></text:p>
      <text:p text:style-name="P244">- <text:span text:style-name="T620">Да, </text:span><text:span text:style-name="T621">Первый</text:span>. <text:span text:style-name="T621">Иду.</text:span></text:p>
      <text:p text:style-name="P244"/>
      <text:p text:style-name="P245">Слышу удаляющиеся шаги. Теперь я вспоминаю также и дар Хэвэн.</text:p>
      <text:p text:style-name="P245"/>
      <text:p text:style-name="P35"><text:span text:style-name="T620">…Я </text:span><text:span text:style-name="T405">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3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6"><text:soft-page-break/><text:span text:style-name="T620">Д</text:span>ля активации возможностей тебе не нужн<text:span text:style-name="T433">о произносить</text:span> кодов<text:span text:style-name="T433">ую</text:span> фраз<text:span text:style-name="T43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6"/>
      <text:p text:style-name="P245">Раз пошла такая пьянка, режь последний огурец! Большей уверенности в моей правоте ещё следует поискать. <text:span text:style-name="T622">Намерение и уверенность — всё, что </text:span><text:span text:style-name="T623">ещё </text:span><text:span text:style-name="T622">держит меня в этом мире.</text:span></text:p>
      <text:p text:style-name="P245"/>
      <text:p text:style-name="P245">Я сосредотачиваюсь. <text:span text:style-name="T619">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245"/>
      <text:p text:style-name="P245">Сначала я чувствую, как восстанавливается кожа на руках. Потом ко мне <text:span text:style-name="T623">одним мигом </text:span>возвращается зрение.</text:p>
      <text:p text:style-name="P245"/>
      <text:p text:style-name="P245">…</text:p>
      <text:p text:style-name="P245"/>
      <text:p text:style-name="P245">Фу, я лежу на <text:span text:style-name="T624">залитой </text:span><text:span text:style-name="T619">бурой </text:span><text:span text:style-name="T624">кровью </text:span>койке, <text:span text:style-name="T624">устланной</text:span> <text:span text:style-name="T622">выпавшими волосами и </text:span>отвалившимися струпьями! <text:span text:style-name="T625">Какая гадость!</text:span></text:p>
      <text:p text:style-name="P245"/>
      <text:p text:style-name="P246"><text:span text:style-name="T621">Резко в</text:span>скинувшись с постели, я оказываюсь на потолке, вцепившись пальцами рук в <text:span text:style-name="T624">потолочный датчик пожарной сигнализации </text:span><text:span text:style-name="T619">и кронштейн для лампы</text:span><text:span text:style-name="T624">, а пальцами ног упёршись в стену.</text:span></text:p>
      <text:p text:style-name="P247"/>
      <text:p text:style-name="P247">Ни-хре-на-себе!</text:p>
      <text:p text:style-name="P247"/>
      <text:p text:style-name="P249">Мышцы без труда удерживают меня в этой неестественной позе. <text:span text:style-name="T624">Мир играет передо мной новыми красками, я </text:span><text:span text:style-name="T626">отчётливо вижу каждую пылинку в палате </text:span><text:span text:style-name="T627">и могу вычислить траекторию её движения на ближайшие пять секунд,</text:span><text:span text:style-name="T626"> </text:span><text:span text:style-name="T627">я</text:span><text:span text:style-name="T626"> </text:span><text:span text:style-name="T628">чувствую тысячи новых запахов </text:span><text:span text:style-name="T627">и слышу тысячи новых звуков</text:span><text:span text:style-name="T626">. Я чётко различаю спектр солнечного света, отдельные лучи разных цветов, </text:span><text:span text:style-name="T621">некоторым из которых я даже не знаю названия,</text:span><text:span text:style-name="T626"> играют радугой перед моим восхищённым взором.</text:span></text:p>
      <text:p text:style-name="P248"/>
      <text:p text:style-name="P248"><text:span text:style-name="T629">И </text:span><text:span text:style-name="T619">я </text:span><text:span text:style-name="T629">з</text:span><text:span text:style-name="T626">амечаю голубовато-</text:span><text:span text:style-name="T621">серое</text:span><text:span text:style-name="T626">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619">Это сияние разрушает живую плоть и даже моему сверхорганизму приходится прикладывать определённые усилия на преодоление </text:span><text:span text:style-name="T628">разрушающего эффекта этого сияния.</text:span></text:p>
      <text:p text:style-name="P246"/>
      <text:p text:style-name="P250">Я отцепляюсь от потолка и пружинисто приземляюсь на пол рядом с койкой. <text:span text:style-name="T628">И практически одновременно с</text:span><text:span text:style-name="T620">лышу грохот выбиваемой двери </text:span><text:span text:style-name="T628">бомбо</text:span><text:span text:style-name="T620">убежища. </text:span><text:span text:style-name="T629">Воздух наполняется приглушенными возгласами выходящих на свободу обитателей Чертогов Разума.</text:span></text:p>
      <text:p text:style-name="P245"/>
      <text:p text:style-name="P251"><text:soft-page-break/>Надо побыстрее включить их механизмы защиты — радиация кругом нешуточная.</text:p>
      <text:p text:style-name="P251"/>
      <text:p text:style-name="P252">Я со смешком прыгаю <text:span text:style-name="T630">с места</text:span> прямо в зарешеченное окно. То, что не получилось когда-то у Терминатора, получится у меня — пусть он <text:span text:style-name="T621">теперь</text:span> завидует.</text:p>
      <text:p text:style-name="P251"/>
      <text:p text:style-name="P251">При подлёте к решётке моментально раздвигаю <text:span text:style-name="T621">пальцами </text:span>железные прутья, как мягкую проволоку, практически не задержавшись в процессе.</text:p>
      <text:p text:style-name="P251"/>
      <text:p text:style-name="P251">Стекло представляет <text:span text:style-name="T621">собой </text:span>ещё более слабую преграду — <text:span text:style-name="T628">я</text:span> <text:span text:style-name="T628">давлю двумя</text:span> паль<text:span text:style-name="T621">цами </text:span><text:span text:style-name="T628">в центр стекла</text:span>, <text:span text:style-name="T628">прикрывая второй рукой глаза, </text:span>чтобы <text:span text:style-name="T628">не повредить </text:span>осколк<text:span text:style-name="T628">ами</text:span>. Впрочем, даже если бы порезали — не страшно, <text:span text:style-name="T628">я</text:span> <text:span text:style-name="T628">теперь </text:span>мо<text:span text:style-name="T628">гу их</text:span> вылечить за несколько секунд. <text:span text:style-name="T628">З</text:span>ащищаю <text:span text:style-name="T628">глаза</text:span> просто по привычке. <text:span text:style-name="T631">Весь мой организм представляет теперь </text:span><text:span text:style-name="T621">идеальный</text:span><text:span text:style-name="T631"> инструмент, подчиненный одной цели.</text:span></text:p>
      <text:p text:style-name="P251"/>
      <text:p text:style-name="P253">Большинство Учителей <text:span text:style-name="T621">безучастно смотрят</text:span> <text:span text:style-name="T621">на стоящего перед ними </text:span>Терминатор<text:span text:style-name="T621">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628">для приземлен</text:span><text:span text:style-name="T632">и</text:span><text:span text:style-name="T628">я </text:span>позу, и залечить порезы <text:span text:style-name="T628">на руках</text:span>.</text:p>
      <text:p text:style-name="P253"/>
      <text:p text:style-name="P254">- Где научился так прыгать, Дед? — Диоген оценивающе поднимает вверх большой палец. — Подскажи, я тоже хочу. Спускаться по лестницам — такая скука!</text:p>
      <text:p text:style-name="P254">- <text:span text:style-name="T633">Сейчас скажу. Только не тебе одному — всем. Все узнают, - я отряхиваюсь от осколков стекла и осматриваю своё будущее воинство.</text:span></text:p>
      <text:p text:style-name="P245">- <text:span text:style-name="T621">Все вышли? — спрашиваю Терминатора.</text:span></text:p>
      <text:p text:style-name="P245"/>
      <text:p text:style-name="P255">Тот отрицательно качает головой.</text:p>
      <text:p text:style-name="P255"/>
      <text:p text:style-name="P255">- Судья Дредд заперся в уборной. Я не хотел повредить его. Но ведь он нам и не нужен?</text:p>
      <text:p text:style-name="P255">- Не нужен, - утвердительно киваю я.</text:p>
      <text:p text:style-name="P255"/>
      <text:p text:style-name="P256">Я всматриваюсь в <text:span text:style-name="T634">тридцать четыре фигуры, стоящие передо мной. </text:span></text:p>
      <text:p text:style-name="P256"/>
      <text:p text:style-name="P256">- <text:span text:style-name="T628">Мне хотелось бы толкнуть возвышенную речь в такой момент, </text:span><text:span text:style-name="T635">мои друзья</text:span><text:span text:style-name="T628">. </text:span><text:span text:style-name="T635">Ведь будущего у нас, скорее всего, нет, и видимся мы в последний раз.</text:span><text:span text:style-name="T628"> Но радиация ждать не будет. Поэтому — просто вставайте под знамя Семи Вечностей. </text:span><text:span text:style-name="T636">Пришло время. </text:span><text:span text:style-name="T635">Никто кроме нас и всякая-тому-подобная пафосная хрень, которую я не умею говорить, а вы не будете слушать.</text:span></text:p>
      <text:p text:style-name="P256"/>
      <text:p text:style-name="P257">Я указываю рукой на запад, на скопление оплавленных небоскрёбов.</text:p>
      <text:p text:style-name="P257"><text:soft-page-break/>- Как вы, может быть, помните, мы работали над проектом искусственного интеллекта, превратившего страну в одну большую <text:span text:style-name="T637">военно-экономическую машину</text:span>. <text:span text:style-name="T637">Уже неважно, были ли наши страхи </text:span><text:span text:style-name="T638">поражения</text:span><text:span text:style-name="T637">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638">Весь мир в радиоактивных руинах.</text:span></text:p>
      <text:p text:style-name="P258">Но!</text:p>
      <text:p text:style-name="P258"/>
      <text:p text:style-name="P258">Я многозначительно поднимаю палец. В унисон этому вдали обруш<text:span text:style-name="T639">ив</text:span>ается одна из покосившихся высоток бизнес-центра.</text:p>
      <text:p text:style-name="P256"/>
      <text:p text:style-name="P256">- <text:span text:style-name="T637">Но остались двадцать шесть узлов </text:span><text:span text:style-name="T638">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56"/>
      <text:p text:style-name="P259">Я замолкаю ненадолго, пытаясь прочесть эмоции на лицах Учителей. Проще прочесть эмоции каменных истуканов острова Пасхи.</text:p>
      <text:p text:style-name="P259"/>
      <text:p text:style-name="P259">- Потому что не произойдёт. Хэвэн не возродится. Мы не допусти<text:span text:style-name="T640">м</text:span> это. <text:span text:style-name="T632">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641">Скорее всего, также будет сопротивление самой Хэвэн — она наверняка что-то придумает. </text:span><text:span text:style-name="T632">Но ваши текущие возможности вполне позволят вам пройти </text:span><text:span text:style-name="T641">все преграды</text:span><text:span text:style-name="T632">.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641">Удачи. </text:span><text:span text:style-name="T632">У меня всё.</text:span></text:p>
      <text:p text:style-name="P256"/>
      <text:p text:style-name="P260">Я отворачиваюсь от неровного строя. Не хочется смотреть в лицо тем, кому даёшь безнадёжную задачу. </text:p>
      <text:p text:style-name="P260"/>
      <text:p text:style-name="P260">- Оператор <text:span text:style-name="T641">О</text:span>дин?</text:p>
      <text:p text:style-name="P260">- <text:span text:style-name="T641">Да? — я поворачиваюсь.</text:span></text:p>
      <text:p text:style-name="P260"/>
      <text:p text:style-name="P261">Площадка перед входом в бомбоубежище пуста — только Терминатор стоит на старом месте.</text:p>
      <text:p text:style-name="P261"/>
      <text:p text:style-name="P262">- <text:span text:style-name="T627">А боевой кластер </text:span><text:span text:style-name="T642">бледных</text:span><text:span text:style-name="T627"> — его не нужно уничтожить?</text:span><text:span text:style-name="T251"> </text:span><text:span text:style-name="T252">P</text:span><text:span text:style-name="T19">HOENIX</text:span><text:span text:style-name="T251"> </text:span><text:span text:style-name="T627">не возродится?</text:span></text:p>
      <text:p text:style-name="P262">- <text:span text:style-name="T642">Хороший вопрос</text:span><text:span text:style-name="T627">, - отвечаю я. — </text:span><text:span text:style-name="T642">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62">- Ты не пойдёшь с нами?</text:p>
      <text:p text:style-name="P261"><text:soft-page-break/>Я отрицательно мотаю головой.</text:p>
      <text:p text:style-name="P261">- Нет. У меня есть сво<text:span text:style-name="T643">я</text:span> зада<text:span text:style-name="T643">ча</text:span>.</text:p>
      <text:p text:style-name="P261"/>
      <text:p text:style-name="P263">Я закрываю глаза. Даже сквозь закрытые веки вижу <text:span text:style-name="T642">постепенно </text:span>испепеляющее мир голубовато-серое сияние. <text:span text:style-name="T627">Я сильнее сжимаю фигурку Селестии в кулаке и сияние распадается на радужный спектр лучей, </text:span><text:span text:style-name="T642">пронизывающих всё живое и разрушающее его.</text:span></text:p>
      <text:p text:style-name="P263"/>
      <text:p text:style-name="P264"><text:span text:style-name="T642">Я сжимаю колючую фигурку ещё крепче, </text:span><text:span text:style-name="T644">её рог впивается мне в ладонь, я чувствую кровь, стекающую по пальцам.</text:span><text:span text:style-name="T642"> </text:span><text:span text:style-name="T644">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645">некий третий глаз</text:span><text:span text:style-name="T644">, я </text:span><text:span text:style-name="T645">теперь </text:span><text:span text:style-name="T644">вижу суть вещей и явлений, суть мироздания и времени.</text:span></text:p>
      <text:p text:style-name="P264"/>
      <text:p text:style-name="P265">Это очень забавно. Мир не сделан печальным, печальным делаем его мы. И в наших же силах всё вернуть.</text:p>
      <text:p text:style-name="P265">Намерение меняет реальность.</text:p>
      <text:p text:style-name="P265">Теперь я понимаю смысл фразы. Всё так просто! <text:span text:style-name="T646">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645">д</text:span><text:span text:style-name="T646">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65"/>
      <text:p text:style-name="P266">Поле, по всем признакам не отличимое от магии.</text:p>
      <text:p text:style-name="P264"/>
      <text:p text:style-name="P266">Осталась самая малость — изменить несколько первых триллионов фотонов, чтобы цепная реакция довершила трансформацию по всей планете.</text:p>
      <text:p text:style-name="P266"/>
      <text:p text:style-name="P266">Я сжимаю кулак ещё крепче. Моё тело горит, я чувствую, как огромный поток энегрии <text:span text:style-name="T647">выходит</text:span> через него. Рог фигурки выходит с другой стороны ладони.</text:p>
      <text:p text:style-name="P266">И крохотная искорка слетает с этого рога и растворяется в пространстве. Искорка <text:span text:style-name="T647">настоящей</text:span> частички <text:span text:style-name="T647">Эквуса</text:span>, что разделяется на золотистое облачко и начинает цепную реакцию трансформации радиации в магию.</text:p>
      <text:p text:style-name="P150"/>
      <text:p text:style-name="P266">Я вижу, как бледное сияние <text:span text:style-name="T647">вокруг</text:span> заменяется <text:span text:style-name="T647">аквамариновым и радость наполняет моё существо. Я смеюсь во всё горло, как ребёнок, успешно завершивший особо каверзную проделку.</text:span></text:p>
      <text:p text:style-name="P73"/>
      <text:p text:style-name="P73">- Дедлайн, ты уходишь, - слышу удивлённый хрип Терминатора. - Ты становишься прозрачным. Я вижу <text:span text:style-name="T647">деревья</text:span> сквозь тебя. Она забирает тебя? Скажи, она уцелела? Хэвэн забирает тебя?</text:p>
      <text:p text:style-name="P73"/>
      <text:p text:style-name="P151"><text:soft-page-break/>Я сухо смеюсь в ответ. <text:span text:style-name="T647">Мой сверхмозг тут же выдаёт мне ответ.</text:span></text:p>
      <text:p text:style-name="P151">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73"/>
      <text:p text:style-name="P73">Что ж.</text:p>
      <text:p text:style-name="P73"/>
      <text:p text:style-name="P73">Мне осталось закончить одно дело. Не то, чтобы я в него верил, просто хочется напоследок показать фак мирозданию.</text:p>
      <text:p text:style-name="P73"/>
      <text:p text:style-name="P7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73"/>
      <text:p text:style-name="P73">Ничто…</text:p>
      <text:p text:style-name="P73"/>
      <text:p text:style-name="P267">Энергия в теле заканчивается внезапно, как будто перекрыли вентиль. Вместе с уходом энергии уходит и сознание.</text:p>
      <text:p text:style-name="P267"/>
      <text:p text:style-name="P1">~~~</text:p>
      <text:p text:style-name="P1"/>
      <text:p text:style-name="P73">…Я вновь <text:span text:style-name="T648">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649">Я вижу всё обычным взором, «третий глаз» покинул меня, как и остальные сверхспособности.</text:span></text:p>
      <text:p text:style-name="P73"/>
      <text:p text:style-name="P7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73"/>
      <text:p text:style-name="P73">И новый приступ дежавю одолевает меня — я наверняка где-то видел этого типа. Готов зуб отдать, мы встречались раньше!</text:p>
      <text:p text:style-name="P73"/>
      <text:p text:style-name="P73"><text:soft-page-break/>- Привет-привет! - существо снова машет копытом, но уже в приветственном жесте.</text:p>
      <text:p text:style-name="P73">- Ты... Ты что за хрен вообще? – наконец-то обретаю речь я.</text:p>
      <text:p text:style-name="P73">-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73">- Да-да, у меня похожее чувство, - мрачно сообщаю я. - По-моему, мы уже пересекались раньше.</text:p>
      <text:p text:style-name="P73">-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73">- Что?</text:p>
      <text:p text:style-name="P73"/>
      <text:p text:style-name="P73">-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73">-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73">- Да ты же не иначе, как сам Проводник! - в восхищении отвечает Анакорн. - Редчайший тип <text:span text:style-name="T649">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73">-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73">-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73"/>
      <text:p text:style-name="P73">Сверхаликорн подаёт стакан воды.</text:p>
      <text:p text:style-name="P73"/>
      <text:p text:style-name="P73">- И что же ты теперь собираешься делать? - продолжает Анакорн.</text:p>
      <text:p text:style-name="P73">- Не знаю. Вот, думаю, может, сдохнуть прямо тут?</text:p>
      <text:p text:style-name="P73">-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73"><text:soft-page-break/></text:p>
      <text:p text:style-name="P73">Я саркастически улыбаюсь в ответ. Да, я хочу. Вот только желание это неосуществимо, если только Анакорн не умеет воскрешать мёртвых.</text:p>
      <text:p text:style-name="P73"/>
      <text:p text:style-name="P73">- Ты умеешь возвращать с того света?</text:p>
      <text:p text:style-name="P73">-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73">-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73">- Да ну, зачем статую? - огорчается Анакорн. - Не буду я превращать тебя в статую. Есть одно решение…</text:p>
      <text:p text:style-name="P73"/>
      <text:p text:style-name="P73">Демиург морщит лоб и зависает, уставившись в одну точку.</text:p>
      <text:p text:style-name="P73"/>
      <text:p text:style-name="P73">- И?..</text:p>
      <text:p text:style-name="P73"/>
      <text:p text:style-name="P73">Я замечаю, что мои кисти светятся голубоватым свечением, а кончики пальцев становятся полупрозрачными.</text:p>
      <text:p text:style-name="P73"/>
      <text:p text:style-name="P73">- <text:s/>Тебе пора уходить. Слишком долго находился возле меня. Ты сгораешь, - <text:span text:style-name="T649">замечает</text:span> Анакорн.</text:p>
      <text:p text:style-name="P73">- Так что там насчёт решения? - не отстаю я.</text:p>
      <text:p text:style-name="P73"/>
      <text:p text:style-name="P326"><text:span text:style-name="Default_20_Paragraph_20_Font"><text:span text:style-name="T240">С</text:span></text:span><text:span text:style-name="Default_20_Paragraph_20_Font"><text:span text:style-name="T29">верхаликорн </text:span></text:span><text:span text:style-name="Default_20_Paragraph_20_Font"><text:span text:style-name="T240">морщит лоб, </text:span></text:span><text:span text:style-name="Default_20_Paragraph_20_Font"><text:span text:style-name="T29">сосредот</text:span></text:span><text:span text:style-name="Default_20_Paragraph_20_Font"><text:span text:style-name="T253">о</text:span></text:span><text:span text:style-name="Default_20_Paragraph_20_Font"><text:span text:style-name="T29">чиваясь. </text:span></text:span><text:span text:style-name="Default_20_Paragraph_20_Font"><text:span text:style-name="T240">Полминут</text:span></text:span><text:span text:style-name="Default_20_Paragraph_20_Font"><text:span text:style-name="T29">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73"/>
      <text:p text:style-name="P73">-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73">- А за какой дверью Сел?</text:p>
      <text:p text:style-name="P73">-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73"/>
      <text:p text:style-name="P73"><text:soft-page-break/>Сверхаликорн нетерпеливым жестом указывает в направлении дверей.</text:p>
      <text:p text:style-name="P73"/>
      <text:p text:style-name="P73">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73"/>
      <text:p text:style-name="P73">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73"/>
      <text:p text:style-name="P73">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649">водящий</text:span> мне одним копытом <text:span text:style-name="T649">у горла</text:span> и указывающий вторым на песочные часы, в которых в нижнюю чашу просыпаются последние песчинки.</text:p>
      <text:p text:style-name="P73"/>
      <text:p text:style-name="P73">Голубоватое свечение уже расширилось с кистей на руки и торс, последние фаланги пальцев едва видны.</text:p>
      <text:p text:style-name="P73"/>
      <text:p text:style-name="P73">Может, тут и остановиться? Сияющий эфир и каменная статуя — хорошая пара, как по мне.</text:p>
      <text:p text:style-name="P73"/>
      <text:p text:style-name="P73">Нет, эту историю надо пройти до конца.</text:p>
      <text:p text:style-name="P73">Медленно возвращаюсь к светящимся проёмам дверей.</text:p>
      <text:p text:style-name="P73"/>
      <text:p text:style-name="P73">Вот оно!</text:p>
      <text:p text:style-name="P73"/>
      <text:p text:style-name="P73">Останавливаюсь напротив проёма, почувствовав легчайший укол. Делаю шаг к двери — и чувствую знакомое жжение в груди.</text:p>
      <text:p text:style-name="P73"/>
      <text:p text:style-name="P73">- Ну привет-привет, - блаженно улыбаюсь я старой знакомой.</text:p>
      <text:p text:style-name="P73">Прижатая к области сердца рука ощущает очертания фигурки аликорна, как будто выросшей из груди.</text:p>
      <text:p text:style-name="P73"/>
      <text:p text:style-name="P73">Что-то это да значит.</text:p>
      <text:p text:style-name="P73"/>
      <text:p text:style-name="P73">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73"/>
      <text:p text:style-name="P73">Да плевать — если дверь нельзя открыть — её можно выбить. Эта мысль заполняет всё сознание.</text:p>
      <text:p text:style-name="P73"><text:soft-page-break/>Изо всех сил замахиваюсь ногой и втапливаю по двери. Нога проваливается в дверь, а за ней и весь я.</text:p>
      <text:p text:style-name="P73"/>
      <text:p text:style-name="P73">- Ну, или так, - успеваю подумать я.</text:p>
      <text:p text:style-name="P68"/>
      <text:h text:style-name="P410" text:outline-level="2">Эпилог</text:h>
      <text:p text:style-name="P1"/>
      <text:p text:style-name="P196">~~~5000 лет от основания Эквестрии~~~</text:p>
      <text:p text:style-name="P71"/>
      <text:p text:style-name="P350">Mike Oldfield - In the beginning &amp; Let there be light <text:s text:c="5"/>или <text:s text:c="5"/>Oceania</text:p>
      <text:p text:style-name="P326"><text:a xlink:type="simple" xlink:href="https://www.youtube.com/watch?v=p9BoEuwuzIk" office:target-frame-name="_top" xlink:show="replace" text:style-name="Internet_20_link" text:visited-style-name="Visited_20_Internet_20_Link"><text:span text:style-name="Default_20_Paragraph_20_Font"><text:span text:style-name="T239">https://www.youtube.com/watch?v=p9BoEuwuzIk</text:span></text:span></text:a><text:span text:style-name="Default_20_Paragraph_20_Font"><text:span text:style-name="T239"><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39">https://www.youtube.com/watch?v=aG-_7xXTHjk</text:span></text:span></text:a></text:p>
      <text:p text:style-name="P326"/>
      <text:p text:style-name="P326"><text:span text:style-name="Default_20_Paragraph_20_Font"><text:span text:style-name="T29">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29"> собранной в строгую буклю гривой – строго обращается к воспитательнице.</text:span></text:span></text:p>
      <text:p text:style-name="Text_20_body"><text:span text:style-name="Default_20_Paragraph_20_Font"><text:span text:style-name="T29"/></text:span></text:p>
      <text:p text:style-name="P17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73">- Да-да, они у меня воспитанные, - вымученно улыбн<text:span text:style-name="T650">ается</text:span> кобыла-земнопони, задней ногой отодви<text:span text:style-name="T650">гая</text:span> полноватого жеребёнка от гипсового бюста какой-то древней знаменитости.</text:p>
      <text:p text:style-name="P73">- Хм, - экскурсовод <text:span text:style-name="T650">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73"/>
      <text:p text:style-name="P73">Стайка пони перебега<text:span text:style-name="T650">ет</text:span> от одного экспоната к другому. Экскурсовод увлечённо рассказыва<text:span text:style-name="T650">ет</text:span> о культуре античности, в то время как учительница со скучающим видом наблюда<text:span text:style-name="T650">ет</text:span> кувырки погодных пегасов в ближайшей тучке. После дюжины подобных экскурсий она мо<text:span text:style-name="T650">жет</text:span> на одном дыхании пересказать имена шести величайших военачальников Эквестрии периода диархии и назвать даты <text:span text:style-name="T651">девяти известнейших гонок «Небес Эквестрии»</text:span>. Всё <text:span text:style-name="T650">идёт</text:span> своим чередом, своей обыденной логикой.</text:p>
      <text:p text:style-name="P72"/>
      <text:p text:style-name="P173">…</text:p>
      <text:p text:style-name="P173"><text:soft-page-break/>…</text:p>
      <text:p text:style-name="P173">…</text:p>
      <text:p text:style-name="P173"/>
      <text:p text:style-name="P73">- И финальная часть экспозиции эпохи диархии, - экскурсовод т<text:span text:style-name="T650">ычет</text:span> копытом в сторону одинокой скульптуры, под которую был выделен целый зал.</text:p>
      <text:p text:style-name="P173"/>
      <text:p text:style-name="P73">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650">ует,</text:span> голову с отбитым ухом венча<text:span text:style-name="T650">ет</text:span> обломок рога. И всё же даже в нынешнем жалком состоянии она вызыва<text:span text:style-name="T650">ет</text:span> восхищение неземной грацией и изяществом линий. Осколок неземной красоты как будто свети<text:span text:style-name="T650">тся</text:span> внутренним светом, источая магическое сияние на посетителей. В душе что-то замира<text:span text:style-name="T650">ет</text:span> от осознания того, какой она могла бы быть до повреждений.</text:p>
      <text:p text:style-name="P173"/>
      <text:p text:style-name="P73">- Многие считают, что эта найденная в руинах затерянно<text:span text:style-name="T651">й</text:span> в Вечнодиком лесу <text:span text:style-name="T651">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7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73"/>
      <text:p text:style-name="P73">- Селестиев не бывает! - важно <text:span text:style-name="T65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73">- Агась! - отклик<text:span text:style-name="T65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73">- Угум<text:span text:style-name="T650">с</text:span>… - смущённо от<text:span text:style-name="T65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73"/>
      <text:p text:style-name="P326"><text:span text:style-name="T29">Её взрослые товарищи фейсхуф</text:span><text:span text:style-name="T141">ают</text:span><text:span text:style-name="T29">. Экскурсовод поправ</text:span><text:span text:style-name="T141">ляет</text:span><text:span text:style-name="T29"> очки и оки</text:span><text:span text:style-name="T141">дывает</text:span><text:span text:style-name="T29"> взором присмиревшую аудиторию.</text:span></text:p>
      <text:p text:style-name="P173"/>
      <text:p text:style-name="P73">-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65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650">с</text:span>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73"/>
      <text:p text:style-name="P73">- А вы сами как думаете? - переби<text:span text:style-name="T650">вает</text:span> экскурсовода Рэйнбоу Дрим. - Это плинцесса Селестия, или лабота этой… как её… Эйл Малбл?</text:p>
      <text:p text:style-name="P173"/>
      <text:p text:style-name="P173">Экскурсовод <text:span text:style-name="T650">смотрит</text:span> на жеребёнка поверх очков и слабо улыб<text:span text:style-name="T650">ается</text:span>.</text:p>
      <text:p text:style-name="P173"/>
      <text:p text:style-name="P73">-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73"/>
      <text:p text:style-name="P73">- Тётя, а что нарисовано на этой картинке? - <text:span text:style-name="T650">дёргает</text:span> зубами край жакета жеребёнок в голубой кепочке указывая на неприметную картину в углу зала.</text:p>
      <text:p text:style-name="P73">- Дасти Нупс, веди себя прилично! - шик<text:span text:style-name="T650">ает</text:span> на него учительница. - <text:span text:style-name="T650">Н</text:span>емедленно вернисть в группу!</text:p>
      <text:p text:style-name="P73">- О, не волнуйтесь, всё в порядке! - успок<text:span text:style-name="T650">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650">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650">о</text:span> из предани<text:span text:style-name="T650">й</text:span> даже говорит о том, что он женился на Селестии и принял ряд государственных решений, предопределивших расцвет древней Эквестрии.</text:p>
      <text:p text:style-name="P73">- Впрочем, - экскурсовод смотр<text:span text:style-name="T650">ит</text:span> на жеребят и морщи<text:span text:style-name="T650">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652">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73"/>
      <text:p text:style-name="P73">- А я велю в Хумана! - заяв<text:span text:style-name="T652">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73"/>
      <text:p text:style-name="P173">Смех остальных жеребят заглушает её.</text:p>
      <text:p text:style-name="P173"/>
      <text:p text:style-name="P73">-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652">о</text:span> сна, как тебе мама в сказочке на ночь читала!</text:p>
      <text:p text:style-name="P173"/>
      <text:p text:style-name="P173">Жеребята хохочут, хлопая друг друга <text:span text:style-name="T652">копытами</text:span> по спинам.</text:p>
      <text:p text:style-name="P173"><text:soft-page-break/></text:p>
      <text:p text:style-name="P326"><text:span text:style-name="Default_20_Paragraph_20_Font"><text:span text:style-name="T29">-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40">же</text:span></text:span><text:span text:style-name="Default_20_Paragraph_20_Font"><text:span text:style-name="T29">.</text:span></text:span></text:p>
      <text:p text:style-name="P73">- Всё равно умнее, чем верить в мамины сказочки про Хумана и Селестию! - хихикает крупная кобылка в веснушках.</text:p>
      <text:p text:style-name="P73">- Я выласту и стану умнее, чем вы все вместе взятые! Особенно ты, дылда веснусчатая! - мрачно заявляет радужногривая малышка.</text:p>
      <text:p text:style-name="P73">- Агась! Будешь альтернативно умная, как и все кьюти-марочники! - гогочет конопатая.</text:p>
      <text:p text:style-name="P73">-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73">-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73">- ДИНКА ТВЕРДОЛОБ! - ледяной тон учительницы не предвещает ничего доброго. - Мне надо встретиться с твоими родителями! Нам есть о чём погово...</text:p>
      <text:p text:style-name="P173"/>
      <text:p text:style-name="P173">… ТЫДЫЩЬ-БАХ-БАБАХ!!!</text:p>
      <text:p text:style-name="P173"/>
      <text:p text:style-name="P73">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73"/>
      <text:p text:style-name="P73">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73"/>
      <text:p text:style-name="P1">***</text:p>
      <text:p text:style-name="P173"/>
      <text:p text:style-name="P73">Больно.</text:p>
      <text:p text:style-name="P73"/>
      <text:p text:style-name="P73">Я открываю глаза и вижу фигуру в голубом.</text:p>
      <text:p text:style-name="P73"/>
      <text:p text:style-name="P152">- Рэйнбоу? Где я? - бормочу я в прострации.</text:p>
      <text:p text:style-name="P152">Голова адски трещит, картинка перед глазами плывёт и двоится.</text:p>
      <text:p text:style-name="P73"/>
      <text:p text:style-name="P73"><text:soft-page-break/>- Э-м-м-м... В музее.</text:p>
      <text:p text:style-name="P73"/>
      <text:p text:style-name="P7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73"/>
      <text:p text:style-name="P152">- Здластвуй, Хуман. Ты усыбся? Тебе больно? - участливо спрашивает кобылка.</text:p>
      <text:p text:style-name="P152">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73"/>
      <text:p text:style-name="P73">-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73">- Кто они? - мокрый компресс унимает боль, ко мне возвращается ясность мыслей.</text:p>
      <text:p text:style-name="P73">-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73"/>
      <text:p text:style-name="P73">Рядом остолбенело застыла высокая кобыла-единорог в очках и твидовом жакете.</text:p>
      <text:p text:style-name="P173"/>
      <text:p text:style-name="P73">- Они говолят, кьютималочники тупые. Хотя я учусь в одной с ними глуппе — а я ведь на тли года младсе!</text:p>
      <text:p text:style-name="P173"/>
      <text:p text:style-name="P73">Я замечаю знакомую кьютимарку на крупе жеребёнки - <text:s/>радужная молния пронзает облако.</text:p>
      <text:p text:style-name="P173"/>
      <text:p text:style-name="P173">- Постой... Как тебя зовут?</text:p>
      <text:p text:style-name="P173">- Ты зе узе назвал меня? - озадаченно спрашивает жеребёнка. - Я Лэйнбоу!</text:p>
      <text:p text:style-name="P268">- Рэйнбоу Джет? - неверяще переспрашиваю я.</text:p>
      <text:p text:style-name="P152">Не может быть, полтысячи лет прошло с нашей последней встречи. Хотя Анакорн что-то говорил о временной путанице.</text:p>
      <text:p text:style-name="P268"/>
      <text:p text:style-name="P173">- Неа! - разочарованно отвечает та. - Лэйнбоу Длим. <text:s/>Эх! А я думала, ты меня знаес.</text:p>
      <text:p text:style-name="P73">- Может, твоя мать или бабушка имеют отношение к школе Вондерболтов? - продолжаю допытываться я. - Я знал её основательницу.</text:p>
      <text:p text:style-name="P326"><text:span text:style-name="Default_20_Paragraph_20_Font"><text:span text:style-name="T29">- Эммм, - озадаченно тянет малышка. - У нас есть семейная легенда, сто наса </text:span></text:span><text:span text:style-name="Default_20_Paragraph_20_Font"><text:span text:style-name="T240">пла</text:span></text:span><text:span text:style-name="Default_20_Paragraph_20_Font"><text:span text:style-name="T29">-</text:span></text:span><text:span text:style-name="Default_20_Paragraph_20_Font"><text:span text:style-name="T240">пла</text:span></text:span><text:span text:style-name="Default_20_Paragraph_20_Font"><text:span text:style-name="T29">-</text:span></text:span><text:span text:style-name="Default_20_Paragraph_20_Font"><text:span text:style-name="T240">пла</text:span></text:span><text:span text:style-name="Default_20_Paragraph_20_Font"><text:span text:style-name="T29">-и есё много </text:span></text:span><text:span text:style-name="Default_20_Paragraph_20_Font"><text:span text:style-name="T240">л</text:span></text:span><text:span text:style-name="Default_20_Paragraph_20_Font"><text:span text:style-name="T29">аз </text:span></text:span><text:span text:style-name="Default_20_Paragraph_20_Font"><text:span text:style-name="T240">пла</text:span></text:span><text:span text:style-name="Default_20_Paragraph_20_Font"><text:span text:style-name="T29">-бабуска основала академию Вонделболтов пять тысясь лет назад.</text:span></text:span></text:p>
      <text:p text:style-name="P173">- Пять тысяч?!! - не верю я. - Пять тысяч лет назад?</text:p>
      <text:p text:style-name="P73"><text:soft-page-break/>-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73"/>
      <text:p text:style-name="P326"><text:span text:style-name="Default_20_Paragraph_20_Font"><text:span text:style-name="T29">Я ошеломлённо осматриваю музей. </text:span></text:span><text:span text:style-name="Default_20_Paragraph_20_Font"><text:span text:style-name="T240">Вижу </text:span></text:span><text:span text:style-name="Default_20_Paragraph_20_Font"><text:span text:style-name="T29">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29"> </text:span></text:span>Celestia<text:span text:style-name="Default_20_Paragraph_20_Font"><text:span text:style-name="T29">».</text:span></text:span></text:p>
      <text:p text:style-name="P326"><text:span text:style-name="Default_20_Paragraph_20_Font"><text:span text:style-name="T29"/></text:span></text:p>
      <text:p text:style-name="P268">-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73"/>
      <text:p text:style-name="P173">Всё-таки, гад этот Анакорн! И шутки у него сволочные. Жаль, я ему не врезал, когда имел возможность.</text:p>
      <text:p text:style-name="P173"/>
      <text:p text:style-name="P73">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73"/>
      <text:p text:style-name="P173">- Так всё же, какой она была, моя пла-пла-плабабуска? - слышу я настойчивый голосок.</text:p>
      <text:p text:style-name="P173"/>
      <text:p text:style-name="P73">Я поворачиваюсь к жеребёнку и присаживаюсь перед ней на корточки. Треплю её по голове и чмокаю в губы.</text:p>
      <text:p text:style-name="P73"/>
      <text:p text:style-name="P73">- Не слушай своих глупых подруг. Будь такой, какой была твоя <text:span text:style-name="T652">пра-пра-</text:span>прабабушка, малышка. Она была офигенной.</text:p>
      <text:p text:style-name="P173"/>
      <text:p text:style-name="P173">Я подхожу к статуе.</text:p>
      <text:p text:style-name="P173"/>
      <text:p text:style-name="P173">- Сел…</text:p>
      <text:p text:style-name="P173"/>
      <text:p text:style-name="P73">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73"/>
      <text:p text:style-name="P73">-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652">Мне так хотелось обнять тебя всё это время…</text:span></text:p>
      <text:p text:style-name="P173"/>
      <text:p text:style-name="P73">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73"/>
      <text:p text:style-name="P73"><text:soft-page-break/>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73"/>
      <text:p text:style-name="P173">Меня накрывает тень.</text:p>
      <text:p text:style-name="P173"/>
      <text:p text:style-name="P73">- Я обещала встретиться, и я выполнила своё обещание, мой маленький человек, - Селестия устало опускает голову мне на плечо. — <text:span text:style-name="T652">Не скажу, что это было легко.</text:span></text:p>
      <text:p text:style-name="P173"/>
      <text:p text:style-name="P73">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73"/>
      <text:p text:style-name="P73">-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653">носом </text:span>ей в шею.</text:p>
      <text:p text:style-name="P173">Селестия в ответ прижимает меня к себе единственным крылом.</text:p>
      <text:p text:style-name="P173"/>
      <text:p text:style-name="P73">- Ну же, Анон, не стоит так переживать, я же сказала, что буду ждать. Когда это я тебя обманывала?</text:p>
      <text:p text:style-name="P73">- Ты… Ты… Глупая ты лошадь… - бормочу я, крепче вжимаясь лицом в белоснежную шею.</text:p>
      <text:p text:style-name="P173">Аликорница только вздыхает.</text:p>
      <text:p text:style-name="P173"/>
      <text:p text:style-name="P73">-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653">о</text:span>гла мне в этом. Спасибо.</text:p>
      <text:p text:style-name="P173"/>
      <text:p text:style-name="P173">Наконец я отрываюсь от неё и вытираю ладонью слёзы. И у меня снова перехватывает дыхание – от ужаса при виде <text:span text:style-name="T653">ран</text:span> аликорницы.</text:p>
      <text:p text:style-name="P173"/>
      <text:p text:style-name="P173">- Сел!!!</text:p>
      <text:p text:style-name="P73">-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73"/>
      <text:p text:style-name="P73">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653">ющие</text:span>е тело Селестии.</text:p>
      <text:p text:style-name="P173"/>
      <text:p text:style-name="P153"><text:soft-page-break/>- Н-нет, ч-что-ты, просто в прежнем виде ты мне нравилась больше. Я не любитель садо-мазо, - нервно хихикаю я.</text:p>
      <text:p text:style-name="P153"><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73">- Уж кому-кому, а не тебе говорить о гиподинамии! - внезапно шагает от стены <text:span text:style-name="T653">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653">в Вечнодиком</text:span> состоит наполовину из зачерствевших круассанов!</text:p>
      <text:p text:style-name="P173"/>
      <text:p text:style-name="P73">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73"/>
      <text:p text:style-name="P173">- Мы рады, что ты вернулась, Сестра.</text:p>
      <text:p text:style-name="P173"/>
      <text:p text:style-name="P73">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73"/>
      <text:p text:style-name="P173">…</text:p>
      <text:p text:style-name="P173"/>
      <text:p text:style-name="P73">- ЛУНА! - Селестия притягивает сестру к себе, заключая в объятиях. - Я не надеялась увидеть тебя живой! Ты вернулась!</text:p>
      <text:p text:style-name="P73">-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73">- Я так скучала! Я так переживала!</text:p>
      <text:p text:style-name="P73">- Мы пыталась найти способ расколдовать тебя. Увы, <text:span text:style-name="T653">это </text:span>заклятие ещё более сильное, чем то, что сослало Нас на Луну когда-то… Твоя магия всегда была сильнее Нашей…</text:p>
      <text:p text:style-name="P173"/>
      <text:p text:style-name="P73">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73"/>
      <text:p text:style-name="P173">- Луна?!! Ты ничего не хочешь мне сказать?</text:p>
      <text:p text:style-name="P173"/>
      <text:p text:style-name="P73"><text:soft-page-break/>Тёмная аликорница со вздохом отвлекается от сестриной гривы, в которую зарылась носом.</text:p>
      <text:p text:style-name="P173"/>
      <text:p text:style-name="P326"><text:span text:style-name="Default_20_Paragraph_20_Font"><text:span text:style-name="T29">-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29">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42">с вами</text:span></text:span><text:span text:style-name="Default_20_Paragraph_20_Font"><text:span text:style-name="T29"> хоть две минуты… Мы так соскучились!</text:span></text:span></text:p>
      <text:p text:style-name="P173"/>
      <text:p text:style-name="P73">Тёмная аликорница вновь зарывается мордой в гриву сестры. Я слышу вздох Селестии и её успокаивающий шёпот. Я тоже прощающе <text:span text:style-name="T653">киваю</text:span> Луне.</text:p>
      <text:p text:style-name="P173"/>
      <text:p text:style-name="P73">-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73">- Твоя правда, Сестра, - согла<text:span text:style-name="T653">шается </text:span>с ней Луна. - Мы хотели сказать тебе об этом позже, но ты сама всё поняла.</text:p>
      <text:p text:style-name="P173"/>
      <text:p text:style-name="P173">Старшая аликорница смотрит на младшую и обе согласно кивают.</text:p>
      <text:p text:style-name="P173"/>
      <text:p text:style-name="P173">- Хуман, мы хотели бы вернуться. - Селестия с тревогой смотрит на меня. - Пойдёшь ли ты с нами?</text:p>
      <text:p text:style-name="P173">- Вернуться? Куда?</text:p>
      <text:p text:style-name="P73">- В Эогипп. Нашу прадавнюю родину, откуда неисчислимые тысячелетия назад пришли аликорны. Нам нужно отдохнуть. Долга<text:span text:style-name="T653">я</text:span> жизнь в твёрдом мире утомляет…</text:p>
      <text:p text:style-name="P173">- А потом?</text:p>
      <text:p text:style-name="P73">-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73"/>
      <text:p text:style-name="P173">Я смотрю на небо, на облака, на солнце и улыбаюсь.</text:p>
      <text:p text:style-name="P173"/>
      <text:p text:style-name="P73">-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73"><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73"/>
      <text:p text:style-name="P173">Мне кажется, или я вижу в вечерних лучах солнца краску, залившую щеки Луны?</text:p>
      <text:p text:style-name="P173">Я смеюсь. Всё ста<text:span text:style-name="T653">новится</text:span> на свои места, как в старые добрые времена.</text:p>
      <text:p text:style-name="P173"/>
      <text:p text:style-name="P173">- Тогда помчали?</text:p>
      <text:p text:style-name="P173">- Да. - Селестия поворачивается к Луне. - Как в тот раз, после битвы у Холодной скалы?</text:p>
      <text:p text:style-name="P173">- Да. По другому ты сейчас и не сможешь.</text:p>
      <text:p text:style-name="P173"/>
      <text:p text:style-name="P73">Луна подходит вплотную к Селестии со стороны отсутствующего крыла, бок к боку, и крепко обнимает раненую аликорницу крылом.</text:p>
      <text:p text:style-name="P73"/>
      <text:p text:style-name="P173">- Проверим силы. Раз. Два. Три! - Луна взмахивает свободным крылом.</text:p>
      <text:p text:style-name="P173"/>
      <text:p text:style-name="P73">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73"/>
      <text:p text:style-name="P73">Тандем крутит восьмёрки и виражи в вечернем небе, поднимается в высоту и падает в стремительных пике. Наконец, они приземляются.</text:p>
      <text:p text:style-name="P173"/>
      <text:p text:style-name="P173">- Хуман, - обращается ко мне Селестия, - Хотела бы я нести тебя сейчас… Увы – раны не позволят. Садись на Луну, пожалуйста…</text:p>
      <text:p text:style-name="P173"/>
      <text:p text:style-name="P73">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73">Честное слово, Сел могла бы придумать что-нибудь получше, чем ездить на этой фурии, Хуман!</text:p>
      <text:p text:style-name="P173"/>
      <text:p text:style-name="P173">Внезапно строгую морду освещает улыбка и бирюзовый глаз подмигивает мне.</text:p>
      <text:p text:style-name="P173"/>
      <text:p text:style-name="P173">- Ты всё ещё боишься нас, Хуман. После стольких-то лет знакомства. Это забавляет. Садись! (1)</text:p>
      <text:p text:style-name="P173"/>
      <text:p text:style-name="P173">…</text:p>
      <text:p text:style-name="P173"/>
      <text:p text:style-name="P173"><text:soft-page-break/>Лэйнбоу Длим – хлаблая! Лэйнбоу Длим не убезала, как длугие, от <text:span text:style-name="T654">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73"/>
      <text:p text:style-name="P173">Высоко-высоко в небо!</text:p>
      <text:p text:style-name="P173"/>
      <text:p text:style-name="P173">(1) В глубине искорёженного шлема экспоната №502 загор<text:span text:style-name="T654">елся</text:span> жёлтый огонёк. Зелёные буквы <text:span text:style-name="T654">побежали</text:span> на небольшом потрескавшемся экранчике.</text:p>
      <text:p text:style-name="P173"/>
      <text:p text:style-name="P173">- Регистрация присутствия хозяина.</text:p>
      <text:p text:style-name="P173">- Регистрация увеличения дистанции с хозяином.</text:p>
      <text:p text:style-name="P173">- Отсутствие инструкций.</text:p>
      <text:p text:style-name="P173">- Активация протокола поддержания дистанции необходимой для принятия инструкций хозяина.</text:p>
      <text:p text:style-name="P173"/>
      <text:p text:style-name="P173"/>
      <text:p text:style-name="P173">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73"/>
      <text:p text:style-name="P173">Вскоре слегка скрежещущая фигура скрывается в лучах заходящего солнца вслед за троицей сказочных созданий.</text:p>
      <text:p text:style-name="P173"/>
      <text:p text:style-name="P173"/>
      <text:h text:style-name="P410" text:outline-level="2">Конец</text:h>
      <text:p text:style-name="P173"/>
      <text:p text:style-name="P68"/>
      <text:p text:style-name="P73"/>
      <text:p text:style-name="P73"/>
      <text:p text:style-name="P73"/>
      <text:p text:style-name="P73"/>
      <text:p text:style-name="P68">Крепкий орешек, развоплощение не повлияло твой характер. Как был хамом, так и остался.</text:p>
      <text:p text:style-name="P68">- Мы ведь виделись раньше, да? Почему-то ты кажешься мне знакомым, - угрюмо замечаю я. - Хотя, хоть убей, не вспомню, где.</text:p>
      <text:p text:style-name="P68"><text:soft-page-break/>-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8">- Хреново, - ещё угрюмее говорю я. - Полчаса назад попал в эпицентр ядерного взрыва.</text:p>
      <text:p text:style-name="P68">-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8"/>
      <text:p text:style-name="P68">Я молча прикидываю, смогу ли дотянуться до его носа кулаком? А ногой?</text:p>
      <text:p text:style-name="P68">Анакорн как будто понимает, что я замышляю. Он отступает шаг назад и примирительно поднимает вверх копыто.</text:p>
      <text:p text:style-name="P68"/>
      <text:p text:style-name="P68">-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8"/>
      <text:p text:style-name="P69">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8"/>
      <text:p text:style-name="P68">-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8"/>
      <text:p text:style-name="P68">-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8">- Стоп-стоп-стоп! Помедленнее, я нихрена не понял! - хватаюсь за голову я. - Какая-такая подружка? Какая просьба? Какой мир? Что за бред?</text:p>
      <text:p text:style-name="P73"/>
      <text:p text:style-name="P326"><text:span text:style-name="Default_20_Paragraph_20_Font"><text:span text:style-name="T29">&lt;</text:span></text:span><text:span text:style-name="Default_20_Paragraph_20_Font"><text:span text:style-name="T96">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326"><text:span text:style-name="Default_20_Paragraph_20_Font"><text:span text:style-name="T96">Эпилог.)</text:span></text:span><text:span text:style-name="Default_20_Paragraph_20_Font"><text:span text:style-name="T29">&gt;</text:span></text:span></text:p>
      <text:p text:style-name="P73"><text:soft-page-break/></text:p>
      <text:p text:style-name="P73"/>
      <text:p text:style-name="P326"><text:span text:style-name="Default_20_Paragraph_20_Font"><text:span text:style-name="T29">(</text:span></text:span><text:span text:style-name="Default_20_Paragraph_20_Font"><text:span text:style-name="T96">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73"/>
      <text:p text:style-name="P7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78"/>
      <text:p text:style-name="P326"><text:span text:style-name="Default_20_Paragraph_20_Font"><text:span text:style-name="T65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78">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326"><text:span text:style-name="Default_20_Paragraph_20_Font"><text:span text:style-name="T65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68"/>
      <text:p text:style-name="P68">…</text:p>
      <text:p text:style-name="P379"/>
      <text:p text:style-name="P73"/>
      <text:p text:style-name="P73"/>
      <text:p text:style-name="P73"/>
      <text:p text:style-name="P1">***</text:p>
      <text:p text:style-name="P18"/>
      <text:p text:style-name="P326"><text:span text:style-name="Default_20_Paragraph_20_Font"><text:span text:style-name="T31"><text:s/></text:span></text:span><text:span text:style-name="Default_20_Paragraph_20_Font"><text:span text:style-name="T62">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text:span></text:span><text:soft-page-break/><text:span text:style-name="Default_20_Paragraph_20_Font"><text:span text:style-name="T62">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64"/>
      <text:p text:style-name="P64">Я устало смеюсь. Юджин сделал этический модуль слишком эмоциональным, но это выглядит порой так забавно!</text:p>
      <text:p text:style-name="P64">- Нет ничего проще. Если бы ты спросилда меня раньше, я бы тебе сказал. Со стороны это моментально видно.</text:p>
      <text:p text:style-name="P64">- Что?!! Говори!</text:p>
      <text:p text:style-name="P64">-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4">- И где же мне найти желающих на такое? Я даже с трудом понимаю концепцию души, не то, чтобы поверить в её существование.</text:p>
      <text:p text:style-name="P64"/>
      <text:p text:style-name="P64">Разочарование сквозит в выражении морды трансцендентной лошади, в её поникших ушах и обвислом хвосте. Я усмехаюсь.</text:p>
      <text:p text:style-name="P64"/>
      <text:p text:style-name="P64">- Ты в упор не видишь очевидного. Расскажи-ка, каким образом я могу присутствовать тут, рядом с тобой в виртуальном мире?</text:p>
      <text:p text:style-name="P64">Хэвэн недовольно морщит нос, но начинает объяснять, как пятилетнему ребёнку.</text:p>
      <text:p text:style-name="P64">-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4">- Правильно, - киваю я, - и как, по-твоему, можно назвать цифровой слепок сознания?</text:p>
      <text:p text:style-name="P64">- Н-не понимаю, к чему ты клонишь? - запинается Хэвэн. Я вижу, что она начинает понимать.</text:p>
      <text:p text:style-name="P64">-</text:p>
      <text:p text:style-name="P18"/>
      <text:p text:style-name="P18"><text:s/>Информационный слепок сознания неточен, сканируется, в основном, память, <text:s/>логический аппарат и эмоции.</text:p>
      <text:p text:style-name="P18"/>
      <text:p text:style-name="P326"><text:soft-page-break/><text:span text:style-name="Default_20_Paragraph_20_Font"><text:span text:style-name="T29">&lt;</text:span></text:span><text:span text:style-name="Default_20_Paragraph_20_Font"><text:span text:style-name="T96">Зарождение проекта «Семь вечностей» и любовь Хэвэн к Дедлайну</text:span></text:span><text:span text:style-name="Default_20_Paragraph_20_Font"><text:span text:style-name="T29">&gt;</text:span></text:span></text:p>
      <text:p text:style-name="P73"/>
      <text:p text:style-name="P73"/>
      <text:p text:style-name="P73"/>
      <text:p text:style-name="P73"/>
      <text:p text:style-name="P73"/>
      <text:h text:style-name="P410" text:outline-level="2">12</text:h>
      <text:p text:style-name="P73"/>
      <text:p text:style-name="P73"/>
      <text:p text:style-name="P1">***</text:p>
      <text:p text:style-name="P1"/>
      <text:p text:style-name="P73"/>
      <text:p text:style-name="P73"/>
      <text:p text:style-name="P73"/>
      <text:p text:style-name="P73">&lt;мир-громоотвод — в том месте, где размещён боевой модуль PHOENIX&gt;</text:p>
      <text:p text:style-name="P7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73"/>
      <text:p text:style-name="P7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73"/>
      <text:p text:style-name="P73"/>
      <text:p text:style-name="P73"/>
      <text:p text:style-name="P7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73"/>
      <text:p text:style-name="P68"/>
      <text:p text:style-name="P68">&lt;Ещё одна глава. Больничный быт Дедлайна / Развитие болезни Джет. Одеяло&gt;</text:p>
      <text:p text:style-name="P73">(добавить <text:s/>быта в Чертогах Разума и общения с “овощами”)</text:p>
      <text:p text:style-name="P73"/>
      <text:p text:style-name="P73"/>
      <text:p text:style-name="P73"><text:soft-page-break/>пол’т на єкспериментальном образце первой ступени ракеті (остальніе не сделані)</text:p>
      <text:p text:style-name="P73"/>
      <text:p text:style-name="P73">===================================================</text:p>
      <text:p text:style-name="P73">… Вы и есть сопротивление!</text:p>
      <text:p text:style-name="P73">&lt;временная петля&gt;</text:p>
      <text:p text:style-name="P73"/>
      <text:p text:style-name="P73"/>
      <text:p text:style-name="P73"/>
      <text:p text:style-name="P177"/>
      <text:p text:style-name="P73"/>
      <text:p text:style-name="P326"><text:span text:style-name="Default_20_Paragraph_20_Font"><text:span text:style-name="T29">&lt;</text:span></text:span><text:span text:style-name="Default_20_Paragraph_20_Font"><text:span text:style-name="T96">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29">..&gt;</text:span></text:span></text:p>
      <text:p text:style-name="P73"/>
      <text:p text:style-name="P68"/>
      <text:p text:style-name="P68">Шаги Армагеддона;</text:p>
      <text:p text:style-name="P68"/>
      <text:p text:style-name="P68"/>
      <text:p text:style-name="P68">встреча с единорогами</text:p>
      <text:p text:style-name="P6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8">Потом – путешествие на “Хитрожопке”, апгрейд её до дирижабля</text:p>
      <text:p text:style-name="P68"/>
      <text:p text:style-name="P68">=========================================</text:p>
      <text:p text:style-name="P68"/>
      <text:p text:style-name="P6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8"/>
      <text:p text:style-name="P6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8">==========================================</text:p>
      <text:p text:style-name="P68">Анакорн Анону: Что-то мне твоё лицо кажется знакомым. Мы раньше встречались?</text:p>
      <text:p text:style-name="P68">- Каким образом? – усмехнулся Анон.</text:p>
      <text:p text:style-name="P73"><text:soft-page-break/>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73"/>
      <text:p text:style-name="P73">- Как мне звать тебя, Учитель? - прозвучала стандартная фраза начала Диалога, - Я желаю взять у… Ооо!..</text:p>
      <text:p text:style-name="P73"/>
      <text:p text:style-name="P7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73"/>
      <text:p text:style-name="P73">- Мой первый Учитель… Я узнала тебя… Мне тебя не хватало.</text:p>
      <text:p text:style-name="P73"/>
      <text:p text:style-name="P73">Деревья расступились и на поляну вышла Хэвэн.</text:p>
      <text:p text:style-name="P73"/>
      <text:p text:style-name="P326"><text:span text:style-name="Default_20_Paragraph_20_Font"><text:span text:style-name="T29">- Не могу сказать, что это взаимно, Хэв, -</text:span></text:span><text:span text:style-name="Default_20_Paragraph_20_Font"><text:span text:style-name="T96"> у меня не было лица в электронном мире, но я постарался, чтобы в голос был пронизан сарказмом</text:span></text:span><text:span text:style-name="Default_20_Paragraph_20_Font"><text:span text:style-name="T29">.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7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73"/>
      <text:p text:style-name="P7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73"/>
      <text:p text:style-name="P73"/>
      <text:p text:style-name="P7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7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73"/>
      <text:p text:style-name="P73">Хэвэн предлагает Дедлайну присесть на пенёк – тот отказывается (подозревает, что это – кресло).</text:p>
      <text:p text:style-name="P73">===============================================</text:p>
      <text:p text:style-name="P68"/>
      <text:p text:style-name="P73">Рэра чуть шевельнула ухом и немедленно открыла один глаз.</text:p>
      <text:p text:style-name="P73"><text:soft-page-break/></text:p>
      <text:p text:style-name="P73">- ПАПА!!! ОН СОГЛАСЕН!!!</text:p>
      <text:p text:style-name="P68"/>
      <text:p text:style-name="P326"><text:span text:style-name="Default_20_Paragraph_20_Font"><text:span text:style-name="T29">&lt;</text:span></text:span>Pornis<text:span text:style-name="Default_20_Paragraph_20_Font"><text:span text:style-name="T29"> </text:span></text:span>erectus<text:span text:style-name="Default_20_Paragraph_20_Font"><text:span text:style-name="T29">&gt;</text:span></text:span></text:p>
      <text:p text:style-name="P73">ТЫ! Я! КРОВАТЬ! БЫСТРО!!! (мамка из табуна Твердолобов)</text:p>
      <text:p text:style-name="P73">.</text:p>
      <text:p text:style-name="P73">.</text:p>
      <text:p text:style-name="P73">.</text:p>
      <text:p text:style-name="P73">&lt;Попадает в табун мамок и тёток, но его спасает Дейдра на Хитрожопке&gt;</text:p>
      <text:p text:style-name="P68">&lt;Хум видит молодую Селестию в латах&gt;</text:p>
      <text:p text:style-name="P68">&lt;Сел учит Хумана магии и готовит его своим партнёром&gt;</text:p>
      <text:p text:style-name="P68">&lt;Сел применяет свою “термоядерную пушку” в роге&gt;</text:p>
      <text:h text:style-name="P410" text:outline-level="2"/>
      <text:p text:style-name="P73"/>
      <text:p text:style-name="P68">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8">Селестия бесконечно счастлива, что у неё есть помощник - Анон</text:p>
      <text:p text:style-name="P326"><text:span text:style-name="Default_20_Paragraph_20_Font"><text:span text:style-name="T29">(</text:span></text:span><text:span text:style-name="Default_20_Paragraph_20_Font"><text:span text:style-name="T96">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29">)</text:span></text:span></text:p>
      <text:p text:style-name="P68"/>
      <text:p text:style-name="P68">Я ввалился в приёмную. Голова аликорницы покоилась на столе, глаза были закрыты. При стуке двери лишь чуть дёрнулось ухо.</text:p>
      <text:p text:style-name="P68">- Сел, меня волнует состояние наших отношений в последнее время, - начал я издалека.</text:p>
      <text:p text:style-name="P68">- Да? - пробормотала аликорница не открывая глаз.</text:p>
      <text:p text:style-name="P68"/>
      <text:p text:style-name="P68">Тут что-то не так, Анон!</text:p>
      <text:p text:style-name="P68"/>
      <text:p text:style-name="P68">- Как ты могла вчера заснуть во время секса?!! - я возмущенно уставился на аликорницу.</text:p>
      <text:p text:style-name="P68">Селестия открыла один глаз и страдальчески улыбнулась.</text:p>
      <text:p text:style-name="P326"><text:span text:style-name="Default_20_Paragraph_20_Font"><text:span text:style-name="T96">-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68">- Маленькое неудобство? - я аж поперхнулся. - Сел, мне неинтересно трахать бревно. Если ты так устаёшь – поделись работой. Зачем ещё нужны мужья?</text:p>
      <text:p text:style-name="P68"><text:soft-page-break/>&lt;Сцена с напившейся Селестией&gt;</text:p>
      <text:p text:style-name="P64">(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326"><text:span text:style-name="Default_20_Paragraph_20_Font"><text:span text:style-name="T29">&lt;</text:span></text:span><text:span text:style-name="Default_20_Paragraph_20_Font"><text:span text:style-name="T96">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68">&lt;Отправка Анона на Луну с Луной&gt;</text:p>
      <text:p text:style-name="P326"><text:span text:style-name="Default_20_Paragraph_20_Font"><text:span text:style-name="T96">&lt;Сцена с голым Аноном и Луной</text:span></text:span><text:span text:style-name="Default_20_Paragraph_20_Font"><text:span text:style-name="T29">&gt;</text:span></text:span></text:p>
      <text:p text:style-name="P65"/>
      <text:p text:style-name="P68"/>
      <text:p text:style-name="P68"/>
      <text:p text:style-name="P68"/>
      <text:p text:style-name="P68"/>
      <text:p text:style-name="P68">======================================================</text:p>
      <text:p text:style-name="P73">- А-А-А-А-А-А-А-А!!!</text:p>
      <text:p text:style-name="P73"/>
      <text:p text:style-name="P7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73"/>
      <text:p text:style-name="P73">- Это определённо не пегас. И вообще не пони, - заметила старшая.</text:p>
      <text:p text:style-name="P7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73"/>
      <text:p text:style-name="P73">Вопящая фигура поравнялась с аликорницами и продолжила низвержение в пропасть.</text:p>
      <text:p text:style-name="P73"/>
      <text:p text:style-name="P326"><text:span text:style-name="Default_20_Paragraph_20_Font"><text:span text:style-name="T29">-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29">ли это не наш подданный, мы обязаны проявить гостеприимство.</text:span></text:span></text:p>
      <text:p text:style-name="P73"/>
      <text:p text:style-name="P73">Прыжок аликорницы с края площадки перешёл в затяжное пике, конечной целью которого была быстро приближающаяся к земле тёмная фигура.</text:p>
      <text:p text:style-name="P73"/>
      <text:p text:style-name="P7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8"><text:soft-page-break/></text:p>
      <text:p text:style-name="P68"/>
      <text:p text:style-name="P68"/>
      <text:p text:style-name="P68"/>
      <text:p text:style-name="P18"/>
      <text:p text:style-name="P326"><text:span text:style-name="Default_20_Paragraph_20_Font"><text:span text:style-name="T31">(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2">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1">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8">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3"/>
      <text:p text:style-name="P73"/>
      <text:p text:style-name="P326"><text:span text:style-name="Default_20_Paragraph_20_Font"><text:span text:style-name="T29">&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96">ризывает аватары учителей. Вместе они прорываются к терминалу Хэвэн и он выходит на связь с Фениксом.</text:span></text:span><text:span text:style-name="Default_20_Paragraph_20_Font"><text:span text:style-name="T29"> Он активирует протокол подчинения и вместе с Фениксом, задействуя собственное сознание </text:span></text:span><text:soft-page-break/><text:span text:style-name="Default_20_Paragraph_20_Font"><text:span text:style-name="T29">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658">В последнюю секунду Хэвэн пробуждается в Фениксе и последним усилием переносит его в мир Эквестрии</text:span></text:span><text:span text:style-name="Default_20_Paragraph_20_Font"><text:span text:style-name="T29"> </text:span></text:span><text:span text:style-name="Default_20_Paragraph_20_Font"><text:span text:style-name="T658">— тот, на седьмой волне, который избежал фолаута. Где Сел окаменела. Эпилог </text:span></text:span><text:span text:style-name="Default_20_Paragraph_20_Font"><text:span text:style-name="T29">&gt;</text:span></text:span></text:p>
      <text:p text:style-name="P73">======================================</text:p>
      <text:p text:style-name="P326"><text:span text:style-name="Default_20_Paragraph_20_Font"><text:span text:style-name="T29">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96">#$@</text:span></text:span><text:span text:style-name="Default_20_Paragraph_20_Font"><text:span text:style-name="T29">&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73"/>
      <text:p text:style-name="P73">===================================</text:p>
      <text:p text:style-name="P7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3"/>
      <text:p text:style-name="P17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26"><text:span text:style-name="Default_20_Paragraph_20_Font"><text:span text:style-name="T143">Действие начинается снова с </text:span></text:span><text:span text:style-name="Default_20_Paragraph_20_Font"><text:span text:style-name="T657">первой</text:span></text:span><text:span text:style-name="Default_20_Paragraph_20_Font"><text:span text:style-name="T143">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7">=============================</text:p>
      <text:p text:style-name="P7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3"/>
      <text:p text:style-name="P68"><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68"/>
      <text:p text:style-name="P6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8">=========================</text:p>
      <text:p text:style-name="P326"><text:span text:style-name="Default_20_Paragraph_20_Font"><text:span text:style-name="T9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68">=======================================</text:p>
      <text:p text:style-name="P326"><text:span text:style-name="Default_20_Paragraph_20_Font"><text:span text:style-name="T31">&lt;</text:span></text:span><text:span text:style-name="Default_20_Paragraph_20_Font"><text:span text:style-name="T62">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1">&gt;</text:span></text:span></text:p>
      <text:p text:style-name="P64"/>
      <text:p text:style-name="P326"><text:span text:style-name="Default_20_Paragraph_20_Font"><text:span text:style-name="T31">(</text:span></text:span><text:span text:style-name="Default_20_Paragraph_20_Font"><text:span text:style-name="T62">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1">)</text:span></text:span></text:p>
      <text:p text:style-name="P18"/>
      <text:p text:style-name="P18"/>
      <text:p text:style-name="P18">(Дедлайн был в психушке без памяти два месяца, а не два года)</text:p>
      <text:p text:style-name="P18"/>
      <text:p text:style-name="P18"/>
      <text:p text:style-name="P326"><text:span text:style-name="Default_20_Paragraph_20_Font"><text:span text:style-name="T31">&lt;</text:span></text:span><text:span text:style-name="Default_20_Paragraph_20_Font"><text:span text:style-name="T62">Учителя отвечают на вопросы Хэвэн, на которые она сама не может найти ответы</text:span></text:span><text:span text:style-name="Default_20_Paragraph_20_Font"><text:span text:style-name="T31">&gt;</text:span></text:span></text:p>
      <text:p text:style-name="P18">(добавить Аниту в психушку)</text:p>
      <text:p text:style-name="P18">(необходимость вернуться — предотвратить закрытие проекта и остановку Хэвэн)</text:p>
      <text:p text:style-name="P18">&lt;киберсекс с Хэвэн&gt;</text:p>
      <text:p text:style-name="P18"><text:soft-page-break/>====================</text:p>
      <text:p text:style-name="P326"><text:span text:style-name="Default_20_Paragraph_20_Font"><text:span text:style-name="T31">&lt;</text:span></text:span><text:span text:style-name="Default_20_Paragraph_20_Font"><text:span text:style-name="T62">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1">&gt;</text:span></text:span></text:p>
      <text:p text:style-name="P18"/>
      <text:p text:style-name="P73"/>
      <text:p text:style-name="P73"/>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380"/>
      <text:p text:style-name="P326">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326">Pink Floyd “Keep Talking” <text:a xlink:type="simple" xlink:href="https://www.youtube.com/watch?v=CVhYW6e3qc8" office:target-frame-name="_top" xlink:show="replace" text:style-name="Internet_20_link" text:visited-style-name="Visited_20_Internet_20_Link">https://www.youtube.com/watch?v=CVhYW6e3qc8</text:a></text:p>
      <text:p text:style-name="P326"/>
      <text:p text:style-name="P326">Daft Punk - Veridis Quo</text:p>
      <text:p text:style-name="P326">https://www.youtube.com/watch?v=HhZaHf8RP6g</text:p>
      <text:p text:style-name="P326"><text:a xlink:type="simple" xlink:href="https://www.youtube.com/watch?v=ySLc8gZ3oEc" office:target-frame-name="_top" xlink:show="replace" text:style-name="Internet_20_link" text:visited-style-name="Visited_20_Internet_20_Link">https://www.youtube.com/watch?v=ySLc8gZ3oEc</text:a></text:p>
      <text:p text:style-name="P326"/>
      <text:p text:style-name="P326">Eye Of The Tiger</text:p>
      <text:p text:style-name="P326"/>
      <text:p text:style-name="P326">Alphaville – Forever Young</text:p>
      <text:p text:style-name="P326">The Doors “Light My Fire”</text:p>
      <text:p text:style-name="P326">Pink Floyd “Another Brick In The Wall” (https://www.youtube.com/watch?v=krYK1jWz0Lo <text:s/>),</text:p>
      <text:p text:style-name="P326">“Is the anybody here” (Pulse)</text:p>
      <text:p text:style-name="P326">“Marooned”</text:p>
      <text:p text:style-name="P326">&lt;Pink Floyd - «Hey you» (Pulse)&gt;</text:p>
      <text:p text:style-name="P326"/>
      <text:p text:style-name="P326">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text:soft-page-break/>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326">&lt;<text:span text:style-name="Default_20_Paragraph_20_Font"><text:span text:style-name="T321">Pink Floyd — Kepp Talking (Pulse), Hey you (Pulse), Sorrow (Pulse), High Hopes (Pulse)</text:span></text:span>&gt;</text:p>
      <text:p text:style-name="P326">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326">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326">Oasis — Wonderwall (<text:a xlink:type="simple" xlink:href="https://www.youtube.com/watch?v=6hzrDeceEKc" office:target-frame-name="_top" xlink:show="replace" text:style-name="Internet_20_link" text:visited-style-name="Visited_20_Internet_20_Link">https://www.youtube.com/watch?v=6hzrDeceEKc</text:a> )</text:p>
      <text:p text:style-name="P326">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text:soft-page-break/>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326"><text:a xlink:type="simple" xlink:href="https://www.youtube.com/watch?v=nGhoBnx3Pt0" office:target-frame-name="_top" xlink:show="replace" text:style-name="Internet_20_link" text:visited-style-name="Visited_20_Internet_20_Link">https://www.youtube.com/watch?v=nGhoBnx3Pt0</text:a></text:p>
      <text:p text:style-name="P326"><text:a xlink:type="simple" xlink:href="https://www.youtube.com/watch?v=UVWiArQL_oI" office:target-frame-name="_top" xlink:show="replace" text:style-name="Internet_20_link" text:visited-style-name="Visited_20_Internet_20_Link">https://www.youtube.com/watch?v=UVWiArQL_oI</text:a></text:p>
      <text:p text:style-name="P326"/>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326"><text:span text:style-name="Default_20_Paragraph_20_Font"><text:span text:style-name="T659">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659">)</text:span></text:span></text:p>
      <text:p text:style-name="P325">Pink Floyd “Another Brick In The Wall”</text:p>
      <text:p text:style-name="P326"><text:a xlink:type="simple" xlink:href="https://www.youtube.com/watch?v=rvk5D1iI2LA" office:target-frame-name="_top" xlink:show="replace" text:style-name="Internet_20_link" text:visited-style-name="Visited_20_Internet_20_Link">https://www.youtube.com/watch?v=rvk5D1iI2LA</text:a></text:p>
      <text:h text:style-name="P409" text:outline-level="1"><text:span text:style-name="Default_20_Paragraph_20_Font"><text:span text:style-name="T660">Mark Knopfler - Marbletown - Córdoba 2010</text:span></text:span></text:h>
      <text:p text:style-name="P326">Pendulum – Under the waves <text:a xlink:type="simple" xlink:href="https://www.youtube.com/watch?v=Xc6tpOgm1HE" office:target-frame-name="_top" xlink:show="replace" text:style-name="Internet_20_link" text:visited-style-name="Visited_20_Internet_20_Link">https://www.youtube.com/watch?v=Xc6tpOgm1HE</text:a></text:p>
      <text:p text:style-name="P337"><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337"/>
      <text:p text:style-name="P337"><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337"><text:tab/><text:tab/>Lost city <text:a xlink:type="simple" xlink:href="https://www.youtube.com/watch?v=YZUoGbF7WLE" office:target-frame-name="_top" xlink:show="replace" text:style-name="Internet_20_link" text:visited-style-name="Visited_20_Internet_20_Link">https://www.youtube.com/watch?v=YZUoGbF7WLE</text:a></text:p>
      <text:p text:style-name="P337">Outrunner – Day dream <text:a xlink:type="simple" xlink:href="https://www.youtube.com/watch?v=s8KLEossy_k" text:style-name="Internet_20_link" text:visited-style-name="Visited_20_Internet_20_Link">https://www.youtube.com/watch?v=s8KLEossy_k</text:a></text:p>
      <text:p text:style-name="P404">Outrunner – Hidden World <text:a xlink:type="simple" xlink:href="https://www.youtube.com/watch?v=MEFE9653Z2k" text:style-name="Internet_20_link" text:visited-style-name="Visited_20_Internet_20_Link">https://www.youtube.com/watch?v=MEFE9653Z2k</text:a></text:p>
      <text:p text:style-name="P358"><text:soft-page-break/>Outrunner – Departure - <text:a xlink:type="simple" xlink:href="https://www.youtube.com/watch?v=KCnhaSV7vlk" text:style-name="Internet_20_link" text:visited-style-name="Visited_20_Internet_20_Link">https://www.youtube.com/watch?v=KCnhaSV7vlk</text:a></text:p>
      <text:p text:style-name="P358"/>
      <text:h text:style-name="P409" text:outline-level="1">Wastelander X – Aftermath <text:a xlink:type="simple" xlink:href="https://www.youtube.com/watch?v=cRNYvL9gD9o" text:style-name="Internet_20_link" text:visited-style-name="Visited_20_Internet_20_Link">https://www.youtube.com/watch?v=cRNYvL9gD9o</text:a></text:h>
      <text:p text:style-name="P343"><text:span text:style-name="T26">Midnight Anima</text:span><text:span text:style-name="T223"> 2195 𝙎𝙄𝙈𝙐𝙇𝘼𝙏𝙄𝙊𝙉 𝙈𝙄𝘿𝙉𝙄𝙂𝙃𝙏</text:span></text:p>
      <text:p text:style-name="P343"><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3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Maksym Tuhai</meta:initial-creator>
    <meta:creation-date>2019-06-10T23:54:00Z</meta:creation-date>
    <dc:date>2025-10-04T03:00:41.438000000</dc:date>
    <meta:editing-cycles>430</meta:editing-cycles>
    <meta:editing-duration>P139DT10H15M46S</meta:editing-duration>
    <meta:document-statistic meta:table-count="0" meta:image-count="0" meta:object-count="0" meta:page-count="382" meta:paragraph-count="4988" meta:word-count="121102" meta:character-count="783380" meta:non-whitespace-character-count="665698"/>
    <meta:template xlink:type="simple" xlink:actuate="onRequest" xlink:title="" xlink:href="Normal"/>
  </office:meta>
</office:document-meta>
</file>